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Helvetica, sans-serif"/>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000000" loext:opacity="100%" style:font-name="Liberation Serif" fo:font-size="9pt" fo:font-weight="normal" style:font-size-asian="9pt" style:font-weight-asian="normal" style:font-size-complex="9pt" style:font-weight-complex="normal"/>
    </style:style>
    <style:style style:name="P3" style:family="paragraph" style:parent-style-name="Standard">
      <style:paragraph-properties fo:text-align="justify" style:justify-single-word="false"/>
      <style:text-properties fo:color="#000000" loext:opacity="100%" style:font-name="Liberation Serif" fo:font-size="9pt" fo:font-weight="normal" style:font-size-asian="9pt" style:font-weight-asian="normal" style:font-size-complex="9pt" style:font-weight-complex="normal"/>
    </style:style>
    <style:style style:name="P4" style:family="paragraph" style:parent-style-name="Standard">
      <style:paragraph-properties fo:margin-left="0in" fo:margin-right="0in" fo:text-indent="0in" style:auto-text-indent="false"/>
      <style:text-properties fo:color="#000000" loext:opacity="100%" style:font-name="Liberation Serif" fo:font-size="9pt" fo:font-weight="normal" style:font-size-asian="9pt" style:font-weight-asian="normal" style:font-size-complex="9pt" style:font-weight-complex="normal"/>
    </style:style>
    <style:style style:name="P5" style:family="paragraph" style:parent-style-name="Standard">
      <style:paragraph-properties fo:margin-left="0in" fo:margin-right="0in" fo:text-indent="0in" style:auto-text-indent="false"/>
      <style:text-properties fo:color="#000000" loext:opacity="100%" style:font-name="Liberation Serif" fo:font-size="9pt" fo:font-weight="normal" officeooo:rsid="00e6af30" officeooo:paragraph-rsid="00e6af30" style:font-size-asian="9pt" style:font-weight-asian="normal" style:font-size-complex="9pt" style:font-weight-complex="normal"/>
    </style:style>
    <style:style style:name="P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076fc55" style:font-size-asian="9pt" style:font-weight-asian="normal" style:font-size-complex="9pt" style:font-weight-complex="normal"/>
    </style:style>
    <style:style style:name="P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04958d3" style:font-size-asian="9pt" style:font-weight-asian="normal" style:font-size-complex="9pt" style:font-weight-complex="normal"/>
    </style:style>
    <style:style style:name="P8" style:family="paragraph" style:parent-style-name="Standard">
      <style:paragraph-properties fo:margin-left="0in" fo:margin-right="0in" fo:text-indent="0in" style:auto-text-indent="false"/>
      <style:text-properties fo:color="#000000" loext:opacity="100%" style:font-name="Liberation Serif" fo:font-size="9pt" fo:font-weight="normal" officeooo:rsid="01ab6f4d" officeooo:paragraph-rsid="01ab6f4d" style:font-size-asian="9pt" style:font-weight-asian="normal" style:font-size-complex="9pt" style:font-weight-complex="normal"/>
    </style:style>
    <style:style style:name="P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c23fb" style:font-size-asian="9pt" style:font-weight-asian="normal" style:font-size-complex="9pt" style:font-weight-complex="normal"/>
    </style:style>
    <style:style style:name="P1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1644" style:font-size-asian="9pt" style:font-weight-asian="normal" style:font-size-complex="9pt" style:font-weight-complex="normal"/>
    </style:style>
    <style:style style:name="P11" style:family="paragraph" style:parent-style-name="Standard">
      <style:paragraph-properties fo:margin-left="0in" fo:margin-right="0in" fo:text-indent="0in" style:auto-text-indent="false"/>
      <style:text-properties fo:color="#000000" loext:opacity="100%" style:font-name="Liberation Serif" fo:font-size="9pt" fo:font-weight="normal" officeooo:rsid="01da5d42" officeooo:paragraph-rsid="01dc23fb" style:font-size-asian="9pt" style:font-weight-asian="normal" style:font-size-complex="9pt" style:font-weight-complex="normal"/>
    </style:style>
    <style:style style:name="P1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6ebd" style:font-size-asian="9pt" style:font-weight-asian="normal" style:font-size-complex="9pt" style:font-weight-complex="normal"/>
    </style:style>
    <style:style style:name="P1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ebb27" style:font-size-asian="9pt" style:font-weight-asian="normal" style:font-size-complex="9pt" style:font-weight-complex="normal"/>
    </style:style>
    <style:style style:name="P1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df7aea" style:font-size-asian="9pt" style:font-weight-asian="normal" style:font-size-complex="9pt" style:font-weight-complex="normal"/>
    </style:style>
    <style:style style:name="P1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522e6" style:font-size-asian="9pt" style:font-weight-asian="normal" style:font-size-complex="9pt" style:font-weight-complex="normal"/>
    </style:style>
    <style:style style:name="P1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534fb" style:font-size-asian="9pt" style:font-weight-asian="normal" style:font-size-complex="9pt" style:font-weight-complex="normal"/>
    </style:style>
    <style:style style:name="P1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8d51c" style:font-size-asian="9pt" style:font-weight-asian="normal" style:font-size-complex="9pt" style:font-weight-complex="normal"/>
    </style:style>
    <style:style style:name="P1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9108c" style:font-size-asian="9pt" style:font-weight-asian="normal" style:font-size-complex="9pt" style:font-weight-complex="normal"/>
    </style:style>
    <style:style style:name="P1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9cb7f" style:font-size-asian="9pt" style:font-weight-asian="normal" style:font-size-complex="9pt" style:font-weight-complex="normal"/>
    </style:style>
    <style:style style:name="P2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b8255" style:font-size-asian="9pt" style:font-weight-asian="normal" style:font-size-complex="9pt" style:font-weight-complex="normal"/>
    </style:style>
    <style:style style:name="P2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c99fc" style:font-size-asian="9pt" style:font-weight-asian="normal" style:font-size-complex="9pt" style:font-weight-complex="normal"/>
    </style:style>
    <style:style style:name="P2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ee7716" style:font-size-asian="9pt" style:font-weight-asian="normal" style:font-size-complex="9pt" style:font-weight-complex="normal"/>
    </style:style>
    <style:style style:name="P2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0822" style:font-size-asian="9pt" style:font-weight-asian="normal" style:font-size-complex="9pt" style:font-weight-complex="normal"/>
    </style:style>
    <style:style style:name="P2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1c34" style:font-size-asian="9pt" style:font-weight-asian="normal" style:font-size-complex="9pt" style:font-weight-complex="normal"/>
    </style:style>
    <style:style style:name="P2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0681d" style:font-size-asian="9pt" style:font-weight-asian="normal" style:font-size-complex="9pt" style:font-weight-complex="normal"/>
    </style:style>
    <style:style style:name="P2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2529b" style:font-size-asian="9pt" style:font-weight-asian="normal" style:font-size-complex="9pt" style:font-weight-complex="normal"/>
    </style:style>
    <style:style style:name="P2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3820e" style:font-size-asian="9pt" style:font-weight-asian="normal" style:font-size-complex="9pt" style:font-weight-complex="normal"/>
    </style:style>
    <style:style style:name="P2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5bf0a" style:font-size-asian="9pt" style:font-weight-asian="normal" style:font-size-complex="9pt" style:font-weight-complex="normal"/>
    </style:style>
    <style:style style:name="P29" style:family="paragraph" style:parent-style-name="Standard">
      <style:paragraph-properties fo:margin-left="0in" fo:margin-right="0in" fo:text-indent="0in" style:auto-text-indent="false"/>
      <style:text-properties fo:color="#000000" loext:opacity="100%" style:font-name="Liberation Serif" fo:font-size="9pt" fo:font-weight="normal" officeooo:rsid="01f6772b" officeooo:paragraph-rsid="01f6772b" style:font-size-asian="9pt" style:font-weight-asian="normal" style:font-size-complex="9pt" style:font-weight-complex="normal"/>
    </style:style>
    <style:style style:name="P3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6a419" style:font-size-asian="9pt" style:font-weight-asian="normal" style:font-size-complex="9pt" style:font-weight-complex="normal"/>
    </style:style>
    <style:style style:name="P3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84889" style:font-size-asian="9pt" style:font-weight-asian="normal" style:font-size-complex="9pt" style:font-weight-complex="normal"/>
    </style:style>
    <style:style style:name="P3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9c517" style:font-size-asian="9pt" style:font-weight-asian="normal" style:font-size-complex="9pt" style:font-weight-complex="normal"/>
    </style:style>
    <style:style style:name="P3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a5c2a" style:font-size-asian="9pt" style:font-weight-asian="normal" style:font-size-complex="9pt" style:font-weight-complex="normal"/>
    </style:style>
    <style:style style:name="P3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1fbe327" style:font-size-asian="9pt" style:font-weight-asian="normal" style:font-size-complex="9pt" style:font-weight-complex="normal"/>
    </style:style>
    <style:style style:name="P3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37dd0" style:font-size-asian="9pt" style:font-weight-asian="normal" style:font-size-complex="9pt" style:font-weight-complex="normal"/>
    </style:style>
    <style:style style:name="P3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755ec" style:font-size-asian="9pt" style:font-weight-asian="normal" style:font-size-complex="9pt" style:font-weight-complex="normal"/>
    </style:style>
    <style:style style:name="P3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a4a4e" style:font-size-asian="9pt" style:font-weight-asian="normal" style:font-size-complex="9pt" style:font-weight-complex="normal"/>
    </style:style>
    <style:style style:name="P3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c9456" style:font-size-asian="9pt" style:font-weight-asian="normal" style:font-size-complex="9pt" style:font-weight-complex="normal"/>
    </style:style>
    <style:style style:name="P3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6e4591" style:font-size-asian="9pt" style:font-weight-asian="normal" style:font-size-complex="9pt" style:font-weight-complex="normal"/>
    </style:style>
    <style:style style:name="P4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1ae89" style:font-size-asian="9pt" style:font-weight-asian="normal" style:font-size-complex="9pt" style:font-weight-complex="normal"/>
    </style:style>
    <style:style style:name="P4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2b23d" style:font-size-asian="9pt" style:font-weight-asian="normal" style:font-size-complex="9pt" style:font-weight-complex="normal"/>
    </style:style>
    <style:style style:name="P4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2cb19" style:font-size-asian="9pt" style:font-weight-asian="normal" style:font-size-complex="9pt" style:font-weight-complex="normal"/>
    </style:style>
    <style:style style:name="P4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446ee" style:font-size-asian="9pt" style:font-weight-asian="normal" style:font-size-complex="9pt" style:font-weight-complex="normal"/>
    </style:style>
    <style:style style:name="P4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6403a" style:font-size-asian="9pt" style:font-weight-asian="normal" style:font-size-complex="9pt" style:font-weight-complex="normal"/>
    </style:style>
    <style:style style:name="P4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77883f" style:font-size-asian="9pt" style:font-weight-asian="normal" style:font-size-complex="9pt" style:font-weight-complex="normal"/>
    </style:style>
    <style:style style:name="P4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b854c" style:font-size-asian="9pt" style:font-weight-asian="normal" style:font-size-complex="9pt" style:font-weight-complex="normal"/>
    </style:style>
    <style:style style:name="P4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c3842" style:font-size-asian="9pt" style:font-weight-asian="normal" style:font-size-complex="9pt" style:font-weight-complex="normal"/>
    </style:style>
    <style:style style:name="P4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ccceae" style:font-size-asian="9pt" style:font-weight-asian="normal" style:font-size-complex="9pt" style:font-weight-complex="normal"/>
    </style:style>
    <style:style style:name="P4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182e" style:font-size-asian="9pt" style:font-weight-asian="normal" style:font-size-complex="9pt" style:font-weight-complex="normal"/>
    </style:style>
    <style:style style:name="P5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1948" style:font-size-asian="9pt" style:font-weight-asian="normal" style:font-size-complex="9pt" style:font-weight-complex="normal"/>
    </style:style>
    <style:style style:name="P5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d12c5f" style:font-size-asian="9pt" style:font-weight-asian="normal" style:font-size-complex="9pt" style:font-weight-complex="normal"/>
    </style:style>
    <style:style style:name="P52" style:family="paragraph" style:parent-style-name="Standard">
      <style:paragraph-properties fo:margin-left="0in" fo:margin-right="0in" fo:text-indent="0in" style:auto-text-indent="false"/>
      <style:text-properties fo:color="#000000" loext:opacity="100%" style:font-name="Liberation Serif" fo:font-size="9pt" fo:font-weight="normal" officeooo:rsid="02d314b3" officeooo:paragraph-rsid="02d314b3" style:font-size-asian="9pt" style:font-weight-asian="normal" style:font-size-complex="9pt" style:font-weight-complex="normal"/>
    </style:style>
    <style:style style:name="P53" style:family="paragraph" style:parent-style-name="Standard">
      <style:paragraph-properties fo:margin-left="0in" fo:margin-right="0in" fo:text-indent="0in" style:auto-text-indent="false"/>
      <style:text-properties fo:color="#000000" loext:opacity="100%" style:font-name="Liberation Serif" fo:font-size="9pt" fo:font-weight="normal" officeooo:rsid="02d52be3" officeooo:paragraph-rsid="02d52be3" style:font-size-asian="9pt" style:font-weight-asian="normal" style:font-size-complex="9pt" style:font-weight-complex="normal"/>
    </style:style>
    <style:style style:name="P54" style:family="paragraph" style:parent-style-name="Standard">
      <style:paragraph-properties fo:margin-left="0in" fo:margin-right="0in" fo:text-indent="0in" style:auto-text-indent="false"/>
      <style:text-properties fo:color="#000000" loext:opacity="100%" style:font-name="Liberation Serif" fo:font-size="9pt" fo:font-weight="normal" officeooo:rsid="02dadff7" officeooo:paragraph-rsid="02dadff7" style:font-size-asian="9pt" style:font-weight-asian="normal" style:font-size-complex="9pt" style:font-weight-complex="normal"/>
    </style:style>
    <style:style style:name="P5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2ebb8a4" style:font-size-asian="9pt" style:font-weight-asian="normal" style:font-size-complex="9pt" style:font-weight-complex="normal"/>
    </style:style>
    <style:style style:name="P5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1180d" style:font-size-asian="9pt" style:font-weight-asian="normal" style:font-size-complex="9pt" style:font-weight-complex="normal"/>
    </style:style>
    <style:style style:name="P5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19f2f" style:font-size-asian="9pt" style:font-weight-asian="normal" style:font-size-complex="9pt" style:font-weight-complex="normal"/>
    </style:style>
    <style:style style:name="P5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0db6f4" style:font-size-asian="9pt" style:font-weight-asian="normal" style:font-size-complex="9pt" style:font-weight-complex="normal"/>
    </style:style>
    <style:style style:name="P5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18e71" style:font-size-asian="9pt" style:font-weight-asian="normal" style:font-size-complex="9pt" style:font-weight-complex="normal"/>
    </style:style>
    <style:style style:name="P6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5df84" style:font-size-asian="9pt" style:font-weight-asian="normal" style:font-size-complex="9pt" style:font-weight-complex="normal"/>
    </style:style>
    <style:style style:name="P6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817e0" style:font-size-asian="9pt" style:font-weight-asian="normal" style:font-size-complex="9pt" style:font-weight-complex="normal"/>
    </style:style>
    <style:style style:name="P6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1c06aa" style:font-size-asian="9pt" style:font-weight-asian="normal" style:font-size-complex="9pt" style:font-weight-complex="normal"/>
    </style:style>
    <style:style style:name="P63"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2e4991" style:font-size-asian="9pt" style:font-weight-asian="normal" style:font-size-complex="9pt" style:font-weight-complex="normal"/>
    </style:style>
    <style:style style:name="P6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3e4f77" style:font-size-asian="9pt" style:font-weight-asian="normal" style:font-size-complex="9pt" style:font-weight-complex="normal"/>
    </style:style>
    <style:style style:name="P6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3fa5e6" style:font-size-asian="9pt" style:font-weight-asian="normal" style:font-size-complex="9pt" style:font-weight-complex="normal"/>
    </style:style>
    <style:style style:name="P6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43d07c" style:font-size-asian="9pt" style:font-weight-asian="normal" style:font-size-complex="9pt" style:font-weight-complex="normal"/>
    </style:style>
    <style:style style:name="P6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49ec54" style:font-size-asian="9pt" style:font-weight-asian="normal" style:font-size-complex="9pt" style:font-weight-complex="normal"/>
    </style:style>
    <style:style style:name="P68" style:family="paragraph" style:parent-style-name="Standard">
      <style:paragraph-properties fo:margin-left="0in" fo:margin-right="0in" fo:text-indent="0in" style:auto-text-indent="false"/>
      <style:text-properties fo:color="#000000" loext:opacity="100%" style:font-name="Liberation Serif" fo:font-size="9pt" fo:font-weight="normal" officeooo:rsid="035112cb" officeooo:paragraph-rsid="035112cb" style:font-size-asian="9pt" style:font-weight-asian="normal" style:font-size-complex="9pt" style:font-weight-complex="normal"/>
    </style:style>
    <style:style style:name="P6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5d9760" style:font-size-asian="9pt" style:font-weight-asian="normal" style:font-size-complex="9pt" style:font-weight-complex="normal"/>
    </style:style>
    <style:style style:name="P70"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0e3d1" style:font-size-asian="9pt" style:font-weight-asian="normal" style:font-size-complex="9pt" style:font-weight-complex="normal"/>
    </style:style>
    <style:style style:name="P7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73f7d" style:font-size-asian="9pt" style:font-weight-asian="normal" style:font-size-complex="9pt" style:font-weight-complex="normal"/>
    </style:style>
    <style:style style:name="P7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6a4635" style:font-size-asian="9pt" style:font-weight-asian="normal" style:font-size-complex="9pt" style:font-weight-complex="normal"/>
    </style:style>
    <style:style style:name="P73" style:family="paragraph" style:parent-style-name="Standard">
      <style:paragraph-properties fo:margin-left="0in" fo:margin-right="0in" fo:text-indent="0in" style:auto-text-indent="false"/>
      <style:text-properties fo:color="#000000" loext:opacity="100%" style:font-name="Liberation Serif" fo:font-size="9pt" fo:font-weight="normal" officeooo:rsid="0371911e" officeooo:paragraph-rsid="0371911e" style:font-size-asian="9pt" style:font-weight-asian="normal" style:font-size-complex="9pt" style:font-weight-complex="normal"/>
    </style:style>
    <style:style style:name="P7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224e0" style:font-size-asian="9pt" style:font-weight-asian="normal" style:font-size-complex="9pt" style:font-weight-complex="normal"/>
    </style:style>
    <style:style style:name="P7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b3878" style:font-size-asian="9pt" style:font-weight-asian="normal" style:font-size-complex="9pt" style:font-weight-complex="normal"/>
    </style:style>
    <style:style style:name="P76"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7f15db" style:font-size-asian="9pt" style:font-weight-asian="normal" style:font-size-complex="9pt" style:font-weight-complex="normal"/>
    </style:style>
    <style:style style:name="P77"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30331" style:font-size-asian="9pt" style:font-weight-asian="normal" style:font-size-complex="9pt" style:font-weight-complex="normal"/>
    </style:style>
    <style:style style:name="P78"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7e59b" style:font-size-asian="9pt" style:font-weight-asian="normal" style:font-size-complex="9pt" style:font-weight-complex="normal"/>
    </style:style>
    <style:style style:name="P79"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389fc51" style:font-size-asian="9pt" style:font-weight-asian="normal" style:font-size-complex="9pt" style:font-weight-complex="normal"/>
    </style:style>
    <style:style style:name="P80" style:family="paragraph" style:parent-style-name="Standard">
      <style:paragraph-properties fo:margin-left="0in" fo:margin-right="0in" fo:text-indent="0in" style:auto-text-indent="false"/>
      <style:text-properties fo:color="#000000" loext:opacity="100%" style:font-name="Liberation Serif" fo:font-size="9pt" fo:font-weight="normal" officeooo:rsid="03ee5f6d" style:font-size-asian="9pt" style:font-weight-asian="normal" style:font-size-complex="9pt" style:font-weight-complex="normal"/>
    </style:style>
    <style:style style:name="P81"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24b646" style:font-size-asian="9pt" style:font-weight-asian="normal" style:font-size-complex="9pt" style:font-weight-complex="normal"/>
    </style:style>
    <style:style style:name="P82"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2f4c2a" style:font-size-asian="9pt" style:font-weight-asian="normal" style:font-size-complex="9pt" style:font-weight-complex="normal"/>
    </style:style>
    <style:style style:name="P83" style:family="paragraph" style:parent-style-name="Standard">
      <style:paragraph-properties fo:margin-left="0in" fo:margin-right="0in" fo:text-indent="0in" style:auto-text-indent="false"/>
      <style:text-properties fo:color="#000000" loext:opacity="100%" style:font-name="Liberation Serif" fo:font-size="9pt" fo:font-weight="normal" officeooo:rsid="04856115" officeooo:paragraph-rsid="04856115" style:font-size-asian="9pt" style:font-weight-asian="normal" style:font-size-complex="9pt" style:font-weight-complex="normal"/>
    </style:style>
    <style:style style:name="P84"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4e4c121" style:font-size-asian="9pt" style:font-weight-asian="normal" style:font-size-complex="9pt" style:font-weight-complex="normal"/>
    </style:style>
    <style:style style:name="P85" style:family="paragraph" style:parent-style-name="Standard">
      <style:paragraph-properties fo:margin-left="0in" fo:margin-right="0in" fo:text-indent="0in" style:auto-text-indent="false"/>
      <style:text-properties fo:color="#000000" loext:opacity="100%" style:font-name="Liberation Serif" fo:font-size="9pt" fo:font-weight="normal" officeooo:paragraph-rsid="051513f4" style:font-size-asian="9pt" style:font-weight-asian="normal" style:font-size-complex="9pt" style:font-weight-complex="normal"/>
    </style:style>
    <style:style style:name="P86" style:family="paragraph" style:parent-style-name="Standard">
      <style:paragraph-properties fo:margin-left="0in" fo:margin-right="0in" fo:text-indent="0in" style:auto-text-indent="false"/>
      <style:text-properties fo:color="#000000" loext:opacity="100%" style:font-name="Liberation Serif" fo:font-size="9pt" fo:font-weight="normal" officeooo:rsid="0529f839" officeooo:paragraph-rsid="0529f839" style:font-size-asian="9pt" style:font-weight-asian="normal" style:font-size-complex="9pt" style:font-weight-complex="normal"/>
    </style:style>
    <style:style style:name="P87" style:family="paragraph" style:parent-style-name="Standard">
      <style:paragraph-properties fo:margin-left="0in" fo:margin-right="0in" fo:text-indent="0in" style:auto-text-indent="false"/>
      <style:text-properties fo:color="#000000" loext:opacity="100%" style:font-name="Liberation Serif" fo:font-size="9pt" fo:font-weight="normal" officeooo:rsid="052cc02d" officeooo:paragraph-rsid="052cc02d" style:font-size-asian="9pt" style:font-weight-asian="normal" style:font-size-complex="9pt" style:font-weight-complex="normal"/>
    </style:style>
    <style:style style:name="P88" style:family="paragraph" style:parent-style-name="Standard">
      <style:paragraph-properties fo:margin-left="0in" fo:margin-right="0in" fo:text-indent="0in" style:auto-text-indent="false"/>
      <style:text-properties fo:color="#000000" loext:opacity="100%" style:font-name="Liberation Serif" fo:font-size="9pt" fo:font-weight="normal" officeooo:rsid="0530ab46" officeooo:paragraph-rsid="0530ab46" style:font-size-asian="9pt" style:font-weight-asian="normal" style:font-size-complex="9pt" style:font-weight-complex="normal"/>
    </style:style>
    <style:style style:name="P89" style:family="paragraph" style:parent-style-name="Standard">
      <style:paragraph-properties fo:margin-left="0in" fo:margin-right="0in" fo:text-indent="0in" style:auto-text-indent="false"/>
      <style:text-properties fo:color="#000000" loext:opacity="100%" style:font-name="Liberation Serif" fo:font-size="9pt" fo:font-weight="normal" officeooo:rsid="0533bc0a" officeooo:paragraph-rsid="0533bc0a" style:font-size-asian="9pt" style:font-weight-asian="normal" style:font-size-complex="9pt" style:font-weight-complex="normal"/>
    </style:style>
    <style:style style:name="P90" style:family="paragraph" style:parent-style-name="Standard">
      <style:paragraph-properties fo:margin-left="0in" fo:margin-right="0in" fo:text-indent="0in" style:auto-text-indent="false"/>
      <style:text-properties fo:color="#000000" loext:opacity="100%" style:font-name="Liberation Serif" fo:font-size="9pt" fo:font-weight="normal" officeooo:rsid="0533bc0a" officeooo:paragraph-rsid="0543bc2f" style:font-size-asian="9pt" style:font-weight-asian="normal" style:font-size-complex="9pt" style:font-weight-complex="normal"/>
    </style:style>
    <style:style style:name="P91" style:family="paragraph" style:parent-style-name="Standard">
      <style:paragraph-properties fo:margin-left="0in" fo:margin-right="0in" fo:text-indent="0in" style:auto-text-indent="false"/>
      <style:text-properties fo:color="#000000" loext:opacity="100%" style:font-name="Liberation Serif" fo:font-size="9pt" fo:font-weight="normal" officeooo:rsid="0533bc0a" officeooo:paragraph-rsid="055057fe" style:font-size-asian="9pt" style:font-weight-asian="normal" style:font-size-complex="9pt" style:font-weight-complex="normal"/>
    </style:style>
    <style:style style:name="P92" style:family="paragraph" style:parent-style-name="Standard">
      <style:paragraph-properties fo:margin-left="0in" fo:margin-right="0in" fo:text-indent="0in" style:auto-text-indent="false"/>
      <style:text-properties fo:color="#000000" loext:opacity="100%" style:font-name="Liberation Serif" fo:font-size="9pt" fo:font-weight="normal" officeooo:rsid="05370198" officeooo:paragraph-rsid="05370198" style:font-size-asian="9pt" style:font-weight-asian="normal" style:font-size-complex="9pt" style:font-weight-complex="normal"/>
    </style:style>
    <style:style style:name="P93" style:family="paragraph" style:parent-style-name="Standard">
      <style:paragraph-properties fo:margin-left="0in" fo:margin-right="0in" fo:text-indent="0in" style:auto-text-indent="false"/>
      <style:text-properties fo:color="#000000" loext:opacity="100%" style:font-name="Liberation Serif" fo:font-size="9pt" fo:font-weight="normal" officeooo:rsid="053ca241" officeooo:paragraph-rsid="053ca241" style:font-size-asian="9pt" style:font-weight-asian="normal" style:font-size-complex="9pt" style:font-weight-complex="normal"/>
    </style:style>
    <style:style style:name="P94" style:family="paragraph" style:parent-style-name="Standard">
      <style:paragraph-properties fo:margin-left="0in" fo:margin-right="0in" fo:text-indent="0in" style:auto-text-indent="false"/>
      <style:text-properties fo:color="#000000" loext:opacity="100%" style:font-name="Liberation Serif" fo:font-size="9pt" fo:font-weight="normal" officeooo:rsid="053e347d" officeooo:paragraph-rsid="053e347d" style:font-size-asian="9pt" style:font-weight-asian="normal" style:font-size-complex="9pt" style:font-weight-complex="normal"/>
    </style:style>
    <style:style style:name="P95" style:family="paragraph" style:parent-style-name="Standard">
      <style:paragraph-properties fo:margin-left="0in" fo:margin-right="0in" fo:text-indent="0in" style:auto-text-indent="false"/>
      <style:text-properties fo:color="#000000" loext:opacity="100%" style:font-name="Liberation Serif" fo:font-size="9pt" fo:font-weight="normal" officeooo:rsid="054e5f21" officeooo:paragraph-rsid="054e5f21" style:font-size-asian="9pt" style:font-weight-asian="normal" style:font-size-complex="9pt" style:font-weight-complex="normal"/>
    </style:style>
    <style:style style:name="P96" style:family="paragraph" style:parent-style-name="Standard">
      <style:paragraph-properties fo:margin-left="0in" fo:margin-right="0in" fo:text-indent="0in" style:auto-text-indent="false"/>
      <style:text-properties fo:color="#000000" loext:opacity="100%" style:font-name="Liberation Serif" fo:font-size="9pt" fo:font-weight="normal" officeooo:rsid="055057fe" officeooo:paragraph-rsid="055057fe" style:font-size-asian="9pt" style:font-weight-asian="normal" style:font-size-complex="9pt" style:font-weight-complex="normal"/>
    </style:style>
    <style:style style:name="P97" style:family="paragraph" style:parent-style-name="Standard">
      <style:text-properties fo:color="#000000" loext:opacity="100%" style:font-name="Liberation Serif" fo:font-size="9pt" fo:font-weight="normal" officeooo:paragraph-rsid="0555539e" style:font-size-asian="9pt" style:font-weight-asian="normal" style:font-size-complex="9pt" style:font-weight-complex="normal"/>
    </style:style>
    <style:style style:name="P98" style:family="paragraph" style:parent-style-name="Standard">
      <style:paragraph-properties fo:margin-left="0in" fo:margin-right="0in" fo:text-indent="0in" style:auto-text-indent="false"/>
      <style:text-properties fo:color="#000000" loext:opacity="100%" style:font-name="Liberation Serif" fo:font-size="9pt" style:text-underline-style="none" fo:font-weight="normal" style:font-size-asian="9pt" style:font-weight-asian="normal" style:font-size-complex="9pt" style:font-weight-complex="normal"/>
    </style:style>
    <style:style style:name="P99" style:family="paragraph" style:parent-style-name="Standard">
      <style:paragraph-properties fo:margin-left="0in" fo:margin-right="0in" fo:text-indent="0in" style:auto-text-indent="false"/>
      <style:text-properties fo:color="#000000" loext:opacity="100%" style:font-name="Liberation Serif" fo:font-size="9pt" style:text-underline-style="solid" style:text-underline-type="double" style:text-underline-width="auto" style:text-underline-color="font-color" fo:font-weight="normal" style:font-size-asian="9pt" style:font-weight-asian="normal" style:font-size-complex="9pt" style:font-weight-complex="normal"/>
    </style:style>
    <style:style style:name="P100" style:family="paragraph" style:parent-style-name="Standard">
      <style:paragraph-properties fo:margin-left="0in" fo:margin-right="0in" fo:text-indent="0in" style:auto-text-indent="false"/>
      <style:text-properties fo:color="#000000" loext:opacity="100%" style:font-name="Liberation Serif" fo:font-size="9pt" fo:language="en" fo:country="US" fo:font-weight="normal" officeooo:rsid="0529f839" officeooo:paragraph-rsid="0529f839" style:font-size-asian="9pt" style:font-weight-asian="normal" style:font-size-complex="9pt" style:font-weight-complex="normal"/>
    </style:style>
    <style:style style:name="P101" style:family="paragraph" style:parent-style-name="Standard">
      <style:text-properties style:font-name="Liberation Serif" fo:font-size="9pt" fo:font-weight="normal" style:font-size-asian="9pt" style:font-weight-asian="normal" style:font-size-complex="9pt" style:font-weight-complex="normal"/>
    </style:style>
    <style:style style:name="P102" style:family="paragraph" style:parent-style-name="Standard">
      <style:paragraph-properties fo:text-align="justify" style:justify-single-word="false"/>
      <style:text-properties style:font-name="Liberation Serif" fo:font-size="9pt" fo:font-weight="normal" style:font-size-asian="9pt" style:font-weight-asian="normal" style:font-size-complex="9pt" style:font-weight-complex="normal"/>
    </style:style>
    <style:style style:name="P103" style:family="paragraph" style:parent-style-name="Standard">
      <style:text-properties fo:color="#222222" loext:opacity="100%" style:font-name="Liberation Serif" fo:font-size="9pt" fo:font-weight="normal" style:font-size-asian="9pt" style:font-weight-asian="normal" style:font-size-complex="9pt" style:font-weight-complex="normal"/>
    </style:style>
    <style:style style:name="P104" style:family="paragraph" style:parent-style-name="Standard">
      <style:text-properties fo:color="#666666" loext:opacity="100%" style:font-name="Liberation Serif" fo:font-size="9pt" fo:font-weight="normal" style:font-size-asian="9pt" style:font-weight-asian="normal" style:font-size-complex="9pt" style:font-weight-complex="normal"/>
    </style:style>
    <style:style style:name="P105" style:family="paragraph" style:parent-style-name="Standard">
      <style:text-properties fo:color="#ff3333" loext:opacity="100%" style:font-name="Liberation Serif" fo:font-size="9pt" fo:font-weight="normal" style:font-size-asian="9pt" style:font-weight-asian="normal" style:font-size-complex="9pt" style:font-weight-complex="normal"/>
    </style:style>
    <style:style style:name="P106" style:family="paragraph" style:parent-style-name="Standard">
      <style:paragraph-properties fo:text-align="justify" style:justify-single-word="false"/>
      <style:text-properties fo:color="#ff3333" loext:opacity="100%" style:font-name="Liberation Serif" fo:font-size="9pt" fo:font-weight="normal" style:font-size-asian="9pt" style:font-weight-asian="normal" style:font-size-complex="9pt" style:font-weight-complex="normal"/>
    </style:style>
    <style:style style:name="P107" style:family="paragraph" style:parent-style-name="Standard">
      <style:text-properties fo:color="#3333ff" loext:opacity="100%" style:font-name="Liberation Serif" fo:font-size="9pt" fo:font-weight="normal" style:font-size-asian="9pt" style:font-weight-asian="normal" style:font-size-complex="9pt" style:font-weight-complex="normal"/>
    </style:style>
    <style:style style:name="P108" style:family="paragraph" style:parent-style-name="Standard">
      <style:paragraph-properties fo:text-align="justify" style:justify-single-word="false"/>
      <style:text-properties fo:color="#3333ff" loext:opacity="100%" style:font-name="Liberation Serif" fo:font-size="9pt" fo:font-weight="normal" style:font-size-asian="9pt" style:font-weight-asian="normal" style:font-size-complex="9pt" style:font-weight-complex="normal"/>
    </style:style>
    <style:style style:name="P109" style:family="paragraph" style:parent-style-name="Standard">
      <style:text-properties fo:color="#ff0000" loext:opacity="100%" style:font-name="Liberation Serif" fo:font-size="9pt" fo:font-weight="normal" style:font-size-asian="9pt" style:font-weight-asian="normal" style:font-size-complex="9pt" style:font-weight-complex="normal"/>
    </style:style>
    <style:style style:name="P110" style:family="paragraph" style:parent-style-name="Standard">
      <style:text-properties fo:color="#009900" loext:opacity="100%" style:font-name="Liberation Serif" fo:font-size="9pt" fo:font-weight="normal" style:font-size-asian="9pt" style:font-weight-asian="normal" style:font-size-complex="9pt" style:font-weight-complex="normal"/>
    </style:style>
    <style:style style:name="P111" style:family="paragraph" style:parent-style-name="Standard">
      <style:text-properties fo:color="#9933ff" loext:opacity="100%" style:font-name="Liberation Serif" fo:font-size="9pt" fo:font-weight="normal" style:font-size-asian="9pt" style:font-weight-asian="normal" style:font-size-complex="9pt" style:font-weight-complex="normal"/>
    </style:style>
    <style:style style:name="P112" style:family="paragraph" style:parent-style-name="Standard">
      <style:text-properties fo:color="#ff3300" loext:opacity="100%" style:font-name="Liberation Serif" fo:font-size="9pt" fo:font-weight="normal" style:font-size-asian="9pt" style:font-weight-asian="normal" style:font-size-complex="9pt" style:font-weight-complex="normal"/>
    </style:style>
    <style:style style:name="P113" style:family="paragraph" style:parent-style-name="Standard">
      <style:text-properties fo:color="#0066ff" loext:opacity="100%" style:font-name="Liberation Serif" fo:font-size="9pt" fo:font-weight="normal" style:font-size-asian="9pt" style:font-weight-asian="normal" style:font-size-complex="9pt" style:font-weight-complex="normal"/>
    </style:style>
    <style:style style:name="P114" style:family="paragraph" style:parent-style-name="Standard">
      <style:text-properties fo:color="#0000ff" loext:opacity="100%" style:font-name="Liberation Serif" fo:font-size="9pt" fo:font-weight="normal" style:font-size-asian="9pt" style:font-weight-asian="normal" style:font-size-complex="9pt" style:font-weight-complex="normal"/>
    </style:style>
    <style:style style:name="P115" style:family="paragraph" style:parent-style-name="Standard">
      <style:paragraph-properties fo:text-align="justify" style:justify-single-word="false"/>
      <style:text-properties fo:color="#0000ff" loext:opacity="100%" style:font-name="Liberation Serif" fo:font-size="9pt" fo:font-weight="normal" style:font-size-asian="9pt" style:font-weight-asian="normal" style:font-size-complex="9pt" style:font-weight-complex="normal"/>
    </style:style>
    <style:style style:name="P116" style:family="paragraph" style:parent-style-name="Standard">
      <style:text-properties fo:color="#6666ff" loext:opacity="100%" style:font-name="Liberation Serif" fo:font-size="9pt" fo:font-weight="normal" style:font-size-asian="9pt" style:font-weight-asian="normal" style:font-size-complex="9pt" style:font-weight-complex="normal"/>
    </style:style>
    <style:style style:name="P117" style:family="paragraph" style:parent-style-name="Standard">
      <style:text-properties fo:color="#330099" loext:opacity="100%" style:font-name="Liberation Serif" fo:font-size="9pt" fo:font-weight="normal" style:font-size-asian="9pt" style:font-weight-asian="normal" style:font-size-complex="9pt" style:font-weight-complex="normal"/>
    </style:style>
    <style:style style:name="P118" style:family="paragraph" style:parent-style-name="Standard">
      <style:text-properties fo:color="#0066cc" loext:opacity="100%" style:font-name="Liberation Serif" fo:font-size="9pt" fo:font-weight="normal" style:font-size-asian="9pt" style:font-weight-asian="normal" style:font-size-complex="9pt" style:font-weight-complex="normal"/>
    </style:style>
    <style:style style:name="P119" style:family="paragraph" style:parent-style-name="Standard">
      <style:text-properties fo:color="#ff0066" loext:opacity="100%" style:font-name="Liberation Serif" fo:font-size="9pt" fo:font-weight="normal" style:font-size-asian="9pt" style:font-weight-asian="normal" style:font-size-complex="9pt" style:font-weight-complex="normal"/>
    </style:style>
    <style:style style:name="P120" style:family="paragraph" style:parent-style-name="Standard">
      <style:paragraph-properties fo:text-align="justify" style:justify-single-word="false"/>
      <style:text-properties fo:color="#ff0066" loext:opacity="100%" style:font-name="Liberation Serif" fo:font-size="9pt" fo:font-weight="normal" style:font-size-asian="9pt" style:font-weight-asian="normal" style:font-size-complex="9pt" style:font-weight-complex="normal"/>
    </style:style>
    <style:style style:name="P121" style:family="paragraph" style:parent-style-name="Standard">
      <style:text-properties officeooo:paragraph-rsid="05589c9b"/>
    </style:style>
    <style:style style:name="P122" style:family="paragraph" style:parent-style-name="Standard" style:master-page-name="MP0">
      <style:paragraph-properties fo:margin-left="0in" fo:margin-right="0in" fo:text-indent="0in" style:auto-text-indent="false" style:page-number="auto" fo:break-before="page"/>
      <style:text-properties fo:color="#000000" loext:opacity="100%" style:font-name="Liberation Serif" fo:font-size="9pt" fo:font-weight="normal" officeooo:rsid="054e5f21" officeooo:paragraph-rsid="054e5f21" style:font-size-asian="9pt" style:font-weight-asian="normal" style:font-size-complex="9pt" style:font-weight-complex="normal"/>
    </style:style>
    <style:style style:name="T1" style:family="text">
      <style:text-properties fo:color="#222222" loext:opacity="100%" style:font-name="Liberation Serif" fo:font-size="9pt" fo:font-weight="normal" style:font-size-asian="9pt" style:font-weight-asian="normal" style:font-size-complex="9pt" style:font-weight-complex="normal"/>
    </style:style>
    <style:style style:name="T2" style:family="text">
      <style:text-properties fo:color="#666666" loext:opacity="100%" style:font-name="Liberation Serif" fo:font-size="9pt" fo:font-weight="normal" style:font-size-asian="9pt" style:font-weight-asian="normal" style:font-size-complex="9pt" style:font-weight-complex="normal"/>
    </style:style>
    <style:style style:name="T3" style:family="text">
      <style:text-properties fo:color="#666666" loext:opacity="100%" style:font-name="Liberation Serif" fo:font-size="9pt" fo:font-weight="normal" officeooo:rsid="05617005" style:font-size-asian="9pt" style:font-weight-asian="normal" style:font-size-complex="9pt" style:font-weight-complex="normal"/>
    </style:style>
    <style:style style:name="T4" style:family="text">
      <style:text-properties fo:color="#666666" loext:opacity="100%" style:font-name="Liberation Serif" fo:font-size="9pt" fo:font-weight="normal" officeooo:rsid="0561d8a1" style:font-size-asian="9pt" style:font-weight-asian="normal" style:font-size-complex="9pt" style:font-weight-complex="normal"/>
    </style:style>
    <style:style style:name="T5" style:family="text">
      <style:text-properties fo:color="#000000" loext:opacity="100%" style:font-name="Liberation Serif" fo:font-size="9pt" fo:font-weight="normal" style:font-size-asian="9pt" style:font-weight-asian="normal" style:font-size-complex="9pt" style:font-weight-complex="normal"/>
    </style:style>
    <style:style style:name="T6" style:family="text">
      <style:text-properties fo:color="#000000" loext:opacity="100%" style:font-name="Liberation Serif" fo:font-size="9pt" fo:font-weight="normal" officeooo:rsid="05589c9b" style:font-size-asian="9pt" style:font-weight-asian="normal" style:font-size-complex="9pt" style:font-weight-complex="normal"/>
    </style:style>
    <style:style style:name="T7" style:family="text">
      <style:text-properties fo:color="#ff0000" loext:opacity="100%" style:font-name="Liberation Serif" fo:font-size="9pt" fo:font-weight="normal" style:font-size-asian="9pt" style:font-weight-asian="normal" style:font-size-complex="9pt" style:font-weight-complex="normal"/>
    </style:style>
    <style:style style:name="T8" style:family="text">
      <style:text-properties fo:color="#0000ff" loext:opacity="100%" style:font-name="Liberation Serif" fo:font-size="9pt" fo:font-weight="normal" style:font-size-asian="9pt" style:font-weight-asian="normal" style:font-size-complex="9pt" style:font-weight-complex="normal"/>
    </style:style>
    <style:style style:name="T9" style:family="text">
      <style:text-properties fo:color="#ff3333" loext:opacity="100%" style:font-name="Liberation Serif" fo:font-size="9pt" fo:font-weight="normal" style:font-size-asian="9pt" style:font-weight-asian="normal" style:font-size-complex="9pt" style:font-weight-complex="normal"/>
    </style:style>
    <style:style style:name="T10" style:family="text">
      <style:text-properties fo:color="#3333ff" loext:opacity="100%" style:font-name="Liberation Serif" fo:font-size="9pt" fo:font-weight="normal" style:font-size-asian="9pt" style:font-weight-asian="normal" style:font-size-complex="9pt" style:font-weight-complex="normal"/>
    </style:style>
    <style:style style:name="T11" style:family="text">
      <style:text-properties fo:color="#ff3300" loext:opacity="100%" style:font-name="Liberation Serif" fo:font-size="9pt" fo:font-weight="normal" style:font-size-asian="9pt" style:font-weight-asian="normal" style:font-size-complex="9pt" style:font-weight-complex="normal"/>
    </style:style>
    <style:style style:name="T12" style:family="text">
      <style:text-properties fo:color="#6666ff" loext:opacity="100%" style:font-name="Liberation Serif" fo:font-size="9pt" fo:font-weight="normal" style:font-size-asian="9pt" style:font-weight-asian="normal" style:font-size-complex="9pt" style:font-weight-complex="normal"/>
    </style:style>
    <style:style style:name="T13" style:family="text">
      <style:text-properties fo:color="#263238" loext:opacity="100%" style:font-name="Liberation Serif" fo:font-size="9pt" fo:font-weight="normal" style:font-size-asian="9pt" style:font-weight-asian="normal" style:font-size-complex="9pt" style:font-weight-complex="normal"/>
    </style:style>
    <style:style style:name="T14" style:family="text">
      <style:text-properties officeooo:rsid="00b8f38e"/>
    </style:style>
    <style:style style:name="T15" style:family="text">
      <style:text-properties officeooo:rsid="012ea1cc"/>
    </style:style>
    <style:style style:name="T16" style:family="text">
      <style:text-properties officeooo:rsid="0131ed47"/>
    </style:style>
    <style:style style:name="T17" style:family="text">
      <style:text-properties style:font-name="Liberation Serif" fo:font-size="9pt" fo:font-weight="normal" style:font-size-asian="9pt" style:font-weight-asian="normal" style:font-size-complex="9pt" style:font-weight-complex="normal"/>
    </style:style>
    <style:style style:name="T18" style:family="text">
      <style:text-properties officeooo:rsid="01950fc0"/>
    </style:style>
    <style:style style:name="T19" style:family="text">
      <style:text-properties officeooo:rsid="0199829b"/>
    </style:style>
    <style:style style:name="T20" style:family="text">
      <style:text-properties officeooo:rsid="01a45481"/>
    </style:style>
    <style:style style:name="T21" style:family="text">
      <style:text-properties officeooo:rsid="01c918c8"/>
    </style:style>
    <style:style style:name="T22" style:family="text">
      <style:text-properties officeooo:rsid="01de6ebd"/>
    </style:style>
    <style:style style:name="T23" style:family="text">
      <style:text-properties officeooo:rsid="0227685c"/>
    </style:style>
    <style:style style:name="T24" style:family="text">
      <style:text-properties officeooo:rsid="026755ec"/>
    </style:style>
    <style:style style:name="T25" style:family="text">
      <style:text-properties officeooo:rsid="02a6e7c2"/>
    </style:style>
    <style:style style:name="T26" style:family="text">
      <style:text-properties fo:font-variant="normal" fo:text-transform="none" fo:color="#222222" loext:opacity="100%" style:font-name="Arial" fo:font-size="8.25pt" fo:letter-spacing="normal" fo:font-style="normal"/>
    </style:style>
    <style:style style:name="T27" style:family="text">
      <style:text-properties fo:font-variant="normal" fo:text-transform="none" fo:color="#222222" loext:opacity="100%" style:font-name="Arial" fo:font-size="7.5pt" fo:letter-spacing="normal" fo:font-style="normal"/>
    </style:style>
    <style:style style:name="T28" style:family="text">
      <style:text-properties officeooo:rsid="0360e3d1"/>
    </style:style>
    <style:style style:name="T29" style:family="text">
      <style:text-properties officeooo:rsid="03b70c6d"/>
    </style:style>
    <style:style style:name="T30" style:family="text">
      <style:text-properties officeooo:rsid="048be1fe"/>
    </style:style>
    <style:style style:name="T31" style:family="text">
      <style:text-properties officeooo:rsid="0539a702"/>
    </style:style>
    <style:style style:name="T32" style:family="text">
      <style:text-properties officeooo:rsid="053a8dcc"/>
    </style:style>
    <style:style style:name="T33" style:family="text">
      <style:text-properties officeooo:rsid="0553ce6f"/>
    </style:style>
    <style:style style:name="T34" style:family="text">
      <style:text-properties officeooo:rsid="05570659"/>
    </style:style>
    <style:style style:name="T35" style:family="text">
      <style:text-properties officeooo:rsid="05580c72"/>
    </style:style>
    <style:style style:name="T36" style:family="text">
      <style:text-properties officeooo:rsid="055a8771"/>
    </style:style>
    <style:style style:name="T37" style:family="text">
      <style:text-properties officeooo:rsid="055c3e86"/>
    </style:style>
    <style:style style:name="T38" style:family="text">
      <style:text-properties officeooo:rsid="055e36e2"/>
    </style:style>
    <style:style style:name="T39" style:family="text">
      <style:text-properties officeooo:rsid="055ea4a7"/>
    </style:style>
    <style:style style:name="T40" style:family="text">
      <style:text-properties officeooo:rsid="055fea05"/>
    </style:style>
    <style:style style:name="T41" style:family="text">
      <style:text-properties officeooo:rsid="055fed1c"/>
    </style:style>
    <style:style style:name="T42" style:family="text">
      <style:text-properties officeooo:rsid="0560b07b"/>
    </style:style>
    <style:style style:name="T43" style:family="text">
      <style:text-properties officeooo:rsid="05677bc9"/>
    </style:style>
    <style:style style:name="T44" style:family="text">
      <style:text-properties officeooo:rsid="0571c665"/>
    </style:style>
    <style:style style:name="T45" style:family="text">
      <style:text-properties officeooo:rsid="0571db66"/>
    </style:style>
    <number:date-style style:name="N36">
      <number:day/>
      <number:text>.</number:text>
      <number:month number:style="long"/>
      <number:text>.</number:text>
      <number:year number:style="long"/>
    </number:date-style>
    <number:time-style style:name="N6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text:a xlink:type="simple" xlink:href="data:2025.03.10" text:style-name="Internet_20_link" text:visited-style-name="Visited_20_Internet_20_Link">Data: 2025.03.10</text:a></text:p>
      <text:p text:style-name="P95">źródło: dawka motywacji</text:p>
      <text:p text:style-name="P95">kategoria: rożne</text:p>
      <text:p text:style-name="P96">aktualizacja: <text:date style:data-style-name="N36" text:date-value="2025-03-11T05:51:58.730332469" text:fixed="true">11.03.2025</text:date>, <text:time style:data-style-name="N61" text:time-value="2025-03-17T09:34:04.147720397">09:33:22</text:time></text:p>
      <text:p text:style-name="P96"/>
      <text:p text:style-name="P96"/>
      <text:p text:style-name="P96">Pamiętaj, iż twoja własna determinacja, by osiągnąć sukces, liczy się bardziej, niż cokolwiek innego na świecie.</text:p>
      <text:p text:style-name="P96">Abraham Lincoln</text:p>
      <text:p text:style-name="P91"/>
      <text:p text:style-name="P91">Działaj, jakby to, co robisz czyniło różnicę. Bo czyni.</text:p>
      <text:p text:style-name="P91">William James</text:p>
      <text:p text:style-name="P91"/>
      <text:p text:style-name="P89">Wyzwania stawiane Ci przez życie nie mają Cię sparaliżować - one mają pomóc Ci odkryć, kim jesteś.</text:p>
      <text:p text:style-name="P89">Bernice Johnson Reagon</text:p>
      <text:p text:style-name="P89"/>
      <text:p text:style-name="P89">Życie jest ciągiem doświadczeń, z których każde czyni nas silniejszymi, mimo że czasem trudno nam to sobie uświadomić.</text:p>
      <text:p text:style-name="P89">Henry Ford</text:p>
      <text:p text:style-name="P89"/>
      <text:p text:style-name="P94">Wolność jest nagrodą za życie pełne przeciwności.</text:p>
      <text:p text:style-name="P94">Morgan Housel</text:p>
      <text:p text:style-name="P89"/>
      <text:p text:style-name="P93">Rób trudne rzeczy!</text:p>
      <text:p text:style-name="P93">Przemysław Gerschmann</text:p>
      <text:p text:style-name="P89"/>
      <text:p text:style-name="P92">Nie bierz niczego do siebie</text:p>
      <text:p text:style-name="P92">Don Miguel Ruiz (Czter<text:span text:style-name="T32">y</text:span> umowy)</text:p>
      <text:p text:style-name="P89"/>
      <text:p text:style-name="P90">Nie narzekaj na brak rezultatów z pracy, której nigdy nie wykonałeś. Jedynym sposobem, aby osiągnąć więcej niż inni, jest wykonywanie pracy, której większość ludzi nie chce zrobić.</text:p>
      <text:p text:style-name="P90">Mark Manson</text:p>
      <text:p text:style-name="P89"/>
      <text:p text:style-name="P89">Nie czekaj. Pora nigdy nie będzie idealna!</text:p>
      <text:p text:style-name="P89">Napoleon Hill</text:p>
      <text:p text:style-name="P89"/>
      <text:p text:style-name="P89">Nie jest biedny, ten kto posiada mało, lecz ten kto pragnie więcej.</text:p>
      <text:p text:style-name="P89">Seneka</text:p>
      <text:p text:style-name="P88"/>
      <text:p text:style-name="P88">Jeśli przechodzisz przez piekło, nie zatrzymuj się.</text:p>
      <text:p text:style-name="P88">Winston Churchill</text:p>
      <text:p text:style-name="P87"/>
      <text:p text:style-name="P87">O radę pytaj tego, kto sam sobie radzi.</text:p>
      <text:p text:style-name="P87">Leonardo da Vinci</text:p>
      <text:p text:style-name="P87"/>
      <text:p text:style-name="P87">Nie starzeje się ten, kto nie ma na to czasu.</text:p>
      <text:p text:style-name="P87">Benjamin Franklin</text:p>
      <text:p text:style-name="P87"/>
      <text:p text:style-name="P87">Stojący w porcie statek jest bezpieczny, ale statków nie buduje się po to aby stały w portach.</text:p>
      <text:p text:style-name="P87"><text:soft-page-break/>Grace Hopper</text:p>
      <text:p text:style-name="P87"/>
      <text:p text:style-name="P87">Twoim celem musi być zdobycie wszystkiego bez zniszczenia czegokolwiek</text:p>
      <text:p text:style-name="P87">Sun Tzu</text:p>
      <text:p text:style-name="P87"/>
      <text:p text:style-name="P87">Nie traktujmy słów jako faktów!!! Słowa to nie są fakty.</text:p>
      <text:p text:style-name="P87">Anonim</text:p>
      <text:p text:style-name="P4"/>
      <text:p text:style-name="P4">Co wieczór stawiać sobie poważnie pytanie, czegośmy się w danym dniu nowego nauczyli</text:p>
      <text:p text:style-name="P4">Georg Christoph Lichtenberg</text:p>
      <text:p text:style-name="P4"/>
      <text:p text:style-name="P86">Odpowiedzialni jesteśmy za to co robimy, ale też za to czego nie robimy</text:p>
      <text:p text:style-name="P86">Lao-Tse</text:p>
      <text:p text:style-name="P4"/>
      <text:p text:style-name="P100">Marathons are run outside, but there is one inside. Obstacle is a part of a journey. Pain is guarantee, but suffer is optional! Suffering is to believe that you gonna achieve success without pain, without paying some price. </text:p>
      <text:p text:style-name="P100">Conor Neill</text:p>
      <text:p text:style-name="P4"/>
      <text:p text:style-name="P4">Chciwość pieniędzy jest największą przeszkodą w otrzymywaniu ich.</text:p>
      <text:p text:style-name="P4">Henry Ford</text:p>
      <text:p text:style-name="P4"/>
      <text:p text:style-name="P4">Najlepszy sposób na osiągnięcie sukcesu to postępować według rad, które dajemy innym.</text:p>
      <text:p text:style-name="P4">Harold Taylor</text:p>
      <text:p text:style-name="P4"/>
      <text:p text:style-name="P4">Sukces nigdy nie jest efektem "słomianego zapału" - tu trzeba przejść przez prawdziwy ogień.</text:p>
      <text:p text:style-name="P4">James Madison</text:p>
      <text:p text:style-name="P4"/>
      <text:p text:style-name="P4">Nie jest cudem chodzenie po wodzie. Cudem jest chodzenie po zielonej ziemi, zanurzanie się w chwilę i poczucie, że żyjemy.</text:p>
      <text:p text:style-name="P4">Thich Nhat Hanh</text:p>
      <text:p text:style-name="P4"/>
      <text:p text:style-name="P4">Weź życie we własne ręce. I co się wtedy stanie? Coś strasznego: nie będzie kogo obwiniać.</text:p>
      <text:p text:style-name="P4">Erica Jong</text:p>
      <text:p text:style-name="P4"/>
      <text:p text:style-name="P4">Samodyscyplina to zdolność do zmuszenia się, by robić to, co powinno się zrobić, czy człowiek ma na to ochotę, czy nie.</text:p>
      <text:p text:style-name="P4">Elbert (Green) Hubbard</text:p>
      <text:p text:style-name="P4"/>
      <text:p text:style-name="P4">Nie jest bogatym ten, kto dużo ma, lecz ten, kto dużo daje. Ten, kto jedynie gromadzi, kto zamartwia się z powodu jakiejś straty, jest w sferze psychologicznej biednym.</text:p>
      <text:p text:style-name="P4">Erich Fromm</text:p>
      <text:p text:style-name="P4"/>
      <text:p text:style-name="P4">Znane są tysiące sposobów zabijania czasu, ale nikt nie wie, jak go wskrzesić.</text:p>
      <text:p text:style-name="P4">Albert Einstein</text:p>
      <text:p text:style-name="P4"/>
      <text:p text:style-name="P4">Pierwszy warunek sukcesu: trzeba koncentrować fizyczną i umysłową energię wyłącznie na jednym zadaniu i nie poddawać się znużeniu</text:p>
      <text:p text:style-name="P4">Thomas Edison</text:p>
      <text:p text:style-name="P4"/>
      <text:p text:style-name="P4">Sukces to drabina, po której nie sposób wspiąć się z rękami w kieszeniach.</text:p>
      <text:p text:style-name="P4"><text:soft-page-break/>Philip Wylie</text:p>
      <text:p text:style-name="P4"/>
      <text:p text:style-name="P4">Spraw, aby każdy dzień miał szansę stać się najpiękniejszym dniem Twojego życia.</text:p>
      <text:p text:style-name="P4">Mark Twain</text:p>
      <text:p text:style-name="P4"/>
      <text:p text:style-name="P4">Świat ustępuje z drogi, by pozwolić przejść każdemu, kto wie, dokąd zdąża.</text:p>
      <text:p text:style-name="P4">David Star Jordan</text:p>
      <text:p text:style-name="P4"/>
      <text:p text:style-name="P4">Wyznacz swój kurs według gwiazd, nie według świateł każdego statku, który Cię mija.</text:p>
      <text:p text:style-name="P4">Omar Bradley</text:p>
      <text:p text:style-name="P4"/>
      <text:p text:style-name="P85">Problemem większości ludzi jest to, że nie podejmują oni decyzji, by się wzbogacić - oni tylko o tym marzą.</text:p>
      <text:p text:style-name="P85">Michael Masterson</text:p>
      <text:p text:style-name="P4"/>
      <text:p text:style-name="P4">Nikt nie staje się bogaty, jeśli nie wzbogaca innych</text:p>
      <text:p text:style-name="P4">Andrew Carnegie</text:p>
      <text:p text:style-name="P4"/>
      <text:p text:style-name="P4">Ludzie, którzy wciąż zdobywają szczyty to ci, którzy posiadają wizję zanim jeszcze nagroda jest wygrana. Widzą zwycięstwo wcześniej niż ktokolwiek inny.</text:p>
      <text:p text:style-name="P4">John C. Maxwell</text:p>
      <text:p text:style-name="P4"/>
      <text:p text:style-name="P4">Nie obawiaj się kroczenia naprzód powoli. Obawiaj się stania w miejscu.</text:p>
      <text:p text:style-name="P4">przysłowie japońskie</text:p>
      <text:p text:style-name="P4"/>
      <text:p text:style-name="P4">Dobry plan konsekwentnie wykonany dzisiaj, jest lepszy, niż idealny plan wykonany jutro.</text:p>
      <text:p text:style-name="P4">George Patton</text:p>
      <text:p text:style-name="P4"/>
      <text:p text:style-name="P4">Możesz być pewien, że jeśli poświęcisz swój czas i uwagę największej korzyści innych, Wszechświat będzie cię wspierał zawsze i w najwłaściwszej chwili.</text:p>
      <text:p text:style-name="P4">Richard Buckminster Fuller</text:p>
      <text:p text:style-name="P4"/>
      <text:p text:style-name="P4">Żaden plan nie jest wart papieru, na którym go wydrukowano, jeżeli nie skłoni cię do działania.</text:p>
      <text:p text:style-name="P4">William Danforth</text:p>
      <text:p text:style-name="P4"/>
      <text:p text:style-name="P4">Doskonałość to sztuka, którą osiąga się dzięki treningowi i nabieraniu nawyków. Nie dlatego postępujemy słusznie, że jesteśmy cnotliwi i doskonali, ale raczej zyskujemy te cechy, ponieważ postępujemy słusznie.</text:p>
      <text:p text:style-name="P4">Arystoteles</text:p>
      <text:p text:style-name="P4"/>
      <text:p text:style-name="P4">Klęski się zdarzają. Nikt ich nie uniknie. Dlatego czasem lepiej przegrać bitwę o swoje marzenia niż zostać pokonanym, nie wiedząc, po co się walczyło.</text:p>
      <text:p text:style-name="P4">Paulo Coelho</text:p>
      <text:p text:style-name="P4"/>
      <text:p text:style-name="P4">Mogę podać wam liczącą osiem słów formułę na sukces: "przemyśl wszystko do końca - potem doprowadź do końca"</text:p>
      <text:p text:style-name="P4">Eddie Rickenbacker</text:p>
      <text:p text:style-name="P4"/>
      <text:p text:style-name="P4">Samozadowolenia to ostania bariera, jaką musi pokonać każdy zwycięzca, każda drużyna, zanim osiągnie potencjalną wielkość.</text:p>
      <text:p text:style-name="P4">Pat Riley</text:p>
      <text:p text:style-name="P4"/>
      <text:p text:style-name="P4">Skoro i tak musisz myśleć, to dlaczego nie miałbyś myśleć wielkimi kategoriami?</text:p>
      <text:p text:style-name="P4"><text:soft-page-break/>Donald Trump</text:p>
      <text:p text:style-name="P4"/>
      <text:p text:style-name="P4">Otrzymaliśmy kilka swoich najlepszych wyników, pozwalając szaleńcom biegać tam, gdzie nawet aniołowie stąpać się bali.</text:p>
      <text:p text:style-name="P4">Henry Ford</text:p>
      <text:p text:style-name="P4"/>
      <text:p text:style-name="P4">Musisz najpierw wygrać w umyśle, zanim wygrasz w życiu.</text:p>
      <text:p text:style-name="P4">John Addison</text:p>
      <text:p text:style-name="P4"/>
      <text:p text:style-name="P4">Osiągnięcie sukcesu na jakąś poważniejszą skalę wymaga od ciebie przyjęcia na siebie odpowiedzialności... W ostatecznym rozliczeniu cechą, którą wykazują wszyscy ludzie sukcesu... jest zdolność do wzięcia na siebie odpowiedzialności.</text:p>
      <text:p text:style-name="P4">Michael Korda</text:p>
      <text:p text:style-name="P4"/>
      <text:p text:style-name="P4">Robienie pierwszego kroku - to właśnie odróżnia zwycięzców od przegranych.</text:p>
      <text:p text:style-name="P4">Brian Tracy</text:p>
      <text:p text:style-name="P4"/>
      <text:p text:style-name="P4">Nauczenie się ignorowania rzeczy jest najwspanialszą drogą do wewnętrznego spokoju.</text:p>
      <text:p text:style-name="P4">Robert James Sawyer</text:p>
      <text:p text:style-name="P4"/>
      <text:p text:style-name="P4">Osoby o relatywnie skromnych możliwościach potrafią wiele osiągnąć, jeżeli bez reszty oddadzą się jednej jedynej sprawie.</text:p>
      <text:p text:style-name="P4">Samuel Smiles</text:p>
      <text:p text:style-name="P4"/>
      <text:p text:style-name="P4">Człowiek jest bogaty proporcjonalnie do liczby rzeczy, bez których może się obyć.</text:p>
      <text:p text:style-name="P4">Henry David Thoreau</text:p>
      <text:p text:style-name="P4"/>
      <text:p text:style-name="P4">Na tej drodze liczy się tylko pierwszy krok</text:p>
      <text:p text:style-name="P4">Jean-Baptiste-Marie Vianney</text:p>
      <text:p text:style-name="P4"/>
      <text:p text:style-name="P4">Siła moralna bardziej niż liczba decyduje o zwycięstwie.</text:p>
      <text:p text:style-name="P4">Napoleon Bonaparte</text:p>
      <text:p text:style-name="P4"/>
      <text:p text:style-name="P4">Sukces to suma niewielkich starań powtarzanych bez wytchnienia.</text:p>
      <text:p text:style-name="P4">Robert Collier</text:p>
      <text:p text:style-name="P4"/>
      <text:p text:style-name="P4">Trzymaj się z dala od ludzi, którzy próbują pomniejszać Twoje ambicje. Mali ludzie zawsze tak robią, a naprawdę wielcy sprawiają, że czujesz, że i Ty możesz być wielki.</text:p>
      <text:p text:style-name="P4">Mark Twain</text:p>
      <text:p text:style-name="P4"/>
      <text:p text:style-name="P4">Mogę powiedzieć ile zarabiasz patrząc na to, jak szanujesz swój czas.</text:p>
      <text:p text:style-name="P4">Mike Litman</text:p>
      <text:p text:style-name="P4"/>
      <text:p text:style-name="P4">Jeżeli wybierzesz odpowiednich ludzi i dasz im okazję do rozpostarcia skrzydeł - i poprzesz to odpowiednim wynagrodzeniem - nie będziesz musiał nimi kierować.</text:p>
      <text:p text:style-name="P4">Jack Welch</text:p>
      <text:p text:style-name="P4"/>
      <text:p text:style-name="P4">Wiele złych kroków uczyniono, stojąc w miejscu</text:p>
      <text:p text:style-name="P4">powiedzenie chińskie</text:p>
      <text:p text:style-name="P4"/>
      <text:p text:style-name="P4">Pomysły, z których korzystam to w większości pomysły innych ludzi, którzy sami ich nie rozwijają.</text:p>
      <text:p text:style-name="P4"><text:soft-page-break/>Thomas Edison</text:p>
      <text:p text:style-name="P4"/>
      <text:p text:style-name="P4">Bądź niczym bijące źródło, nie zaś jak staw, w którym zawsze stoi ta sama woda.</text:p>
      <text:p text:style-name="P4">Paulo Coelho</text:p>
      <text:p text:style-name="P4"/>
      <text:p text:style-name="P4">Efektowne osiągnięcia są skutkiem nieefektownych przygotowań</text:p>
      <text:p text:style-name="P4">John C. Maxwell</text:p>
      <text:p text:style-name="P4"/>
      <text:p text:style-name="P4">Nie płaci się za zamiary, lecz za pracę, którą wykonano.</text:p>
      <text:p text:style-name="P4">Mencjusz</text:p>
      <text:p text:style-name="P4"/>
      <text:p text:style-name="P4">Poświęć określoną liczbę dni, w których będziesz zadowolony z najskromniejszego, najtańszego życia i najprostszego ubioru, na zadawanie sobie pytania, "Czy to jest właśnie to, czego się obawiam?"</text:p>
      <text:p text:style-name="P4">Seneka</text:p>
      <text:p text:style-name="P4"/>
      <text:p text:style-name="P4">Jeśli zauważasz, że znajdujesz się po stronie większości, czas, byś się zatrzymał i zastanowił</text:p>
      <text:p text:style-name="P4">Mark Twain</text:p>
      <text:p text:style-name="P4"/>
      <text:p text:style-name="P4">Za każdym razem osiągaj jedno. Za każdym razem ucz się jednego. Do chwili, gdy nauczysz się wszystkiego.</text:p>
      <text:p text:style-name="P4">Mark Victor Hansen</text:p>
      <text:p text:style-name="P4"/>
      <text:p text:style-name="P4">Gdybym miał osiem godzin na ścięcie drzewa, spędziłbym sześć na ostrzeniu siekiery</text:p>
      <text:p text:style-name="P4">Abraham Lincoln</text:p>
      <text:p text:style-name="P4"/>
      <text:p text:style-name="P4">Skoncentruj wszystkie myśli na zadaniu, które masz przed sobą. Promienie słońca nie palą, dopóki nie ulegną skupieniu.</text:p>
      <text:p text:style-name="P4">Alexander Graham Bell</text:p>
      <text:p text:style-name="P4"/>
      <text:p text:style-name="P4">Dajcie mi wystarczająco długą dźwignię i miejsce, by ją oprzeć, a poruszę całą ziemię</text:p>
      <text:p text:style-name="P4">Archimedes</text:p>
      <text:p text:style-name="P4"/>
      <text:p text:style-name="P4">Kto wie, że popełnił błąd i nie próbuje go naprawić, popełnia drugi błąd.</text:p>
      <text:p text:style-name="P4">Konfucjusz</text:p>
      <text:p text:style-name="P4"/>
      <text:p text:style-name="P4">Musicie od siebie wymagać, nawet gdyby inni od was nie wymagali.</text:p>
      <text:p text:style-name="P4">Jan Paweł II</text:p>
      <text:p text:style-name="P4"/>
      <text:p text:style-name="P4">Gdybym na początku swojej kariery jako przedsiębiorcy zapytał się klientów, czego chcą, wszyscy byliby zgodni: chcemy szybszych koni. Więc ich nie pytałem.</text:p>
      <text:p text:style-name="P4">Henry Ford</text:p>
      <text:p text:style-name="P4"/>
      <text:p text:style-name="P4">Miej cierpliwość do wszystkiego, ale przede wszystkim miej cierpliwość do siebie. Nie trać odwagi przy rozważaniu własnych niedoskonałości, ale natychmiast zacznij im zaradzać - i codziennie zaczynaj tę działalność od nowa.</text:p>
      <text:p text:style-name="P4">św. Franciszek Salezy</text:p>
      <text:p text:style-name="P4"/>
      <text:p text:style-name="P4">Zrób pierwszy krok w wierze. Nie musisz widzieć całych schodów. Po prostu zrób pierwszy krok.</text:p>
      <text:p text:style-name="P4">Martin Luter King</text:p>
      <text:p text:style-name="P4"/>
      <text:p text:style-name="P4">Pomyślna realizacja marzeń jest jak przypadek wozu i konia. Bez współpracy koni wóz pełen marzeń nigdzie nie dojedzie.</text:p>
      <text:p text:style-name="P84"><text:soft-page-break/>Rex Murphy</text:p>
      <text:p text:style-name="P4"/>
      <text:p text:style-name="P4">Wasz czas jest ograniczony, więc nie marnujcie go na życie cudzym życiem.</text:p>
      <text:p text:style-name="P4">Steve Jobs</text:p>
      <text:p text:style-name="P4"/>
      <text:p text:style-name="P4">Dowodem wysokiego wykształcenia jest umiejętność mówienia o rzeczach największych w sposób najprostszy.</text:p>
      <text:p text:style-name="P4">Ralph Waldo Emerson</text:p>
      <text:p text:style-name="P4"/>
      <text:p text:style-name="P4">Przyglądaj się bacznie swoim najbliższym powiązaniom w życiu, bo to one pokazują, w jakim kierunku zmierzasz.</text:p>
      <text:p text:style-name="P4">Kevin Eikenberry</text:p>
      <text:p text:style-name="P4"/>
      <text:p text:style-name="P4">Nie pozwól, by minął ci choć jeden dzień bez spojrzenia na doskonałe dzieło sztuki, wysłuchania wspaniałego utworu muzycznego i przeczytania, w części, jakiejś wspaniałej książki.</text:p>
      <text:p text:style-name="P4">Johann Wolfgang von Goethe</text:p>
      <text:p text:style-name="P4"/>
      <text:p text:style-name="P4">Nie ma poduszki miększej od czystego sumienia</text:p>
      <text:p text:style-name="P4">John Wooden</text:p>
      <text:p text:style-name="P4"/>
      <text:p text:style-name="P4">Być człowiekiem oznacza mieć wątpliwości i mimo to iść dalej swoją drogą.</text:p>
      <text:p text:style-name="P4">Paulo Coelho</text:p>
      <text:p text:style-name="P4"/>
      <text:p text:style-name="P4">Ludzie, którzy nigdy nie mają czasu, czynią najmniej.</text:p>
      <text:p text:style-name="P4">Georg Christoph Lichtenberg</text:p>
      <text:p text:style-name="P4"/>
      <text:p text:style-name="P4">To, o czym najwięcej myślimy, tym będziemy.</text:p>
      <text:p text:style-name="P4">Prentice Mulford</text:p>
      <text:p text:style-name="P4"/>
      <text:p text:style-name="P4">Wybitność w ostatecznym rozliczeniu jest w wysokim stopniu wywołana męstwem - odwagą, by uciec od starych idei i starych standardów i szacownych sposobów robienia różnych rzeczy.</text:p>
      <text:p text:style-name="P4">James Harvey Robinson</text:p>
      <text:p text:style-name="P4"/>
      <text:p text:style-name="P4">Zwycięzca wie, jak wiele się jeszcze musi nauczyć, nawet jeżeli przez innych uważany jest za mistrza. Przegrywający chce być uważany przez innych za mistrza, zanim nauczy się dość, by wiedzieć, jak niewiele wie.</text:p>
      <text:p text:style-name="P4">Sydney J. Harris</text:p>
      <text:p text:style-name="P4"/>
      <text:p text:style-name="P4">Wykonuj nie tylko swoją pracę, ale też trochę ekstra. Nie wahaj się dać z siebie nieco więcej, bo ta drobna różnica jest warta całej reszty.</text:p>
      <text:p text:style-name="P4">Dean Briggs</text:p>
      <text:p text:style-name="P4"/>
      <text:p text:style-name="P4">Sekret sukcesu w życiu polega na tym, by człowiek był przygotowany na swoją chwilę, kiedy ta chwila nadejdzie.</text:p>
      <text:p text:style-name="P4">Benjamin Disraeli</text:p>
      <text:p text:style-name="P4"/>
      <text:p text:style-name="P4">Najbardziej ci do twarzy z uśmiechem.</text:p>
      <text:p text:style-name="P4">Leonardo da Vinci</text:p>
      <text:p text:style-name="P4"/>
      <text:p text:style-name="P4">Nigdy nie pozwoliłem mojej szkole stanąć na drodze mojej edukacji.</text:p>
      <text:p text:style-name="P4">Mark Twain</text:p>
      <text:p text:style-name="P4"/>
      <text:p text:style-name="P4">Ludzie genialni są jak meteory. Ich przeznaczeniem jest by, spalając się, przydali blasku epoce, w której żyją.</text:p>
      <text:p text:style-name="P4"><text:soft-page-break/>Napoleon Bonaparte</text:p>
      <text:p text:style-name="P4"/>
      <text:p text:style-name="P4">Nauczenie się definiujemy jako zmianę w zachowaniu. Niczego się nie nauczyłeś, dopóki nie możesz podjąć działania i wykorzystać tego, czego się uczyłeś.</text:p>
      <text:p text:style-name="P4">Ken Blanchard</text:p>
      <text:p text:style-name="P4"/>
      <text:p text:style-name="P4">Męstwo to zdolność do podjęcia prawidłowego działania, nawet jeżeli człowiek przerażony jest niemal na śmierć.</text:p>
      <text:p text:style-name="P4">Omar Bradley</text:p>
      <text:p text:style-name="P4"/>
      <text:p text:style-name="P4">Mówisz mi, a ja zapominam; uczysz a zapamiętuję; angażujesz mnie, a ja się uczę.</text:p>
      <text:p text:style-name="P4">Benjamin Franklin</text:p>
      <text:p text:style-name="P4"/>
      <text:p text:style-name="P4">Nie zdołasz wiele w życiu dokonać, jeżeli pracować będziesz tylko w te dni, kiedy ci samopoczucie dopisuje.</text:p>
      <text:p text:style-name="P4">Jerry West</text:p>
      <text:p text:style-name="P4"/>
      <text:p text:style-name="P4">Szczęście to jest to co się zdarza, gdy Okazja spotyka się z Przygotowaniem.</text:p>
      <text:p text:style-name="P4">Thomas Edison</text:p>
      <text:p text:style-name="P4"/>
      <text:p text:style-name="P4">Czas robi swoje. A ty człowieku?</text:p>
      <text:p text:style-name="P4">Stanisław Jerzy Lec</text:p>
      <text:p text:style-name="P4"/>
      <text:p text:style-name="P4">Nie sądzę, by ktokolwiek był na tyle mądry, aby ocenić, co jest możliwe, a co nie.</text:p>
      <text:p text:style-name="P4">Henry Ford</text:p>
      <text:p text:style-name="P4"/>
      <text:p text:style-name="P4">Nie obawiaj się dawać z siebie wszystkiego, przy zajmowaniu się drobnymi z pozoru sprawami. Za każdym razem, kiedy się z jedną z nich uporasz, wzmocnisz się.</text:p>
      <text:p text:style-name="P4">Dale Carnegie</text:p>
      <text:p text:style-name="P4"/>
      <text:p text:style-name="P4">Nowoczesny człowiek żyje w iluzji, że wie, czego pragnie - gdy tymczasem pragnie dokładnie tego, czego się od niego oczekuje, że będzie pragnął.</text:p>
      <text:p text:style-name="P4">Erich Fromm</text:p>
      <text:p text:style-name="P4"/>
      <text:p text:style-name="P4">Jeśli nie stajesz się lepszy, stajesz się gorszy.</text:p>
      <text:p text:style-name="P4">Pat Riley</text:p>
      <text:p text:style-name="P4"/>
      <text:p text:style-name="P4">Czasem tak długo patrzymy na drzwi, które się zamykają, że nie widzimy tych, które się otwierają.</text:p>
      <text:p text:style-name="P4">Alexander Graham Bell</text:p>
      <text:p text:style-name="P4"/>
      <text:p text:style-name="P4">Jakość to wyścig bez mety.</text:p>
      <text:p text:style-name="P4">William Johnson</text:p>
      <text:p text:style-name="P4"/>
      <text:p text:style-name="P4">Różnica między człowiekiem sukcesu a innymi to nie brak sił czy brak wiedzy, tylko raczej brak determinacji.</text:p>
      <text:p text:style-name="P4">Vince Lombard<text:span text:style-name="T40">i</text:span></text:p>
      <text:p text:style-name="P4"/>
      <text:p text:style-name="P4">Poddający się - nigdy nie wygrywa, a wygrywający - nigdy się nie poddaje.</text:p>
      <text:p text:style-name="P4">Napoleon Hill</text:p>
      <text:p text:style-name="P4"/>
      <text:p text:style-name="P4">Inni nie mogą nam zabrać naszego szacunku dla siebie, jeśli im go nie oddamy.</text:p>
      <text:p text:style-name="P4">Mahatma Gandhi</text:p>
      <text:p text:style-name="P4"><text:soft-page-break/></text:p>
      <text:p text:style-name="P4">Szczęśliwi, którzy śmieją się sami z siebie, bo im nigdy nie zabraknie rozrywki</text:p>
      <text:p text:style-name="P4">powiedzenie chińskie</text:p>
      <text:p text:style-name="P4"/>
      <text:p text:style-name="P4">To, co robimy przy jakiejś wielkiej okazji, będzie prawdopodobnie zależało od tego, czym już jesteśmy; a to, czym już jesteśmy, będzie rezultatem wcześniejszych lat samodyscypliny.</text:p>
      <text:p text:style-name="P4">Henry Parry Liddon</text:p>
      <text:p text:style-name="P4"/>
      <text:p text:style-name="P4">Wszystkie znaczące walki toczone są we wnętrzu własnego ja.</text:p>
      <text:p text:style-name="P4">Sheldon Kopp</text:p>
      <text:p text:style-name="P4"/>
      <text:p text:style-name="P4">Jeżeli chcesz odnieść sukces, musisz skupić się na tym, czego możesz dokonać, a nie na tym, czego nie możesz.</text:p>
      <text:p text:style-name="P4">John C. Maxwell</text:p>
      <text:p text:style-name="P4"/>
      <text:p text:style-name="P4">Nad stracony czas nic bardziej nie boli</text:p>
      <text:p text:style-name="P4">Michał Anioł</text:p>
      <text:p text:style-name="P4"/>
      <text:p text:style-name="P4">Jedynym niezawodnym sposobem na osiągnięcie sukcesu jest zapewnienie wyższego poziomu usług, niż się od Ciebie oczekuje, niezależnie od tego, jakie masz zadanie.</text:p>
      <text:p text:style-name="P4">Og Mandino</text:p>
      <text:p text:style-name="P4"/>
      <text:p text:style-name="P4">Robienie postępów w trudnym zawodzie wymaga entuzjastycznej wiary w siebie. To dlatego niektórzy ludzie o przeciętnych uzdolnieniach, ale silnym napędzie wewnętrznym, dochodzą dużo dalej niż ludzie ogromnie ich talentem przewyższający.</text:p>
      <text:p text:style-name="P4">Sophia Loren</text:p>
      <text:p text:style-name="P4"/>
      <text:p text:style-name="P4">To najsilniejszy zastrzyk adrenaliny, kiedy się robi coś, co tak ogromnie chciało się zrobić. Człowiek czuje się przy tym niemal tak, jakby mógł latać bez samolotu.</text:p>
      <text:p text:style-name="P4">Charles Lindbergh</text:p>
      <text:p text:style-name="P4"/>
      <text:p text:style-name="P4">Kiedy już rozwiążesz jakiś problem, przekonujesz się, że było to dziecinnie łatwe.</text:p>
      <text:p text:style-name="P4">Paulo Coelho</text:p>
      <text:p text:style-name="P4"/>
      <text:p text:style-name="P4">Życie to dla mnie nie żadna krótkotrwała świeczka. To coś w rodzaju wspaniałej pochodni, która na chwilę dostała się w moje ręce, i chcę, by zapłonęła możliwie najjaśniej, zanim przekażę ją przyszłym pokoleniom.</text:p>
      <text:p text:style-name="P4">George Bernard Shaw</text:p>
      <text:p text:style-name="P4"/>
      <text:p text:style-name="P4">Przełożenie pomysłów na działanie to najtrudniejsza rzecz na świecie.</text:p>
      <text:p text:style-name="P4">Johann Wolfgang von Goethe</text:p>
      <text:p text:style-name="P4"/>
      <text:p text:style-name="P4">Nie próbuj być lepszy od innych, ale nigdy nie ustawaj w staraniach, by być najlepszym, jak możesz.</text:p>
      <text:p text:style-name="P4">John Wooden</text:p>
      <text:p text:style-name="P4"/>
      <text:p text:style-name="P4">Niezdecydowani ludzie rzadko odnoszą sukcesy. Rzadko zyskują solidny szacunek swoich bliźnich. Ludzie sukcesu podejmują decyzje bardzo ostrożnie, a później działają bardzo nieustępliwie i z wielką determinacją.</text:p>
      <text:p text:style-name="P4">Lloyd George Elliott</text:p>
      <text:p text:style-name="P4"/>
      <text:p text:style-name="P4">Żelazo rdzewieje od braku używania; wody stojące tracą swoją czystość, a przy zimnej pogodzie zamarzają; w podobny sposób bierność wysysa wigor z umysłu.</text:p>
      <text:p text:style-name="P4">Leonardo da Vinci</text:p>
      <text:p text:style-name="P4"/>
      <text:p text:style-name="P4"><text:soft-page-break/>Pracując wiernie przez osiem godzin dziennie możesz w końcu zostać szefem i pracować po dwanaście godzin dziennie.</text:p>
      <text:p text:style-name="P4">Robert Frost</text:p>
      <text:p text:style-name="P4"/>
      <text:p text:style-name="P4">Jeden pomysł na raz - to właśnie tyle, ile możesz zdzierżyć.</text:p>
      <text:p text:style-name="P4">Henry Ford</text:p>
      <text:p text:style-name="P4"/>
      <text:p text:style-name="P4">Dwadzieścia lat trwa budowanie reputacji, a 5 minut jej zrujnowanie. Gdy o tym pomyślisz będziesz postępował inaczej.</text:p>
      <text:p text:style-name="P4">Warren Buffet</text:p>
      <text:p text:style-name="P4"/>
      <text:p text:style-name="P4">Trzymaj się z dala od ludzi, którzy tłamszą twoje marzenia. Mali ludzie zawsze to robią. Jednak naprawdę wielcy sprawiają, że Ty także możesz stać się wielki.</text:p>
      <text:p text:style-name="P4">Mark Twain</text:p>
      <text:p text:style-name="P4"/>
      <text:p text:style-name="P4">O tym, dokąd dotrzesz w życiu, decyduje nie tyle to, gdzie zaczniesz, ile czy zaczniesz.</text:p>
      <text:p text:style-name="P4">John C. Maxwell</text:p>
      <text:p text:style-name="P4"/>
      <text:p text:style-name="P4">Co mogę ja, i tylko ja, zrobić, co dobrze wykonane spowoduje zasadniczą różnicę?</text:p>
      <text:p text:style-name="P4">Peter Drucker</text:p>
      <text:p text:style-name="P4"/>
      <text:p text:style-name="P4">Pesymista widzi trudności w każdej nadarzającej się okazji, optymista widzi okazję w każdej trudności.</text:p>
      <text:p text:style-name="P4">Winston Churchill</text:p>
      <text:p text:style-name="P4"/>
      <text:p text:style-name="P4">Trudności są solą życia - bez nich życie byłoby gorzkie i mdłe.</text:p>
      <text:p text:style-name="P4">Robert Baden-Powell</text:p>
      <text:p text:style-name="P4"/>
      <text:p text:style-name="P4">To piękne, gdy człowiek może być dumny ze swojego miasta, lecz jeszcze piękniej, gdy miasto może być z niego dumne.</text:p>
      <text:p text:style-name="P4">Abraham Lincoln</text:p>
      <text:p text:style-name="P4"/>
      <text:p text:style-name="P4">Wolność oznacza odpowiedzialność. A to jest właśnie to, czego większość ludzi się obawia.</text:p>
      <text:p text:style-name="P4">George Bernard Shaw</text:p>
      <text:p text:style-name="P4"/>
      <text:p text:style-name="P4">Jeśli nie popełniasz błędów, za mało pracujesz nad problemem. I to jest największy błąd.</text:p>
      <text:p text:style-name="P4">Frank Wilczek</text:p>
      <text:p text:style-name="P4"/>
      <text:p text:style-name="P4">Gdy wszystkie fizyczne i umysłowe zasoby są skoncentrowane na jednym zadaniu, zdolność do jego wypełnienia wzrasta wielokrotnie</text:p>
      <text:p text:style-name="P4">Norman Vincent Peale</text:p>
      <text:p text:style-name="P4"/>
      <text:p text:style-name="P4">Żaden zwycięzca nie wierzy w przypadek.</text:p>
      <text:p text:style-name="P4">Friedrich Nietzsche</text:p>
      <text:p text:style-name="P4"/>
      <text:p text:style-name="P4">Ci, którym świat ucieka w przeciwnym kierunku, myślą, że wciąż idą naprzód.</text:p>
      <text:p text:style-name="P4">Stanisław Jerzy Lec</text:p>
      <text:p text:style-name="P4"/>
      <text:p text:style-name="P4">Starania i odwaga nie wystarczą, jeżeli zabraknie celu i ukierunkowania.</text:p>
      <text:p text:style-name="P4">John Fitzgerald Kennedy</text:p>
      <text:p text:style-name="P4"/>
      <text:p text:style-name="P4">Jeżeli twoje uczynki nie przynoszą sukcesu, szukaj powodów w sobie. Kiedy twoja osoba będzie w porządku, cały świat obróci się ku tobie.</text:p>
      <text:p text:style-name="P4"><text:soft-page-break/>Mencjusz</text:p>
      <text:p text:style-name="P4"/>
      <text:p text:style-name="P4">Lider to ktoś, kto zna drogę, idzie drogą i pokazuje drogę.</text:p>
      <text:p text:style-name="P4">John C. Maxwell</text:p>
      <text:p text:style-name="P4"/>
      <text:p text:style-name="P4">Podczas gdy sukces oznacza, że masz rzeczy, których pragniesz, szczęście oznacza, że potrafisz się cieszyć z rzeczy, które masz.</text:p>
      <text:p text:style-name="P4">Bodo Schafer</text:p>
      <text:p text:style-name="P4"/>
      <text:p text:style-name="P4">Większość nauczycieli traci czas na zadawanie pytań, które mają ujawnić to, czego uczeń nie umie, podczas gdy nauczyciel z prawdziwego zdarzenia stara się za pomocą pytań ujawnić to, co uczeń umie lub czego jest zdolny się nauczyć.</text:p>
      <text:p text:style-name="P4">Albert Einstein</text:p>
      <text:p text:style-name="P4"/>
      <text:p text:style-name="P4">Wybierz sobie zawód, który lubisz, a całe życie nie będziesz musiał pracować.</text:p>
      <text:p text:style-name="P4">Konfucjusz</text:p>
      <text:p text:style-name="P4"/>
      <text:p text:style-name="P4">Zdobądź w młodości twej to, co wynagrodzi szkodę twej starości. I jeśli pojmiesz, że starość ma mądrość za pokarm, pracuj w ten sposób w młodości, by starości twej nie brakło pożywienia.</text:p>
      <text:p text:style-name="P4">Leonardo da Vinci</text:p>
      <text:p text:style-name="P4"/>
      <text:p text:style-name="P4">Niewielu ludzi przekracza na drugi brzeg. Większość jedynie ugania się tam i z powrotem po tym, na którym są.</text:p>
      <text:p text:style-name="P4">Budda</text:p>
      <text:p text:style-name="P4"/>
      <text:p text:style-name="P4">Okoliczności? Ja tworzę okoliczności!</text:p>
      <text:p text:style-name="P4">Napoleon Bonaparte</text:p>
      <text:p text:style-name="P4"/>
      <text:p text:style-name="P4">Kto chce wszystko do końca przemyśleć, zanim postąpi krok naprzód, spędzi całe życie na jednej nodze.</text:p>
      <text:p text:style-name="P4">powiedzenie chińskie</text:p>
      <text:p text:style-name="P4"/>
      <text:p text:style-name="P4">Nie zdołasz rozpalić ognia w sercu drugiego człowieka, dopóki nie zapłonie on w twoim</text:p>
      <text:p text:style-name="P4">Eleanor Doan</text:p>
      <text:p text:style-name="P4"/>
      <text:p text:style-name="P4">Jedynie człowiek szczęśliwy może promieniować szczęściem wokół.</text:p>
      <text:p text:style-name="P4">Paulo Coelho</text:p>
      <text:p text:style-name="P4"/>
      <text:p text:style-name="P4">Pierwsze prawo sukcesu, to skoncentrowanie się na skierowaniu całej energii na jeden punkt i posuwanie się w jego kierunku, bez oglądania na prawo lub lewo</text:p>
      <text:p text:style-name="P4">William Mathews</text:p>
      <text:p text:style-name="P4"/>
      <text:p text:style-name="P4">Jesteś jedyną osobą na świecie, która może wykorzystać Twój potencjał.</text:p>
      <text:p text:style-name="P4">Zig Ziglar</text:p>
      <text:p text:style-name="P4"/>
      <text:p text:style-name="P4">Rozważ, jak trudno jest zmienić siebie, a zrozumiesz, jak znikome masz szanse zmienić innych.</text:p>
      <text:p text:style-name="P4">Voltaire</text:p>
      <text:p text:style-name="P4"/>
      <text:p text:style-name="P4">Moim najlepszym przyjacielem jest ten, kto pozwala mi wydobyć to, co we mnie najlepsze.</text:p>
      <text:p text:style-name="P4">Henry Ford</text:p>
      <text:p text:style-name="P4"/>
      <text:p text:style-name="P4">Dopóki człowiek nie odkryje czegoś, za co gotów jest umrzeć, nie nadaje się do życia.</text:p>
      <text:p text:style-name="P4"><text:soft-page-break/>Martin Luter King</text:p>
      <text:p text:style-name="P4"/>
      <text:p text:style-name="P4">Nie słuchaj tych, którzy mówią: "tak się tego nie robi". Może i nie, ale może ty i tak to zrobisz.</text:p>
      <text:p text:style-name="P4">Neil Simon</text:p>
      <text:p text:style-name="P4"/>
      <text:p text:style-name="P4">Żyj tak, jakbyś miał umrzeć jutro. Ucz się tak, jakbyś miał żyć wiecznie.</text:p>
      <text:p text:style-name="P4">Mahatma Gandhi</text:p>
      <text:p text:style-name="P4"/>
      <text:p text:style-name="P4">Każdy wielki i dominujący ruch w kronikach świata jest triumfem entuzjazmu.</text:p>
      <text:p text:style-name="P4">Ralph Waldo Emerson</text:p>
      <text:p text:style-name="P4"/>
      <text:p text:style-name="P4">Staje się zawsze to, w co naprawdę wierzysz; a twoja wiara w coś powoduje, że to się staje.</text:p>
      <text:p text:style-name="P4">Frank Lloyd Wright</text:p>
      <text:p text:style-name="P4"/>
      <text:p text:style-name="P4">Celem naszego życia nie powinno być posiadanie bogactw, lecz bogactwo bycia.</text:p>
      <text:p text:style-name="P4">Erich Fromm</text:p>
      <text:p text:style-name="P4"/>
      <text:p text:style-name="P4">Kiedy odkryjesz, że swoje życie wykorzystujesz tylko w połowie, ta druga połowa będzie cię prześladowała, dopóki jej nie rozwiniesz.</text:p>
      <text:p text:style-name="P4">Phillips Brooks</text:p>
      <text:p text:style-name="P4"/>
      <text:p text:style-name="P4">Na próżno robić więcej, jeśli można osiągnąć to samo, robiąc mniej</text:p>
      <text:p text:style-name="P4">William Ockham</text:p>
      <text:p text:style-name="P4"/>
      <text:p text:style-name="P4">- Czy zechciałbyś mi powiedzieć, którędy mam teraz iść?<text:span text:style-name="T30">\</text:span>- To zależy w dużym stopniu od tego, dokąd chcesz dojść - odpowiedział Kot.<text:span text:style-name="T30">\</text:span>- Właściwie wszystko mi jedno - rzekła Alicja.<text:span text:style-name="T30">\</text:span>- W takim razie obojętne, którędy pójdziesz - odpowiedział Kot z Cheshire.</text:p>
      <text:p text:style-name="P4">Lewis Carroll</text:p>
      <text:p text:style-name="P4"/>
      <text:p text:style-name="P4">Nie potrafię podać niezawodnego przepisu na sukces, ale mogę podać przepis na porażkę: staraj się zawsze wszystkich zadowolić</text:p>
      <text:p text:style-name="P4">Herbert Bayard Swope</text:p>
      <text:p text:style-name="P4"/>
      <text:p text:style-name="P4">Jedna rozmowa przy stole z mądrym człowiekiem jest warta tyle, co miesiąc studiowania książek</text:p>
      <text:p text:style-name="P4">powiedzenie chińskie</text:p>
      <text:p text:style-name="P4"/>
      <text:p text:style-name="P4">Partacze koncentrują się na łagodzeniu napięcia, ludzie sukcesu na osiągnięciu celu</text:p>
      <text:p text:style-name="P4">Dennis Waitley</text:p>
      <text:p text:style-name="P4"/>
      <text:p text:style-name="P4">Nie powstrzymuje Cię ani brak potencjału, ani brak okazji - powstrzymuje Cię brak pewności siebie</text:p>
      <text:p text:style-name="P4">Brian Tracy</text:p>
      <text:p text:style-name="P4"/>
      <text:p text:style-name="P4">Opanowanie innych to siła, opanowanie siebie to prawdziwa moc.</text:p>
      <text:p text:style-name="P4">Lao - Tse</text:p>
      <text:p text:style-name="P4"/>
      <text:p text:style-name="P4">Mount Everest, pokonałeś nas. Ale ja wrócę. I ja pokonam ciebie. Ponieważ ty już nie możesz urosnąć, a ja mogę.</text:p>
      <text:p text:style-name="P4">Edmund Hillary</text:p>
      <text:p text:style-name="P83"/>
      <text:p text:style-name="P4">Jednym z największych odkryć jakie uczynił człowiek, i jedną z największych dla niego niespodzianek, jest odkrycie, że może on uczynić to, o czym ze strachem sądził, że nie potrafi uczynić.</text:p>
      <text:p text:style-name="P4"><text:soft-page-break/>Henry Ford</text:p>
      <text:p text:style-name="P4"/>
      <text:p text:style-name="P4">Ludzie odnoszący sukces wierzą w siebie, zwłaszcza kiedy inni w nich nie wierzą.</text:p>
      <text:p text:style-name="P4">Kerry Randall</text:p>
      <text:p text:style-name="P4"/>
      <text:p text:style-name="P4">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4">Sharon Wood</text:p>
      <text:p text:style-name="P4"/>
      <text:p text:style-name="P4">Sukcesy znanych ludzi są proporcjonalne do wysiłku, jaki włożyli w wybraną dziedzinę swojej działalności</text:p>
      <text:p text:style-name="P4">Orison Swett Marden</text:p>
      <text:p text:style-name="P4"/>
      <text:p text:style-name="P4">Różnica między tym, co robimy, a co jesteśmy w stanie zrobić, wystarczyłaby, bo rozwiązać większość problemów tego świata.</text:p>
      <text:p text:style-name="P4">Mahatma Gandhi</text:p>
      <text:p text:style-name="P4"/>
      <text:p text:style-name="P4">Jeśli coś wiesz, przyznaj, że wiesz. Gdy zaś czegoś nie wiesz, przyznaj, że nie wiesz. Oto prawdziwa wiedza.</text:p>
      <text:p text:style-name="P4">Konfucjusz</text:p>
      <text:p text:style-name="P4"/>
      <text:p text:style-name="P4">Najbardziej twórczą ze wszystkich prac jest praca nad sobą, która pozwala odnajdywać urok młodości.</text:p>
      <text:p text:style-name="P4">Jan Paweł II</text:p>
      <text:p text:style-name="P4"/>
      <text:p text:style-name="P4">To nie śmierć wyrządza nam największą szkodę w życiu. Największą szkodę wyrządza nam to, co umiera w nas za życia.</text:p>
      <text:p text:style-name="P4">Norman Cousins</text:p>
      <text:p text:style-name="P4"/>
      <text:p text:style-name="P4">Istnieje zaledwie jedna przyczyna ludzkiego niepowodzenia. A jest nią brak wiary w swoje prawdziwe ja.</text:p>
      <text:p text:style-name="P4">William James</text:p>
      <text:p text:style-name="P4"/>
      <text:p text:style-name="P4">Gdybyśmy robili wszystko, na co nas stać, bez żadnej przesady zadziwilibyśmy siebie.</text:p>
      <text:p text:style-name="P4">Thomas Edison</text:p>
      <text:p text:style-name="P4"/>
      <text:p text:style-name="P4">Zazwyczaj mamy dość czasu, jeśli potrafimy wykorzystać go właściwie</text:p>
      <text:p text:style-name="P4">Johann Wolfgang von Goethe</text:p>
      <text:p text:style-name="P4"/>
      <text:p text:style-name="P4">Mądry człowiek nie czeka na okazje, sam je stwarza.</text:p>
      <text:p text:style-name="P4">Francis Bacon</text:p>
      <text:p text:style-name="P4"/>
      <text:p text:style-name="P4">Czas nie zawsze przemija w jednakowym rytmie. To my decydujemy o rytmie czasu.</text:p>
      <text:p text:style-name="P4">Paulo Coelho</text:p>
      <text:p text:style-name="P4"/>
      <text:p text:style-name="P4">Gdy nie wiesz, do którego portu płyniesz, żaden wiatr nie jest dobry.</text:p>
      <text:p text:style-name="P4">Seneka</text:p>
      <text:p text:style-name="P4"/>
      <text:p text:style-name="P4">Choćbyśmy cały świat przemierzyli w poszukiwaniu Piękna, nie znajdziemy go nigdzie, jeżeli nie nosimy go w sobie...</text:p>
      <text:p text:style-name="P4">Ralph Waldo Emerson</text:p>
      <text:p text:style-name="P4"/>
      <text:p text:style-name="P4">Nie szukaj zdrowia psychicznego, szukaj rozwoju, a znajdziesz jedno i drugie.</text:p>
      <text:p text:style-name="P4"><text:soft-page-break/>Kazimierz Dąbrowski</text:p>
      <text:p text:style-name="P4"/>
      <text:p text:style-name="P4">Talent jest tańszy od soli. Tym, co odróżnia utalentowanego człowieka od człowieka sukcesu, jest mnóstwo ciężkiej pracy</text:p>
      <text:p text:style-name="P4">Stephen King</text:p>
      <text:p text:style-name="P4"/>
      <text:p text:style-name="P4">Nie można pomóc komuś wspiąć się wyżej, samemu nie zbliżając się do szczytu.</text:p>
      <text:p text:style-name="P4">Norman Schwarzkopf</text:p>
      <text:p text:style-name="P4"/>
      <text:p text:style-name="P4">Niczego się nie obawiać i nic nie nazywać niemożliwym.</text:p>
      <text:p text:style-name="P4">Prentice Mulford</text:p>
      <text:p text:style-name="P4"/>
      <text:p text:style-name="P4">Każdy, kto przestaje się uczyć jest stary, bez względu na to, czy ma 20 czy 80 lat. Kto kontynuuje naukę pozostaje młody. Najwspanialszą rzeczą w życiu jest utrzymywanie swojego umysłu młodym.</text:p>
      <text:p text:style-name="P4">Henry Ford</text:p>
      <text:p text:style-name="P4"/>
      <text:p text:style-name="P4">Jeśli ktoś stracił pieniądze nic nie stracił. Jeśli ktoś przegrał bitwę i stracił wojsko mało stracił. Jeśli ktoś stracił wiarę wszystko stracił.</text:p>
      <text:p text:style-name="P4">Napoleon Bonaparte</text:p>
      <text:p text:style-name="P4"/>
      <text:p text:style-name="P4">Każde działanie podjęte bez planu kryje zalążek wszelkiego niepowodzenia</text:p>
      <text:p text:style-name="P4">Alex MacKenzie</text:p>
      <text:p text:style-name="P4"/>
      <text:p text:style-name="P4">Powiedz komuś, że jest odważny, a pomożesz mu stać się takim</text:p>
      <text:p text:style-name="P4">Thomas Carlyle</text:p>
      <text:p text:style-name="P4"/>
      <text:p text:style-name="P4">Łatwiej powiedzieć "nie" na początku, niż na końcu.</text:p>
      <text:p text:style-name="P4">Leonardo da Vinc</text:p>
      <text:p text:style-name="P4"/>
      <text:p text:style-name="P4">Ludzie nie dlatego przestają się bawić, że się starzeją, lecz starzeją się, bo przestają się bawić.</text:p>
      <text:p text:style-name="P4">Mark Twain</text:p>
      <text:p text:style-name="P4"/>
      <text:p text:style-name="P4">Brak czasu jest tak naprawdę brakiem priorytetów</text:p>
      <text:p text:style-name="P4">Tim Ferriss</text:p>
      <text:p text:style-name="P4"/>
      <text:p text:style-name="P4">Szlachetny człowiek wymaga od siebie, prostak od innych.</text:p>
      <text:p text:style-name="P4">Konfucjusz</text:p>
      <text:p text:style-name="P4"/>
      <text:p text:style-name="P4">Większość ludzi nie prowadzi swojego życia. Oni tylko je akceptują.</text:p>
      <text:p text:style-name="P4">John Kotter</text:p>
      <text:p text:style-name="P4"/>
      <text:p text:style-name="P4">Każdy człowiek na kuli ziemskiej ma skarb, który gdzieś na niego czeka.</text:p>
      <text:p text:style-name="P4">Paulo Coelho</text:p>
      <text:p text:style-name="P4"/>
      <text:p text:style-name="P4">Planowanie to oprawianie przyszłości w ramy teraźniejszości. Możesz to zrobić już dzisiaj.</text:p>
      <text:p text:style-name="P4">Alan Lakein</text:p>
      <text:p text:style-name="P4"/>
      <text:p text:style-name="P4">Cechą wspólną wszystkich ludzi sukcesu jest przezwyciężenie pokusy, by dać za wygraną.</text:p>
      <text:p text:style-name="P4">Peter Lowe</text:p>
      <text:p text:style-name="P4"><text:soft-page-break/></text:p>
      <text:p text:style-name="P4">Każda porażka jest szansą żeby spróbować jeszcze raz, tylko mądrzej</text:p>
      <text:p text:style-name="P4">Henry Ford</text:p>
      <text:p text:style-name="P4"/>
      <text:p text:style-name="P4">Nie odniosłem porażki. Po prostu odkryłem 10.000 błędnych rozwiązań</text:p>
      <text:p text:style-name="P4">Thomas Edison</text:p>
      <text:p text:style-name="P4"/>
      <text:p text:style-name="P4">Dobry przywódca rozumie, że jeżeli przez dłuższy czas robi się coś w pewien konkretny sposób, to zaczyna się to robić źle. Polepszyć pod względem jakości można każde bez wyjątku wykonanie.</text:p>
      <text:p text:style-name="P4">Harvey Macka</text:p>
      <text:p text:style-name="P4"/>
      <text:p text:style-name="P4">Nie pozwól, by dzień wczorajszy zajmował zbyt dużą część dnia dzisiejszego.</text:p>
      <text:p text:style-name="P4">Will Rogers</text:p>
      <text:p text:style-name="P4"/>
      <text:p text:style-name="P4">Życie to dziesięciobiegowy rower. Większość z nas ma biegi, których nigdy nie używa.</text:p>
      <text:p text:style-name="P4">Charles Schultz</text:p>
      <text:p text:style-name="P4"/>
      <text:p text:style-name="P4">Najtrudniejsze w sukcesie jest to, że nie można na jego odniesieniu poprzestać. Talent w biznesie to tylko punkt wyjściowy. Cały czas trzeba gonić go do roboty.</text:p>
      <text:p text:style-name="P4">Irving Beriln</text:p>
      <text:p text:style-name="P4"/>
      <text:p text:style-name="P4">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4">Peter Drucker</text:p>
      <text:p text:style-name="P4"/>
      <text:p text:style-name="P4">Jedynym, co ogranicza siłę, są więzy wiary</text:p>
      <text:p text:style-name="P4">Harold Wilson</text:p>
      <text:p text:style-name="P4"/>
      <text:p text:style-name="P4">Co należy zrobić po upadku? To, co robią dzieci: podnieść się.</text:p>
      <text:p text:style-name="P4">Aldous Huxley</text:p>
      <text:p text:style-name="P4"/>
      <text:p text:style-name="P4">Cokolwiek zrobisz, będzie nieznaczące, lecz jest bardzo ważne, byś to zrobił</text:p>
      <text:p text:style-name="P4">Mahatma Gandhi</text:p>
      <text:p text:style-name="P4"/>
      <text:p text:style-name="P4">Zwycięska postawa polega na byciu fizycznie rozluźnionym i mentalnie spiętym</text:p>
      <text:p text:style-name="P4">Arthur Robert Ashe, Jr</text:p>
      <text:p text:style-name="P4"/>
      <text:p text:style-name="P4">Dlaczego nie ryzykować chodząc po drzewach? Przecież to na nich rosną owoce!</text:p>
      <text:p text:style-name="P4">Mark Twain</text:p>
      <text:p text:style-name="P4"/>
      <text:p text:style-name="P4">Na co przyda się wspinanie po drabinie sukcesu, jeżeli u celu okaże się, że opiera się ona o niewłaściwy budynek?</text:p>
      <text:p text:style-name="P4">James Dobson</text:p>
      <text:p text:style-name="P4"/>
      <text:p text:style-name="P4">Istnieje na tym świecie wielu ludzi, którzy spędzają tyle czasu dbając o zdrowie, że nie mają czasu, by się nim cieszyć.</text:p>
      <text:p text:style-name="P4">Josh Billings</text:p>
      <text:p text:style-name="P4"/>
      <text:p text:style-name="P4">Największym zagrożeniem dla większości z nas nie jest to, że postawimy sobie za wysoki cel i nie osiągniemy go, ale że postawimy sobie za mały cel i osiągniemy go.</text:p>
      <text:p text:style-name="P4">Michał Anioł</text:p>
      <text:p text:style-name="P4"><text:soft-page-break/></text:p>
      <text:p text:style-name="P4">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4">Wojciech Cejrowski</text:p>
      <text:p text:style-name="P4"/>
      <text:p text:style-name="P4">Wielu chce żyć i nie starzeć się, a w rzeczywistości starzeją się i nie żyją.</text:p>
      <text:p text:style-name="P4">Alexander Mitscherlich</text:p>
      <text:p text:style-name="P4"/>
      <text:p text:style-name="P4">Problem to okazja w przebraniu.</text:p>
      <text:p text:style-name="P4">John Adams</text:p>
      <text:p text:style-name="P4"/>
      <text:p text:style-name="P4">Jeśli potrafisz powiedzieć, kim są Twoi bohaterowie, będę mógł powiedzieć, co osiągniesz w życiu.</text:p>
      <text:p text:style-name="P4">Warren Buffet</text:p>
      <text:p text:style-name="P4"/>
      <text:p text:style-name="P4">Błąd łatwiej można dostrzec niż prawdę, bo błąd leży na wierzchu, a prawda w głębi.</text:p>
      <text:p text:style-name="P4">Johann Wolfgang von Goethe</text:p>
      <text:p text:style-name="P4"/>
      <text:p text:style-name="P4">Oko widzi tylko to, co umysł gotowy jest przyjąć.</text:p>
      <text:p text:style-name="P4">Henri Bergson</text:p>
      <text:p text:style-name="P4"/>
      <text:p text:style-name="P4">Gdy osądzasz innych - nie pokazujesz jakimi oni są - pokazujesz jaki Ty jesteś.</text:p>
      <text:p text:style-name="P4">Wayne Dyer</text:p>
      <text:p text:style-name="P4"/>
      <text:p text:style-name="P4">Jesteś urodzony, by zwyciężać, jednakże, aby być zwycięzcą musisz zaplanować zwycięstwo, przygotować się do zwycięstwa i oczekiwać zwycięstwa.</text:p>
      <text:p text:style-name="P4">Zig Ziglar</text:p>
      <text:p text:style-name="P4"/>
      <text:p text:style-name="P4">Jeżeli istnieje sposób, by zrobić coś lepiej... znajdę go.</text:p>
      <text:p text:style-name="P4">Thomas Edison</text:p>
      <text:p text:style-name="P4"/>
      <text:p text:style-name="P4">Bycie najbogatszym człowiekiem na cmentarzu nie ma dla mnie znaczenia... Kiedy w nocy kładę się spać mówiąc, że stworzyliśmy coś wspaniałego... To jest to, co ma dla mnie znaczenie.</text:p>
      <text:p text:style-name="P4">Steve Jobs</text:p>
      <text:p text:style-name="P4"/>
      <text:p text:style-name="P4">Jesteś biedny i nieszczęśliwy nie dlatego, że Bóg tak chciał, ale dlatego, że twój ojciec wpoił ci, że tak musi być.</text:p>
      <text:p text:style-name="P4">Henry Ford</text:p>
      <text:p text:style-name="P4"/>
      <text:p text:style-name="P4">Najlepszy sposób osiągnięcia szczęścia - to rozsiewanie go wokół siebie.</text:p>
      <text:p text:style-name="P4">Robert Baden-Powell</text:p>
      <text:p text:style-name="P4"/>
      <text:p text:style-name="P4">Sukces jest zdolnością do przejścia od jednej porażki do drugiej bez utraty entuzjazmu.</text:p>
      <text:p text:style-name="P4">Winston Churchill</text:p>
      <text:p text:style-name="P4"/>
      <text:p text:style-name="P4">To nie to, co masz, ani to, kim jesteś, ani to, gdzie jesteś, ani co robisz czyni Cię szczęśliwym bądź nieszczęśliwym. Chodzi o to, o czym myślisz.</text:p>
      <text:p text:style-name="P4">Dale Carnegie</text:p>
      <text:p text:style-name="P4"/>
      <text:p text:style-name="P4">Tylko życie poświęcone innym warte jest przeżycia</text:p>
      <text:p text:style-name="P4">Albert Einstein</text:p>
      <text:p text:style-name="P4"><text:soft-page-break/></text:p>
      <text:p text:style-name="P4">Większość domów wartych powyżej $250.000 ma bibliotekę, przemyśl to.</text:p>
      <text:p text:style-name="P4">Jim Rohn</text:p>
      <text:p text:style-name="P4"/>
      <text:p text:style-name="P4">Ludzie w większości przypadków poddają się wówczas, gdy są już na progu zwycięstwa. Rezygnują tuż przed metą. W ostatniej minucie gry, na metr przed linią, za którą jest zwycięstwo.</text:p>
      <text:p text:style-name="P4">Ross Pero</text:p>
      <text:p text:style-name="P4"/>
      <text:p text:style-name="P4">Nie pozwól obawie o to, ile zajmie osiągnięcie czegoś, przeszkodzić Ci w robieniu tego. Czas i tak upłynie, a możemy równie dobrze wykorzystać go w najlepszy możliwy sposób.</text:p>
      <text:p text:style-name="P4">Earl Nightingale</text:p>
      <text:p text:style-name="P4"/>
      <text:p text:style-name="P4">Gdyby ludzie wiedzieli, jak ciężko pracowałem, aby osiągnąć swe mistrzostwo, wcale nie wydawałoby im się tak cudowne.</text:p>
      <text:p text:style-name="P4">Michał Anioł</text:p>
      <text:p text:style-name="P4"/>
      <text:p text:style-name="P4">Jak blask słońca oświetla wnętrze komnaty, tak nauka rozświetla umysł.</text:p>
      <text:p text:style-name="P4">Wang Chong</text:p>
      <text:p text:style-name="P4"/>
      <text:p text:style-name="P4">Poświęcaj tyle czasu na ulepszanie siebie, byś nie miał go na krytykę innych.</text:p>
      <text:p text:style-name="P4">Christian D. Larson</text:p>
      <text:p text:style-name="P4"/>
      <text:p text:style-name="P4">Jeśli nie ustalasz celów dla siebie, jesteś skazany na pracowanie przy osiąganiu celów kogoś innego.</text:p>
      <text:p text:style-name="P4">Brian Tracy</text:p>
      <text:p text:style-name="P4"/>
      <text:p text:style-name="P4">Szaleństwem jest zachowywać się w ten sam sposób i oczekiwać innego rezultatu.</text:p>
      <text:p text:style-name="P4">Albert Einstei</text:p>
      <text:p text:style-name="P4"/>
      <text:p text:style-name="P4">Żyj kierując się swoją wyobraźnią, nie swoją historią.</text:p>
      <text:p text:style-name="P4">Stephen Covey</text:p>
      <text:p text:style-name="P4"/>
      <text:p text:style-name="P4">Ciesz się każdą chwilą, abyś potem nigdy nie żałował, że utraciłeś młodość.</text:p>
      <text:p text:style-name="P4">Paulo Coelho</text:p>
      <text:p text:style-name="P4"/>
      <text:p text:style-name="P4">Sukces jest czymś, co przyciągasz poprzez to, kim się stajesz</text:p>
      <text:p text:style-name="P4">Jim Rohn</text:p>
      <text:p text:style-name="P4"/>
      <text:p text:style-name="P4">Wielkie umysły mają cele. Małe umysły mają życzenia.</text:p>
      <text:p text:style-name="P4">Washington Irving</text:p>
      <text:p text:style-name="P4"/>
      <text:p text:style-name="P4">Najlepszą metodą przewidywania przyszłości jest jej tworzenie</text:p>
      <text:p text:style-name="P4">Peter Drucker</text:p>
      <text:p text:style-name="P4"/>
      <text:p text:style-name="P4">Jeśli jesteś dobrą piłką, to im silniej cię uderzą, tym wyżej się wzniesiesz.</text:p>
      <text:p text:style-name="P4">Tristan Bernard</text:p>
      <text:p text:style-name="P4"/>
      <text:p text:style-name="P4">Nie potrzebujesz bardziej kreatywnych rozwiązań, potrzebujesz bardziej kreatywnych pytań</text:p>
      <text:p text:style-name="P82">Andy Gree<text:span text:style-name="T44">n</text:span></text:p>
      <text:p text:style-name="P4"/>
      <text:p text:style-name="P4"><text:soft-page-break/>Podróż tysiąca mil zaczyna się od jednego kroku.</text:p>
      <text:p text:style-name="P4">Konfucjusz</text:p>
      <text:p text:style-name="P4"/>
      <text:p text:style-name="P4">Pamiętaj, iż twoja własna determinacja, by osiągnąć sukces, liczy się bardziej, niż cokolwiek innego na świecie.</text:p>
      <text:p text:style-name="P4">Abraham Lincoln</text:p>
      <text:p text:style-name="P4"/>
      <text:p text:style-name="P4">Działaj, jakby to, co robisz czyniło różnicę. Bo czyni.</text:p>
      <text:p text:style-name="P4">William James</text:p>
      <text:p text:style-name="P4"/>
      <text:p text:style-name="P4">Każdy głupi potrafi krytykować, potępiać i narzekać, ale potrzeba charakteru i samokontroli, by być rozumiejącym i przebaczającym.</text:p>
      <text:p text:style-name="P4">Dale Carnegie</text:p>
      <text:p text:style-name="P4"/>
      <text:p text:style-name="P4">Wyzwania stawiane Ci przez życie nie mają Cię sparaliżować - one mają pomóc Ci odkryć, kim jesteś.</text:p>
      <text:p text:style-name="P4">Bernice Johnson Reago</text:p>
      <text:p text:style-name="P4"/>
      <text:p text:style-name="P4">Życie jest ciągiem doświadczeń, z których każde czyni nas silniejszymi, mimo że czasem trudno nam to sobie uświadomić.</text:p>
      <text:p text:style-name="P4">Henry Ford</text:p>
      <text:p text:style-name="P4"/>
      <text:p text:style-name="P4">Nie ma takiej fantazji, której wola i rozum ludzki nie zdołałyby przekształcić w rzeczywistość.</text:p>
      <text:p text:style-name="P4">William Szekspir</text:p>
      <text:p text:style-name="P4"/>
      <text:p text:style-name="P4">Chcąc zmusić ludzi, aby dobrze o nas mówili, jedyny to sposób - czynić dobrze.</text:p>
      <text:p text:style-name="P4">Voltaire</text:p>
      <text:p text:style-name="P4"/>
      <text:p text:style-name="P4">Najważniejszym powodem, dla którego ludzie nie osiągają tego, co chcą, jest to, że sami nie wiedzą, czego chcą.</text:p>
      <text:p text:style-name="P4">T. Harv Eker</text:p>
      <text:p text:style-name="P4"/>
      <text:p text:style-name="P81">Nie czekaj. Pora nigdy nie będzie idealna!</text:p>
      <text:p text:style-name="P81">Napoleon Hill</text:p>
      <text:p text:style-name="P4"/>
      <text:p text:style-name="P4">Jeżeli coś ci się nie uda, możesz być rozczarowany. Jeżeli jednak nie będziesz dalej próbować, już po tobie.</text:p>
      <text:p text:style-name="P4">Beverly Sills</text:p>
      <text:p text:style-name="P4"/>
      <text:p text:style-name="P4">O radę pytaj tego, kto sam sobie radzi.</text:p>
      <text:p text:style-name="P4">Leonardo da Vinci</text:p>
      <text:p text:style-name="P4"/>
      <text:p text:style-name="P4">Nie starzeje się ten, kto nie ma na to czasu.</text:p>
      <text:p text:style-name="P4">Benjamin Franklin</text:p>
      <text:p text:style-name="P4"/>
      <text:p text:style-name="P4">Nic tak nie przyczynia się do szybkiego sukcesu jak cudze błędy.</text:p>
      <text:p text:style-name="P4">Roger Bacon</text:p>
      <text:p text:style-name="P4"/>
      <text:p text:style-name="P4">Stojący w porcie statek jest bezpieczny, ale statków nie buduje się po to aby stały w portach.</text:p>
      <text:p text:style-name="P4">Grace Hopper</text:p>
      <text:p text:style-name="P4"/>
      <text:p text:style-name="P4">Spotkałem w życiu wielu bogatych ludzi. Zauważyłem jednak, że ludzie bogaci nie są szczęśliwi. Praca dla nich jest jak narkotyk. W biznesie tak się człowiek zatraca, że gubi czas na życie, na rodzinę... <text:soft-page-break/>a to przecież jest szczęście!</text:p>
      <text:p text:style-name="P4">Roman Kluska</text:p>
      <text:p text:style-name="P4"/>
      <text:p text:style-name="P4">Żyje się raz i nigdy nie ma okazji do ponownego sprawdzenia tego czy tamtego. Wiele czytałem jako dziecko, ciężko pracowałem nad sobą. Kto wie, jaki wpływ miały te czynniki?</text:p>
      <text:p text:style-name="P4">Bill Gates</text:p>
      <text:p text:style-name="P4"/>
      <text:p text:style-name="P4">Twoim celem musi być zdobycie wszystkiego bez zniszczenia czegokolwiek</text:p>
      <text:p text:style-name="P4">Sun Tzu</text:p>
      <text:p text:style-name="P4"/>
      <text:p text:style-name="P4">Prawdziwa podróż ku odkryciu składa się nie z poszukiwania nowych pejzaży, lecz obserwacji nowymi oczami</text:p>
      <text:p text:style-name="P4">Marcel Proust</text:p>
      <text:p text:style-name="P4"/>
      <text:p text:style-name="P4">Jeden siedzi dziś w cieniu dlatego, że inny dawno temu posadził w tym miejscu drzewo</text:p>
      <text:p text:style-name="P4">Warren Buffet</text:p>
      <text:p text:style-name="P4"/>
      <text:p text:style-name="P4">Co wieczór stawiać sobie poważnie pytanie, czegośmy się w danym dniu nowego nauczyli</text:p>
      <text:p text:style-name="P4">Georg Christoph Lichtenberg</text:p>
      <text:p text:style-name="P4"/>
      <text:p text:style-name="P4">Mądry jest nie ten, który martwi się z powodu niedostatku, lecz ten, który cieszy się z tego, co ma.</text:p>
      <text:p text:style-name="P4">Demokryt</text:p>
      <text:p text:style-name="P4"/>
      <text:p text:style-name="P4">Odpowiedzialni jesteśmy nie tylko za to, co robimy, lecz i za to, czego nie robimy</text:p>
      <text:p text:style-name="P4">Lao - Tse</text:p>
      <text:p text:style-name="P4"/>
      <text:p text:style-name="P4">Bardziej niż cokolwiek innego - przygotowywanie się jest sekretem do sukcesu</text:p>
      <text:p text:style-name="P4">Henry Ford</text:p>
      <text:p text:style-name="P4"/>
      <text:p text:style-name="P4">Można rozpalić nowy ogień, lecz nie sposób wskrzesić ognia raz ugaszonego</text:p>
      <text:p text:style-name="P4">Wang Chong</text:p>
      <text:p text:style-name="P4"/>
      <text:p text:style-name="P4">Człowiek powinien sięgać po to, co przewyższa jego możliwości</text:p>
      <text:p text:style-name="P4">Robert Browning</text:p>
      <text:p text:style-name="P4"/>
      <text:p text:style-name="P4">Jeśli z premedytacją planujesz, by nie wykorzystać w pełni swojego potencjału - muszę Cię ostrzec - będziesz nieszczęśliwy do końca swoich dni.</text:p>
      <text:p text:style-name="P4">Abraham Maslow</text:p>
      <text:p text:style-name="P4"/>
      <text:p text:style-name="P4">Trzeba jakoś swoje życie przeżyć. Jeżeli chcesz utrzymać się na odpowiednim poziomie, nie masz wyjścia - musisz znaleźć jakiś ciekawy na to sposób. Nie znajdziesz go jednak, jeżeli tylko będziesz siedzieć na tyłku.</text:p>
      <text:p text:style-name="P4">Katharine Hepburn</text:p>
      <text:p text:style-name="P4"/>
      <text:p text:style-name="P4">Przeszkody pojawiają się, gdy spuszczasz wzrok z celu</text:p>
      <text:p text:style-name="P4">Hannah More</text:p>
      <text:p text:style-name="P4"/>
      <text:p text:style-name="P4">Cieśla, który chce dobrze robotę wykonać, musi wpierw naostrzyć swe narzędzia</text:p>
      <text:p text:style-name="P4">Konfucjusz</text:p>
      <text:p text:style-name="P4"/>
      <text:p text:style-name="P4"><text:soft-page-break/>Cnotę widać wyraźniej w czynach niż w ich braku</text:p>
      <text:p text:style-name="P4">Arystoteles</text:p>
      <text:p text:style-name="P4"/>
      <text:p text:style-name="P4">Myśl w kategoriach sukcesu, wyobrażaj sobie sukces, a wprawisz w ruch moc dającego się zrealizować pragnienia. Kiedy obraz umysłowy lub postawa będzie utrzymywana wystarczająco mocno, w rzeczywistości przejmie kontrolę nad warunkami i okolicznościami.</text:p>
      <text:p text:style-name="P4">Norman Vincent Peale</text:p>
      <text:p text:style-name="P4"/>
      <text:p text:style-name="P4">Nikt nie jest w stanie sprawić, byś poczuł się gorszym, bez Twojego pozwolenia</text:p>
      <text:p text:style-name="P4">Eleanor Roosevelt</text:p>
      <text:p text:style-name="P4"/>
      <text:p text:style-name="P4">Czytanie dobrych książek jest niczym rozmowa z najwspanialszymi ludźmi</text:p>
      <text:p text:style-name="P4">Kartezjusz</text:p>
      <text:p text:style-name="P4"/>
      <text:p text:style-name="P4">Jesteśmy jak żeglarze, którzy muszą swój żaglowiec przebudować na otwartym morzu, a nie mogą go nigdy położyć w doku i zbudować od nowa z najlepszych części.</text:p>
      <text:p text:style-name="P4">Otto Neurath</text:p>
      <text:p text:style-name="P4"/>
      <text:p text:style-name="P4">Bądź wierny sobie, a nie będziesz niewierny innym.</text:p>
      <text:p text:style-name="P4">Francis Bacon</text:p>
      <text:p text:style-name="P4"/>
      <text:p text:style-name="P4">Człowiek jest tym, o czym przez cały dzień myśli</text:p>
      <text:p text:style-name="P4">Ralph Waldo Emerson</text:p>
      <text:p text:style-name="P4"/>
      <text:p text:style-name="P4">Biednym jest nie ten, kto ma mało, ale ten, kto tęskni za tym, by mieć więcej.</text:p>
      <text:p text:style-name="P4">Seneka</text:p>
      <text:p text:style-name="P4"/>
      <text:p text:style-name="P4">Tylko ta praca daje siły, która i sił wymaga.</text:p>
      <text:p text:style-name="P4">Władysław Grzeszczyk</text:p>
      <text:p text:style-name="P4"/>
      <text:p text:style-name="P4">Jeżeli istnieje jakiś jeden sekret sukcesu, to jest to umiejętność przyjmowania cudzego punktu widzenia i patrzenia z tej perspektywy z równą łatwością jak z własnej.</text:p>
      <text:p text:style-name="P4">Henry Ford</text:p>
      <text:p text:style-name="P4"/>
      <text:p text:style-name="P4">Osoba, którą sobie wyobrażasz, jest osobą, którą się staniesz</text:p>
      <text:p text:style-name="P4">Jim Cathcart</text:p>
      <text:p text:style-name="P4"/>
      <text:p text:style-name="P4">Chcąc doznać pełni szczęścia, trzeba je dzielić z kimś drugim</text:p>
      <text:p text:style-name="P4">Mark Twain</text:p>
      <text:p text:style-name="P4"/>
      <text:p text:style-name="P4">Jeśli dasz człowiekowi rybę, nakarmisz go na jeden dzień. Jeśli nauczysz go, jak łowić ryby, nakarmisz go na całe życie.</text:p>
      <text:p text:style-name="P4">przysłowie indiańskie</text:p>
      <text:p text:style-name="P4"/>
      <text:p text:style-name="P4">Lepiej spłonąć niż zwiędnąć</text:p>
      <text:p text:style-name="P4">Aleksander Wielki</text:p>
      <text:p text:style-name="P4"/>
      <text:p text:style-name="P4">Geniusz to czasem tylko instynkt, który nie podlega doskonaleniu; częściej jest to sztuka trafnego kojarzenia codziennie doskonalona dzięki obserwacji i doświadczeniu.</text:p>
      <text:p text:style-name="P4">Napoleon Bonaparte</text:p>
      <text:p text:style-name="P4"/>
      <text:p text:style-name="P4"><text:soft-page-break/>Jest tylko jeden sposób nauki. Poprzez działanie.</text:p>
      <text:p text:style-name="P4">Paulo Coelho</text:p>
      <text:p text:style-name="P4"/>
      <text:p text:style-name="P4">Widzicie różne rzeczy i pytacie: dlaczego takie są? Natomiast ja marzę o rzeczach, których nie ma i pytam: dlaczego by nie miały zaistnieć?</text:p>
      <text:p text:style-name="P4">George Bernard Shaw</text:p>
      <text:p text:style-name="P4"/>
      <text:p text:style-name="P4">Największym zwycięstwem jest to, które odnosimy nad nami samymi</text:p>
      <text:p text:style-name="P4">Tadeusz Kościuszko</text:p>
      <text:p text:style-name="P4"/>
      <text:p text:style-name="P4">Jedna maszyna może wykonać pracę pięćdziesięciu przeciętnych ludzi. Ale żadna maszyna nie wykona pracy jednego człowieka ponadprzeciętnego.</text:p>
      <text:p text:style-name="P4">Elbert (Green) Hubbard</text:p>
      <text:p text:style-name="P4"/>
      <text:p text:style-name="P4">Kochasz życie? Nie trwoń zatem swego czasu, ponieważ ono jest z niego utkane.</text:p>
      <text:p text:style-name="P4">Benjamin Franklin</text:p>
      <text:p text:style-name="P4"/>
      <text:p text:style-name="P4">Nie ma żadnego usprawiedliwienia, by nie stać się wielkim.</text:p>
      <text:p text:style-name="P4">Tom Peters</text:p>
      <text:p text:style-name="P4"/>
      <text:p text:style-name="P4">Geniusz to wynik 1 procenta natchnienia i 99 procent wypocenia.</text:p>
      <text:p text:style-name="P4">Thomas Edison</text:p>
      <text:p text:style-name="P4"/>
      <text:p text:style-name="P4">Wygrywa tylko ten, kto ma jasno określony cel i nieodparte pragnienie, aby go osiągnąć.</text:p>
      <text:p text:style-name="P4">Napoleon Hill</text:p>
      <text:p text:style-name="P4"/>
      <text:p text:style-name="P4">W konfrontacji strumienia ze skałą, strumień zawsze wygrywa - nie przez swoją siłę, ale przez wytrwałość.</text:p>
      <text:p text:style-name="P4">Budda</text:p>
      <text:p text:style-name="P4"/>
      <text:p text:style-name="P4">Motywacja jest tym, co pozwala Ci zacząć. Nawyk jest tym, co pozwala Ci wytrwać.</text:p>
      <text:p text:style-name="P4">Jim Ryun</text:p>
      <text:p text:style-name="P4"/>
      <text:p text:style-name="P4">Albo znajdziemy drogę, albo ją sami wytyczymy.</text:p>
      <text:p text:style-name="P4">Hannibal</text:p>
      <text:p text:style-name="P4"/>
      <text:p text:style-name="P4">O dobrym przywódcy powiedzą: "Sami to zrobiliśmy"</text:p>
      <text:p text:style-name="P4">Lao - Tse</text:p>
      <text:p text:style-name="P4"/>
      <text:p text:style-name="P4">Całe nasze życie to działanie i pasja. Unikając zaangażowania w działania i pasje naszych czasów, ryzykujemy, że w ogóle nie zaznamy życia.</text:p>
      <text:p text:style-name="P4">Herodot</text:p>
      <text:p text:style-name="P4"/>
      <text:p text:style-name="P4">Twój los zależy od Twoich nawyków.</text:p>
      <text:p text:style-name="P4">Brian Tracy</text:p>
      <text:p text:style-name="P4"/>
      <text:p text:style-name="P4">Każdy człowiek, którego potomność nazwała wielkim, osiągnął sukces na tyle właśnie, na ile zdołał skupić się na celu i konsekwentnie dążyć w jednym wytyczonym kierunku.</text:p>
      <text:p text:style-name="P4">Orison Swett Marden</text:p>
      <text:p text:style-name="P4"/>
      <text:p text:style-name="P4">Nie chodzi o to, byśmy osiągnęli nasze najwyższe ideały, lecz o to, aby były one naprawdę wysokie.</text:p>
      <text:p text:style-name="P4"><text:soft-page-break/>Robert Baden-Powell</text:p>
      <text:p text:style-name="P4"/>
      <text:p text:style-name="P4">Osoba, która twierdzi, że coś nie może być zrobione, nie powinna przeszkadzać tej, która właśnie to robi.</text:p>
      <text:p text:style-name="P4">powiedzenie chińskie</text:p>
      <text:p text:style-name="P4"/>
      <text:p text:style-name="P4">Odważnym szczęście sprzyja.</text:p>
      <text:p text:style-name="P4">Wergiliusz</text:p>
      <text:p text:style-name="P4"/>
      <text:p text:style-name="P4">Pamiętanie o tym, że kiedyś umrzesz jest najlepszym sposobem jaki znam na uniknięcie myślenia o tym, że masz cokolwiek do stracenia. Już teraz jesteś nagi. Nie ma powodu, dla którego nie powinieneś żyć tak, jak nakazuje ci serce.</text:p>
      <text:p text:style-name="P4">Steve Jobs</text:p>
      <text:p text:style-name="P4"/>
      <text:p text:style-name="P4">Ludzie, którzy tracą czas czekając, aż zaistnieją najbardziej sprzyjające warunki, nigdy nic nie zdziałają. Najlepszy czas na działanie jest teraz!</text:p>
      <text:p text:style-name="P4">Mark Fisher</text:p>
      <text:p text:style-name="P4"/>
      <text:p text:style-name="P4">Bądź zmianą, którą pragniesz ujrzeć w świecie.</text:p>
      <text:p text:style-name="P4">Mahatma Gandhi</text:p>
      <text:p text:style-name="P4"/>
      <text:p text:style-name="P80">Przyszłość zaczyna się dzisiaj, nie jutro.</text:p>
      <text:p text:style-name="P4">Jan Paweł II</text:p>
      <text:p text:style-name="P4"/>
      <text:p text:style-name="P4">By dojść do źródła, trzeba płynąć pod prąd.</text:p>
      <text:p text:style-name="P4">Stanisław Jerzy Lec</text:p>
      <text:p text:style-name="P4"/>
      <text:p text:style-name="P4">Im więcej mamy czasu na wykonanie jakiejś pracy, tym więcej czasu ona nam zabiera.</text:p>
      <text:p text:style-name="P4">prof. C. Northcote Parkinson</text:p>
      <text:p text:style-name="P4"/>
      <text:p text:style-name="P4">A zatem równik mam poza sobą! Okazuje się, że można tu dotrzeć rowerem... jeśli się tylko naprawdę tego pragnie.</text:p>
      <text:p text:style-name="P4">Kazimierz Nowak</text:p>
      <text:p text:style-name="P4"/>
      <text:p text:style-name="P4">Jeśli sądzisz, że potrafisz to masz rację. Jeśli sądzisz, że nie potrafisz - również masz rację.</text:p>
      <text:p text:style-name="P4">Henry Ford</text:p>
      <text:p text:style-name="P4"/>
      <text:p text:style-name="P4">Musimy żeglować czasem z wiatrem, czasem pod wiatr, ale żeglować, nie dryfować ani stawać na kotwicy.</text:p>
      <text:p text:style-name="P4">Oliver Wendell Holmes</text:p>
      <text:p text:style-name="P4"/>
      <text:p text:style-name="P4">Jesteśmy tym, co w swoim życiu powtarzamy. Doskonałość nie jest jednorazowym aktem, lecz nawykiem.</text:p>
      <text:p text:style-name="P4">Arystoteles</text:p>
      <text:p text:style-name="P4"/>
      <text:p text:style-name="P4">Potykając się, można zajść daleko; nie wolno tylko upaść i nie podnieść się.</text:p>
      <text:p text:style-name="P4">Johann Wolfgang von Goethe</text:p>
      <text:p text:style-name="P4"/>
      <text:p text:style-name="P4">Masz szczęście - jesteś człowiekiem. Róża jest piękna, ale nie wie dlaczego i dla kogo jest piękna.</text:p>
      <text:p text:style-name="P4">Michel Quoist</text:p>
      <text:p text:style-name="P4"/>
      <text:p text:style-name="P4">Zakres szczęścia człowieka zależy od niego samego.</text:p>
      <text:p text:style-name="P4"><text:soft-page-break/>Abraham Lincoln</text:p>
      <text:p text:style-name="P4"/>
      <text:p text:style-name="P4">Jeśli człowiek ma zamiar do końca życia pozostać pracownikiem fizycznym, to powinien równo z wybiciem godziny szesnastej zapominać o swojej pracy. Natomiast jeśli zamierza piąć się wzwyż, wówczas wybicie godziny szesnastej powinno być dlań sygnałem do myślenia.</text:p>
      <text:p text:style-name="P4">Henry Ford</text:p>
      <text:p text:style-name="P4"/>
      <text:p text:style-name="P4">Nic nie jest szczególnie trudne do zrobienia, jeśli tylko rozłożyć to na etapy.</text:p>
      <text:p text:style-name="P4">Henry Ford</text:p>
      <text:p text:style-name="P4"/>
      <text:p text:style-name="P4">Nie staraj się zostać człowiekiem sukcesu, lecz człowiekiem wartościowym</text:p>
      <text:p text:style-name="P4">Albert Einstein</text:p>
      <text:p text:style-name="P4"/>
      <text:p text:style-name="P4">Kierunek jest znacznie ważniejszy od prędkości. Wielu ludzi pędzi donikąd.</text:p>
      <text:p text:style-name="P4">Steve Maraboli</text:p>
      <text:p text:style-name="P4"/>
      <text:p text:style-name="P4">Ważniejsza jest czystość intencji niż doskonałość działania.</text:p>
      <text:p text:style-name="P4">Ilyas Kassam</text:p>
      <text:p text:style-name="P4"/>
      <text:p text:style-name="P4">Nie ma porażki, z wyjątkiem zaprzestania prób</text:p>
      <text:p text:style-name="P4">Elbert (Green) Hubbard</text:p>
      <text:p text:style-name="P4"/>
      <text:p text:style-name="P4">Zagranie złej nuty jest bez znaczenia. Granie bez pasji jest niewybaczalne!</text:p>
      <text:p text:style-name="P4">Ludwig van Beethoven</text:p>
      <text:p text:style-name="P4"/>
      <text:p text:style-name="P4">Jeśli nie wiesz, co masz robić, nie rób nic. Nie wypełniaj swego czasu banalnymi sprawami. Po prostu nie rób nic. Posiedź. Nie rób nic, a może będziesz zdolny usłyszeć głos swego serca.</text:p>
      <text:p text:style-name="P4">Maya Angelou</text:p>
      <text:p text:style-name="P4"/>
      <text:p text:style-name="P4">Kto chce być szczęśliwy, nie musi więcej posiadać, a tylko mniej żądać</text:p>
      <text:p text:style-name="P4">Phil Bosmans</text:p>
      <text:p text:style-name="P4"/>
      <text:p text:style-name="P4">Postęp nie jest możliwy bez odchyleń od normy</text:p>
      <text:p text:style-name="P4">Frank Zappa</text:p>
      <text:p text:style-name="P4"/>
      <text:p text:style-name="P4">Niemożliwe to nie fakt. To przekonanie.</text:p>
      <text:p text:style-name="P4">Muhammad Ali</text:p>
      <text:p text:style-name="P4"/>
      <text:p text:style-name="P4">Miej nawet mały rozum, ale swój</text:p>
      <text:p text:style-name="P4">Johann Wolfgang von Goethe</text:p>
      <text:p text:style-name="P4"/>
      <text:p text:style-name="P4">W Twoim życiu pojawiają się ludzie, koncepcje i możliwości, które pozostają w zgodzie z Twoim dominującym sposobem myślenia</text:p>
      <text:p text:style-name="P4">Brian Tracy</text:p>
      <text:p text:style-name="P4"/>
      <text:p text:style-name="P4">Małe szanse są często początkiem wielkich przedsięwzięć.</text:p>
      <text:p text:style-name="P4">Demostenes</text:p>
      <text:p text:style-name="P4"/>
      <text:p text:style-name="P4">Wszyscy wielcy mówcy byli najpierw złymi mówcami</text:p>
      <text:p text:style-name="P4"><text:soft-page-break/>Ralph Waldo Emerson</text:p>
      <text:p text:style-name="P4"/>
      <text:p text:style-name="P4">Świat jest wielkim lustrem. Odbija do Ciebie to, kim jesteś. Jeśli jesteś kochający, przyjacielski, pomocny – świat okaże się kochający, przyjacielski i pomocny dla Ciebie.</text:p>
      <text:p text:style-name="P4">Thomas Dreier</text:p>
      <text:p text:style-name="P4"/>
      <text:p text:style-name="P4">To, co budujesz latami, może runąć w ciągu jednej nocy - buduj mimo wszystko.</text:p>
      <text:p text:style-name="P4">Matka Teresa z Kalkuty</text:p>
      <text:p text:style-name="P4"/>
      <text:p text:style-name="P4">Kiedy sobie uświadomisz, że niczego ci nie brakuje, cały świat będzie należał do ciebie</text:p>
      <text:p text:style-name="P4">Lao - Tse</text:p>
      <text:p text:style-name="P4"/>
      <text:p text:style-name="P4">Jeżeli upadłeś siedem razy, podnieś się osiem razy</text:p>
      <text:p text:style-name="P4">powiedzenie chińskie</text:p>
      <text:p text:style-name="P4"/>
      <text:p text:style-name="P4">Narzekałem, że nie mam butów, dopóki nie spotkałem człowieka, który nie miał stóp</text:p>
      <text:p text:style-name="P4">James Matthew Barrie</text:p>
      <text:p text:style-name="P4"/>
      <text:p text:style-name="P4">Nie wolno zgadzać się na pełzanie, gdy czujemy potrzebę latania</text:p>
      <text:p text:style-name="P4">Helen Keller</text:p>
      <text:p text:style-name="P4"/>
      <text:p text:style-name="P4">Zrób to zanim będziesz gotów, gdyż nigdy nie będziesz gotów jeśli będziesz czekać</text:p>
      <text:p text:style-name="P4">Les Brown</text:p>
      <text:p text:style-name="P4"/>
      <text:p text:style-name="P4">Ludzie z celami odnoszą sukcesy, ponieważ wiedzą dokąd zmierzają… To jest aż tak proste.</text:p>
      <text:p text:style-name="P4">Earl Nightingale</text:p>
      <text:p text:style-name="P4"/>
      <text:p text:style-name="P4">Jestem optymistą. Bycie kimkolwiek innym, nie zdaje się być do czegokolwiek przydatne.</text:p>
      <text:p text:style-name="P4">Winston Churchill</text:p>
      <text:p text:style-name="P4"/>
      <text:p text:style-name="P4">Nie pytaj czego świat potrzebuje. Pytaj co czyni cię pełnym życia i rób to. Ponieważ tym czego świat potrzebuje są ludzie pełni życia.</text:p>
      <text:p text:style-name="P4">Howard Thurman</text:p>
      <text:p text:style-name="P4"/>
      <text:p text:style-name="P4">Bogaci podziwiają innych bogatych. Biedni nie cierpią bogatych.</text:p>
      <text:p text:style-name="P4">T. Harv Eker</text:p>
      <text:p text:style-name="P4"/>
      <text:p text:style-name="P4">Zaryzykuj wszystko, bo nie zyskasz niczego.</text:p>
      <text:p text:style-name="P4">Geoffrey de Charny</text:p>
      <text:p text:style-name="P4"/>
      <text:p text:style-name="P4">Tajemnica szczęścia nie leży w większym posiadaniu, ale w umiejętności cieszenia się mniejszym posiadaniem</text:p>
      <text:p text:style-name="P4">Sokrates</text:p>
      <text:p text:style-name="P4"/>
      <text:p text:style-name="P4">Nie mam żadnych talentów – prócz namiętnej ciekawości</text:p>
      <text:p text:style-name="P4">Albert Einstein</text:p>
      <text:p text:style-name="P4"/>
      <text:p text:style-name="P4">Życia nie mierzy się ilością oddechów, ale ilością chwil, które zapierają dech w piersiach</text:p>
      <text:p text:style-name="P4">Maya Angelou</text:p>
      <text:p text:style-name="P4"><text:soft-page-break/></text:p>
      <text:p text:style-name="P4">Aby samemu być szczęśliwym, trzeba budować szczęście innych.</text:p>
      <text:p text:style-name="P4">Raoul Follereau</text:p>
      <text:p text:style-name="P4"/>
      <text:p text:style-name="P4">Nie płacą Ci za godzinę. Płacą za wartość jaką dodajesz do tej godziny.</text:p>
      <text:p text:style-name="P4">Jim Rohn</text:p>
      <text:p text:style-name="P4"/>
      <text:p text:style-name="P4">Człowiek, który marnuje swój czas, nie poznał jeszcze wartości życia</text:p>
      <text:p text:style-name="P4">Karol Darwin</text:p>
      <text:p text:style-name="P4"/>
      <text:p text:style-name="P4">Nie jest klęską, gdy człowiek umiera, nie spełniwszy marzeń, ale klęską jest, gdy nie ma marzeń. To nie wstyd, że człowiekowi nie udało się sięgnąć gwiazd, ale wstyd, gdy nie ma gwiazd, po które chciałby sięgnąć.</text:p>
      <text:p text:style-name="P4">Benjamin Mays</text:p>
      <text:p text:style-name="P4"/>
      <text:p text:style-name="P4">Celem wykształcenia nie jest napełnienie umysłu człowieka faktami; zadaniem jest nauczyć go, jak ma używać umysłu do myślenia. A często zdarza się, że człowiek lepiej umie myśleć, nie będąc krępowany wiedzą przeszłości.</text:p>
      <text:p text:style-name="P4">Henry Ford</text:p>
      <text:p text:style-name="P4"/>
      <text:p text:style-name="P4">Nasze życie ma cztery wielkie cele: żyć, kochać, uczyć się i pozostawiać po sobie coś cennego</text:p>
      <text:p text:style-name="P4">Stephen Covey</text:p>
      <text:p text:style-name="P4"/>
      <text:p text:style-name="P4">Granice? Nigdy żadnej nie widziałem, ale słyszałem, że istnieją w umysłach niektórych ludzi.</text:p>
      <text:p text:style-name="P4">Thor Heyerdahl</text:p>
      <text:p text:style-name="P4"/>
      <text:p text:style-name="P4">Jaki jest dzisiaj dzień? - zapytał Puchatek. Dzisiejszy - mruknął Prosiaczek. To mój ulubiony! - z radością powiedział Puchatek.</text:p>
      <text:p text:style-name="P4">Alan Alexander Milne</text:p>
      <text:p text:style-name="P4"/>
      <text:p text:style-name="P4">Musisz spróbować stworzyć szczęście wewnątrz siebie. Jeśli nie jesteś szczęśliwy w jakimś miejscu, istnieje duże prawodopodobieństwo, że nie będziesz szczęśliwy w żadnym miejscu.</text:p>
      <text:p text:style-name="P4">Ernie Banks</text:p>
      <text:p text:style-name="P4"/>
      <text:p text:style-name="P4">Nadzieja matką głupich? Przeciwnie, nadzieja to matka tych, którzy nie boją się rzucić swoich myśli w daleką przyszłość.</text:p>
      <text:p text:style-name="P4">Ludwik Hirszfeld</text:p>
      <text:p text:style-name="P4"/>
      <text:p text:style-name="P4">Na początku jest to trudne, ale na początku wszystko jest trudne</text:p>
      <text:p text:style-name="P4">Musashi Miyamoto</text:p>
      <text:p text:style-name="P4"/>
      <text:p text:style-name="P4">Im wyżej szybujemy, tym mniejsi wydajemy się tym, którzy nie potrafią latać</text:p>
      <text:p text:style-name="P4">Friedrich Nietzsche</text:p>
      <text:p text:style-name="P4"/>
      <text:p text:style-name="P4">Szukając szczęścia i dobra innych, znajdujemy własne</text:p>
      <text:p text:style-name="P4">Platon</text:p>
      <text:p text:style-name="P4"/>
      <text:p text:style-name="P4">Możesz, jeśli myślisz że możesz</text:p>
      <text:p text:style-name="P4">Norman Vincent Peale</text:p>
      <text:p text:style-name="P4"/>
      <text:p text:style-name="P4">Łatwiej jest wal<text:span text:style-name="T29">c</text:span>zyć o za<text:span text:style-name="T29">s</text:span>ady, niż żyć zgodnie z <text:span text:style-name="T45">ni</text:span>mi.</text:p>
      <text:p text:style-name="P4"><text:soft-page-break/>Alfred Adler</text:p>
      <text:p text:style-name="P4"/>
      <text:p text:style-name="P4">Nie ma marzeń za wielkich: idź naprzód, nie zatrzymuj się</text:p>
      <text:p text:style-name="P4">Raoul Follereau</text:p>
      <text:p text:style-name="P4"/>
      <text:p text:style-name="P4">Jeżeli chcesz pełnego bezpieczeństwa, idź do więzienia. Tam cię nakarmią, ubiorą, zapewnią opiekę medyczną i tak dalej. Jedyną rzeczą, której tam brak… jest wolność.</text:p>
      <text:p text:style-name="P4">Dwight Eisenhower</text:p>
      <text:p text:style-name="P4"/>
      <text:p text:style-name="P4">Nie obawiaj się porażki – to nie porażka, ale mało ambitny cel jest błędem. W wielkiej próbie honorowo jest nawet polec.</text:p>
      <text:p text:style-name="P4">Bruce Lee</text:p>
      <text:p text:style-name="P4"/>
      <text:p text:style-name="P4">Za rok będziesz żałować, że nie zacząłeś dzisiaj</text:p>
      <text:p text:style-name="P4">Zig Ziglar</text:p>
      <text:p text:style-name="P4"/>
      <text:p text:style-name="P4">Bycie realistą jest najprostszą drogą do przeciętności</text:p>
      <text:p text:style-name="P4">Will Smith</text:p>
      <text:p text:style-name="P4"/>
      <text:p text:style-name="P4">Troszcz się o to, co myślą inni i na zawsze zostaniesz ich więźniem</text:p>
      <text:p text:style-name="P4">Lao - Tse</text:p>
      <text:p text:style-name="P4"/>
      <text:p text:style-name="P4">Najważniejszą godziną jest zawsze ta obecna! Najważniejszym człowiekiem jest zawsze ten, który akurat stoi przede mną! Dziełem najkonieczniejszym jest zawsze miłość!</text:p>
      <text:p text:style-name="P4">Johannes Eckhart</text:p>
      <text:p text:style-name="P4"/>
      <text:p text:style-name="P4">Czy chcesz poznać przepis na sukces? To naprawdę całkiem proste. Podwój liczbę porażek.</text:p>
      <text:p text:style-name="P4">Thomas J. Watson</text:p>
      <text:p text:style-name="P4"/>
      <text:p text:style-name="P4">Jeśli nie chcesz być zapomnianym szybko po śmierci, albo zaraz pisz rzeczy warte przeczytania, albo czyń rzeczy warte opisani</text:p>
      <text:p text:style-name="P4">Benjamin Franklin</text:p>
      <text:p text:style-name="P4"/>
      <text:p text:style-name="P4">Nikt nie jest tak stary, aby nie mógł się jeszcze czegoś nowego nauczyć</text:p>
      <text:p text:style-name="P4">Ajschylos</text:p>
      <text:p text:style-name="P4"/>
      <text:p text:style-name="P4">Nie daj się rozproszyć krytykom. Pamiętaj, że dla niektórych ludzi jedyna możliwość posmakowania sukcesu to ugryzienie kawałka Ciebie</text:p>
      <text:p text:style-name="P4">Zig Ziglar</text:p>
      <text:p text:style-name="P4"/>
      <text:p text:style-name="P4">Osoba posiadająca duże marzenia jest potężniejsza niż ta, która posiada wszystkie fakty</text:p>
      <text:p text:style-name="P4">Albert Einstein</text:p>
      <text:p text:style-name="P4"/>
      <text:p text:style-name="P4">Człowiek jest w stanie zrobić więcej rzeczy niż jest w stanie sobie kiedykolwiek wyobrazić - jeśli się tylko odważy. Zwykle się nie odważamy, bo rzeczy są trudne. Ale są one trudne tylko dlatego, że się nie odważamy.</text:p>
      <text:p text:style-name="P4">Terencjusz</text:p>
      <text:p text:style-name="P4"/>
      <text:p text:style-name="P4">Życie nie polega na posiadaniu dobrych kart, tylko na graniu dobrze kiepskimi kartami</text:p>
      <text:p text:style-name="P4">Robert Lewis Stevenson</text:p>
      <text:p text:style-name="P4"/>
      <text:p text:style-name="P4">Aktem największej odwagi jest myśleć samodzielnie. Na głos.</text:p>
      <text:p text:style-name="P4"><text:soft-page-break/>Coco Chanel</text:p>
      <text:p text:style-name="P4"/>
      <text:p text:style-name="P4">Cudowność chwil i wydarzeń nie wypływa z samej rzeczywistości, ale z naszego na nią spojrzenia</text:p>
      <text:p text:style-name="P4">Eric-Emmanuel Schmitt</text:p>
      <text:p text:style-name="P4"/>
      <text:p text:style-name="P4">Żyjesz tylko raz, ale jeżeli zrobisz to dobrze, raz wystarczy</text:p>
      <text:p text:style-name="P4">Mae West</text:p>
      <text:p text:style-name="P4"/>
      <text:p text:style-name="P4">Nie jest naszym zadaniem czynić dzieci twardymi aby mogły stawić czoła okrutnemu i nieczułemu światu. Naszym zadaniem jest wychować dzieci, które uczynią ten świat trochę mniej okrutnym i nieczułym.</text:p>
      <text:p text:style-name="P4">L. R. Knost</text:p>
      <text:p text:style-name="P4"/>
      <text:p text:style-name="P4">Żyj tak, byś przy końcu nie starał się życia swego naprawiać</text:p>
      <text:p text:style-name="P4">Johannes Eckhart</text:p>
      <text:p text:style-name="P4"/>
      <text:p text:style-name="P4">Nie jestem bardzo bystry, po prostu długo siedzę nad problemem.</text:p>
      <text:p text:style-name="P4">Albert Einstein</text:p>
      <text:p text:style-name="P4"/>
      <text:p text:style-name="P4">Opinia innych ludzi o Tobie nie musi stać się Twoją rzeczywistością</text:p>
      <text:p text:style-name="P4">Les Brown</text:p>
      <text:p text:style-name="P4"/>
      <text:p text:style-name="P4">Kto walczy, może przegrać. Kto nie walczy, już przegrał.</text:p>
      <text:p text:style-name="P4">Bertold Brecht</text:p>
      <text:p text:style-name="P4"/>
      <text:p text:style-name="P4">Szczęście znajduje się w tobie, a ty możesz je wciąż powiększać, pozostając życzliwym tam, gdzie inni bywają nieżyczliwi; pomagając tam, gdzie już nikt nie pomaga; będąc zadowolonym tam, gdzie inni tylko stawiają żądania.</text:p>
      <text:p text:style-name="P4">Phil Bosmans</text:p>
      <text:p text:style-name="P4"/>
      <text:p text:style-name="P4">Wielu ludzi jest nieszczęśliwych jedynie dlatego, że mają czas, aby zastanowić się nad tym, czy są szczęśliwi, czy też nie</text:p>
      <text:p text:style-name="P4">George Bernard Shaw</text:p>
      <text:p text:style-name="P4"/>
      <text:p text:style-name="P4">Nie pozwól nigdy aby ktoś, kto przychodzi do ciebie, odszedł nie stawszy się lepszym i bardziej radosnym</text:p>
      <text:p text:style-name="P4">Matka Teresa z Kalkuty</text:p>
      <text:p text:style-name="P4"/>
      <text:p text:style-name="P4">Tylko ci, którzy nauczyli się potęgi szczerego i bezinteresownego wkładu w życie innych, doświadczają największej radości życia – prawdziwego poczucia spełnienia.</text:p>
      <text:p text:style-name="P4">Anthony Robbins</text:p>
      <text:p text:style-name="P4"/>
      <text:p text:style-name="P4">Doskonałość jest miarą nieba, dążenie do doskonałości miarą człowieka</text:p>
      <text:p text:style-name="P4">Johann Wolfgang von Goethe</text:p>
      <text:p text:style-name="P4"/>
      <text:p text:style-name="P4">By zostać mistrzem, walcz w jeszcze jednej rundzie</text:p>
      <text:p text:style-name="P4">Jim Corbett</text:p>
      <text:p text:style-name="P4"/>
      <text:p text:style-name="P4">Nagrody dla potrafiących wytrwać znacznie przewyższają ból, który musi poprzedzać zwycięstwo</text:p>
      <text:p text:style-name="P4">Ted W. Engstrom</text:p>
      <text:p text:style-name="P4"/>
      <text:p text:style-name="P4"><text:soft-page-break/>Aby czynić dobro, nie czekaj na okazje szczególne. Próbuj wykorzystać zwyczajne sytuacje.</text:p>
      <text:p text:style-name="P4">Jean-Paul Sartre</text:p>
      <text:p text:style-name="P4"/>
      <text:p text:style-name="P4">Naszą największą słabością jest poddawanie się. Najpewniejszą drogą do sukcesu jest zawsze próbowanie po prostu jeden, następny raz.</text:p>
      <text:p text:style-name="P4">Thomas Edison</text:p>
      <text:p text:style-name="P4"/>
      <text:p text:style-name="P4">W życiu musi być coś więcej niż tylko chęć posiadania wszystkiego</text:p>
      <text:p text:style-name="P4">Maurice Sendak</text:p>
      <text:p text:style-name="P4"/>
      <text:p text:style-name="P4">Sekretem zmiany jest skupienie całej energii nie na zwalczaniu starego, ale na budowaniu nowego</text:p>
      <text:p text:style-name="P4">Sokrates</text:p>
      <text:p text:style-name="P4"/>
      <text:p text:style-name="P4">Ludzie mają dużą umiejętność w robieniu tylko tego, co muszą. Ale jest różnica między 'muszę' i 'chcę'.</text:p>
      <text:p text:style-name="P4">Jim Rohn</text:p>
      <text:p text:style-name="P4"/>
      <text:p text:style-name="P4">Ci, którzy są wystarczająco szaleni, by myśleć, że są w stanie zmienić świat, są tymi, którzy go zmieniają</text:p>
      <text:p text:style-name="P4">Steve Jobs</text:p>
      <text:p text:style-name="P99"/>
      <text:p text:style-name="P4">Swoją radość można znaleźć w radości innych; to właśnie jest tajemnicą szczęścia</text:p>
      <text:p text:style-name="P4">Georges Bernanos</text:p>
      <text:p text:style-name="P4"/>
      <text:p text:style-name="P4">Ludzie mogą wątpić w to co mówisz, ale uwierzą w to co robisz</text:p>
      <text:p text:style-name="P4">Lewis Cass</text:p>
      <text:p text:style-name="P4"/>
      <text:p text:style-name="P4">Idź przez życie z podniesionym czołem, a nie z zadartym nosem</text:p>
      <text:p text:style-name="P4">Magdalena Samozwaniec</text:p>
      <text:p text:style-name="P4"/>
      <text:p text:style-name="P4">Lepiej zaliczać się do niektórych, niż do wszystkich</text:p>
      <text:p text:style-name="P4">Andrzej Sapkowski</text:p>
      <text:p text:style-name="P4"/>
      <text:p text:style-name="P4">Cuda się czasem zdarzają, ale trzeba na nie bardzo ciężko pracować.</text:p>
      <text:p text:style-name="P4">Chaim Weizmann</text:p>
      <text:p text:style-name="P4"/>
      <text:p text:style-name="P4">Urodzić się głupcem to nie wstyd. Wstyd tylko głupcem umierać</text:p>
      <text:p text:style-name="P4">Erich Maria Remarque</text:p>
      <text:p text:style-name="P4"/>
      <text:p text:style-name="P4">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p>
      <text:p text:style-name="P4">Albert Einstein</text:p>
      <text:p text:style-name="P4"/>
      <text:p text:style-name="P4">W momencie, kiedy staje się na wierzchołku, nie ma wybuchu szczęścia - szczęście przeżywa się, gdy wszystko pozostaje jeszcze przed tobą, kiedy wiesz, że do celu masz jeszcze kilkaset, kilkadziesiąt metrów, gdy jesteś tuż przed. To właśnie jest czas szczęścia.</text:p>
      <text:p text:style-name="P4">Jerzy Kukuczka</text:p>
      <text:p text:style-name="P4"/>
      <text:p text:style-name="P4">Musisz dojść do takiego stanu w życiu, że samo robienie czegoś będzie ważniejsze niż wygrywanie lub przegrywanie</text:p>
      <text:p text:style-name="P4">Arthur Robert Ashe, Jr.</text:p>
      <text:p text:style-name="P4"><text:soft-page-break/></text:p>
      <text:p text:style-name="P4">Nie mamy prawa cieszyć się szczęściem, jeśli nie tworzymy go dokoła nas, podobnie jak nie możemy używać bogactw, których nie wypracowaliśmy</text:p>
      <text:p text:style-name="P4">George Bernard Shaw</text:p>
      <text:p text:style-name="P4"/>
      <text:p text:style-name="P79">Nie powstrzymuje cię góra, która stoi przed tobą, ale kamyk w twoim bucie</text:p>
      <text:p text:style-name="P79">Muhammad Ali</text:p>
      <text:p text:style-name="P4"/>
      <text:p text:style-name="P4">Większość ludzi żyje, aby zarobić na utrzymanie; jeśli na takie już zarobili, żyją, aby zarobić na lepsze utrzymanie, a kiedy już to osiągnęli - wtedy umierają</text:p>
      <text:p text:style-name="P4">Soren Kierkegaard</text:p>
      <text:p text:style-name="P4"/>
      <text:p text:style-name="P78">Czasy próby nie są czasami, w których należy przestać próbować </text:p>
      <text:p text:style-name="P78">Ray Owen</text:p>
      <text:p text:style-name="P4"/>
      <text:p text:style-name="P4">Na świecie są dwa szczęścia: jedno małe - być szczęśliwym, a drugie duże - uszczęśliwiać innych</text:p>
      <text:p text:style-name="P4">Julian Tuwim</text:p>
      <text:p text:style-name="P4"/>
      <text:p text:style-name="P4">Potrafię naładować baterie człowieka, a później to powtórzyć. Jednak o motywacji możemy mówić tylko wtedy, kiedy dany człowiek ma swój własny generator</text:p>
      <text:p text:style-name="P4">Frederick Herzberg</text:p>
      <text:p text:style-name="P4"/>
      <text:p text:style-name="P4">Jesteśmy tutaj nie po to, by wyciągnąć z życia, co się da, ale żeby dołożyć do niego, co możemy</text:p>
      <text:p text:style-name="P4">William Osler</text:p>
      <text:p text:style-name="P4"/>
      <text:p text:style-name="P4">Inwestycja w wiedzę zawsze przynosi największe odsetki</text:p>
      <text:p text:style-name="P4">Benjamin Franklin</text:p>
      <text:p text:style-name="P4"/>
      <text:p text:style-name="P4">Jeden z najgłębszych sekretów życia polega na tym, że tylko to wszystko, co robimy dla innych, jest tym, co naprawdę warto robić</text:p>
      <text:p text:style-name="P4">Lewis Carroll</text:p>
      <text:p text:style-name="P4"/>
      <text:p text:style-name="P77">Siła człowieka nie polega na tym, że nigdy nie upada, ale na tym, że potrafi się podnosić</text:p>
      <text:p text:style-name="P77">Konfucjusz</text:p>
      <text:p text:style-name="P4"/>
      <text:p text:style-name="P4">Spałem i śniłem, że życie jest radością. Obudziłem się i zobaczyłem, że życie jest służbą. Zacząłem służyć i zobaczyłem, że służba jest szczęściem.</text:p>
      <text:p text:style-name="P4">Rabindranath Tagore</text:p>
      <text:p text:style-name="P4"/>
      <text:p text:style-name="P4">Sukcesu nie mierzy się tym, co człowiek osiągnął, ale przeszkodami, które napotkał, oraz odwagą, z jaką walczył z przytłaczającymi przeciwnościami</text:p>
      <text:p text:style-name="P4">Charles Lindbergh</text:p>
      <text:p text:style-name="P4"/>
      <text:p text:style-name="P4">Mistrzowie nie rodzą się w salach treningowych. Mistrzowie rodzą się z tego, co mają głęboko w sobie - z pragnień, marzeń, wizji</text:p>
      <text:p text:style-name="P4">Muhammad Ali</text:p>
      <text:p text:style-name="P4"/>
      <text:p text:style-name="P76">Jeżeli twoje marzenia Cię nie przerażają - nie są wystarczająco duże</text:p>
      <text:p text:style-name="P76">Ellen Johnson Sirleaf</text:p>
      <text:p text:style-name="P4"/>
      <text:p text:style-name="P4">Żal z powodu tego, co zrobiliśmy, czas złagodzi; to żal z powodu tego, czego nie zrobiliśmy, jest nie do złagodzenia.</text:p>
      <text:p text:style-name="P4">Sydney J. Harris</text:p>
      <text:p text:style-name="P4"/>
      <text:p text:style-name="P4"><text:soft-page-break/>Spędziłem większość życia, martwiąc się o rzeczy, które nigdy się nie wydarzyły</text:p>
      <text:p text:style-name="P4">Mark Twain</text:p>
      <text:p text:style-name="P4"/>
      <text:p text:style-name="P4">Nic, co ma wielką wartość w życiu, nie przychodzi łatwo</text:p>
      <text:p text:style-name="P4">Norman Vincent Peale</text:p>
      <text:p text:style-name="P4"/>
      <text:p text:style-name="P4">Ten, kto naprawdę umie żyć, zaczyna dzień od uśmiechu</text:p>
      <text:p text:style-name="P4">Thich Nhat Hanh</text:p>
      <text:p text:style-name="P4"/>
      <text:p text:style-name="P4">Nie należy gniewać się na bieg wypadków, bo to ich nic nie obchodzi</text:p>
      <text:p text:style-name="P4">Marek Aureliusz</text:p>
      <text:p text:style-name="P4"/>
      <text:p text:style-name="P4">Obie rzeczy - zarówno to, przed czym uciekasz, jak i to, za czym wzdychasz - są w tobie</text:p>
      <text:p text:style-name="P4">Anthony de Mello</text:p>
      <text:p text:style-name="P4"/>
      <text:p text:style-name="P75">Fascynujący jest dla mnie fakt, że większość ludzi planuje swoje wakacje z większą starannością niż swoje życie. Być może jest tak dlatego, że ucieczka jest łatwiejsza od zmiany</text:p>
      <text:p text:style-name="P75">Jim Rohn</text:p>
      <text:p text:style-name="P4"/>
      <text:p text:style-name="P4">Za każdy dar łaski bądź wdzięczny, a większego staniesz się godny, bo wdzięczność za otrzymane łaski jest modlitwą o nowe</text:p>
      <text:p text:style-name="P4">Józef Sebastian Pelczar</text:p>
      <text:p text:style-name="P4"/>
      <text:p text:style-name="P4">Zbyt wielu ludzi myśli o bezpieczeństwie zamiast o szansie. Wydają się być bardziej przestraszeni życiem niż śmiercią</text:p>
      <text:p text:style-name="P4">James F. Bymes</text:p>
      <text:p text:style-name="P4"/>
      <text:p text:style-name="P4">Kluczem do sukcesu jest skoncentrowanie umysłu na tym, czego pragniemy, nie na tym, czego się boimy</text:p>
      <text:p text:style-name="P4">Brian Tracy</text:p>
      <text:p text:style-name="P4"/>
      <text:p text:style-name="P4">Zwycięzcy robią to, czego przegranym się nie chciało</text:p>
      <text:p text:style-name="P4">H. Jackson Brown, Jr</text:p>
      <text:p text:style-name="P4"/>
      <text:p text:style-name="P4">Mądry człowiek więcej możliwości tworzy, niż znajduje</text:p>
      <text:p text:style-name="P4">Henry Ford</text:p>
      <text:p text:style-name="P4"/>
      <text:p text:style-name="P4">Szczęście nie jest sprzymierzeńcem ludzi bezczynnych</text:p>
      <text:p text:style-name="P4">Sofokles</text:p>
      <text:p text:style-name="P4"/>
      <text:p text:style-name="P74">Świat, który cię otacza, to odbicie świata, który nosisz w sobie</text:p>
      <text:p text:style-name="P74">Brian Tracy</text:p>
      <text:p text:style-name="P4"/>
      <text:p text:style-name="P73">|Kto w drobnej rzeczy jest wierny, ten i w wielkiej będzie wierny; a kto w drobnej rzeczy jest nieuczciwy, ten i w wielkiej nieuczciwy będzie</text:p>
      <text:p text:style-name="P4">Jezus Chrystus</text:p>
      <text:p text:style-name="P4"/>
      <text:p text:style-name="P4">Jeśli istnieje jakakolwiek pewna droga do sukcesu i spełnienia w życiu, to można ją odnaleźć w nieśpiesznym, pozbawionym doraźnych celów procesie samodoskonalenia</text:p>
      <text:p text:style-name="P4">George Leonard</text:p>
      <text:p text:style-name="P4"/>
      <text:p text:style-name="P72">Odkryłem, że im ciężej pracuję, tym więcej szczęścia wydaję się mieć</text:p>
      <text:p text:style-name="P72"><text:soft-page-break/>Thomas Jefferson</text:p>
      <text:p text:style-name="P4"/>
      <text:p text:style-name="P4">Musimy złapać zmianę za rękę albo niechybnie zmiana złapie nas za gardło</text:p>
      <text:p text:style-name="P4">Winston Churchill</text:p>
      <text:p text:style-name="P4"/>
      <text:p text:style-name="P71">Kto myśli o problemach – ma problemy. Kto myśli o rozwiązaniach – ma rozwiązania</text:p>
      <text:p text:style-name="P71">Nikolaus B. Enkelmann </text:p>
      <text:p text:style-name="P4"/>
      <text:p text:style-name="P4">Dopóki jesteś zielony, wzrastasz. Gdy tylko stajesz się dojrzały, zaczynasz gnić.</text:p>
      <text:p text:style-name="P4">Ray Kroc</text:p>
      <text:p text:style-name="P4"/>
      <text:p text:style-name="P4">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4">Sam Walton</text:p>
      <text:p text:style-name="P4"/>
      <text:p text:style-name="P4">Każdy ma swój własny Mount Everest, dla którego zdobycia pojawił się na ziemi</text:p>
      <text:p text:style-name="P4">Hugh Macleod</text:p>
      <text:p text:style-name="P4"/>
      <text:p text:style-name="P4">Sukces zwykle przychodzi do tych, którzy są zbyt zajęci by go szukać</text:p>
      <text:p text:style-name="P4">Henry David Thoreau</text:p>
      <text:p text:style-name="P4"/>
      <text:p text:style-name="P70">Potrzeba nam pewnej liczby ludzi, którzy za nic w świecie nie uwierzą, że coś jest niemożliwe.</text:p>
      <text:p text:style-name="P70"><text:span text:style-name="T28">H</text:span>enry Ford</text:p>
      <text:p text:style-name="P4"/>
      <text:p text:style-name="P4">Warto, nie raz i nie dwa, spokojnie spojrzeć na swoje życie i zdecydować, na czym zależy nam bardziej niż na czymkolwiek innym, co robilibyśmy, gdyby nie istniały żadne ograniczenia. A następnie powoli zacząć to robić.</text:p>
      <text:p text:style-name="P4">Robert Krool</text:p>
      <text:p text:style-name="P4"/>
      <text:p text:style-name="P69">Chińskie słowo „kryzys” składa się z dwóch znaków: pierwszy oznacza zagrożenie, drugi możliwość</text:p>
      <text:p text:style-name="P69">John Fitzgerald Kennedy</text:p>
      <text:p text:style-name="P4"/>
      <text:p text:style-name="P4">Jeżeli ktoś chce zostać w tym samym miejscu, musi bardzo się starać i szybko biec, a kto chce wyprzedzić, musi biec dwa razy szybciej</text:p>
      <text:p text:style-name="P4">Lewis Carroll</text:p>
      <text:p text:style-name="P4"/>
      <text:p text:style-name="P4">Ten, kto wyciąga ręce w stronę gwiazd, chociaż ich nie dotknie, jednak z pewnością sięgnie poza korony drzew</text:p>
      <text:p text:style-name="P4">Bodo Schafer</text:p>
      <text:p text:style-name="P4"/>
      <text:p text:style-name="P4">Albo robimy się żałośni i nieszczęśliwi, albo silni i szczęśliwi. Wysiłek w obu przypadkach jest taki sam</text:p>
      <text:p text:style-name="P4">Carlos Castaneda</text:p>
      <text:p text:style-name="P4"/>
      <text:p text:style-name="P4">Działaj, jakby każda osoba, którą spotykasz, miała na szyi napis „Spraw, bym poczuł się ważny”. Odniesiesz sukces nie tylko w sprzedaży, ale także w życiu</text:p>
      <text:p text:style-name="P4">Mary Kay Ash</text:p>
      <text:p text:style-name="P4"/>
      <text:p text:style-name="P4">Niech inni prowadzą nieciekawe życie, ale nie ty. Niech inni spierają się o błahe rzeczy, ale nie ty. Niech inni płaczą na poczuciem krzywdy, ale nie ty. Niech inni pozostawiają swą przyszłość w rękach kogoś innego, ale nie ty.</text:p>
      <text:p text:style-name="P4">Jim Rohn</text:p>
      <text:p text:style-name="P4"><text:soft-page-break/></text:p>
      <text:p text:style-name="P4">Pomysł, który masz, a którego nie wykorzystujesz, nie przyniesie efektów większych niż pomysł, którego nigdy nie miałeś i nie mogłeś wykorzystać.</text:p>
      <text:p text:style-name="P4">Jim Collins</text:p>
      <text:p text:style-name="P4"/>
      <text:p text:style-name="P4">Są dwa sposoby na to, żeby znaleźć się na wierzchołku dębu. Jeden, to usiąść na żołędziu i czekać. Drugi, to wspiąć się na drzewo.</text:p>
      <text:p text:style-name="P4">Kemmons Wilson</text:p>
      <text:p text:style-name="P4"/>
      <text:p text:style-name="P4">Dopóki walczysz, jesteś zwycięzcą!</text:p>
      <text:p text:style-name="P4">św. Augustyn</text:p>
      <text:p text:style-name="P4"/>
      <text:p text:style-name="P4">To porażka, a nie sukces pcha świat do przodu. Ponieważ porażka zazwyczaj oznacza, że ktoś przekroczył granicę komfortu, spróbował czegoś nowego, sknocił, ale czegoś się przy tej okazji nauczył.</text:p>
      <text:p text:style-name="P4">Tom Peters</text:p>
      <text:p text:style-name="P4"/>
      <text:p text:style-name="P4">Nie ograniczaj się do bycia lepszym od rówieśników i poprzedników. Staraj się być lepszy od samego siebie.</text:p>
      <text:p text:style-name="P4">William Faulkne<text:span text:style-name="T38">r</text:span></text:p>
      <text:p text:style-name="P4"/>
      <text:p text:style-name="P4">Nigdy niczego by nie spróbowano, gdyby trzeba było najpierw przezwyciężyć wszystkie możliwe obiekcje</text:p>
      <text:p text:style-name="P68"><text:span text:style-name="T33">S</text:span>amuel Johnson</text:p>
      <text:p text:style-name="P4"/>
      <text:p text:style-name="P4">Zacznij od robienia tego, co konieczne; potem zrób to, co możliwe; nagle odkryjesz, że dokonałeś niemożliwego.</text:p>
      <text:p text:style-name="P4">św. Franciszek z Asyżu</text:p>
      <text:p text:style-name="P4"/>
      <text:p text:style-name="P4">Usuń ze swojego słownika słowo „problem” i zastąp słowem „wyzwanie”. Życie stanie się nagle bardziej podniecające i interesujące</text:p>
      <text:p text:style-name="P4">Albert Camus</text:p>
      <text:p text:style-name="P4"/>
      <text:p text:style-name="P4">Dużo lepiej jest zdobywać się na śmiałe czyny i dążyć do triumfu w chwale, nawet kosztem porażek, niż snuć się wśród ludzi o ubogich duszach, którzy nie potrafią w pełni cieszyć się ani cierpieć, bo żyją w szarym cieniu, gdzie nie ma zwycięstw ani porażek.</text:p>
      <text:p text:style-name="P4">Theodore Roosevel<text:span text:style-name="T41">t</text:span></text:p>
      <text:p text:style-name="P4"/>
      <text:p text:style-name="P4">Chaotyczne działanie jest lepsze niż uporządkowane niedziałanie</text:p>
      <text:p text:style-name="P4">Karl E. Weick</text:p>
      <text:p text:style-name="P4"/>
      <text:p text:style-name="P4">Człowiek, który nie robi błędów, zwykle nie robi niczego</text:p>
      <text:p text:style-name="P4">Edward John Phelps</text:p>
      <text:p text:style-name="P4"/>
      <text:p text:style-name="P67">Iść za marzeniami, i znowu iść za marzeniami, i tak zawsze, aż do końca</text:p>
      <text:p text:style-name="P67">Joseph Conrad</text:p>
      <text:p text:style-name="P4"/>
      <text:p text:style-name="P4">Choć nikt nie może cofnąć się w czasie i zmienić początku na zupełnie inny, to każdy może zacząć dziś i stworzyć całkiem nowe zakończenie</text:p>
      <text:p text:style-name="P4">Carl Bard</text:p>
      <text:p text:style-name="P4"/>
      <text:p text:style-name="P4">Mogę zaakceptować porażkę, ale nie mogę zaakceptować braku próby</text:p>
      <text:p text:style-name="P4">Michael Jordan</text:p>
      <text:p text:style-name="P4"/>
      <text:p text:style-name="P66">Twoje założenia są twoimi oknami na świat. Wyszoruj je od czasu do czasu, inaczej nie przejdzie światło.</text:p>
      <text:p text:style-name="P66">Isaac Asimov</text:p>
      <text:p text:style-name="P4"><text:soft-page-break/></text:p>
      <text:p text:style-name="P4">Bez wiary potykamy się o źdźbło słomy, z wiarą przenosimy góry</text:p>
      <text:p text:style-name="P4">Soren Kierkegaard</text:p>
      <text:p text:style-name="P4"/>
      <text:p text:style-name="P4">Nic nie może powstrzymać osoby z odpowiednim nastawieniem mentalnym przed osiągnięciem jej celu. Nic na ziemi nie może pomóc osobie ze złym nastawieniem mentalnym</text:p>
      <text:p text:style-name="P4">Thomas Jefferson</text:p>
      <text:p text:style-name="P4"/>
      <text:p text:style-name="P65">Jakże szybko „nie teraz” staje się „nigdy”</text:p>
      <text:p text:style-name="P65">Martin Luter King</text:p>
      <text:p text:style-name="P4"/>
      <text:p text:style-name="P64">Czy zbudowałeś już swoje zamki w przestworzach? Doskonale, tam właśnie powinny stanąć. Teraz, natychmiast zabierz się do pracy i połóż pod nie fundamenty</text:p>
      <text:p text:style-name="P64">Henry David Thoreau</text:p>
      <text:p text:style-name="P4"/>
      <text:p text:style-name="P4">Jedną świecą można zapalić tysiąc świec bez uszczerbku dla trwałości jej płomienia. Szczęścia też nigdy nie ubywa, gdy się nim dzielimy.</text:p>
      <text:p text:style-name="P4">Budda</text:p>
      <text:p text:style-name="P4"/>
      <text:p text:style-name="P4">Jeśli twoja aktywność inspiruje innych do tego, by więcej marzyć, więcej się uczyć, więcej działać i stawać się kimś więcej, to jesteś liderem</text:p>
      <text:p text:style-name="P4">John Quincy Adams</text:p>
      <text:p text:style-name="P4"/>
      <text:p text:style-name="P4">Nie chodź tam, dokąd może zaprowadzić cię droga; zamiast tego idź tam, gdzie ścieżki nie ma w ogóle, i pozostaw za sobą szlak</text:p>
      <text:p text:style-name="P4">Ralph Waldo Emerson</text:p>
      <text:p text:style-name="P4"/>
      <text:p text:style-name="P4">Jeśli masz więcej niż 3 priorytety działania, to znaczy, że nie masz żadnego</text:p>
      <text:p text:style-name="P4">Jim Collins</text:p>
      <text:p text:style-name="P4"/>
      <text:p text:style-name="P4">Młodość to pragnienie nowych wrażeń, gorące uczucie i chęć do czynu. Starość to obojętność i lenistwo. Młodzieńcem i starcem można być w każdym wieku.</text:p>
      <text:p text:style-name="P4">Feliks Chwalibóg</text:p>
      <text:p text:style-name="P4"/>
      <text:p text:style-name="P4">Umysł, raz rozciągnięty przez nową ideę, nigdy nie powraca do swoich poprzednich rozmiarów</text:p>
      <text:p text:style-name="P4">Oliver Wendell Holmes</text:p>
      <text:p text:style-name="P4"/>
      <text:p text:style-name="P4">Nie można w nieskończoność powielać tego, co się sprawdziło, bo świat dookoła ciągle się zmienia. Te zmiany trzeba wyprzedzać. To warunek sukcesu</text:p>
      <text:p text:style-name="P4">Sam Walton</text:p>
      <text:p text:style-name="P4"/>
      <text:p text:style-name="P4">Jeśli jest coś, co możesz zrobić, albo ci się śni, że możesz, zacznij to robić. W śmiałości tkwi geniusz, potęga i magia</text:p>
      <text:p text:style-name="P4">Johann Wolfgang von Goethe</text:p>
      <text:p text:style-name="P4"/>
      <text:p text:style-name="P4">Jeśli nie umiesz latać, biegnij. Jeśli nie umiesz biegać, chodź. Jeśli nie umiesz chodzić, czołgaj się. Ale bez względu na wszystko, posuwaj się naprzód!</text:p>
      <text:p text:style-name="P4">Martin Luter King</text:p>
      <text:p text:style-name="P4"/>
      <text:p text:style-name="P4">Wolę błąd entuzjasty od obojętności mędrca</text:p>
      <text:p text:style-name="P4">Anatole France</text:p>
      <text:p text:style-name="P4"/>
      <text:p text:style-name="P4">Co jest moim zadaniem na tym świecie? Czy jest coś, co umiem, co wymaga zrobienia, a co prawdopodobnie nie zostanie zrobione, jeżeli nie wezmę za to odpowiedzialności?</text:p>
      <text:p text:style-name="P4">Ralph Waldo Emerson</text:p>
      <text:p text:style-name="P4"/>
      <text:p text:style-name="P4"><text:soft-page-break/>Kiedy wszystko już powiedziano i zrobiono, zwykle znacznie więcej powiedziano niż zrobiono</text:p>
      <text:p text:style-name="P4">Lou Holtz</text:p>
      <text:p text:style-name="P4"/>
      <text:p text:style-name="P4">Nie ma człowieka starszego niż ten, który przeżył swój entuzjazm</text:p>
      <text:p text:style-name="P4">Henry David Thoreau</text:p>
      <text:p text:style-name="P4"/>
      <text:p text:style-name="P4">Rób to, co robisz, tak dobrze, by ludzie chcieli zobaczyć to ponownie i przyprowadzić swoich przyjaciół</text:p>
      <text:p text:style-name="P4">Walt Disney</text:p>
      <text:p text:style-name="P4"/>
      <text:p text:style-name="P4">Kto nie wierzy we własny rozwój, ten na zawsze pozostanie szarym przechodniem</text:p>
      <text:p text:style-name="P4">Johann Wolfgang von Goethe</text:p>
      <text:p text:style-name="P4"/>
      <text:p text:style-name="P63">Sukces nie polega na osiąganiu czegoś w przyszłości, lecz na robieniu tego co kochasz teraz</text:p>
      <text:p text:style-name="P63">Leo Babauta</text:p>
      <text:p text:style-name="P4"/>
      <text:p text:style-name="P4">Zamiast zastanawiać się, gdzie pojedziesz w następne wakacje, żyj życiem, od którego nie trzeba uciekać</text:p>
      <text:p text:style-name="P4">Seth Godin</text:p>
      <text:p text:style-name="P4"/>
      <text:p text:style-name="P4">Szczęście jest jak motyl; im bardziej go gonisz, tym bardziej ci ucieka, lecz gdy zwrócisz swoją uwagę ku innym rzeczom, przyfrunie i usiądzie łagodnie na twoim ramieniu</text:p>
      <text:p text:style-name="P4">Henry David Thoreau</text:p>
      <text:p text:style-name="P4"/>
      <text:p text:style-name="P4">Każdy człowiek umiera, nie każdy naprawdę żyje.</text:p>
      <text:p text:style-name="P4">William Wallace</text:p>
      <text:p text:style-name="P4"/>
      <text:p text:style-name="P4">Niektórzy tak bardzo pamiętają o celu, do którego zmierzają - iż zapomnieli o ruszeniu z miejsca</text:p>
      <text:p text:style-name="P4">Władysław Grzeszczyk</text:p>
      <text:p text:style-name="P4"/>
      <text:p text:style-name="P4">Różnica pomiędzy ludźmi wspaniałymi a wszystkimi pozostałymi polega na tym, że wspaniali ludzie sami kują swój los, a pozostali przyjmują życie takim, jakim ono jest, czekając, co będzie dalej</text:p>
      <text:p text:style-name="P4">Michael E. Gerber</text:p>
      <text:p text:style-name="P4"/>
      <text:p text:style-name="P4">To nie nasze życie jest krótkie, to my czynimy je krótkim zajmując się sprawami niepotrzebnymi</text:p>
      <text:p text:style-name="P4">Seneka</text:p>
      <text:p text:style-name="P4"/>
      <text:p text:style-name="P4">Możesz dokonać wszystkiego, czego tylko zechcesz, możesz zdobyć wszystko, czego pragniesz, możesz zostać każdym, kim zechcesz zostać</text:p>
      <text:p text:style-name="P4">Robert Collier</text:p>
      <text:p text:style-name="P4"/>
      <text:p text:style-name="P4">Tak kochamy marzenia, że boimy się je realizować</text:p>
      <text:p text:style-name="P4">Albert Camus</text:p>
      <text:p text:style-name="P4"/>
      <text:p text:style-name="P4">Podstawowa różnica pomiędzy wojownikiem i zwykłym człowiekiem polega na tym, że cokolwiek się dzieje, wojownik uznaje to za wyzwanie, a zwykły człowiek - za błogosławieństwo albo za przekleństwo</text:p>
      <text:p text:style-name="P4">Carlos Castaneda</text:p>
      <text:p text:style-name="P4"/>
      <text:p text:style-name="P4">Między umiejętnością a działaniem leży całe morze, a na jego dnie zbyt często rozbita siła woli</text:p>
      <text:p text:style-name="P4">Maria von Ebner-Eschenbach</text:p>
      <text:p text:style-name="P4"/>
      <text:p text:style-name="P4"><text:soft-page-break/>Nie zmienisz się ani trochę, jeśli ograniczysz się tylko do zmiany swego zewnętrznego świata</text:p>
      <text:p text:style-name="P4">Anthony de Mello</text:p>
      <text:p text:style-name="P4"/>
      <text:p text:style-name="P4">Jeśli spoczywasz na różach w młodości, ciernie będą Twoim łożem w starości</text:p>
      <text:p text:style-name="P4">Feliks Feldheim</text:p>
      <text:p text:style-name="P4"/>
      <text:p text:style-name="P4">Aby zdobyć wielkość, człowiek musi tworzyć, a nie odtworzyć</text:p>
      <text:p text:style-name="P4">Antoine de Saint-Exupéry</text:p>
      <text:p text:style-name="P4"/>
      <text:p text:style-name="P4">Czas zmarnowany nie istnieje we wspomnieniach</text:p>
      <text:p text:style-name="P4">Stefan Kisielewski</text:p>
      <text:p text:style-name="P4"/>
      <text:p text:style-name="P62">Wznoś się po każdym upadku, padniesz trupem albo urosną Ci skrzydła</text:p>
      <text:p text:style-name="P62">Maria von Ebner-Eschenbach</text:p>
      <text:p text:style-name="P4"/>
      <text:p text:style-name="P4">Nie na tym rzecz polega, aby dodać lat do życia, ale na tym przede wszystkim, aby dodać życia do lat</text:p>
      <text:p text:style-name="P4">Alexis Carrel</text:p>
      <text:p text:style-name="P4"/>
      <text:p text:style-name="P4">Kiedy byłem młody zaobserwowałem, że dziewięć na dziesięć rzeczy, które robiłem okazywało się porażką, więc pracowałem dziesięć razy tyle</text:p>
      <text:p text:style-name="P4">George Bernard Shaw</text:p>
      <text:p text:style-name="P4"/>
      <text:p text:style-name="P61">Wszystko, co doskonałe, dojrzewa powoli</text:p>
      <text:p text:style-name="P61">Arthur Schopenhauer</text:p>
      <text:p text:style-name="P4"/>
      <text:p text:style-name="P4">Biedni mają duże telewizory, bogaci - duże biblioteki.</text:p>
      <text:p text:style-name="P4">Jim Rohn</text:p>
      <text:p text:style-name="P4"/>
      <text:p text:style-name="P4">Dużo ludzi nie wie, co z czasem robić. Czas nie ma z ludźmi tego kłopotu</text:p>
      <text:p text:style-name="P4">Magdalena Samozwaniec</text:p>
      <text:p text:style-name="P4"/>
      <text:p text:style-name="P60">Strategia defensywna nigdy nie przyniosła ostatecznego zwycięstwa.</text:p>
      <text:p text:style-name="P60">Douglas MacArthur</text:p>
      <text:p text:style-name="P4"/>
      <text:p text:style-name="P4">Wiele tracimy wskutek tego, że przedwcześnie uznajemy coś za stracone.</text:p>
      <text:p text:style-name="P4">Johann Wolfgang von Goethe</text:p>
      <text:p text:style-name="P4"/>
      <text:p text:style-name="P4">Chowanie urazy, to jak picie trucizny w nadziei, że pozabija Twoich wrogów</text:p>
      <text:p text:style-name="P4">Nelson Mandela</text:p>
      <text:p text:style-name="P4"/>
      <text:p text:style-name="P4">Przykład nie jest główną metodą wpływania na innych. Jest jedyną</text:p>
      <text:p text:style-name="P4">Albert Schweitzer</text:p>
      <text:p text:style-name="P4"/>
      <text:p text:style-name="P4">Ile to czasu poświęcamy spaniu nad potrzebę? Zapominamy o tem, że lis śpiący nie złapie kuny, i że dosyć będziemy mieli czasu do spania, kiedy nas w grobie położą.</text:p>
      <text:p text:style-name="P4">Benjamin Franklin</text:p>
      <text:p text:style-name="P4"/>
      <text:p text:style-name="P59">Logika zaprowadzi Cię z punktu A do B. Wyobraźnia – wszędzie</text:p>
      <text:p text:style-name="P59"><text:soft-page-break/>Albert Einstein</text:p>
      <text:p text:style-name="P4"/>
      <text:p text:style-name="P4">Idź swoją drogą, a ludzie niech mówią, co chcą.</text:p>
      <text:p text:style-name="P4">Dante Alighieri</text:p>
      <text:p text:style-name="P4"/>
      <text:p text:style-name="P4">By dostać więcej od życia, dawaj więcej od siebie.</text:p>
      <text:p text:style-name="P4">H. Jackson Brown, Jr</text:p>
      <text:p text:style-name="P4"/>
      <text:p text:style-name="P58">To nasze podejście do życia determinuje podejście życia w stosunku do nas </text:p>
      <text:p text:style-name="P58">Earl Nightingale </text:p>
      <text:p text:style-name="P4"/>
      <text:p text:style-name="P4">Żadne drzewo nie jest mocne ani odporne na burze, jeżeli często nie wstrząsają nim wichury, i właśnie pod nękającym naporem burzy nabiera siły i jeszcze mocniej korzeniami utwierdza się w ziemi. Słabe są drzewa, które wzrosły na słonecznych dolinach.</text:p>
      <text:p text:style-name="P4">Seneka</text:p>
      <text:p text:style-name="P4"/>
      <text:p text:style-name="P4">Lenistwo to nic więcej jak zwyczaj odpoczywania, zanim się zmęczysz</text:p>
      <text:p text:style-name="P4">Jules Renard</text:p>
      <text:p text:style-name="P4"/>
      <text:p text:style-name="P4">Człowiek docenia uroki codziennego życia, kiedy budzi się z koszmarnego snu, albo kiedy po raz pierwszy wstaje z łóżka po chorobie. Dlaczego nie uświadomić sobie tego teraz?</text:p>
      <text:p text:style-name="P4">William Lyon Phelps</text:p>
      <text:p text:style-name="P4"/>
      <text:p text:style-name="P4">Są ludzie, którzy mają pieniądze i są tacy, którzy są bogaci</text:p>
      <text:p text:style-name="P4">Coco Chanel</text:p>
      <text:p text:style-name="P4"/>
      <text:p text:style-name="P4">Istnieją dwa cele, do których należy dążyć w życiu; pierwszy - uzyskać to, czego się pragnie, a drugi - cieszyć się tym. Tylko najmądrzejsi z ludzi osiągają to drugie</text:p>
      <text:p text:style-name="P4">Vernon Lomax Smith</text:p>
      <text:p text:style-name="P4"/>
      <text:p text:style-name="P4">Spróbuj zapalić małą świeczkę, zamiast przeklinać ciemność</text:p>
      <text:p text:style-name="P4">Konfucjusz</text:p>
      <text:p text:style-name="P4"/>
      <text:p text:style-name="P4">Kiedy trzeba wspiąć się na górę, nie myśl, że jak będziesz stał i czekał, góra zrobi się mniejsza.</text:p>
      <text:p text:style-name="P4">H. Jackson Brown, Jr</text:p>
      <text:p text:style-name="P4"/>
      <text:p text:style-name="P4">Myślenie, że możesz zarabiać tylko kiedy pracujesz jest jak myślenie, że możesz słuchać muzyki, tylko wtedy, gdy ktoś ją wykonuje na żywo.</text:p>
      <text:p text:style-name="P4">Steve Pavlina</text:p>
      <text:p text:style-name="P4"/>
      <text:p text:style-name="P4">Życie nie zrobi z nas kogoś, jeśli my nie zrobimy czegoś z naszym życiem</text:p>
      <text:p text:style-name="P4">James Frazer</text:p>
      <text:p text:style-name="P4"/>
      <text:p text:style-name="P4">Jedyną rzeczą, która jest jednakowa na całym świecie jest ilość godzin na dobę. Różnica między wygrywaniem a przegrywaniem tkwi w tym, co robisz z tymi godzinami.</text:p>
      <text:p text:style-name="P4">Woody Hayes</text:p>
      <text:p text:style-name="P4"/>
      <text:p text:style-name="P4">Nie mów, że nie możesz, powiedz od razu, że nie chcesz</text:p>
      <text:p text:style-name="P4">mądrość chakaska</text:p>
      <text:p text:style-name="P4"/>
      <text:p text:style-name="P57">Największym błędem jaki możesz zrobić w życiu jest ciągłe obawianie się, że popełnisz błąd.</text:p>
      <text:p text:style-name="P57"><text:soft-page-break/>Elbert (Green) Hubbard</text:p>
      <text:p text:style-name="P4"/>
      <text:p text:style-name="P56">Koń wyścigowy, który stale biega tylko o sekundę szybciej niż inny koń, jest wart o miliony dolarów więcej. Bądź gotów dać z siebie ten dodatkowy wysiłek, który odróżnia zwycięzcę od zdobywcy drugiego miejsca</text:p>
      <text:p text:style-name="P56">H. Jackson Brown, Jr</text:p>
      <text:p text:style-name="P4"/>
      <text:p text:style-name="P4"><text:span text:style-name="T27">Problemem w moim życiu i w życiu innych ludzi nie jest brak wiedzy, co zrobić, ale brak robienia tego.</text:span> </text:p>
      <text:p text:style-name="P4">Peter Drucker</text:p>
      <text:p text:style-name="P4"/>
      <text:p text:style-name="P4">Najciężej w życiu ma ten, kto usiłuje unikać trudności.</text:p>
      <text:p text:style-name="P4">Bolesław Prus</text:p>
      <text:p text:style-name="P4"/>
      <text:p text:style-name="P4">Długoterminowe cele powodują, że nie frustrujesz się krótkoterminowymi porażkami</text:p>
      <text:p text:style-name="P4">James Cash Penney</text:p>
      <text:p text:style-name="P4"/>
      <text:p text:style-name="P4">Prawdziwymi zwycięzcami są ci, którzy zwyciężają w walkach życia codziennego.</text:p>
      <text:p text:style-name="P4">Masutatsu Oyama</text:p>
      <text:p text:style-name="P4"/>
      <text:p text:style-name="P4"><text:span text:style-name="T26">Kiedykolwiek coś robisz, rób to tak, jakby cały świat na Ciebie patrzył</text:span> </text:p>
      <text:p text:style-name="P4">Thomas Jefferson</text:p>
      <text:p text:style-name="P4"/>
      <text:p text:style-name="P4">Nie liczy się to, czy przewidziałeś deszcz. Liczy się, czy zbudowałeś arkę. Noe nie czekał z budową arki, aż spadnie deszcz.</text:p>
      <text:p text:style-name="P4">Warren Buffe<text:span text:style-name="T39">t</text:span></text:p>
      <text:p text:style-name="P4"/>
      <text:p text:style-name="P4">Generalnie, zmieniamy się z jednego z dwóch powodów: inspiracji lub desperacji</text:p>
      <text:p text:style-name="P4">Jim Rohn</text:p>
      <text:p text:style-name="P4"/>
      <text:p text:style-name="P4">Jest o wiele lepiej wiedzieć, gdzie się podąża, nie wiedząc jak, niż wiedzieć, jak iść, nie wiedząc dokąd.</text:p>
      <text:p text:style-name="P4">przysłowie meksykańskie</text:p>
      <text:p text:style-name="P4"/>
      <text:p text:style-name="P4">Odpocznij. Pole, które odpoczęło daje obfite plony.</text:p>
      <text:p text:style-name="P4">Publius Ovidius Naso</text:p>
      <text:p text:style-name="P4"/>
      <text:p text:style-name="P4">Są większe zbrodnie niż palenie książek. Jedną z nich jest ich nieczytanie</text:p>
      <text:p text:style-name="P4">Josif Brodski</text:p>
      <text:p text:style-name="P4"/>
      <text:p text:style-name="P4">Jeśli widziałem dalej niż inni - działo się tak dlatego, że stałem na ramionach gigantów</text:p>
      <text:p text:style-name="P4">Isaac Newton</text:p>
      <text:p text:style-name="P4"/>
      <text:p text:style-name="P4">Pamiętaj, że w tej samej chwili, kiedy mówisz: "Poddaję się", ktoś inny oceniając tę samą sytuację, mówi: "O rany, ale okazja"</text:p>
      <text:p text:style-name="P4">H. Jackson Brown, Jr</text:p>
      <text:p text:style-name="P4"/>
      <text:p text:style-name="P4">Niektórzy mają tysiące powodów dla których nie mogą zrobić tego, co chcą zrobić, podczas gdy wszystkim, czego potrzebują, jest jeden powód, dla którego jednak mogą</text:p>
      <text:p text:style-name="P4">Willis Whitney</text:p>
      <text:p text:style-name="P4"/>
      <text:p text:style-name="P4">Jeśli wydaje Ci się, że jesteś od kogoś gorszy lub bardzo obawiasz się błędu, to znacząco rośnie ryzyko, że go popełnisz. Jeśli jednak jesteś skoncentrowany, wiesz, co chcesz zrobić i nie panikujesz - to <text:soft-page-break/>jest dobrze.</text:p>
      <text:p text:style-name="P4">Robert Kubica</text:p>
      <text:p text:style-name="P4"/>
      <text:p text:style-name="P4">Brak pieniędzy nie jest problemem. Jest jedynie symptomem tego, co dzieje się wewnątrz Ciebie</text:p>
      <text:p text:style-name="P4">T. Harv Eker</text:p>
      <text:p text:style-name="P4"/>
      <text:p text:style-name="P4">Pamiętaj, to nie od ilości zarobionych pieniędzy zależy jakość twojego myślenia i życia, ale od jakości twojego myślenia zależy ilość pieniędzy, które zatrzymasz, i jakość twojego życia.</text:p>
      <text:p text:style-name="P4">Robert Krool</text:p>
      <text:p text:style-name="P4"/>
      <text:p text:style-name="P4">Problem dobrze zdefiniowany jest w połowie rozwiązany</text:p>
      <text:p text:style-name="P4">Charles Kettering</text:p>
      <text:p text:style-name="P4"/>
      <text:p text:style-name="P4">Bo jeżeli nic nie tworzę, jeżeli nie działam na taką skalę i nie wyryję żadnego śladu na powierzchni ziemi, po której chodzę, to po co żyję?</text:p>
      <text:p text:style-name="P4">Jan Szczepański</text:p>
      <text:p text:style-name="P4"/>
      <text:p text:style-name="P4">Nie takie ważne, żeby człowiek dużo wiedział, ale żeby dobrze wiedział, nie żeby umiał na pamięć, a żeby rozumiał, nie żeby go wszystko troszkę obchodziło, a żeby go coś naprawdę zajmowało</text:p>
      <text:p text:style-name="P4">Janusz Korczak</text:p>
      <text:p text:style-name="P4"/>
      <text:p text:style-name="P4">Większą radość daje zdobycie szczytu górskiego po kilkugodzinnej intensywnej wspinaczce, niż po kilkuminutowej jeździe kolejką linową</text:p>
      <text:p text:style-name="P4">Antoni Kępiński</text:p>
      <text:p text:style-name="P4"/>
      <text:p text:style-name="P4">Dbaj o swoje ciało. To jedyne miejsce, w którym żyjesz</text:p>
      <text:p text:style-name="P4">Jim Rohn</text:p>
      <text:p text:style-name="P4"/>
      <text:p text:style-name="P4">Dopóki wszystko przebiega względnie dobrze, nie czujemy potrzeby zmieniania czegokolwiek. Dopiero kiedy silnik zaczyna się krztusić, myślimy o koniecznej zmianie oleju<text:line-break/>Nikolaus B. Enkelmann </text:p>
      <text:p text:style-name="P4"/>
      <text:p text:style-name="P55">Stwórz konkretny plan spełnienia Twojego pragnienia i bez względu na to, czy jesteś gotowy czy nie, zacznij natychmiast wprowadzać go w życie</text:p>
      <text:p text:style-name="P55">Napoleon Hill</text:p>
      <text:p text:style-name="P4"/>
      <text:p text:style-name="P4">Czy jest ktoś, kogo chciałbyś zmienić, poinstruować, ulepszyć? Świetnie! Jestem za! Ale dlaczego nie zaczniesz od siebie?</text:p>
      <text:p text:style-name="P4">Dale Carnegie</text:p>
      <text:p text:style-name="P4"/>
      <text:p text:style-name="P4">Bądź ostrożny w wyborze swojego środowiska, bo ono Cię ukształtuje. Bądź ostrożny w wyborze swoich przyjaciół, bo staniesz się taki, jak oni.</text:p>
      <text:p text:style-name="P4">W. Clement Stone</text:p>
      <text:p text:style-name="P4"/>
      <text:p text:style-name="P4">Nigdy nie oceniaj wysokości góry, dopóki nie osiągniesz jej szczytu. Wtedy zobaczysz, jak była niewysoka</text:p>
      <text:p text:style-name="P4">Dag Hammarskjöld</text:p>
      <text:p text:style-name="P4"/>
      <text:p text:style-name="P4">Czas jest wartościowszy od pieniędzy. Możesz dostać więcej pieniędzy, ale nie możesz dostać więcej czasu</text:p>
      <text:p text:style-name="P4">Jim Rohn</text:p>
      <text:p text:style-name="P4"/>
      <text:p text:style-name="P4">Stawianie czoła nieprzyjemnemu zadaniu i niewykonanie go nie jest łatwe. Jednakże konsekwencje zaniechania mogą być dużo bardziej nieprzyjemne.</text:p>
      <text:p text:style-name="P4">Gleeson Kerry</text:p>
      <text:p text:style-name="P4"/>
      <text:p text:style-name="P4">Rozważ przykład znaczka pocztowego synu. Zabezpiecza on swój sukces przez zdolność do przyklejenia się do jednej rzeczy i trwania przy niej aż dotrze tam, gdzie ma dojść</text:p>
      <text:p text:style-name="P4"><text:soft-page-break/>Josh Billings</text:p>
      <text:p text:style-name="P4"/>
      <text:p text:style-name="P4">Małe czyny, które robisz są lepsze niż wielkie, które planujesz.</text:p>
      <text:p text:style-name="P4">George Catlett Marshall</text:p>
      <text:p text:style-name="P4"/>
      <text:p text:style-name="P4">Nikt nie zrobił większego błędu niż ten, kto nic nie zrobił, bo mógł zrobić tylko trochę.</text:p>
      <text:p text:style-name="P4">Edmund Burke</text:p>
      <text:p text:style-name="P4"/>
      <text:p text:style-name="P4">Większość rzeczy na tym świecie stworzona została przez ludzi, którzy wytrwali, kiedy zdawało się, że nie ma już nadziei</text:p>
      <text:p text:style-name="P4">Dale Carnegie</text:p>
      <text:p text:style-name="P4"/>
      <text:p text:style-name="P4"><text:span text:style-name="T27">Życie spędzone na popełnianiu błędów jest nie tylko zacniejsze, ale także bardziej użyteczne niż życie spędzone na nie robieniu niczego</text:span> </text:p>
      <text:p text:style-name="P4">George Bernard Shaw</text:p>
      <text:p text:style-name="P4"/>
      <text:p text:style-name="P4"><text:span text:style-name="T27">Są ludzie, którzy zawsze wynajdą powody, żebyś nie robił tego, co chcesz robić. Nie zwracaj na nich uwagi</text:span> </text:p>
      <text:p text:style-name="P4">H. Jackson Brown, Jr</text:p>
      <text:p text:style-name="P4"/>
      <text:p text:style-name="P4">Nie możesz żyć życiem naprawę doskonałym, jeżeli nie masz poczucia, że należysz do czegoś większego i bardziej trwałego niż ty sam</text:p>
      <text:p text:style-name="P4">Mihály Csíkszentmihályi</text:p>
      <text:p text:style-name="P4"/>
      <text:p text:style-name="P4">Trzeba zawsze zaprzęgać swój pług do jakiejś gwiazdy</text:p>
      <text:p text:style-name="P4">Ralph Waldo Emerson</text:p>
      <text:p text:style-name="P4"/>
      <text:p text:style-name="P4">Nigdy nie uczę moich uczniów. Ja tylko staram się zapewnić im warunki, w których mogą się uczyć</text:p>
      <text:p text:style-name="P4">Albert Einstein</text:p>
      <text:p text:style-name="P4"/>
      <text:p text:style-name="P4">Żyje naprawdę, kto jest użyteczny dla wielu, żyje naprawdę, kto rozporządza sobą; ci natomiast, którzy siedzą w ukryciu i gnuśnieją, tak pozostają w domu, jak w grobie. U nich na progu można wyryć w marmurze imiona; oni umarli za życia</text:p>
      <text:p text:style-name="P4">Seneka</text:p>
      <text:p text:style-name="P4"/>
      <text:p text:style-name="P4">Klejnot nie może być wypolerowany bez tarcia</text:p>
      <text:p text:style-name="P4">powiedzenie chińskie</text:p>
      <text:p text:style-name="P4"/>
      <text:p text:style-name="P4">Nie obawiam się kogoś kto trenuje 10000 kopnięć, ale tego który 10000 razy trenował jedno kopnięcie</text:p>
      <text:p text:style-name="P4">Bruce Lee</text:p>
      <text:p text:style-name="P4"/>
      <text:p text:style-name="P4">Efektywne przywództwo nie polega na przemawianiu czy też byciu lubianym. Przywództwo jest zdefiniowane przez rezultaty, nie atrybuty.</text:p>
      <text:p text:style-name="P4">Peter Drucker</text:p>
      <text:p text:style-name="P4"/>
      <text:p text:style-name="P4">Nie oczekujcie od dnia tego, co mogą dać jedynie lata. Ale nie zapominajcie, że lata składają się z wielu dni, dlatego postanówcie, że nie zmarnujecie ani jednego dnia.</text:p>
      <text:p text:style-name="P4">Johan Michael Sailer</text:p>
      <text:p text:style-name="P4"/>
      <text:p text:style-name="P4">Jest tylko jedna klasa społeczna, która myśli o pieniądzach częściej niż bogaci. Stanowią ją biedni.</text:p>
      <text:p text:style-name="P4">Oscar Wilde</text:p>
      <text:p text:style-name="P4"/>
      <text:p text:style-name="P4">Istnieją dwa rodzaje nieudaczników: ci, którzy pomyśleli, ale nigdy nie zrobili, oraz ci, którzy zrobili, ale nigdy nie pomyśleli.</text:p>
      <text:p text:style-name="P4"><text:soft-page-break/>Laurence Peter</text:p>
      <text:p text:style-name="P4"/>
      <text:p text:style-name="P4">Jest tylko jedna przyczyna nieszczęścia: fałszywe przekonania, które masz w głowie, przekonania tak popularne, tak ogólnie uznane, że nigdy nie wpadasz na to, by je podważyć</text:p>
      <text:p text:style-name="P4">Anthony de Mello</text:p>
      <text:p text:style-name="P4"/>
      <text:p text:style-name="P4">Tego więc musimy się najbardziej wystrzegać, byśmy zwyczajem owiec nie postępowali za trzodą ciągnącą na przodzie, idąc nie tam, dokąd iść trzeba, ale tam, dokąd się zwykło</text:p>
      <text:p text:style-name="P4">Seneka</text:p>
      <text:p text:style-name="P4"/>
      <text:p text:style-name="P4">Zapytaj siebie, co robiłbyś nawet, gdyby nikt Ci za to nigdy nie miał zapłacić. To wskazówka, która pokaże Ci, czym powinieneś się zajmować, oczywiście wciąż szukając sposobu na zarobienie na tym.</text:p>
      <text:p text:style-name="P4">Joe Vitale</text:p>
      <text:p text:style-name="P4"/>
      <text:p text:style-name="P4">Jeżeli jakaś rzecz jest dla ciebie trudna, nie należy przypuszczać, że jest niemożliwa do spełnienia dla człowieka. Ale jeżeli jakaś rzecz jest możliwa i dostępna dla człowieka, uważaj, że jest także do osiągnięcia dla ciebie</text:p>
      <text:p text:style-name="P4">Marek Aureliusz</text:p>
      <text:p text:style-name="P4"/>
      <text:p text:style-name="P4"><text:span text:style-name="T26">Jeśli ograniczymy swoją wolność, by uzyskać bezpieczeństwo - stracimy obie te rzeczy</text:span> </text:p>
      <text:p text:style-name="P4">Benjamin Franklin</text:p>
      <text:p text:style-name="P4"/>
      <text:p text:style-name="P4">Czy wczoraj, czy dziś, czy jutro - byłeś, jesteś i będziesz jedyną osobą, która może przeszkodzić ci w osiągnięciu szczęścia</text:p>
      <text:p text:style-name="P4">Joseph Murphy</text:p>
      <text:p text:style-name="P4"/>
      <text:p text:style-name="P4">Niebo na Ziemi to wybór, którego musisz dokonać, nie miejsce, które musisz znaleźć</text:p>
      <text:p text:style-name="P4">Wayne Dyer</text:p>
      <text:p text:style-name="P4"/>
      <text:p text:style-name="P4">Kto nie umie daleko spoglądać, ten blisko ma kłopoty</text:p>
      <text:p text:style-name="P54">Konfucjusz</text:p>
      <text:p text:style-name="P4"/>
      <text:p text:style-name="P4">Świat jest niebezpiecznym miejscem nie przez tych, co czynią zło, ale przez tych, którzy patrzą na to i nic nie robią.</text:p>
      <text:p text:style-name="P4">Albert Einstein</text:p>
      <text:p text:style-name="P4"/>
      <text:p text:style-name="P4">Słońce świeci jedynie tym, którzy mają podniesioną głowę</text:p>
      <text:p text:style-name="P4">Platon</text:p>
      <text:p text:style-name="P4"/>
      <text:p text:style-name="P4">Większość ludzi przegapia okazję, bo jest ona ubrana w kombinezon i wygląda jak praca</text:p>
      <text:p text:style-name="P4">Thomas Edison</text:p>
      <text:p text:style-name="P4"/>
      <text:p text:style-name="P4">Oszczędzanie się jest kroczeniem za życia za własnym pogrzebem. Tę przyjemność należy pozostawić innym</text:p>
      <text:p text:style-name="P4">Ludwik Hirszfeld</text:p>
      <text:p text:style-name="P4"/>
      <text:p text:style-name="P4">Dla człowieka, który dysponuje tylko młotkiem, wszystko, co spotyka zaczyna wyglądać jak gwóźdź</text:p>
      <text:p text:style-name="P4">Abraham Maslow</text:p>
      <text:p text:style-name="P4"/>
      <text:p text:style-name="P4">Nic tak nie rani przed śmiercią, jak świadomość zmarnowanego życia</text:p>
      <text:p text:style-name="P4">Pitagoras</text:p>
      <text:p text:style-name="P4"/>
      <text:p text:style-name="P4"><text:soft-page-break/>Poszukaj sytuacji, w której Twoja praca będzie dawała Ci tyle szczęścia co Twój wolny czas</text:p>
      <text:p text:style-name="P4">Edward L. Bernays</text:p>
      <text:p text:style-name="P4"/>
      <text:p text:style-name="P4">Twoim zadaniem jest odkryć swe dzieło i oddać się mu całym sercem</text:p>
      <text:p text:style-name="P53">Budda</text:p>
      <text:p text:style-name="P4"/>
      <text:p text:style-name="P4">Nie odkrywa się nowych lądów bez pogodzenia się ze straceniem z oczu wybrzeża na bardzo długi czas</text:p>
      <text:p text:style-name="P4">Andre Gide</text:p>
      <text:p text:style-name="P4"/>
      <text:p text:style-name="P4">Kto chce ciepło wnosić w świat, sam musi płonąć ogniem</text:p>
      <text:p text:style-name="P4">Phil Bosmans</text:p>
      <text:p text:style-name="P4"/>
      <text:p text:style-name="P4">Wolałbym raczej ponieść porażkę robiąc to, co kocham niż osiągnąć sukces w czymś, czego nienawidzę</text:p>
      <text:p text:style-name="P4">George Burns</text:p>
      <text:p text:style-name="P4"/>
      <text:p text:style-name="P4">Bez pracy niczego człowiek nie dokaże, bez bicia skrzydłami ptak nie podleci. Skarby głęboko w ziemi, a perły na dnie morza leżą - trud i praca je zdobywa</text:p>
      <text:p text:style-name="P4"><text:span text:style-name="T36">powiedzenie</text:span> persk<text:span text:style-name="T36">e</text:span></text:p>
      <text:p text:style-name="P4"/>
      <text:p text:style-name="P4">Człowiek, który goni dwa zające nie złapie ani jednego</text:p>
      <text:p text:style-name="P52">Konfucjusz</text:p>
      <text:p text:style-name="P4"/>
      <text:p text:style-name="P4">Pamiętaj, że to, co słuszne, nie zawsze jest popularne, a to, co popularne, nie zawsze jest słuszne</text:p>
      <text:p text:style-name="P4">H. Jackson Brown, Jr</text:p>
      <text:p text:style-name="P4"/>
      <text:p text:style-name="P4">Posiadanie niskiego poczucia własnej wartości jest jak jechanie przez życie na zaciągniętym hamulcu ręcznym</text:p>
      <text:p text:style-name="P4">Maxwell Maltz</text:p>
      <text:p text:style-name="P4"/>
      <text:p text:style-name="P51">Dwa rodzaje ludzi niczego nie osiągną: ci, którzy wstają dopiero długo po obudzeniu się, oraz ci, którzy się budzą dopiero długo po wstaniu</text:p>
      <text:p text:style-name="P51">Eleanor Roosevelt</text:p>
      <text:p text:style-name="P4"/>
      <text:p text:style-name="P50">Im bardziej chcę coś zrobić, tym mniej nazywam to pracą</text:p>
      <text:p text:style-name="P50">Richard Bach</text:p>
      <text:p text:style-name="P4"/>
      <text:p text:style-name="P49">Chcesz się uwolnić od pracy - wykonaj ją</text:p>
      <text:p text:style-name="P49">przysłowie staropolskie</text:p>
      <text:p text:style-name="P4"/>
      <text:p text:style-name="P4">Nie wierz, że zrobisz wielki postęp robiąc to, co niekonieczne, trzy razy szybciej</text:p>
      <text:p text:style-name="P4">Peter Drucker</text:p>
      <text:p text:style-name="P4"/>
      <text:p text:style-name="P4">Analfabetami XXI wieku będą ci, którzy nie umieją się uczyć, oraz ci, którzy nie są w stanie oduczyć się tego, czego już się nauczyli i uczyć się na nowo</text:p>
      <text:p text:style-name="P4">Alvin Toffler</text:p>
      <text:p text:style-name="P4"/>
      <text:p text:style-name="P4">Dobrze zrobione jest lepsze niż dobrze powiedziane.</text:p>
      <text:p text:style-name="P4">Benjamin Franklin</text:p>
      <text:p text:style-name="P4"/>
      <text:p text:style-name="P48">Tracimy tyle czasu na rzeczy pilne, że nie starcza nam go na rzeczy ważne</text:p>
      <text:p text:style-name="P48"><text:soft-page-break/>François de La Rochefoucauld</text:p>
      <text:p text:style-name="P4"/>
      <text:p text:style-name="P47">Nie możesz mieć lepszego jutra, jeśli cały czas myślisz o wczoraj.</text:p>
      <text:p text:style-name="P47">Charles Kettering</text:p>
      <text:p text:style-name="P4"/>
      <text:p text:style-name="P4">Los może się do Ciebie uśmiechnąć i będziesz zarabiał dużo pieniędzy. Postaraj się, żeby twoja praca związała się z czymś, co wzbogaca nie tylko Twoje konto w banku, ale i Twojego ducha.</text:p>
      <text:p text:style-name="P4">H. Jackson Brown, Jr</text:p>
      <text:p text:style-name="P4"/>
      <text:p text:style-name="P4">Martwienie się nadaje małej rzeczy duży cień</text:p>
      <text:p text:style-name="P4">szwedzkie przysłowie</text:p>
      <text:p text:style-name="P4"/>
      <text:p text:style-name="P46">Wszyscy powinniśmy troszczyć się o przyszłość, bo w niej spędzimy resztę życia</text:p>
      <text:p text:style-name="P46">Charles Kettering</text:p>
      <text:p text:style-name="P4"/>
      <text:p text:style-name="P4">Nigdy nie patrz z góry na nikogo, chyba że właśnie pomagasz mu wstać</text:p>
      <text:p text:style-name="P4">Jesse Jackson</text:p>
      <text:p text:style-name="P4"/>
      <text:p text:style-name="P4">Mnóstwo ludzi istnieje, ale takich, co naprawdę żyją, można wskazać palcem.</text:p>
      <text:p text:style-name="P4">Feliks Chwalibóg</text:p>
      <text:p text:style-name="P4"/>
      <text:p text:style-name="P4">Musimy stać się dobrzy w jednej z dwóch rzeczy - sadzeniu wiosną lub żebraniu jesienią.</text:p>
      <text:p text:style-name="P4">Jim Rohn</text:p>
      <text:p text:style-name="P4"/>
      <text:p text:style-name="P4">Jedynym sposobem, by uniknąć zepsucia pod wpływem pochwał, jest pracować dalej. Innego wyjścia nie ma.</text:p>
      <text:p text:style-name="P4">Albert Einstein</text:p>
      <text:p text:style-name="P4"/>
      <text:p text:style-name="P4">Kiedy robimy więcej, niż to, za co nam płacą, w końcu będą nam płacić więcej, za to, co robimy.</text:p>
      <text:p text:style-name="P4">Zig Ziglar</text:p>
      <text:p text:style-name="P4"/>
      <text:p text:style-name="P4">Nie czekaj z kopaniem studni, aż nadejdzie pragnienie</text:p>
      <text:p text:style-name="P4">powiedzenie chińskie</text:p>
      <text:p text:style-name="P4"/>
      <text:p text:style-name="P4">Jedyną gorszą rzeczą od nieprzeczytania żadnej książki w ciągu ostatnich dziewięćdziesięciu dni jest nieprzeczytanie żadnej książki w ciągu ostatnich dziewięćdziesięciu dni i myślenie, że to nie ma znaczenia.</text:p>
      <text:p text:style-name="P4">Jim Rohn</text:p>
      <text:p text:style-name="P4"/>
      <text:p text:style-name="P4">Dziel z innymi swój chleb, a lepiej będzie ci smakował</text:p>
      <text:p text:style-name="P4">Phil Bosmans</text:p>
      <text:p text:style-name="P4"/>
      <text:p text:style-name="P4">Jeśli możesz panować nad sobą - możesz panować nad światem</text:p>
      <text:p text:style-name="P4">powiedzenie chińskie</text:p>
      <text:p text:style-name="P4"/>
      <text:p text:style-name="P4">Praca rozumna i wytrwała, która nie myśli o zbieraniu owoców w tydzień po posiewie, przebija góry, nad przepaściami przerzuca mosty.</text:p>
      <text:p text:style-name="P4">Bolesław Prus</text:p>
      <text:p text:style-name="P4"/>
      <text:p text:style-name="P4">Tylko ci, którzy ryzykują pójście za daleko, dowiedzą się, jak daleko mogą zajść.</text:p>
      <text:p text:style-name="P4"><text:soft-page-break/>Thomas Stearns Eliot</text:p>
      <text:p text:style-name="P4"/>
      <text:p text:style-name="P4">Jedź tam, dokąd zmierza krążek, a nie tam, gdzie jest.</text:p>
      <text:p text:style-name="P4">Wayne Gretzky</text:p>
      <text:p text:style-name="P4"/>
      <text:p text:style-name="P4">Pasja jest absolutnie konieczna do osiągnięcia długotrwałego sukcesu jakiegokolwiek rodzaju</text:p>
      <text:p text:style-name="P4">Donald Trump</text:p>
      <text:p text:style-name="P4"/>
      <text:p text:style-name="P4">Ten tylko ani jednego dnia nie utraci, kto w każdym coś dobrego zrobi dla swych braci.</text:p>
      <text:p text:style-name="P4">Ignacy Krasicki</text:p>
      <text:p text:style-name="P4"/>
      <text:p text:style-name="P4">Jeśli od czasu do czasu nie ponosisz porażki - oznacza to, że nie robisz nic bardzo innowacyjnego</text:p>
      <text:p text:style-name="P4">Woody Allen</text:p>
      <text:p text:style-name="P4"/>
      <text:p text:style-name="P4">Odkładanie w czasie czegoś prostego czyni to trudnym. Odkładanie trudnego - niemożliwym.</text:p>
      <text:p text:style-name="P4">George Claude Lorimer</text:p>
      <text:p text:style-name="P4"/>
      <text:p text:style-name="P4">Znajdowanie jest zarezerwowane dla szukających</text:p>
      <text:p text:style-name="P4">Jim Rohn</text:p>
      <text:p text:style-name="P4"/>
      <text:p text:style-name="P4">Kto dzieci swoje uczy oszczędności, zostawia im więcej niż majątek</text:p>
      <text:p text:style-name="P4">Żegota Pauli</text:p>
      <text:p text:style-name="P4"/>
      <text:p text:style-name="P4">Zadowolenie czyni biednego bogatym, niezadowolenie czyni bogatego biednym</text:p>
      <text:p text:style-name="P4">Benjamin Franklin</text:p>
      <text:p text:style-name="P4"/>
      <text:p text:style-name="P4">Pożądamy więcej, niż możemy osiągnąć, lecz osiągamy zwykle mniej, niż możemy zdobyć</text:p>
      <text:p text:style-name="P4">Feliks Chwalibóg</text:p>
      <text:p text:style-name="P4"/>
      <text:p text:style-name="P4">Człowiek sukcesu to ktoś, kto potrafi zbudować solidne fundamenty z cegieł, którymi inni w niego rzucają</text:p>
      <text:p text:style-name="P4">David Brinkley</text:p>
      <text:p text:style-name="P4"/>
      <text:p text:style-name="P4">Popełnić błąd to jeszcze nie tragedia. Tragedią jest trwanie przy tym błędzie. A jeszcze większą - wmawianie innym, że to nie był błąd.</text:p>
      <text:p text:style-name="P4">François de La Rochefoucauld</text:p>
      <text:p text:style-name="P4"/>
      <text:p text:style-name="P4">Nie będę jak ci, którzy spędzają dzień narzekając na ból głowy i noc pijąc wino, które to powoduje</text:p>
      <text:p text:style-name="P4">Johann Wolfgang von Goethe</text:p>
      <text:p text:style-name="P4"/>
      <text:p text:style-name="P4">Jeśli człowiek nie umie w miarę zarabiania oszczędzać, pracując przez całe życie przykuty do swego zatrudnienia umrze jednakże bez grosza.</text:p>
      <text:p text:style-name="P4">Benjamin Franklin</text:p>
      <text:p text:style-name="P4"/>
      <text:p text:style-name="P4">To cud, że ciekawość jest w stanie przetrwać formalną edukację.</text:p>
      <text:p text:style-name="P4">Albert Einstein</text:p>
      <text:p text:style-name="P4"/>
      <text:p text:style-name="P4">Czynność jest matką pomyślności. Bóg niczego pracującym nie odmawia. Pracuj przez ten czas, kiedy leniwy zasypia, a będziesz miał zboże do sprzedaży i do schowania.</text:p>
      <text:p text:style-name="P4">Benjamin Franklin</text:p>
      <text:p text:style-name="P4"><text:soft-page-break/></text:p>
      <text:p text:style-name="P4">Jeśli możesz znaleźć drogę, na której nie ma żadnych przeszkód - prawdopodobnie wiedzie ona donikąd</text:p>
      <text:p text:style-name="P4">Frank A. Clark</text:p>
      <text:p text:style-name="P4"/>
      <text:p text:style-name="P4">Najmniejszy pagórek potrafi zasłonić nam widok na najwyższy szczyt</text:p>
      <text:p text:style-name="P4">Maria von Ebner-Eschenbach</text:p>
      <text:p text:style-name="P4"/>
      <text:p text:style-name="P4">Tylko najmądrzejsi i najgłupsi ludzie nigdy się nie zmieniają</text:p>
      <text:p text:style-name="P4">Konfucjusz</text:p>
      <text:p text:style-name="P4"/>
      <text:p text:style-name="P4">Nic nie zrobiłem dobrego dziś nikomu - dzień to stracony bezużytecznie</text:p>
      <text:p text:style-name="P4">Marek Aureliusz</text:p>
      <text:p text:style-name="P4"/>
      <text:p text:style-name="P4">Jeśli celujesz w nic - trafisz za każdym razem</text:p>
      <text:p text:style-name="P4">Zig Ziglar</text:p>
      <text:p text:style-name="P4"/>
      <text:p text:style-name="P4">Ktokolwiek jest pracowity, może się nie obawiać głodu, gdyż głód zagląda do drzwi pracowitego, ale wnijść w nie nie śmie. Nie wnijdą w nie również woźni i komornicy, gdyż pracowitość opłaca długi, a rozpacz je pomnaża.</text:p>
      <text:p text:style-name="P4">Benjamin Franklin</text:p>
      <text:p text:style-name="P4"/>
      <text:p text:style-name="P4">Ciężki trening, łatwa walka; łatwy trening, ciężka walka</text:p>
      <text:p text:style-name="P4">Aleksandr Wasiljewicz Suworow</text:p>
      <text:p text:style-name="P4"/>
      <text:p text:style-name="P4">Pieniądze odkładane miesiącami wydajemy czasem pod wpływem impulsu w ciągu minuty. Z wieloma ludźmi jest jak z kiepskimi farmerami. Konsumują wszystkie plony, a potem narzekają, że nie mają za co żyć.</text:p>
      <text:p text:style-name="P4">Robert Krool</text:p>
      <text:p text:style-name="P4"/>
      <text:p text:style-name="P4">Dziecko może nauczyć dorosłego trzech rzeczy: cieszyć się bez powodu, być ciągle czymś zajętym i domagać się - ze wszystkich sił - tego, czego się pragnie.</text:p>
      <text:p text:style-name="P4">Paulo Coelho</text:p>
      <text:p text:style-name="P4"/>
      <text:p text:style-name="P4">Nie jest trudno pokonać w walce byka. Nawet 800 kilogramowego. Istnieje jednak pewien warunek - nie można się go bać.</text:p>
      <text:p text:style-name="P4">Masutatsu Oyama</text:p>
      <text:p text:style-name="P4"/>
      <text:p text:style-name="P4">Niech każdy pozamiata przed własnymi drzwiami i cały świat będzie czysty</text:p>
      <text:p text:style-name="P4">Johann Wolfgang von Goethe</text:p>
      <text:p text:style-name="P4"/>
      <text:p text:style-name="P4">Żeby w życiu coś osiągnąć, trzeba być wcześniej przygotowanym do wykorzystania szansy, która może nadejść</text:p>
      <text:p text:style-name="P4">Leszek Balcerowicz</text:p>
      <text:p text:style-name="P4"/>
      <text:p text:style-name="P4">Największym dobrem jakie możesz wyświadczyć drugiemu jest nie tylko podzielenie się z nim swoim bogactwem, ale odkrycie przed nim jego własnego bogactwa.</text:p>
      <text:p text:style-name="P4">Benjamin Disraeli</text:p>
      <text:p text:style-name="P4"/>
      <text:p text:style-name="P4">Pomyśl, zanim wydasz pieniądze. Czy dzięki tym wydatkom przybliżysz się do swoich celów, czy wyrzucasz przez okno kolejną możliwość inwestycji.</text:p>
      <text:p text:style-name="P4">Robert Kroo<text:span text:style-name="T25">l</text:span></text:p>
      <text:p text:style-name="P4"/>
      <text:p text:style-name="P4">Przyszłość należy do tych, którzy wierzą w piękno swoich marzeń.</text:p>
      <text:p text:style-name="P4"><text:soft-page-break/>Eleanor Roosevelt</text:p>
      <text:p text:style-name="P4"/>
      <text:p text:style-name="P4">Jeśli chcesz mieć wrogów, bądź lepszy od swoich przyjaciół. Lecz jeśli chcesz mieć przyjaciół, pozwól, aby przyjaciele byli lepsi od ciebie.</text:p>
      <text:p text:style-name="P4">François de La Rochefoucauld</text:p>
      <text:p text:style-name="P4"/>
      <text:p text:style-name="P4">Pustka jest symptomem tego, że nie żyjesz twórczo. Albo nie masz wystarczająco ważnego dla siebie celu albo nie używasz swoich talentów i wysiłków dążąc do zrealizowania ważnego celu.</text:p>
      <text:p text:style-name="P4">Maxwell Maltz</text:p>
      <text:p text:style-name="P4"/>
      <text:p text:style-name="P4">Porażka inspiruje zwycięzców. To jest ich największy sekret</text:p>
      <text:p text:style-name="P4">Robert Kiyosaki</text:p>
      <text:p text:style-name="P4"/>
      <text:p text:style-name="P4">Szczęście występuje gdy to, co myślisz, to co mówisz i to co robisz jest w harmonii</text:p>
      <text:p text:style-name="P4">Mahatma Gandhi</text:p>
      <text:p text:style-name="P4"/>
      <text:p text:style-name="P4">Nigdy nie podziwiaj ludzi za bogactwo, ale za twórcze i szczodre sposoby jego wykorzystania</text:p>
      <text:p text:style-name="P4">H. Jackson Brown, Jr</text:p>
      <text:p text:style-name="P4"/>
      <text:p text:style-name="P4">Za nieśmiertelnością tęsknią miliony, które nie wiedzą co zrobić ze sobą w deszczowe niedzielne popołudnie</text:p>
      <text:p text:style-name="P4">Susan Ertz</text:p>
      <text:p text:style-name="P4"/>
      <text:p text:style-name="P4">Nie nauczysz się pływać nie wchodząc do wody</text:p>
      <text:p text:style-name="P4">Bruce Lee</text:p>
      <text:p text:style-name="P4"/>
      <text:p text:style-name="P4">Jesteś średnią z pięciu dorosłych, z którymi spędzasz większość swojego czasu</text:p>
      <text:p text:style-name="P4">Jim Rohn</text:p>
      <text:p text:style-name="P4"/>
      <text:p text:style-name="P4">Bądź jak światło, które wędruje przez noc i po drodze zapala zagasłe gwiazdy</text:p>
      <text:p text:style-name="P4">Phil Bosmans</text:p>
      <text:p text:style-name="P4"/>
      <text:p text:style-name="P4">Wybieraj bitwy wystarczająco duże, by miały znaczenie i wystarczająco małe, by dało się je wygrać</text:p>
      <text:p text:style-name="P4">Jonathan Kozol</text:p>
      <text:p text:style-name="P4"/>
      <text:p text:style-name="P4">Pamiętaj, że wielka miłość i wielki sukces wymagają podjęcia wielkiego ryzyka</text:p>
      <text:p text:style-name="P4">H. Jackson Brown, Jr</text:p>
      <text:p text:style-name="P4"/>
      <text:p text:style-name="P4">Nigdy nie zmienisz swojego życia dopóki nie zmienisz czegoś, co codziennie robisz.</text:p>
      <text:p text:style-name="P4">Mike Murdock</text:p>
      <text:p text:style-name="P4"/>
      <text:p text:style-name="P4">Nigdy się nie wzbogacisz będąc chorągiewką na wietrze</text:p>
      <text:p text:style-name="P4">Warren Buffet</text:p>
      <text:p text:style-name="P4"/>
      <text:p text:style-name="P4">Kiedy tańczysz, celem nie jest znalezienie się w wybranym miejscu podłogi. Jest nim cieszenie się z każdego kroku, który wykonujesz.</text:p>
      <text:p text:style-name="P4">Wayne Dyer</text:p>
      <text:p text:style-name="P4"/>
      <text:p text:style-name="P4">Ludzie wierzą, że aby osiągnąć sukces, trzeba wstawać rano. Otóż nie - trzeba wstawać w dobrym humorze.</text:p>
      <text:p text:style-name="P4">Marcel Achard</text:p>
      <text:p text:style-name="P4"><text:soft-page-break/></text:p>
      <text:p text:style-name="P4">Mistrzowie nie rodzą się w salach treningowych. Mistrzowie rodzą się z tego, co mają głęboko w sobie - z pragnień, marzeń, wizji.</text:p>
      <text:p text:style-name="P4">Muhammad Ali</text:p>
      <text:p text:style-name="P4"/>
      <text:p text:style-name="P4">Staniesz się bogaty, kiedy spodoba Ci się praca</text:p>
      <text:p text:style-name="P4">Sam Walton</text:p>
      <text:p text:style-name="P4"/>
      <text:p text:style-name="P4">Czasem radość jest źródłem Twojego uśmiechu, ale czasem Twój uśmiech może stać się źródłem radości.</text:p>
      <text:p text:style-name="P4">Thich Nhat Hanh</text:p>
      <text:p text:style-name="P4"/>
      <text:p text:style-name="P4">Możemy zrealizować każde zamierzenie, jeśli potrafimy trwać w nim wystarczająco długo</text:p>
      <text:p text:style-name="P4">Helen Keller</text:p>
      <text:p text:style-name="P4"/>
      <text:p text:style-name="P4">Dzieci przywiązują małą wagę do nauczania, które dostają od swoich rodziców, za to wiernie odwzorowują ich charaktery.</text:p>
      <text:p text:style-name="P4">Mason Cooley</text:p>
      <text:p text:style-name="P4"/>
      <text:p text:style-name="P4">Najpierw marnujemy zdrowie, aby dojść do pieniędzy, potem marnujemy pieniądze, aby dojść do zdrowia</text:p>
      <text:p text:style-name="P4">Robert Lembke</text:p>
      <text:p text:style-name="P4"/>
      <text:p text:style-name="P4">Nasza ludzka wspaniałość nie leży tak bardzo w możliwości zmienienia świata, jak w byciu zdolnym do zmienienia samych siebie.</text:p>
      <text:p text:style-name="P4">Mahatma Gandhi</text:p>
      <text:p text:style-name="P4"/>
      <text:p text:style-name="P4">Nie dzięki nadzwyczajnym uzdolnieniom, nie dzięki chwilowemu natchnieniu, nie nagle i niespodziewanie, ale dzięki konsekwentnym wysiłkom osiągnąłem tak pomyślne wyniki</text:p>
      <text:p text:style-name="P4">Johann Wolfgang von Goethe</text:p>
      <text:p text:style-name="P4"/>
      <text:p text:style-name="P4">Stoicka zasada zaspokajania potrzeb poprzez rezygnację z pragnień jest jak amputacja stóp po to, by nie potrzebować butów.</text:p>
      <text:p text:style-name="P4">Jonathan Swift</text:p>
      <text:p text:style-name="P4"/>
      <text:p text:style-name="P4">Jest tylko jeden sposób, który pozwoli Ci utrzymać bogactwo: wydawaj mniej, niż zarabiasz, a różnicę inwestuj</text:p>
      <text:p text:style-name="P4">Ayn Rand</text:p>
      <text:p text:style-name="P4"/>
      <text:p text:style-name="P4">Wysokie wynagrodzenie i niewielka odpowiedzialność rzadko idą ze sobą w parze</text:p>
      <text:p text:style-name="P4">Napoleon Hill</text:p>
      <text:p text:style-name="P4"/>
      <text:p text:style-name="P4">Jeśli nie wiesz dokąd idziesz, to nie dojdziesz na pewno</text:p>
      <text:p text:style-name="P4">Sun Tzu</text:p>
      <text:p text:style-name="P4"/>
      <text:p text:style-name="P4">Ci, którzy myślą, że nie mają czasu na ćwiczenia fizyczne, będą musieli wcześniej czy później znaleźć czas na chorobę</text:p>
      <text:p text:style-name="P4">Edward Stanley</text:p>
      <text:p text:style-name="P4"/>
      <text:p text:style-name="P4">W czasie uczty nie opowiadaj jak należy jeść, ale jedz jak należy</text:p>
      <text:p text:style-name="P4">Epiktet z Hierapolis</text:p>
      <text:p text:style-name="P4"/>
      <text:p text:style-name="P4">Aby samemu stać się lepszym, nie musisz czekać na lepszy świat</text:p>
      <text:p text:style-name="P4">Phil Bosmans</text:p>
      <text:p text:style-name="P4"/>
      <text:p text:style-name="P45"><text:soft-page-break/>Wysokie oczekiwania są kluczem do wszystkiego</text:p>
      <text:p text:style-name="P45">Sam Walton</text:p>
      <text:p text:style-name="P4"/>
      <text:p text:style-name="P44">Jeśli przy drodze do sukcesu tylko siedzisz, to mogą cię wyłącznie rozjechać</text:p>
      <text:p text:style-name="P44">Joseph O'Connor</text:p>
      <text:p text:style-name="P4"/>
      <text:p text:style-name="P43">Inspiracja istnieje, ale musi zastać Cię przy pracy </text:p>
      <text:p text:style-name="P43">Pablo Picasso</text:p>
      <text:p text:style-name="P4"/>
      <text:p text:style-name="P42">Kto żyje bez szaleństwa, mniej jest rozsądny niż mniema</text:p>
      <text:p text:style-name="P42">François de La Rochefoucauld</text:p>
      <text:p text:style-name="P4"/>
      <text:p text:style-name="P41">Czy rzeczywiście potrzebujemy więcej czasu? Czy też potrzebujemy więcej dyscypliny, by wykorzystać czas, który mamy?</text:p>
      <text:p text:style-name="P41">Kerry Johnson</text:p>
      <text:p text:style-name="P4"/>
      <text:p text:style-name="P40">Należy tak organizować życie, aby każda chwila była ważna.</text:p>
      <text:p text:style-name="P40">Iwan Turgieniew</text:p>
      <text:p text:style-name="P4"/>
      <text:p text:style-name="P39">Prawdziwa decyzja jest mierzona poprzez fakt podjęcia nowego działania. Jeśli nie ma działania - tak naprawdę nie podjąłeś decyzji</text:p>
      <text:p text:style-name="P39">Anthony Robbins</text:p>
      <text:p text:style-name="P4"/>
      <text:p text:style-name="P38">Nie musisz być wielki, aby zacząć, ale musisz zacząć, aby być wielkim</text:p>
      <text:p text:style-name="P38">Les Brown</text:p>
      <text:p text:style-name="P37"/>
      <text:p text:style-name="P36"><text:span text:style-name="T24">T</text:span>ak młody jak dziś nie będziesz już nigdy. Wykorzystaj to z myślą o Twoim jutrze.</text:p>
      <text:p text:style-name="P36">Norman Cousins</text:p>
      <text:p text:style-name="P4"/>
      <text:p text:style-name="P4">Nie bój się dużego kroku. Nie pokonasz przepaści dwoma małymi.</text:p>
      <text:p text:style-name="P4">David Lloyd George</text:p>
      <text:p text:style-name="P4"/>
      <text:p text:style-name="P4">Cierpliwość i wytrwałość mają magiczne działanie - dzięki nim trudności znikają, a przeszkody ulatniają się</text:p>
      <text:p text:style-name="P4">John Quincy Adams</text:p>
      <text:p text:style-name="P4"/>
      <text:p text:style-name="P4">Ludzki umysł potrafi osiągnąć wszystko, w co potrafi uwierzyć</text:p>
      <text:p text:style-name="P4">Napoleon Hill</text:p>
      <text:p text:style-name="P4"/>
      <text:p text:style-name="P4">Konwencjonalny pogląd jest po to, by ochronić nas od bolesnej pracy zwanej myśleniem</text:p>
      <text:p text:style-name="P4">John Kenneth Galbraith</text:p>
      <text:p text:style-name="P4"/>
      <text:p text:style-name="P4">To zaskakujące, ile czasu potrzeba, żeby skończyć to, nad czym nie pracujesz</text:p>
      <text:p text:style-name="P4">Paul McGee</text:p>
      <text:p text:style-name="P4"/>
      <text:p text:style-name="P4">Jeśli Twoim jedynym celem jest stanie się bogatym - nigdy go nie osiągniesz</text:p>
      <text:p text:style-name="P35">John D. Rockefeller</text:p>
      <text:p text:style-name="P4"/>
      <text:p text:style-name="P4">Rodzimy się jako książęta i proces cywilizacji zamienia nas w żaby</text:p>
      <text:p text:style-name="P4"><text:soft-page-break/>Eric Berne</text:p>
      <text:p text:style-name="P4"/>
      <text:p text:style-name="P4">Pomaganie ludziom wzrastać i spełniać marzenia jest najszybszą drogą do sukcesu - zarówno ich, jak i Twojego</text:p>
      <text:p text:style-name="P4">T. Harv Eker</text:p>
      <text:p text:style-name="P4"/>
      <text:p text:style-name="P4">Tylko kochając i akceptując siebie takiego, jakim się jest, można zaistnieć naprawdę i wyrazić swoją osobowość. Jeśli udajesz kogoś, kim nie jesteś, zawsze poniesiesz porażkę...</text:p>
      <text:p text:style-name="P4">Don Miguel Ruiz</text:p>
      <text:p text:style-name="P4"/>
      <text:p text:style-name="P4">Odwaga to robienie tego, co boisz się zrobić. Nie możemy mówić o odwadze, w przypadku, gdy nie jesteś przestraszony</text:p>
      <text:p text:style-name="P4">Eddie Rickenbacker</text:p>
      <text:p text:style-name="P4"/>
      <text:p text:style-name="P4">Najpiękniejszych chwil w życiu nie zaplanujesz. One przyjdą same</text:p>
      <text:p text:style-name="P4">Phil Bosmans</text:p>
      <text:p text:style-name="P4"/>
      <text:p text:style-name="P4">Ludzie nie są więźniami losu, a jedynie więźniami swoich własnych umysłów</text:p>
      <text:p text:style-name="P4">Franklin Delano Roosevelt</text:p>
      <text:p text:style-name="P4"/>
      <text:p text:style-name="P4">Nie można sobie zapewnić reputacji tym, co ma się zamiar zrobić. Sprawa jest prosta - fantazjuj, próbuj, a potem ruszaj w świat i zrób to!</text:p>
      <text:p text:style-name="P4">Henry Ford</text:p>
      <text:p text:style-name="P4"/>
      <text:p text:style-name="P4">Stan Twojego życia jest niczym innym, jak odbiciem stanu Twojego umysłu</text:p>
      <text:p text:style-name="P4">Wayne Dyer</text:p>
      <text:p text:style-name="P4"/>
      <text:p text:style-name="P4">Gdy nie ma gdzie zawrócić, trzeba iść naprzód</text:p>
      <text:p text:style-name="P4">Marco Polo</text:p>
      <text:p text:style-name="P4"/>
      <text:p text:style-name="P4">Tak, jak słaby fizycznie człowiek może stać się silny poprzez uważne i cierpliwe trenowanie, tak i człowiek słaby w myśleniu może stać się silny, jeśli będzie trenował się we właściwym myśleniu.</text:p>
      <text:p text:style-name="P4">James Allen</text:p>
      <text:p text:style-name="P4"/>
      <text:p text:style-name="P4">Człowiek jest sumą swoich uczynków, a nie przekonań</text:p>
      <text:p text:style-name="P4">Josif Brodski</text:p>
      <text:p text:style-name="P4"/>
      <text:p text:style-name="P4">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4">powiedzenie chińskie</text:p>
      <text:p text:style-name="P4"/>
      <text:p text:style-name="P4">Cel to nic innego, jak marzenie z terminem realizacji</text:p>
      <text:p text:style-name="P4">Joe L.Griffith</text:p>
      <text:p text:style-name="P4"/>
      <text:p text:style-name="P4">Nie wystarczy być we właściwym miejscu we właściwym czasie. Trzeba być właściwą osobą we właściwym miejscu we właściwym czasie</text:p>
      <text:p text:style-name="P4">T. Harv Eker</text:p>
      <text:p text:style-name="P4"/>
      <text:p text:style-name="P4">To, że zarabiamy pozwala nam przetrwać. Naprawdę żyjemy dopiero wówczas, gdy dzielimy się z innymi.</text:p>
      <text:p text:style-name="P4">Winston Churchill</text:p>
      <text:p text:style-name="P4"/>
      <text:p text:style-name="P4">Kiedy w pełni zdecyduję, że dany rezultat jest wart osiągnięcia, zaczynam robić próbę za próbą, aż go osiągnę</text:p>
      <text:p text:style-name="P4"><text:soft-page-break/>Thomas Edison</text:p>
      <text:p text:style-name="P4"/>
      <text:p text:style-name="P4">Największym człowiekiem jest ten, który jest panem samego siebie</text:p>
      <text:p text:style-name="P4">Seneka</text:p>
      <text:p text:style-name="P4"/>
      <text:p text:style-name="P4">Najważniejszym powodem niskiej samooceny jest brak bezwarunkowej miłości</text:p>
      <text:p text:style-name="P4">Zig Ziglar</text:p>
      <text:p text:style-name="P4"/>
      <text:p text:style-name="P4">Kto czyta książki, żyje podwójnie</text:p>
      <text:p text:style-name="P4">Umberto Eco</text:p>
      <text:p text:style-name="P4"/>
      <text:p text:style-name="P4">Wielkie cele prowadzą do wielkich rezultatów. Brak celów prowadzi do braku rezultatów lub osiągania rezultatów dla kogoś innego.</text:p>
      <text:p text:style-name="P4">Mark Victor Hansen</text:p>
      <text:p text:style-name="P4"/>
      <text:p text:style-name="P4">Jeżeli myślisz, że jesteś zbyt mały, by coś zmienić, spróbuj zasnąć z komarem latającym nad uchem.</text:p>
      <text:p text:style-name="P4">Dalajlama XIV</text:p>
      <text:p text:style-name="P4"/>
      <text:p text:style-name="P4">Najlepszym sposobem, by wpaść na dobry pomysł jest... mieć wiele pomysłów.</text:p>
      <text:p text:style-name="P4">Linus Pauling</text:p>
      <text:p text:style-name="P4"/>
      <text:p text:style-name="P4">Ludzkie życie nabiera blasku i siły tylko wtedy, kiedy się je poleruje i utwardza</text:p>
      <text:p text:style-name="P4">Masutatsu Oyama</text:p>
      <text:p text:style-name="P4"/>
      <text:p text:style-name="P4">Nie obawiaj się porzucić czegoś dobrego dla czegoś wspaniałego.</text:p>
      <text:p text:style-name="P4">John D. Rockefeller</text:p>
      <text:p text:style-name="P4"/>
      <text:p text:style-name="P4">Kropla drąży skałę nie siłą, lecz często padając</text:p>
      <text:p text:style-name="P4">Owidiusz</text:p>
      <text:p text:style-name="P4"/>
      <text:p text:style-name="P4">Bądź wdzięczny za to, co masz, a będziesz miał tego więcej. Jeśli koncentrujesz się na tym, czego nie masz, nigdy nie będziesz miał wystarczająco dużo</text:p>
      <text:p text:style-name="P4">Oprah Winfrey</text:p>
      <text:p text:style-name="P4"/>
      <text:p text:style-name="P4">To, jakim jestem człowiekiem, jest nieskończenie ważniejsze od tego, co posiadam</text:p>
      <text:p text:style-name="P4">Phil Bosmans</text:p>
      <text:p text:style-name="P4"/>
      <text:p text:style-name="P4">Dla umysłu nie istnieją ograniczenia, poza tymi, które samodzielnie uznamy za prawdziwe</text:p>
      <text:p text:style-name="P4">Napoleon Hill</text:p>
      <text:p text:style-name="P4"/>
      <text:p text:style-name="P4">Wyobraźnia jest ważniejsza od wiedzy</text:p>
      <text:p text:style-name="P4">Albert Einstein</text:p>
      <text:p text:style-name="P4"/>
      <text:p text:style-name="P4">Zwlekanie jest jak karta kredytowa: dużo zabawy, dopóki nie dostaniesz rachunku.</text:p>
      <text:p text:style-name="P4">Christopher Parker</text:p>
      <text:p text:style-name="P4"/>
      <text:p text:style-name="P4">Nie podróżuje się po to, by przyjechać, tylko żeby podróżować</text:p>
      <text:p text:style-name="P4">Johann Wolfgang von Goethe</text:p>
      <text:p text:style-name="P4"><text:soft-page-break/></text:p>
      <text:p text:style-name="P4">Głównym powodem porażki i nieszczęścia jest wymienianie tego, czego najbardziej pragniesz na to, czego pragniesz teraz</text:p>
      <text:p text:style-name="P4">Zig Ziglar</text:p>
      <text:p text:style-name="P4"/>
      <text:p text:style-name="P4">Nie możemy nic zmienić, jeśli tego najpierw nie zaakceptujemy</text:p>
      <text:p text:style-name="P4">Carl Gustav Jung</text:p>
      <text:p text:style-name="P4"/>
      <text:p text:style-name="P4">Ponosiłem porażkę za porażką - to dlatego osiągnąłem sukces</text:p>
      <text:p text:style-name="P4">Michael Jordan</text:p>
      <text:p text:style-name="P4"/>
      <text:p text:style-name="P4">Niezdecydowanie jest największą chorobą</text:p>
      <text:p text:style-name="P4">Johann Wolfgang von Goethe</text:p>
      <text:p text:style-name="P4"/>
      <text:p text:style-name="P4">Bogaci wybierają, by płacono im w oparciu o rezultaty, jakie uzyskują w pracy. Biedni chcą, by płacono im za spędzony w niej czas.</text:p>
      <text:p text:style-name="P4">T. Harv Eker</text:p>
      <text:p text:style-name="P4"/>
      <text:p text:style-name="P4">Bądź światłem sam dla siebie</text:p>
      <text:p text:style-name="P4">Budda</text:p>
      <text:p text:style-name="P4"/>
      <text:p text:style-name="P4">Kluczem do szczęścia jest posiadanie marzeń, kluczem do sukcesu jest ich realizacja</text:p>
      <text:p text:style-name="P4">James Allen</text:p>
      <text:p text:style-name="P4"/>
      <text:p text:style-name="P4">Nie można pomóc biednym, będąc jednym z nich</text:p>
      <text:p text:style-name="P4">Abraham Lincoln</text:p>
      <text:p text:style-name="P4"/>
      <text:p text:style-name="P4">To nie najmocniejsze gatunki przetrwają, ani nie te najbardziej inteligentne, ale te, które najlepiej przystosowują się do zmian.</text:p>
      <text:p text:style-name="P4">Karol Darwin</text:p>
      <text:p text:style-name="P4"/>
      <text:p text:style-name="P4">Kto potrafi cieszyć się z małych rzeczy, mieszka w ogrodzie pełnym szczęśliwości</text:p>
      <text:p text:style-name="P4">Phil Bosmans</text:p>
      <text:p text:style-name="P4"/>
      <text:p text:style-name="P4">Wyzwaniem jest nie zarządzanie czasem, a zarządzanie samym sobą</text:p>
      <text:p text:style-name="P4">Stephen Covey</text:p>
      <text:p text:style-name="P4"/>
      <text:p text:style-name="P4">Na końcu swojego życia pomyślisz sobie, w jaki sposób mogłeś przeżyć każdy miniony dzień. Wtedy jednak nie będziesz mógł cofnąć czasu. Zacznij więc tak żyć już teraz!</text:p>
      <text:p text:style-name="P4">Marek Aureliusz</text:p>
      <text:p text:style-name="P4"/>
      <text:p text:style-name="P4">Umysły są jak spadochrony - działają tylko gdy są otwarte</text:p>
      <text:p text:style-name="P4">Thomas Dewar</text:p>
      <text:p text:style-name="P4"/>
      <text:p text:style-name="P4">Jeśli pragniesz latać wśród orłów, nie możesz bez przerwy zadawać się z indykami</text:p>
      <text:p text:style-name="P4">Zig Ziglar</text:p>
      <text:p text:style-name="P4"/>
      <text:p text:style-name="P4">Znajdź sobie dobre towarzystwo. Współpracuj z pozytywnymi, zorientowanymi na cele ludźmi, którzy inspirują Cię i pobudzają do działania.</text:p>
      <text:p text:style-name="P4">Brian Tracy</text:p>
      <text:p text:style-name="P4"/>
      <text:p text:style-name="P4"><text:soft-page-break/>Kochać siebie samego to początek romansu na całe życie</text:p>
      <text:p text:style-name="P4">Oscar Wilde</text:p>
      <text:p text:style-name="P4"/>
      <text:p text:style-name="P4">Czytając życiorysy wielkich ludzi odkryłem, że ich pierwszym zwycięstwem było pokonanie samego siebie</text:p>
      <text:p text:style-name="P4">Harry Truman</text:p>
      <text:p text:style-name="P4"/>
      <text:p text:style-name="P4">Jeżeli nie podążasz za swoimi marzeniami, możesz równie dobrze być warzywem</text:p>
      <text:p text:style-name="P4">Burt Munro</text:p>
      <text:p text:style-name="P4"/>
      <text:p text:style-name="P4">Myślenie odwrotne do dominującego sposobu myślenia Twoich przyjaciół, większości ludzi, których codziennie spotykasz, jest prawdopodobnie najtrudniejszym aktem heroizmu, na jaki możesz się zdobyć</text:p>
      <text:p text:style-name="P4">Theodore White</text:p>
      <text:p text:style-name="P4"/>
      <text:p text:style-name="P4">Ideały są jak gwiazdy. Jeśli nawet nie możemy ich osiągnąć, to należy się według nich orientować.</text:p>
      <text:p text:style-name="P4">George Bernard Shaw</text:p>
      <text:p text:style-name="P4"/>
      <text:p text:style-name="P4">Wiek powoduje zmarszczki na ciele. Poddawanie się - na duszy.</text:p>
      <text:p text:style-name="P4">Douglas MacArthur</text:p>
      <text:p text:style-name="P4"/>
      <text:p text:style-name="P4">Powiedz mi, kim są twoi przyjaciele, a powiem ci, kim jesteś</text:p>
      <text:p text:style-name="P4">Ernest Hemingway</text:p>
      <text:p text:style-name="P4"/>
      <text:p text:style-name="P4">Sukces nie jest kluczem do szczęścia. Szczęście jest kluczem do sukcesu. Jeśli kochasz to, co robisz - osiągniesz sukces</text:p>
      <text:p text:style-name="P4">Albert Schweitze<text:span text:style-name="T23">r</text:span></text:p>
      <text:p text:style-name="P4"/>
      <text:p text:style-name="P4">Kto nie chce kiedy może, ten nie będzie mógł kiedy będzie chciał</text:p>
      <text:p text:style-name="P4">Winston Churchill</text:p>
      <text:p text:style-name="P4"/>
      <text:p text:style-name="P4">Człowiek może wybrać powrót w stronę bezpieczeństwa lub pójście naprzód w kierunku wzrostu. Wzrost musi być wybierany raz za razem; strach musi być pokonywany raz za razem.</text:p>
      <text:p text:style-name="P4">Abraham Maslow</text:p>
      <text:p text:style-name="P4"/>
      <text:p text:style-name="P4">Jeśli nie pokonasz swojej tendencji do poddawania się zbyt szybko, twoje życie będzie prowadzić donikąd</text:p>
      <text:p text:style-name="P4">Masutatsu Oyama</text:p>
      <text:p text:style-name="P4"/>
      <text:p text:style-name="P4">Kto jest dobry w znajdowaniu wymówek, rzadko bywa dobry w czymkolwiek innym</text:p>
      <text:p text:style-name="P4">Benjamin Franklin</text:p>
      <text:p text:style-name="P4"/>
      <text:p text:style-name="P4">Są ludzie, którzy nie zauważają małego szczęścia, ponieważ daremnie czekają na duże</text:p>
      <text:p text:style-name="P4">Pearl Buck</text:p>
      <text:p text:style-name="P4"/>
      <text:p text:style-name="P4">By być wielkim mistrzem, musisz wierzyć, że jesteś najlepszy. Jeśli to nieprawda - udawaj, że jednak jesteś.</text:p>
      <text:p text:style-name="P4">Muhammad Ali</text:p>
      <text:p text:style-name="P4"/>
      <text:p text:style-name="P4">Jak łatwo marzyć, kiedy się jest dzieckiem. Wtedy wszystko wydaje się możliwe. Kiedy człowiek dorasta, zaczyna sobie uświadamiać, ilu rzeczy nie wolno pragnąć, bo są niedozwolone, grzeszne, nieuczciwe.</text:p>
      <text:p text:style-name="P4">Laura Esquivel</text:p>
      <text:p text:style-name="P4"><text:soft-page-break/></text:p>
      <text:p text:style-name="P4">Człowiek, który nie czyta dobrych książek, nie ma przewagi nad kimś, kto nie umie czytać</text:p>
      <text:p text:style-name="P4">Mark Twain</text:p>
      <text:p text:style-name="P4"/>
      <text:p text:style-name="P4">Połowy dokonał, kto zaczął</text:p>
      <text:p text:style-name="P4">Horacy</text:p>
      <text:p text:style-name="P4"/>
      <text:p text:style-name="P4">Do wielkich osiągnięć potrzebne są dwie rzeczy: plan i niewystarczająca ilość czasu na jego realizację</text:p>
      <text:p text:style-name="P4">Leonard Bernstein</text:p>
      <text:p text:style-name="P4"/>
      <text:p text:style-name="P4">Jest tylko jedna droga do szczęścia - przestać się martwić rzeczami, na które nie masz wpływu</text:p>
      <text:p text:style-name="P4">Epiktet z Hierapolis</text:p>
      <text:p text:style-name="P4"/>
      <text:p text:style-name="P4">Liczy się nie to, kim ktoś się urodził, ale kim wybrał, by być</text:p>
      <text:p text:style-name="P4">Joanne Kathleen Rowling</text:p>
      <text:p text:style-name="P4"/>
      <text:p text:style-name="P4">Nie potykają się tylko ci, co pełzają</text:p>
      <text:p text:style-name="P4">Valeriu Butulescu</text:p>
      <text:p text:style-name="P4"/>
      <text:p text:style-name="P4">To nie górę pokonujemy, ale samych siebie</text:p>
      <text:p text:style-name="P4">Edmund Hillary</text:p>
      <text:p text:style-name="P4"/>
      <text:p text:style-name="P4">Każda chwila, która mogłaby być wykorzystana lepiej, jest stracona</text:p>
      <text:p text:style-name="P4">Jean Jacques Rousseau</text:p>
      <text:p text:style-name="P4"/>
      <text:p text:style-name="P4">Odkładaj na jutro tylko rzeczy, które chcesz, by pozostały niezrobione w momencie Twojej śmierci</text:p>
      <text:p text:style-name="P4">Pablo Picasso</text:p>
      <text:p text:style-name="P4"/>
      <text:p text:style-name="P4">Pieniądzom trzeba rozkazywać, a nie służyć</text:p>
      <text:p text:style-name="P4">Seneka</text:p>
      <text:p text:style-name="P4"/>
      <text:p text:style-name="P4">Umiejętność zdyscyplinowania się, by zrezygnować z natychmiastowej satysfakcji w zamian za większą nagrodę w dłuższej perspektywie jest nieodzownym warunkiem sukcesu</text:p>
      <text:p text:style-name="P4">Brian Tracy</text:p>
      <text:p text:style-name="P4"/>
      <text:p text:style-name="P4">Największym ślepcem jest ten, kto nie chce przejrzeć</text:p>
      <text:p text:style-name="P4">José Saramago</text:p>
      <text:p text:style-name="P4"/>
      <text:p text:style-name="P4">Każdy myśli o zmienianiu świata, a nikt o zmienianiu siebie</text:p>
      <text:p text:style-name="P4">Lew Tołstoj</text:p>
      <text:p text:style-name="P4"/>
      <text:p text:style-name="P4">Radość, którą niesiemy innym, zawsze do nas powróci</text:p>
      <text:p text:style-name="P4">Zenta Maurina</text:p>
      <text:p text:style-name="P4"/>
      <text:p text:style-name="P4">Co robisz dzisiaj, by stać się mistrzem?</text:p>
      <text:p text:style-name="P4">Drayton McLane Jr.</text:p>
      <text:p text:style-name="P4"/>
      <text:p text:style-name="P4"><text:soft-page-break/>Codziennie trzeba starać się wykraczać poza swoje możliwości</text:p>
      <text:p text:style-name="P4">Masutatsu Oyama</text:p>
      <text:p text:style-name="P4"/>
      <text:p text:style-name="P4">Jeśli nie przygotujesz własnego planu na życie, jest duża szansa, że będziesz wykonywać plan kogoś innego. I zgadnij, co ten ktoś mógł Ci zaplanować? Nic wielkiego.</text:p>
      <text:p text:style-name="P4">Jim Rohn</text:p>
      <text:p text:style-name="P4"/>
      <text:p text:style-name="P4">Być może dla świata jesteś tylko człowiekiem, ale dla niektórych ludzi jesteś całym światem</text:p>
      <text:p text:style-name="P4">Gabriel García Márquez</text:p>
      <text:p text:style-name="P4"/>
      <text:p text:style-name="P4">Wykorzystaj czas na doskonalenie się poprzez czytanie dzieł innych ludzi, aby łatwo osiągnąć to, na co oni ciężko zapracowali.</text:p>
      <text:p text:style-name="P4">Sokrates</text:p>
      <text:p text:style-name="P4"/>
      <text:p text:style-name="P4">Strzały, których nie wypuszczasz, nigdy nie trafią do celu</text:p>
      <text:p text:style-name="P4">Wayne Gretzky</text:p>
      <text:p text:style-name="P4"/>
      <text:p text:style-name="P4">Twoja siła jest proporcjonalna do umiejętności relaksowania się</text:p>
      <text:p text:style-name="P4">David Allen</text:p>
      <text:p text:style-name="P4"/>
      <text:p text:style-name="P4">Czas nuży i męczy tylko tych, co żyją zajęci jedynie błahymi troskami</text:p>
      <text:p text:style-name="P4">Ivo Andrić</text:p>
      <text:p text:style-name="P4"/>
      <text:p text:style-name="P4">Czas jest tym, czego chcemy najbardziej, ale używamy najgorzej</text:p>
      <text:p text:style-name="P4">William Penn</text:p>
      <text:p text:style-name="P4"/>
      <text:p text:style-name="P4">To czy człowiek jest inteligentny poznaje się po jego odpowiedziach. To czy jest mądry, po pytaniach</text:p>
      <text:p text:style-name="P4">Nadżib Mahfuz</text:p>
      <text:p text:style-name="P4"/>
      <text:p text:style-name="P4">Jakość życia danej osoby jest wprost proporcjonalna do jej zaangażowania się w osiąganie doskonałości, bez względu na to, na jakim polu się o nią stara.</text:p>
      <text:p text:style-name="P4">Vince Lombardi</text:p>
      <text:p text:style-name="P4"/>
      <text:p text:style-name="P4">Kto nadzieje w innych pokłada, celu nie osiąga</text:p>
      <text:p text:style-name="P4">Sima Qian</text:p>
      <text:p text:style-name="P4"/>
      <text:p text:style-name="P4">Każdy nasz dzień jest pierwszym dniem reszty naszego życia. Dlatego naprawdę musimy zadbać o to, żeby wszystkie nasze dni były dobre</text:p>
      <text:p text:style-name="P4">Lama Ole Nydahl</text:p>
      <text:p text:style-name="P4"/>
      <text:p text:style-name="P4">Najlepszy sposób, by się rozweselić, to spróbować rozweselić kogoś innego</text:p>
      <text:p text:style-name="P4">Mark Twain</text:p>
      <text:p text:style-name="P4"/>
      <text:p text:style-name="P4">Jeśli spędzasz zbyt wiele czasu myśląc o czymś, nigdy tego nie dokonasz</text:p>
      <text:p text:style-name="P4">Bruce Lee</text:p>
      <text:p text:style-name="P4"/>
      <text:p text:style-name="P4">Dysponując zwykłymi talentami i niezwykłą wytrwałością możesz osiągnąć wszystko.</text:p>
      <text:p text:style-name="P4">Thomas Fowell Buxton</text:p>
      <text:p text:style-name="P4"/>
      <text:p text:style-name="P4">Jeżeli marzy tylko jeden człowiek, pozostanie to tylko marzeniem. Jeżeli zaś będziemy marzyć wszyscy razem, będzie to już początek nowej rzeczywistości</text:p>
      <text:p text:style-name="P4"><text:soft-page-break/>Helder Pessoa Camara</text:p>
      <text:p text:style-name="P4"/>
      <text:p text:style-name="P34">Aby uniknąć krytyki - nic nie rób, nic nie mów, bądź nikim</text:p>
      <text:p text:style-name="P34">Elbert (Green) Hubbard</text:p>
      <text:p text:style-name="P4"/>
      <text:p text:style-name="P4">Cierpliwość jest gorzka, ale jej owoce są słodkie</text:p>
      <text:p text:style-name="P4">Jean Jacques Rousseau</text:p>
      <text:p text:style-name="P4"/>
      <text:p text:style-name="P33">Nigdy nie widzę tego, co zostało zrobione, a tylko to, co jest jeszcze do zrobienia </text:p>
      <text:p text:style-name="P33">Maria Skłodowska-Curie</text:p>
      <text:p text:style-name="P4"/>
      <text:p text:style-name="P32">Przeciętny człowiek wydaje więcej pieniędzy na swój samochód niż na swój rozwój</text:p>
      <text:p text:style-name="P32"><text:span text:style-name="T42">U</text:span>mberto Saxer</text:p>
      <text:p text:style-name="P4"/>
      <text:p text:style-name="P31">Zawsze, kiedy Cię pytają, czy potrafisz coś zrobić, powiedz im "Oczywiście, że potrafię!" - i zajmij się zdobywaniem informacji, jak to zrobić </text:p>
      <text:p text:style-name="P31">Theodore Roosevelt</text:p>
      <text:p text:style-name="P4"/>
      <text:p text:style-name="P30">Bądź oszczędnym, abyś mógł być szczodrym</text:p>
      <text:p text:style-name="P30">Aleksander Fredro</text:p>
      <text:p text:style-name="P4"/>
      <text:p text:style-name="P4">Zawsze narzekamy, że życie jest takie krótkie, a zachowujemy się, jakby nie miało końca</text:p>
      <text:p text:style-name="P29">Seneka</text:p>
      <text:p text:style-name="P4"/>
      <text:p text:style-name="P28">Moją wielką ambicją jest umrzeć raczej z wyczerpania niż z nudów</text:p>
      <text:p text:style-name="P28">Angus Grossart</text:p>
      <text:p text:style-name="P4"/>
      <text:p text:style-name="P4">Mówiąc prosto - jesteś przekonany, że to rzeczy lub ludzie czynią Cię nieszczęśliwym, ale to nie jest trafne. To Ty czynisz siebie nieszczęśliwym</text:p>
      <text:p text:style-name="P4">Wayne Dyer</text:p>
      <text:p text:style-name="P4"/>
      <text:p text:style-name="P27">Być dobrym. To dobry interes</text:p>
      <text:p text:style-name="P27">Anita Roddick</text:p>
      <text:p text:style-name="P4"/>
      <text:p text:style-name="P26">Musisz brać za siebie odpowiedzialność. Nie możesz zmienić okoliczności, pór roku, ani wiatru, ale możesz zmienić siebie. To jest coś, nad czym masz władzę.</text:p>
      <text:p text:style-name="P26">Jim Rohn</text:p>
      <text:p text:style-name="P4"/>
      <text:p text:style-name="P25">Wszystko co doskonałe, dojrzewa powoli</text:p>
      <text:p text:style-name="P25">Arthur Schopenhauer</text:p>
      <text:p text:style-name="P4"/>
      <text:p text:style-name="P24">Zwracaj swoją twarz w kierunku słońca, a nigdy nie zobaczysz cienia</text:p>
      <text:p text:style-name="P24">Helen Keller</text:p>
      <text:p text:style-name="P4"/>
      <text:p text:style-name="P23">Strzeżcie się drobnych wydatków, mała dziurka bywa często przyczyną zatonięcia wielkiego statku</text:p>
      <text:p text:style-name="P23">Benjamin Franklin</text:p>
      <text:p text:style-name="P4"/>
      <text:p text:style-name="P22">Wszystko jest możliwe. Mogą Ci mówić, że masz 90% szans, 50% szans lub 1% szans, ale to Ty musisz wierzyć i walczyć</text:p>
      <text:p text:style-name="P22">Lance Armstrong</text:p>
      <text:p text:style-name="P4"><text:soft-page-break/></text:p>
      <text:p text:style-name="P4">Jeśli nie masz pojęcia o diamentach, poznaj jubilera</text:p>
      <text:p text:style-name="P4">Warren Buffet</text:p>
      <text:p text:style-name="P4"/>
      <text:p text:style-name="P21">Najlepszym sposobem, by się odnaleźć jest zatracenie się w służbie innym </text:p>
      <text:p text:style-name="P21">Mahatma Gandhi</text:p>
      <text:p text:style-name="P4"/>
      <text:p text:style-name="P20">Trudno być kowalem własnego losu w cudzej kuźni </text:p>
      <text:p text:style-name="P20">Jacek Wejroch</text:p>
      <text:p text:style-name="P4"/>
      <text:p text:style-name="P19">Robię to, na czym się najbardziej znam, najlepiej, jak potrafię i zamierzam to robić aż do końca-</text:p>
      <text:p text:style-name="P19">Abraham Lincoln</text:p>
      <text:p text:style-name="P4"/>
      <text:p text:style-name="P18">Pieniądz, który człowiek posiada to swoboda, ten za którym goni, to niewola</text:p>
      <text:p text:style-name="P18">Jean Jacques Rousseau</text:p>
      <text:p text:style-name="P4"/>
      <text:p text:style-name="P17">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p>
      <text:p text:style-name="P17">Brian Tracy</text:p>
      <text:p text:style-name="P4"/>
      <text:p text:style-name="P4">Od czasu do czasu trzeba odpocząć od nieróbstwa</text:p>
      <text:p text:style-name="P4">Dietrich Bonhoeffer</text:p>
      <text:p text:style-name="P4"/>
      <text:p text:style-name="P4">Urodziłeś się po to, by wieść nadzwyczajne życie, robić nadzwyczajne rzeczy i pomóc nadzwyczajnej liczbie ludzi.</text:p>
      <text:p text:style-name="P4">Mike Litman</text:p>
      <text:p text:style-name="P4"/>
      <text:p text:style-name="P4">To nie więksi pokonują mniejszych tylko szybsi wolniejszych</text:p>
      <text:p text:style-name="P4">Umberto Saxer</text:p>
      <text:p text:style-name="P4"/>
      <text:p text:style-name="P4">Puste kieszenie nigdy nie powstrzymały nikogo przed podjęciem działania. Mogą to zrobić tylko puste głowy i puste serca</text:p>
      <text:p text:style-name="P4">Norman Vincent Peale</text:p>
      <text:p text:style-name="P4"/>
      <text:p text:style-name="P16">Nie tylko ufaj opatrzności, ale także dbaj o to, by ci proch nie zwilgotniał</text:p>
      <text:p text:style-name="P16">Oliver Cromwell</text:p>
      <text:p text:style-name="P4"/>
      <text:p text:style-name="P15">Kontroluj swoje przeznaczenie albo ktoś inny zrobi to za Ciebie</text:p>
      <text:p text:style-name="P15">Jack Welch</text:p>
      <text:p text:style-name="P4"/>
      <text:p text:style-name="P4">Każdemu programowi działania towarzyszą koszty i ryzyko, ale są one o wiele mniejsze niż koszty i ryzyko luksusu niepodejmowania żadnych działań</text:p>
      <text:p text:style-name="P4">John Fitzgerald Kennedy</text:p>
      <text:p text:style-name="P4"/>
      <text:p text:style-name="P4">Samym gadaniem ryżu nie ugotujesz</text:p>
      <text:p text:style-name="P4">powiedzenie chińskie</text:p>
      <text:p text:style-name="P4"/>
      <text:p text:style-name="P4">Zamartwianie się na zapas zastąpmy myśleniem i planowaniem na zapas</text:p>
      <text:p text:style-name="P4">Winston Churchill</text:p>
      <text:p text:style-name="P4"><text:soft-page-break/></text:p>
      <text:p text:style-name="P14">Prosty, klarowny cel i zasady sprzyjają złożonym i inteligentnym zachowaniom. Złożone zasady i przepisy sprzyjają prostym i głupim zachowaniom </text:p>
      <text:p text:style-name="P14">Dee Ward Hock</text:p>
      <text:p text:style-name="P14"/>
      <text:p text:style-name="P4">Kiedy zorientujesz się, że jesteś w dołku, przestań kopać</text:p>
      <text:p text:style-name="P4">Will Rogers</text:p>
      <text:p text:style-name="P4"/>
      <text:p text:style-name="P13">Robiąc rzeczy małe, musisz myśleć o rzeczach wielkich po to, by wszystkie rzeczy małe szły w dobrym kierunku </text:p>
      <text:p text:style-name="P13">Alvin Toffler</text:p>
      <text:p text:style-name="P4"/>
      <text:p text:style-name="P12">Chwała elastycznym, albowiem oni nigdy się nie złamią</text:p>
      <text:p text:style-name="P12"><text:span text:style-name="T22">M</text:span>ichael McGriffy</text:p>
      <text:p text:style-name="P4"/>
      <text:p text:style-name="P4">Wizja to nie wszystko. Nie wystarczy wpatrywać się w schody; musimy wspinać się po ich stopniach</text:p>
      <text:p text:style-name="P4">Václav Havel</text:p>
      <text:p text:style-name="P4"/>
      <text:p text:style-name="P10">Myśl jak człowiek działający, działaj jak człowiek myślący </text:p>
      <text:p text:style-name="P10">Henri Bergson</text:p>
      <text:p text:style-name="P4"/>
      <text:p text:style-name="P9">Zawsze się znajdzie odpowiednia filozofia do braku odwagi</text:p>
      <text:p text:style-name="P11">Albert Camus</text:p>
      <text:p text:style-name="P4"/>
      <text:p text:style-name="P4">Życie większości ludzi jest bezpośrednim odzwierciedleniem ich grup koleżeńskich</text:p>
      <text:p text:style-name="P4">Anthony Robbins</text:p>
      <text:p text:style-name="P4"/>
      <text:p text:style-name="P4">Początek każdego przyzwyczajenia jest jak niewidzialna nitka, ale za każdym razem, gdy powtarzamy czynność, dodajemy kolejne włókna, aż otrzymamy grubą linę, która nieodwracalnie połączy nasze myśli i działania</text:p>
      <text:p text:style-name="P4">Orison Swett Marden</text:p>
      <text:p text:style-name="P4"/>
      <text:p text:style-name="P4">Więcej ludzi marnuje czas i energię roztrząsając problemy niż rzeczywiście próbując je rozwiązać</text:p>
      <text:p text:style-name="P4">Henry Ford</text:p>
      <text:p text:style-name="P4"/>
      <text:p text:style-name="P4">Nie ma łatwej drogi z ziemi ku gwiazdom.</text:p>
      <text:p text:style-name="P4">Seneka</text:p>
      <text:p text:style-name="P4"/>
      <text:p text:style-name="P4">Połowa osiągnięcia celu to jego prawidłowe wyznaczenie</text:p>
      <text:p text:style-name="P4">Zig Ziglar</text:p>
      <text:p text:style-name="P4"/>
      <text:p text:style-name="P4">Ktoś, kto chce ładnie utrzymać swój ogród, nie przeznacza ani kawałka ziemi na chwasty.</text:p>
      <text:p text:style-name="P4">Dag Hammarskjöld</text:p>
      <text:p text:style-name="P4"/>
      <text:p text:style-name="P4">Niech błędy wynikają z ambicji, a nie z lenistwa. Rozwiń w sobie siłę do robienia śmiałych rzeczy, a nie do znoszenia cierpienia</text:p>
      <text:p text:style-name="P4">Niccol<text:span text:style-name="T31">a</text:span> Machiavelli</text:p>
      <text:p text:style-name="P4"/>
      <text:p text:style-name="P4">Nasze działania nie zawsze dają poczucie szczęścia, ale nie ma szczęścia bez działania</text:p>
      <text:p text:style-name="P4">Benjamin Disraeli</text:p>
      <text:p text:style-name="P4"><text:soft-page-break/></text:p>
      <text:p text:style-name="P4">Mistrzowskie wykonanie czegoś, czego w ogóle nie trzeba wykonać, jest ni mniej, ni więcej, tylko marnotrawstwem czasu</text:p>
      <text:p text:style-name="P4">Brian Tracy</text:p>
      <text:p text:style-name="P4"/>
      <text:p text:style-name="P4">Człowiek jest wielki nie przez to, co posiada, lecz przez to kim jest, nie przez to, co ma, lecz przez to, czym dzieli się z innymi.</text:p>
      <text:p text:style-name="P4">Jan Paweł II</text:p>
      <text:p text:style-name="P4"/>
      <text:p text:style-name="P4">I kiedy czegoś gorąco pragniesz, to cały wszechświat sprzyja potajemnie twojemu pragnieniu.</text:p>
      <text:p text:style-name="P4">Paulo Coelho</text:p>
      <text:p text:style-name="P4"/>
      <text:p text:style-name="P4">Bezcelowe są zabiegi o dobre plony, gdy ziarno źle posiano</text:p>
      <text:p text:style-name="P4">Mo Di</text:p>
      <text:p text:style-name="P4"/>
      <text:p text:style-name="P4">Wielkie rzeczy nie powstają w wyniku impulsu, a w wyniku poskładania małych rzeczy w jedną całość.</text:p>
      <text:p text:style-name="P4">Vincent Van Gogh</text:p>
      <text:p text:style-name="P4"/>
      <text:p text:style-name="P4">Nie ma różnicy między pesymistą mówiącym: "Och, to beznadziejna sprawa, więc nawet nie zawracaj sobie głowy, żeby coś z tym zrobić" i optymistą mówiącym: "Nie martw się o nic, wszystko będzie dobrze". W każdym przypadku nie wydarzy się nic.</text:p>
      <text:p text:style-name="P4">Yvon Chouinard</text:p>
      <text:p text:style-name="P4"/>
      <text:p text:style-name="P4">Nawet najbardziej praktyczna, piękna i wykonalna filozofia na świecie nie zadziała, jeśli Ty nie będziesz działać.</text:p>
      <text:p text:style-name="P4">Zig Ziglar</text:p>
      <text:p text:style-name="P4"/>
      <text:p text:style-name="P4">Najwyższą doskonałość osiąga człowiek, znajdując własne niedoskonałości.</text:p>
      <text:p text:style-name="P4">św. Augustyn</text:p>
      <text:p text:style-name="P4"/>
      <text:p text:style-name="P4">Człowiek potrzebuje odrobiny szaleństwa, inaczej nie zdobędzie się na to, by odciąć linę i być wolnym</text:p>
      <text:p text:style-name="P4">Nikos Kazantzakis</text:p>
      <text:p text:style-name="P4"/>
      <text:p text:style-name="P4">Pogoń za małymi zyskami zasłania wielkie korzyści</text:p>
      <text:p text:style-name="P4">Konfucjusz</text:p>
      <text:p text:style-name="P4"/>
      <text:p text:style-name="P4">To, co za nami, i to, co przed nami, ma niewielkie znaczenie w porównaniu z tym, co jest w <text:span text:style-name="T21">nas</text:span></text:p>
      <text:p text:style-name="P4">Oliver Wendell Holmes</text:p>
      <text:p text:style-name="P4"/>
      <text:p text:style-name="P4">Najwięcej czasu traci się na przystępowanie do pracy</text:p>
      <text:p text:style-name="P4">Dawson Trotman</text:p>
      <text:p text:style-name="P4"/>
      <text:p text:style-name="P4">Rozsądny człowiek przystosowuje się do świata; nierozsądny uparcie stara się dostosować świat do siebie. Zatem cały postęp opiera się na ludziach nierozsądnych.</text:p>
      <text:p text:style-name="P4">George Bernard Shaw</text:p>
      <text:p text:style-name="P4"/>
      <text:p text:style-name="P4">Szczęście nie jest ani dziełem przypadku, ani darem bogów. Szczęście to coś, co każdy z nas musi wypracować dla samego siebie</text:p>
      <text:p text:style-name="P4">Erich Fromm</text:p>
      <text:p text:style-name="P4"/>
      <text:p text:style-name="P4">Ogromna ilość talentu zostaje stracona dla świata przez brak odrobiny odwagi.</text:p>
      <text:p text:style-name="P4">Sydney Smith</text:p>
      <text:p text:style-name="P4"><text:soft-page-break/></text:p>
      <text:p text:style-name="P4">Każdy człowiek sukcesu przekonuje się, że wielki sukces leży odrobinę dalej niż ten etap, na którym nabrał pewności, że pomysł się nie sprawdzi.</text:p>
      <text:p text:style-name="P4">Napoleon Hill</text:p>
      <text:p text:style-name="P4"/>
      <text:p text:style-name="P4">Innym słowem na określenie powodzenia jest upór</text:p>
      <text:p text:style-name="P4">Ralph Waldo Emerson</text:p>
      <text:p text:style-name="P4"/>
      <text:p text:style-name="P4">Jeśli to, co robisz nie zbliża Cię do Twoich celów, oznacza to, że Cię od nich oddala.</text:p>
      <text:p text:style-name="P4">Brian Tracy</text:p>
      <text:p text:style-name="P4"/>
      <text:p text:style-name="P4">Na sukces składa się szereg codziennych małych zwycięstw</text:p>
      <text:p text:style-name="P4">Laddie F. Hutar</text:p>
      <text:p text:style-name="P4"/>
      <text:p text:style-name="P4">Koncentracja to klucz do wyników gospodarczych. Żadna inna zasada efektywności nie jest dzisiaj pogwałcana tak często, jak podstawowa zasada koncentracji... Nasze motto zdaję się brzmieć: zróbmy po odrobinie wszystkiego.</text:p>
      <text:p text:style-name="P4">Peter Drucker</text:p>
      <text:p text:style-name="P4"/>
      <text:p text:style-name="P4">Nic szybciej nie postarza człowieka niż częste myślenie o tym, że się starzeje</text:p>
      <text:p text:style-name="P4">Georg Christoph Lichtenberg</text:p>
      <text:p text:style-name="P4"/>
      <text:p text:style-name="P4">Twoje szanse na sukces są wprost proporcjonalne do stopnia przyjemności, jaką czerpiesz z tego, co robisz.</text:p>
      <text:p text:style-name="P4">Michael Korda</text:p>
      <text:p text:style-name="P4"/>
      <text:p text:style-name="P4">Przygotowanie to klucz do sukcesu i zwycięstwa. Im więcej się pocisz w czasie pokoju, tym mniej krwawisz w czasie wojny.</text:p>
      <text:p text:style-name="P4">Douglas MacArthur</text:p>
      <text:p text:style-name="P4"/>
      <text:p text:style-name="P4">Wielu życiowych nieudaczników to ludzie, którzy nie zdawali sobie sprawy, jak bliscy są sukcesu, kiedy dali za wygraną.</text:p>
      <text:p text:style-name="P4">Thomas Edison</text:p>
      <text:p text:style-name="P4"/>
      <text:p text:style-name="P4">Wiatry i fale zawsze sprzyjają najlepszym nawigatorom</text:p>
      <text:p text:style-name="P4">Edward Gibbon</text:p>
      <text:p text:style-name="P4"/>
      <text:p text:style-name="P4">Zanim umrę, chcę walczyć o życie. Dopóki mogę iść o własnych siłach, pójdę tam, gdzie zechcę.</text:p>
      <text:p text:style-name="P4">Paulo Coelho</text:p>
      <text:p text:style-name="P4"/>
      <text:p text:style-name="P4">Nic tak człowieka nie męczy, jak niedokończona robota, która nad nim wisi</text:p>
      <text:p text:style-name="P4">William James</text:p>
      <text:p text:style-name="P4"/>
      <text:p text:style-name="P4">Oto test pozwalający ustalić, czy Twoja misja na Ziemi jest zakończona: jeśli wciąż żyjesz - nie jest.</text:p>
      <text:p text:style-name="P4">Richard Bach</text:p>
      <text:p text:style-name="P4"/>
      <text:p text:style-name="P4">Postępuj zawsze właściwie. Da to satysfakcję kilku ludziom, a resztę zadziwi</text:p>
      <text:p text:style-name="P4">Mark Twain</text:p>
      <text:p text:style-name="P4"/>
      <text:p text:style-name="P4">Bez względu na to, jak genialny ktoś może być, nigdy nie wzbudzi zaufania u swoich podwładnych i współpracowników, jeżeli brakować mu będzie zwykłej uczciwości i cywilnej odwagi.</text:p>
      <text:p text:style-name="P4">Joseph Lawton Collins</text:p>
      <text:p text:style-name="P4"><text:soft-page-break/></text:p>
      <text:p text:style-name="P4">Zmień się zanim będziesz musiał</text:p>
      <text:p text:style-name="P4">Jack Welch</text:p>
      <text:p text:style-name="P4"/>
      <text:p text:style-name="P4">"Niemożliwe" to słowo dla głupców!</text:p>
      <text:p text:style-name="P4">Napoleon Bonaparte</text:p>
      <text:p text:style-name="P4"/>
      <text:p text:style-name="P4">Sposobem na zaczęcie jest skończenie mówienia i podjęcie działania</text:p>
      <text:p text:style-name="P4">Walt Disney</text:p>
      <text:p text:style-name="P4"/>
      <text:p text:style-name="P4">Mądry człowiek robi od razu to, co głupiec robi w końcu</text:p>
      <text:p text:style-name="P4">Baltasar Gracian</text:p>
      <text:p text:style-name="P4"/>
      <text:p text:style-name="P4">Patrząc zawsze przed siebie, myśląc o tym, jak zrobić jeszcze więcej, osiągniesz stan umysłu, w którym nie ma rzeczy niemożliwych</text:p>
      <text:p text:style-name="P4">Henry Ford</text:p>
      <text:p text:style-name="P4"/>
      <text:p text:style-name="P4">Jestem przekonany, że nie należy motywować ludzi. Należy natomiast angażować zmotywowanych ludzi, a potem pilnować, by ich nie zdemotywować</text:p>
      <text:p text:style-name="P4">Tom Golisano</text:p>
      <text:p text:style-name="P4"/>
      <text:p text:style-name="P4">Być może działanie, które podejmiesz, zostanie uwieńczone sukcesem; być może konieczne będą po nim jeszcze inne działania czy adaptacje. Ale każde działanie jest lepsze niż całkowity brak działania</text:p>
      <text:p text:style-name="P4">Norman Vincent Peale</text:p>
      <text:p text:style-name="P4"/>
      <text:p text:style-name="P8">Jedyną rzeczą, która jest konieczna, by zatryumfowało zło jest to, by dobry człowiek pozostał bierny</text:p>
      <text:p text:style-name="P4">Edmund Burke</text:p>
      <text:p text:style-name="P4"/>
      <text:p text:style-name="P4">Nie mogłem się doczekać na sukces, więc ruszyłem naprzód bez niego.</text:p>
      <text:p text:style-name="P4">Jonathan Winters</text:p>
      <text:p text:style-name="P4"/>
      <text:p text:style-name="P4">Skoncentruj swoje siły i zdolności, skomasuj energię, całym sobą skup się na mistrzowskim opanowaniu jednej dziedziny</text:p>
      <text:p text:style-name="P4">John Haggai</text:p>
      <text:p text:style-name="P4"/>
      <text:p text:style-name="P4">Tylko ten nie popełnia błędów, kto nic nie robi.</text:p>
      <text:p text:style-name="P4">Napoleon Bonaparte</text:p>
      <text:p text:style-name="P4"/>
      <text:p text:style-name="P4">Jeśli chcesz gdzieś dojść, najlepiej znajdź kogoś, kto już tam doszedł</text:p>
      <text:p text:style-name="P4">Robert Kiyosaki</text:p>
      <text:p text:style-name="P4"/>
      <text:p text:style-name="P4">Jutro to jedyny dzień w roku, który pociąga lenia</text:p>
      <text:p text:style-name="P4">Jimmy Lyons</text:p>
      <text:p text:style-name="P4"/>
      <text:p text:style-name="P4">Życie jest zbyt krótkie, by było ma<text:span text:style-name="T20">łe</text:span></text:p>
      <text:p text:style-name="P4">Benjamin Disraeli</text:p>
      <text:p text:style-name="P4"/>
      <text:p text:style-name="P4">Nie czekaj! Właściwa chwila nigdy nie nadchodzi. Zacznij natychmiast - tu i teraz. Posługuj się narzędziami, jakie masz pod ręką, a lepsze znajdziesz w trakcie pracy.</text:p>
      <text:p text:style-name="P4">Napoleon Hill</text:p>
      <text:p text:style-name="P4"/>
      <text:p text:style-name="P4"><text:soft-page-break/>Za dwadzieścia lat bardziej będziesz żałował tego, czego nie zrobiłeś, niż tego, co zrobiłeś. Więc odwiąż liny, opuść bezpieczną przystań. Złap w żagle pomyślne wiatry. Podróżuj, śnij, odkrywaj</text:p>
      <text:p text:style-name="P4">Mark Twain</text:p>
      <text:p text:style-name="P4"/>
      <text:p text:style-name="P4">Starania, by robić wszystko, podobnie jak starania, by nie robić nic, wyssą z ciebie życie</text:p>
      <text:p text:style-name="P4">John C. Maxwell</text:p>
      <text:p text:style-name="P4"/>
      <text:p text:style-name="P4">I drobnostek nie należy lekceważyć, bo one są podstawą doskonałości, a doskonałość nie jest drobnostką</text:p>
      <text:p text:style-name="P4">Michał Anioł</text:p>
      <text:p text:style-name="P4"/>
      <text:p text:style-name="P4">Jeśli robisz coś tak, jak przez ostatnie 10 lat, najprawdopodobniej robisz to źle</text:p>
      <text:p text:style-name="P4">Charles Kettering</text:p>
      <text:p text:style-name="P4"/>
      <text:p text:style-name="P4">Najpierw Cię ignorują. Potem śmieją się z Ciebie. Później z Tobą walczą. Później wygrywasz</text:p>
      <text:p text:style-name="P4">Mahatma Gandhi</text:p>
      <text:p text:style-name="P4"/>
      <text:p text:style-name="P4">W swoim życiu musisz tylko kilka rzeczy zrobić dobrze, pod warunkiem, że nie robisz zbyt wielu rzeczy źl<text:span text:style-name="T19">e</text:span></text:p>
      <text:p text:style-name="P4">Warren Buffet</text:p>
      <text:p text:style-name="P4"/>
      <text:p text:style-name="P4">Żeby poruszyć świat, trzeba najpierw ruszyć się samemu</text:p>
      <text:p text:style-name="P4">Arystoteles</text:p>
      <text:p text:style-name="P4"/>
      <text:p text:style-name="P4">Twoje życie staje się lepsze tylko kiedy Ty stajesz się lepszym</text:p>
      <text:p text:style-name="P4">Brian Tracy</text:p>
      <text:p text:style-name="P4"/>
      <text:p text:style-name="P4">Gdziekolwiek będziesz, bądź tam bez reszty</text:p>
      <text:p text:style-name="P4">Jim Elliot</text:p>
      <text:p text:style-name="P4"/>
      <text:p text:style-name="P4">Człowiek, który wiele osiąga popełnia wiele błędów, ale nigdy nie popełnia największego błędu, jakim jest nie robienie niczego</text:p>
      <text:p text:style-name="P4">Benjamin Franklin</text:p>
      <text:p text:style-name="P4"/>
      <text:p text:style-name="P4">To możliwość spełniania marzeń sprawia, że życie jest tak fascynujące</text:p>
      <text:p text:style-name="P4">Paulo Coelho</text:p>
      <text:p text:style-name="P4"/>
      <text:p text:style-name="P4">Za każdym razem, gdy mrugasz, poruszają się gwiazdy</text:p>
      <text:p text:style-name="P4">Ralph Waldo Emerso<text:span text:style-name="T18">n</text:span></text:p>
      <text:p text:style-name="P4"/>
      <text:p text:style-name="P4">Każdemu, kto musi liczyć się z groszem, brakuje wyobraźni</text:p>
      <text:p text:style-name="P4">Oscar Wilde</text:p>
      <text:p text:style-name="P4"/>
      <text:p text:style-name="P4">Standardowa edukacja zapewni Ci przeżycie. Samokształcenie - fortunę</text:p>
      <text:p text:style-name="P4">Jim Rohn</text:p>
      <text:p text:style-name="P4"/>
      <text:p text:style-name="P4">Chciwość pieniędzy jest największą przeszkodą w otrzymywaniu ich.</text:p>
      <text:p text:style-name="P4">Henry Ford</text:p>
      <text:p text:style-name="P4"/>
      <text:p text:style-name="P4">Najlepszy sposób na osiągnięcie sukcesu to postępować według rad, które dajemy innym</text:p>
      <text:p text:style-name="P4"><text:soft-page-break/>Harold Taylor</text:p>
      <text:p text:style-name="P4"/>
      <text:p text:style-name="P4">Sukces nigdy nie jest efektem "słomianego zapału" - tu trzeba przejść przez prawdziwy ogień</text:p>
      <text:p text:style-name="P4">James Madison</text:p>
      <text:p text:style-name="P4"/>
      <text:p text:style-name="P4">Nie jest cudem chodzenie po wodzie. Cudem jest chodzenie po zielonej ziemi, zanurzanie się w chwilę i poczucie, że żyjemy</text:p>
      <text:p text:style-name="P98">Thich Nhat Hanh</text:p>
      <text:p text:style-name="P4"/>
      <text:p text:style-name="P4">Weź życie we własne ręce. I co się wtedy stanie? Coś strasznego: nie będzie kogo obwiniać</text:p>
      <text:p text:style-name="P4">Erica Jon</text:p>
      <text:p text:style-name="P4"/>
      <text:p text:style-name="P4">Samodyscyplina to zdolność do zmuszenia się, by robić to, co powinno się zrobić, czy człowiek ma na to ochotę, czy nie.</text:p>
      <text:p text:style-name="P4">Elbert (Green) Hubbard</text:p>
      <text:p text:style-name="P4"/>
      <text:p text:style-name="P4">Nie jest bogatym ten, kto dużo ma, lecz ten, kto dużo daje. Ten, kto jedynie gromadzi, kto zamartwia się z powodu jakiejś straty, jest w sferze psychologicznej biednym</text:p>
      <text:p text:style-name="P4">Erich Fromm</text:p>
      <text:p text:style-name="P4"/>
      <text:p text:style-name="P4">Znane są tysiące sposobów zabijania czasu, ale nikt nie wie, jak go wskrzesić</text:p>
      <text:p text:style-name="P4">Albert Einstein</text:p>
      <text:p text:style-name="P4"/>
      <text:p text:style-name="P4">Pierwszy warunek sukcesu: trzeba koncentrować fizyczną i umysłową energię wyłącznie na jednym zadaniu i nie poddawać się znużeniu</text:p>
      <text:p text:style-name="P4">Thomas Edison</text:p>
      <text:p text:style-name="P4"/>
      <text:p text:style-name="P4">Sukces to drabina, po której nie sposób wspiąć się z rękami w kieszeniach.</text:p>
      <text:p text:style-name="P4">Philip Wylie</text:p>
      <text:p text:style-name="P4"/>
      <text:p text:style-name="P4">Spraw, aby każdy dzień miał szansę stać się najpiękniejszym dniem Twojego życia</text:p>
      <text:p text:style-name="P4">Mark Twain</text:p>
      <text:p text:style-name="P4"/>
      <text:p text:style-name="P4">Świat ustępuje z drogi, by pozwolić przejść każdemu, kto wie, dokąd zdąża</text:p>
      <text:p text:style-name="P4">David Star Jordan</text:p>
      <text:p text:style-name="P4"/>
      <text:p text:style-name="P4">Wyznacz swój kurs według gwiazd, nie według świateł każdego statku, który Cię mija.</text:p>
      <text:p text:style-name="P4">Omar Bradley</text:p>
      <text:p text:style-name="P4"/>
      <text:p text:style-name="P4">Problemem większości ludzi jest to, że nie podejmują oni decyzji, by się wzbogacić - oni tylko o tym marzą</text:p>
      <text:p text:style-name="P4">Michael Masterson</text:p>
      <text:p text:style-name="P4"/>
      <text:p text:style-name="P4">Nikt nie staje się bogaty, jeśli nie wzbogaca innych</text:p>
      <text:p text:style-name="P4">Andrew Carnegie</text:p>
      <text:p text:style-name="P4"/>
      <text:p text:style-name="P4">Ludzie, którzy wciąż zdobywają szczyty to ci, którzy posiadają wizję zanim jeszcze nagroda jest wygrana. Widzą zwycięstwo wcześniej niż ktokolwiek inny</text:p>
      <text:p text:style-name="P4">John C. Maxwell</text:p>
      <text:p text:style-name="P4"/>
      <text:p text:style-name="P4">Nie obawiaj się kroczenia naprzód powoli. Obawiaj się stania w miejscu</text:p>
      <text:p text:style-name="P4">przysłowie japońskie</text:p>
      <text:p text:style-name="P4"><text:soft-page-break/></text:p>
      <text:p text:style-name="P4">Dobry plan konsekwentnie wykonany dzisiaj, jest lepszy, niż idealny plan wykonany jutro</text:p>
      <text:p text:style-name="P4">George Patton</text:p>
      <text:p text:style-name="P4"/>
      <text:p text:style-name="P4">Możesz być pewien, że jeśli poświęcisz swój czas i uwagę największej korzyści innych, Wszechświat będzie cię wspierał zawsze i w najwłaściwszej chwili.</text:p>
      <text:p text:style-name="P4">Richard Buckminster Fuller</text:p>
      <text:p text:style-name="P4"/>
      <text:p text:style-name="P4">Żaden plan nie jest wart papieru, na którym go wydrukowano, jeżeli nie skłoni cię do działania</text:p>
      <text:p text:style-name="P4">William Danforth</text:p>
      <text:p text:style-name="P4"/>
      <text:p text:style-name="P4">Doskonałość to sztuka, którą osiąga się dzięki treningowi i nabieraniu nawyków. Nie dlatego postępujemy słusznie, że jesteśmy cnotliwi i doskonali, ale raczej zyskujemy te cechy, ponieważ postępujemy słusznie</text:p>
      <text:p text:style-name="P4">Arystoteles</text:p>
      <text:p text:style-name="P4"/>
      <text:p text:style-name="P4">Klęski się zdarzają. Nikt ich nie uniknie. Dlatego czasem lepiej przegrać bitwę o swoje marzenia niż zostać pokonanym, nie wiedząc, po co się walczyło</text:p>
      <text:p text:style-name="P4">Paulo Coelho</text:p>
      <text:p text:style-name="P4"/>
      <text:p text:style-name="P4">Mogę podać wam liczącą osiem słów formułę na sukces: "przemyśl wszystko do końca - potem doprowadź do końca"</text:p>
      <text:p text:style-name="P4">Eddie Rickenbacker</text:p>
      <text:p text:style-name="P4"/>
      <text:p text:style-name="P4">Samozadowolenia to ostania bariera, jaką musi pokonać każdy zwycięzca, każda drużyna, zanim osiągnie potencjalną wielkość</text:p>
      <text:p text:style-name="P4">Pat Riley</text:p>
      <text:p text:style-name="P4"/>
      <text:p text:style-name="P4">Skoro i tak musisz myśleć, to dlaczego nie miałbyś myśleć wielkimi kategoriami?</text:p>
      <text:p text:style-name="P4">Donald Trump</text:p>
      <text:p text:style-name="P4"/>
      <text:p text:style-name="P4">Otrzymaliśmy kilka swoich najlepszych wyników, pozwalając szaleńcom biegać tam, gdzie nawet aniołowie stąpać się bali.</text:p>
      <text:p text:style-name="P4">Henry Ford</text:p>
      <text:p text:style-name="P4"/>
      <text:p text:style-name="P4">Musisz najpierw wygrać w umyśle, zanim wygrasz w życiu</text:p>
      <text:p text:style-name="P4">John Addison</text:p>
      <text:p text:style-name="P4"/>
      <text:p text:style-name="P4">Osiągnięcie sukcesu na jakąś poważniejszą skalę wymaga od ciebie przyjęcia na siebie odpowiedzialności... W ostatecznym rozliczeniu cechą, którą wykazują wszyscy ludzie sukcesu... jest zdolność do wzięcia na siebie odpowiedzialności.</text:p>
      <text:p text:style-name="P4">Michael Korda</text:p>
      <text:p text:style-name="P4"/>
      <text:p text:style-name="P4">Robienie pierwszego kroku - to właśnie odróżnia zwycięzców od przegranych</text:p>
      <text:p text:style-name="P4">Brian Tracy</text:p>
      <text:p text:style-name="P4"/>
      <text:p text:style-name="P4">Nauczenie się ignorowania rzeczy jest najwspanialszą drogą do wewnętrznego spokoju.</text:p>
      <text:p text:style-name="P4">Robert James Sawyer</text:p>
      <text:p text:style-name="P4"/>
      <text:p text:style-name="P4">Osoby o relatywnie skromnych możliwościach potrafią wiele osiągnąć, jeżeli bez reszty oddadzą się jednej jedynej sprawie.</text:p>
      <text:p text:style-name="P4">Samuel Smiles</text:p>
      <text:p text:style-name="P4"/>
      <text:p text:style-name="P4">Człowiek jest bogaty proporcjonalnie do liczby rzeczy, bez których może się obyć.</text:p>
      <text:p text:style-name="P4"><text:soft-page-break/>Henry David Thoreau</text:p>
      <text:p text:style-name="P4"/>
      <text:p text:style-name="P4">Na tej drodze liczy się tylko pierwszy krok</text:p>
      <text:p text:style-name="P4">Jean-Baptiste-Marie Vianney</text:p>
      <text:p text:style-name="P4"/>
      <text:p text:style-name="P4">Siła moralna bardziej niż liczba decyduje o zwycięstwie</text:p>
      <text:p text:style-name="P4">Napoleon Bonaparte</text:p>
      <text:p text:style-name="P4"/>
      <text:p text:style-name="P4">Sukces to suma niewielkich starań powtarzanych bez wytchnienia</text:p>
      <text:p text:style-name="P4">Robert Collier</text:p>
      <text:p text:style-name="P4"/>
      <text:p text:style-name="P4">Trzymaj się z dala od ludzi, którzy próbują pomniejszać Twoje ambicje. Mali ludzie zawsze tak robią, a naprawdę wielcy sprawiają, że czujesz, że i Ty możesz być wielki.</text:p>
      <text:p text:style-name="P4">Mark Twain</text:p>
      <text:p text:style-name="P4"/>
      <text:p text:style-name="P4">Mogę powiedzieć ile zarabiasz patrząc na to, jak szanujesz swój czas.</text:p>
      <text:p text:style-name="P4">Mike Litman</text:p>
      <text:p text:style-name="P4"/>
      <text:p text:style-name="P4">Jeżeli wybierzesz odpowiednich ludzi i dasz im okazję do rozpostarcia skrzydeł - i poprzesz to odpowiednim wynagrodzeniem - nie będziesz musiał nimi kierować</text:p>
      <text:p text:style-name="P4">Jack Welch</text:p>
      <text:p text:style-name="P4"/>
      <text:p text:style-name="P4">Wiele złych kroków uczyniono, stojąc w miejscu</text:p>
      <text:p text:style-name="P4">powiedzenie chińskie</text:p>
      <text:p text:style-name="P4"/>
      <text:p text:style-name="P4">Pomysły, z których korzystam to w większości pomysły innych ludzi, którzy sami ich nie rozwijają</text:p>
      <text:p text:style-name="P4">Thomas Edison</text:p>
      <text:p text:style-name="P4"/>
      <text:p text:style-name="P4">Bądź niczym bijące źródło, nie zaś jak staw, w którym zawsze stoi ta sama woda.</text:p>
      <text:p text:style-name="P4">Paulo Coelho</text:p>
      <text:p text:style-name="P4"/>
      <text:p text:style-name="P4">Efektowne osiągnięcia są skutkiem nieefektownych przygotowań</text:p>
      <text:p text:style-name="P4">John C. Maxwell</text:p>
      <text:p text:style-name="P4"/>
      <text:p text:style-name="P4">Nie płaci się za zamiary, lecz za pracę, którą wykonano</text:p>
      <text:p text:style-name="P4">Mencjusz</text:p>
      <text:p text:style-name="P4"/>
      <text:p text:style-name="P4">Poświęć określoną liczbę dni, w których będziesz zadowolony z najskromniejszego, najtańszego życia i najprostszego ubioru, na zadawanie sobie pytania, "Czy to jest właśnie to, czego się obawiam?"</text:p>
      <text:p text:style-name="P4">Seneka</text:p>
      <text:p text:style-name="P4"/>
      <text:p text:style-name="P4">Jeśli zauważasz, że znajdujesz się po stronie większości, czas, byś się zatrzymał i zastanowił</text:p>
      <text:p text:style-name="P4">Mark Twain</text:p>
      <text:p text:style-name="P4"/>
      <text:p text:style-name="P4">Za każdym razem osiągaj jedno. Za każdym razem ucz się jednego. Do chwili, gdy nauczysz się wszystkiego</text:p>
      <text:p text:style-name="P4">Mark Victor Hansen</text:p>
      <text:p text:style-name="P4"/>
      <text:p text:style-name="P4">Gdybym miał osiem godzin na ścięcie drzewa, spędziłbym sześć na ostrzeniu siekiery</text:p>
      <text:p text:style-name="P4">Abraham Lincoln</text:p>
      <text:p text:style-name="P4"><text:soft-page-break/></text:p>
      <text:p text:style-name="P4">Skoncentruj wszystkie myśli na zadaniu, które masz przed sobą. Promienie słońca nie palą, dopóki nie ulegną skupieniu</text:p>
      <text:p text:style-name="P4">Alexander Graham Bell</text:p>
      <text:p text:style-name="P4"/>
      <text:p text:style-name="P4">Dajcie mi wystarczająco długą dźwignię i miejsce, by ją oprzeć, a poruszę całą ziemię</text:p>
      <text:p text:style-name="P4">Archimedes</text:p>
      <text:p text:style-name="P4"/>
      <text:p text:style-name="P4">Kto wie, że popełnił błąd i nie próbuje go naprawić, popełnia drugi błąd</text:p>
      <text:p text:style-name="P4">Konfucjusz</text:p>
      <text:p text:style-name="P4"/>
      <text:p text:style-name="P4">Musicie od siebie wymagać, nawet gdyby inni od was nie wymagali.</text:p>
      <text:p text:style-name="P4">Jan Paweł II</text:p>
      <text:p text:style-name="P4"/>
      <text:p text:style-name="P4">Gdybym na początku swojej kariery jako przedsiębiorcy zapytał się klientów, czego chcą, wszyscy byliby zgodni: chcemy szybszych koni. Więc ich nie pytałem</text:p>
      <text:p text:style-name="P4">Henry Ford</text:p>
      <text:p text:style-name="P4"/>
      <text:p text:style-name="P4">Miej cierpliwość do wszystkiego, ale przede wszystkim miej cierpliwość do siebie. Nie trać odwagi przy rozważaniu własnych niedoskonałości, ale natychmiast zacznij im zaradzać - i codziennie zaczynaj tę działalność od nowa.</text:p>
      <text:p text:style-name="P4">św. Franciszek Salezy</text:p>
      <text:p text:style-name="P4"/>
      <text:p text:style-name="P4">Zrób pierwszy krok w wierze. Nie musisz widzieć całych schodów. Po prostu zrób pierwszy krok</text:p>
      <text:p text:style-name="P4">Martin Luter King</text:p>
      <text:p text:style-name="P4"/>
      <text:p text:style-name="P4">Pomyślna realizacja marzeń jest jak przypadek wozu i konia. Bez współpracy koni wóz pełen marzeń nigdzie nie dojedzie</text:p>
      <text:p text:style-name="P4">Rex Murphy</text:p>
      <text:p text:style-name="P4"/>
      <text:p text:style-name="P4">Wasz czas jest ograniczony, więc nie marnujcie go na życie cudzym życiem</text:p>
      <text:p text:style-name="P4">Steve Jobs</text:p>
      <text:p text:style-name="P4"/>
      <text:p text:style-name="P4">Dowodem wysokiego wykształcenia jest umiejętność mówienia o rzeczach największych w sposób najprostszy</text:p>
      <text:p text:style-name="P4">Ralph Waldo Emerson</text:p>
      <text:p text:style-name="P4"/>
      <text:p text:style-name="P4">Przyglądaj się bacznie swoim najbliższym powiązaniom w życiu, bo to one pokazują, w jakim kierunku zmierzasz</text:p>
      <text:p text:style-name="P4">Kevin Eikenberry</text:p>
      <text:p text:style-name="P4"/>
      <text:p text:style-name="P4">Nie pozwól, by minął ci choć jeden dzień bez spojrzenia na doskonałe dzieło sztuki, wysłuchania wspaniałego utworu muzycznego i przeczytania, w części, jakiejś wspaniałej książki</text:p>
      <text:p text:style-name="P4">Johann Wolfgang von Goethe</text:p>
      <text:p text:style-name="P4"/>
      <text:p text:style-name="P4">Nie ma poduszki miększej od czystego sumienia</text:p>
      <text:p text:style-name="P4">John Wooden</text:p>
      <text:p text:style-name="P4"/>
      <text:p text:style-name="P4">Być człowiekiem oznacza mieć wątpliwości i mimo to iść dalej swoją drogą</text:p>
      <text:p text:style-name="P4">Paulo Coelho</text:p>
      <text:p text:style-name="P4"/>
      <text:p text:style-name="P4">Ludzie, którzy nigdy nie mają czasu, czynią najmniej.</text:p>
      <text:p text:style-name="P4">Georg Christoph Lichtenberg</text:p>
      <text:p text:style-name="P4"><text:soft-page-break/></text:p>
      <text:p text:style-name="P4">To, o czym najwięcej myślimy, tym będziemy.</text:p>
      <text:p text:style-name="P4">Prentice Mulford</text:p>
      <text:p text:style-name="P4"/>
      <text:p text:style-name="P4">Wybitność w ostatecznym rozliczeniu jest w wysokim stopniu wywołana męstwem - odwagą, by uciec od starych idei i starych standardów i szacownych sposobów robienia różnych rzeczy.</text:p>
      <text:p text:style-name="P4">James Harvey Robinson</text:p>
      <text:p text:style-name="P4"/>
      <text:p text:style-name="P4">Zwycięzca wie, jak wiele się jeszcze musi nauczyć, nawet jeżeli przez innych uważany jest za mistrza. Przegrywający chce być uważany przez innych za mistrza, zanim nauczy się dość, by wiedzieć, jak niewiele wie</text:p>
      <text:p text:style-name="P4">Sydney J. Harris</text:p>
      <text:p text:style-name="P4"/>
      <text:p text:style-name="P4">Wykonuj nie tylko swoją pracę, ale też trochę ekstra. Nie wahaj się dać z siebie nieco więcej, bo ta drobna różnica jest warta całej reszty</text:p>
      <text:p text:style-name="P4">Dean Briggs</text:p>
      <text:p text:style-name="P4"/>
      <text:p text:style-name="P4">Sekret sukcesu w życiu polega na tym, by człowiek był przygotowany na swoją chwilę, kiedy ta chwila nadejdzie</text:p>
      <text:p text:style-name="P4">Benjamin Disraeli</text:p>
      <text:p text:style-name="P4"/>
      <text:p text:style-name="P4">Najbardziej ci do twarzy z uśmiechem</text:p>
      <text:p text:style-name="P4">Leonardo da Vinci</text:p>
      <text:p text:style-name="P4"/>
      <text:p text:style-name="P4">Nigdy nie pozwoliłem mojej szkole stanąć na drodze mojej edukacji</text:p>
      <text:p text:style-name="P4">Mark Twain</text:p>
      <text:p text:style-name="P4"/>
      <text:p text:style-name="P4">Ludzie genialni są jak meteory. Ich przeznaczeniem jest by, spalając się, przydali blasku epoce, w której żyją</text:p>
      <text:p text:style-name="P4">Napoleon Bonaparte</text:p>
      <text:p text:style-name="P4"/>
      <text:p text:style-name="P4">Nauczenie się definiujemy jako zmianę w zachowaniu. Niczego się nie nauczyłeś, dopóki nie możesz podjąć działania i wykorzystać tego, czego się uczyłeś.</text:p>
      <text:p text:style-name="P4">Ken Blanchard</text:p>
      <text:p text:style-name="P4"/>
      <text:p text:style-name="P4">Męstwo to zdolność do podjęcia prawidłowego działania, nawet jeżeli człowiek przerażony jest niemal na śmierć</text:p>
      <text:p text:style-name="P4">Omar Bradley</text:p>
      <text:p text:style-name="P4"/>
      <text:p text:style-name="P4">Mówisz mi, a ja zapominam; uczysz a zapamiętuję; angażujesz mnie, a ja się uczę.</text:p>
      <text:p text:style-name="P4">Benjamin Franklin</text:p>
      <text:p text:style-name="P4"/>
      <text:p text:style-name="P4">Nie zdołasz wiele w życiu dokonać, jeżeli pracować będziesz tylko w te dni, kiedy ci samopoczucie dopisuje.</text:p>
      <text:p text:style-name="P4">Jerry West</text:p>
      <text:p text:style-name="P4"/>
      <text:p text:style-name="P4">Szczęście to jest to co się zdarza, gdy Okazja spotyka się z Przygotowaniem</text:p>
      <text:p text:style-name="P4">Thomas Edison</text:p>
      <text:p text:style-name="P4"/>
      <text:p text:style-name="P4">Czas robi swoje. A ty człowieku?</text:p>
      <text:p text:style-name="P4">Stanisław Jerzy Lec</text:p>
      <text:p text:style-name="P4"/>
      <text:p text:style-name="P4">Nie sądzę, by ktokolwiek był na tyle mądry, aby ocenić, co jest możliwe, a co nie.</text:p>
      <text:p text:style-name="P4">Henry Ford</text:p>
      <text:p text:style-name="P4"><text:soft-page-break/></text:p>
      <text:p text:style-name="P4">Nie obawiaj się dawać z siebie wszystkiego, przy zajmowaniu się drobnymi z pozoru sprawami. Za każdym razem, kiedy się z jedną z nich uporasz, wzmocnisz się</text:p>
      <text:p text:style-name="P4">Dale Carnegie</text:p>
      <text:p text:style-name="P4"/>
      <text:p text:style-name="P4">Nowoczesny człowiek żyje w iluzji, że wie, czego pragnie - gdy tymczasem pragnie dokładnie tego, czego się od niego oczekuje, że będzie pragnął.</text:p>
      <text:p text:style-name="P4">Erich Fromm</text:p>
      <text:p text:style-name="P4"/>
      <text:p text:style-name="P4">Jeśli nie stajesz się lepszy, stajesz się gorszy</text:p>
      <text:p text:style-name="P4">Pat Riley</text:p>
      <text:p text:style-name="P4"/>
      <text:p text:style-name="P4">Czasem tak długo patrzymy na drzwi, które się zamykają, że nie widzimy tych, które się otwierają</text:p>
      <text:p text:style-name="P4">Alexander Graham Bell</text:p>
      <text:p text:style-name="P4"/>
      <text:p text:style-name="P4">Jakość to wyścig bez mety.</text:p>
      <text:p text:style-name="P4">William Johnson</text:p>
      <text:p text:style-name="P4"/>
      <text:p text:style-name="P4">Różnica między człowiekiem sukcesu a innymi to nie brak sił czy brak wiedzy, tylko raczej brak determinacji</text:p>
      <text:p text:style-name="P4">Vince Lombardi</text:p>
      <text:p text:style-name="P4"/>
      <text:p text:style-name="P4">Poddający się - nigdy nie wygrywa, a wygrywający - nigdy się nie poddaje</text:p>
      <text:p text:style-name="P4">Napoleon Hill</text:p>
      <text:p text:style-name="P4"/>
      <text:p text:style-name="P4">Inni nie mogą nam zabrać naszego szacunku dla siebie, jeśli im go nie oddamy.</text:p>
      <text:p text:style-name="P4">Mahatma Gandhi</text:p>
      <text:p text:style-name="P4"/>
      <text:p text:style-name="P4">Szczęśliwi, którzy śmieją się sami z siebie, bo im nigdy nie zabraknie rozrywki</text:p>
      <text:p text:style-name="P4">powiedzenie chińsk<text:span text:style-name="T16">ie</text:span></text:p>
      <text:p text:style-name="P4"/>
      <text:p text:style-name="P4">To, co robimy przy jakiejś wielkiej okazji, będzie prawdopodobnie zależało od tego, czym już jesteśmy; a to, czym już jesteśmy, będzie rezultatem wcześniejszych lat samodyscypliny.</text:p>
      <text:p text:style-name="P4">Henry Parry Liddon</text:p>
      <text:p text:style-name="P4"/>
      <text:p text:style-name="P4">Wszystkie znaczące walki toczone są we wnętrzu własnego ja</text:p>
      <text:p text:style-name="P4">Sheldon Kopp</text:p>
      <text:p text:style-name="P4"/>
      <text:p text:style-name="P4">Jeżeli chcesz odnieść sukces, musisz skupić się na tym, czego możesz dokonać, a nie na tym, czego nie możesz</text:p>
      <text:p text:style-name="P4">John C. Maxwel<text:span text:style-name="T15">l</text:span></text:p>
      <text:p text:style-name="P4"/>
      <text:p text:style-name="P4">Nad stracony czas nic bardziej nie boli</text:p>
      <text:p text:style-name="P4">Michał Anioł</text:p>
      <text:p text:style-name="P4"/>
      <text:p text:style-name="P4">Jedynym niezawodnym sposobem na osiągnięcie sukcesu jest zapewnienie wyższego poziomu usług, niż się od Ciebie oczekuje, niezależnie od tego, jakie masz zadanie.</text:p>
      <text:p text:style-name="P4">Og Mandino</text:p>
      <text:p text:style-name="P4"/>
      <text:p text:style-name="P4">Robienie postępów w trudnym zawodzie wymaga entuzjastycznej wiary w siebie. To dlatego niektórzy ludzie o przeciętnych uzdolnieniach, ale silnym napędzie wewnętrznym, dochodzą dużo dalej niż ludzie ogromnie ich talentem przewyższający.</text:p>
      <text:p text:style-name="P4">Sophia Loren</text:p>
      <text:p text:style-name="P4"><text:soft-page-break/></text:p>
      <text:p text:style-name="P4">To najsilniejszy zastrzyk adrenaliny, kiedy się robi coś, co tak ogromnie chciało się zrobić. Człowiek czuje się przy tym niemal tak, jakby mógł latać bez samolotu</text:p>
      <text:p text:style-name="P4">Charles Lindbergh</text:p>
      <text:p text:style-name="P4"/>
      <text:p text:style-name="P4">Kiedy już rozwiążesz jakiś problem, przekonujesz się, że było to dziecinnie łatwe</text:p>
      <text:p text:style-name="P4">Paulo Coelho</text:p>
      <text:p text:style-name="P4"/>
      <text:p text:style-name="P4">Życie to dla mnie nie żadna krótkotrwała świeczka. To coś w rodzaju wspaniałej pochodni, która na chwilę dostała się w moje ręce, i chcę, by zapłonęła możliwie najjaśniej, zanim przekażę ją przyszłym pokoleniom.</text:p>
      <text:p text:style-name="P4">George Bernard Shaw</text:p>
      <text:p text:style-name="P4"/>
      <text:p text:style-name="P4">Przełożenie pomysłów na działanie to najtrudniejsza rzecz na świecie.</text:p>
      <text:p text:style-name="P4">Johann Wolfgang von Goethe</text:p>
      <text:p text:style-name="P4"/>
      <text:p text:style-name="P4">Nie próbuj być lepszy od innych, ale nigdy nie ustawaj w staraniach, by być najlepszym, jak możesz</text:p>
      <text:p text:style-name="P4">John Wooden</text:p>
      <text:p text:style-name="P4"/>
      <text:p text:style-name="P4">Niezdecydowani ludzie rzadko odnoszą sukcesy. Rzadko zyskują solidny szacunek swoich bliźnich. Ludzie sukcesu podejmują decyzje bardzo ostrożnie, a później działają bardzo nieustępliwie i z wielką determinacją.</text:p>
      <text:p text:style-name="P4">Lloyd George Elliott</text:p>
      <text:p text:style-name="P4"/>
      <text:p text:style-name="P4">Żelazo rdzewieje od braku używania; wody stojące tracą swoją czystość, a przy zimnej pogodzie zamarzają; w podobny sposób bierność wysysa wigor z umysłu</text:p>
      <text:p text:style-name="P4">Leonardo da Vinci</text:p>
      <text:p text:style-name="P4"/>
      <text:p text:style-name="P4">Pracując wiernie przez osiem godzin dziennie możesz w końcu zostać szefem i pracować po dwanaście godzin dziennie.</text:p>
      <text:p text:style-name="P4">Robert Frost</text:p>
      <text:p text:style-name="P4"/>
      <text:p text:style-name="P4">Jeden pomysł na raz - to właśnie tyle, ile możesz zdzierżyć</text:p>
      <text:p text:style-name="P4">Henry Ford</text:p>
      <text:p text:style-name="P4"/>
      <text:p text:style-name="P4">Dwadzieścia lat trwa budowanie reputacji, a 5 minut jej zrujnowanie. Gdy o tym pomyślisz będziesz postępował inaczej</text:p>
      <text:p text:style-name="P4">Warren Buffet</text:p>
      <text:p text:style-name="P4"/>
      <text:p text:style-name="P4">Trzymaj się z dala od ludzi, którzy tłamszą twoje marzenia. Mali ludzie zawsze to robią. Jednak naprawdę wielcy sprawiają, że Ty także możesz stać się wielki</text:p>
      <text:p text:style-name="P4">Mark Twain</text:p>
      <text:p text:style-name="P4"/>
      <text:p text:style-name="P4">O tym, dokąd dotrzesz w życiu, decyduje nie tyle to, gdzie zaczniesz, ile czy zaczniesz</text:p>
      <text:p text:style-name="P4">John C. Maxwell</text:p>
      <text:p text:style-name="P4"/>
      <text:p text:style-name="P4">Co mogę ja, i tylko ja, zrobić, co dobrze wykonane spowoduje zasadniczą różnicę?</text:p>
      <text:p text:style-name="P4">Peter Drucker</text:p>
      <text:p text:style-name="P4"/>
      <text:p text:style-name="P4">Pesymista widzi trudności w każdej nadarzającej się okazji, optymista widzi okazję w każdej trudności.</text:p>
      <text:p text:style-name="P4">Winston Churchill</text:p>
      <text:p text:style-name="P4"/>
      <text:p text:style-name="P4">Trudności są solą życia - bez nich życie byłoby gorzkie i mdłe.</text:p>
      <text:p text:style-name="P4"><text:soft-page-break/>Robert Baden-Powell</text:p>
      <text:p text:style-name="P4"/>
      <text:p text:style-name="P4">To piękne, gdy człowiek może być dumny ze swojego miasta, lecz jeszcze piękniej, gdy miasto może być z niego dumne</text:p>
      <text:p text:style-name="P4">Abraham Lincoln</text:p>
      <text:p text:style-name="P4"/>
      <text:p text:style-name="P4">Wolność oznacza odpowiedzialność. A to jest właśnie to, czego większość ludzi się obawia.</text:p>
      <text:p text:style-name="P4">George Bernard Shaw</text:p>
      <text:p text:style-name="P4"/>
      <text:p text:style-name="P4">Jeśli nie popełniasz błędów, za mało pracujesz nad problemem. I to jest największy błąd</text:p>
      <text:p text:style-name="P4">Frank Wilczek</text:p>
      <text:p text:style-name="P4"/>
      <text:p text:style-name="P4">Gdy wszystkie fizyczne i umysłowe zasoby są skoncentrowane na jednym zadaniu, zdolność do jego wypełnienia wzrasta wielokrotnie</text:p>
      <text:p text:style-name="P4">Norman Vincent Peale</text:p>
      <text:p text:style-name="P4"/>
      <text:p text:style-name="P4">Żaden zwycięzca nie wierzy w przypadek</text:p>
      <text:p text:style-name="P4">Friedrich Nietzsche</text:p>
      <text:p text:style-name="P4"/>
      <text:p text:style-name="P4">Ci, którym świat ucieka w przeciwnym kierunku, myślą, że wciąż idą naprzód</text:p>
      <text:p text:style-name="P4">Stanisław Jerzy Lec</text:p>
      <text:p text:style-name="P4"/>
      <text:p text:style-name="P4">Starania i odwaga nie wystarczą, jeżeli zabraknie celu i ukierunkowania</text:p>
      <text:p text:style-name="P4">John Fitzgerald Kennedy</text:p>
      <text:p text:style-name="P4"/>
      <text:p text:style-name="P4">Jeżeli twoje uczynki nie przynoszą sukcesu, szukaj powodów w sobie. Kiedy twoja osoba będzie w porządku, cały świat obróci się ku tobie.</text:p>
      <text:p text:style-name="P4">Mencjusz</text:p>
      <text:p text:style-name="P4"/>
      <text:p text:style-name="P4">Lider to ktoś, kto zna drogę, idzie drogą i pokazuje drogę</text:p>
      <text:p text:style-name="P4">John C. Maxwell</text:p>
      <text:p text:style-name="P4"/>
      <text:p text:style-name="P4">Podczas gdy sukces oznacza, że masz rzeczy, których pragniesz, szczęście oznacza, że potrafisz się cieszyć z rzeczy, które masz</text:p>
      <text:p text:style-name="P4">Bodo Schafer</text:p>
      <text:p text:style-name="P4"/>
      <text:p text:style-name="P4">Większość nauczycieli traci czas na zadawanie pytań, które mają ujawnić to, czego uczeń nie umie, podczas gdy nauczyciel z prawdziwego zdarzenia stara się za pomocą pytań ujawnić to, co uczeń umie lub czego jest zdolny się nauczyć.</text:p>
      <text:p text:style-name="P4">Albert Einstein</text:p>
      <text:p text:style-name="P4"/>
      <text:p text:style-name="P4">Wybierz sobie zawód, który lubisz, a całe życie nie będziesz musiał pracować</text:p>
      <text:p text:style-name="P4">Konfucjusz</text:p>
      <text:p text:style-name="P4"/>
      <text:p text:style-name="P4">Zdobądź w młodości twej to, co wynagrodzi szkodę twej starości. I jeśli pojmiesz, że starość ma mądrość za pokarm, pracuj w ten sposób w młodości, by starości twej nie brakło pożywienia</text:p>
      <text:p text:style-name="P4">Leonardo da Vinci</text:p>
      <text:p text:style-name="P4"/>
      <text:p text:style-name="P4">Niewielu ludzi przekracza na drugi brzeg. Większość jedynie ugania się tam i z powrotem po tym, na którym są.</text:p>
      <text:p text:style-name="P4">Budda</text:p>
      <text:p text:style-name="P4"/>
      <text:p text:style-name="P4">Okoliczności? Ja tworzę okoliczności!</text:p>
      <text:p text:style-name="P4"><text:soft-page-break/>Napoleon Bonaparte</text:p>
      <text:p text:style-name="P4"/>
      <text:p text:style-name="P4">Kto chce wszystko do końca przemyśleć, zanim postąpi krok naprzód, spędzi całe życie na jednej nodze.</text:p>
      <text:p text:style-name="P4">powiedzenie chińskie</text:p>
      <text:p text:style-name="P4"/>
      <text:p text:style-name="P4">Nie zdołasz rozpalić ognia w sercu drugiego człowieka, dopóki nie zapłonie on w twoim</text:p>
      <text:p text:style-name="P4">Eleanor Doan</text:p>
      <text:p text:style-name="P4"/>
      <text:p text:style-name="P4">Jedynie człowiek szczęśliwy może promieniować szczęściem wokół</text:p>
      <text:p text:style-name="P4">Paulo Coelho</text:p>
      <text:p text:style-name="P4"/>
      <text:p text:style-name="P4">Pierwsze prawo sukcesu, to skoncentrowanie się na skierowaniu całej energii na jeden punkt i posuwanie się w jego kierunku, bez oglądania na prawo lub lewo</text:p>
      <text:p text:style-name="P4">William Mathews</text:p>
      <text:p text:style-name="P4"/>
      <text:p text:style-name="P4">Jesteś jedyną osobą na świecie, która może wykorzystać Twój potencjał</text:p>
      <text:p text:style-name="P4">Zig Ziglar</text:p>
      <text:p text:style-name="P4"/>
      <text:p text:style-name="P4">Rozważ, jak trudno jest zmienić siebie, a zrozumiesz, jak znikome masz szanse zmienić innych</text:p>
      <text:p text:style-name="P4">Voltaire</text:p>
      <text:p text:style-name="P4"/>
      <text:p text:style-name="P4">Moim najlepszym przyjacielem jest ten, kto pozwala mi wydobyć to, co we mnie najlepsze.</text:p>
      <text:p text:style-name="P4">Henry Ford</text:p>
      <text:p text:style-name="P4"/>
      <text:p text:style-name="P4">Dopóki człowiek nie odkryje czegoś, za co gotów jest umrzeć, nie nadaje się do życia</text:p>
      <text:p text:style-name="P4">Martin Luter King</text:p>
      <text:p text:style-name="P4"/>
      <text:p text:style-name="P4">Nie słuchaj tych, którzy mówią: "tak się tego nie robi". Może i nie, ale może ty i tak to zrobisz.</text:p>
      <text:p text:style-name="P4">Neil Simon</text:p>
      <text:p text:style-name="P4"/>
      <text:p text:style-name="P4">Żyj tak, jakbyś miał umrzeć jutro. Ucz się tak, jakbyś miał żyć wiecznie.</text:p>
      <text:p text:style-name="P4">Mahatma Gandhi</text:p>
      <text:p text:style-name="P4"/>
      <text:p text:style-name="P4">Każdy wielki i dominujący ruch w kronikach świata jest triumfem entuzjazmu</text:p>
      <text:p text:style-name="P4">Ralph Waldo Emerson</text:p>
      <text:p text:style-name="P4"/>
      <text:p text:style-name="P4">Staje się zawsze to, w co naprawdę wierzysz; a twoja wiara w coś powoduje, że to się staje</text:p>
      <text:p text:style-name="P4">Frank Lloyd Wright</text:p>
      <text:p text:style-name="P4"/>
      <text:p text:style-name="P4">Celem naszego życia nie powinno być posiadanie bogactw, lecz bogactwo bycia</text:p>
      <text:p text:style-name="P4">Erich Fromm</text:p>
      <text:p text:style-name="P4"/>
      <text:p text:style-name="P4">Kiedy odkryjesz, że swoje życie wykorzystujesz tylko w połowie, ta druga połowa będzie cię prześladowała, dopóki jej nie rozwiniesz</text:p>
      <text:p text:style-name="P4">Phillips Brooks</text:p>
      <text:p text:style-name="P4"/>
      <text:p text:style-name="P4">Na próżno robić więcej, jeśli można osiągnąć to samo, robiąc mniej</text:p>
      <text:p text:style-name="P4">William Ockham</text:p>
      <text:p text:style-name="P4"><text:soft-page-break/></text:p>
      <text:p text:style-name="P4">Nie potrafię podać niezawodnego przepisu na sukces, ale mogę podać przepis na porażkę: staraj się zawsze wszystkich zadowolić</text:p>
      <text:p text:style-name="P4">Herbert Bayard Swope</text:p>
      <text:p text:style-name="P4"/>
      <text:p text:style-name="P4">Jedna rozmowa przy stole z mądrym człowiekiem jest warta tyle, co miesiąc studiowania książek</text:p>
      <text:p text:style-name="P4">powiedzenie chińskie</text:p>
      <text:p text:style-name="P4"/>
      <text:p text:style-name="P4">Partacze koncentrują się na łagodzeniu napięcia, ludzie sukcesu na osiągnięciu celu</text:p>
      <text:p text:style-name="P4">Dennis Waitley</text:p>
      <text:p text:style-name="P4"/>
      <text:p text:style-name="P4">Nie powstrzymuje Cię ani brak potencjału, ani brak okazji - powstrzymuje Cię brak pewności siebie</text:p>
      <text:p text:style-name="P4">Brian Tracy</text:p>
      <text:p text:style-name="P4"/>
      <text:p text:style-name="P4">Opanowanie innych to siła, opanowanie siebie to prawdziwa moc</text:p>
      <text:p text:style-name="P4">Lao - Tse</text:p>
      <text:p text:style-name="P4"/>
      <text:p text:style-name="P4">Mount Everest, pokonałeś nas. Ale ja wrócę. I ja pokonam ciebie. Ponieważ ty już nie możesz urosnąć, a ja mogę.</text:p>
      <text:p text:style-name="P4">Edmund Hillary</text:p>
      <text:p text:style-name="P4"/>
      <text:p text:style-name="P4">Jednym z największych odkryć jakie uczynił człowiek, i jedną z największych dla niego niespodzianek, jest odkrycie, że może on uczynić to, o czym ze strachem sądził, że nie potrafi uczynić</text:p>
      <text:p text:style-name="P4">Henry Ford</text:p>
      <text:p text:style-name="P4"/>
      <text:p text:style-name="P4">Ludzie odnoszący sukces wierzą w siebie, zwłaszcza kiedy inni w nich nie wierzą.</text:p>
      <text:p text:style-name="P4">Kerry Randall</text:p>
      <text:p text:style-name="P4"/>
      <text:p text:style-name="P4">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4">Sharon Wood</text:p>
      <text:p text:style-name="P4"/>
      <text:p text:style-name="P4">Sukcesy znanych ludzi są proporcjonalne do wysiłku, jaki włożyli w wybraną dziedzinę swojej działalności</text:p>
      <text:p text:style-name="P4">Orison Swett Marden</text:p>
      <text:p text:style-name="P4"/>
      <text:p text:style-name="P4">Różnica między tym, co robimy, a co jesteśmy w stanie zrobić, wystarczyłaby, bo rozwiązać większość problemów tego świata</text:p>
      <text:p text:style-name="P4">Mahatma Gandhi</text:p>
      <text:p text:style-name="P4"/>
      <text:p text:style-name="P4">Jeśli coś wiesz, przyznaj, że wiesz. Gdy zaś czegoś nie wiesz, przyznaj, że nie wiesz. Oto prawdziwa wiedza.</text:p>
      <text:p text:style-name="P4">Konfucjusz</text:p>
      <text:p text:style-name="P4"/>
      <text:p text:style-name="P4">Najbardziej twórczą ze wszystkich prac jest praca nad sobą, która pozwala odnajdywać urok młodości</text:p>
      <text:p text:style-name="P4">Jan Paweł II</text:p>
      <text:p text:style-name="P4"/>
      <text:p text:style-name="P4">To nie śmierć wyrządza nam największą szkodę w życiu. Największą szkodę wyrządza nam to, co umiera w nas za życia.</text:p>
      <text:p text:style-name="P4">Norman Cousins</text:p>
      <text:p text:style-name="P4"/>
      <text:p text:style-name="P4">Istnieje zaledwie jedna przyczyna ludzkiego niepowodzenia. A jest nią brak wiary w swoje prawdziwe ja.</text:p>
      <text:p text:style-name="P4">William James</text:p>
      <text:p text:style-name="P4"><text:soft-page-break/></text:p>
      <text:p text:style-name="P4">Gdybyśmy robili wszystko, na co nas stać, bez żadnej przesady zadziwilibyśmy siebie</text:p>
      <text:p text:style-name="P4">Thomas Edison</text:p>
      <text:p text:style-name="P4"/>
      <text:p text:style-name="P4">Zazwyczaj mamy dość czasu, jeśli potrafimy wykorzystać go właściwie</text:p>
      <text:p text:style-name="P4">Johann Wolfgang von Goethe</text:p>
      <text:p text:style-name="P4"/>
      <text:p text:style-name="P4">Mądry człowiek nie czeka na okazje, sam je stwarza</text:p>
      <text:p text:style-name="P4">Francis Bacon</text:p>
      <text:p text:style-name="P4"/>
      <text:p text:style-name="P4">Czas nie zawsze przemija w jednakowym rytmie. To my decydujemy o rytmie czasu.</text:p>
      <text:p text:style-name="P4">Paulo Coelho</text:p>
      <text:p text:style-name="P4"/>
      <text:p text:style-name="P4">Gdy nie wiesz, do którego portu płyniesz, żaden wiatr nie jest dobry</text:p>
      <text:p text:style-name="P5">Seneka</text:p>
      <text:p text:style-name="P4"/>
      <text:p text:style-name="P4">Choćbyśmy cały świat przemierzyli w poszukiwaniu Piękna, nie znajdziemy go nigdzie, jeżeli nie nosimy go w sobie...</text:p>
      <text:p text:style-name="P4">Ralph Waldo Emerson</text:p>
      <text:p text:style-name="P4"/>
      <text:p text:style-name="P4">Nie szukaj zdrowia psychicznego, szukaj rozwoju, a znajdziesz jedno i drugie.</text:p>
      <text:p text:style-name="P4">Kazimierz Dąbrowski</text:p>
      <text:p text:style-name="P4"/>
      <text:p text:style-name="P4">Talent jest tańszy od soli. Tym, co odróżnia utalentowanego człowieka od człowieka sukcesu, jest mnóstwo ciężkiej pracy</text:p>
      <text:p text:style-name="P4">Stephen King</text:p>
      <text:p text:style-name="P4"/>
      <text:p text:style-name="P4">Nie można pomóc komuś wspiąć się wyżej, samemu nie zbliżając się do szczytu</text:p>
      <text:p text:style-name="P4">Norman Schwarzkopf</text:p>
      <text:p text:style-name="P4"/>
      <text:p text:style-name="P4">Niczego się nie obawiać i nic nie nazywać niemożliwym.</text:p>
      <text:p text:style-name="P4">Prentice Mulford</text:p>
      <text:p text:style-name="P4"/>
      <text:p text:style-name="P4">Każdy, kto przestaje się uczyć jest stary, bez względu na to, czy ma 20 czy 80 lat. Kto kontynuuje naukę pozostaje młody. Najwspanialszą rzeczą w życiu jest utrzymywanie swojego umysłu młodym.</text:p>
      <text:p text:style-name="P4">Henry Ford</text:p>
      <text:p text:style-name="P4"/>
      <text:p text:style-name="P4">Jeśli ktoś stracił pieniądze nic nie stracił. Jeśli ktoś przegrał bitwę i stracił wojsko mało stracił. Jeśli ktoś stracił wiarę wszystko stracił.</text:p>
      <text:p text:style-name="P4">Napoleon Bonaparte</text:p>
      <text:p text:style-name="P4"/>
      <text:p text:style-name="P4">Każde działanie podjęte bez planu kryje zalążek wszelkiego niepowodzenia</text:p>
      <text:p text:style-name="P4">Alex MacKenzie</text:p>
      <text:p text:style-name="P4"/>
      <text:p text:style-name="P4">Powiedz komuś, że jest odważny, a pomożesz mu stać się takim</text:p>
      <text:p text:style-name="P4">Thomas Carlyle</text:p>
      <text:p text:style-name="P4"/>
      <text:p text:style-name="P4">Łatwiej powiedzieć "nie" na początku, niż na końcu</text:p>
      <text:p text:style-name="P4">Leonardo da Vinci</text:p>
      <text:p text:style-name="P4"/>
      <text:p text:style-name="P4"><text:soft-page-break/>Ludzie nie dlatego przestają się bawić, że się starzeją, lecz starzeją się, bo przestają się bawić</text:p>
      <text:p text:style-name="P4">Mark Twain</text:p>
      <text:p text:style-name="P4"/>
      <text:p text:style-name="P4">Brak czasu jest tak naprawdę brakiem priorytetów</text:p>
      <text:p text:style-name="P4">Tim Ferriss</text:p>
      <text:p text:style-name="P4"/>
      <text:p text:style-name="P4">Szlachetny człowiek wymaga od siebie, prostak od innych.</text:p>
      <text:p text:style-name="P4">Konfucjusz</text:p>
      <text:p text:style-name="P4"/>
      <text:p text:style-name="P4">Większość ludzi nie prowadzi swojego życia. Oni tylko je akceptują</text:p>
      <text:p text:style-name="P4">John Kotter</text:p>
      <text:p text:style-name="P4"/>
      <text:p text:style-name="P4">Każdy człowiek na kuli ziemskiej ma skarb, który gdzieś na niego czeka.</text:p>
      <text:p text:style-name="P4">Paulo Coelho</text:p>
      <text:p text:style-name="P4"/>
      <text:p text:style-name="P4">Planowanie to oprawianie przyszłości w ramy teraźniejszości. Możesz to zrobić już dzisiaj.</text:p>
      <text:p text:style-name="P4">Alan Lakein</text:p>
      <text:p text:style-name="P4"/>
      <text:p text:style-name="P4">Cechą wspólną wszystkich ludzi sukcesu jest przezwyciężenie pokusy, by dać za wygraną</text:p>
      <text:p text:style-name="P4">Peter Lowe</text:p>
      <text:p text:style-name="P4"/>
      <text:p text:style-name="P4">Każda porażka jest szansą żeby spróbować jeszcze raz, tylko mądrzej</text:p>
      <text:p text:style-name="P4">Henry Ford</text:p>
      <text:p text:style-name="P4"/>
      <text:p text:style-name="P4">Nie odniosłem porażki. Po prostu odkryłem 10.000 błędnych rozwiązań</text:p>
      <text:p text:style-name="P4">Thomas Edison</text:p>
      <text:p text:style-name="P4"/>
      <text:p text:style-name="P4">Dobry przywódca rozumie, że jeżeli przez dłuższy czas robi się coś w pewien konkretny sposób, to zaczyna się to robić źle. Polepszyć pod względem jakości można każde bez wyjątku wykonanie</text:p>
      <text:p text:style-name="P4">Harvey Mackay</text:p>
      <text:p text:style-name="P4"/>
      <text:p text:style-name="P4">Nie pozwól, by dzień wczorajszy zajmował zbyt dużą część dnia dzisiejszego</text:p>
      <text:p text:style-name="P4">Will Rogers</text:p>
      <text:p text:style-name="P4"/>
      <text:p text:style-name="P4">Życie to dziesięciobiegowy rower. Większość z nas ma biegi, których nigdy nie używa</text:p>
      <text:p text:style-name="P4">Charles Schultz</text:p>
      <text:p text:style-name="P4"/>
      <text:p text:style-name="P4">Najtrudniejsze w sukcesie jest to, że nie można na jego odniesieniu poprzestać. Talent w biznesie to tylko punkt wyjściowy. Cały czas trzeba gonić go do roboty</text:p>
      <text:p text:style-name="P4">Irving Beriln</text:p>
      <text:p text:style-name="P4"/>
      <text:p text:style-name="P4">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4">Peter Drucker</text:p>
      <text:p text:style-name="P4"/>
      <text:p text:style-name="P4">Jedynym, co ogranicza siłę, są więzy wiary</text:p>
      <text:p text:style-name="P4">Harold Wilson</text:p>
      <text:p text:style-name="P4"/>
      <text:p text:style-name="P4"><text:soft-page-break/>Co należy zrobić po upadku? To, co robią dzieci: podnieść się</text:p>
      <text:p text:style-name="P4">Aldous Huxley</text:p>
      <text:p text:style-name="P4"/>
      <text:p text:style-name="P4">Cokolwiek zrobisz, będzie nieznaczące, lecz jest bardzo ważne, byś to zrobił</text:p>
      <text:p text:style-name="P4">Mahatma Gandhi</text:p>
      <text:p text:style-name="P4"/>
      <text:p text:style-name="P4">Zwycięska postawa polega na byciu fizycznie rozluźnionym i mentalnie spiętym</text:p>
      <text:p text:style-name="P4">Arthur Robert Ashe, Jr.</text:p>
      <text:p text:style-name="P4"/>
      <text:p text:style-name="P4">Dlaczego nie ryzykować chodząc po drzewach? Przecież to na nich rosną owoce!</text:p>
      <text:p text:style-name="P4">Mark Twain</text:p>
      <text:p text:style-name="P4"/>
      <text:p text:style-name="P4">Na co przyda się wspinanie po drabinie sukcesu, jeżeli u celu okaże się, że opiera się ona o niewłaściwy budynek?</text:p>
      <text:p text:style-name="P4">James Dobson</text:p>
      <text:p text:style-name="P4"/>
      <text:p text:style-name="P4">Istnieje na tym świecie wielu ludzi, którzy spędzają tyle czasu dbając o zdrowie, że nie mają czasu, by się nim cieszyć</text:p>
      <text:p text:style-name="P4">Josh Billings</text:p>
      <text:p text:style-name="P4"/>
      <text:p text:style-name="P4">Największym zagrożeniem dla większości z nas nie jest to, że postawimy sobie za wysoki cel i nie osiągniemy go, ale że postawimy sobie za mały cel i osiągniemy go</text:p>
      <text:p text:style-name="P4">Michał Anioł</text:p>
      <text:p text:style-name="P4"/>
      <text:p text:style-name="P4">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4">Wojciech Cejrowski</text:p>
      <text:p text:style-name="P4"/>
      <text:p text:style-name="P4">Wielu chce żyć i nie starzeć się, a w rzeczywistości starzeją się i nie żyją.</text:p>
      <text:p text:style-name="P4">Alexander Mitscherlich</text:p>
      <text:p text:style-name="P4"/>
      <text:p text:style-name="P4">Problem to okazja w przebraniu.</text:p>
      <text:p text:style-name="P4">John Adams</text:p>
      <text:p text:style-name="P4"/>
      <text:p text:style-name="P4">Jeśli potrafisz powiedzieć, kim są Twoi bohaterowie, będę mógł powiedzieć, co osiągniesz w życiu</text:p>
      <text:p text:style-name="P4">Warren Buffet</text:p>
      <text:p text:style-name="P4"/>
      <text:p text:style-name="P4">Błąd łatwiej można dostrzec niż prawdę, bo błąd leży na wierzchu, a prawda w głębi</text:p>
      <text:p text:style-name="P4">Johann Wolfgang von Goethe</text:p>
      <text:p text:style-name="P4"/>
      <text:p text:style-name="P4">Oko widzi tylko to, co umysł gotowy jest przyjąć</text:p>
      <text:p text:style-name="P4">Henri Bergson</text:p>
      <text:p text:style-name="P4"/>
      <text:p text:style-name="P4">Gdy osądzasz innych - nie pokazujesz jakimi oni są - pokazujesz jaki Ty jesteś</text:p>
      <text:p text:style-name="P4">Wayne Dyer</text:p>
      <text:p text:style-name="P4"/>
      <text:p text:style-name="P4">Jesteś urodzony, by zwyciężać, jednakże, aby być zwycięzcą musisz zaplanować zwycięstwo, przygotować się do zwycięstwa i oczekiwać zwycięstwa</text:p>
      <text:p text:style-name="P4">Zig Ziglar</text:p>
      <text:p text:style-name="P4"/>
      <text:p text:style-name="P4"><text:soft-page-break/>Jeżeli istnieje sposób, by zrobić coś lepiej... znajdę go</text:p>
      <text:p text:style-name="P4">Thomas Edison</text:p>
      <text:p text:style-name="P4"/>
      <text:p text:style-name="P4">Bycie najbogatszym człowiekiem na cmentarzu nie ma dla mnie znaczenia... Kiedy w nocy kładę się spać mówiąc, że stworzyliśmy coś wspaniałego... To jest to, co ma dla mnie znaczenie</text:p>
      <text:p text:style-name="P4">Steve Jobs</text:p>
      <text:p text:style-name="P4"/>
      <text:p text:style-name="P4">Jesteś biedny i nieszczęśliwy nie dlatego, że Bóg tak chciał, ale dlatego, że twój ojciec wpoił ci, że tak musi być</text:p>
      <text:p text:style-name="P4">Henry Ford</text:p>
      <text:p text:style-name="P4"/>
      <text:p text:style-name="P4">Najlepszy sposób osiągnięcia szczęścia - to rozsiewanie go wokół siebie</text:p>
      <text:p text:style-name="P4">Robert Baden-Powell</text:p>
      <text:p text:style-name="P4"/>
      <text:p text:style-name="P4">Sukces jest zdolnością do przejścia od jednej porażki do drugiej bez utraty entuzjazmu</text:p>
      <text:p text:style-name="P4">Winston Churchill</text:p>
      <text:p text:style-name="P4"/>
      <text:p text:style-name="P4">To nie to, co masz, ani to, kim jesteś, ani to, gdzie jesteś, ani co robisz czyni Cię szczęśliwym bądź nieszczęśliwym. Chodzi o to, o czym myślisz</text:p>
      <text:p text:style-name="P4">Dale Carnegie</text:p>
      <text:p text:style-name="P4"/>
      <text:p text:style-name="P4"><text:span text:style-name="T14">T</text:span>ylko życie poświęcone innym warte jest przeżycia</text:p>
      <text:p text:style-name="P4">Albert Einstein</text:p>
      <text:p text:style-name="P4"/>
      <text:p text:style-name="P4">Większość domów wartych powyżej $250.000 ma bibliotekę, przemyśl to</text:p>
      <text:p text:style-name="P4">Jim Rohn</text:p>
      <text:p text:style-name="P4"/>
      <text:p text:style-name="P4">Ludzie w większości przypadków poddają się wówczas, gdy są już na progu zwycięstwa. Rezygnują tuż przed metą. W ostatniej minucie gry, na metr przed linią, za którą jest zwycięstwo.</text:p>
      <text:p text:style-name="P4">Ross Perot</text:p>
      <text:p text:style-name="P4"/>
      <text:p text:style-name="P4">Nie pozwól obawie o to, ile zajmie osiągnięcie czegoś, przeszkodzić Ci w robieniu tego. Czas i tak upłynie, a możemy równie dobrze wykorzystać go w najlepszy możliwy sposób</text:p>
      <text:p text:style-name="P4">Earl Nightingale</text:p>
      <text:p text:style-name="P4"/>
      <text:p text:style-name="P4">Gdyby ludzie wiedzieli, jak ciężko pracowałem, aby osiągnąć swe mistrzostwo, wcale nie wydawałoby im się tak cudowne.</text:p>
      <text:p text:style-name="P4">Michał Anioł</text:p>
      <text:p text:style-name="P4"/>
      <text:p text:style-name="P4">Jak blask słońca oświetla wnętrze komnaty, tak nauka rozświetla umysł.</text:p>
      <text:p text:style-name="P4">Wang Chong</text:p>
      <text:p text:style-name="P4"/>
      <text:p text:style-name="P4">Poświęcaj tyle czasu na ulepszanie siebie, byś nie miał go na krytykę innych</text:p>
      <text:p text:style-name="P4">Christian D. Larson</text:p>
      <text:p text:style-name="P4"/>
      <text:p text:style-name="P4">Jeśli nie ustalasz celów dla siebie, jesteś skazany na pracowanie przy osiąganiu celów kogoś innego</text:p>
      <text:p text:style-name="P4">Brian Tracy</text:p>
      <text:p text:style-name="P4"/>
      <text:p text:style-name="P4">Szaleństwem jest zachowywać się w ten sam sposób i oczekiwać innego rezultatu.</text:p>
      <text:p text:style-name="P4">Albert Einstein</text:p>
      <text:p text:style-name="P4"/>
      <text:p text:style-name="P4">Żyj kierując się swoją wyobraźnią, nie swoją historią.</text:p>
      <text:p text:style-name="P4"><text:soft-page-break/>Stephen Covey</text:p>
      <text:p text:style-name="P4"/>
      <text:p text:style-name="P4">Ciesz się każdą chwilą, abyś potem nigdy nie żałował, że utraciłeś młodość</text:p>
      <text:p text:style-name="P4">Paulo Coelho</text:p>
      <text:p text:style-name="P4"/>
      <text:p text:style-name="P4">Sukces jest czymś, co przyciągasz poprzez to, kim się stajesz</text:p>
      <text:p text:style-name="P4">Jim Rohn</text:p>
      <text:p text:style-name="P4"/>
      <text:p text:style-name="P4">Wielkie umysły mają cele. Małe umysły mają życzenia</text:p>
      <text:p text:style-name="P4">Washington Irving</text:p>
      <text:p text:style-name="P4"/>
      <text:p text:style-name="P4">Najlepszą metodą przewidywania przyszłości jest jej tworzenie</text:p>
      <text:p text:style-name="P4">Peter Drucker</text:p>
      <text:p text:style-name="P4"/>
      <text:p text:style-name="P4">Jeśli jesteś dobrą piłką, to im silniej cię uderzą, tym wyżej się wzniesiesz</text:p>
      <text:p text:style-name="P4">Tristan Bernard</text:p>
      <text:p text:style-name="P4"/>
      <text:p text:style-name="P4">Nie potrzebujesz bardziej kreatywnych rozwiązań, potrzebujesz bardziej kreatywnych pytań</text:p>
      <text:p text:style-name="P4">Andy Green</text:p>
      <text:p text:style-name="P4"/>
      <text:p text:style-name="P4">Podróż tysiąca mil zaczyna się od jednego kroku</text:p>
      <text:p text:style-name="P4">Konfucjusz</text:p>
      <text:p text:style-name="P4"/>
      <text:p text:style-name="P4">Pamiętaj, iż twoja własna determinacja, by osiągnąć sukces, liczy się bardziej, niż cokolwiek innego na świecie.</text:p>
      <text:p text:style-name="P4">Abraham Lincoln</text:p>
      <text:p text:style-name="P4"/>
      <text:p text:style-name="P4">Działaj, jakby to, co robisz czyniło różnicę. Bo czyni.</text:p>
      <text:p text:style-name="P4">William James</text:p>
      <text:p text:style-name="P4"/>
      <text:p text:style-name="P4">Każdy głupi potrafi krytykować, potępiać i narzekać, ale potrzeba charakteru i samokontroli, by być rozumiejącym i przebaczającym</text:p>
      <text:p text:style-name="P4">Dale Carnegie</text:p>
      <text:p text:style-name="P4"/>
      <text:p text:style-name="P4">Wyzwania stawiane Ci przez życie nie mają Cię sparaliżować - one mają pomóc Ci odkryć, kim jesteś</text:p>
      <text:p text:style-name="P4">Bernice Johnson Reagon</text:p>
      <text:p text:style-name="P4"/>
      <text:p text:style-name="P4">Życie jest ciągiem doświadczeń, z których każde czyni nas silniejszymi, mimo że czasem trudno nam to sobie uświadomić.</text:p>
      <text:p text:style-name="P4">Henry Ford</text:p>
      <text:p text:style-name="P4"/>
      <text:p text:style-name="P4">Nie ma takiej fantazji, której wola i rozum ludzki nie zdołałyby przekształcić w rzeczywistość.</text:p>
      <text:p text:style-name="P4">William Szekspir</text:p>
      <text:p text:style-name="P4"/>
      <text:p text:style-name="P4">Chcąc zmusić ludzi, aby dobrze o nas mówili, jedyny to sposób - czynić dobrze.</text:p>
      <text:p text:style-name="P4">Voltaire</text:p>
      <text:p text:style-name="P4"/>
      <text:p text:style-name="P4">Najważniejszym powodem, dla którego ludzie nie osiągają tego, co chcą, jest to, że sami nie wiedzą, czego chcą</text:p>
      <text:p text:style-name="P4">T. Harv Eker</text:p>
      <text:p text:style-name="P4"><text:soft-page-break/></text:p>
      <text:p text:style-name="P4">Nie czekaj. Pora nigdy nie będzie idealna!</text:p>
      <text:p text:style-name="P4">Napoleon Hill</text:p>
      <text:p text:style-name="P4"/>
      <text:p text:style-name="P4">Jeżeli coś ci się nie uda, możesz być rozczarowany. Jeżeli jednak nie będziesz dalej próbować, już po tobie</text:p>
      <text:p text:style-name="P4">Beverly Sills</text:p>
      <text:p text:style-name="P4"/>
      <text:p text:style-name="P4">O radę pytaj tego, kto sam sobie radzi.</text:p>
      <text:p text:style-name="P4">Leonardo da Vinci</text:p>
      <text:p text:style-name="P4"/>
      <text:p text:style-name="P4">Nie starzeje się ten, kto nie ma na to czasu.</text:p>
      <text:p text:style-name="P4">Benjamin Franklin</text:p>
      <text:p text:style-name="P4"/>
      <text:p text:style-name="P4">Nic tak nie przyczynia się do szybkiego sukcesu jak cudze błędy</text:p>
      <text:p text:style-name="P4">Roger Bacon</text:p>
      <text:p text:style-name="P4"/>
      <text:p text:style-name="P4">Stojący w porcie statek jest bezpieczny, ale statków nie buduje się po to aby stały w portach</text:p>
      <text:p text:style-name="P4">Grace Hopper</text:p>
      <text:p text:style-name="P4"/>
      <text:p text:style-name="P4">Spotkałem w życiu wielu bogatych ludzi. Zauważyłem jednak, że ludzie bogaci nie są szczęśliwi. Praca dla nich jest jak narkotyk. W biznesie tak się człowiek zatraca, że gubi czas na życie, na rodzinę... a to przecież jest szczęście!</text:p>
      <text:p text:style-name="P4">Roman Kluska</text:p>
      <text:p text:style-name="P4"/>
      <text:p text:style-name="P4">Żyje się raz i nigdy nie ma okazji do ponownego sprawdzenia tego czy tamtego. Wiele czytałem jako dziecko, ciężko pracowałem nad sobą. Kto wie, jaki wpływ miały te czynniki?</text:p>
      <text:p text:style-name="P4">Bill Gates</text:p>
      <text:p text:style-name="P4"/>
      <text:p text:style-name="P4">Twoim celem musi być zdobycie wszystkiego bez zniszczenia czegokolwiek</text:p>
      <text:p text:style-name="P4">Sun Tzu</text:p>
      <text:p text:style-name="P4"/>
      <text:p text:style-name="P4">Prawdziwa podróż ku odkryciu składa się nie z poszukiwania nowych pejzaży, lecz obserwacji nowymi oczami</text:p>
      <text:p text:style-name="P4">Marcel Proust</text:p>
      <text:p text:style-name="P4"/>
      <text:p text:style-name="P4">Jeden siedzi dziś w cieniu dlatego, że inny dawno temu posadził w tym miejscu drzewo</text:p>
      <text:p text:style-name="P4">Warren Buffet</text:p>
      <text:p text:style-name="P4"/>
      <text:p text:style-name="P4">Co wieczór stawiać sobie poważnie pytanie, czegośmy się w danym dniu nowego nauczyli</text:p>
      <text:p text:style-name="P4">Georg Christoph Lichtenberg</text:p>
      <text:p text:style-name="P4"/>
      <text:p text:style-name="P4">Mądry jest nie ten, który martwi się z powodu niedostatku, lecz ten, który cieszy się z tego, co ma</text:p>
      <text:p text:style-name="P4">Demokryt</text:p>
      <text:p text:style-name="P4"/>
      <text:p text:style-name="P4">Odpowiedzialni jesteśmy nie tylko za to, co robimy, lecz i za to, czego nie robimy</text:p>
      <text:p text:style-name="P4">Lao - Tse</text:p>
      <text:p text:style-name="P4"/>
      <text:p text:style-name="P4">Bardziej niż cokolwiek innego - przygotowywanie się jest sekretem do sukcesu</text:p>
      <text:p text:style-name="P4">Henry Ford</text:p>
      <text:p text:style-name="P4"><text:soft-page-break/></text:p>
      <text:p text:style-name="P4">Można rozpalić nowy ogień, lecz nie sposób wskrzesić ognia raz ugaszonego</text:p>
      <text:p text:style-name="P4">Wang Chong</text:p>
      <text:p text:style-name="P4"/>
      <text:p text:style-name="P4">Człowiek powinien sięgać po to, co przewyższa jego możliwości</text:p>
      <text:p text:style-name="P4">Robert Browning</text:p>
      <text:p text:style-name="P4"/>
      <text:p text:style-name="P4">Jeśli z premedytacją planujesz, by nie wykorzystać w pełni swojego potencjału - muszę Cię ostrzec - będziesz nieszczęśliwy do końca swoich dni.</text:p>
      <text:p text:style-name="P4">Abraham Maslow</text:p>
      <text:p text:style-name="P4"/>
      <text:p text:style-name="P4">Trzeba jakoś swoje życie przeżyć. Jeżeli chcesz utrzymać się na odpowiednim poziomie, nie masz wyjścia - musisz znaleźć jakiś ciekawy na to sposób. Nie znajdziesz go jednak, jeżeli tylko będziesz siedzieć na tyłku</text:p>
      <text:p text:style-name="P4">Katharine Hepburn</text:p>
      <text:p text:style-name="P4"/>
      <text:p text:style-name="P4">Przeszkody pojawiają się, gdy spuszczasz wzrok z celu</text:p>
      <text:p text:style-name="P4">Hannah More</text:p>
      <text:p text:style-name="P4"/>
      <text:p text:style-name="P4">Cieśla, który chce dobrze robotę wykonać, musi wpierw naostrzyć swe narzędzia</text:p>
      <text:p text:style-name="P4">Konfucjusz</text:p>
      <text:p text:style-name="P4"/>
      <text:p text:style-name="P4">Cnotę widać wyraźniej w czynach niż w ich braku</text:p>
      <text:p text:style-name="P4">Arystoteles</text:p>
      <text:p text:style-name="P4"/>
      <text:p text:style-name="P4">Myśl w kategoriach sukcesu, wyobrażaj sobie sukces, a wprawisz w ruch moc dającego się zrealizować pragnienia. Kiedy obraz umysłowy lub postawa będzie utrzymywana wystarczająco mocno, w rzeczywistości przejmie kontrolę nad warunkami i okolicznościami</text:p>
      <text:p text:style-name="P4">Norman Vincent Peale</text:p>
      <text:p text:style-name="P4"/>
      <text:p text:style-name="P4">Nikt nie jest w stanie sprawić, byś poczuł się gorszym, bez Twojego pozwolenia </text:p>
      <text:p text:style-name="P4">Eleanor Roosevelt</text:p>
      <text:p text:style-name="P4"/>
      <text:p text:style-name="P4">Czytanie dobrych książek jest niczym rozmowa z najwspanialszymi ludźmi </text:p>
      <text:p text:style-name="P4">Kartezjusz</text:p>
      <text:p text:style-name="P4"/>
      <text:p text:style-name="P4">Jesteśmy jak żeglarze, którzy muszą swój żaglowiec przebudować na otwartym morzu, a nie mogą go nigdy położyć w doku i zbudować od nowa z najlepszych części</text:p>
      <text:p text:style-name="P4">Otto Neurath</text:p>
      <text:p text:style-name="P4"/>
      <text:p text:style-name="P4">Bądź wierny sobie, a nie będziesz niewierny innym</text:p>
      <text:p text:style-name="P4">Francis Bacon</text:p>
      <text:p text:style-name="P4"/>
      <text:p text:style-name="P4">Człowiek jest tym, o czym przez cały dzień myśli</text:p>
      <text:p text:style-name="P4">Ralph Waldo Emerson</text:p>
      <text:p text:style-name="P4"/>
      <text:p text:style-name="P4">Biednym jest nie ten, kto ma mało, ale ten, kto tęskni za tym, by mieć więcej.</text:p>
      <text:p text:style-name="P4">Seneka</text:p>
      <text:p text:style-name="P4"/>
      <text:p text:style-name="P4">Tylko ta praca daje siły, która i sił wymaga.</text:p>
      <text:p text:style-name="P4"><text:soft-page-break/>Władysław Grzeszczyk</text:p>
      <text:p text:style-name="P4"/>
      <text:p text:style-name="P4">Jeżeli istnieje jakiś jeden sekret sukcesu, to jest to umiejętność przyjmowania cudzego punktu widzenia i patrzenia z tej perspektywy z równą łatwością jak z własnej <text:s text:c="4"/></text:p>
      <text:p text:style-name="P4">Henry Ford</text:p>
      <text:p text:style-name="P4"/>
      <text:p text:style-name="P4">Osoba, którą sobie wyobrażasz, jest osobą, którą się staniesz </text:p>
      <text:p text:style-name="P4">Jim Cathcart</text:p>
      <text:p text:style-name="P4"/>
      <text:p text:style-name="P4">Chcąc doznać pełni szczęścia, trzeba je dzielić z kimś drugim</text:p>
      <text:p text:style-name="P4">Mark Twain</text:p>
      <text:p text:style-name="P4"/>
      <text:p text:style-name="P4">Jeśli dasz człowiekowi rybę, nakarmisz go na jeden dzień. Jeśli nauczysz go, jak łowić ryby, nakarmisz go na całe życie</text:p>
      <text:p text:style-name="P4">przysłowie indiańskie</text:p>
      <text:p text:style-name="P4"/>
      <text:p text:style-name="P4">Lepiej spłonąć niż zwiędnąć</text:p>
      <text:p text:style-name="P4">Aleksander Wielki</text:p>
      <text:p text:style-name="P4"/>
      <text:p text:style-name="P4">Geniusz to czasem tylko instynkt, który nie podlega doskonaleniu; częściej jest to sztuka trafnego kojarzenia codziennie doskonalona dzięki obserwacji i doświadczeniu</text:p>
      <text:p text:style-name="P4">Napoleon Bonaparte</text:p>
      <text:p text:style-name="P4"/>
      <text:p text:style-name="P6">Jest tylko jeden sposób nauki. Poprzez działanie.</text:p>
      <text:p text:style-name="P6">Paulo Coelho</text:p>
      <text:p text:style-name="P4"/>
      <text:p text:style-name="P4">Widzicie różne rzeczy i pytacie: dlaczego takie są? Natomiast ja marzę o rzeczach, których nie ma i pytam: dlaczego by nie miały zaistnieć?</text:p>
      <text:p text:style-name="P4">George Bernard Shaw</text:p>
      <text:p text:style-name="P4"/>
      <text:p text:style-name="P4">Największym zwycięstwem jest to, które odnosimy nad nami samymi</text:p>
      <text:p text:style-name="P4">Tadeusz Kościuszko</text:p>
      <text:p text:style-name="P4"/>
      <text:p text:style-name="P4">Jedna maszyna może wykonać pracę pięćdziesięciu przeciętnych ludzi. Ale żadna maszyna nie wykona pracy jednego człowieka ponadprzeciętnego</text:p>
      <text:p text:style-name="P4">Elbert (Green) Hubbard</text:p>
      <text:p text:style-name="P4"/>
      <text:p text:style-name="P4">Kochasz życie? Nie trwoń zatem swego czasu, ponieważ ono jest z niego utkane</text:p>
      <text:p text:style-name="P4">Benjamin Franklin</text:p>
      <text:p text:style-name="P4"/>
      <text:p text:style-name="P4">Nie ma żadnego usprawiedliwienia, by nie stać się wielkim.</text:p>
      <text:p text:style-name="P4">Tom Peters</text:p>
      <text:p text:style-name="P4"/>
      <text:p text:style-name="P4">Geniusz to wynik 1 procenta natchnienia i 99 procent wypocenia</text:p>
      <text:p text:style-name="P4">Thomas Edison</text:p>
      <text:p text:style-name="P4"/>
      <text:p text:style-name="P4">Wygrywa tylko ten, kto ma jasno określony cel i nieodparte pragnienie, aby go osiągnąć</text:p>
      <text:p text:style-name="P4">Napoleon Hill</text:p>
      <text:p text:style-name="P4"/>
      <text:p text:style-name="P4">W konfrontacji strumienia ze skałą, strumień zawsze wygrywa - nie przez swoją siłę, ale przez wytrwałość</text:p>
      <text:p text:style-name="P4">Budda</text:p>
      <text:p text:style-name="P4"><text:soft-page-break/></text:p>
      <text:p text:style-name="P4">Motywacja jest tym, co pozwala Ci zacząć. Nawyk jest tym, co pozwala Ci wytrwać</text:p>
      <text:p text:style-name="P4">Jim Ryun</text:p>
      <text:p text:style-name="P4"/>
      <text:p text:style-name="P4">Największe bogactwo, to robienie tego, co kochasz</text:p>
      <text:p text:style-name="P4">Colin P. Sisson</text:p>
      <text:p text:style-name="P4"/>
      <text:p text:style-name="P4">Albo znajdziemy drogę, albo ją sami wytyczymy.</text:p>
      <text:p text:style-name="P4">Hannibal</text:p>
      <text:p text:style-name="P4"/>
      <text:p text:style-name="P4">O dobrym przywódcy powiedzą: "Sami to zrobiliśmy"</text:p>
      <text:p text:style-name="P4">Lao - Tse</text:p>
      <text:p text:style-name="P4"/>
      <text:p text:style-name="P4">Całe nasze życie to działanie i pasja. Unikając zaangażowania w działania i pasje naszych czasów, ryzykujemy, że w ogóle nie zaznamy życia</text:p>
      <text:p text:style-name="P4">Herodot</text:p>
      <text:p text:style-name="P4"/>
      <text:p text:style-name="P4">Twój los zależy od Twoich nawyków.</text:p>
      <text:p text:style-name="P4">Brian Tracy</text:p>
      <text:p text:style-name="P4"/>
      <text:p text:style-name="P4">Każdy człowiek, którego potomność nazwała wielkim, osiągnął sukces na tyle właśnie, na ile zdołał skupić się na celu i konsekwentnie dążyć w jednym wytyczonym kierunku.</text:p>
      <text:p text:style-name="P4">Orison Swett Marden</text:p>
      <text:p text:style-name="P4"/>
      <text:p text:style-name="P4">Nie chodzi o to, byśmy osiągnęli nasze najwyższe ideały, lecz o to, aby były one naprawdę wysokie.</text:p>
      <text:p text:style-name="P4">Robert Baden-Powell</text:p>
      <text:p text:style-name="P4"/>
      <text:p text:style-name="P4">Osoba, która twierdzi, że coś nie może być zrobione, nie powinna przeszkadzać tej, która właśnie to robi</text:p>
      <text:p text:style-name="P4">powiedzenie chińskie</text:p>
      <text:p text:style-name="P4"/>
      <text:p text:style-name="P4">Odważnym szczęście sprzyja.</text:p>
      <text:p text:style-name="P4">Wergiliusz</text:p>
      <text:p text:style-name="P4"/>
      <text:p text:style-name="P4">Pamiętanie o tym, że kiedyś umrzesz jest najlepszym sposobem jaki znam na uniknięcie myślenia o tym, że masz cokolwiek do stracenia. Już teraz jesteś nagi. Nie ma powodu, dla którego nie powinieneś żyć tak, jak nakazuje ci serce</text:p>
      <text:p text:style-name="P4">Steve Jobs</text:p>
      <text:p text:style-name="P4"/>
      <text:p text:style-name="P4">Ludzie, którzy tracą czas czekając, aż zaistnieją najbardziej sprzyjające warunki, nigdy nic nie zdziałają. Najlepszy czas na działanie jest teraz!</text:p>
      <text:p text:style-name="P4">Mark Fisher</text:p>
      <text:p text:style-name="P4"/>
      <text:p text:style-name="P4">Bądź zmianą, którą pragniesz ujrzeć w świecie</text:p>
      <text:p text:style-name="P4">Mahatma Gandhi</text:p>
      <text:p text:style-name="P4"/>
      <text:p text:style-name="P4">Przyszłość zaczyna się dzisiaj, nie jutro.</text:p>
      <text:p text:style-name="P4">Jan Paweł II</text:p>
      <text:p text:style-name="P4"/>
      <text:p text:style-name="P4">By dojść do źródła, trzeba płynąć pod prąd.</text:p>
      <text:p text:style-name="P4">Stanisław Jerzy Lec</text:p>
      <text:p text:style-name="P4"><text:soft-page-break/></text:p>
      <text:p text:style-name="P4">Im więcej mamy czasu na wykonanie jakiejś pracy, tym więcej czasu ona nam zabiera</text:p>
      <text:p text:style-name="P4">prof. C. Northcote Parkinson</text:p>
      <text:p text:style-name="P4"/>
      <text:p text:style-name="P4">A zatem równik mam poza sobą! Okazuje się, że można tu dotrzeć rowerem... jeśli się tylko naprawdę tego pragnie</text:p>
      <text:p text:style-name="P4">Kazimierz Nowak</text:p>
      <text:p text:style-name="P4"/>
      <text:p text:style-name="P4">Jeśli sądzisz, że potrafisz to masz rację. Jeśli sądzisz, że nie potrafisz - również masz rację.</text:p>
      <text:p text:style-name="P4">Henry Ford</text:p>
      <text:p text:style-name="P4"/>
      <text:p text:style-name="P4">Musimy żeglować czasem z wiatrem, czasem pod wiatr, ale żeglować, nie dryfować ani stawać na kotwicy</text:p>
      <text:p text:style-name="P4">Oliver Wendell Holmes</text:p>
      <text:p text:style-name="P4"/>
      <text:p text:style-name="P4">Jesteśmy tym, co w swoim życiu powtarzamy. Doskonałość nie jest jednorazowym aktem, lecz nawykiem</text:p>
      <text:p text:style-name="P4">Arystoteles</text:p>
      <text:p text:style-name="P4"/>
      <text:p text:style-name="P4">Potykając się, można zajść daleko; nie wolno tylko upaść i nie podnieść się</text:p>
      <text:p text:style-name="P4">Johann Wolfgang von Goethe</text:p>
      <text:p text:style-name="P4"/>
      <text:p text:style-name="P4">Masz szczęście - jesteś człowiekiem. Róża jest piękna, ale nie wie dlaczego i dla kogo jest piękna</text:p>
      <text:p text:style-name="P4">Michel Quoist</text:p>
      <text:p text:style-name="P4"/>
      <text:p text:style-name="P4">Zakres szczęścia człowieka zależy od niego samego</text:p>
      <text:p text:style-name="P4">Abraham Lincoln</text:p>
      <text:p text:style-name="P4"/>
      <text:p text:style-name="P4">Jeśli człowiek ma zamiar do końca życia pozostać pracownikiem fizycznym, to powinien równo z wybiciem godziny szesnastej zapominać o swojej pracy. Natomiast jeśli zamierza piąć się wzwyż, wówczas wybicie godziny szesnastej powinno być dlań sygnałem do myślenia.</text:p>
      <text:p text:style-name="P4">Henry Ford</text:p>
      <text:p text:style-name="P4"/>
      <text:p text:style-name="P4">Nic nie jest szczególnie trudne do zrobienia, jeśli tylko rozłożyć to na etapy.</text:p>
      <text:p text:style-name="P4">Henry Ford</text:p>
      <text:p text:style-name="P4"/>
      <text:p text:style-name="P4">Nie staraj się zostać człowiekiem sukcesu, lecz człowiekiem wartościowym</text:p>
      <text:p text:style-name="P4">Albert Einstein</text:p>
      <text:p text:style-name="P4"/>
      <text:p text:style-name="P4">Kierunek jest znacznie ważniejszy od prędkości. Wielu ludzi pędzi donikąd</text:p>
      <text:p text:style-name="P4">Steve Maraboli</text:p>
      <text:p text:style-name="P4"/>
      <text:p text:style-name="P4">Ważniejsza jest czystość intencji niż doskonałość działania.</text:p>
      <text:p text:style-name="P4">Ilyas Kassam</text:p>
      <text:p text:style-name="P4"/>
      <text:p text:style-name="P4">Nie ma porażki, z wyjątkiem zaprzestania prób</text:p>
      <text:p text:style-name="P4">Elbert (Green) Hubbard</text:p>
      <text:p text:style-name="P4"/>
      <text:p text:style-name="P4">Zagranie złej nuty jest bez znaczenia. Granie bez pasji jest niewybaczalne!</text:p>
      <text:p text:style-name="P4">Ludwig van Beethoven</text:p>
      <text:p text:style-name="P4"><text:soft-page-break/></text:p>
      <text:p text:style-name="P4">Jeśli nie wiesz, co masz robić, nie rób nic. Nie wypełniaj swego czasu banalnymi sprawami. Po prostu nie rób nic. Posiedź. Nie rób nic, a może będziesz zdolny usłyszeć głos swego serca</text:p>
      <text:p text:style-name="P4">Maya Angelou</text:p>
      <text:p text:style-name="P4"/>
      <text:p text:style-name="P4">Kto chce być szczęśliwy, nie musi więcej posiadać, a tylko mniej żądać</text:p>
      <text:p text:style-name="P4">Phil Bosmans</text:p>
      <text:p text:style-name="P4"/>
      <text:p text:style-name="P4">Postęp nie jest możliwy bez odchyleń od normy</text:p>
      <text:p text:style-name="P4">Frank Zappa</text:p>
      <text:p text:style-name="P4"/>
      <text:p text:style-name="P4">Niemożliwe to nie fakt. To przekonanie</text:p>
      <text:p text:style-name="P4">Muhammad Ali</text:p>
      <text:p text:style-name="P4"/>
      <text:p text:style-name="P4">Miej nawet mały rozum, ale swój</text:p>
      <text:p text:style-name="P4">Johann Wolfgang von Goethe</text:p>
      <text:p text:style-name="P4"/>
      <text:p text:style-name="P4">W Twoim życiu pojawiają się ludzie, koncepcje i możliwości, które pozostają w zgodzie z Twoim dominującym sposobem myślenia</text:p>
      <text:p text:style-name="P4">Brian Tracy</text:p>
      <text:p text:style-name="P4"/>
      <text:p text:style-name="P4">Małe szanse są często początkiem wielkich przedsięwzięć</text:p>
      <text:p text:style-name="P4">Demostenes</text:p>
      <text:p text:style-name="P4"/>
      <text:p text:style-name="P4">Wszyscy wielcy mówcy byli najpierw złymi mówcami</text:p>
      <text:p text:style-name="P4">Ralph Waldo Emerson</text:p>
      <text:p text:style-name="P4"/>
      <text:p text:style-name="P4">Świat jest wielkim lustrem. Odbija do Ciebie to, kim jesteś. Jeśli jesteś kochający, przyjacielski, pomocny – świat okaże się kochający, przyjacielski i pomocny dla Ciebie</text:p>
      <text:p text:style-name="P4">Thomas Dreier</text:p>
      <text:p text:style-name="P4"/>
      <text:p text:style-name="P4">To, co budujesz latami, może runąć w ciągu jednej nocy - buduj mimo wszystko.</text:p>
      <text:p text:style-name="P4">Matka Teresa z Kalkuty</text:p>
      <text:p text:style-name="P4"/>
      <text:p text:style-name="P7">Kiedy sobie uświadomisz, że niczego ci nie brakuje, cały świat będzie należał do ciebie</text:p>
      <text:p text:style-name="P7">Lao - Tse</text:p>
      <text:p text:style-name="P4"/>
      <text:p text:style-name="P4">Jeżeli upadłeś siedem razy, podnieś się osiem razy</text:p>
      <text:p text:style-name="P4">powiedzenie chińskie</text:p>
      <text:p text:style-name="P4"/>
      <text:p text:style-name="P4">Narzekałem, że nie mam butów, dopóki nie spotkałem człowieka, który nie miał stóp</text:p>
      <text:p text:style-name="P4">James Matthew Barrie</text:p>
      <text:p text:style-name="P4"/>
      <text:p text:style-name="P4">Nie wolno zgadzać się na pełzanie, gdy czujemy potrzebę latania</text:p>
      <text:p text:style-name="P4">Helen Keller</text:p>
      <text:p text:style-name="P4"/>
      <text:p text:style-name="P4">Zrób to zanim będziesz gotów, gdyż nigdy nie będziesz gotów jeśli będziesz czekać</text:p>
      <text:p text:style-name="P4">Les Brown</text:p>
      <text:p text:style-name="P4"/>
      <text:p text:style-name="P4"><text:soft-page-break/>Ludzie z celami odnoszą sukcesy, ponieważ wiedzą dokąd zmierzają… To jest aż tak proste</text:p>
      <text:p text:style-name="P4">Earl Nightingale</text:p>
      <text:p text:style-name="P4"/>
      <text:p text:style-name="P4">Jestem optymistą. Bycie kimkolwiek innym, nie zdaje się być do czegokolwiek przydatne.</text:p>
      <text:p text:style-name="P4">Winston Churchill</text:p>
      <text:p text:style-name="P4"/>
      <text:p text:style-name="P4">Nie pytaj czego świat potrzebuje. Pytaj co czyni cię pełnym życia i rób to. Ponieważ tym czego świat potrzebuje są ludzie pełni życia.</text:p>
      <text:p text:style-name="P4">Howard Thurman</text:p>
      <text:p text:style-name="P4"/>
      <text:p text:style-name="P4">Bogaci podziwiają innych bogatych. Biedni nie cierpią bogatych</text:p>
      <text:p text:style-name="P4">T. Harv Eker</text:p>
      <text:p text:style-name="P4"/>
      <text:p text:style-name="P4">Zaryzykuj wszystko, bo nie zyskasz niczego.</text:p>
      <text:p text:style-name="P4">Geoffrey de Charny</text:p>
      <text:p text:style-name="P4"/>
      <text:p text:style-name="P4">Tajemnica szczęścia nie leży w większym posiadaniu, ale w umiejętności cieszenia się mniejszym posiadaniem</text:p>
      <text:p text:style-name="P4">Sokrates</text:p>
      <text:p text:style-name="P4"/>
      <text:p text:style-name="P4">Nie mam żadnych talentów – prócz namiętnej ciekawości</text:p>
      <text:p text:style-name="P4">Albert Einstein</text:p>
      <text:p text:style-name="P4"/>
      <text:p text:style-name="P4">Życia nie mierzy się ilością oddechów, ale ilością chwil, które zapierają dech w piersiach</text:p>
      <text:p text:style-name="P4">Maya Angelou</text:p>
      <text:p text:style-name="P4"/>
      <text:p text:style-name="P4">Aby samemu być szczęśliwym, trzeba budować szczęście innych.</text:p>
      <text:p text:style-name="P4">Raoul Follereau</text:p>
      <text:p text:style-name="P4"/>
      <text:p text:style-name="P4">Nie płacą Ci za godzinę. Płacą za wartość jaką dodajesz do tej godziny.</text:p>
      <text:p text:style-name="P4">Jim Rohn</text:p>
      <text:p text:style-name="P4"/>
      <text:p text:style-name="P4">Człowiek, który marnuje swój czas, nie poznał jeszcze wartości życia</text:p>
      <text:p text:style-name="P4">Karol Darwin</text:p>
      <text:p text:style-name="P4"/>
      <text:p text:style-name="P4">Nie jest klęską, gdy człowiek umiera, nie spełniwszy marzeń, ale klęską jest, gdy nie ma marzeń. To nie wstyd, że człowiekowi nie udało się sięgnąć gwiazd, ale wstyd, gdy nie ma gwiazd, po które chciałby sięgnąć.</text:p>
      <text:p text:style-name="P4">Benjamin Mays</text:p>
      <text:p text:style-name="P4"/>
      <text:p text:style-name="P4">Celem wykształcenia nie jest napełnienie umysłu człowieka faktami; zadaniem jest nauczyć go, jak ma używać umysłu do myślenia. A często zdarza się, że człowiek lepiej umie myśleć, nie będąc krępowany wiedzą przeszłości</text:p>
      <text:p text:style-name="P4">Henry Ford</text:p>
      <text:p text:style-name="P4"/>
      <text:p text:style-name="P4">Nasze życie ma cztery wielkie cele: żyć, kochać, uczyć się i pozostawiać po sobie coś cennego</text:p>
      <text:p text:style-name="P4">Stephen Covey</text:p>
      <text:p text:style-name="P4"/>
      <text:p text:style-name="P4">Granice? Nigdy żadnej nie widziałem, ale słyszałem, że istnieją w umysłach niektórych ludzi</text:p>
      <text:p text:style-name="P4">Thor Heyerdahl</text:p>
      <text:p text:style-name="P4"><text:soft-page-break/></text:p>
      <text:p text:style-name="P4">Jaki jest dzisiaj dzień? - zapytał Puchatek. Dzisiejszy - mruknął Prosiaczek. To mój ulubiony! - z radością powiedział Puchatek</text:p>
      <text:p text:style-name="P4">Alan Alexander Milne</text:p>
      <text:p text:style-name="P4"/>
      <text:p text:style-name="P4">Musisz spróbować stworzyć szczęście wewnątrz siebie. Jeśli nie jesteś szczęśliwy w jakimś miejscu, istnieje duże prawodopodobieństwo, że nie będziesz szczęśliwy w żadnym miejscu.</text:p>
      <text:p text:style-name="P4">Ernie Banks</text:p>
      <text:p text:style-name="P4"/>
      <text:p text:style-name="P4">Nadzieja matką głupich? Przeciwnie, nadzieja to matka tych, którzy nie boją się rzucić swoich myśli w daleką przyszłość.</text:p>
      <text:p text:style-name="P4">Ludwik Hirszfeld</text:p>
      <text:p text:style-name="P4"/>
      <text:p text:style-name="P4">Na początku jest to trudne, ale na początku wszystko jest trudne</text:p>
      <text:p text:style-name="P4">Musashi Miyamoto</text:p>
      <text:p text:style-name="P4"/>
      <text:p text:style-name="P4">Im wyżej szybujemy, tym mniejsi wydajemy się tym, którzy nie potrafią latać</text:p>
      <text:p text:style-name="P4">Friedrich Nietzsche</text:p>
      <text:p text:style-name="P4"/>
      <text:p text:style-name="P4">Szukając szczęścia i dobra innych, znajdujemy własne</text:p>
      <text:p text:style-name="P4">Platon</text:p>
      <text:p text:style-name="P4"/>
      <text:p text:style-name="P4">Możesz, jeśli myślisz że możesz</text:p>
      <text:p text:style-name="P4">Norman Vincent Peale</text:p>
      <text:p text:style-name="P4"/>
      <text:p text:style-name="P4">Łat­wiej jest wal­czyć o za­sady, niż żyć zgod­nie z ni­mi</text:p>
      <text:p text:style-name="P4">Alfred Adler</text:p>
      <text:p text:style-name="P4"/>
      <text:p text:style-name="P4">Nie ma marzeń za wielkich: idź naprzód, nie zatrzymuj się</text:p>
      <text:p text:style-name="P4">Raoul Follereau</text:p>
      <text:p text:style-name="P4"/>
      <text:p text:style-name="P4">Jeżeli chcesz pełnego bezpieczeństwa, idź do więzienia. Tam cię nakarmią, ubiorą, zapewnią opiekę medyczną i tak dalej. Jedyną rzeczą, której tam brak… jest wolność.</text:p>
      <text:p text:style-name="P4">Dwight Eisenhower</text:p>
      <text:p text:style-name="P4"/>
      <text:p text:style-name="P4">Nie obawiaj się porażki – to nie porażka, ale mało ambitny cel jest błędem. W wielkiej próbie honorowo jest nawet polec</text:p>
      <text:p text:style-name="P4">Bruce Lee</text:p>
      <text:p text:style-name="P4"/>
      <text:p text:style-name="P4">Za rok będziesz żałować, że nie zacząłeś dzisiaj</text:p>
      <text:p text:style-name="P4">Zig Ziglar</text:p>
      <text:p text:style-name="P4"/>
      <text:p text:style-name="P4">Bycie realistą jest najprostszą drogą do przeciętności</text:p>
      <text:p text:style-name="P4">Will Smith</text:p>
      <text:p text:style-name="P4"/>
      <text:p text:style-name="P4">Troszcz się o to, co myślą inni i na zawsze zostaniesz ich więźniem</text:p>
      <text:p text:style-name="P4">Lao - Tse</text:p>
      <text:p text:style-name="P4"/>
      <text:p text:style-name="P4">Najważniejszą godziną jest zawsze ta obecna! Najważniejszym człowiekiem jest zawsze ten, który akurat stoi przede mną! Dziełem najkonieczniejszym jest zawsze miłość!</text:p>
      <text:p text:style-name="P4">Johannes Eckhart</text:p>
      <text:p text:style-name="P4"/>
      <text:p text:style-name="P4"><text:soft-page-break/>Czy chcesz poznać przepis na sukces? To naprawdę całkiem proste. Podwój liczbę porażek.</text:p>
      <text:p text:style-name="P4">Thomas J. Watson</text:p>
      <text:p text:style-name="P4"/>
      <text:p text:style-name="P4">Jeśli nie chcesz być zapomnianym szybko po śmierci, albo zaraz pisz rzeczy warte przeczytania, albo czyń rzeczy warte opisania</text:p>
      <text:p text:style-name="P4">Benjamin Franklin</text:p>
      <text:p text:style-name="P4"/>
      <text:p text:style-name="P4">Nikt nie jest tak stary, aby nie mógł się jeszcze czegoś nowego nauczyć</text:p>
      <text:p text:style-name="P4">Ajschylos</text:p>
      <text:p text:style-name="P4"/>
      <text:p text:style-name="P4">Nie daj się rozproszyć krytykom. Pamiętaj, że dla niektórych ludzi jedyna możliwość posmakowania sukcesu to ugryzienie kawałka Ciebie</text:p>
      <text:p text:style-name="P4">Zig Ziglar</text:p>
      <text:p text:style-name="P4"/>
      <text:p text:style-name="P4">Osoba posiadająca duże marzenia jest potężniejsza niż ta, która posiada wszystkie fakty</text:p>
      <text:p text:style-name="P4">Albert Einstein</text:p>
      <text:p text:style-name="P4"/>
      <text:p text:style-name="P4">Człowiek jest w stanie zrobić więcej rzeczy niż jest w stanie sobie kiedykolwiek wyobrazić - jeśli się tylko odważy. Zwykle się nie odważamy, bo rzeczy są trudne. Ale są one trudne tylko dlatego, że się nie odważamy.</text:p>
      <text:p text:style-name="P4">Terencjusz</text:p>
      <text:p text:style-name="P4"/>
      <text:p text:style-name="P4">Życie nie polega na posiadaniu dobrych kart, tylko na graniu dobrze kiepskimi kartami</text:p>
      <text:p text:style-name="P4">Robert Lewis Stevenson</text:p>
      <text:p text:style-name="P4"/>
      <text:p text:style-name="P4">Aktem największej odwagi jest myśleć samodzielnie. Na głos</text:p>
      <text:p text:style-name="P4">Coco Chanel</text:p>
      <text:p text:style-name="P4"/>
      <text:p text:style-name="P4">Cudowność chwil i wydarzeń nie wypływa z samej rzeczywistości, ale z naszego na nią spojrzenia</text:p>
      <text:p text:style-name="P4">Eric-Emmanuel Schmitt</text:p>
      <text:p text:style-name="P4"/>
      <text:p text:style-name="P4">Żyjesz tylko raz, ale jeżeli zrobisz to dobrze, raz wystarczy</text:p>
      <text:p text:style-name="P4">Mae West</text:p>
      <text:p text:style-name="P4"/>
      <text:p text:style-name="P4">Żyj tak, byś przy końcu nie starał się życia swego naprawiać</text:p>
      <text:p text:style-name="P4">Johannes Eckhart</text:p>
      <text:p text:style-name="P4"/>
      <text:p text:style-name="P4">Nie jestem bardzo bystry, po prostu długo siedzę nad problemem.</text:p>
      <text:p text:style-name="P2">Albert Einstein</text:p>
      <text:p text:style-name="P2"/>
      <text:p text:style-name="P101">Opinia innych ludzi o Tobie nie musi stać się Twoją rzeczywistością</text:p>
      <text:p text:style-name="P101">Les Brown</text:p>
      <text:p text:style-name="P2"/>
      <text:p text:style-name="P101">Kto walczy, może przegrać. Kto nie walczy, już przegrał.</text:p>
      <text:p text:style-name="P101">Bertold Brecht</text:p>
      <text:p text:style-name="P2"/>
      <text:p text:style-name="P2">Szczęście znajduje się w tobie, a ty możesz je wciąż powiększać, pozostając życzliwym tam, gdzie inni bywają nieżyczliwi; pomagając tam, gdzie już nikt nie pomaga; będąc zadowolonym tam, gdzie inni tylko stawiają żądania.</text:p>
      <text:p text:style-name="P2">Phil Bosmans</text:p>
      <text:p text:style-name="P2"><text:soft-page-break/></text:p>
      <text:p text:style-name="P2">Wielu ludzi jest nieszczęśliwych jedynie dlatego, że mają czas, aby zastanowić się nad tym, czy są szczęśliwi, czy też nie</text:p>
      <text:p text:style-name="P2">George Bernard Shaw</text:p>
      <text:p text:style-name="P2"/>
      <text:p text:style-name="P2">Nie pozwól nigdy aby ktoś, kto przychodzi do ciebie, odszedł nie stawszy się lepszym i bardziej radosnym</text:p>
      <text:p text:style-name="P2">Matka Teresa z Kalkuty</text:p>
      <text:p text:style-name="P2"/>
      <text:p text:style-name="P2">Tylko ci, którzy nauczyli się potęgi szczerego i bezinteresownego wkładu w życie innych, doświadczają największej radości życia – prawdziwego poczucia spełnienia.</text:p>
      <text:p text:style-name="P2">Anthony Robbins</text:p>
      <text:p text:style-name="P2"/>
      <text:p text:style-name="P2">Doskonałość jest miarą nieba, dążenie do doskonałości miarą człowieka</text:p>
      <text:p text:style-name="P2">Johann Wolfgang von Goethe</text:p>
      <text:p text:style-name="P2"/>
      <text:p text:style-name="P2">By zostać mistrzem, walcz w jeszcze jednej rundzie</text:p>
      <text:p text:style-name="P2">Jim Corbett</text:p>
      <text:p text:style-name="P2"/>
      <text:p text:style-name="P2">Nagrody dla potrafiących wytrwać znacznie przewyższają ból, który musi poprzedzać zwycięstwo</text:p>
      <text:p text:style-name="P2">Ted W. Engstrom</text:p>
      <text:p text:style-name="P2"/>
      <text:p text:style-name="P2">Aby czynić dobro, nie czekaj na okazje szczególne. Próbuj wykorzystać zwyczajne sytuacje.</text:p>
      <text:p text:style-name="P2">Jean-Paul Sartre</text:p>
      <text:p text:style-name="P2"/>
      <text:p text:style-name="P2">Naszą największą słabością jest poddawanie się. Najpewniejszą drogą do sukcesu jest zawsze próbowanie po prostu jeden, następny raz.</text:p>
      <text:p text:style-name="P2">Thomas Edison</text:p>
      <text:p text:style-name="P2"/>
      <text:p text:style-name="P2">W życiu musi być coś więcej niż tylko chęć posiadania wszystkiego</text:p>
      <text:p text:style-name="P2">Maurice Sendak</text:p>
      <text:p text:style-name="P2"/>
      <text:p text:style-name="P2">Sekretem zmiany jest skupienie całej energii nie na zwalczaniu starego, ale na budowaniu nowego</text:p>
      <text:p text:style-name="P2">Sokrates</text:p>
      <text:p text:style-name="P2"/>
      <text:p text:style-name="P2">Ludzie mają dużą umiejętność w robieniu tylko tego, co muszą. Ale jest różnica między 'muszę' i 'chcę'</text:p>
      <text:p text:style-name="P2">Jim Rohn</text:p>
      <text:p text:style-name="P2"/>
      <text:p text:style-name="P2">Ci, którzy są wystarczająco szaleni, by myśleć, że są w stanie zmienić świat, są tymi, którzy go zmieniają</text:p>
      <text:p text:style-name="P2">Steve Jobs</text:p>
      <text:p text:style-name="P2"/>
      <text:p text:style-name="P2">Swoją radość można znaleźć w radości innych; to właśnie jest tajemnicą szczęścia</text:p>
      <text:p text:style-name="P2">Georges Bernanos</text:p>
      <text:p text:style-name="P2"/>
      <text:p text:style-name="P2">Ludzie mogą wątpić w to co mówisz, ale uwierzą w to co robisz</text:p>
      <text:p text:style-name="P2">Lewis Cas</text:p>
      <text:p text:style-name="P2"/>
      <text:p text:style-name="P2">Idź przez życie z podniesionym czołem, a nie z zadartym nosem</text:p>
      <text:p text:style-name="P2">Magdalena Samozwaniec</text:p>
      <text:p text:style-name="P2"/>
      <text:p text:style-name="P2"><text:soft-page-break/>Lepiej zaliczać się do niektórych, niż do wszystkich</text:p>
      <text:p text:style-name="P2">Andrzej Sapkowski</text:p>
      <text:p text:style-name="P2"/>
      <text:p text:style-name="P2">Cuda się czasem zdarzają, ale trzeba na nie bardzo ciężko pracować.</text:p>
      <text:p text:style-name="P2">Chaim Weizmann</text:p>
      <text:p text:style-name="P2"/>
      <text:p text:style-name="P2">Urodzić się głupcem to nie wstyd. Wstyd tylko głupcem umierać</text:p>
      <text:p text:style-name="P2">Erich Maria Remarque</text:p>
      <text:p text:style-name="P2"/>
      <text:p text:style-name="P2">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p>
      <text:p text:style-name="P2">Albert Einstein</text:p>
      <text:p text:style-name="P2"/>
      <text:p text:style-name="P2">W momencie, kiedy staje się na wierzchołku, nie ma wybuchu szczęścia - szczęście przeżywa się, gdy wszystko pozostaje jeszcze przed tobą, kiedy wiesz, że do celu masz jeszcze kilkaset, kilkadziesiąt metrów, gdy jesteś tuż przed. To właśnie jest czas szczęścia.</text:p>
      <text:p text:style-name="P2">Jerzy Kukuczka</text:p>
      <text:p text:style-name="P2"/>
      <text:p text:style-name="P2">Musisz dojść do takiego stanu w życiu, że samo robienie czegoś będzie ważniejsze niż wygrywanie lub przegrywanie</text:p>
      <text:p text:style-name="P2">Arthur Robert Ashe, Jr.</text:p>
      <text:p text:style-name="P2"/>
      <text:p text:style-name="P2">Nie mamy prawa cieszyć się szczęściem, jeśli nie tworzymy go dokoła nas, podobnie jak nie możemy używać bogactw, których nie wypracowaliśmy.</text:p>
      <text:p text:style-name="P2">George Bernard Shaw</text:p>
      <text:p text:style-name="P2"/>
      <text:p text:style-name="P2">Nie powstrzymuje cię góra, która stoi przed tobą, ale kamyk w twoim bucie</text:p>
      <text:p text:style-name="P2">Muhammad Ali</text:p>
      <text:p text:style-name="P2"/>
      <text:p text:style-name="P2">Większość ludzi żyje, aby zarobić na utrzymanie; jeśli na takie już zarobili, żyją, aby zarobić na lepsze utrzymanie, a kiedy już to osiągnęli - wtedy umierają.</text:p>
      <text:p text:style-name="P2">Soren Kierkegaard</text:p>
      <text:p text:style-name="P2"/>
      <text:p text:style-name="P2">Czasy próby nie są czasami, w których należy przestać próbować</text:p>
      <text:p text:style-name="P2">Ray Owen</text:p>
      <text:p text:style-name="P2"/>
      <text:p text:style-name="P2">Na świecie są dwa szczęścia: jedno małe - być szczęśliwym, a drugie duże - uszczęśliwiać innych</text:p>
      <text:p text:style-name="P2">Julian Tuwim</text:p>
      <text:p text:style-name="P2"/>
      <text:p text:style-name="P2">Potrafię naładować baterie człowieka, a później to powtórzyć. Jednak o motywacji możemy mówić tylko wtedy, kiedy dany człowiek ma swój własny generator.</text:p>
      <text:p text:style-name="P2">Frederick Herzberg</text:p>
      <text:p text:style-name="P2"/>
      <text:p text:style-name="P2">Jesteśmy tutaj nie po to, by wyciągnąć z życia, co się da, ale żeby dołożyć do niego, co możemy</text:p>
      <text:p text:style-name="P2">William Osler</text:p>
      <text:p text:style-name="P2"/>
      <text:p text:style-name="P2">Inwestycja w wiedzę zawsze przynosi największe odsetki</text:p>
      <text:p text:style-name="P2">Benjamin Franklin</text:p>
      <text:p text:style-name="P2"/>
      <text:p text:style-name="P2">Jeden z najgłębszych sekretów życia polega na tym, że tylko to wszystko, co robimy dla innych, jest tym, co naprawdę warto robić</text:p>
      <text:p text:style-name="P2">Lewis Carroll</text:p>
      <text:p text:style-name="P2"><text:soft-page-break/></text:p>
      <text:p text:style-name="P2">Siła człowieka nie polega na tym, że nigdy nie upada, ale na tym, że potrafi się podnosić</text:p>
      <text:p text:style-name="P2">Konfucjusz</text:p>
      <text:p text:style-name="P2"/>
      <text:p text:style-name="P2">Spałem i śniłem, że życie jest radością. Obudziłem się i zobaczyłem, że życie jest służbą. Zacząłem służyć i zobaczyłem, że służba jest szczęściem.</text:p>
      <text:p text:style-name="P2">Rabindranath Tagor</text:p>
      <text:p text:style-name="P2"/>
      <text:p text:style-name="P2">Sukcesu nie mierzy się tym, co człowiek osiągnął, ale przeszkodami, które napotkał, oraz odwagą, z jaką walczył z przytłaczającymi przeciwnościami</text:p>
      <text:p text:style-name="P2">Charles Lindbergh</text:p>
      <text:p text:style-name="P2"/>
      <text:p text:style-name="P2">Mistrzowie nie rodzą się w salach treningowych. Mistrzowie rodzą się z tego, co mają głęboko w sobie - z pragnień, marzeń, wizji.</text:p>
      <text:p text:style-name="P2">Muhammad Ali</text:p>
      <text:p text:style-name="P2"/>
      <text:p text:style-name="P2">Jeżeli twoje marzenia Cię nie przerażają - nie są wystarczająco duże</text:p>
      <text:p text:style-name="P2">Ellen Johnson Sirleaf</text:p>
      <text:p text:style-name="P2"/>
      <text:p text:style-name="P2">Spędziłem większość życia, martwiąc się o rzeczy, które nigdy się nie wydarzyły</text:p>
      <text:p text:style-name="P2">Mark Twain</text:p>
      <text:p text:style-name="P2"/>
      <text:p text:style-name="P2">Nic, co ma wielką wartość w życiu, nie przychodzi łatwo</text:p>
      <text:p text:style-name="P2">Norman Vincent Peale</text:p>
      <text:p text:style-name="P2"/>
      <text:p text:style-name="P2">Ten, kto naprawdę umie żyć, zaczyna dzień od uśmiechu</text:p>
      <text:p text:style-name="P2">Thich Nhat Hanh</text:p>
      <text:p text:style-name="P2"/>
      <text:p text:style-name="P2">Nie należy gniewać się na bieg wypadków, bo to ich nic nie obchodzi</text:p>
      <text:p text:style-name="P2">Marek Aureliusz</text:p>
      <text:p text:style-name="P2"/>
      <text:p text:style-name="P2">Obie rzeczy - zarówno to, przed czym uciekasz, jak i to, za czym wzdychasz - są w tobie</text:p>
      <text:p text:style-name="P2">Anthony de Mello</text:p>
      <text:p text:style-name="P2"/>
      <text:p text:style-name="P2">Fascynujący jest dla mnie fakt, że większość ludzi planuje swoje wakacje z większą starannością niż swoje życie. Być może jest tak dlatego, że ucieczka jest łatwiejsza od zmiany</text:p>
      <text:p text:style-name="P2">Jim Rohn</text:p>
      <text:p text:style-name="P2"/>
      <text:p text:style-name="P2">Za każdy dar łaski bądź wdzięczny, a większego staniesz się godny, bo wdzięczność za otrzymane łaski jest modlitwą o nowe</text:p>
      <text:p text:style-name="P2">Józef Sebastian Pelczar</text:p>
      <text:p text:style-name="P2"/>
      <text:p text:style-name="P2">Zbyt wielu ludzi myśli o bezpieczeństwie zamiast o szansie. Wydają się być bardziej przestraszeni życiem niż śmiercią</text:p>
      <text:p text:style-name="P2">James F. Bymes</text:p>
      <text:p text:style-name="P2"/>
      <text:p text:style-name="P2">Kluczem do sukcesu jest skoncentrowanie umysłu na tym, czego pragniemy, nie na tym, czego się boimy</text:p>
      <text:p text:style-name="P2">Brian Tracy</text:p>
      <text:p text:style-name="P2"/>
      <text:p text:style-name="P2">Zwycięzcy robią to, czego przegranym się nie chciało</text:p>
      <text:p text:style-name="P2">H. Jackson Brown, Jr</text:p>
      <text:p text:style-name="P2"/>
      <text:p text:style-name="P2"><text:soft-page-break/>Mądry człowiek więcej możliwości tworzy, niż znajduje</text:p>
      <text:p text:style-name="P2">Henry Ford</text:p>
      <text:p text:style-name="P2"/>
      <text:p text:style-name="P2">Szczęście nie jest sprzymierzeńcem ludzi bezczynnych</text:p>
      <text:p text:style-name="P2">Sofokles</text:p>
      <text:p text:style-name="P2"/>
      <text:p text:style-name="P2">Świat, który cię otacza, to odbicie świata, który nosisz w sobie</text:p>
      <text:p text:style-name="P2">Brian Tracy</text:p>
      <text:p text:style-name="P2"/>
      <text:p text:style-name="P2">Kto w drobnej rzeczy jest wierny, ten i w wielkiej będzie wierny; a kto w drobnej rzeczy jest nieuczciwy, ten i w wielkiej nieuczciwy będzie</text:p>
      <text:p text:style-name="P2">Jezus Chrystus</text:p>
      <text:p text:style-name="P2"/>
      <text:p text:style-name="P2">Jeśli istnieje jakakolwiek pewna droga do sukcesu i spełnienia w życiu, to można ją odnaleźć w nieśpiesznym, pozbawionym doraźnych celów procesie samodoskonalenia</text:p>
      <text:p text:style-name="P2">George Leonard</text:p>
      <text:p text:style-name="P2"/>
      <text:p text:style-name="P2">Odkryłem, że im ciężej pracuję, tym więcej szczęścia wydaję się mieć</text:p>
      <text:p text:style-name="P2">Thomas Jefferson</text:p>
      <text:p text:style-name="P2"/>
      <text:p text:style-name="P2">Musimy złapać zmianę za rękę albo niechybnie zmiana złapie nas za gardło</text:p>
      <text:p text:style-name="P2">Winston Churchill</text:p>
      <text:p text:style-name="P2"/>
      <text:p text:style-name="P2">Kto myśli o problemach – ma problemy. Kto myśli o rozwiązaniach – ma rozwiązania.</text:p>
      <text:p text:style-name="P2">Nikolaus B. Enkelmann</text:p>
      <text:p text:style-name="P2"/>
      <text:p text:style-name="P2">Dopóki jesteś zielony, wzrastasz. Gdy tylko stajesz się dojrzały, zaczynasz gnić</text:p>
      <text:p text:style-name="P2">Ray Kroc</text:p>
      <text:p text:style-name="P2"/>
      <text:p text:style-name="P2">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2">Sam Walton</text:p>
      <text:p text:style-name="P2"/>
      <text:p text:style-name="P2">Każdy ma swój własny Mount Everest, dla którego zdobycia pojawił się na ziemi</text:p>
      <text:p text:style-name="P2">Hugh Macleod</text:p>
      <text:p text:style-name="P2"/>
      <text:p text:style-name="P2">Sukces zwykle przychodzi do tych, którzy są zbyt zajęci by go szukać</text:p>
      <text:p text:style-name="P2">Henry David Thoreau</text:p>
      <text:p text:style-name="P2"/>
      <text:p text:style-name="P2">Potrzeba nam pewnej liczby ludzi, którzy za nic w świecie nie uwierzą, że coś jest niemożliwe</text:p>
      <text:p text:style-name="P2">Henry Ford</text:p>
      <text:p text:style-name="P2"/>
      <text:p text:style-name="P2">Warto, nie raz i nie dwa, spokojnie spojrzeć na swoje życie i zdecydować, na czym zależy nam bardziej niż na czymkolwiek innym, co robilibyśmy, gdyby nie istniały żadne ograniczenia. A następnie powoli zacząć to robić</text:p>
      <text:p text:style-name="P2">Robert Krool</text:p>
      <text:p text:style-name="P2"/>
      <text:p text:style-name="P2">Chińskie słowo „kryzys” składa się z dwóch znaków: pierwszy oznacza zagrożenie, drugi możliwość</text:p>
      <text:p text:style-name="P2">John Fitzgerald Kennedy</text:p>
      <text:p text:style-name="P2"><text:soft-page-break/></text:p>
      <text:p text:style-name="P2">Jeżeli ktoś chce zostać w tym samym miejscu, musi bardzo się starać i szybko biec, a kto chce wyprzedzić, musi biec dwa razy szybciej</text:p>
      <text:p text:style-name="P2">Lewis Carroll</text:p>
      <text:p text:style-name="P2"/>
      <text:p text:style-name="P2">Ten, kto wyciąga ręce w stronę gwiazd, chociaż ich nie dotknie, jednak z pewnością sięgnie poza korony drzew</text:p>
      <text:p text:style-name="P2">Bodo Schafer</text:p>
      <text:p text:style-name="P2"/>
      <text:p text:style-name="P2">Albo robimy się żałośni i nieszczęśliwi, albo silni i szczęśliwi. Wysiłek w obu przypadkach jest taki sam</text:p>
      <text:p text:style-name="P2">Carlos Castaneda</text:p>
      <text:p text:style-name="P2"/>
      <text:p text:style-name="P2">Działaj, jakby każda osoba, którą spotykasz, miała na szyi napis „Spraw, bym poczuł się ważny”. Odniesiesz sukces nie tylko w sprzedaży, ale także w życiu.</text:p>
      <text:p text:style-name="P2">Mary Kay Ash</text:p>
      <text:p text:style-name="P2"/>
      <text:p text:style-name="P2">Niech inni prowadzą nieciekawe życie, ale nie ty. Niech inni spierają się o błahe rzeczy, ale nie ty. Niech inni płaczą na poczuciem krzywdy, ale nie ty. Niech inni pozostawiają swą przyszłość w rękach kogoś innego, ale nie ty.</text:p>
      <text:p text:style-name="P2">Jim Rohn</text:p>
      <text:p text:style-name="P2"/>
      <text:p text:style-name="P2">Pomysł, który masz, a którego nie wykorzystujesz, nie przyniesie efektów większych niż pomysł, którego nigdy nie miałeś i nie mogłeś wykorzystać.</text:p>
      <text:p text:style-name="P2">Jim Collins</text:p>
      <text:p text:style-name="P2"/>
      <text:p text:style-name="P2">Są dwa sposoby na to, żeby znaleźć się na wierzchołku dębu. Jeden, to usiąść na żołędziu i czekać. Drugi, to wspiąć się na drzewo</text:p>
      <text:p text:style-name="P2">Kemmons Wilson</text:p>
      <text:p text:style-name="P2"/>
      <text:p text:style-name="P2">Dopóki walczysz, jesteś zwycięzcą!</text:p>
      <text:p text:style-name="P2">św. Augustyn</text:p>
      <text:p text:style-name="P2"/>
      <text:p text:style-name="P2">To porażka, a nie sukces pcha świat do przodu. Ponieważ porażka zazwyczaj oznacza, że ktoś przekroczył granicę komfortu, spróbował czegoś nowego, sknocił, ale czegoś się przy tej okazji nauczył.</text:p>
      <text:p text:style-name="P2">Tom Peters</text:p>
      <text:p text:style-name="P2"/>
      <text:p text:style-name="P2">Nie ograniczaj się do bycia lepszym od rówieśników i poprzedników. Staraj się być lepszy od samego siebie</text:p>
      <text:p text:style-name="P2">William Faulkner</text:p>
      <text:p text:style-name="P2"/>
      <text:p text:style-name="P2">Nigdy niczego by nie spróbowano, gdyby trzeba było najpierw przezwyciężyć wszystkie możliwe obiekcje</text:p>
      <text:p text:style-name="P2">Samuel Johnson</text:p>
      <text:p text:style-name="P2"/>
      <text:p text:style-name="P2">Zacznij od robienia tego, co konieczne; potem zrób to, co możliwe; nagle odkryjesz, że dokonałeś niemożliwego</text:p>
      <text:p text:style-name="P2">św. Franciszek z Asyżu</text:p>
      <text:p text:style-name="P2"/>
      <text:p text:style-name="P2">Usuń ze swojego słownika słowo „problem” i zastąp słowem „wyzwanie”. Życie stanie się nagle bardziej podniecające i interesujące</text:p>
      <text:p text:style-name="P2">Albert Camus</text:p>
      <text:p text:style-name="P2"/>
      <text:p text:style-name="P2">Chaotyczne działanie jest lepsze niż uporządkowane niedziałanie</text:p>
      <text:p text:style-name="P2">Karl E. Weick</text:p>
      <text:p text:style-name="P2"/>
      <text:p text:style-name="P2">Człowiek, który nie robi błędów, zwykle nie robi niczego</text:p>
      <text:p text:style-name="P2">Edward John Phelps</text:p>
      <text:p text:style-name="P2"><text:soft-page-break/></text:p>
      <text:p text:style-name="P2">Iść za marzeniami, i znowu iść za marzeniami, i tak zawsze, aż do końca</text:p>
      <text:p text:style-name="P2">Joseph Conrad</text:p>
      <text:p text:style-name="P2"/>
      <text:p text:style-name="P2">Choć nikt nie może cofnąć się w czasie i zmienić początku na zupełnie inny, to każdy może zacząć dziś i stworzyć całkiem nowe zakończenie</text:p>
      <text:p text:style-name="P2">Carl Bard</text:p>
      <text:p text:style-name="P2"/>
      <text:p text:style-name="P2">Mogę zaakceptować porażkę, ale nie mogę zaakceptować braku próby</text:p>
      <text:p text:style-name="P2">Michael Jordan</text:p>
      <text:p text:style-name="P2"/>
      <text:p text:style-name="P2">Twoje założenia są twoimi oknami na świat. Wyszoruj je od czasu do czasu, inaczej nie przejdzie światło</text:p>
      <text:p text:style-name="P2">Isaac Asimov</text:p>
      <text:p text:style-name="P2"/>
      <text:p text:style-name="P2">Bez wiary potykamy się o źdźbło słomy, z wiarą przenosimy góry</text:p>
      <text:p text:style-name="P2">Soren Kierkegaard</text:p>
      <text:p text:style-name="P2"/>
      <text:p text:style-name="P2">Nic nie może powstrzymać osoby z odpowiednim nastawieniem mentalnym przed osiągnięciem jej celu. Nic na ziemi nie może pomóc osobie ze złym nastawieniem mentalnym.</text:p>
      <text:p text:style-name="P2">Thomas Jefferson</text:p>
      <text:p text:style-name="P2"/>
      <text:p text:style-name="P2">Jakże szybko „nie teraz” staje się „nigdy”</text:p>
      <text:p text:style-name="P2">Martin Luter King</text:p>
      <text:p text:style-name="P2"/>
      <text:p text:style-name="P2">Czy zbudowałeś już swoje zamki w przestworzach? Doskonale, tam właśnie powinny stanąć. Teraz, natychmiast zabierz się do pracy i połóż pod nie fundamenty.</text:p>
      <text:p text:style-name="P2">Henry David Thoreau</text:p>
      <text:p text:style-name="P2"/>
      <text:p text:style-name="P2">Jedną świecą można zapalić tysiąc świec bez uszczerbku dla trwałości jej płomienia. Szczęścia też nigdy nie ubywa, gdy się nim dzielimy.</text:p>
      <text:p text:style-name="P2">Budda</text:p>
      <text:p text:style-name="P2"/>
      <text:p text:style-name="P2">Jeśli twoja aktywność inspiruje innych do tego, by więcej marzyć, więcej się uczyć, więcej działać i stawać się kimś więcej, to jesteś liderem</text:p>
      <text:p text:style-name="P2">John Quincy Adams</text:p>
      <text:p text:style-name="P2"/>
      <text:p text:style-name="P2">Nie chodź tam, dokąd może zaprowadzić cię droga; zamiast tego idź tam, gdzie ścieżki nie ma w ogóle, i pozostaw za sobą szlak.</text:p>
      <text:p text:style-name="P2">Ralph Waldo Emerson</text:p>
      <text:p text:style-name="P2"/>
      <text:p text:style-name="P2">Jeśli masz więcej niż 3 priorytety działania, to znaczy, że nie masz żadnego</text:p>
      <text:p text:style-name="P2">Jim Collins</text:p>
      <text:p text:style-name="P2"/>
      <text:p text:style-name="P2">Młodość to pragnienie nowych wrażeń, gorące uczucie i chęć do czynu. Starość to obojętność i lenistwo. Młodzieńcem i starcem można być w każdym wieku.</text:p>
      <text:p text:style-name="P2">Feliks Chwalibóg</text:p>
      <text:p text:style-name="P2"/>
      <text:p text:style-name="P2">Umysł, raz rozciągnięty przez nową ideę, nigdy nie powraca do swoich poprzednich rozmiarów</text:p>
      <text:p text:style-name="P2">Oliver Wendell Holmes</text:p>
      <text:p text:style-name="P2"/>
      <text:p text:style-name="P2">Nie można w nieskończoność powielać tego, co się sprawdziło, bo świat dookoła ciągle się zmienia. Te zmiany trzeba wyprzedzać. To warunek sukcesu.</text:p>
      <text:p text:style-name="P2">Sam Walton</text:p>
      <text:p text:style-name="P2"/>
      <text:p text:style-name="P2"><text:soft-page-break/>Jeśli jest coś, co możesz zrobić, albo ci się śni, że możesz, zacznij to robić. W śmiałości tkwi geniusz, potęga i magia.</text:p>
      <text:p text:style-name="P2">Johann Wolfgang von Goethe</text:p>
      <text:p text:style-name="P2"/>
      <text:p text:style-name="P2">Jeśli nie umiesz latać, biegnij. Jeśli nie umiesz biegać, chodź. Jeśli nie umiesz chodzić, czołgaj się. Ale bez względu na wszystko, posuwaj się naprzód!</text:p>
      <text:p text:style-name="P2">Martin Luter King</text:p>
      <text:p text:style-name="P2"/>
      <text:p text:style-name="P2">Wolę błąd entuzjasty od obojętności mędrca</text:p>
      <text:p text:style-name="P2">Anatole France</text:p>
      <text:p text:style-name="P2"/>
      <text:p text:style-name="P2">Co jest moim zadaniem na tym świecie? Czy jest coś, co umiem, co wymaga zrobienia, a co prawdopodobnie nie zostanie zrobione, jeżeli nie wezmę za to odpowiedzialności?</text:p>
      <text:p text:style-name="P2">Ralph Waldo Emerson</text:p>
      <text:p text:style-name="P2"/>
      <text:p text:style-name="P2">Nie ma człowieka starszego niż ten, który przeżył swój entuzjazm</text:p>
      <text:p text:style-name="P2">Henry David Thoreau</text:p>
      <text:p text:style-name="P2"/>
      <text:p text:style-name="P2">Rób to, co robisz, tak dobrze, by ludzie chcieli zobaczyć to ponownie i przyprowadzić swoich przyjaciół</text:p>
      <text:p text:style-name="P2">Walt Disney</text:p>
      <text:p text:style-name="P2"/>
      <text:p text:style-name="P2">Kto nie wierzy we własny rozwój, ten na zawsze pozostanie szarym przechodniem</text:p>
      <text:p text:style-name="P2">Johann Wolfgang von Goethe</text:p>
      <text:p text:style-name="P2"/>
      <text:p text:style-name="P2">Sukces nie polega na osiąganiu czegoś w przyszłości, lecz na robieniu tego co kochasz teraz</text:p>
      <text:p text:style-name="P2">Leo Babauta</text:p>
      <text:p text:style-name="P2"/>
      <text:p text:style-name="P2">Zamiast zastanawiać się, gdzie pojedziesz w następne wakacje, żyj życiem, od którego nie trzeba uciekać</text:p>
      <text:p text:style-name="P2">Seth Godin</text:p>
      <text:p text:style-name="P2"/>
      <text:p text:style-name="P2">Szczęście jest jak motyl; im bardziej go gonisz, tym bardziej ci ucieka, lecz gdy zwrócisz swoją uwagę ku innym rzeczom, przyfrunie i usiądzie łagodnie na twoim ramieniu</text:p>
      <text:p text:style-name="P2">Henry David Thoreau</text:p>
      <text:p text:style-name="P2"/>
      <text:p text:style-name="P2">Każdy człowiek umiera, nie każdy naprawdę żyje</text:p>
      <text:p text:style-name="P2">William Wallace</text:p>
      <text:p text:style-name="P2"/>
      <text:p text:style-name="P2">Niektórzy tak bardzo pamiętają o celu, do którego zmierzają - iż zapomnieli o ruszeniu z miejsca</text:p>
      <text:p text:style-name="P2">Władysław Grzeszczyk</text:p>
      <text:p text:style-name="P2"/>
      <text:p text:style-name="P2">Różnica pomiędzy ludźmi wspaniałymi a wszystkimi pozostałymi polega na tym, że wspaniali ludzie sami kują swój los, a pozostali przyjmują życie takim, jakim ono jest, czekając, co będzie dalej</text:p>
      <text:p text:style-name="P2">Michael E. Gerber</text:p>
      <text:p text:style-name="P2"/>
      <text:p text:style-name="P2">To nie nasze życie jest krótkie, to my czynimy je krótkim zajmując się sprawami niepotrzebnymi</text:p>
      <text:p text:style-name="P2">Seneka</text:p>
      <text:p text:style-name="P2"/>
      <text:p text:style-name="P2">Możesz dokonać wszystkiego, czego tylko zechcesz, możesz zdobyć wszystko, czego pragniesz, możesz zostać każdym, kim zechcesz zostać</text:p>
      <text:p text:style-name="P2">Robert Collier</text:p>
      <text:p text:style-name="P2"/>
      <text:p text:style-name="P2">Tak kochamy marzenia, że boimy się je realizować</text:p>
      <text:p text:style-name="P2"><text:soft-page-break/>Albert Camus</text:p>
      <text:p text:style-name="P2"/>
      <text:p text:style-name="P2">Podstawowa różnica pomiędzy wojownikiem i zwykłym człowiekiem polega na tym, że cokolwiek się dzieje, wojownik uznaje to za wyzwanie, a zwykły człowiek - za błogosławieństwo albo za przekleństwo</text:p>
      <text:p text:style-name="P2">Carlos Castaneda</text:p>
      <text:p text:style-name="P2"/>
      <text:p text:style-name="P2">Między umiejętnością a działaniem leży całe morze, a na jego dnie zbyt często rozbita siła woli.</text:p>
      <text:p text:style-name="P2">Maria von Ebner-Eschenbach</text:p>
      <text:p text:style-name="P2"/>
      <text:p text:style-name="P2">Nie zmienisz się ani trochę, jeśli ograniczysz się tylko do zmiany swego zewnętrznego świata</text:p>
      <text:p text:style-name="P2">Anthony de Mello</text:p>
      <text:p text:style-name="P2"/>
      <text:p text:style-name="P2">Jeśli spoczywasz na różach w młodości, ciernie będą Twoim łożem w starości</text:p>
      <text:p text:style-name="P2">Feliks Feldheim</text:p>
      <text:p text:style-name="P2"/>
      <text:p text:style-name="P2">Aby zdobyć wielkość, człowiek musi tworzyć, a nie odtworzyć</text:p>
      <text:p text:style-name="P2">Antoine de Saint-Exupéry</text:p>
      <text:p text:style-name="P2"/>
      <text:p text:style-name="P2">Czas zmarnowany nie istnieje we wspomnieniach</text:p>
      <text:p text:style-name="P2">Stefan Kisielewsk</text:p>
      <text:p text:style-name="P2"/>
      <text:p text:style-name="P2">Wznoś się po każdym upadku, padniesz trupem albo urosną Ci skrzydła</text:p>
      <text:p text:style-name="P2">Maria von Ebner-Eschenbach</text:p>
      <text:p text:style-name="P2"/>
      <text:p text:style-name="P2">Nie na tym rzecz polega, aby dodać lat do życia, ale na tym przede wszystkim, aby dodać życia do lat</text:p>
      <text:p text:style-name="P2">Alexis Carre</text:p>
      <text:p text:style-name="P2"/>
      <text:p text:style-name="P2">Kiedy byłem młody zaobserwowałem, że dziewięć na dziesięć rzeczy, które robiłem okazywało się porażką, więc pracowałem dziesięć razy tyle</text:p>
      <text:p text:style-name="P2">George Bernard Shaw</text:p>
      <text:p text:style-name="P2"/>
      <text:p text:style-name="P2">Wszystko, co doskonałe, dojrzewa powoli.</text:p>
      <text:p text:style-name="P2">Arthur Schopenhauer</text:p>
      <text:p text:style-name="P2"/>
      <text:p text:style-name="P2">Biedni mają duże telewizory, bogaci - duże biblioteki</text:p>
      <text:p text:style-name="P2">Jim Rohn</text:p>
      <text:p text:style-name="P2"/>
      <text:p text:style-name="P2">Dużo ludzi nie wie, co z czasem robić. Czas nie ma z ludźmi tego kłopotu</text:p>
      <text:p text:style-name="P2">Magdalena Samozwaniec</text:p>
      <text:p text:style-name="P2"/>
      <text:p text:style-name="P2">Strategia defensywna nigdy nie przyniosła ostatecznego zwycięstwa.</text:p>
      <text:p text:style-name="P2">Douglas MacArthur</text:p>
      <text:p text:style-name="P2"/>
      <text:p text:style-name="P2">Wiele tracimy wskutek tego, że przedwcześnie uznajemy coś za stracone</text:p>
      <text:p text:style-name="P2">Johann Wolfgang von Goethe</text:p>
      <text:p text:style-name="P2"/>
      <text:p text:style-name="P2">Chowanie urazy, to jak picie trucizny w nadziei, że pozabija Twoich wrogów.</text:p>
      <text:p text:style-name="P2"><text:soft-page-break/>Nelson Mandela</text:p>
      <text:p text:style-name="P2"/>
      <text:p text:style-name="P2">Przykład nie jest główną metodą wpływania na innych. Jest jedyną.</text:p>
      <text:p text:style-name="P2">Albert Schweitzer</text:p>
      <text:p text:style-name="P2"/>
      <text:p text:style-name="P2">Ile to czasu poświęcamy spaniu nad potrzebę? Zapominamy o tem, że lis śpiący nie złapie kuny, i że dosyć będziemy mieli czasu do spania, kiedy nas w grobie położą.</text:p>
      <text:p text:style-name="P2">Benjamin Franklin</text:p>
      <text:p text:style-name="P2"/>
      <text:p text:style-name="P2">Logika zaprowadzi Cię z punktu A do B. Wyobraźnia - wszędzie</text:p>
      <text:p text:style-name="P2">Albert Einstein</text:p>
      <text:p text:style-name="P2"/>
      <text:p text:style-name="P2">Idź swoją drogą, a ludzie niech mówią, co chcą</text:p>
      <text:p text:style-name="P2">Dante Alighieri</text:p>
      <text:p text:style-name="P2"/>
      <text:p text:style-name="P2">By dostać więcej od życia, dawaj więcej od siebie</text:p>
      <text:p text:style-name="P2">H. Jackson Brown, Jr</text:p>
      <text:p text:style-name="P2"/>
      <text:p text:style-name="P2">To nasze podejście do życia determinuje podejście życia w stosunku do nas</text:p>
      <text:p text:style-name="P2">Earl Nightingale</text:p>
      <text:p text:style-name="P2"/>
      <text:p text:style-name="P2">Żadne drzewo nie jest mocne ani odporne na burze, jeżeli często nie wstrząsają nim wichury, i właśnie pod nękającym naporem burzy nabiera siły i jeszcze mocniej korzeniami utwierdza się w ziemi. Słabe są drzewa, które wzrosły na słonecznych dolinac</text:p>
      <text:p text:style-name="P2">Seneka</text:p>
      <text:p text:style-name="P2"/>
      <text:p text:style-name="P2">Lenistwo to nic więcej jak zwyczaj odpoczywania, zanim się zmęczysz</text:p>
      <text:p text:style-name="P2">Jules Renard</text:p>
      <text:p text:style-name="P2"/>
      <text:p text:style-name="P2">Człowiek docenia uroki codziennego życia, kiedy budzi się z koszmarnego snu, albo kiedy po raz pierwszy wstaje z łóżka po chorobie. Dlaczego nie uświadomić sobie tego teraz?</text:p>
      <text:p text:style-name="P2">William Lyon Phelps</text:p>
      <text:p text:style-name="P2"/>
      <text:p text:style-name="P2">Są ludzie, którzy mają pieniądze i są tacy, którzy są bogaci</text:p>
      <text:p text:style-name="P2">Coco Chanel</text:p>
      <text:p text:style-name="P2"/>
      <text:p text:style-name="P2">Istnieją dwa cele, do których należy dążyć w życiu; pierwszy - uzyskać to, czego się pragnie, a drugi - cieszyć się tym. Tylko najmądrzejsi z ludzi osiągają to drugie</text:p>
      <text:p text:style-name="P2">Vernon Lomax Smith</text:p>
      <text:p text:style-name="P2"/>
      <text:p text:style-name="P2">Spróbuj zapalić małą świeczkę, zamiast przeklinać ciemność</text:p>
      <text:p text:style-name="P2">Konfucjusz</text:p>
      <text:p text:style-name="P2"/>
      <text:p text:style-name="P2">Kiedy trzeba wspiąć się na górę, nie myśl, że jak będziesz stał i czekał, góra zrobi się mniejsza</text:p>
      <text:p text:style-name="P2">H. Jackson Brown, Jr</text:p>
      <text:p text:style-name="P2"/>
      <text:p text:style-name="P2">Myślenie, że możesz zarabiać tylko kiedy pracujesz jest jak myślenie, że możesz słuchać muzyki, tylko wtedy, gdy ktoś ją wykonuje na żywo</text:p>
      <text:p text:style-name="P2">Steve Pavlina</text:p>
      <text:p text:style-name="P2"/>
      <text:p text:style-name="P2">Życie nie zrobi z nas kogoś, jeśli my nie zrobimy czegoś z naszym życiem</text:p>
      <text:p text:style-name="P2"><text:soft-page-break/>James Frazer</text:p>
      <text:p text:style-name="P2"/>
      <text:p text:style-name="P2">Jedyną rzeczą, która jest jednakowa na całym świecie jest ilość godzin na dobę. Różnica między wygrywaniem a przegrywaniem tkwi w tym, co robisz z tymi godzinami</text:p>
      <text:p text:style-name="P2">Woody Hayes</text:p>
      <text:p text:style-name="P2"/>
      <text:p text:style-name="P2">Nie mów, że nie możesz, powiedz od razu, że nie chcesz</text:p>
      <text:p text:style-name="P2"><text:span text:style-name="T37">przysłowie</text:span> chakask<text:span text:style-name="T37">e</text:span></text:p>
      <text:p text:style-name="P2"/>
      <text:p text:style-name="P2">Największym błędem jaki możesz zrobić w życiu jest ciągłe obawianie się, że popełnisz błąd.</text:p>
      <text:p text:style-name="P2">Elbert (Green) Hubbard</text:p>
      <text:p text:style-name="P2"/>
      <text:p text:style-name="P2">Koń wyścigowy, który stale biega tylko o sekundę szybciej niż inny koń, jest wart o miliony dolarów więcej. Bądź gotów dać z siebie ten dodatkowy wysiłek, który odróżnia zwycięzcę od zdobywcy drugiego miejsca.</text:p>
      <text:p text:style-name="P2">H. Jackson Brown, Jr</text:p>
      <text:p text:style-name="P2"/>
      <text:p text:style-name="P2">Problemem w moim życiu i w życiu innych ludzi nie jest brak wiedzy, co zrobić, ale brak robienia tego</text:p>
      <text:p text:style-name="P2">Peter Drucker</text:p>
      <text:p text:style-name="P2"/>
      <text:p text:style-name="P2">Najciężej w życiu ma ten, kto usiłuje unikać trudnośc</text:p>
      <text:p text:style-name="P2">Bolesław Prus</text:p>
      <text:p text:style-name="P2"/>
      <text:p text:style-name="P2">Długoterminowe cele powodują, że nie frustrujesz się krótkoterminowymi porażkami</text:p>
      <text:p text:style-name="P2">James Cash Penney</text:p>
      <text:p text:style-name="P2"/>
      <text:p text:style-name="P2">Prawdziwymi zwycięzcami są ci, którzy zwyciężają w walkach życia codziennego</text:p>
      <text:p text:style-name="P2">Masutatsu Oyama</text:p>
      <text:p text:style-name="P2"/>
      <text:p text:style-name="P2">Kiedykolwiek coś robisz, rób to tak, jakby cały świat na Ciebie patrzył</text:p>
      <text:p text:style-name="P2">Thomas Jefferson</text:p>
      <text:p text:style-name="P2"/>
      <text:p text:style-name="P2">Nie liczy się to, czy przewidziałeś deszcz. Liczy się, czy zbudowałeś arkę. Noe nie czekał z budową arki, aż spadnie deszcz</text:p>
      <text:p text:style-name="P2">Warren Buffet</text:p>
      <text:p text:style-name="P2"/>
      <text:p text:style-name="P2">Generalnie, zmieniamy się z jednego z dwóch powodów: inspiracji lub desperacji</text:p>
      <text:p text:style-name="P2">Jim Rohn</text:p>
      <text:p text:style-name="P2"/>
      <text:p text:style-name="P2">Jest o wiele lepiej wiedzieć, gdzie się podąża, nie wiedząc jak, niż wiedzieć, jak iść, nie wiedząc dokąd</text:p>
      <text:p text:style-name="P2">przysłowie meksykańskie</text:p>
      <text:p text:style-name="P2"/>
      <text:p text:style-name="P2">Odpocznij. Pole, które odpoczęło daje obfite plony.</text:p>
      <text:p text:style-name="P2">Publius Ovidius Naso</text:p>
      <text:p text:style-name="P2"/>
      <text:p text:style-name="P2">Jeśli widziałem dalej niż inni - działo się tak dlatego, że stałem na ramionach gigantów</text:p>
      <text:p text:style-name="P2">Isaac Newton</text:p>
      <text:p text:style-name="P2"/>
      <text:p text:style-name="P2">Pamiętaj, że w tej samej chwili, kiedy mówisz: "Poddaję się", ktoś inny oceniając tę samą sytuację, mówi: "O rany, ale okazja".</text:p>
      <text:p text:style-name="P2"><text:soft-page-break/>H. Jackson Brown, Jr</text:p>
      <text:p text:style-name="P2"/>
      <text:p text:style-name="P2">Niektórzy mają tysiące powodów dla których nie mogą zrobić tego, co chcą zrobić, podczas gdy wszystkim, czego potrzebują, jest jeden powód, dla którego jednak mogą</text:p>
      <text:p text:style-name="P2">Willis Whitney</text:p>
      <text:p text:style-name="P2"/>
      <text:p text:style-name="P2">Jeśli wydaje Ci się, że jesteś od kogoś gorszy lub bardzo obawiasz się błędu, to znacząco rośnie ryzyko, że go popełnisz. Jeśli jednak jesteś skoncentrowany, wiesz, co chcesz zrobić i nie panikujesz - to jest dobrze.</text:p>
      <text:p text:style-name="P2">Robert Kubic</text:p>
      <text:p text:style-name="P2"/>
      <text:p text:style-name="P2">Brak pieniędzy nie jest problemem. Jest jedynie symptomem tego, co dzieje się wewnątrz Ciebie.</text:p>
      <text:p text:style-name="P2">T. Harv Eker</text:p>
      <text:p text:style-name="P2"/>
      <text:p text:style-name="P2">Pamiętaj, to nie od ilości zarobionych pieniędzy zależy jakość twojego myślenia i życia, ale od jakości twojego myślenia zależy ilość pieniędzy, które zatrzymasz, i jakość twojego życia.</text:p>
      <text:p text:style-name="P2">Robert Krool</text:p>
      <text:p text:style-name="P2"/>
      <text:p text:style-name="P2">Problem dobrze zdefiniowany jest w połowie rozwiązany</text:p>
      <text:p text:style-name="P2">Charles Kettering</text:p>
      <text:p text:style-name="P2"/>
      <text:p text:style-name="P2">Bo jeżeli nic nie tworzę, jeżeli nie działam na taką skalę i nie wyryję żadnego śladu na powierzchni ziemi, po której chodzę, to po co żyję?</text:p>
      <text:p text:style-name="P2">Jan Szczepański</text:p>
      <text:p text:style-name="P2"/>
      <text:p text:style-name="P2">Nie takie ważne, żeby człowiek dużo wiedział, ale żeby dobrze wiedział, nie żeby umiał na pamięć, a żeby rozumiał, nie żeby go wszystko troszkę obchodziło, a żeby go coś naprawdę zajmowało</text:p>
      <text:p text:style-name="P2">Janusz Korczak</text:p>
      <text:p text:style-name="P2"/>
      <text:p text:style-name="P2">Większą radość daje zdobycie szczytu górskiego po kilkugodzinnej intensywnej wspinaczce, niż po kilkuminutowej jeździe kolejką linową.</text:p>
      <text:p text:style-name="P2">Antoni Kępiński</text:p>
      <text:p text:style-name="P2"/>
      <text:p text:style-name="P2">Dbaj o swoje ciało. To jedyne miejsce, w którym żyjesz.</text:p>
      <text:p text:style-name="P2">Jim Rohn</text:p>
      <text:p text:style-name="P2"/>
      <text:p text:style-name="P2">Dopóki wszystko przebiega względnie dobrze, nie czujemy potrzeby zmieniania czegokolwiek. Dopiero kiedy silnik zaczyna się krztusić, myślimy o koniecznej zmianie oleju</text:p>
      <text:p text:style-name="P2">Nikolaus B. Enkelmann</text:p>
      <text:p text:style-name="P2"/>
      <text:p text:style-name="P2">Stwórz konkretny plan spełnienia Twojego pragnienia i bez względu na to, czy jesteś gotowy czy nie, zacznij natychmiast wprowadzać go w życie</text:p>
      <text:p text:style-name="P2">Napoleon Hill</text:p>
      <text:p text:style-name="P2"/>
      <text:p text:style-name="P2">Czy jest ktoś, kogo chciałbyś zmienić, poinstruować, ulepszyć? Świetnie! Jestem za! Ale dlaczego nie zaczniesz od siebie?</text:p>
      <text:p text:style-name="P2">Dale Carnegie</text:p>
      <text:p text:style-name="P2"/>
      <text:p text:style-name="P2">Bądź ostrożny w wyborze swojego środowiska, bo ono Cię ukształtuje. Bądź ostrożny w wyborze swoich przyjaciół, bo staniesz się taki, jak oni</text:p>
      <text:p text:style-name="P2">W. Clement Stone</text:p>
      <text:p text:style-name="P2"/>
      <text:p text:style-name="P2">Nigdy nie oceniaj wysokości góry, dopóki nie osiągniesz jej szczytu. Wtedy zobaczysz, jak była niewysoka</text:p>
      <text:p text:style-name="P2">Dag Hammarskjöld</text:p>
      <text:p text:style-name="P2"/>
      <text:p text:style-name="P2">Czas jest wartościowszy od pieniędzy. Możesz dostać więcej pieniędzy, ale nie możesz dostać więcej czasu.</text:p>
      <text:p text:style-name="P2"><text:soft-page-break/>Jim Rohn</text:p>
      <text:p text:style-name="P2"/>
      <text:p text:style-name="P2">Stawianie czoła nieprzyjemnemu zadaniu i niewykonanie go nie jest łatwe. Jednakże konsekwencje zaniechania mogą być dużo bardziej nieprzyjemne</text:p>
      <text:p text:style-name="P2">Gleeson Kerry</text:p>
      <text:p text:style-name="P2"/>
      <text:p text:style-name="P2">Rozważ przykład znaczka pocztowego synu. Zabezpiecza on swój sukces przez zdolność do przyklejenia się do jednej rzeczy i trwania przy niej aż dotrze tam, gdzie ma dojść</text:p>
      <text:p text:style-name="P2">Josh Billings</text:p>
      <text:p text:style-name="P2"/>
      <text:p text:style-name="P2">Małe czyny, które robisz są lepsze niż wielkie, które planujesz</text:p>
      <text:p text:style-name="P2">George Catlett Marshall</text:p>
      <text:p text:style-name="P2"/>
      <text:p text:style-name="P2">Nikt nie zrobił większego błędu niż ten, kto nic nie zrobił, bo mógł zrobić tylko trochę</text:p>
      <text:p text:style-name="P2">Edmund Burke</text:p>
      <text:p text:style-name="P2"/>
      <text:p text:style-name="P2">Większość rzeczy na tym świecie stworzona została przez ludzi, którzy wytrwali, kiedy zdawało się, że nie ma już nadziei</text:p>
      <text:p text:style-name="P2">Dale Carnegie</text:p>
      <text:p text:style-name="P2"/>
      <text:p text:style-name="P2">Życie spędzone na popełnianiu błędów jest nie tylko zacniejsze, ale także bardziej użyteczne niż życie spędzone na nie robieniu niczego</text:p>
      <text:p text:style-name="P2">George Bernard Shaw</text:p>
      <text:p text:style-name="P2"/>
      <text:p text:style-name="P2">Są ludzie, którzy zawsze wynajdą powody, żebyś nie robił tego, co chcesz robić. Nie zwracaj na nich uwagi</text:p>
      <text:p text:style-name="P2">H. Jackson Brown, Jr</text:p>
      <text:p text:style-name="P2"/>
      <text:p text:style-name="P2">Nie możesz żyć życiem naprawę doskonałym, jeżeli nie masz poczucia, że należysz do czegoś większego i bardziej trwałego niż ty sam</text:p>
      <text:p text:style-name="P2">Mihály Csíkszentmihályi</text:p>
      <text:p text:style-name="P2"/>
      <text:p text:style-name="P2">Trzeba zawsze zaprzęgać swój pług do jakiejś gwiazdy</text:p>
      <text:p text:style-name="P2">Ralph Waldo Emerson</text:p>
      <text:p text:style-name="P2"/>
      <text:p text:style-name="P2">Nigdy nie uczę moich uczniów. Ja tylko staram się zapewnić im warunki, w których mogą się uczyć</text:p>
      <text:p text:style-name="P2">Albert Einstein</text:p>
      <text:p text:style-name="P2"/>
      <text:p text:style-name="P2">Żyje naprawdę, kto jest użyteczny dla wielu, żyje naprawdę, kto rozporządza sobą; ci natomiast, którzy siedzą w ukryciu i gnuśnieją, tak pozostają w domu, jak w grobie. U nich na progu można wyryć w marmurze imiona; oni umarli za życia</text:p>
      <text:p text:style-name="P2">Seneka</text:p>
      <text:p text:style-name="P2"/>
      <text:p text:style-name="P2">Klejnot nie może być wypolerowany bez tarcia</text:p>
      <text:p text:style-name="P2">powiedzenie chińskie</text:p>
      <text:p text:style-name="P2"/>
      <text:p text:style-name="P2">Nie obawiam się kogoś kto trenuje 10000 kopnięć, ale tego który 10000 razy trenował jedno kopnięcie</text:p>
      <text:p text:style-name="P2">Bruce Lee</text:p>
      <text:p text:style-name="P2"/>
      <text:p text:style-name="P2">Efektywne przywództwo nie polega na przemawianiu czy też byciu lubianym. Przywództwo jest zdefiniowane przez rezultaty, nie atrybuty</text:p>
      <text:p text:style-name="P2">Peter Drucker</text:p>
      <text:p text:style-name="P2"/>
      <text:p text:style-name="P2">Nie oczekujcie od dnia tego, co mogą dać jedynie lata. Ale nie zapominajcie, że lata składają się z wielu dni, dlatego postanówcie, że nie zmarnujecie ani jednego dnia</text:p>
      <text:p text:style-name="P2"><text:soft-page-break/>Johan Michael Sailer</text:p>
      <text:p text:style-name="P2"/>
      <text:p text:style-name="P2">Jest tylko jedna klasa społeczna, która myśli o pieniądzach częściej niż bogaci. Stanowią ją biedni</text:p>
      <text:p text:style-name="P2">Oscar Wilde</text:p>
      <text:p text:style-name="P2"/>
      <text:p text:style-name="P2">Istnieją dwa rodzaje nieudaczników: ci, którzy pomyśleli, ale nigdy nie zrobili, oraz ci, którzy zrobili, ale nigdy nie pomyśleli</text:p>
      <text:p text:style-name="P2">Laurence Peter</text:p>
      <text:p text:style-name="P2"/>
      <text:p text:style-name="P2">Jest tylko jedna przyczyna nieszczęścia: fałszywe przekonania, które masz w głowie, przekonania tak popularne, tak ogólnie uznane, że nigdy nie wpadasz na to, by je podważyć</text:p>
      <text:p text:style-name="P2">Anthony de Mello</text:p>
      <text:p text:style-name="P2"/>
      <text:p text:style-name="P2">Tego więc musimy się najbardziej wystrzegać, byśmy zwyczajem owiec nie postępowali za trzodą ciągnącą na przodzie, idąc nie tam, dokąd iść trzeba, ale tam, dokąd się zwykło</text:p>
      <text:p text:style-name="P2">Seneka</text:p>
      <text:p text:style-name="P2"/>
      <text:p text:style-name="P2">Zapytaj siebie, co robiłbyś nawet, gdyby nikt Ci za to nigdy nie miał zapłacić. To wskazówka, która pokaże Ci, czym powinieneś się zajmować, oczywiście wciąż szukając sposobu na zarobienie na tym</text:p>
      <text:p text:style-name="P2">Joe Vitale</text:p>
      <text:p text:style-name="P2"/>
      <text:p text:style-name="P2">Jeżeli jakaś rzecz jest dla ciebie trudna, nie należy przypuszczać, że jest niemożliwa do spełnienia dla człowieka. Ale jeżeli jakaś rzecz jest możliwa i dostępna dla człowieka, uważaj, że jest także do osiągnięcia dla ciebie.</text:p>
      <text:p text:style-name="P2">Marek Aureliusz</text:p>
      <text:p text:style-name="P2"/>
      <text:p text:style-name="P2">Jeśli ograniczymy swoją wolność, by uzyskać bezpieczeństwo - stracimy obie te rzeczy</text:p>
      <text:p text:style-name="P2">Benjamin Franklin</text:p>
      <text:p text:style-name="P2"/>
      <text:p text:style-name="P2">Czy wczoraj, czy dziś, czy jutro - byłeś, jesteś i będziesz jedyną osobą, która może przeszkodzić ci w osiągnięciu szczęścia</text:p>
      <text:p text:style-name="P2">Joseph Murphy</text:p>
      <text:p text:style-name="P2"/>
      <text:p text:style-name="P2">Niebo na Ziemi to wybór, którego musisz dokonać, nie miejsce, które musisz znaleźć</text:p>
      <text:p text:style-name="P2">Wayne Dyer</text:p>
      <text:p text:style-name="P2"/>
      <text:p text:style-name="P2">Kto nie umie daleko spoglądać, ten blisko ma kłopoty</text:p>
      <text:p text:style-name="P2">Konfucjusz</text:p>
      <text:p text:style-name="P2"/>
      <text:p text:style-name="P2">Świat jest niebezpiecznym miejscem nie przez tych, co czynią zło, ale przez tych, którzy patrzą na to i nic nie robią.</text:p>
      <text:p text:style-name="P2">Albert Einstein</text:p>
      <text:p text:style-name="P2"/>
      <text:p text:style-name="P2">Słońce świeci jedynie tym, którzy mają podniesioną głowę</text:p>
      <text:p text:style-name="P2">Platon</text:p>
      <text:p text:style-name="P2"/>
      <text:p text:style-name="P2">Większość ludzi przegapia okazję, bo jest ona ubrana w kombinezon i wygląda jak praca</text:p>
      <text:p text:style-name="P2">Thomas Edison</text:p>
      <text:p text:style-name="P2"/>
      <text:p text:style-name="P2">Oszczędzanie się jest kroczeniem za życia za własnym pogrzebem. Tę przyjemność należy pozostawić innym</text:p>
      <text:p text:style-name="P2">Ludwik Hirszfeld</text:p>
      <text:p text:style-name="P2"/>
      <text:p text:style-name="P2">Dla człowieka, który dysponuje tylko młotkiem, wszystko, co spotyka zaczyna wyglądać jak gwóźdź</text:p>
      <text:p text:style-name="P2"><text:soft-page-break/>Abraham Maslow</text:p>
      <text:p text:style-name="P2"/>
      <text:p text:style-name="P2">Nic tak nie rani przed śmiercią, jak świadomość zmarnowanego życia</text:p>
      <text:p text:style-name="P2">Pitagoras</text:p>
      <text:p text:style-name="P2"/>
      <text:p text:style-name="P2">Poszukaj sytuacji, w której Twoja praca będzie dawała Ci tyle szczęścia co Twój wolny czas</text:p>
      <text:p text:style-name="P2">Edward L. Bernays</text:p>
      <text:p text:style-name="P2"/>
      <text:p text:style-name="P2">Twoim zadaniem jest odkryć swe dzieło i oddać się mu całym sercem</text:p>
      <text:p text:style-name="P2">Budda</text:p>
      <text:p text:style-name="P2"/>
      <text:p text:style-name="P2">Nie odkrywa się nowych lądów bez pogodzenia się ze straceniem z oczu wybrzeża na bardzo długi czas</text:p>
      <text:p text:style-name="P2">Andre Gide</text:p>
      <text:p text:style-name="P2"/>
      <text:p text:style-name="P2">Kto chce ciepło wnosić w świat, sam musi płonąć ogniem</text:p>
      <text:p text:style-name="P2">Phil Bosmans</text:p>
      <text:p text:style-name="P2"/>
      <text:p text:style-name="P2">Wolałbym raczej ponieść porażkę robiąc to, co kocham niż osiągnąć sukces w czymś, czego nienawidzę</text:p>
      <text:p text:style-name="P2">George Burns</text:p>
      <text:p text:style-name="P2"/>
      <text:p text:style-name="P2">Bez pracy niczego człowiek nie dokaże, bez bicia skrzydłami ptak nie podleci. Skarby głęboko w ziemi, a perły na dnie morza leżą - trud i praca je zdobywa</text:p>
      <text:p text:style-name="P2">aforyzm perski</text:p>
      <text:p text:style-name="P2"/>
      <text:p text:style-name="P2">Człowiek, który goni dwa zające nie złapie ani jednego</text:p>
      <text:p text:style-name="P2">Konfucjusz</text:p>
      <text:p text:style-name="P2"/>
      <text:p text:style-name="P2">Pamiętaj, że to, co słuszne, nie zawsze jest popularne, a to, co popularne, nie zawsze jest słuszne</text:p>
      <text:p text:style-name="P2">H. Jackson Brown, Jr</text:p>
      <text:p text:style-name="P2"/>
      <text:p text:style-name="P2">Posiadanie niskiego poczucia własnej wartości jest jak jechanie przez życie na zaciągniętym hamulcu ręcznym</text:p>
      <text:p text:style-name="P2">Maxwell Maltz</text:p>
      <text:p text:style-name="P2"/>
      <text:p text:style-name="P2">Dwa rodzaje ludzi niczego nie osiągną: ci, którzy wstają dopiero długo po obudzeniu się, oraz ci, którzy się budzą dopiero długo po wstaniu</text:p>
      <text:p text:style-name="P2">Eleanor Roosevelt</text:p>
      <text:p text:style-name="P2"/>
      <text:p text:style-name="P2">Im bardziej chcę coś zrobić, tym mniej nazywam to pracą</text:p>
      <text:p text:style-name="P2">Richard Bach</text:p>
      <text:p text:style-name="P2"/>
      <text:p text:style-name="P2">Chcesz się uwolnić od pracy - wykonaj ją</text:p>
      <text:p text:style-name="P2">przysłowie staropolskie</text:p>
      <text:p text:style-name="P2"/>
      <text:p text:style-name="P2">Nie wierz, że zrobisz wielki postęp robiąc to, co niekonieczne, trzy razy szybciej.</text:p>
      <text:p text:style-name="P2">Peter Drucker</text:p>
      <text:p text:style-name="P2"/>
      <text:p text:style-name="P2">Analfabetami XXI wieku będą ci, którzy nie umieją się uczyć, oraz ci, którzy nie są w stanie oduczyć się tego, czego już się nauczyli i uczyć się na nowo</text:p>
      <text:p text:style-name="P2">Alvin Toffler</text:p>
      <text:p text:style-name="P2"><text:soft-page-break/></text:p>
      <text:p text:style-name="P2">Dobrze zrobione jest lepsze niż dobrze powiedziane.</text:p>
      <text:p text:style-name="P2">Benjamin Franklin</text:p>
      <text:p text:style-name="P2"/>
      <text:p text:style-name="P2">Tracimy tyle czasu na rzeczy pilne, że nie starcza nam go na rzeczy ważne</text:p>
      <text:p text:style-name="P2">François de La Rochefoucauld</text:p>
      <text:p text:style-name="P2"/>
      <text:p text:style-name="P2">Nie możesz mieć lepszego jutra, jeśli cały czas myślisz o wczoraj</text:p>
      <text:p text:style-name="P2">Charles Kettering</text:p>
      <text:p text:style-name="P2"/>
      <text:p text:style-name="P2">Los może się do Ciebie uśmiechnąć i będziesz zarabiał dużo pieniędzy. Postaraj się, żeby twoja praca związała się z czymś, co wzbogaca nie tylko Twoje konto w banku, ale i Twojego ducha</text:p>
      <text:p text:style-name="P2">H. Jackson Brown, Jr</text:p>
      <text:p text:style-name="P2"/>
      <text:p text:style-name="P2">Martwienie się nadaje małej rzeczy duży cień</text:p>
      <text:p text:style-name="P97">przysłowie szwedzkie</text:p>
      <text:p text:style-name="P2"/>
      <text:p text:style-name="P2">Wszyscy powinniśmy troszczyć się o przyszłość, bo w niej spędzimy resztę życia</text:p>
      <text:p text:style-name="P2">Charles Kettering</text:p>
      <text:p text:style-name="P2"/>
      <text:p text:style-name="P2">Nigdy nie patrz z góry na nikogo, chyba że właśnie pomagasz mu wstać</text:p>
      <text:p text:style-name="P2">Jesse Jackson</text:p>
      <text:p text:style-name="P2"/>
      <text:p text:style-name="P2">Mnóstwo ludzi istnieje, ale takich, co na prawdę żyją, można wskazać palcem</text:p>
      <text:p text:style-name="P2">Feliks Chwalibóg</text:p>
      <text:p text:style-name="P2"/>
      <text:p text:style-name="P2">Musimy stać się dobrzy w jednej z dwóch rzeczy - sadzeniu wiosną lub żebraniu jesienią</text:p>
      <text:p text:style-name="P2">Jim Rohn</text:p>
      <text:p text:style-name="P2"/>
      <text:p text:style-name="P2">Jedynym sposobem, by uniknąć zepsucia pod wpływem pochwał, jest pracować dalej. Innego wyjścia nie ma</text:p>
      <text:p text:style-name="P2">Albert Einstein</text:p>
      <text:p text:style-name="P2"/>
      <text:p text:style-name="P2">Kiedy robimy więcej, niż to, za co nam płacą, w końcu będą nam płacić więcej, za to, co robimy.</text:p>
      <text:p text:style-name="P2">Zig Ziglar</text:p>
      <text:p text:style-name="P2"/>
      <text:p text:style-name="P2">Nie czekaj z kopaniem studni, aż nadejdzie pragnienie</text:p>
      <text:p text:style-name="P2"><text:span text:style-name="T34">powiedzeni</text:span><text:span text:style-name="T35">e</text:span> chińskie</text:p>
      <text:p text:style-name="P2"/>
      <text:p text:style-name="P2">Jedyną gorszą rzeczą od nieprzeczytania żadnej książki w ciągu ostatnich dziewięćdziesięciu dni jest nieprzeczytanie żadnej książki w ciągu ostatnich dziewięćdziesięciu dni i myślenie, że to nie ma znaczenia</text:p>
      <text:p text:style-name="P2">Jim Rohn</text:p>
      <text:p text:style-name="P2"/>
      <text:p text:style-name="P2">Dziel z innymi swój chleb, a lepiej będzie ci smakował</text:p>
      <text:p text:style-name="P2">Phil Bosmans</text:p>
      <text:p text:style-name="P2"/>
      <text:p text:style-name="P2">Jeśli możesz panować nad sobą - możesz panować nad światem</text:p>
      <text:p text:style-name="P2">powiedzenie chińskie</text:p>
      <text:p text:style-name="P2"><text:soft-page-break/></text:p>
      <text:p text:style-name="P2">raca rozumna i wytrwała, która nie myśli o zbieraniu owoców w tydzień po posiewie, przebija góry, nad przepaściami przerzuca mosty</text:p>
      <text:p text:style-name="P2">Bolesław Prus</text:p>
      <text:p text:style-name="P2"/>
      <text:p text:style-name="P2">Tylko ci, którzy ryzykują pójście za daleko, dowiedzą się, jak daleko mogą zajść.</text:p>
      <text:p text:style-name="P2">Thomas Stearns Eliot</text:p>
      <text:p text:style-name="P2"/>
      <text:p text:style-name="P2">Jedź tam, dokąd zmierza krążek, a nie tam, gdzie jest</text:p>
      <text:p text:style-name="P2">Wayne Gretzky</text:p>
      <text:p text:style-name="P2"/>
      <text:p text:style-name="P2">Pasja jest absolutnie konieczna do osiągnięcia długotrwałego sukcesu jakiegokolwiek rodzaju</text:p>
      <text:p text:style-name="P2">Donald Trump</text:p>
      <text:p text:style-name="P2"/>
      <text:p text:style-name="P2">Ten tylko ani jednego dnia nie utraci, kto w każdym coś dobrego zrobi dla swych braci</text:p>
      <text:p text:style-name="P2">Ignacy Krasicki</text:p>
      <text:p text:style-name="P2"/>
      <text:p text:style-name="P2">Jeśli od czasu do czasu nie ponosisz porażki - oznacza to, że nie robisz nic bardzo innowacyjnego</text:p>
      <text:p text:style-name="P2">Woody Allen</text:p>
      <text:p text:style-name="P2"/>
      <text:p text:style-name="P2">Odkładanie w czasie czegoś prostego czyni to trudnym. Odkładanie trudnego - niemożliwym</text:p>
      <text:p text:style-name="P2">George Claude Lorimer</text:p>
      <text:p text:style-name="P2"/>
      <text:p text:style-name="P2">Znajdowanie jest zarezerwowane dla szukających</text:p>
      <text:p text:style-name="P2">Jim Rohn</text:p>
      <text:p text:style-name="P2"/>
      <text:p text:style-name="P2">Kto dzieci swoje uczy oszczędności, zostawia im więcej niż majątek</text:p>
      <text:p text:style-name="P2">Żegota Pauli</text:p>
      <text:p text:style-name="P2"/>
      <text:p text:style-name="P2">Zadowolenie czyni biednego bogatym, niezadowolenie czyni bogatego biednym</text:p>
      <text:p text:style-name="P2">Benjamin Franklin</text:p>
      <text:p text:style-name="P2"/>
      <text:p text:style-name="P2"/>
      <text:p text:style-name="P2">Pożądamy więcej, niż możemy osiągnąć, lecz osiągamy zwykle mniej, niż możemy zdobyć</text:p>
      <text:p text:style-name="P2">Feliks Chwalibóg</text:p>
      <text:p text:style-name="P2"/>
      <text:p text:style-name="P2">Człowiek sukcesu to ktoś, kto potrafi zbudować solidne fundamenty z cegieł, którymi inni w niego rzucają</text:p>
      <text:p text:style-name="P2">David Brinkley</text:p>
      <text:p text:style-name="P2"/>
      <text:p text:style-name="P2">Popełnić błąd to jeszcze nie tragedia. Tragedią jest trwanie przy tym błędzie. A jeszcze większą - wmawianie innym, że to nie był błąd</text:p>
      <text:p text:style-name="P2">François de La Rochefoucauld</text:p>
      <text:p text:style-name="P2"/>
      <text:p text:style-name="P2">Nie będę jak ci, którzy spędzają dzień narzekając na ból głowy i noc pijąc wino, które to powoduje</text:p>
      <text:p text:style-name="P2">Johann Wolfgang von Goethe</text:p>
      <text:p text:style-name="P2"/>
      <text:p text:style-name="P2">Jeśli człowiek nie umie w miarę zarabiania oszczędzać, pracując przez całe życie przykuty do swego zatrudnienia umrze jednakże bez grosza.</text:p>
      <text:p text:style-name="P2">Benjamin Franklin</text:p>
      <text:p text:style-name="P2"><text:soft-page-break/></text:p>
      <text:p text:style-name="P2">To cud, że ciekawość jest w stanie przetrwać formalną edukację</text:p>
      <text:p text:style-name="P2">Albert Einstein</text:p>
      <text:p text:style-name="P2"/>
      <text:p text:style-name="P2">Czynność jest matką pomyślności. Bóg niczego pracującym nie odmawia. Pracuj przez ten czas, kiedy leniwy zasypia, a będziesz miał zboże do sprzedaży i do schowania</text:p>
      <text:p text:style-name="P2">Benjamin Franklin</text:p>
      <text:p text:style-name="P2"/>
      <text:p text:style-name="P2">Jeśli możesz znaleźć drogę, na której nie ma żadnych przeszkód - prawdopodobnie wiedzie ona donikąd</text:p>
      <text:p text:style-name="P2">Frank A. Clark</text:p>
      <text:p text:style-name="P2"/>
      <text:p text:style-name="P2">Najmniejszy pagórek potrafi zasłonić nam widok na najwyższy szczyt</text:p>
      <text:p text:style-name="P2">Maria von Ebner-Eschenbach</text:p>
      <text:p text:style-name="P2"/>
      <text:p text:style-name="P2">Tylko najmądrzejsi i najgłupsi ludzie nigdy się nie zmieniają</text:p>
      <text:p text:style-name="P2">Konfucjusz</text:p>
      <text:p text:style-name="P2"/>
      <text:p text:style-name="P2">Nic nie zrobiłem dobrego dziś nikomu - dzień to stracony bezużytecznie</text:p>
      <text:p text:style-name="P2">Marek Aureliusz</text:p>
      <text:p text:style-name="P2"/>
      <text:p text:style-name="P2">Jeśli celujesz w nic - trafisz za każdym razem</text:p>
      <text:p text:style-name="P2">Zig Ziglar</text:p>
      <text:p text:style-name="P2"/>
      <text:p text:style-name="P2">Ktokolwiek jest pracowity, może się nie obawiać głodu, gdyż głód zagląda do drzwi pracowitego, ale wnijść w nie nie śmie. Nie wnijdą w nie również woźni i komornicy, gdyż pracowitość opłaca długi, a rozpacz je pomnaża.</text:p>
      <text:p text:style-name="P2">Benjamin Franklin</text:p>
      <text:p text:style-name="P2"/>
      <text:p text:style-name="P2">Ciężki trening, łatwa walka; łatwy trening, ciężka walka</text:p>
      <text:p text:style-name="P2">Aleksandr Wasiljewicz Suworow</text:p>
      <text:p text:style-name="P2"/>
      <text:p text:style-name="P2">Pieniądze odkładane miesiącami wydajemy czasem pod wpływem impulsu w ciągu minuty. Z wieloma ludźmi jest jak z kiepskimi farmerami. Konsumują wszystkie plony, a potem narzekają, że nie mają za co żyć</text:p>
      <text:p text:style-name="P2">Robert Krool</text:p>
      <text:p text:style-name="P2"/>
      <text:p text:style-name="P2">Dziecko może nauczyć dorosłego trzech rzeczy: cieszyć się bez powodu, być ciągle czymś zajętym i domagać się - ze wszystkich sił - tego, czego się pragnie.</text:p>
      <text:p text:style-name="P2">Paulo Coelho</text:p>
      <text:p text:style-name="P2"/>
      <text:p text:style-name="P2">Nie jest trudno pokonać w walce byka. Nawet 800 kilogramowego. Istnieje jednak pewien warunek - nie można się go bać</text:p>
      <text:p text:style-name="P2">Masutatsu Oyama</text:p>
      <text:p text:style-name="P2"/>
      <text:p text:style-name="P2">Niech każdy pozamiata przed własnymi drzwiami i cały świat będzie czysty</text:p>
      <text:p text:style-name="P2">Johann Wolfgang von Goethe</text:p>
      <text:p text:style-name="P2"/>
      <text:p text:style-name="P2">Żeby w życiu coś osiągnąć, trzeba być wcześniej przygotowanym do wykorzystania szansy, która może nadejść</text:p>
      <text:p text:style-name="P2">Leszek Balcerowicz</text:p>
      <text:p text:style-name="P2"/>
      <text:p text:style-name="P2">Największym dobrem jakie możesz wyświadczyć drugiemu jest nie tylko podzielenie się z nim swoim bogactwem, ale odkrycie przed nim jego własnego bogactwa</text:p>
      <text:p text:style-name="P2"><text:soft-page-break/>Benjamin Disraeli</text:p>
      <text:p text:style-name="P2"/>
      <text:p text:style-name="P2">Pomyśl, zanim wydasz pieniądze. Czy dzięki tym wydatkom przybliżysz się do swoich celów, czy wyrzucasz przez okno kolejną możliwość inwestycji.</text:p>
      <text:p text:style-name="P2">Robert Krool</text:p>
      <text:p text:style-name="P2"/>
      <text:p text:style-name="P2">Przyszłość należy do tych, którzy wierzą w piękno swoich marzeń</text:p>
      <text:p text:style-name="P2">Eleanor Roosevelt</text:p>
      <text:p text:style-name="P2"/>
      <text:p text:style-name="P2">Jeśli chcesz mieć wrogów, bądź lepszy od swoich przyjaciół. Lecz jeśli chcesz mieć przyjaciół, pozwól, aby przyjaciele byli lepsi od ciebie</text:p>
      <text:p text:style-name="P2">François de La Rochefoucauld</text:p>
      <text:p text:style-name="P2"/>
      <text:p text:style-name="P2">Pustka jest symptomem tego, że nie żyjesz twórczo. Albo nie masz wystarczająco ważnego dla siebie celu albo nie używasz swoich talentów i wysiłków dążąc do zrealizowania ważnego celu.</text:p>
      <text:p text:style-name="P2">Maxwell Maltz</text:p>
      <text:p text:style-name="P2"/>
      <text:p text:style-name="P2">Porażka inspiruje zwycięzców. To jest ich największy sekret</text:p>
      <text:p text:style-name="P2">Robert Kiyosaki</text:p>
      <text:p text:style-name="P2"/>
      <text:p text:style-name="P2">Szczęście występuje gdy to, co myślisz, to co mówisz i to co robisz jest w harmonii</text:p>
      <text:p text:style-name="P2">Mahatma Gandhi</text:p>
      <text:p text:style-name="P2"/>
      <text:p text:style-name="P2">Nigdy nie podziwiaj ludzi za bogactwo, ale za twórcze i szczodre sposoby jego wykorzystania</text:p>
      <text:p text:style-name="P2">H. Jackson Brown, Jr</text:p>
      <text:p text:style-name="P2"/>
      <text:p text:style-name="P2">Za nieśmiertelnością tęsknią miliony, które nie wiedzą co zrobić ze sobą w deszczowe niedzielne popołudnie</text:p>
      <text:p text:style-name="P2">Susan Ertz</text:p>
      <text:p text:style-name="P2"/>
      <text:p text:style-name="P2">Nie nauczysz się pływać nie wchodząc do wody</text:p>
      <text:p text:style-name="P2">Bruce Lee</text:p>
      <text:p text:style-name="P2"/>
      <text:p text:style-name="P2">Jesteś średnią z pięciu dorosłych, z którymi spędzasz większość swojego czasu</text:p>
      <text:p text:style-name="P2">Jim Rohn</text:p>
      <text:p text:style-name="P2"/>
      <text:p text:style-name="P2">Bądź jak światło, które wędruje przez noc i po drodze zapala zagasłe gwiazdy</text:p>
      <text:p text:style-name="P2">Phil Bosmans</text:p>
      <text:p text:style-name="P2"/>
      <text:p text:style-name="P2">Wybieraj bitwy wystarczająco duże, by miały znaczenie i wystarczająco małe, by dało się je wygrać</text:p>
      <text:p text:style-name="P2">Jonathan Kozol</text:p>
      <text:p text:style-name="P2"/>
      <text:p text:style-name="P2">Pamiętaj, że wielka miłość i wielki sukces wymagają podjęcia wielkiego ryzyka</text:p>
      <text:p text:style-name="P2">H. Jackson Brown, Jr</text:p>
      <text:p text:style-name="P2"/>
      <text:p text:style-name="Standard"><text:span text:style-name="Domyślna_20_czcionka_20_akapitu"><text:span text:style-name="T1">Nigdy nie zmienisz swojego życia dopóki nie zmienisz czegoś, co codziennie robisz</text:span></text:span></text:p>
      <text:p text:style-name="Standard"><text:span text:style-name="Domyślna_20_czcionka_20_akapitu"><text:span text:style-name="T2">Mike Murdock</text:span></text:span></text:p>
      <text:p text:style-name="P2"/>
      <text:p text:style-name="Standard"><text:span text:style-name="Domyślna_20_czcionka_20_akapitu"><text:span text:style-name="T1">Kiedy tańczysz, celem nie jest znalezienie się w wybranym miejscu podłogi. Jest nim cieszenie się z każdego kroku, który wykonujesz</text:span></text:span></text:p>
      <text:p text:style-name="Standard"><text:span text:style-name="Domyślna_20_czcionka_20_akapitu"><text:span text:style-name="T2">Wayne Dyer</text:span></text:span></text:p>
      <text:p text:style-name="P2"><text:soft-page-break/></text:p>
      <text:p text:style-name="Standard"><text:span text:style-name="Domyślna_20_czcionka_20_akapitu"><text:span text:style-name="T1">Ludzie wierzą, że aby osiągnąć sukces, trzeba wstawać rano. Otóż nie - trzeba wstawać w dobrym humorze</text:span></text:span></text:p>
      <text:p text:style-name="Standard"><text:span text:style-name="Domyślna_20_czcionka_20_akapitu"><text:span text:style-name="T2">Marcel Achard</text:span></text:span></text:p>
      <text:p text:style-name="P2"/>
      <text:p text:style-name="Standard"><text:span text:style-name="Domyślna_20_czcionka_20_akapitu"><text:span text:style-name="T1">Mistrzowie nie rodzą się w salach treningowych. Mistrzowie rodzą się z tego, co mają głęboko w sobie - z pragnień, marzeń, wizji</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Staniesz się bogaty, kiedy spodoba Ci się praca</text:span></text:span></text:p>
      <text:p text:style-name="Standard"><text:span text:style-name="Domyślna_20_czcionka_20_akapitu"><text:span text:style-name="T2">Sam Walton</text:span></text:span></text:p>
      <text:p text:style-name="P2"/>
      <text:p text:style-name="Standard"><text:span text:style-name="Domyślna_20_czcionka_20_akapitu"><text:span text:style-name="T1">Czasem radość jest źródłem Twojego uśmiechu, ale czasem Twój uśmiech może stać się źródłem radości</text:span></text:span></text:p>
      <text:p text:style-name="Standard"><text:span text:style-name="Domyślna_20_czcionka_20_akapitu"><text:span text:style-name="T2">Thich Nhat Hanh</text:span></text:span></text:p>
      <text:p text:style-name="P2"/>
      <text:p text:style-name="Standard"><text:span text:style-name="Domyślna_20_czcionka_20_akapitu"><text:span text:style-name="T1">Możemy zrealizować każde zamierzenie, jeśli potrafimy trwać w nim wystarczająco długo</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Dzieci przywiązują małą wagę do nauczania, które dostają od swoich rodziców, za to wiernie odwzorowują ich charaktery</text:span></text:span></text:p>
      <text:p text:style-name="Standard"><text:span text:style-name="Domyślna_20_czcionka_20_akapitu"><text:span text:style-name="T2">Mason Cooley</text:span></text:span></text:p>
      <text:p text:style-name="P2"/>
      <text:p text:style-name="Standard"><text:span text:style-name="Domyślna_20_czcionka_20_akapitu"><text:span text:style-name="T1">Najpierw marnujemy zdrowie, aby dojść do pieniędzy, potem marnujemy pieniądze, aby dojść do zdrowia</text:span></text:span></text:p>
      <text:p text:style-name="Standard"><text:span text:style-name="Domyślna_20_czcionka_20_akapitu"><text:span text:style-name="T2">Robert Lembke</text:span></text:span></text:p>
      <text:p text:style-name="P2"/>
      <text:p text:style-name="Standard"><text:span text:style-name="Domyślna_20_czcionka_20_akapitu"><text:span text:style-name="T1">Nasza ludzka wspaniałość nie leży tak bardzo w możliwości zmienienia świata, jak w byciu zdolnym do zmienienia samych siebie</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Nie dzięki nadzwyczajnym uzdolnieniom, nie dzięki chwilowemu natchnieniu, nie nagle i niespodziewanie, ale dzięki konsekwentnym wysiłkom osiągnąłem tak pomyślne wyniki</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Stoicka zasada zaspokajania potrzeb poprzez rezygnację z pragnień jest jak amputacja stóp po to, by nie potrzebować butów</text:span></text:span></text:p>
      <text:p text:style-name="Standard"><text:span text:style-name="Domyślna_20_czcionka_20_akapitu"><text:span text:style-name="T2">Jonathan Swift</text:span></text:span></text:p>
      <text:p text:style-name="P2"/>
      <text:p text:style-name="Standard"><text:span text:style-name="Domyślna_20_czcionka_20_akapitu"><text:span text:style-name="T1">Jest tylko jeden sposób, który pozwoli Ci utrzymać bogactwo: wydawaj mniej, niż zarabiasz, a różnicę inwestuj</text:span></text:span></text:p>
      <text:p text:style-name="Standard"><text:span text:style-name="Domyślna_20_czcionka_20_akapitu"><text:span text:style-name="T2">Ayn Rand</text:span></text:span></text:p>
      <text:p text:style-name="P2"/>
      <text:p text:style-name="Standard"><text:span text:style-name="Domyślna_20_czcionka_20_akapitu"><text:span text:style-name="T1">Wysokie wynagrodzenie i niewielka odpowiedzialność rzadko idą ze sobą w parz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Jeśli nie wiesz dokąd idziesz, to nie dojdziesz na pewno</text:span></text:span></text:p>
      <text:p text:style-name="Standard"><text:span text:style-name="Domyślna_20_czcionka_20_akapitu"><text:span text:style-name="T2">Sun Tzu</text:span></text:span></text:p>
      <text:p text:style-name="P2"/>
      <text:p text:style-name="Standard"><text:span text:style-name="Domyślna_20_czcionka_20_akapitu"><text:span text:style-name="T1">Ci, którzy myślą, że nie mają czasu na ćwiczenia fizyczne, będą musieli wcześniej czy później znaleźć czas na chorobę</text:span></text:span></text:p>
      <text:p text:style-name="Standard"><text:span text:style-name="Domyślna_20_czcionka_20_akapitu"><text:span text:style-name="T2">Edward Stanley</text:span></text:span></text:p>
      <text:p text:style-name="P2"/>
      <text:p text:style-name="Standard"><text:span text:style-name="Domyślna_20_czcionka_20_akapitu"><text:span text:style-name="T1">W czasie uczty nie opowiadaj jak należy jeść, ale jedz jak należy</text:span></text:span></text:p>
      <text:p text:style-name="Standard"><text:span text:style-name="Domyślna_20_czcionka_20_akapitu"><text:span text:style-name="T2">Epiktet z Hierapolis</text:span></text:span></text:p>
      <text:p text:style-name="P2"/>
      <text:p text:style-name="Standard"><text:soft-page-break/><text:span text:style-name="Domyślna_20_czcionka_20_akapitu"><text:span text:style-name="T1">Kim się stajemy zależy od tego, co czytamy kiedy zakończymy już standardową edukację. Najlepszym uniwersytetem ze wszystkich jest kolekcja książek</text:span></text:span></text:p>
      <text:p text:style-name="Standard"><text:span text:style-name="Domyślna_20_czcionka_20_akapitu"><text:span text:style-name="T2">Thomas Carlyle</text:span></text:span></text:p>
      <text:p text:style-name="P2"/>
      <text:p text:style-name="Standard"><text:span text:style-name="Domyślna_20_czcionka_20_akapitu"><text:span text:style-name="T1">Aby samemu stać się lepszym, nie musisz czekać na lepszy świat</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Wysokie oczekiwania są kluczem do wszystkiego</text:span></text:span></text:p>
      <text:p text:style-name="Standard"><text:span text:style-name="Domyślna_20_czcionka_20_akapitu"><text:span text:style-name="T2">Sam Walton</text:span></text:span></text:p>
      <text:p text:style-name="P2"/>
      <text:p text:style-name="Standard"><text:span text:style-name="Domyślna_20_czcionka_20_akapitu"><text:span text:style-name="T1">Jeśli przy drodze do sukcesu tylko siedzisz, to mogą cię wyłącznie rozjechać</text:span></text:span></text:p>
      <text:p text:style-name="Standard"><text:span text:style-name="Domyślna_20_czcionka_20_akapitu"><text:span text:style-name="T2">Joseph O'Connor</text:span></text:span></text:p>
      <text:p text:style-name="P2"/>
      <text:p text:style-name="Standard"><text:span text:style-name="Domyślna_20_czcionka_20_akapitu"><text:span text:style-name="T1">Inspiracja istnieje, ale musi zastać Cię przy pracy</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Kto żyje bez szaleństwa, mniej jest rozsądny niż mniema</text:span></text:span></text:p>
      <text:p text:style-name="Standard"><text:span text:style-name="Domyślna_20_czcionka_20_akapitu"><text:span text:style-name="T2">François de La Rochefoucauld</text:span></text:span></text:p>
      <text:p text:style-name="P2"/>
      <text:p text:style-name="Standard"><text:span text:style-name="Domyślna_20_czcionka_20_akapitu"><text:span text:style-name="T1">Czy rzeczywiście potrzebujemy więcej czasu?  Czy też potrzebujemy więcej dyscypliny, by wykorzystać czas, który mamy?</text:span></text:span></text:p>
      <text:p text:style-name="Standard"><text:span text:style-name="Domyślna_20_czcionka_20_akapitu"><text:span text:style-name="T2">Kerry Johnson</text:span></text:span></text:p>
      <text:p text:style-name="P2"/>
      <text:p text:style-name="Standard"><text:span text:style-name="Domyślna_20_czcionka_20_akapitu"><text:span text:style-name="T1">Należy tak organizować życie, aby każda chwila była ważna</text:span></text:span></text:p>
      <text:p text:style-name="Standard"><text:span text:style-name="Domyślna_20_czcionka_20_akapitu"><text:span text:style-name="T2">Iwan Turgieniew</text:span></text:span></text:p>
      <text:p text:style-name="P2"/>
      <text:p text:style-name="Standard"><text:span text:style-name="Domyślna_20_czcionka_20_akapitu"><text:span text:style-name="T1">Prawdziwa decyzja jest mierzona poprzez fakt podjęcia nowego działania. Jeśli nie ma działania - tak naprawdę nie podjąłeś decyzji</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Nie musisz być wielki, aby zacząć, ale musisz zacząć, aby być wielkim</text:span></text:span></text:p>
      <text:p text:style-name="Standard"><text:span text:style-name="Domyślna_20_czcionka_20_akapitu"><text:span text:style-name="T2">Les Brown</text:span></text:span></text:p>
      <text:p text:style-name="P2"/>
      <text:p text:style-name="P2">Tak młody jak dziś nie będziesz już nigdy. Wykorzystaj to z myślą o Twoim jutrze</text:p>
      <text:p text:style-name="P2">Norman Cousins</text:p>
      <text:p text:style-name="P2"/>
      <text:p text:style-name="P2">Nie bój się dużego kroku. Nie pokonasz przepaści dwoma małymi</text:p>
      <text:p text:style-name="P2">David Lloyd George</text:p>
      <text:p text:style-name="P2"/>
      <text:p text:style-name="P2">Cierpliwość i wytrwałość mają magiczne działanie - dzięki nim trudności znikają, a przeszkody ulatniają się</text:p>
      <text:p text:style-name="P2">John Quincy Adams</text:p>
      <text:p text:style-name="P2"/>
      <text:p text:style-name="P2">Ludzki umysł potrafi osiągnąć wszystko, w co potrafi uwierzyć</text:p>
      <text:p text:style-name="P2">Napoleon Hill</text:p>
      <text:p text:style-name="P2"/>
      <text:p text:style-name="P2">Konwencjonalny pogląd jest po to, by ochronić nas od bolesnej pracy zwanej myśleniem</text:p>
      <text:p text:style-name="P2">John Kenneth Galbraith</text:p>
      <text:p text:style-name="P2"/>
      <text:p text:style-name="Standard"><text:span text:style-name="Domyślna_20_czcionka_20_akapitu"><text:span text:style-name="T1">To zaskakujące, ile czasu potrzeba, żeby skończyć to, nad czym nie pracujesz</text:span></text:span></text:p>
      <text:p text:style-name="Standard"><text:soft-page-break/><text:span text:style-name="Domyślna_20_czcionka_20_akapitu"><text:span text:style-name="T2">Paul McGee</text:span></text:span></text:p>
      <text:p text:style-name="P2"/>
      <text:p text:style-name="Standard"><text:span text:style-name="Domyślna_20_czcionka_20_akapitu"><text:span text:style-name="T1">Jeśli Twoim jedynym celem jest stanie się bogatym - nigdy go nie osiągniesz</text:span></text:span></text:p>
      <text:p text:style-name="Standard"><text:span text:style-name="Domyślna_20_czcionka_20_akapitu"><text:span text:style-name="T2">John D. Rockefeller</text:span></text:span></text:p>
      <text:p text:style-name="P2"/>
      <text:p text:style-name="Standard"><text:span text:style-name="Domyślna_20_czcionka_20_akapitu"><text:span text:style-name="T1">Rodzimy się jako książęta i proces cywilizacji zamienia nas w żaby</text:span></text:span></text:p>
      <text:p text:style-name="Standard"><text:span text:style-name="Domyślna_20_czcionka_20_akapitu"><text:span text:style-name="T2">Eric Berne</text:span></text:span></text:p>
      <text:p text:style-name="P2"/>
      <text:p text:style-name="Standard"><text:span text:style-name="Domyślna_20_czcionka_20_akapitu"><text:span text:style-name="T1">Pomaganie ludziom wzrastać i spełniać marzenia jest najszybszą drogą do sukcesu - zarówno ich, jak i Twojego</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Tylko kochając i akceptując siebie takiego, jakim się jest, można zaistnieć naprawdę i wyrazić swoją osobowość. Jeśli udajesz kogoś, kim nie jesteś, zawsze poniesiesz porażkę...</text:span></text:span></text:p>
      <text:p text:style-name="Standard"><text:span text:style-name="Domyślna_20_czcionka_20_akapitu"><text:span text:style-name="T2">Don Miguel Ruiz</text:span></text:span></text:p>
      <text:p text:style-name="P2"/>
      <text:p text:style-name="Standard"><text:span text:style-name="Domyślna_20_czcionka_20_akapitu"><text:span text:style-name="T1">Odwaga to robienie tego, co boisz się zrobić. Nie możemy mówić o odwadze, w przypadku, gdy nie jesteś przestraszony</text:span></text:span></text:p>
      <text:p text:style-name="Standard"><text:span text:style-name="Domyślna_20_czcionka_20_akapitu"><text:span text:style-name="T2">Eddie Rickenbacker</text:span></text:span></text:p>
      <text:p text:style-name="P2"/>
      <text:p text:style-name="Standard"><text:span text:style-name="Domyślna_20_czcionka_20_akapitu"><text:span text:style-name="T1">Najpiękniejszych chwil w życiu nie zaplanujesz. One przyjdą same</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Ludzie nie są więźniami losu, a jedynie więźniami swoich własnych umysłów</text:span></text:span></text:p>
      <text:p text:style-name="Standard"><text:span text:style-name="Domyślna_20_czcionka_20_akapitu"><text:span text:style-name="T2">Franklin Delano Roosevelt</text:span></text:span></text:p>
      <text:p text:style-name="P2"/>
      <text:p text:style-name="Standard"><text:span text:style-name="Domyślna_20_czcionka_20_akapitu"><text:span text:style-name="T1">Nie można sobie zapewnić reputacji tym, co ma się zamiar zrobić. Sprawa jest prosta - fantazjuj, próbuj, a potem ruszaj w świat i zrób to!</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Stan Twojego życia jest niczym innym, jak odbiciem stanu Twojego umysłu</text:span></text:span></text:p>
      <text:p text:style-name="Standard"><text:span text:style-name="Domyślna_20_czcionka_20_akapitu"><text:span text:style-name="T2">Wayne Dyer</text:span></text:span></text:p>
      <text:p text:style-name="P2"/>
      <text:p text:style-name="Standard"><text:span text:style-name="Domyślna_20_czcionka_20_akapitu"><text:span text:style-name="T1">Gdy nie ma gdzie zawrócić, trzeba iść naprzód</text:span></text:span></text:p>
      <text:p text:style-name="Standard"><text:span text:style-name="Domyślna_20_czcionka_20_akapitu"><text:span text:style-name="T2">Marco Polo</text:span></text:span></text:p>
      <text:p text:style-name="P2"/>
      <text:p text:style-name="Standard"><text:span text:style-name="Domyślna_20_czcionka_20_akapitu"><text:span text:style-name="T1">Tak, jak słaby fizycznie człowiek może stać się silny poprzez uważne i cierpliwe trenowanie, tak i człowiek słaby w myśleniu może stać się silny, jeśli będzie trenował się we właściwym myśleniu</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Człowiek jest sumą swoich uczynków, a nie przekonań</text:span></text:span></text:p>
      <text:p text:style-name="Standard"><text:span text:style-name="Domyślna_20_czcionka_20_akapitu"><text:span text:style-name="T2">Josif Brodski</text:span></text:span></text:p>
      <text:p text:style-name="P2"/>
      <text:p text:style-name="Standard"><text:span text:style-name="Domyślna_20_czcionka_20_akapitu"><text:span text:style-name="T1">Jeśli chcesz być szczęśliwy przez godzinę - zdrzemnij się. Jeśli chcesz być szczęśliwy przez dzień - idź na ryby. Jeśli chcesz być szczęśliwy przez rok - odziedzicz fortunę. Jeśli chcesz być szczęśliwy przez całe życie - pomóż komuś innemu.</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Cel to nic innego, jak marzenie z terminem realizacji</text:span></text:span></text:p>
      <text:p text:style-name="Standard"><text:span text:style-name="Domyślna_20_czcionka_20_akapitu"><text:span text:style-name="T2">Joe L. Griffith</text:span></text:span></text:p>
      <text:p text:style-name="P2"/>
      <text:p text:style-name="Standard"><text:span text:style-name="Domyślna_20_czcionka_20_akapitu"><text:span text:style-name="T1">Nie wystarczy być we właściwym miejscu we właściwym czasie. Trzeba być właściwą osobą we właściwym miejscu we właściwym czasie</text:span></text:span></text:p>
      <text:p text:style-name="Standard"><text:soft-page-break/><text:span text:style-name="Domyślna_20_czcionka_20_akapitu"><text:span text:style-name="T2">T. Harv Eker</text:span></text:span></text:p>
      <text:p text:style-name="P2"/>
      <text:p text:style-name="Standard"><text:span text:style-name="Domyślna_20_czcionka_20_akapitu"><text:span text:style-name="T1">To, że zarabiamy pozwala nam przetrwać. Naprawdę żyjemy dopiero wówczas, gdy dzielimy się z innymi</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Kiedy w pełni zdecyduję, że dany rezultat jest wart osiągnięcia, zaczynam robić próbę za próbą, aż go osiągnę</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Największym człowiekiem jest ten, który jest panem samego siebie</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Najważniejszym powodem niskiej samooceny jest brak bezwarunkowej miłośc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Kto czyta książki, żyje podwójnie</text:span></text:span></text:p>
      <text:p text:style-name="Standard"><text:span text:style-name="Domyślna_20_czcionka_20_akapitu"><text:span text:style-name="T2">Umberto Eco</text:span></text:span></text:p>
      <text:p text:style-name="P2"/>
      <text:p text:style-name="Standard"><text:span text:style-name="Domyślna_20_czcionka_20_akapitu"><text:span text:style-name="T1">Wielkie cele prowadzą do wielkich rezultatów. Brak celów prowadzi do braku rezultatów lub osiągania rezultatów dla kogoś inn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Jeżeli myślisz, że jesteś zbyt mały, by coś zmienić, spróbuj zasnąć z komarem latającym nad uchem</text:span></text:span></text:p>
      <text:p text:style-name="Standard"><text:span text:style-name="Domyślna_20_czcionka_20_akapitu"><text:span text:style-name="T2">Dalajlama XIV</text:span></text:span></text:p>
      <text:p text:style-name="P2"/>
      <text:p text:style-name="Standard"><text:span text:style-name="Domyślna_20_czcionka_20_akapitu"><text:span text:style-name="T1">Najlepszym sposobem, by wpaść na dobry pomysł jest... mieć wiele pomysłów</text:span></text:span></text:p>
      <text:p text:style-name="Standard"><text:span text:style-name="Domyślna_20_czcionka_20_akapitu"><text:span text:style-name="T2">Linus Pauling</text:span></text:span></text:p>
      <text:p text:style-name="P2"/>
      <text:p text:style-name="Standard"><text:span text:style-name="Domyślna_20_czcionka_20_akapitu"><text:span text:style-name="T1">Ludzkie życie nabiera blasku i siły tylko wtedy, kiedy się je poleruje i utwardza</text:span></text:span></text:p>
      <text:p text:style-name="Standard"><text:span text:style-name="Domyślna_20_czcionka_20_akapitu"><text:span text:style-name="T2">Masutatsu Oyama</text:span></text:span></text:p>
      <text:p text:style-name="P2"/>
      <text:p text:style-name="Standard"><text:span text:style-name="Domyślna_20_czcionka_20_akapitu"><text:span text:style-name="T1">Nie obawiaj się porzucić czegoś dobrego dla czegoś wspaniałego</text:span></text:span></text:p>
      <text:p text:style-name="Standard"><text:span text:style-name="Domyślna_20_czcionka_20_akapitu"><text:span text:style-name="T2">John D. Rockefeller</text:span></text:span></text:p>
      <text:p text:style-name="P2"/>
      <text:p text:style-name="Standard"><text:span text:style-name="Domyślna_20_czcionka_20_akapitu"><text:span text:style-name="T1">Kropla drąży skałę nie siłą, lecz często padając</text:span></text:span></text:p>
      <text:p text:style-name="Standard"><text:span text:style-name="Domyślna_20_czcionka_20_akapitu"><text:span text:style-name="T2">Owidiusz</text:span></text:span></text:p>
      <text:p text:style-name="P2"/>
      <text:p text:style-name="Standard"><text:span text:style-name="Domyślna_20_czcionka_20_akapitu"><text:span text:style-name="T1">Bądź wdzięczny za to, co masz, a będziesz miał tego więcej. Jeśli koncentrujesz się na tym, czego nie masz, nigdy nie będziesz miał wystarczająco dużo</text:span></text:span></text:p>
      <text:p text:style-name="Standard"><text:span text:style-name="Domyślna_20_czcionka_20_akapitu"><text:span text:style-name="T2">Oprah Winfrey</text:span></text:span></text:p>
      <text:p text:style-name="P2"/>
      <text:p text:style-name="Standard"><text:span text:style-name="Domyślna_20_czcionka_20_akapitu"><text:span text:style-name="T1">To, jakim jestem człowiekiem, jest nieskończenie ważniejsze od tego, co posiadam</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Dla umysłu nie istnieją ograniczenia, poza tymi, które samodzielnie uznamy za prawdziw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Wyobraźnia jest ważniejsza od wiedzy</text:span></text:span></text:p>
      <text:p text:style-name="Standard"><text:span text:style-name="Domyślna_20_czcionka_20_akapitu"><text:span text:style-name="T2">Albert Einstein</text:span></text:span></text:p>
      <text:p text:style-name="P2"><text:soft-page-break/></text:p>
      <text:p text:style-name="Standard"><text:span text:style-name="Domyślna_20_czcionka_20_akapitu"><text:span text:style-name="T1">Zwlekanie jest jak karta kredytowa: dużo zabawy, dopóki nie dostaniesz rachunku</text:span></text:span></text:p>
      <text:p text:style-name="Standard"><text:span text:style-name="Domyślna_20_czcionka_20_akapitu"><text:span text:style-name="T2">Christopher Parker</text:span></text:span></text:p>
      <text:p text:style-name="P2"/>
      <text:p text:style-name="Standard"><text:span text:style-name="Domyślna_20_czcionka_20_akapitu"><text:span text:style-name="T1">Nie podróżuje się po to, by przyjechać, tylko żeby podróżować</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Głównym powodem porażki i nieszczęścia jest wymienianie tego, czego najbardziej pragniesz na to, czego pragniesz teraz</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Nie możemy nic zmienić, jeśli tego najpierw nie zaakceptujemy</text:span></text:span></text:p>
      <text:p text:style-name="Standard"><text:span text:style-name="Domyślna_20_czcionka_20_akapitu"><text:span text:style-name="T2">Carl Gustav Jung</text:span></text:span></text:p>
      <text:p text:style-name="P2"/>
      <text:p text:style-name="Standard"><text:span text:style-name="Domyślna_20_czcionka_20_akapitu"><text:span text:style-name="T1">Ponosiłem porażkę za porażką - to dlatego osiągnąłem sukces</text:span></text:span></text:p>
      <text:p text:style-name="Standard"><text:span text:style-name="Domyślna_20_czcionka_20_akapitu"><text:span text:style-name="T2">Michael Jordan</text:span></text:span></text:p>
      <text:p text:style-name="P2"/>
      <text:p text:style-name="Standard"><text:span text:style-name="Domyślna_20_czcionka_20_akapitu"><text:span text:style-name="T1">Niezdecydowanie jest największą chorobą</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Bogaci wybierają, by płacono im w oparciu o rezultaty, jakie uzyskują w pracy. Biedni chcą, by płacono im za spędzony w niej czas</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Bądź światłem sam dla siebie</text:span></text:span></text:p>
      <text:p text:style-name="Standard"><text:span text:style-name="Domyślna_20_czcionka_20_akapitu"><text:span text:style-name="T2">Budda</text:span></text:span></text:p>
      <text:p text:style-name="P2"/>
      <text:p text:style-name="Standard"><text:span text:style-name="Domyślna_20_czcionka_20_akapitu"><text:span text:style-name="T1">Kluczem do szczęścia jest posiadanie marzeń, kluczem do sukcesu jest ich realizacja</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Nie można pomóc biednym, będąc jednym z nich</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Kto potrafi cieszyć się z małych rzeczy, mieszka w ogrodzie pełnym szczęśliwości</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Na końcu swojego życia pomyślisz sobie, w jaki sposób mogłeś przeżyć każdy miniony dzień. Wtedy jednak nie będziesz mógł cofnąć czasu. Zacznij więc tak żyć już teraz!</text:span></text:span></text:p>
      <text:p text:style-name="Standard"><text:span text:style-name="Domyślna_20_czcionka_20_akapitu"><text:span text:style-name="T2">Marek Aureliusz</text:span></text:span></text:p>
      <text:p text:style-name="P2"/>
      <text:p text:style-name="Standard"><text:span text:style-name="Domyślna_20_czcionka_20_akapitu"><text:span text:style-name="T1">Umysły są jak spadochrony - działają tylko gdy są otwarte</text:span></text:span></text:p>
      <text:p text:style-name="Standard"><text:span text:style-name="Domyślna_20_czcionka_20_akapitu"><text:span text:style-name="T2">Thomas Dewar</text:span></text:span></text:p>
      <text:p text:style-name="P2"/>
      <text:p text:style-name="Standard"><text:span text:style-name="Domyślna_20_czcionka_20_akapitu"><text:span text:style-name="T1">Jeśli pragniesz latać wśród orłów, nie możesz bez przerwy zadawać się z indykam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Znajdź sobie dobre towarzystwo. Współpracuj z pozytywnymi, zorientowanymi na cele ludźmi, którzy inspirują Cię i pobudzają do działania</text:span></text:span></text:p>
      <text:p text:style-name="Standard"><text:span text:style-name="Domyślna_20_czcionka_20_akapitu"><text:span text:style-name="T2">Brian Tracy</text:span></text:span></text:p>
      <text:p text:style-name="P2"/>
      <text:p text:style-name="Standard"><text:soft-page-break/><text:span text:style-name="Domyślna_20_czcionka_20_akapitu"><text:span text:style-name="T1">Kochać siebie samego to początek romansu na całe życie</text:span></text:span></text:p>
      <text:p text:style-name="Standard"><text:span text:style-name="Domyślna_20_czcionka_20_akapitu"><text:span text:style-name="T2">Oscar Wilde</text:span></text:span></text:p>
      <text:p text:style-name="P2"/>
      <text:p text:style-name="Standard"><text:span text:style-name="Domyślna_20_czcionka_20_akapitu"><text:span text:style-name="T1">Czytając życiorysy wielkich ludzi odkryłem, że ich pierwszym zwycięstwem było pokonanie samego siebie</text:span></text:span></text:p>
      <text:p text:style-name="Standard"><text:span text:style-name="Domyślna_20_czcionka_20_akapitu"><text:span text:style-name="T2">Harry Truman</text:span></text:span></text:p>
      <text:p text:style-name="P2"/>
      <text:p text:style-name="Standard"><text:span text:style-name="Domyślna_20_czcionka_20_akapitu"><text:span text:style-name="T1">Jeżeli nie podążasz za swoimi marzeniami, możesz równie dobrze być warzywem</text:span></text:span></text:p>
      <text:p text:style-name="Standard"><text:span text:style-name="Domyślna_20_czcionka_20_akapitu"><text:span text:style-name="T2">Burt Munro</text:span></text:span></text:p>
      <text:p text:style-name="P2"/>
      <text:p text:style-name="Standard"><text:span text:style-name="Domyślna_20_czcionka_20_akapitu"><text:span text:style-name="T1">Myślenie odwrotne do dominującego sposobu myślenia Twoich przyjaciół, większości ludzi, których codziennie spotykasz, jest prawdopodobnie najtrudniejszym aktem heroizmu, na jaki możesz się zdobyć</text:span></text:span></text:p>
      <text:p text:style-name="Standard"><text:span text:style-name="Domyślna_20_czcionka_20_akapitu"><text:span text:style-name="T2">Theodore White</text:span></text:span></text:p>
      <text:p text:style-name="P2"/>
      <text:p text:style-name="Standard"><text:span text:style-name="Domyślna_20_czcionka_20_akapitu"><text:span text:style-name="T1">Ideały są jak gwiazdy. Jeśli nawet nie możemy ich osiągnąć, to należy się według nich orientowa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Wiek powoduje zmarszczki na ciele. Poddawanie się - na dusz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Powiedz mi, kim są twoi przyjaciele, a powiem ci, kim jesteś</text:span></text:span></text:p>
      <text:p text:style-name="Standard"><text:span text:style-name="Domyślna_20_czcionka_20_akapitu"><text:span text:style-name="T2">Ernest Hemingway</text:span></text:span></text:p>
      <text:p text:style-name="P2"/>
      <text:p text:style-name="Standard"><text:span text:style-name="Domyślna_20_czcionka_20_akapitu"><text:span text:style-name="T1">Sukces nie jest kluczem do szczęścia. Szczęście jest kluczem do sukcesu. Jeśli kochasz to, co robisz - osiągniesz sukces</text:span></text:span></text:p>
      <text:p text:style-name="Standard"><text:span text:style-name="Domyślna_20_czcionka_20_akapitu"><text:span text:style-name="T2">Albert Schweitzer</text:span></text:span></text:p>
      <text:p text:style-name="P2"/>
      <text:p text:style-name="Standard"><text:span text:style-name="Domyślna_20_czcionka_20_akapitu"><text:span text:style-name="T1">Kto nie chce kiedy może, ten nie będzie mógł kiedy będzie chciał</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Człowiek może wybrać powrót w stronę bezpieczeństwa lub pójście naprzód w kierunku wzrostu. Wzrost musi być wybierany raz za razem; strach musi być pokonywany raz za razem</text:span></text:span></text:p>
      <text:p text:style-name="Standard"><text:span text:style-name="Domyślna_20_czcionka_20_akapitu"><text:span text:style-name="T2">Abraham Maslow</text:span></text:span></text:p>
      <text:p text:style-name="P2"/>
      <text:p text:style-name="Standard"><text:span text:style-name="Domyślna_20_czcionka_20_akapitu"><text:span text:style-name="T1">Jeśli nie pokonasz swojej tendencji do poddawania się zbyt szybko, twoje życie będzie prowadzić donikąd</text:span></text:span></text:p>
      <text:p text:style-name="Standard"><text:span text:style-name="Domyślna_20_czcionka_20_akapitu"><text:span text:style-name="T2">Masutatsu Oyama</text:span></text:span></text:p>
      <text:p text:style-name="P2"/>
      <text:p text:style-name="Standard"><text:span text:style-name="Domyślna_20_czcionka_20_akapitu"><text:span text:style-name="T1">Kto jest dobry w znajdowaniu wymówek, rzadko bywa dobry w czymkolwiek innym</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Są ludzie, którzy nie zauważają małego szczęścia, ponieważ daremnie czekają na duże</text:span></text:span></text:p>
      <text:p text:style-name="P2">Pearl Buck</text:p>
      <text:p text:style-name="P2"/>
      <text:p text:style-name="Standard"><text:span text:style-name="Domyślna_20_czcionka_20_akapitu"><text:span text:style-name="T1">By być wielkim mistrzem, musisz wierzyć, że jesteś najlepszy. Jeśli to nieprawda - udawaj, że jednak jesteś</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Jak łatwo marzyć, kiedy się jest dzieckiem. Wtedy wszystko wydaje się możliwe. Kiedy człowiek dorasta, zaczyna sobie uświadamiać, ilu rzeczy nie wolno pragnąć, bo są niedozwolone, grzeszne, nieuczciwe.</text:span></text:span></text:p>
      <text:p text:style-name="Standard"><text:span text:style-name="Domyślna_20_czcionka_20_akapitu"><text:span text:style-name="T2">Laura Esquivel</text:span></text:span></text:p>
      <text:p text:style-name="P2"><text:soft-page-break/></text:p>
      <text:p text:style-name="Standard"><text:span text:style-name="Domyślna_20_czcionka_20_akapitu"><text:span text:style-name="T1">Człowiek, który nie czyta dobrych książek, nie ma przewagi nad kimś, kto nie umie czytać</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Połowy dokonał, kto zaczął</text:span></text:span></text:p>
      <text:p text:style-name="Standard"><text:span text:style-name="Domyślna_20_czcionka_20_akapitu"><text:span text:style-name="T2">Horacy</text:span></text:span></text:p>
      <text:p text:style-name="P2"/>
      <text:p text:style-name="Standard"><text:span text:style-name="Domyślna_20_czcionka_20_akapitu"><text:span text:style-name="T1">Do wielkich osiągnięć potrzebne są dwie rzeczy: plan i niewystarczająca ilość czasu na jego realizację</text:span></text:span></text:p>
      <text:p text:style-name="Standard"><text:span text:style-name="Domyślna_20_czcionka_20_akapitu"><text:span text:style-name="T2">Leonard Bernstein</text:span></text:span></text:p>
      <text:p text:style-name="P2"/>
      <text:p text:style-name="Standard"><text:span text:style-name="Domyślna_20_czcionka_20_akapitu"><text:span text:style-name="T1">Jest tylko jedna droga do szczęścia - przestać się martwić rzeczami, na które nie masz wpływu</text:span></text:span></text:p>
      <text:p text:style-name="Standard"><text:span text:style-name="Domyślna_20_czcionka_20_akapitu"><text:span text:style-name="T2">Epiktet z Hierapolis</text:span></text:span></text:p>
      <text:p text:style-name="P2"/>
      <text:p text:style-name="Standard"><text:span text:style-name="Domyślna_20_czcionka_20_akapitu"><text:span text:style-name="T1">Liczy się nie to, kim ktoś się urodził, ale kim wybrał, by być</text:span></text:span></text:p>
      <text:p text:style-name="Standard"><text:span text:style-name="Domyślna_20_czcionka_20_akapitu"><text:span text:style-name="T2">Joanne Kathleen Rowling</text:span></text:span></text:p>
      <text:p text:style-name="P2"/>
      <text:p text:style-name="Standard"><text:span text:style-name="Domyślna_20_czcionka_20_akapitu"><text:span text:style-name="T1">Nie potykają się tylko ci, co pełzają</text:span></text:span></text:p>
      <text:p text:style-name="Standard"><text:span text:style-name="Domyślna_20_czcionka_20_akapitu"><text:span text:style-name="T2">Valeriu Butulescu</text:span></text:span></text:p>
      <text:p text:style-name="P2"/>
      <text:p text:style-name="Standard"><text:span text:style-name="Domyślna_20_czcionka_20_akapitu"><text:span text:style-name="T1">To nie górę pokonujemy, ale samych siebie</text:span></text:span></text:p>
      <text:p text:style-name="Standard"><text:span text:style-name="Domyślna_20_czcionka_20_akapitu"><text:span text:style-name="T2">Edmund Hillary</text:span></text:span></text:p>
      <text:p text:style-name="P2"/>
      <text:p text:style-name="Standard"><text:span text:style-name="Domyślna_20_czcionka_20_akapitu"><text:span text:style-name="T1">Każda chwila, która mogłaby być wykorzystana lepiej, jest stracona</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Odkładaj na jutro tylko rzeczy, które chcesz, by pozostały niezrobione w momencie Twojej śmierci</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Pieniądzom trzeba rozkazywać, a nie służyć</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Umiejętność zdyscyplinowania się, by zrezygnować z natychmiastowej satysfakcji w zamian za większą nagrodę w dłuższej perspektywie jest nieodzownym warunkiem sukcesu</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jwiększym ślepcem jest ten, kto nie chce przejrzeć</text:span></text:span></text:p>
      <text:p text:style-name="Standard"><text:span text:style-name="Domyślna_20_czcionka_20_akapitu"><text:span text:style-name="T2">José Saramago</text:span></text:span></text:p>
      <text:p text:style-name="P2"/>
      <text:p text:style-name="Standard"><text:span text:style-name="Domyślna_20_czcionka_20_akapitu"><text:span text:style-name="T1">Każdy myśli o zmienianiu świata, a nikt o zmienianiu siebie</text:span></text:span></text:p>
      <text:p text:style-name="Standard"><text:span text:style-name="Domyślna_20_czcionka_20_akapitu"><text:span text:style-name="T2">Lew Tołstoj</text:span></text:span></text:p>
      <text:p text:style-name="P2"/>
      <text:p text:style-name="Standard"><text:span text:style-name="Domyślna_20_czcionka_20_akapitu"><text:span text:style-name="T1">Radość, którą niesiemy innym, zawsze do nas powróci</text:span></text:span></text:p>
      <text:p text:style-name="Standard"><text:span text:style-name="Domyślna_20_czcionka_20_akapitu"><text:span text:style-name="T2">Zenta Maurina</text:span></text:span></text:p>
      <text:p text:style-name="P2"/>
      <text:p text:style-name="Standard"><text:span text:style-name="Domyślna_20_czcionka_20_akapitu"><text:span text:style-name="T1">Codziennie trzeba starać się wykraczać poza swoje możliwości</text:span></text:span></text:p>
      <text:p text:style-name="Standard"><text:span text:style-name="Domyślna_20_czcionka_20_akapitu"><text:span text:style-name="T2">Masutatsu Oyama</text:span></text:span></text:p>
      <text:p text:style-name="P2"/>
      <text:p text:style-name="Standard"><text:soft-page-break/><text:span text:style-name="Domyślna_20_czcionka_20_akapitu"><text:span text:style-name="T1">Jeśli nie przygotujesz własnego planu na życie, jest duża szansa, że będziesz wykonywać plan kogoś innego. I zgadnij, co ten ktoś mógł Ci zaplanować? Nic wielkiego</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Być może dla świata jesteś tylko człowiekiem, ale dla niektórych ludzi jesteś całym światem</text:span></text:span></text:p>
      <text:p text:style-name="Standard"><text:span text:style-name="Domyślna_20_czcionka_20_akapitu"><text:span text:style-name="T2">Gabriel García Márquez</text:span></text:span></text:p>
      <text:p text:style-name="P2"/>
      <text:p text:style-name="Standard"><text:span text:style-name="Domyślna_20_czcionka_20_akapitu"><text:span text:style-name="T1">Wykorzystaj czas na doskonalenie się poprzez czytanie dzieł innych ludzi, aby łatwo osiągnąć to, na co oni ciężko zapracowali</text:span></text:span></text:p>
      <text:p text:style-name="Standard"><text:span text:style-name="Domyślna_20_czcionka_20_akapitu"><text:span text:style-name="T2">Sokrates</text:span></text:span></text:p>
      <text:p text:style-name="P2"/>
      <text:p text:style-name="Standard"><text:span text:style-name="Domyślna_20_czcionka_20_akapitu"><text:span text:style-name="T1">Strzały, których nie wypuszczasz, nigdy nie trafią do celu</text:span></text:span></text:p>
      <text:p text:style-name="Standard"><text:span text:style-name="Domyślna_20_czcionka_20_akapitu"><text:span text:style-name="T2">Wayne Gretzky</text:span></text:span></text:p>
      <text:p text:style-name="P2"/>
      <text:p text:style-name="Standard"><text:span text:style-name="Domyślna_20_czcionka_20_akapitu"><text:span text:style-name="T1">Twoja siła jest proporcjonalna do umiejętności relaksowania się</text:span></text:span></text:p>
      <text:p text:style-name="Standard"><text:span text:style-name="Domyślna_20_czcionka_20_akapitu"><text:span text:style-name="T2">David Allen</text:span></text:span></text:p>
      <text:p text:style-name="P2"/>
      <text:p text:style-name="Standard"><text:span text:style-name="Domyślna_20_czcionka_20_akapitu"><text:span text:style-name="T1">Czas nuży i męczy tylko tych, co żyją zajęci jedynie błahymi troskami</text:span></text:span></text:p>
      <text:p text:style-name="P2">Ivo Andrić</text:p>
      <text:p text:style-name="P2"/>
      <text:p text:style-name="Standard"><text:span text:style-name="Domyślna_20_czcionka_20_akapitu"><text:span text:style-name="T1">Czas jest tym, czego chcemy najbardziej, ale używamy najgorzej</text:span></text:span></text:p>
      <text:p text:style-name="Standard"><text:span text:style-name="Domyślna_20_czcionka_20_akapitu"><text:span text:style-name="T2">William Penn</text:span></text:span></text:p>
      <text:p text:style-name="P2"/>
      <text:p text:style-name="Standard"><text:span text:style-name="Domyślna_20_czcionka_20_akapitu"><text:span text:style-name="T1">To czy człowiek jest inteligentny poznaje się po jego odpowiedziach. To czy jest mądry, po pytaniach</text:span></text:span></text:p>
      <text:p text:style-name="Standard"><text:span text:style-name="Domyślna_20_czcionka_20_akapitu"><text:span text:style-name="T2">Nadżib Mahfuz</text:span></text:span></text:p>
      <text:p text:style-name="P2"/>
      <text:p text:style-name="Standard"><text:span text:style-name="Domyślna_20_czcionka_20_akapitu"><text:span text:style-name="T1">Jakość życia danej osoby jest wprost proporcjonalna do jej zaangażowania się w osiąganie doskonałości, bez względu na to, na jakim polu się o nią stara</text:span></text:span></text:p>
      <text:p text:style-name="Standard"><text:span text:style-name="Domyślna_20_czcionka_20_akapitu"><text:span text:style-name="T2">Vince Lombardi</text:span></text:span></text:p>
      <text:p text:style-name="P2"/>
      <text:p text:style-name="Standard"><text:span text:style-name="Domyślna_20_czcionka_20_akapitu"><text:span text:style-name="T1">Kto nadzieje w innych pokłada, celu nie osiąga</text:span></text:span></text:p>
      <text:p text:style-name="Standard"><text:span text:style-name="Domyślna_20_czcionka_20_akapitu"><text:span text:style-name="T2">Sima Qian</text:span></text:span></text:p>
      <text:p text:style-name="P2"/>
      <text:p text:style-name="Standard"><text:span text:style-name="Domyślna_20_czcionka_20_akapitu"><text:span text:style-name="T1">Jeśli chcesz poczuć się bogatym, policz tylko rzeczy, które masz, a których nie da się kupić za pieniądze</text:span></text:span></text:p>
      <text:p text:style-name="Standard"><text:span text:style-name="Domyślna_20_czcionka_20_akapitu"><text:span text:style-name="T2">przysłowie angielskie</text:span></text:span></text:p>
      <text:p text:style-name="P2"/>
      <text:p text:style-name="Standard"><text:span text:style-name="Domyślna_20_czcionka_20_akapitu"><text:span text:style-name="T1">Każdy nasz dzień jest pierwszym dniem reszty naszego życia. Dlatego naprawdę musimy zadbać o to, żeby wszystkie nasze dni były dobre</text:span></text:span></text:p>
      <text:p text:style-name="Standard"><text:span text:style-name="Domyślna_20_czcionka_20_akapitu"><text:span text:style-name="T2">Lama Ole Nydahl</text:span></text:span></text:p>
      <text:p text:style-name="P2"/>
      <text:p text:style-name="Standard"><text:span text:style-name="Domyślna_20_czcionka_20_akapitu"><text:span text:style-name="T1">Najlepszy sposób, by się rozweselić, to spróbować rozweselić kogoś innego</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Jeśli spędzasz zbyt wiele czasu myśląc o czymś, nigdy tego nie dokonasz</text:span></text:span></text:p>
      <text:p text:style-name="Standard"><text:span text:style-name="Domyślna_20_czcionka_20_akapitu"><text:span text:style-name="T2">Bruce Lee</text:span></text:span></text:p>
      <text:p text:style-name="P2"/>
      <text:p text:style-name="Standard"><text:span text:style-name="Domyślna_20_czcionka_20_akapitu"><text:span text:style-name="T1">Dysponując zwykłymi talentami i niezwykłą wytrwałością możesz osiągnąć wszystko</text:span></text:span></text:p>
      <text:p text:style-name="Standard"><text:span text:style-name="Domyślna_20_czcionka_20_akapitu"><text:span text:style-name="T2">Thomas Fowell Buxton</text:span></text:span></text:p>
      <text:p text:style-name="P2"/>
      <text:p text:style-name="Standard"><text:span text:style-name="Domyślna_20_czcionka_20_akapitu"><text:span text:style-name="T1">Jeżeli marzy tylko jeden człowiek, pozostanie to tylko marzeniem. Jeżeli zaś będziemy marzyć wszyscy razem, będzie to już początek nowej rzeczywistości</text:span></text:span></text:p>
      <text:p text:style-name="Standard"><text:soft-page-break/><text:span text:style-name="Domyślna_20_czcionka_20_akapitu"><text:span text:style-name="T2">Helder Pessoa Camara</text:span></text:span></text:p>
      <text:p text:style-name="P2"/>
      <text:p text:style-name="Standard"><text:span text:style-name="Domyślna_20_czcionka_20_akapitu"><text:span text:style-name="T1">Aby uniknąć krytyki - nic nie rób, nic nie mów, bądź nikim</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Cierpliwość jest gorzka, ale jej owoce są słodkie</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Nigdy nie widzę tego, co zostało zrobione, a tylko to, co jest jeszcze do zrobienia</text:span></text:span></text:p>
      <text:p text:style-name="Standard"><text:span text:style-name="Domyślna_20_czcionka_20_akapitu"><text:span text:style-name="T2">Maria Skłodowska-Curie</text:span></text:span></text:p>
      <text:p text:style-name="P2"/>
      <text:p text:style-name="Standard"><text:span text:style-name="Domyślna_20_czcionka_20_akapitu"><text:span text:style-name="T1">Przeciętny człowiek wydaje więcej pieniędzy na swój samochód niż na swój rozwój</text:span></text:span></text:p>
      <text:p text:style-name="Standard"><text:span text:style-name="Domyślna_20_czcionka_20_akapitu"><text:span text:style-name="T2">Umberto Saxer</text:span></text:span></text:p>
      <text:p text:style-name="P2"/>
      <text:p text:style-name="Standard"><text:span text:style-name="Domyślna_20_czcionka_20_akapitu"><text:span text:style-name="T1">Zawsze, kiedy Cię pytają, czy potrafisz coś zrobić, powiedz im "Oczywiście, że potrafię!" - i zajmij się zdobywaniem informacji, jak to zrobić</text:span></text:span></text:p>
      <text:p text:style-name="Standard"><text:span text:style-name="Domyślna_20_czcionka_20_akapitu"><text:span text:style-name="T2">Theodore Roosevelt</text:span></text:span></text:p>
      <text:p text:style-name="P2"/>
      <text:p text:style-name="Standard"><text:span text:style-name="Domyślna_20_czcionka_20_akapitu"><text:span text:style-name="T1">Bądź oszczędnym, abyś mógł być szczodrym</text:span></text:span></text:p>
      <text:p text:style-name="Standard"><text:span text:style-name="Domyślna_20_czcionka_20_akapitu"><text:span text:style-name="T2">Aleksander Fredro</text:span></text:span></text:p>
      <text:p text:style-name="P2"/>
      <text:p text:style-name="Standard"><text:span text:style-name="Domyślna_20_czcionka_20_akapitu"><text:span text:style-name="T1">Zawsze narzekamy, że życie jest takie krótkie, a zachowujemy się, jakby nie miało końca</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Moją wielką ambicją jest umrzeć raczej z wyczerpania niż z nudów</text:span></text:span></text:p>
      <text:p text:style-name="Standard"><text:span text:style-name="Domyślna_20_czcionka_20_akapitu"><text:span text:style-name="T2">Angus Grossart</text:span></text:span></text:p>
      <text:p text:style-name="P2"/>
      <text:p text:style-name="Standard"><text:span text:style-name="Domyślna_20_czcionka_20_akapitu"><text:span text:style-name="T1">Mówiąc prosto - jesteś przekonany, że to rzeczy lub ludzie czynią Cię nieszczęśliwym, ale to nie jest trafne. To Ty czynisz siebie nieszczęśliwym</text:span></text:span></text:p>
      <text:p text:style-name="Standard"><text:span text:style-name="Domyślna_20_czcionka_20_akapitu"><text:span text:style-name="T2">Wayne Dyer</text:span></text:span></text:p>
      <text:p text:style-name="P2"/>
      <text:p text:style-name="Standard"><text:span text:style-name="Domyślna_20_czcionka_20_akapitu"><text:span text:style-name="T1">Być dobrym. To dobry interes</text:span></text:span></text:p>
      <text:p text:style-name="Standard"><text:span text:style-name="Domyślna_20_czcionka_20_akapitu"><text:span text:style-name="T2">Anita Roddick</text:span></text:span></text:p>
      <text:p text:style-name="P2"/>
      <text:p text:style-name="Standard"><text:span text:style-name="Domyślna_20_czcionka_20_akapitu"><text:span text:style-name="T1">Musisz brać za siebie odpowiedzialność. Nie możesz zmienić okoliczności, pór roku, ani wiatru, ale możesz zmienić siebie. To jest coś, nad czym masz władz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Wszystko co doskonałe, dojrzewa powoli</text:span></text:span></text:p>
      <text:p text:style-name="Standard"><text:span text:style-name="Domyślna_20_czcionka_20_akapitu"><text:span text:style-name="T2">Arthur Schopenhauer</text:span></text:span></text:p>
      <text:p text:style-name="P2"/>
      <text:p text:style-name="Standard"><text:span text:style-name="Domyślna_20_czcionka_20_akapitu"><text:span text:style-name="T1">Zwracaj swoją twarz w kierunku słońca, a nigdy nie zobaczysz cienia</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Strzeżcie się drobnych wydatków, mała dziurka bywa często przyczyną zatonięcia wielkiego statku</text:span></text:span></text:p>
      <text:p text:style-name="Standard"><text:span text:style-name="Domyślna_20_czcionka_20_akapitu"><text:span text:style-name="T2">Benjamin Franklin</text:span></text:span></text:p>
      <text:p text:style-name="P2"/>
      <text:p text:style-name="P2">Wszystko jest możliwe. Mogą Ci mówić, że masz 90% szans, 50% szans lub 1% szans, ale to Ty musisz wierzyć i walczyć</text:p>
      <text:p text:style-name="Standard"><text:span text:style-name="Domyślna_20_czcionka_20_akapitu"><text:span text:style-name="T2">Lance Armstrong</text:span></text:span></text:p>
      <text:p text:style-name="P2"><text:soft-page-break/></text:p>
      <text:p text:style-name="Standard"><text:span text:style-name="Domyślna_20_czcionka_20_akapitu"><text:span text:style-name="T1">Jeśli nie masz pojęcia o diamentach, poznaj jubilera</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Najlepszym sposobem, by się odnaleźć jest zatracenie się w służbie innym</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Trudno być kowalem własnego losu w cudzej kuźni</text:span></text:span></text:p>
      <text:p text:style-name="Standard"><text:span text:style-name="Domyślna_20_czcionka_20_akapitu"><text:span text:style-name="T2">Jacek Wejroch</text:span></text:span></text:p>
      <text:p text:style-name="P2"/>
      <text:p text:style-name="Standard"><text:span text:style-name="Domyślna_20_czcionka_20_akapitu"><text:span text:style-name="T1">Robię to, na czym się najbardziej znam, najlepiej, jak potrafię i zamierzam to robić aż do końca</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Pieniądz, który człowiek posiada to swoboda, ten za którym goni, to niewola</text:span></text:span></text:p>
      <text:p text:style-name="Standard"><text:span text:style-name="Domyślna_20_czcionka_20_akapitu"><text:span text:style-name="T2">Jean Jacques Rousseau</text:span></text:span></text:p>
      <text:p text:style-name="P2"/>
      <text:p text:style-name="Standard"><text:span text:style-name="Domyślna_20_czcionka_20_akapitu"><text:span text:style-name="T1">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Od czasu do czasu trzeba odpocząć od nieróbstwa</text:span></text:span></text:p>
      <text:p text:style-name="Standard"><text:span text:style-name="Domyślna_20_czcionka_20_akapitu"><text:span text:style-name="T2">Dietrich Bonhoeffer</text:span></text:span></text:p>
      <text:p text:style-name="P2"/>
      <text:p text:style-name="Standard"><text:span text:style-name="Domyślna_20_czcionka_20_akapitu"><text:span text:style-name="T1">Urodziłeś się po to, by wieść nadzwyczajne życie, robić nadzwyczajne rzeczy i pomóc nadzwyczajnej liczbie ludzi</text:span></text:span></text:p>
      <text:p text:style-name="Standard"><text:span text:style-name="Domyślna_20_czcionka_20_akapitu"><text:span text:style-name="T2">Mike Litman</text:span></text:span></text:p>
      <text:p text:style-name="P2"/>
      <text:p text:style-name="Standard"><text:span text:style-name="Domyślna_20_czcionka_20_akapitu"><text:span text:style-name="T1">To nie więksi pokonują mniejszych tylko szybsi wolniejszych</text:span></text:span></text:p>
      <text:p text:style-name="Standard"><text:span text:style-name="Domyślna_20_czcionka_20_akapitu"><text:span text:style-name="T2">Umberto Saxer</text:span></text:span></text:p>
      <text:p text:style-name="P2"/>
      <text:p text:style-name="Standard"><text:span text:style-name="Domyślna_20_czcionka_20_akapitu"><text:span text:style-name="T1">Puste kieszenie nigdy nie powstrzymały nikogo przed podjęciem działania. Mogą to zrobić tylko puste głowy i puste serca</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Nie tylko ufaj opatrzności, ale także dbaj o to, by ci proch nie zwilgotniał</text:span></text:span></text:p>
      <text:p text:style-name="Standard"><text:span text:style-name="Domyślna_20_czcionka_20_akapitu"><text:span text:style-name="T2">Oliver Cromwell</text:span></text:span></text:p>
      <text:p text:style-name="P2"/>
      <text:p text:style-name="Standard"><text:span text:style-name="Domyślna_20_czcionka_20_akapitu"><text:span text:style-name="T1">Kontroluj swoje przeznaczenie albo ktoś inny zrobi to za Ciebie</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Każdemu programowi działania towarzyszą koszty i ryzyko, ale są one o wiele mniejsze niż koszty i ryzyko luksusu niepodejmowania żadnych działań</text:span></text:span></text:p>
      <text:p text:style-name="Standard"><text:span text:style-name="Domyślna_20_czcionka_20_akapitu"><text:span text:style-name="T2">John Fitzgerald Kennedy</text:span></text:span></text:p>
      <text:p text:style-name="P2"/>
      <text:p text:style-name="Standard"><text:span text:style-name="Domyślna_20_czcionka_20_akapitu"><text:span text:style-name="T1">Samym gadaniem ryżu nie ugotujesz</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Zamartwianie się na zapas zastąpmy myśleniem i planowaniem na zapas</text:span></text:span></text:p>
      <text:p text:style-name="Standard"><text:span text:style-name="Domyślna_20_czcionka_20_akapitu"><text:span text:style-name="T2">Winston Churchill</text:span></text:span></text:p>
      <text:p text:style-name="P2"><text:soft-page-break/></text:p>
      <text:p text:style-name="Standard"><text:span text:style-name="Domyślna_20_czcionka_20_akapitu"><text:span text:style-name="T1">Prosty, klarowny cel i zasady sprzyjają złożonym i inteligentnym zachowaniom. Złożone zasady i przepisy sprzyjają prostym i głupim zachowaniom</text:span></text:span></text:p>
      <text:p text:style-name="Standard"><text:span text:style-name="Domyślna_20_czcionka_20_akapitu"><text:span text:style-name="T2">Dee Ward Hock</text:span></text:span></text:p>
      <text:p text:style-name="P2"/>
      <text:p text:style-name="Standard"><text:span text:style-name="Domyślna_20_czcionka_20_akapitu"><text:span text:style-name="T1">Kiedy zorientujesz się, że jesteś w dołku, przestań kopać</text:span></text:span></text:p>
      <text:p text:style-name="Standard"><text:span text:style-name="Domyślna_20_czcionka_20_akapitu"><text:span text:style-name="T2">Will Rogers</text:span></text:span></text:p>
      <text:p text:style-name="P2"/>
      <text:p text:style-name="Standard"><text:span text:style-name="Domyślna_20_czcionka_20_akapitu"><text:span text:style-name="T1">Robiąc rzeczy małe, musisz myśleć o rzeczach wielkich po to, by wszystkie rzeczy małe szły w dobrym kierunku</text:span></text:span></text:p>
      <text:p text:style-name="Standard"><text:span text:style-name="Domyślna_20_czcionka_20_akapitu"><text:span text:style-name="T2">Alvin Toffler</text:span></text:span></text:p>
      <text:p text:style-name="P2"/>
      <text:p text:style-name="Standard"><text:span text:style-name="Domyślna_20_czcionka_20_akapitu"><text:span text:style-name="T1">Chwała elastycznym, albowiem oni nigdy się nie złamią</text:span></text:span></text:p>
      <text:p text:style-name="Standard"><text:span text:style-name="Domyślna_20_czcionka_20_akapitu"><text:span text:style-name="T2">Michael McGriffy</text:span></text:span></text:p>
      <text:p text:style-name="P2"/>
      <text:p text:style-name="Standard"><text:span text:style-name="Domyślna_20_czcionka_20_akapitu"><text:span text:style-name="T1">Wizja to nie wszystko. Nie wystarczy wpatrywać się w schody; musimy wspinać się po ich stopniach</text:span></text:span></text:p>
      <text:p text:style-name="Standard"><text:span text:style-name="Domyślna_20_czcionka_20_akapitu"><text:span text:style-name="T2">Václav Havel</text:span></text:span></text:p>
      <text:p text:style-name="P2"/>
      <text:p text:style-name="Standard"><text:span text:style-name="Domyślna_20_czcionka_20_akapitu"><text:span text:style-name="T1">Myśl jak człowiek działający, działaj jak człowiek myślący</text:span></text:span></text:p>
      <text:p text:style-name="Standard"><text:span text:style-name="Domyślna_20_czcionka_20_akapitu"><text:span text:style-name="T2">Henri Bergson</text:span></text:span></text:p>
      <text:p text:style-name="P2"/>
      <text:p text:style-name="Standard"><text:span text:style-name="Domyślna_20_czcionka_20_akapitu"><text:span text:style-name="T1">Zawsze się znajdzie odpowiednia filozofia do braku odwagi</text:span></text:span></text:p>
      <text:p text:style-name="Standard"><text:span text:style-name="Domyślna_20_czcionka_20_akapitu"><text:span text:style-name="T2">Albert Camus</text:span></text:span></text:p>
      <text:p text:style-name="P2"/>
      <text:p text:style-name="Standard"><text:span text:style-name="Domyślna_20_czcionka_20_akapitu"><text:span text:style-name="T1">Życie większości ludzi jest bezpośrednim odzwierciedleniem ich grup koleżeńskich</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Początek każdego przyzwyczajenia jest jak niewidzialna nitka, ale za każdym razem, gdy powtarzamy czynność, dodajemy kolejne włókna, aż otrzymamy grubą linę, która nieodwracalnie połączy nasze myśli i działania</text:span></text:span></text:p>
      <text:p text:style-name="Standard"><text:span text:style-name="Domyślna_20_czcionka_20_akapitu"><text:span text:style-name="T2">Orison Swett Marden</text:span></text:span></text:p>
      <text:p text:style-name="P2"/>
      <text:p text:style-name="Standard"><text:span text:style-name="Domyślna_20_czcionka_20_akapitu"><text:span text:style-name="T1">Więcej ludzi marnuje czas i energię roztrząsając problemy niż rzeczywiście próbując je rozwiązać</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ma łatwej drogi z ziemi ku gwiazdom</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Połowa osiągnięcia celu to jego prawidłowe wyznaczenie</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Ktoś, kto chce ładnie utrzymać swój ogród, nie przeznacza ani kawałka ziemi na chwasty</text:span></text:span></text:p>
      <text:p text:style-name="Standard"><text:span text:style-name="Domyślna_20_czcionka_20_akapitu"><text:span text:style-name="T2">Dag Hammarskjöld</text:span></text:span></text:p>
      <text:p text:style-name="P2"/>
      <text:p text:style-name="Standard"><text:span text:style-name="Domyślna_20_czcionka_20_akapitu"><text:span text:style-name="T1">Niech błędy wynikają z ambicji, a nie z lenistwa. Rozwiń w sobie siłę do robienia śmiałych rzeczy, a nie do znoszenia cierpienia</text:span></text:span></text:p>
      <text:p text:style-name="Standard"><text:span text:style-name="Domyślna_20_czcionka_20_akapitu"><text:span text:style-name="T2">Niccol</text:span></text:span><text:span text:style-name="Domyślna_20_czcionka_20_akapitu"><text:span text:style-name="T3">a</text:span></text:span><text:span text:style-name="Domyślna_20_czcionka_20_akapitu"><text:span text:style-name="T2"> Machiavelli</text:span></text:span></text:p>
      <text:p text:style-name="P2"/>
      <text:p text:style-name="Standard"><text:span text:style-name="Domyślna_20_czcionka_20_akapitu"><text:span text:style-name="T1">Nasze działania nie zawsze dają poczucie szczęścia, ale nie ma szczęścia bez działania</text:span></text:span></text:p>
      <text:p text:style-name="Standard"><text:span text:style-name="Domyślna_20_czcionka_20_akapitu"><text:span text:style-name="T2">Benjamin Disraeli</text:span></text:span></text:p>
      <text:p text:style-name="P2"><text:soft-page-break/></text:p>
      <text:p text:style-name="Standard"><text:span text:style-name="Domyślna_20_czcionka_20_akapitu"><text:span text:style-name="T1">Mistrzowskie wykonanie czegoś, czego w ogóle nie trzeba wykonać, jest ni mniej, ni więcej, tylko marnotrawstwem czasu</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Człowiek jest wielki nie przez to, co posiada, lecz przez to kim jest, nie przez to, co ma, lecz przez to, czym dzieli się z innymi</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I kiedy czegoś gorąco pragniesz, to cały wszechświat sprzyja potajemnie twojemu pragnieniu</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Bezcelowe są zabiegi o dobre plony, gdy ziarno źle posiano</text:span></text:span></text:p>
      <text:p text:style-name="Standard"><text:span text:style-name="Domyślna_20_czcionka_20_akapitu"><text:span text:style-name="T2">Mo Di</text:span></text:span></text:p>
      <text:p text:style-name="P2"/>
      <text:p text:style-name="Standard"><text:span text:style-name="Domyślna_20_czcionka_20_akapitu"><text:span text:style-name="T1">Wielkie rzeczy nie powstają w wyniku impulsu, a w wyniku poskładania małych rzeczy w jedną całość</text:span></text:span></text:p>
      <text:p text:style-name="Standard"><text:span text:style-name="Domyślna_20_czcionka_20_akapitu"><text:span text:style-name="T2">Vincent Van Gogh</text:span></text:span></text:p>
      <text:p text:style-name="P2"/>
      <text:p text:style-name="Standard"><text:span text:style-name="Domyślna_20_czcionka_20_akapitu"><text:span text:style-name="T1">Nie ma różnicy między pesymistą mówiącym: "Och, to beznadziejna sprawa, więc nawet nie zawracaj sobie głowy, żeby coś z tym zrobić" i optymistą mówiącym: "Nie martw się o nic, wszystko będzie dobrze". W każdym przypadku nie wydarzy się nic</text:span></text:span></text:p>
      <text:p text:style-name="Standard"><text:span text:style-name="Domyślna_20_czcionka_20_akapitu"><text:span text:style-name="T2">Yvon Chouinard</text:span></text:span></text:p>
      <text:p text:style-name="P2"/>
      <text:p text:style-name="Standard"><text:span text:style-name="Domyślna_20_czcionka_20_akapitu"><text:span text:style-name="T1">Nawet najbardziej praktyczna, piękna i wykonalna filozofia na świecie nie zadziała, jeśli Ty nie będziesz działać</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Najwyższą doskonałość osiąga człowiek, znajdując własne niedoskonałośc</text:span></text:span></text:p>
      <text:p text:style-name="Standard"><text:span text:style-name="Domyślna_20_czcionka_20_akapitu"><text:span text:style-name="T2">św. Augustyn</text:span></text:span></text:p>
      <text:p text:style-name="P2"/>
      <text:p text:style-name="Standard"><text:span text:style-name="Domyślna_20_czcionka_20_akapitu"><text:span text:style-name="T1">Człowiek potrzebuje odrobiny szaleństwa, inaczej nie zdobędzie się na to, by odciąć linę i być wolnym</text:span></text:span></text:p>
      <text:p text:style-name="Standard"><text:span text:style-name="Domyślna_20_czcionka_20_akapitu"><text:span text:style-name="T2">Nikos Kazantzakis</text:span></text:span></text:p>
      <text:p text:style-name="P2"/>
      <text:p text:style-name="Standard"><text:span text:style-name="Domyślna_20_czcionka_20_akapitu"><text:span text:style-name="T1">Pogoń za małymi zyskami zasłania wielkie korzyści</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To, co za nami, i to, co przed nami, ma niewielkie znaczenie w porównaniu z tym, co jest w nas</text:span></text:span></text:p>
      <text:p text:style-name="Standard"><text:span text:style-name="Domyślna_20_czcionka_20_akapitu"><text:span text:style-name="T2">Oliver Wendell Holmes</text:span></text:span></text:p>
      <text:p text:style-name="P2"/>
      <text:p text:style-name="Standard"><text:span text:style-name="Domyślna_20_czcionka_20_akapitu"><text:span text:style-name="T1">Najwięcej czasu traci się na przystępowanie do pracy</text:span></text:span></text:p>
      <text:p text:style-name="Standard"><text:span text:style-name="Domyślna_20_czcionka_20_akapitu"><text:span text:style-name="T2">Dawson Trotman</text:span></text:span></text:p>
      <text:p text:style-name="P2"/>
      <text:p text:style-name="Standard"><text:span text:style-name="Domyślna_20_czcionka_20_akapitu"><text:span text:style-name="T1">Rozsądny człowiek przystosowuje się do świata; nierozsądny uparcie stara się dostosować świat do siebie. Zatem cały postęp opiera się na ludziach nierozsądnych</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Szczęście nie jest ani dziełem przypadku, ani darem bogów. Szczęście to coś, co każdy z nas musi wypracować dla samego siebi</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Ogromna ilość talentu zostaje stracona dla świata przez brak odrobiny odwagi</text:span></text:span></text:p>
      <text:p text:style-name="Standard"><text:span text:style-name="Domyślna_20_czcionka_20_akapitu"><text:span text:style-name="T2">Sydney Smith</text:span></text:span></text:p>
      <text:p text:style-name="P2"><text:soft-page-break/></text:p>
      <text:p text:style-name="Standard"><text:span text:style-name="Domyślna_20_czcionka_20_akapitu"><text:span text:style-name="T1">Każdy człowiek sukcesu przekonuje się, że wielki sukces leży odrobinę dalej niż ten etap, na którym nabrał pewności, że pomysł się nie sprawdzi</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Innym słowem na określenie powodzenia jest upór</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Jeśli to, co robisz nie zbliża Cię do Twoich celów, oznacza to, że Cię od nich oddala</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 sukces składa się szereg codziennych małych zwycięstw</text:span></text:span></text:p>
      <text:p text:style-name="Standard"><text:span text:style-name="Domyślna_20_czcionka_20_akapitu"><text:span text:style-name="T2">Laddie F. Hutar</text:span></text:span></text:p>
      <text:p text:style-name="P2"/>
      <text:p text:style-name="Standard"><text:span text:style-name="Domyślna_20_czcionka_20_akapitu"><text:span text:style-name="T1">Koncentracja to klucz do wyników gospodarczych. Żadna inna zasada efektywności nie jest dzisiaj pogwałcana tak często, jak podstawowa zasada koncentracji... Nasze motto zdaję się brzmieć: zróbmy po odrobinie wszystkiego</text:span></text:span></text:p>
      <text:p text:style-name="Standard"><text:span text:style-name="Domyślna_20_czcionka_20_akapitu"><text:span text:style-name="T2">Peter Drucke</text:span></text:span></text:p>
      <text:p text:style-name="P2"/>
      <text:p text:style-name="Standard"><text:span text:style-name="Domyślna_20_czcionka_20_akapitu"><text:span text:style-name="T1">Nic szybciej nie postarza człowieka niż częste myślenie o tym, że się starzeje</text:span></text:span></text:p>
      <text:p text:style-name="Standard"><text:span text:style-name="Domyślna_20_czcionka_20_akapitu"><text:span text:style-name="T2">Georg Christoph Lichtenberg</text:span></text:span></text:p>
      <text:p text:style-name="P2"/>
      <text:p text:style-name="Standard"><text:span text:style-name="Domyślna_20_czcionka_20_akapitu"><text:span text:style-name="T1">Twoje szanse na sukces są wprost proporcjonalne do stopnia przyjemności, jaką czerpiesz z tego, co robisz</text:span></text:span></text:p>
      <text:p text:style-name="Standard"><text:span text:style-name="Domyślna_20_czcionka_20_akapitu"><text:span text:style-name="T2">Michael Korda</text:span></text:span></text:p>
      <text:p text:style-name="P2"/>
      <text:p text:style-name="Standard"><text:span text:style-name="Domyślna_20_czcionka_20_akapitu"><text:span text:style-name="T1">Przygotowanie to klucz do sukcesu i zwycięstwa. Im więcej się pocisz w czasie pokoju, tym mniej krwawisz w czasie wojn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Wielu życiowych nieudaczników to ludzie, którzy nie zdawali sobie sprawy, jak bliscy są sukcesu, kiedy dali za wygraną</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iatry i fale zawsze sprzyjają najlepszym nawigatorom</text:span></text:span></text:p>
      <text:p text:style-name="Standard"><text:span text:style-name="Domyślna_20_czcionka_20_akapitu"><text:span text:style-name="T2">Edward Gibbon</text:span></text:span></text:p>
      <text:p text:style-name="P2"/>
      <text:p text:style-name="Standard"><text:span text:style-name="Domyślna_20_czcionka_20_akapitu"><text:span text:style-name="T1">Zanim umrę, chcę walczyć o życie. Dopóki mogę iść o własnych siłach, pójdę tam, gdzie zechcę</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Nic tak człowieka nie męczy, jak niedokończona robota, która nad nim wisi</text:span></text:span></text:p>
      <text:p text:style-name="Standard"><text:span text:style-name="Domyślna_20_czcionka_20_akapitu"><text:span text:style-name="T2">William James</text:span></text:span></text:p>
      <text:p text:style-name="P2"/>
      <text:p text:style-name="Standard"><text:span text:style-name="Domyślna_20_czcionka_20_akapitu"><text:span text:style-name="T1">Oto test pozwalający ustalić, czy Twoja misja na Ziemi jest zakończona: jeśli wciąż żyjesz - nie jest</text:span></text:span></text:p>
      <text:p text:style-name="Standard"><text:span text:style-name="Domyślna_20_czcionka_20_akapitu"><text:span text:style-name="T2">Richard Bach</text:span></text:span></text:p>
      <text:p text:style-name="P2"/>
      <text:p text:style-name="Standard"><text:span text:style-name="Domyślna_20_czcionka_20_akapitu"><text:span text:style-name="T1">Postępuj zawsze właściwie. Da to satysfakcję kilku ludziom, a resztę zadziw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Bez względu na to, jak genialny ktoś może być, nigdy nie wzbudzi zaufania u swoich podwładnych i współpracowników, jeżeli brakować mu będzie zwykłej uczciwości i cywilnej odwagi</text:span></text:span></text:p>
      <text:p text:style-name="Standard"><text:span text:style-name="Domyślna_20_czcionka_20_akapitu"><text:span text:style-name="T2">Joseph Lawton Collins</text:span></text:span></text:p>
      <text:p text:style-name="P2"><text:soft-page-break/></text:p>
      <text:p text:style-name="Standard"><text:span text:style-name="Domyślna_20_czcionka_20_akapitu"><text:span text:style-name="T1">Zmień się zanim będziesz musiał</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Niemożliwe" to słowo dla głupców!</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Sposobem na zaczęcie jest skończenie mówienia i podjęcie działania</text:span></text:span></text:p>
      <text:p text:style-name="Standard"><text:span text:style-name="Domyślna_20_czcionka_20_akapitu"><text:span text:style-name="T2">Walt Disney</text:span></text:span></text:p>
      <text:p text:style-name="P2"/>
      <text:p text:style-name="Standard"><text:span text:style-name="Domyślna_20_czcionka_20_akapitu"><text:span text:style-name="T1">Twój los kształtuje się w momentach podejmowania decyzji</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Mądry człowiek robi od razu to, co głupiec robi w końcu</text:span></text:span></text:p>
      <text:p text:style-name="Standard"><text:span text:style-name="Domyślna_20_czcionka_20_akapitu"><text:span text:style-name="T2">Baltasar Gracian</text:span></text:span></text:p>
      <text:p text:style-name="P2"/>
      <text:p text:style-name="Standard"><text:span text:style-name="Domyślna_20_czcionka_20_akapitu"><text:span text:style-name="T1">Patrząc zawsze przed siebie, myśląc o tym, jak zrobić jeszcze więcej, osiągniesz stan umysłu, w którym nie ma rzeczy niemożliwych</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Jestem przekonany, że nie należy motywować ludzi. Należy natomiast angażować zmotywowanych ludzi, a potem pilnować, by ich nie zdemotywować</text:span></text:span></text:p>
      <text:p text:style-name="Standard"><text:span text:style-name="Domyślna_20_czcionka_20_akapitu"><text:span text:style-name="T2">Tom Golisano</text:span></text:span></text:p>
      <text:p text:style-name="P2"/>
      <text:p text:style-name="P2">Być może działanie, które podejmiesz, zostanie uwieńczone sukcesem; być może konieczne będą po nim jeszcze inne działania czy adaptacje. Ale każde działanie jest lepsze niż całkowity brak działania</text:p>
      <text:p text:style-name="P2">Norman Vincent Peale</text:p>
      <text:p text:style-name="P2"/>
      <text:p text:style-name="Standard"><text:span text:style-name="Domyślna_20_czcionka_20_akapitu"><text:span text:style-name="T1">Jedyną rzeczą, która jest konieczna, by zatryumfowało zło jest to, by dobry człowiek pozostał bierny</text:span></text:span></text:p>
      <text:p text:style-name="Standard"><text:span text:style-name="Domyślna_20_czcionka_20_akapitu"><text:span text:style-name="T2">Edmund Burke</text:span></text:span></text:p>
      <text:p text:style-name="P2"/>
      <text:p text:style-name="Standard"><text:span text:style-name="Domyślna_20_czcionka_20_akapitu"><text:span text:style-name="T1">Nie mogłem się doczekać na sukces, więc ruszyłem naprzód bez niego</text:span></text:span></text:p>
      <text:p text:style-name="Standard"><text:span text:style-name="Domyślna_20_czcionka_20_akapitu"><text:span text:style-name="T2">Jonathan Winters</text:span></text:span></text:p>
      <text:p text:style-name="P2"/>
      <text:p text:style-name="Standard"><text:span text:style-name="Domyślna_20_czcionka_20_akapitu"><text:span text:style-name="T1">Skoncentruj swoje siły i zdolności, skomasuj energię, całym sobą skup się na mistrzowskim opanowaniu jednej dziedziny</text:span></text:span></text:p>
      <text:p text:style-name="Standard"><text:span text:style-name="Domyślna_20_czcionka_20_akapitu"><text:span text:style-name="T2">John Haggai</text:span></text:span></text:p>
      <text:p text:style-name="P2"/>
      <text:p text:style-name="Standard"><text:span text:style-name="Domyślna_20_czcionka_20_akapitu"><text:span text:style-name="T1">Tylko ten nie popełnia błędów, kto nic nie robi</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Jeśli chcesz gdzieś dojść, najlepiej znajdź kogoś, kto już tam doszedł</text:span></text:span></text:p>
      <text:p text:style-name="Standard"><text:span text:style-name="Domyślna_20_czcionka_20_akapitu"><text:span text:style-name="T2">Robert Kiyosaki</text:span></text:span></text:p>
      <text:p text:style-name="P2"/>
      <text:p text:style-name="Standard"><text:span text:style-name="Domyślna_20_czcionka_20_akapitu"><text:span text:style-name="T1">Jutro to jedyny dzień w roku, który pociąga lenia</text:span></text:span></text:p>
      <text:p text:style-name="Standard"><text:span text:style-name="Domyślna_20_czcionka_20_akapitu"><text:span text:style-name="T2">Jimmy Lyons</text:span></text:span></text:p>
      <text:p text:style-name="P2"/>
      <text:p text:style-name="Standard"><text:span text:style-name="Domyślna_20_czcionka_20_akapitu"><text:span text:style-name="T1">Życie jest zbyt krótkie, by było małe</text:span></text:span></text:p>
      <text:p text:style-name="Standard"><text:span text:style-name="Domyślna_20_czcionka_20_akapitu"><text:span text:style-name="T2">Benjamin Disraeli</text:span></text:span></text:p>
      <text:p text:style-name="P2"/>
      <text:p text:style-name="Standard"><text:soft-page-break/><text:span text:style-name="Domyślna_20_czcionka_20_akapitu"><text:span text:style-name="T1">Nie czekaj! Właściwa chwila nigdy nie nadchodzi. Zacznij natychmiast - tu i teraz. Posługuj się narzędziami, jakie masz pod ręką, a lepsze znajdziesz w trakcie pracy</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Za dwadzieścia lat bardziej będziesz żałował tego, czego nie zrobiłeś, niż tego, co zrobiłeś. Więc odwiąż liny, opuść bezpieczną przystań. Złap w żagle pomyślne wiatry. Podróżuj, śnij, odkrywaj</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Starania, by robić wszystko, podobnie jak starania, by nie robić nic, wyssą z ciebie życie</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I drobnostek nie należy lekceważyć, bo one są podstawą doskonałości, a doskonałość nie jest drobnostką</text:span></text:span></text:p>
      <text:p text:style-name="Standard"><text:span text:style-name="Domyślna_20_czcionka_20_akapitu"><text:span text:style-name="T2">Michał Anioł</text:span></text:span></text:p>
      <text:p text:style-name="P2"/>
      <text:p text:style-name="Standard"><text:span text:style-name="Domyślna_20_czcionka_20_akapitu"><text:span text:style-name="T1">Jeśli robisz coś tak, jak przez ostatnie 10 lat, najprawdopodobniej robisz to źle</text:span></text:span></text:p>
      <text:p text:style-name="Standard"><text:span text:style-name="Domyślna_20_czcionka_20_akapitu"><text:span text:style-name="T2">Charles Kettering</text:span></text:span></text:p>
      <text:p text:style-name="P2"/>
      <text:p text:style-name="Standard"><text:span text:style-name="Domyślna_20_czcionka_20_akapitu"><text:span text:style-name="T1">Najpierw Cię ignorują. Potem śmieją się z Ciebie. Później z Tobą walczą. Później wygrywasz</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W swoim życiu musisz tylko kilka rzeczy zrobić dobrze, pod warunkiem, że nie robisz zbyt wielu rzeczy źle</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Żeby poruszyć świat, trzeba najpierw ruszyć się samemu</text:span></text:span></text:p>
      <text:p text:style-name="Standard"><text:span text:style-name="Domyślna_20_czcionka_20_akapitu"><text:span text:style-name="T2">Arystoteles</text:span></text:span></text:p>
      <text:p text:style-name="P2"/>
      <text:p text:style-name="Standard"><text:span text:style-name="Domyślna_20_czcionka_20_akapitu"><text:span text:style-name="T1">Twoje życie staje się lepsze tylko kiedy Ty stajesz się lepszym</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Gdziekolwiek będziesz, bądź tam bez reszty</text:span></text:span></text:p>
      <text:p text:style-name="Standard"><text:span text:style-name="Domyślna_20_czcionka_20_akapitu"><text:span text:style-name="T2">Jim Elliot</text:span></text:span></text:p>
      <text:p text:style-name="P2"/>
      <text:p text:style-name="Standard"><text:span text:style-name="Domyślna_20_czcionka_20_akapitu"><text:span text:style-name="T1">Człowiek, który wiele osiąga popełnia wiele błędów, ale nigdy nie popełnia największego błędu, jakim jest nie robienie niczego</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To możliwość spełniania marzeń sprawia, że życie jest tak fascynujące</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Za każdym razem, gdy mrugasz, poruszają się gwiazd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Standardowa edukacja zapewni Ci przeżycie. Samokształcenie - fortun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hciwość pieniędzy jest największą przeszkodą w otrzymywaniu ich</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ajlepszy sposób na osiągnięcie sukcesu to postępować według rad, które dajemy innym</text:span></text:span></text:p>
      <text:p text:style-name="Standard"><text:soft-page-break/><text:span text:style-name="Domyślna_20_czcionka_20_akapitu"><text:span text:style-name="T2">Harold Taylor</text:span></text:span></text:p>
      <text:p text:style-name="P2"/>
      <text:p text:style-name="Standard"><text:span text:style-name="Domyślna_20_czcionka_20_akapitu"><text:span text:style-name="T1">Sukces nigdy nie jest efektem "słomianego zapału" - tu trzeba przejść przez prawdziwy ogień</text:span></text:span></text:p>
      <text:p text:style-name="Standard"><text:span text:style-name="Domyślna_20_czcionka_20_akapitu"><text:span text:style-name="T2">James Madison</text:span></text:span></text:p>
      <text:p text:style-name="P2"/>
      <text:p text:style-name="Standard"><text:span text:style-name="Domyślna_20_czcionka_20_akapitu"><text:span text:style-name="T1">Nie jest cudem chodzenie po wodzie. Cudem jest chodzenie po zielonej ziemi, zanurzanie się w chwilę i poczucie, że żyjemy</text:span></text:span></text:p>
      <text:p text:style-name="Standard"><text:span text:style-name="Domyślna_20_czcionka_20_akapitu"><text:span text:style-name="T2">Thich Nhat Hanh</text:span></text:span></text:p>
      <text:p text:style-name="P2"/>
      <text:p text:style-name="Standard"><text:span text:style-name="Domyślna_20_czcionka_20_akapitu"><text:span text:style-name="T1">Weź życie we własne ręce. I co się wtedy stanie? Coś strasznego: nie będzie kogo obwiniać</text:span></text:span></text:p>
      <text:p text:style-name="Standard"><text:span text:style-name="Domyślna_20_czcionka_20_akapitu"><text:span text:style-name="T2">Erica Jon</text:span></text:span></text:p>
      <text:p text:style-name="P2"/>
      <text:p text:style-name="Standard"><text:span text:style-name="Domyślna_20_czcionka_20_akapitu"><text:span text:style-name="T1">Samodyscyplina to zdolność do zmuszenia się, by robić to, co powinno się zrobić, czy człowiek ma na to ochotę, czy nie</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Nie jest bogatym ten, kto dużo ma, lecz ten, kto dużo daje. Ten, kto jedynie gromadzi, kto zamartwia się z powodu jakiejś straty, jest w sferze psychologicznej biednym</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Znane są tysiące sposobów zabijania czasu, ale nikt nie wie, jak go wskrzesić</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Pierwszy warunek sukcesu: trzeba koncentrować fizyczną i umysłową energię wyłącznie na jednym zadaniu i nie poddawać się znużeniu</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Sukces to drabina, po której nie sposób wspiąć się z rękami w kieszeniach.</text:span></text:span></text:p>
      <text:p text:style-name="Standard"><text:span text:style-name="Domyślna_20_czcionka_20_akapitu"><text:span text:style-name="T2">Philip Wylie</text:span></text:span></text:p>
      <text:p text:style-name="P2"/>
      <text:p text:style-name="Standard"><text:span text:style-name="Domyślna_20_czcionka_20_akapitu"><text:span text:style-name="T1">Spraw, aby każdy dzień miał szansę stać się najpiękniejszym dniem Twojego życia</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Świat ustępuje z drogi, by pozwolić przejść każdemu, kto wie, dokąd zdąż</text:span></text:span></text:p>
      <text:p text:style-name="Standard"><text:span text:style-name="Domyślna_20_czcionka_20_akapitu"><text:span text:style-name="T2">David Star Jordan</text:span></text:span></text:p>
      <text:p text:style-name="P2"/>
      <text:p text:style-name="Standard"><text:span text:style-name="Domyślna_20_czcionka_20_akapitu"><text:span text:style-name="T1">Wyznacz swój kurs według gwiazd, nie według świateł każdego statku, który Cię mija</text:span></text:span></text:p>
      <text:p text:style-name="Standard"><text:span text:style-name="Domyślna_20_czcionka_20_akapitu"><text:span text:style-name="T2">Omar Bradley</text:span></text:span></text:p>
      <text:p text:style-name="P2"/>
      <text:p text:style-name="Standard"><text:span text:style-name="Domyślna_20_czcionka_20_akapitu"><text:span text:style-name="T1">Problemem większości ludzi jest to, że nie podejmują oni decyzji, by się wzbogacić - oni tylko o tym marzą</text:span></text:span></text:p>
      <text:p text:style-name="Standard"><text:span text:style-name="Domyślna_20_czcionka_20_akapitu"><text:span text:style-name="T2">Michael Masterson</text:span></text:span></text:p>
      <text:p text:style-name="P2"/>
      <text:p text:style-name="Standard"><text:span text:style-name="Domyślna_20_czcionka_20_akapitu"><text:span text:style-name="T1">Nikt nie staje się bogaty, jeśli nie wzbogaca innych</text:span></text:span></text:p>
      <text:p text:style-name="Standard"><text:span text:style-name="Domyślna_20_czcionka_20_akapitu"><text:span text:style-name="T2">Andrew Carnegie</text:span></text:span></text:p>
      <text:p text:style-name="P2"/>
      <text:p text:style-name="Standard"><text:span text:style-name="Domyślna_20_czcionka_20_akapitu"><text:span text:style-name="T1">Ludzie, którzy wciąż zdobywają szczyty to ci, którzy posiadają wizję zanim jeszcze nagroda jest wygrana. Widzą zwycięstwo wcześniej niż ktokolwiek inny</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Nie obawiaj się kroczenia naprzód powoli. Obawiaj się stania w miejscu.</text:span></text:span></text:p>
      <text:p text:style-name="Standard"><text:span text:style-name="Domyślna_20_czcionka_20_akapitu"><text:span text:style-name="T2">przysłowie japońskie</text:span></text:span></text:p>
      <text:p text:style-name="P2"><text:soft-page-break/></text:p>
      <text:p text:style-name="Standard"><text:span text:style-name="Domyślna_20_czcionka_20_akapitu"><text:span text:style-name="T1">Dobry plan konsekwentnie wykonany dzisiaj, jest lepszy, niż idealny plan wykonany jutro</text:span></text:span></text:p>
      <text:p text:style-name="Standard"><text:span text:style-name="Domyślna_20_czcionka_20_akapitu"><text:span text:style-name="T2">George Patton</text:span></text:span></text:p>
      <text:p text:style-name="P2"/>
      <text:p text:style-name="Standard"><text:span text:style-name="Domyślna_20_czcionka_20_akapitu"><text:span text:style-name="T1">Możesz być pewien, że jeśli poświęcisz swój czas i uwagę największej korzyści innych, Wszechświat będzie cię wspierał zawsze i w najwłaściwszej chwili</text:span></text:span></text:p>
      <text:p text:style-name="Standard"><text:span text:style-name="Domyślna_20_czcionka_20_akapitu"><text:span text:style-name="T2">Richard Buckminster Fuller</text:span></text:span></text:p>
      <text:p text:style-name="P2"/>
      <text:p text:style-name="Standard"><text:span text:style-name="Domyślna_20_czcionka_20_akapitu"><text:span text:style-name="T1">Żaden plan nie jest wart papieru, na którym go wydrukowano, jeżeli nie skłoni cię do działania</text:span></text:span></text:p>
      <text:p text:style-name="Standard"><text:span text:style-name="Domyślna_20_czcionka_20_akapitu"><text:span text:style-name="T2">William Danforth</text:span></text:span></text:p>
      <text:p text:style-name="P2"/>
      <text:p text:style-name="Standard"><text:span text:style-name="Domyślna_20_czcionka_20_akapitu"><text:span text:style-name="T1">Doskonałość to sztuka, którą osiąga się dzięki treningowi i nabieraniu nawyków. Nie dlatego postępujemy słusznie, że jesteśmy cnotliwi i doskonali, ale raczej zyskujemy te cechy, ponieważ postępujemy słusznie</text:span></text:span></text:p>
      <text:p text:style-name="Standard"><text:span text:style-name="Domyślna_20_czcionka_20_akapitu"><text:span text:style-name="T2">Arystoteles</text:span></text:span></text:p>
      <text:p text:style-name="P2"/>
      <text:p text:style-name="Standard"><text:span text:style-name="Domyślna_20_czcionka_20_akapitu"><text:span text:style-name="T1">Klęski się zdarzają. Nikt ich nie uniknie. Dlatego czasem lepiej przegrać bitwę o swoje marzenia niż zostać pokonanym, nie wiedząc, po co się walczyło</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Mogę podać wam liczącą osiem słów formułę na sukces: "przemyśl wszystko do końca - potem doprowadź do końca"</text:span></text:span></text:p>
      <text:p text:style-name="Standard"><text:span text:style-name="Domyślna_20_czcionka_20_akapitu"><text:span text:style-name="T2">Eddie Rickenbacker</text:span></text:span></text:p>
      <text:p text:style-name="P2"/>
      <text:p text:style-name="Standard"><text:span text:style-name="Domyślna_20_czcionka_20_akapitu"><text:span text:style-name="T1">Samozadowolenia to ostania bariera, jaką musi pokonać każdy zwycięzca, każda drużyna, zanim osiągnie potencjalną wielkość</text:span></text:span></text:p>
      <text:p text:style-name="Standard"><text:span text:style-name="Domyślna_20_czcionka_20_akapitu"><text:span text:style-name="T2">Pat Riley</text:span></text:span></text:p>
      <text:p text:style-name="P2"/>
      <text:p text:style-name="Standard"><text:span text:style-name="Domyślna_20_czcionka_20_akapitu"><text:span text:style-name="T1">Skoro i tak musisz myśleć, to dlaczego nie miałbyś myśleć wielkimi kategoriami?</text:span></text:span></text:p>
      <text:p text:style-name="Standard"><text:span text:style-name="Domyślna_20_czcionka_20_akapitu"><text:span text:style-name="T2">Donald Trump</text:span></text:span></text:p>
      <text:p text:style-name="P2"/>
      <text:p text:style-name="Standard"><text:span text:style-name="Domyślna_20_czcionka_20_akapitu"><text:span text:style-name="T1">Otrzymaliśmy kilka swoich najlepszych wyników, pozwalając szaleńcom biegać tam, gdzie nawet aniołowie stąpać się bali</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usisz najpierw wygrać w umyśle, zanim wygrasz w życiu.</text:span></text:span></text:p>
      <text:p text:style-name="Standard"><text:span text:style-name="Domyślna_20_czcionka_20_akapitu"><text:span text:style-name="T2">John Addison</text:span></text:span></text:p>
      <text:p text:style-name="P2"/>
      <text:p text:style-name="Standard"><text:span text:style-name="Domyślna_20_czcionka_20_akapitu"><text:span text:style-name="T1">Osiągnięcie sukcesu na jakąś poważniejszą skalę wymaga od ciebie przyjęcia na siebie odpowiedzialności... W ostatecznym rozliczeniu cechą, którą wykazują wszyscy ludzie sukcesu... jest zdolność do wzięcia na siebie odpowiedzialności</text:span></text:span></text:p>
      <text:p text:style-name="Standard"><text:span text:style-name="Domyślna_20_czcionka_20_akapitu"><text:span text:style-name="T2">Michael Korda</text:span></text:span></text:p>
      <text:p text:style-name="P2"/>
      <text:p text:style-name="Standard"><text:span text:style-name="Domyślna_20_czcionka_20_akapitu"><text:span text:style-name="T1">Robienie pierwszego kroku - to właśnie odróżnia zwycięzców od przegranych</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Nauczenie się ignorowania rzeczy jest najwspanialszą drogą do wewnętrznego spokoju</text:span></text:span></text:p>
      <text:p text:style-name="Standard"><text:span text:style-name="Domyślna_20_czcionka_20_akapitu"><text:span text:style-name="T2">Robert James Sawyer</text:span></text:span></text:p>
      <text:p text:style-name="P2"/>
      <text:p text:style-name="Standard"><text:span text:style-name="Domyślna_20_czcionka_20_akapitu"><text:span text:style-name="T1">Osoby o relatywnie skromnych możliwościach potrafią wiele osiągnąć, jeżeli bez reszty oddadzą się jednej jedynej sprawie</text:span></text:span></text:p>
      <text:p text:style-name="Standard"><text:span text:style-name="Domyślna_20_czcionka_20_akapitu"><text:span text:style-name="T2">Samuel Smiles</text:span></text:span></text:p>
      <text:p text:style-name="P2"/>
      <text:p text:style-name="Standard"><text:span text:style-name="Domyślna_20_czcionka_20_akapitu"><text:span text:style-name="T1">Człowiek jest bogaty proporcjonalnie do liczby rzeczy, bez których może się obyć</text:span></text:span></text:p>
      <text:p text:style-name="Standard"><text:soft-page-break/><text:span text:style-name="Domyślna_20_czcionka_20_akapitu"><text:span text:style-name="T2">Henry David Thoreau</text:span></text:span></text:p>
      <text:p text:style-name="P2"/>
      <text:p text:style-name="Standard"><text:span text:style-name="Domyślna_20_czcionka_20_akapitu"><text:span text:style-name="T1">Na tej drodze liczy się tylko pierwszy krok</text:span></text:span></text:p>
      <text:p text:style-name="Standard"><text:span text:style-name="Domyślna_20_czcionka_20_akapitu"><text:span text:style-name="T2">Jean-Baptiste-Marie Vianney</text:span></text:span></text:p>
      <text:p text:style-name="P2"/>
      <text:p text:style-name="Standard"><text:span text:style-name="Domyślna_20_czcionka_20_akapitu"><text:span text:style-name="T1">Siła moralna bardziej niż liczba decyduje o zwycięstwie</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Sukces to suma niewielkich starań powtarzanych bez wytchnienia</text:span></text:span></text:p>
      <text:p text:style-name="Standard"><text:span text:style-name="Domyślna_20_czcionka_20_akapitu"><text:span text:style-name="T2">Robert Collier</text:span></text:span></text:p>
      <text:p text:style-name="P2"/>
      <text:p text:style-name="Standard"><text:span text:style-name="Domyślna_20_czcionka_20_akapitu"><text:span text:style-name="T1">Trzymaj się z dala od ludzi, którzy próbują pomniejszać Twoje ambicje. Mali ludzie zawsze tak robią, a naprawdę wielcy sprawiają, że czujesz, że i Ty możesz być wielk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Mogę powiedzieć ile zarabiasz patrząc na to, jak szanujesz swój czas</text:span></text:span></text:p>
      <text:p text:style-name="Standard"><text:span text:style-name="Domyślna_20_czcionka_20_akapitu"><text:span text:style-name="T2">Mike Litman</text:span></text:span></text:p>
      <text:p text:style-name="P2"/>
      <text:p text:style-name="Standard"><text:span text:style-name="Domyślna_20_czcionka_20_akapitu"><text:span text:style-name="T1">Jeżeli wybierzesz odpowiednich ludzi i dasz im okazję do rozpostarcia skrzydeł - i poprzesz to odpowiednim wynagrodzeniem - nie będziesz musiał nimi kierować</text:span></text:span></text:p>
      <text:p text:style-name="Standard"><text:span text:style-name="Domyślna_20_czcionka_20_akapitu"><text:span text:style-name="T2">Jack Welch</text:span></text:span></text:p>
      <text:p text:style-name="P2"/>
      <text:p text:style-name="Standard"><text:span text:style-name="Domyślna_20_czcionka_20_akapitu"><text:span text:style-name="T1">Wiele złych kroków uczyniono, stojąc w miejscu</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Pomysły, z których korzystam to w większości pomysły innych ludzi, którzy sami ich nie rozwijają</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Nie płaci się za zamiary, lecz za pracę, którą wykonano</text:span></text:span></text:p>
      <text:p text:style-name="Standard"><text:span text:style-name="Domyślna_20_czcionka_20_akapitu"><text:span text:style-name="T2">Mencjusz</text:span></text:span></text:p>
      <text:p text:style-name="P2"/>
      <text:p text:style-name="Standard"><text:span text:style-name="Domyślna_20_czcionka_20_akapitu"><text:span text:style-name="T1">Bądź niczym bijące źródło, nie zaś jak staw, w którym zawsze stoi ta sama woda</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Efektowne osiągnięcia są skutkiem nieefektownych przygotowań</text:span></text:span></text:p>
      <text:p text:style-name="Standard"><text:span text:style-name="Domyślna_20_czcionka_20_akapitu"><text:span text:style-name="T2">John C. Maxwell</text:span></text:span></text:p>
      <text:p text:style-name="P2"/>
      <text:p text:style-name="Standard"><text:span text:style-name="Domyślna_20_czcionka_20_akapitu"><text:span text:style-name="T1">Poświęć określoną liczbę dni, w których będziesz zadowolony z najskromniejszego, najtańszego życia i najprostszego ubioru, na zadawanie sobie pytania, "Czy to jest właśnie to, czego się obawiam?"</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Jeśli zauważasz, że znajdujesz się po stronie większości, czas, byś się zatrzymał i zastanowił</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Za każdym razem osiągaj jedno. Za każdym razem ucz się jednego. Do chwili, gdy nauczysz się wszystki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Gdybym miał osiem godzin na ścięcie drzewa, spędziłbym sześć na ostrzeniu siekiery</text:span></text:span></text:p>
      <text:p text:style-name="Standard"><text:span text:style-name="Domyślna_20_czcionka_20_akapitu"><text:span text:style-name="T2">Abraham Lincoln</text:span></text:span></text:p>
      <text:p text:style-name="P2"><text:soft-page-break/></text:p>
      <text:p text:style-name="Standard"><text:span text:style-name="Domyślna_20_czcionka_20_akapitu"><text:span text:style-name="T1">Skoncentruj wszystkie myśli na zadaniu, które masz przed sobą. Promienie słońca nie palą, dopóki nie ulegną skupieniu</text:span></text:span></text:p>
      <text:p text:style-name="Standard"><text:span text:style-name="Domyślna_20_czcionka_20_akapitu"><text:span text:style-name="T2">Alexander Graham Bell</text:span></text:span></text:p>
      <text:p text:style-name="P2"/>
      <text:p text:style-name="Standard"><text:span text:style-name="Domyślna_20_czcionka_20_akapitu"><text:span text:style-name="T1">Dajcie mi wystarczająco długą dźwignię i miejsce, by ją oprzeć, a poruszę całą ziemię</text:span></text:span></text:p>
      <text:p text:style-name="Standard"><text:span text:style-name="Domyślna_20_czcionka_20_akapitu"><text:span text:style-name="T2">Archimedes</text:span></text:span></text:p>
      <text:p text:style-name="P2"/>
      <text:p text:style-name="Standard"><text:span text:style-name="Domyślna_20_czcionka_20_akapitu"><text:span text:style-name="T1">Kto wie, że popełnił błąd i nie próbuje go naprawić, popełnia drugi błąd</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Musicie od siebie wymagać, nawet gdyby inni od was nie wymagali</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Gdybym na początku swojej kariery jako przedsiębiorcy zapytał się klientów, czego chcą, wszyscy byliby zgodni: chcemy szybszych koni. Więc ich nie pytałem</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iej cierpliwość do wszystkiego, ale przede wszystkim miej cierpliwość do siebie. Nie trać odwagi przy rozważaniu własnych niedoskonałości, ale natychmiast zacznij im zaradzać - i codziennie zaczynaj tę działalność od nowa.</text:span></text:span></text:p>
      <text:p text:style-name="Standard"><text:span text:style-name="Domyślna_20_czcionka_20_akapitu"><text:span text:style-name="T2">św. Franciszek Salezy</text:span></text:span></text:p>
      <text:p text:style-name="P2"/>
      <text:p text:style-name="Standard"><text:span text:style-name="Domyślna_20_czcionka_20_akapitu"><text:span text:style-name="T1">Zrób pierwszy krok w wierze. Nie musisz widzieć całych schodów. Po prostu zrób pierwszy krok</text:span></text:span></text:p>
      <text:p text:style-name="Standard"><text:span text:style-name="Domyślna_20_czcionka_20_akapitu"><text:span text:style-name="T2">Martin Luter Kin</text:span></text:span><text:span text:style-name="Domyślna_20_czcionka_20_akapitu"><text:span text:style-name="T4">g</text:span></text:span></text:p>
      <text:p text:style-name="P2"/>
      <text:p text:style-name="Standard"><text:span text:style-name="Domyślna_20_czcionka_20_akapitu"><text:span text:style-name="T1">Pomyślna realizacja marzeń jest jak przypadek wozu i konia. Bez współpracy koni wóz pełen marzeń nigdzie nie dojedzie</text:span></text:span></text:p>
      <text:p text:style-name="Standard"><text:span text:style-name="Domyślna_20_czcionka_20_akapitu"><text:span text:style-name="T2">Rex Murphy</text:span></text:span></text:p>
      <text:p text:style-name="P2"/>
      <text:p text:style-name="Standard"><text:span text:style-name="Domyślna_20_czcionka_20_akapitu"><text:span text:style-name="T1">Wasz czas jest ograniczony, więc nie marnujcie go na życie cudzym życiem</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Dowodem wysokiego wykształcenia jest umiejętność mówienia o rzeczach największych w sposób najprostsz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Przyglądaj się bacznie swoim najbliższym powiązaniom w życiu, bo to one pokazują, w jakim kierunku zmierzasz.</text:span></text:span></text:p>
      <text:p text:style-name="Standard"><text:span text:style-name="Domyślna_20_czcionka_20_akapitu"><text:span text:style-name="T2">Kevin Eikenberry</text:span></text:span></text:p>
      <text:p text:style-name="P2"/>
      <text:p text:style-name="Standard"><text:span text:style-name="Domyślna_20_czcionka_20_akapitu"><text:span text:style-name="T1">Nie pozwól, by minął ci choć jeden dzień bez spojrzenia na doskonałe dzieło sztuki, wysłuchania wspaniałego utworu muzycznego i przeczytania, w części, jakiejś wspaniałej książki</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Nie ma poduszki miększej od czystego sumienia</text:span></text:span></text:p>
      <text:p text:style-name="Standard"><text:span text:style-name="Domyślna_20_czcionka_20_akapitu"><text:span text:style-name="T2">John Wooden</text:span></text:span></text:p>
      <text:p text:style-name="P2"/>
      <text:p text:style-name="Standard"><text:span text:style-name="Domyślna_20_czcionka_20_akapitu"><text:span text:style-name="T1">Być człowiekiem oznacza mieć wątpliwości i mimo to iść dalej swoją drogą</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Ludzie, którzy nigdy nie mają czasu, czynią najmniej</text:span></text:span><text:span text:style-name="Domyślna_20_czcionka_20_akapitu"><text:span text:style-name="T5"> !!!!!!!!!!!!!!!!!!!!!!!!!!!!!!!!!!</text:span></text:span></text:p>
      <text:p text:style-name="Standard"><text:span text:style-name="Domyślna_20_czcionka_20_akapitu"><text:span text:style-name="T2">Georg Christoph Lichtenberg</text:span></text:span></text:p>
      <text:p text:style-name="P2"><text:soft-page-break/></text:p>
      <text:p text:style-name="Standard"><text:span text:style-name="Domyślna_20_czcionka_20_akapitu"><text:span text:style-name="T1">To, o czym najwięcej myślimy, tym będziemy</text:span></text:span></text:p>
      <text:p text:style-name="Standard"><text:span text:style-name="Domyślna_20_czcionka_20_akapitu"><text:span text:style-name="T2">Prentice Mulford</text:span></text:span></text:p>
      <text:p text:style-name="P2"/>
      <text:p text:style-name="Standard"><text:span text:style-name="Domyślna_20_czcionka_20_akapitu"><text:span text:style-name="T1">Wybitność w ostatecznym rozliczeniu jest w wysokim stopniu wywołana męstwem - odwagą, by uciec od starych idei i starych standardów i szacownych sposobów robienia różnych rzeczy</text:span></text:span></text:p>
      <text:p text:style-name="Standard"><text:span text:style-name="Domyślna_20_czcionka_20_akapitu"><text:span text:style-name="T2">James Harvey Robinson</text:span></text:span></text:p>
      <text:p text:style-name="P2"/>
      <text:p text:style-name="Standard"><text:span text:style-name="Domyślna_20_czcionka_20_akapitu"><text:span text:style-name="T1">Zwycięzca wie, jak wiele się jeszcze musi nauczyć, nawet jeżeli przez innych uważany jest za mistrza. Przegrywający chce być uważany przez innych za mistrza, zanim nauczy się dość, by wiedzieć, jak niewiele wie</text:span></text:span></text:p>
      <text:p text:style-name="Standard"><text:span text:style-name="Domyślna_20_czcionka_20_akapitu"><text:span text:style-name="T2">Sydney J. Harris</text:span></text:span></text:p>
      <text:p text:style-name="P2"/>
      <text:p text:style-name="Standard"><text:span text:style-name="Domyślna_20_czcionka_20_akapitu"><text:span text:style-name="T1">Wykonuj nie tylko swoją pracę, ale też trochę ekstra. Nie wahaj się dać z siebie nieco więcej, bo ta drobna różnica jest warta całej reszty.</text:span></text:span></text:p>
      <text:p text:style-name="Standard"><text:span text:style-name="Domyślna_20_czcionka_20_akapitu"><text:span text:style-name="T2">Dean Briggs</text:span></text:span></text:p>
      <text:p text:style-name="P2"/>
      <text:p text:style-name="Standard"><text:span text:style-name="Domyślna_20_czcionka_20_akapitu"><text:span text:style-name="T1">Sekret sukcesu w życiu polega na tym, by człowiek był przygotowany na swoją chwilę, kiedy ta chwila nadejdzie.</text:span></text:span></text:p>
      <text:p text:style-name="Standard"><text:span text:style-name="Domyślna_20_czcionka_20_akapitu"><text:span text:style-name="T2">Benjamin Disraeli</text:span></text:span></text:p>
      <text:p text:style-name="P2"/>
      <text:p text:style-name="Standard"><text:span text:style-name="Domyślna_20_czcionka_20_akapitu"><text:span text:style-name="T1">Najbardziej ci do twarzy z uśmiechem</text:span></text:span></text:p>
      <text:p text:style-name="Standard"><text:span text:style-name="Domyślna_20_czcionka_20_akapitu"><text:span text:style-name="T2">Leonardo da Vinci</text:span></text:span></text:p>
      <text:p text:style-name="P2"/>
      <text:p text:style-name="Standard"><text:span text:style-name="Domyślna_20_czcionka_20_akapitu"><text:span text:style-name="T1">Nigdy nie pozwoliłem mojej szkole stanąć na drodze mojej edukacji</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Ludzie genialni są jak meteory. Ich przeznaczeniem jest by, spalając się, przydali blasku epoce, w której żyją</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Nauczenie się definiujemy jako zmianę w zachowaniu. Niczego się nie nauczyłeś, dopóki nie możesz podjąć działania i wykorzystać tego, czego się uczyłeś.</text:span></text:span></text:p>
      <text:p text:style-name="Standard"><text:span text:style-name="Domyślna_20_czcionka_20_akapitu"><text:span text:style-name="T2">Ken Blanchard</text:span></text:span></text:p>
      <text:p text:style-name="P2"/>
      <text:p text:style-name="Standard"><text:span text:style-name="Domyślna_20_czcionka_20_akapitu"><text:span text:style-name="T1">Męstwo to zdolność do podjęcia prawidłowego działania, nawet jeżeli człowiek przerażony jest niemal na śmierć</text:span></text:span></text:p>
      <text:p text:style-name="Standard"><text:span text:style-name="Domyślna_20_czcionka_20_akapitu"><text:span text:style-name="T2">Omar Bradley</text:span></text:span></text:p>
      <text:p text:style-name="P2"/>
      <text:p text:style-name="Standard"><text:span text:style-name="Domyślna_20_czcionka_20_akapitu"><text:span text:style-name="T1">Mówisz mi, a ja zapominam; uczysz a zapamiętuję; angażujesz mnie, a ja się uczę.</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e zdołasz wiele w życiu dokonać, jeżeli pracować będziesz tylko w te dni, kiedy ci samopoczucie dopisuje.</text:span></text:span></text:p>
      <text:p text:style-name="Standard"><text:span text:style-name="Domyślna_20_czcionka_20_akapitu"><text:span text:style-name="T2">Jerry West</text:span></text:span></text:p>
      <text:p text:style-name="P2"/>
      <text:p text:style-name="Standard"><text:span text:style-name="Domyślna_20_czcionka_20_akapitu"><text:span text:style-name="T1">Szczęście to jest to co się zdarza, gdy Okazja spotyka się z Przygotowaniem.</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Czas robi swoje. A ty człowieku?</text:span></text:span></text:p>
      <text:p text:style-name="Standard"><text:span text:style-name="Domyślna_20_czcionka_20_akapitu"><text:span text:style-name="T2">Stanisław Jerzy Lec</text:span></text:span></text:p>
      <text:p text:style-name="P2"/>
      <text:p text:style-name="Standard"><text:span text:style-name="Domyślna_20_czcionka_20_akapitu"><text:span text:style-name="T1">Nie sądzę, by ktokolwiek był na tyle mądry, aby ocenić, co jest możliwe, a co nie.</text:span></text:span></text:p>
      <text:p text:style-name="Standard"><text:span text:style-name="Domyślna_20_czcionka_20_akapitu"><text:span text:style-name="T2">Henry Ford</text:span></text:span></text:p>
      <text:p text:style-name="P2"><text:soft-page-break/></text:p>
      <text:p text:style-name="Standard"><text:span text:style-name="Domyślna_20_czcionka_20_akapitu"><text:span text:style-name="T1">Nie obawiaj się dawać z siebie wszystkiego, przy zajmowaniu się drobnymi z pozoru sprawami. Za każdym razem, kiedy się z jedną z nich uporasz, wzmocnisz się</text:span></text:span></text:p>
      <text:p text:style-name="Standard"><text:span text:style-name="Domyślna_20_czcionka_20_akapitu"><text:span text:style-name="T2">Dale Carnegie</text:span></text:span></text:p>
      <text:p text:style-name="P2"/>
      <text:p text:style-name="Standard"><text:span text:style-name="Domyślna_20_czcionka_20_akapitu"><text:span text:style-name="T1">Nowoczesny człowiek żyje w iluzji, że wie, czego pragnie - gdy tymczasem pragnie dokładnie tego, czego się od niego oczekuje, że będzie pragnął.</text:span></text:span></text:p>
      <text:p text:style-name="Standard"><text:span text:style-name="Domyślna_20_czcionka_20_akapitu"><text:span text:style-name="T2">Erich Fromm</text:span></text:span></text:p>
      <text:p text:style-name="P2"/>
      <text:p text:style-name="Standard"><text:span text:style-name="Domyślna_20_czcionka_20_akapitu"><text:span text:style-name="T1">Czasem tak długo patrzymy na drzwi, które się zamykają, że nie widzimy tych, które się otwierają</text:span></text:span></text:p>
      <text:p text:style-name="Standard"><text:span text:style-name="Domyślna_20_czcionka_20_akapitu"><text:span text:style-name="T2">Alexander Graham Bell</text:span></text:span></text:p>
      <text:p text:style-name="P2"/>
      <text:p text:style-name="Standard"><text:span text:style-name="Domyślna_20_czcionka_20_akapitu"><text:span text:style-name="T1">Jakość to wyścig bez mety</text:span></text:span></text:p>
      <text:p text:style-name="Standard"><text:span text:style-name="Domyślna_20_czcionka_20_akapitu"><text:span text:style-name="T2">William Johnson</text:span></text:span></text:p>
      <text:p text:style-name="P2"/>
      <text:p text:style-name="Standard"><text:span text:style-name="Domyślna_20_czcionka_20_akapitu"><text:span text:style-name="T1">Różnica między człowiekiem sukcesu a innymi to nie brak sił czy brak wiedzy, tylko raczej brak determinacji</text:span></text:span></text:p>
      <text:p text:style-name="Standard"><text:span text:style-name="Domyślna_20_czcionka_20_akapitu"><text:span text:style-name="T2">Vince Lombardi</text:span></text:span></text:p>
      <text:p text:style-name="P2"/>
      <text:p text:style-name="Standard"><text:span text:style-name="Domyślna_20_czcionka_20_akapitu"><text:span text:style-name="T1">Poddający się - nigdy nie wygrywa, a wygrywający - nigdy się nie poddaj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Inni nie mogą nam zabrać naszego szacunku dla siebie, jeśli im go nie oddamy</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Szczęśliwi, którzy śmieją się sami z siebie, bo im nigdy nie zabraknie rozrywki</text:span></text:span></text:p>
      <text:p text:style-name="P2">powiedzenie chińskie</text:p>
      <text:p text:style-name="P2"/>
      <text:p text:style-name="P2">To, co robimy przy jakiejś wielkiej okazji, będzie prawdopodobnie zależało od tego, czym już jesteśmy; a to, czym już jesteśmy, będzie rezultatem wcześniejszych lat samodyscypliny.</text:p>
      <text:p text:style-name="P2">Henry Parry Liddon</text:p>
      <text:p text:style-name="P2"/>
      <text:p text:style-name="P2">Nad stracony czas nic bardziej nie boli</text:p>
      <text:p text:style-name="P2">Michał Anioł</text:p>
      <text:p text:style-name="P2"/>
      <text:p text:style-name="P2">Jedynym niezawodnym sposobem na osiągnięcie sukcesu jest zapewnienie wyższego poziomu usług, niż się od Ciebie oczekuje, niezależnie od tego, jakie masz zadanie</text:p>
      <text:p text:style-name="P2">Og Mandino</text:p>
      <text:p text:style-name="P2"/>
      <text:p text:style-name="P2">Robienie postępów w trudnym zawodzie wymaga entuzjastycznej wiary w siebie. To dlatego niektórzy ludzie o przeciętnych uzdolnieniach, ale silnym napędzie wewnętrznym, dochodzą dużo dalej niż ludzie ogromnie ich talentem przewyższający</text:p>
      <text:p text:style-name="P2">Sophia Loren</text:p>
      <text:p text:style-name="P2"/>
      <text:p text:style-name="P2">To najsilniejszy zastrzyk adrenaliny, kiedy się robi coś, co tak ogromnie chciało się zrobić. Człowiek czuje się przy tym niemal tak, jakby mógł latać bez samolotu.</text:p>
      <text:p text:style-name="P2">Charles Lindbergh</text:p>
      <text:p text:style-name="P2"/>
      <text:p text:style-name="P2">Kiedy już rozwiążesz jakiś problem, przekonujesz się, że było to dziecinnie łatwe.</text:p>
      <text:p text:style-name="P2">Paulo Coelho</text:p>
      <text:p text:style-name="P2"/>
      <text:p text:style-name="P2">Życie to dla mnie nie żadna krótkotrwała świeczka. To coś w rodzaju wspaniałej pochodni, która na chwilę dostała się w moje ręce, i chcę, by zapłonęła możliwie najjaśniej, zanim przekażę ją przyszłym pokoleniom.</text:p>
      <text:p text:style-name="P2"><text:soft-page-break/>George Bernard Shaw</text:p>
      <text:p text:style-name="P2"/>
      <text:p text:style-name="P2">Przełożenie pomysłów na działanie to najtrudniejsza rzecz na świecie.</text:p>
      <text:p text:style-name="P2">Johann Wolfgang von Goethe</text:p>
      <text:p text:style-name="P2"/>
      <text:p text:style-name="P2">Nie próbuj być lepszy od innych, ale nigdy nie ustawaj w staraniach, by być najlepszym, jak możesz.</text:p>
      <text:p text:style-name="P2">John Wooden</text:p>
      <text:p text:style-name="P2"/>
      <text:p text:style-name="P2">Niezdecydowani ludzie rzadko odnoszą sukcesy. Rzadko zyskują solidny szacunek swoich bliźnich. Ludzie sukcesu podejmują decyzje bardzo ostrożnie, a później działają bardzo nieustępliwie i z wielką determinacją.</text:p>
      <text:p text:style-name="P2">Lloyd George Elliott</text:p>
      <text:p text:style-name="P2"/>
      <text:p text:style-name="P2">Żelazo rdzewieje od braku używania; wody stojące tracą swoją czystość, a przy zimnej pogodzie zamarzają; w podobny sposób bierność wysysa wigor z umysłu.</text:p>
      <text:p text:style-name="P2">Leonardo da Vinci</text:p>
      <text:p text:style-name="P2"/>
      <text:p text:style-name="P2">Pracując wiernie przez osiem godzin dziennie możesz w końcu zostać szefem i pracować po dwanaście godzin dziennie</text:p>
      <text:p text:style-name="P2">Robert Frost</text:p>
      <text:p text:style-name="P2"/>
      <text:p text:style-name="P2">Jeden pomysł na raz - to właśnie tyle, ile możesz zdzierżyć.</text:p>
      <text:p text:style-name="P2">Henry Ford</text:p>
      <text:p text:style-name="P2"/>
      <text:p text:style-name="P2">Dwadzieścia lat trwa budowanie reputacji, a 5 minut jej zrujnowanie. Gdy o tym pomyślisz będziesz postępował inaczej.</text:p>
      <text:p text:style-name="P2">Warren Buffet</text:p>
      <text:p text:style-name="P2"/>
      <text:p text:style-name="P2">Trzymaj się z dala od ludzi, którzy tłamszą twoje marzenia. Mali ludzie zawsze to robią. Jednak naprawdę wielcy sprawiają, że Ty także możesz stać się wielki.</text:p>
      <text:p text:style-name="P2">Mark Twain</text:p>
      <text:p text:style-name="P2"/>
      <text:p text:style-name="P2">O tym, dokąd dotrzesz w życiu, decyduje nie tyle to, gdzie zaczniesz, ile czy zaczniesz.</text:p>
      <text:p text:style-name="P2">John C. Maxwell</text:p>
      <text:p text:style-name="P2"/>
      <text:p text:style-name="P2">Co mogę ja, i tylko ja, zrobić, co dobrze wykonane spowoduje zasadniczą różnicę?</text:p>
      <text:p text:style-name="P2">Peter Drucker</text:p>
      <text:p text:style-name="P2"/>
      <text:p text:style-name="P2">Co mogę ja, i tylko ja, zrobić, co dobrze wykonane spowoduje zasadniczą różnicę?</text:p>
      <text:p text:style-name="P2">Peter Drucker</text:p>
      <text:p text:style-name="P2"/>
      <text:p text:style-name="P2">Pesymista widzi trudności w każdej nadarzającej się okazji, optymista widzi okazję w każdej trudności.</text:p>
      <text:p text:style-name="P2">Winston Churchill</text:p>
      <text:p text:style-name="P2"/>
      <text:p text:style-name="P2">Trudności są solą życia - bez nich życie byłoby gorzkie i mdłe.</text:p>
      <text:p text:style-name="P2">Robert Baden-Powell</text:p>
      <text:p text:style-name="P2"/>
      <text:p text:style-name="P2">To piękne, gdy człowiek może być dumny ze swojego miasta, lecz jeszcze piękniej, gdy miasto może być z niego dumne.</text:p>
      <text:p text:style-name="P2">Abraham Lincoln</text:p>
      <text:p text:style-name="P2"/>
      <text:p text:style-name="P2">Wolność oznacza odpowiedzialność. A to jest właśnie to, czego większość ludzi się obawia</text:p>
      <text:p text:style-name="P2"><text:soft-page-break/>George Bernard Shaw</text:p>
      <text:p text:style-name="P2"/>
      <text:p text:style-name="P2">Jeśli nie popełniasz błędów, za mało pracujesz nad problemem. I to jest największy błąd.</text:p>
      <text:p text:style-name="P2">Frank Wilczek</text:p>
      <text:p text:style-name="P2"/>
      <text:p text:style-name="P2">Gdy wszystkie fizyczne i umysłowe zasoby są skoncentrowane na jednym zadaniu, zdolność do jego wypełnienia wzrasta wielokrotnie</text:p>
      <text:p text:style-name="P2">Norman Vincent Peale</text:p>
      <text:p text:style-name="P2"/>
      <text:p text:style-name="P2">Żaden zwycięzca nie wierzy w przypadek.</text:p>
      <text:p text:style-name="P2">Friedrich Nietzsche</text:p>
      <text:p text:style-name="P2"/>
      <text:p text:style-name="P2">Ci, którym świat ucieka w przeciwnym kierunku, myślą, że wciąż idą naprzód.</text:p>
      <text:p text:style-name="P2">Stanisław Jerzy Lec</text:p>
      <text:p text:style-name="P2"/>
      <text:p text:style-name="P2">Starania i odwaga nie wystarczą, jeżeli zabraknie celu i ukierunkowania.</text:p>
      <text:p text:style-name="P2">John Fitzgerald Kennedy</text:p>
      <text:p text:style-name="P2"/>
      <text:p text:style-name="P2">Jeżeli twoje uczynki nie przynoszą sukcesu, szukaj powodów w sobie. Kiedy twoja osoba będzie w porządku, cały świat obróci się ku tobie.</text:p>
      <text:p text:style-name="P2">Mencjusz</text:p>
      <text:p text:style-name="P2"/>
      <text:p text:style-name="P2">Lider to ktoś, kto zna drogę, idzie drogą i pokazuje drogę.</text:p>
      <text:p text:style-name="P2">John C. Maxwell</text:p>
      <text:p text:style-name="P2"/>
      <text:p text:style-name="P2">Podczas gdy sukces oznacza, że masz rzeczy, których pragniesz, szczęście oznacza, że potrafisz się cieszyć z rzeczy, które masz.</text:p>
      <text:p text:style-name="P2">Bodo Schafer</text:p>
      <text:p text:style-name="P2"/>
      <text:p text:style-name="P2">Większość nauczycieli traci czas na zadawanie pytań, które mają ujawnić to, czego uczeń nie umie, podczas gdy nauczyciel z prawdziwego zdarzenia stara się za pomocą pytań ujawnić to, co uczeń umie lub czego jest zdolny się nauczyć.</text:p>
      <text:p text:style-name="P2">Albert Einstein</text:p>
      <text:p text:style-name="P2"/>
      <text:p text:style-name="P2">Wybierz sobie zawód, który lubisz, a całe życie nie będziesz musiał pracować.</text:p>
      <text:p text:style-name="P2">Konfucjusz</text:p>
      <text:p text:style-name="P2"/>
      <text:p text:style-name="P2">Zdobądź w młodości twej to, co wynagrodzi szkodę twej starości. I jeśli pojmiesz, że starość ma mądrość za pokarm, pracuj w ten sposób w młodości, by starości twej nie brakło pożywienia.</text:p>
      <text:p text:style-name="P2">Leonardo da Vinci</text:p>
      <text:p text:style-name="P2"/>
      <text:p text:style-name="P2">Niewielu ludzi przekracza na drugi brzeg. Większość jedynie ugania się tam i z powrotem po tym, na którym są.</text:p>
      <text:p text:style-name="P2">Budda</text:p>
      <text:p text:style-name="P2"/>
      <text:p text:style-name="P2">Okoliczności? Ja tworzę okoliczności!</text:p>
      <text:p text:style-name="P2">Napoleon Bonaparte</text:p>
      <text:p text:style-name="P2"/>
      <text:p text:style-name="P2">Kto chce wszystko do końca przemyśleć, zanim postąpi krok naprzód, spędzi całe życie na jednej nodze.</text:p>
      <text:p text:style-name="P2">powiedzenie chińskie</text:p>
      <text:p text:style-name="P2"/>
      <text:p text:style-name="P2">Nie zdołasz rozpalić ognia w sercu drugiego człowieka, dopóki nie zapłonie on w twoim</text:p>
      <text:p text:style-name="P2"><text:soft-page-break/>Eleanor Doan</text:p>
      <text:p text:style-name="P2"/>
      <text:p text:style-name="P2">Jedynie człowiek szczęśliwy może promieniować szczęściem wokół.</text:p>
      <text:p text:style-name="P2">Paulo Coelho</text:p>
      <text:p text:style-name="P2"/>
      <text:p text:style-name="P2">Pierwsze prawo sukcesu, to skoncentrowanie się na skierowaniu całej energii na jeden punkt i posuwanie się w jego kierunku, bez oglądania na prawo lub lewo</text:p>
      <text:p text:style-name="P2">William Mathews</text:p>
      <text:p text:style-name="P2"/>
      <text:p text:style-name="P2">Jesteś jedyną osobą na świecie, która może wykorzystać Twój potencjał.</text:p>
      <text:p text:style-name="P2">Zig Ziglar</text:p>
      <text:p text:style-name="P2"/>
      <text:p text:style-name="P2">Rozważ, jak trudno jest zmienić siebie, a zrozumiesz, jak znikome masz szanse zmienić innych.</text:p>
      <text:p text:style-name="P2">Voltaire</text:p>
      <text:p text:style-name="P2"/>
      <text:p text:style-name="P2">Moim najlepszym przyjacielem jest ten, kto pozwala mi wydobyć to, co we mnie najlepsze.</text:p>
      <text:p text:style-name="P2">Henry Ford</text:p>
      <text:p text:style-name="P2"/>
      <text:p text:style-name="P2">Dopóki człowiek nie odkryje czegoś, za co gotów jest umrzeć, nie nadaje się do życia.</text:p>
      <text:p text:style-name="P2">Martin Luter King</text:p>
      <text:p text:style-name="P2"/>
      <text:p text:style-name="P2">Nie słuchaj tych, którzy mówią: "tak się tego nie robi". Może i nie, ale może ty i tak to zrobisz.</text:p>
      <text:p text:style-name="P2">Neil Simon</text:p>
      <text:p text:style-name="P2"/>
      <text:p text:style-name="P2">Żyj tak, jakbyś miał umrzeć jutro. Ucz się tak, jakbyś miał żyć wiecznie.</text:p>
      <text:p text:style-name="P2">Mahatma Gandhi</text:p>
      <text:p text:style-name="P2"/>
      <text:p text:style-name="P2">Każdy wielki i dominujący ruch w kronikach świata jest triumfem entuzjazmu.</text:p>
      <text:p text:style-name="P2">Ralph Waldo Emerson</text:p>
      <text:p text:style-name="P2"/>
      <text:p text:style-name="P2">Staje się zawsze to, w co naprawdę wierzysz; a twoja wiara w coś powoduje, że to się staje.</text:p>
      <text:p text:style-name="P2">Frank Lloyd Wright</text:p>
      <text:p text:style-name="P2"/>
      <text:p text:style-name="P2">Celem naszego życia nie powinno być posiadanie bogactw, lecz bogactwo bycia</text:p>
      <text:p text:style-name="P2">Erich Fromm</text:p>
      <text:p text:style-name="P2"/>
      <text:p text:style-name="P2">Kiedy odkryjesz, że swoje życie wykorzystujesz tylko w połowie, ta druga połowa będzie cię prześladowała, dopóki jej nie rozwiniesz.</text:p>
      <text:p text:style-name="P2">Phillips Brooks</text:p>
      <text:p text:style-name="P2"/>
      <text:p text:style-name="P2">Na próżno robić więcej, jeśli można osiągnąć to samo, robiąc mniej</text:p>
      <text:p text:style-name="P2">William Ockham</text:p>
      <text:p text:style-name="P2"/>
      <text:p text:style-name="P2">- Czy zechciałbyś mi powiedzieć, którędy mam teraz iść? -- To zależy w dużym stopniu od tego, dokąd chcesz dojść - odpowiedział Kot. -- Właściwie wszystko mi jedno - rzekła Alicja. -- W takim razie obojętne, którędy pójdziesz - odpowiedział Kot z Cheshire.</text:p>
      <text:p text:style-name="P2">Lewis Carroll</text:p>
      <text:p text:style-name="P2"/>
      <text:p text:style-name="P2">Nie potrafię podać niezawodnego przepisu na sukces, ale mogę podać przepis na porażkę: staraj się zawsze wszystkich zadowolić</text:p>
      <text:p text:style-name="P2"><text:soft-page-break/>Herbert Bayard Swope</text:p>
      <text:p text:style-name="P2"/>
      <text:p text:style-name="P2">Jedna rozmowa przy stole z mądrym człowiekiem jest warta tyle, co miesiąc studiowania książek</text:p>
      <text:p text:style-name="P2">powiedzenie chińskie</text:p>
      <text:p text:style-name="P2"/>
      <text:p text:style-name="P2">Partacze koncentrują się na łagodzeniu napięcia, ludzie sukcesu na osiągnięciu celu</text:p>
      <text:p text:style-name="P2">Dennis Waitley</text:p>
      <text:p text:style-name="P2"/>
      <text:p text:style-name="P2">Nie powstrzymuje Cię ani brak potencjału, ani brak okazji - powstrzymuje Cię brak pewności siebie</text:p>
      <text:p text:style-name="P2">Brian Tracy</text:p>
      <text:p text:style-name="P2"/>
      <text:p text:style-name="P2">Opanowanie innych to siła, opanowanie siebie to prawdziwa moc.</text:p>
      <text:p text:style-name="P2">Lao - Tse</text:p>
      <text:p text:style-name="P2"/>
      <text:p text:style-name="P2">Mount Everest, pokonałeś nas. Ale ja wrócę. I ja pokonam ciebie. Ponieważ ty już nie możesz urosnąć, a ja mogę.</text:p>
      <text:p text:style-name="P2">Edmund Hillary</text:p>
      <text:p text:style-name="P2"/>
      <text:p text:style-name="P2">Jednym z największych odkryć jakie uczynił człowiek, i jedną z największych dla niego niespodzianek, jest odkrycie, że może on uczynić to, o czym ze strachem sądził, że nie potrafi uczynić.</text:p>
      <text:p text:style-name="P2">Henry Ford</text:p>
      <text:p text:style-name="P2"/>
      <text:p text:style-name="P2">Ludzie odnoszący sukces wierzą w siebie, zwłaszcza kiedy inni w nich nie wierzą.</text:p>
      <text:p text:style-name="P2">Kerry Randall</text:p>
      <text:p text:style-name="P2"/>
      <text:p text:style-name="P2">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2">Sharon Wood</text:p>
      <text:p text:style-name="P2"/>
      <text:p text:style-name="P2">Sukcesy znanych ludzi są proporcjonalne do wysiłku, jaki włożyli w wybraną dziedzinę swojej działalności</text:p>
      <text:p text:style-name="P2">Orison Swett Marden</text:p>
      <text:p text:style-name="P2"/>
      <text:p text:style-name="P2">Różnica między tym, co robimy, a co jesteśmy w stanie zrobić, wystarczyłaby, bo rozwiązać większość problemów tego świata.</text:p>
      <text:p text:style-name="P2">Mahatma Gandhi</text:p>
      <text:p text:style-name="P2"/>
      <text:p text:style-name="P2">Jeśli coś wiesz, przyznaj, że wiesz. Gdy zaś czegoś nie wiesz, przyznaj, że nie wiesz. Oto prawdziwa wiedza.</text:p>
      <text:p text:style-name="P2">Konfucjusz</text:p>
      <text:p text:style-name="P2"/>
      <text:p text:style-name="P2">Najbardziej twórczą ze wszystkich prac jest praca nad sobą, która pozwala odnajdywać urok młodości.</text:p>
      <text:p text:style-name="P2">Jan Paweł II</text:p>
      <text:p text:style-name="P2"/>
      <text:p text:style-name="P2">To nie śmierć wyrządza nam największą szkodę w życiu. Największą szkodę wyrządza nam to, co umiera w nas za życia.</text:p>
      <text:p text:style-name="P2">Norman Cousins</text:p>
      <text:p text:style-name="P2"/>
      <text:p text:style-name="P2">Istnieje zaledwie jedna przyczyna ludzkiego niepowodzenia. A jest nią brak wiary w swoje prawdziwe ja.</text:p>
      <text:p text:style-name="P2">William James</text:p>
      <text:p text:style-name="P2"/>
      <text:p text:style-name="P2">Gdybyśmy robili wszystko, na co nas stać, bez żadnej przesady zadziwilibyśmy siebie.</text:p>
      <text:p text:style-name="P2"><text:soft-page-break/>Thomas Edison</text:p>
      <text:p text:style-name="P2"/>
      <text:p text:style-name="P2">Zazwyczaj mamy dość czasu, jeśli potrafimy wykorzystać go właściwie</text:p>
      <text:p text:style-name="P2">Johann Wolfgang von Goethe</text:p>
      <text:p text:style-name="P2"/>
      <text:p text:style-name="P2">Mądry człowiek nie czeka na okazje, sam je stwarza.</text:p>
      <text:p text:style-name="P2">Francis Bacon</text:p>
      <text:p text:style-name="P2"/>
      <text:p text:style-name="P2">Gdy nie wiesz, do którego portu płyniesz, żaden wiatr nie jest dobry.</text:p>
      <text:p text:style-name="P2">Seneka</text:p>
      <text:p text:style-name="P2"/>
      <text:p text:style-name="P2">Choćbyśmy cały świat przemierzyli w poszukiwaniu Piękna, nie znajdziemy go nigdzie, jeżeli nie nosimy go w sobie...</text:p>
      <text:p text:style-name="P2">Ralph Waldo Emerson</text:p>
      <text:p text:style-name="P2"/>
      <text:p text:style-name="P2">Nie szukaj zdrowia psychicznego, szukaj rozwoju, a znajdziesz jedno i drugie.</text:p>
      <text:p text:style-name="P2">Kazimierz Dąbrowski</text:p>
      <text:p text:style-name="P2"/>
      <text:p text:style-name="P2">Talent jest tańszy od soli. Tym, co odróżnia utalentowanego człowieka od człowieka sukcesu, jest mnóstwo ciężkiej pracy</text:p>
      <text:p text:style-name="P2">Stephen King</text:p>
      <text:p text:style-name="P2"/>
      <text:p text:style-name="P2">Nie można pomóc komuś wspiąć się wyżej, samemu nie zbliżając się do szczytu.</text:p>
      <text:p text:style-name="P2">Norman Schwarzkopf</text:p>
      <text:p text:style-name="P2"/>
      <text:p text:style-name="P2">Niczego się nie obawiać i nic nie nazywać niemożliwym.</text:p>
      <text:p text:style-name="P2">Prentice Mulford</text:p>
      <text:p text:style-name="P2"/>
      <text:p text:style-name="P2">Każdy, kto przestaje się uczyć jest stary, bez względu na to, czy ma 20 czy 80 lat. Kto kontynuuje naukę pozostaje młody. Najwspanialszą rzeczą w życiu jest utrzymywanie swojego umysłu młodym.</text:p>
      <text:p text:style-name="P2">Henry Ford</text:p>
      <text:p text:style-name="P2"/>
      <text:p text:style-name="P2">Jeśli ktoś stracił pieniądze nic nie stracił. Jeśli ktoś przegrał bitwę i stracił wojsko mało stracił. Jeśli ktoś stracił wiarę wszystko stracił.</text:p>
      <text:p text:style-name="P2">Napoleon Bonaparte</text:p>
      <text:p text:style-name="P2"/>
      <text:p text:style-name="P2">Każde działanie podjęte bez planu kryje zalążek wszelkiego niepowodzenia</text:p>
      <text:p text:style-name="P2">Alex MacKenzie</text:p>
      <text:p text:style-name="P2"/>
      <text:p text:style-name="P2">Łatwiej powiedzieć "nie" na początku, niż na końcu.</text:p>
      <text:p text:style-name="P2">Leonardo da Vinci</text:p>
      <text:p text:style-name="P2"/>
      <text:p text:style-name="P2">Ludzie nie dlatego przestają się bawić, że się starzeją, lecz starzeją się, bo przestają się bawić.</text:p>
      <text:p text:style-name="P2">Mark Twain</text:p>
      <text:p text:style-name="P2"/>
      <text:p text:style-name="P2">Brak czasu jest tak naprawdę brakiem priorytetów</text:p>
      <text:p text:style-name="P2">Tim Ferriss</text:p>
      <text:p text:style-name="P2"/>
      <text:p text:style-name="P2">Szlachetny człowiek wymaga od siebie, prostak od innych.</text:p>
      <text:p text:style-name="P2">Konfucjusz</text:p>
      <text:p text:style-name="P2"><text:soft-page-break/></text:p>
      <text:p text:style-name="P2">Większość ludzi nie prowadzi swojego życia. Oni tylko je akceptują.</text:p>
      <text:p text:style-name="P2">John Kotter</text:p>
      <text:p text:style-name="P2"/>
      <text:p text:style-name="P2">Każdy człowiek na kuli ziemskiej ma skarb, który gdzieś na niego czeka.</text:p>
      <text:p text:style-name="P2">Paulo Coelho</text:p>
      <text:p text:style-name="P2"/>
      <text:p text:style-name="P2">Planowanie to oprawianie przyszłości w ramy teraźniejszości. Możesz to zrobić już dzisiaj.</text:p>
      <text:p text:style-name="P2">Alan Lakein</text:p>
      <text:p text:style-name="P2"/>
      <text:p text:style-name="P2">Cechą wspólną wszystkich ludzi sukcesu jest przezwyciężenie pokusy, by dać za wygraną.</text:p>
      <text:p text:style-name="P2">Peter Lowe</text:p>
      <text:p text:style-name="P2"/>
      <text:p text:style-name="P2">Każda porażka jest szansą żeby spróbować jeszcze raz, tylko mądrzej</text:p>
      <text:p text:style-name="P2">Henry Ford</text:p>
      <text:p text:style-name="P2"/>
      <text:p text:style-name="P2">Nie odniosłem porażki. Po prostu odkryłem 10.000 błędnych rozwiązań</text:p>
      <text:p text:style-name="P2">Thomas Edison</text:p>
      <text:p text:style-name="P2"/>
      <text:p text:style-name="P2">Dobry przywódca rozumie, że jeżeli przez dłuższy czas robi się coś w pewien konkretny sposób, to zaczyna się to robić źle. Polepszyć pod względem jakości można każde bez wyjątku wykonanie.</text:p>
      <text:p text:style-name="P2">Harvey Mackay</text:p>
      <text:p text:style-name="P2"/>
      <text:p text:style-name="P2">Nie pozwól, by dzień wczorajszy zajmował zbyt dużą część dnia dzisiejszego.</text:p>
      <text:p text:style-name="P2">Will Rogers</text:p>
      <text:p text:style-name="P2"/>
      <text:p text:style-name="P2">Życie to dziesięciobiegowy rower. Większość z nas ma biegi, których nigdy nie używa.</text:p>
      <text:p text:style-name="P2">Charles Schultz</text:p>
      <text:p text:style-name="P2"/>
      <text:p text:style-name="P2">Wygląda na to, że słaba jest korelacja pomiędzy efektywnością człowieka a jego inteligencją, jego wyobraźnią czy jego wiedzą. Inteligencja, wyobraźnia i wiedza to niezbędne cechy, ale tylko efektywność przekształca je w wyniki. Same wyznaczają tylko granice temu, nad czym można zapanować.</text:p>
      <text:p text:style-name="P2">Peter Drucker</text:p>
      <text:p text:style-name="P2"/>
      <text:p text:style-name="P2">Jedynym, co ogranicza siłę, są więzy wiary</text:p>
      <text:p text:style-name="P2">Harold Wilson</text:p>
      <text:p text:style-name="P2"/>
      <text:p text:style-name="P2">Co należy zrobić po upadku? To, co robią dzieci: podnieść się.</text:p>
      <text:p text:style-name="P2">Aldous Huxley</text:p>
      <text:p text:style-name="P2"/>
      <text:p text:style-name="P2">Cokolwiek zrobisz, będzie nieznaczące, lecz jest bardzo ważne, byś to zrobił</text:p>
      <text:p text:style-name="P2">Mahatma Gandhi</text:p>
      <text:p text:style-name="P2"/>
      <text:p text:style-name="P2">Zwycięska postawa polega na byciu fizycznie rozluźnionym i mentalnie spiętym</text:p>
      <text:p text:style-name="P2">Arthur Robert Ashe, Jr.</text:p>
      <text:p text:style-name="P2"/>
      <text:p text:style-name="P2">Dlaczego nie ryzykować chodząc po drzewach? Przecież to na nich rosną owoce!</text:p>
      <text:p text:style-name="P2">Mark Twain</text:p>
      <text:p text:style-name="P2"><text:soft-page-break/></text:p>
      <text:p text:style-name="P2">Na co przyda się wspinanie po drabinie sukcesu, jeżeli u celu okaże się, że opiera się ona o niewłaściwy budynek?</text:p>
      <text:p text:style-name="P2">James Dobson</text:p>
      <text:p text:style-name="P2"/>
      <text:p text:style-name="P2">Istnieje na tym świecie wielu ludzi, którzy spędzają tyle czasu dbając o zdrowie, że nie mają czasu, by się nim cieszyć.</text:p>
      <text:p text:style-name="P2">Josh Billings</text:p>
      <text:p text:style-name="P2"/>
      <text:p text:style-name="P2">Największym zagrożeniem dla większości z nas nie jest to, że postawimy sobie za wysoki cel i nie osiągniemy go, ale że postawimy sobie za mały cel i osiągniemy go.</text:p>
      <text:p text:style-name="P2">Michał Anioł</text:p>
      <text:p text:style-name="P2"/>
      <text:p text:style-name="P2">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2">Wojciech Cejrowski</text:p>
      <text:p text:style-name="P2"/>
      <text:p text:style-name="P2">Wielu chce żyć i nie starzeć się, a w rzeczywistości starzeją się i nie żyją</text:p>
      <text:p text:style-name="P2">Alexander Mitscherlich</text:p>
      <text:p text:style-name="P2"/>
      <text:p text:style-name="P2">Problem to okazja w przebraniu.</text:p>
      <text:p text:style-name="P2">John Adams</text:p>
      <text:p text:style-name="P2"/>
      <text:p text:style-name="P2">Jeśli potrafisz powiedzieć, kim są Twoi bohaterowie, będę mógł powiedzieć, co osiągniesz w życiu.</text:p>
      <text:p text:style-name="P2">Warren Buffet</text:p>
      <text:p text:style-name="P2"/>
      <text:p text:style-name="P2">Błąd łatwiej można dostrzec niż prawdę, bo błąd leży na wierzchu, a prawda w głębi.</text:p>
      <text:p text:style-name="P2">Johann Wolfgang von Goethe</text:p>
      <text:p text:style-name="P2"/>
      <text:p text:style-name="P2">Oko widzi tylko to, co umysł gotowy jest przyjąć.</text:p>
      <text:p text:style-name="P2">Henri Bergson</text:p>
      <text:p text:style-name="P2"/>
      <text:p text:style-name="P2">Gdy osądzasz innych - nie pokazujesz jakimi oni są - pokazujesz jaki Ty jesteś.</text:p>
      <text:p text:style-name="P2">Wayne Dyer</text:p>
      <text:p text:style-name="P2"/>
      <text:p text:style-name="P2">Jesteś urodzony, by zwyciężać, jednakże, aby być zwycięzcą musisz zaplanować zwycięstwo, przygotować się do zwycięstwa i oczekiwać zwycięstwa.</text:p>
      <text:p text:style-name="P2">Zig Ziglar</text:p>
      <text:p text:style-name="P2"/>
      <text:p text:style-name="P2">Jeżeli istnieje sposób, by zrobić coś lepiej... znajdę go.</text:p>
      <text:p text:style-name="P2">Thomas Edison</text:p>
      <text:p text:style-name="P2"/>
      <text:p text:style-name="P2">Bycie najbogatszym człowiekiem na cmentarzu nie ma dla mnie znaczenia... Kiedy w nocy kładę się spać mówiąc, że stworzyliśmy coś wspaniałego... To jest to, co ma dla mnie znaczenie.</text:p>
      <text:p text:style-name="P2">Steve Jobs</text:p>
      <text:p text:style-name="P2"/>
      <text:p text:style-name="P2">Jesteś biedny i nieszczęśliwy nie dlatego, że Bóg tak chciał, ale dlatego, że twój ojciec wpoił ci, że tak musi być.</text:p>
      <text:p text:style-name="P2">Henry Ford</text:p>
      <text:p text:style-name="P2"/>
      <text:p text:style-name="P2">Najlepszy sposób osiągnięcia szczęścia - to rozsiewanie go wokół siebie.</text:p>
      <text:p text:style-name="P2">Robert Baden-Powell</text:p>
      <text:p text:style-name="P2"><text:soft-page-break/></text:p>
      <text:p text:style-name="P2">Sukces jest zdolnością do przejścia od jednej porażki do drugiej bez utraty entuzjazmu.</text:p>
      <text:p text:style-name="P2">Winston Churchill</text:p>
      <text:p text:style-name="P2"/>
      <text:p text:style-name="Standard"><text:span text:style-name="Domyślna_20_czcionka_20_akapitu"><text:span text:style-name="T1">To nie to, co masz, ani to, kim jesteś, ani to, gdzie jesteś, ani co robisz czyni Cię szczęśliwym bądź nieszczęśliwym. Chodzi o to, o czym myślisz.</text:span></text:span></text:p>
      <text:p text:style-name="Standard"><text:span text:style-name="Domyślna_20_czcionka_20_akapitu"><text:span text:style-name="T2">Dale Carnegie</text:span></text:span></text:p>
      <text:p text:style-name="P2"/>
      <text:p text:style-name="P2">Tylko życie poświęcone innym warte jest przeżycia</text:p>
      <text:p text:style-name="P2">Albert Einstein</text:p>
      <text:p text:style-name="P2"/>
      <text:p text:style-name="Standard"><text:span text:style-name="Domyślna_20_czcionka_20_akapitu"><text:span text:style-name="T1">Większość domów wartych powyżej $250.000 ma bibliotekę, przemyśl to.</text:span></text:span></text:p>
      <text:p text:style-name="Standard"><text:span text:style-name="Domyślna_20_czcionka_20_akapitu"><text:span text:style-name="T2">Jim Rohn</text:span></text:span></text:p>
      <text:p text:style-name="P2"/>
      <text:p text:style-name="P2">Ludzie w większości przypadków poddają się wówczas, gdy są już na progu zwycięstwa. Rezygnują tuż przed metą. W ostatniej minucie gry, na metr przed linią, za którą jest zwycięstwo.</text:p>
      <text:p text:style-name="P2">Ross Perot</text:p>
      <text:p text:style-name="P2"/>
      <text:p text:style-name="P2">Nie pozwól obawie o to, ile zajmie osiągnięcie czegoś, przeszkodzić Ci w robieniu tego. Czas i tak upłynie, a możemy równie dobrze wykorzystać go w najlepszy możliwy sposób.</text:p>
      <text:p text:style-name="P2">Earl Nightingale</text:p>
      <text:p text:style-name="P2"/>
      <text:p text:style-name="P2">Jak blask słońca oświetla wnętrze komnaty, tak nauka rozświetla umysł.</text:p>
      <text:p text:style-name="P2">Wang Chong</text:p>
      <text:p text:style-name="P2"/>
      <text:p text:style-name="Standard"><text:span text:style-name="Domyślna_20_czcionka_20_akapitu"><text:span text:style-name="T1">Poświęcaj tyle czasu na ulepszanie siebie, byś nie miał go na krytykę innych.</text:span></text:span></text:p>
      <text:p text:style-name="Standard"><text:span text:style-name="Domyślna_20_czcionka_20_akapitu"><text:span text:style-name="T2">Christian D. Larson</text:span></text:span></text:p>
      <text:p text:style-name="P2"/>
      <text:p text:style-name="P2">Jeśli nie ustalasz celów dla siebie, jesteś skazany na pracowanie przy osiąganiu celów kogoś innego.</text:p>
      <text:p text:style-name="P2">Brian Tracy</text:p>
      <text:p text:style-name="P2"/>
      <text:p text:style-name="P2">Szaleństwem jest zachowywać się w ten sam sposób i oczekiwać innego rezultatu.</text:p>
      <text:p text:style-name="P2">Albert Einstein</text:p>
      <text:p text:style-name="P2"/>
      <text:p text:style-name="P2">Żyj kierując się swoją wyobraźnią, nie swoją historią.</text:p>
      <text:p text:style-name="P2">Stephen Covey</text:p>
      <text:p text:style-name="P2"/>
      <text:p text:style-name="P2">Ciesz się każdą chwilą, abyś potem nigdy nie żałował, że utraciłeś młodość.</text:p>
      <text:p text:style-name="P2">Paulo Coelho</text:p>
      <text:p text:style-name="P2"/>
      <text:p text:style-name="P2">Sukces jest czymś, co przyciągasz poprzez to, kim się stajesz</text:p>
      <text:p text:style-name="P2">Jim Rohn</text:p>
      <text:p text:style-name="P2"/>
      <text:p text:style-name="P103">Wielkie umysły mają cele. Małe umysły mają życzenia.</text:p>
      <text:p text:style-name="P104">Washington Irving</text:p>
      <text:p text:style-name="P2"/>
      <text:p text:style-name="P2">Najlepszą metodą przewidywania przyszłości jest jej tworzenie</text:p>
      <text:p text:style-name="P2">Peter Drucker</text:p>
      <text:p text:style-name="P2"/>
      <text:p text:style-name="Standard"><text:soft-page-break/><text:span text:style-name="Domyślna_20_czcionka_20_akapitu"><text:span text:style-name="T1">Jeśli jesteś dobrą piłką, to im silniej cię uderzą, tym wyżej się wzniesiesz.</text:span></text:span></text:p>
      <text:p text:style-name="Standard"><text:span text:style-name="Domyślna_20_czcionka_20_akapitu"><text:span text:style-name="T2">Tristan Bernard</text:span></text:span></text:p>
      <text:p text:style-name="P2"/>
      <text:p text:style-name="P2">Nie potrzebujesz bardziej kreatywnych rozwiązań, potrzebujesz bardziej kreatywnych pytań</text:p>
      <text:p text:style-name="P2">Andy Green</text:p>
      <text:p text:style-name="P2"/>
      <text:p text:style-name="Standard"><text:span text:style-name="Domyślna_20_czcionka_20_akapitu"><text:span text:style-name="T1">Podróż tysiąca mil zaczyna się od jednego kroku.</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Pamiętaj, iż twoja własna determinacja, by osiągnąć sukces, liczy się bardziej, niż cokolwiek innego na świecie.</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Działaj, jakby to, co robisz czyniło różnicę. Bo czyni.</text:span></text:span></text:p>
      <text:p text:style-name="Standard"><text:span text:style-name="Domyślna_20_czcionka_20_akapitu"><text:span text:style-name="T2">William James</text:span></text:span></text:p>
      <text:p text:style-name="P2"/>
      <text:p text:style-name="Standard"><text:span text:style-name="Domyślna_20_czcionka_20_akapitu"><text:span text:style-name="T1">Każdy głupi potrafi krytykować, potępiać i narzekać, ale potrzeba charakteru i samokontroli, by być rozumiejącym i przebaczającym.</text:span></text:span></text:p>
      <text:p text:style-name="Standard"><text:span text:style-name="Domyślna_20_czcionka_20_akapitu"><text:span text:style-name="T2">Dale Carnegie</text:span></text:span></text:p>
      <text:p text:style-name="P2"/>
      <text:p text:style-name="P103">Wyzwania stawiane Ci przez życie nie mają Cię sparaliżować - one mają pomóc Ci odkryć, kim jesteś.</text:p>
      <text:p text:style-name="P104">Bernice Johnson Reagon</text:p>
      <text:p text:style-name="P2"/>
      <text:p text:style-name="Standard"><text:span text:style-name="Domyślna_20_czcionka_20_akapitu"><text:span text:style-name="T1">Życie jest ciągiem doświadczeń, z których każde czyni nas silniejszymi, mimo że czasem trudno nam to sobie uświadomić.</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ma takiej fantazji, której wola i rozum ludzki nie zdołałyby przekształcić w rzeczywistość.</text:span></text:span></text:p>
      <text:p text:style-name="Standard"><text:span text:style-name="Domyślna_20_czcionka_20_akapitu"><text:span text:style-name="T2">William Szekspir</text:span></text:span></text:p>
      <text:p text:style-name="P2"/>
      <text:p text:style-name="Standard"><text:span text:style-name="Domyślna_20_czcionka_20_akapitu"><text:span text:style-name="T1">Najważniejszym powodem, dla którego ludzie nie osiągają tego, co chcą, jest to, że sami nie wiedzą, czego chcą.</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Nie czekaj. Pora nigdy nie będzie idealna!</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Jeżeli coś ci się nie uda, możesz być rozczarowany. Jeżeli jednak nie będziesz dalej próbować, już po tobie.</text:span></text:span></text:p>
      <text:p text:style-name="Standard"><text:span text:style-name="Domyślna_20_czcionka_20_akapitu"><text:span text:style-name="T2">Beverly Sills</text:span></text:span></text:p>
      <text:p text:style-name="P2"/>
      <text:p text:style-name="Standard"><text:span text:style-name="Domyślna_20_czcionka_20_akapitu"><text:span text:style-name="T1">O radę pytaj tego, kto sam sobie radzi</text:span></text:span></text:p>
      <text:p text:style-name="Standard"><text:span text:style-name="Domyślna_20_czcionka_20_akapitu"><text:span text:style-name="T2">Leonardo da Vinci</text:span></text:span></text:p>
      <text:p text:style-name="P2"/>
      <text:p text:style-name="Standard"><text:span text:style-name="Domyślna_20_czcionka_20_akapitu"><text:span text:style-name="T1">Nie starzeje się ten, kto nie ma na to czasu.</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c tak nie przyczynia się do szybkiego sukcesu jak cudze błędy.</text:span></text:span></text:p>
      <text:p text:style-name="Standard"><text:span text:style-name="Domyślna_20_czcionka_20_akapitu"><text:span text:style-name="T2">Roger Bacon</text:span></text:span></text:p>
      <text:p text:style-name="P2"/>
      <text:p text:style-name="Standard"><text:span text:style-name="Domyślna_20_czcionka_20_akapitu"><text:span text:style-name="T1">Stojący w porcie statek jest bezpieczny, ale statków nie buduje się po to aby stały w portach.</text:span></text:span></text:p>
      <text:p text:style-name="Standard"><text:soft-page-break/><text:span text:style-name="Domyślna_20_czcionka_20_akapitu"><text:span text:style-name="T2">Grace Hopper</text:span></text:span></text:p>
      <text:p text:style-name="P2"/>
      <text:p text:style-name="Standard"><text:span text:style-name="Domyślna_20_czcionka_20_akapitu"><text:span text:style-name="T1">Spotkałem w życiu wielu bogatych ludzi. Zauważyłem jednak, że ludzie bogaci nie są szczęśliwi. Praca dla nich jest jak narkotyk. W biznesie tak się człowiek zatraca, że gubi czas na życie, na rodzinę... a to przecież jest szczęście!</text:span></text:span></text:p>
      <text:p text:style-name="Standard"><text:span text:style-name="Domyślna_20_czcionka_20_akapitu"><text:span text:style-name="T2">Roman Kluska</text:span></text:span></text:p>
      <text:p text:style-name="P2"/>
      <text:p text:style-name="Standard"><text:span text:style-name="Domyślna_20_czcionka_20_akapitu"><text:span text:style-name="T1">Żyje się raz i nigdy nie ma okazji do ponownego sprawdzenia tego czy tamtego. Wiele czytałem jako dziecko, ciężko pracowałem nad sobą. Kto wie, jaki wpływ miały te czynniki?</text:span></text:span></text:p>
      <text:p text:style-name="Standard"><text:span text:style-name="Domyślna_20_czcionka_20_akapitu"><text:span text:style-name="T2">Bill Gates</text:span></text:span></text:p>
      <text:p text:style-name="P2"/>
      <text:p text:style-name="Standard"><text:span text:style-name="Domyślna_20_czcionka_20_akapitu"><text:span text:style-name="T1">Twoim celem musi być zdobycie wszystkiego bez zniszczenia czegokolwiek</text:span></text:span></text:p>
      <text:p text:style-name="Standard"><text:span text:style-name="Domyślna_20_czcionka_20_akapitu"><text:span text:style-name="T2">Sun Tzu</text:span></text:span></text:p>
      <text:p text:style-name="P2"/>
      <text:p text:style-name="Standard"><text:span text:style-name="Domyślna_20_czcionka_20_akapitu"><text:span text:style-name="T1">Prawdziwa podróż ku odkryciu składa się nie z poszukiwania nowych pejzaży, lecz obserwacji nowymi oczami</text:span></text:span></text:p>
      <text:p text:style-name="Standard"><text:span text:style-name="Domyślna_20_czcionka_20_akapitu"><text:span text:style-name="T2">Marcel Proust</text:span></text:span></text:p>
      <text:p text:style-name="P2"/>
      <text:p text:style-name="Standard"><text:span text:style-name="Domyślna_20_czcionka_20_akapitu"><text:span text:style-name="T1">Jeden siedzi dziś w cieniu dlatego, że inny dawno temu posadził w tym miejscu drzewo</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1">Co wieczór stawiać sobie poważnie pytanie, czegośmy się w danym dniu nowego nauczyli</text:span></text:span></text:p>
      <text:p text:style-name="Standard"><text:span text:style-name="Domyślna_20_czcionka_20_akapitu"><text:span text:style-name="T2">Georg Christoph Lichtenberg</text:span></text:span></text:p>
      <text:p text:style-name="P2"/>
      <text:p text:style-name="Standard"><text:span text:style-name="Domyślna_20_czcionka_20_akapitu"><text:span text:style-name="T1">Mądry jest nie ten, który martwi się z powodu niedostatku, lecz ten, który cieszy się z tego, co ma.</text:span></text:span></text:p>
      <text:p text:style-name="Standard"><text:span text:style-name="Domyślna_20_czcionka_20_akapitu"><text:span text:style-name="T2">Demokryt</text:span></text:span></text:p>
      <text:p text:style-name="P2"/>
      <text:p text:style-name="Standard"><text:span text:style-name="Domyślna_20_czcionka_20_akapitu"><text:span text:style-name="T1">Odpowiedzialni jesteśmy nie tylko za to, co robimy, lecz i za to, czego nie robimy</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Bardziej niż cokolwiek innego - przygotowywanie się jest sekretem do sukcesu</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ożna rozpalić nowy ogień, lecz nie sposób wskrzesić ognia raz ugaszonego</text:span></text:span></text:p>
      <text:p text:style-name="Standard"><text:span text:style-name="Domyślna_20_czcionka_20_akapitu"><text:span text:style-name="T2">Wang Chong</text:span></text:span></text:p>
      <text:p text:style-name="P2"/>
      <text:p text:style-name="Standard"><text:span text:style-name="Domyślna_20_czcionka_20_akapitu"><text:span text:style-name="T1">Człowiek powinien sięgać po to, co przewyższa jego możliwości</text:span></text:span></text:p>
      <text:p text:style-name="Standard"><text:span text:style-name="Domyślna_20_czcionka_20_akapitu"><text:span text:style-name="T2">Robert Browning</text:span></text:span></text:p>
      <text:p text:style-name="P2"/>
      <text:p text:style-name="Standard"><text:span text:style-name="Domyślna_20_czcionka_20_akapitu"><text:span text:style-name="T1">Jeśli z premedytacją planujesz, by nie wykorzystać w pełni swojego potencjału - muszę Cię ostrzec - będziesz nieszczęśliwy do końca swoich dni.</text:span></text:span></text:p>
      <text:p text:style-name="Standard"><text:span text:style-name="Domyślna_20_czcionka_20_akapitu"><text:span text:style-name="T2">Abraham Maslow</text:span></text:span></text:p>
      <text:p text:style-name="P2"/>
      <text:p text:style-name="Standard"><text:span text:style-name="Domyślna_20_czcionka_20_akapitu"><text:span text:style-name="T1">Trzeba jakoś swoje życie przeżyć. Jeżeli chcesz utrzymać się na odpowiednim poziomie, nie masz wyjścia - musisz znaleźć jakiś ciekawy na to sposób. Nie znajdziesz go jednak, jeżeli tylko będziesz siedzieć na tyłku.</text:span></text:span></text:p>
      <text:p text:style-name="Standard"><text:span text:style-name="Domyślna_20_czcionka_20_akapitu"><text:span text:style-name="T2">Katharine Hepburn</text:span></text:span></text:p>
      <text:p text:style-name="P2"/>
      <text:p text:style-name="Standard"><text:span text:style-name="Domyślna_20_czcionka_20_akapitu"><text:span text:style-name="T1">Przeszkody pojawiają się, gdy spuszczasz wzrok z celu</text:span></text:span></text:p>
      <text:p text:style-name="Standard"><text:span text:style-name="Domyślna_20_czcionka_20_akapitu"><text:span text:style-name="T2">Hannah More</text:span></text:span></text:p>
      <text:p text:style-name="P2"/>
      <text:p text:style-name="Standard"><text:soft-page-break/><text:span text:style-name="Domyślna_20_czcionka_20_akapitu"><text:span text:style-name="T1">Cieśla, który chce dobrze robotę wykonać, musi wpierw naostrzyć swe narzędzia</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Cnotę widać wyraźniej w czynach niż w ich braku</text:span></text:span></text:p>
      <text:p text:style-name="P104">Arystoteles</text:p>
      <text:p text:style-name="P2"/>
      <text:p text:style-name="Standard"><text:span text:style-name="Domyślna_20_czcionka_20_akapitu"><text:span text:style-name="T1">Myśl w kategoriach sukcesu, wyobrażaj sobie sukces, a wprawisz w ruch moc dającego się zrealizować pragnienia. Kiedy obraz umysłowy lub postawa będzie utrzymywana wystarczająco mocno, w rzeczywistości przejmie kontrolę nad warunkami i okolicznościami.</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Nikt nie jest w stanie sprawić, byś poczuł się gorszym, bez Twojego pozwolenia</text:span></text:span></text:p>
      <text:p text:style-name="Standard"><text:span text:style-name="Domyślna_20_czcionka_20_akapitu"><text:span text:style-name="T2">Eleanor Roosevelt</text:span></text:span></text:p>
      <text:p text:style-name="P2"/>
      <text:p text:style-name="Standard"><text:span text:style-name="Domyślna_20_czcionka_20_akapitu"><text:span text:style-name="T1">Czytanie dobrych książek jest niczym rozmowa z najwspanialszymi ludźmi</text:span></text:span></text:p>
      <text:p text:style-name="Standard"><text:span text:style-name="Domyślna_20_czcionka_20_akapitu"><text:span text:style-name="T2">Kartezjusz</text:span></text:span></text:p>
      <text:p text:style-name="P2"/>
      <text:p text:style-name="Standard"><text:span text:style-name="Domyślna_20_czcionka_20_akapitu"><text:span text:style-name="T1">Jesteśmy jak żeglarze, którzy muszą swój żaglowiec przebudować na otwartym morzu, a nie mogą go nigdy położyć w doku i zbudować od nowa z najlepszych części.</text:span></text:span></text:p>
      <text:p text:style-name="Standard"><text:span text:style-name="Domyślna_20_czcionka_20_akapitu"><text:span text:style-name="T2">Otto Neurath</text:span></text:span></text:p>
      <text:p text:style-name="P2"/>
      <text:p text:style-name="Standard"><text:span text:style-name="Domyślna_20_czcionka_20_akapitu"><text:span text:style-name="T1">Bądź wierny sobie, a nie będziesz niewierny innym.</text:span></text:span></text:p>
      <text:p text:style-name="Standard"><text:span text:style-name="Domyślna_20_czcionka_20_akapitu"><text:span text:style-name="T2">Francis Bacon</text:span></text:span></text:p>
      <text:p text:style-name="P2"/>
      <text:p text:style-name="Standard"><text:span text:style-name="Domyślna_20_czcionka_20_akapitu"><text:span text:style-name="T1">Człowiek jest tym, o czym przez cały dzień myśli</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Biednym jest nie ten, kto ma mało, ale ten, kto tęskni za tym, by mieć więcej.</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Tylko ta praca daje siły, która i sił wymaga.</text:span></text:span></text:p>
      <text:p text:style-name="Standard"><text:span text:style-name="Domyślna_20_czcionka_20_akapitu"><text:span text:style-name="T2">Władysław Grzeszczyk</text:span></text:span></text:p>
      <text:p text:style-name="P2"/>
      <text:p text:style-name="Standard"><text:span text:style-name="Domyślna_20_czcionka_20_akapitu"><text:span text:style-name="T1">Jeżeli istnieje jakiś jeden sekret sukcesu, to jest to umiejętność przyjmowania cudzego punktu widzenia i patrzenia z tej perspektywy z równą łatwością jak z własnej.</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Osoba, którą sobie wyobrażasz, jest osobą, którą się staniesz</text:span></text:span></text:p>
      <text:p text:style-name="Standard"><text:span text:style-name="Domyślna_20_czcionka_20_akapitu"><text:span text:style-name="T2">Jim Cathcart</text:span></text:span></text:p>
      <text:p text:style-name="P2"/>
      <text:p text:style-name="Standard"><text:span text:style-name="Domyślna_20_czcionka_20_akapitu"><text:span text:style-name="T1">Chcąc doznać pełni szczęścia, trzeba je dzielić z kimś drugim</text:span></text:span></text:p>
      <text:p text:style-name="Standard"><text:span text:style-name="Domyślna_20_czcionka_20_akapitu"><text:span text:style-name="T2">Mark Twain</text:span></text:span></text:p>
      <text:p text:style-name="P2"/>
      <text:p text:style-name="Standard"><text:span text:style-name="Domyślna_20_czcionka_20_akapitu"><text:span text:style-name="T1">Jeśli dasz człowiekowi rybę, nakarmisz go na jeden dzień. Jeśli nauczysz go, jak łowić ryby, nakarmisz go na całe życie.</text:span></text:span></text:p>
      <text:p text:style-name="Standard"><text:span text:style-name="Domyślna_20_czcionka_20_akapitu"><text:span text:style-name="T2">przysłowie indiańskie</text:span></text:span></text:p>
      <text:p text:style-name="P2"/>
      <text:p text:style-name="Standard"><text:span text:style-name="Domyślna_20_czcionka_20_akapitu"><text:span text:style-name="T1">Lepiej spłonąć niż zwiędnąć</text:span></text:span></text:p>
      <text:p text:style-name="Standard"><text:span text:style-name="Domyślna_20_czcionka_20_akapitu"><text:span text:style-name="T2">Aleksander Wielki</text:span></text:span></text:p>
      <text:p text:style-name="P2"/>
      <text:p text:style-name="Standard"><text:soft-page-break/><text:span text:style-name="Domyślna_20_czcionka_20_akapitu"><text:span text:style-name="T1">Geniusz to czasem tylko instynkt, który nie podlega doskonaleniu; częściej jest to sztuka trafnego kojarzenia codziennie doskonalona dzięki obserwacji i doświadczeniu.</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Jest tylko jeden sposób nauki. Poprzez działanie.</text:span></text:span></text:p>
      <text:p text:style-name="Standard"><text:span text:style-name="Domyślna_20_czcionka_20_akapitu"><text:span text:style-name="T2">Paulo Coelho</text:span></text:span></text:p>
      <text:p text:style-name="P2"/>
      <text:p text:style-name="Standard"><text:span text:style-name="Domyślna_20_czcionka_20_akapitu"><text:span text:style-name="T1">Widzicie różne rzeczy i pytacie: dlaczego takie są? Natomiast ja marzę o rzeczach, których nie ma i pytam: dlaczego by nie miały zaistnie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ajwiększym zwycięstwem jest to, które odnosimy nad nami samymi</text:span></text:span></text:p>
      <text:p text:style-name="Standard"><text:span text:style-name="Domyślna_20_czcionka_20_akapitu"><text:span text:style-name="T2">Tadeusz Kościuszko</text:span></text:span></text:p>
      <text:p text:style-name="P2"/>
      <text:p text:style-name="Standard"><text:span text:style-name="Domyślna_20_czcionka_20_akapitu"><text:span text:style-name="T1">Jedna maszyna może wykonać pracę pięćdziesięciu przeciętnych ludzi. Ale żadna maszyna nie wykona pracy jednego człowieka ponadprzeciętnego.</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Kochasz życie? Nie trwoń zatem swego czasu, ponieważ ono jest z niego utkane</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e ma żadnego usprawiedliwienia, by nie stać się wielkim.</text:span></text:span></text:p>
      <text:p text:style-name="Standard"><text:span text:style-name="Domyślna_20_czcionka_20_akapitu"><text:span text:style-name="T2">Tom Peters</text:span></text:span></text:p>
      <text:p text:style-name="P2"/>
      <text:p text:style-name="Standard"><text:span text:style-name="Domyślna_20_czcionka_20_akapitu"><text:span text:style-name="T1">Geniusz to wynik 1 procenta natchnienia i 99 procent wypocenia.</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ygrywa tylko ten, kto ma jasno określony cel i nieodparte pragnienie, aby go osiągnąć.</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1">W konfrontacji strumienia ze skałą, strumień zawsze wygrywa - nie przez swoją siłę, ale przez wytrwałość.</text:span></text:span></text:p>
      <text:p text:style-name="Standard"><text:span text:style-name="Domyślna_20_czcionka_20_akapitu"><text:span text:style-name="T2">Budda</text:span></text:span></text:p>
      <text:p text:style-name="P2"/>
      <text:p text:style-name="P2"/>
      <text:p text:style-name="Standard"><text:span text:style-name="Domyślna_20_czcionka_20_akapitu"><text:span text:style-name="T1">Motywacja jest tym, co pozwala Ci zacząć. Nawyk jest tym, co pozwala Ci wytrwać.</text:span></text:span></text:p>
      <text:p text:style-name="Standard"><text:span text:style-name="Domyślna_20_czcionka_20_akapitu"><text:span text:style-name="T2">Jim Ryun</text:span></text:span></text:p>
      <text:p text:style-name="P2"/>
      <text:p text:style-name="Standard"><text:span text:style-name="Domyślna_20_czcionka_20_akapitu"><text:span text:style-name="T1">Największe bogactwo, to robienie tego, co kochasz.</text:span></text:span></text:p>
      <text:p text:style-name="Standard"><text:span text:style-name="Domyślna_20_czcionka_20_akapitu"><text:span text:style-name="T2">Colin P. Sisson</text:span></text:span></text:p>
      <text:p text:style-name="P2"/>
      <text:p text:style-name="Standard"><text:span text:style-name="Domyślna_20_czcionka_20_akapitu"><text:span text:style-name="T1">Albo znajdziemy drogę, albo ją sami wytyczymy.</text:span></text:span></text:p>
      <text:p text:style-name="Standard"><text:span text:style-name="Domyślna_20_czcionka_20_akapitu"><text:span text:style-name="T2">Hannibal</text:span></text:span></text:p>
      <text:p text:style-name="P2"/>
      <text:p text:style-name="Standard"><text:span text:style-name="Domyślna_20_czcionka_20_akapitu"><text:span text:style-name="T1">O dobrym przywódcy powiedzą: "Sami to zrobiliśmy"</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Całe nasze życie to działanie i pasja. Unikając zaangażowania w działania i pasje naszych czasów, ryzykujemy, że w ogóle nie zaznamy życia.</text:span></text:span></text:p>
      <text:p text:style-name="Standard"><text:span text:style-name="Domyślna_20_czcionka_20_akapitu"><text:span text:style-name="T2">Herodot</text:span></text:span></text:p>
      <text:p text:style-name="P2"/>
      <text:p text:style-name="Standard"><text:soft-page-break/><text:span text:style-name="Domyślna_20_czcionka_20_akapitu"><text:span text:style-name="T1">Twój los zależy od Twoich nawyków.</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Każdy człowiek, którego potomność nazwała wielkim, osiągnął sukces na tyle właśnie, na ile zdołał skupić się na celu i konsekwentnie dążyć w jednym wytyczonym kierunku.</text:span></text:span></text:p>
      <text:p text:style-name="Standard"><text:span text:style-name="Domyślna_20_czcionka_20_akapitu"><text:span text:style-name="T2">Orison Swett Marden</text:span></text:span></text:p>
      <text:p text:style-name="P2"/>
      <text:p text:style-name="Standard"><text:span text:style-name="Domyślna_20_czcionka_20_akapitu"><text:span text:style-name="T1">Nie chodzi o to, byśmy osiągnęli nasze najwyższe ideały, lecz o to, aby były one naprawdę wysokie.</text:span></text:span></text:p>
      <text:p text:style-name="Standard"><text:span text:style-name="Domyślna_20_czcionka_20_akapitu"><text:span text:style-name="T2">Robert Baden-Powell</text:span></text:span></text:p>
      <text:p text:style-name="P2"/>
      <text:p text:style-name="Standard"><text:span text:style-name="Domyślna_20_czcionka_20_akapitu"><text:span text:style-name="T1">Osoba, która twierdzi, że coś nie może być zrobione, nie powinna przeszkadzać tej, która właśnie to robi.</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Odważnym szczęście sprzyja.</text:span></text:span></text:p>
      <text:p text:style-name="Standard"><text:span text:style-name="Domyślna_20_czcionka_20_akapitu"><text:span text:style-name="T2">Wergiliusz</text:span></text:span></text:p>
      <text:p text:style-name="P2"/>
      <text:p text:style-name="Standard"><text:span text:style-name="Domyślna_20_czcionka_20_akapitu"><text:span text:style-name="T1">Pamiętanie o tym, że kiedyś umrzesz jest najlepszym sposobem jaki znam na uniknięcie myślenia o tym, że masz cokolwiek do stracenia. Już teraz jesteś nagi. Nie ma powodu, dla którego nie powinieneś żyć tak, jak nakazuje ci serce.</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Ludzie, którzy tracą czas czekając, aż zaistnieją najbardziej sprzyjające warunki, nigdy nic nie zdziałają. Najlepszy czas na działanie jest teraz!</text:span></text:span></text:p>
      <text:p text:style-name="Standard"><text:span text:style-name="Domyślna_20_czcionka_20_akapitu"><text:span text:style-name="T2">Mark Fisher</text:span></text:span></text:p>
      <text:p text:style-name="P2"/>
      <text:p text:style-name="Standard"><text:span text:style-name="Domyślna_20_czcionka_20_akapitu"><text:span text:style-name="T1">Bądź zmianą, którą pragniesz ujrzeć w świecie.</text:span></text:span></text:p>
      <text:p text:style-name="Standard"><text:span text:style-name="Domyślna_20_czcionka_20_akapitu"><text:span text:style-name="T2">Mahatma Gandhi</text:span></text:span></text:p>
      <text:p text:style-name="P2"/>
      <text:p text:style-name="Standard"><text:span text:style-name="Domyślna_20_czcionka_20_akapitu"><text:span text:style-name="T1">Przyszłość zaczyna się dzisiaj, nie jutro.</text:span></text:span></text:p>
      <text:p text:style-name="Standard"><text:span text:style-name="Domyślna_20_czcionka_20_akapitu"><text:span text:style-name="T2">Jan Paweł II</text:span></text:span></text:p>
      <text:p text:style-name="P2"/>
      <text:p text:style-name="Standard"><text:span text:style-name="Domyślna_20_czcionka_20_akapitu"><text:span text:style-name="T1">By dojść do źródła, trzeba płynąć pod prąd.</text:span></text:span></text:p>
      <text:p text:style-name="Standard"><text:span text:style-name="Domyślna_20_czcionka_20_akapitu"><text:span text:style-name="T2">Stanisław Jerzy Lec</text:span></text:span></text:p>
      <text:p text:style-name="P2"/>
      <text:p text:style-name="Standard"><text:span text:style-name="Domyślna_20_czcionka_20_akapitu"><text:span text:style-name="T1">Im więcej mamy czasu na wykonanie jakiejś pracy, tym więcej czasu ona nam zabiera.</text:span></text:span></text:p>
      <text:p text:style-name="Standard"><text:span text:style-name="Domyślna_20_czcionka_20_akapitu"><text:span text:style-name="T2">prof. C. Northcote Parkinson</text:span></text:span></text:p>
      <text:p text:style-name="P2"/>
      <text:p text:style-name="Standard"><text:span text:style-name="Domyślna_20_czcionka_20_akapitu"><text:span text:style-name="T1">A zatem równik mam poza sobą! Okazuje się, że można tu dotrzeć rowerem... jeśli się tylko naprawdę tego pragnie.</text:span></text:span></text:p>
      <text:p text:style-name="Standard"><text:span text:style-name="Domyślna_20_czcionka_20_akapitu"><text:span text:style-name="T2">Kazimierz Nowak</text:span></text:span></text:p>
      <text:p text:style-name="P2"/>
      <text:p text:style-name="Standard"><text:span text:style-name="Domyślna_20_czcionka_20_akapitu"><text:span text:style-name="T1">Jeśli sądzisz, że potrafisz to masz rację. Jeśli sądzisz, że nie potrafisz - również masz rację.</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Musimy żeglować czasem z wiatrem, czasem pod wiatr, ale żeglować, nie dryfować ani stawać na kotwicy.</text:span></text:span></text:p>
      <text:p text:style-name="Standard"><text:span text:style-name="Domyślna_20_czcionka_20_akapitu"><text:span text:style-name="T2">Oliver Wendell Holmes</text:span></text:span></text:p>
      <text:p text:style-name="P2"/>
      <text:p text:style-name="Standard"><text:span text:style-name="Domyślna_20_czcionka_20_akapitu"><text:span text:style-name="T1">Jesteśmy tym, co w swoim życiu powtarzamy. Doskonałość nie jest jednorazowym aktem, lecz nawykiem</text:span></text:span></text:p>
      <text:p text:style-name="Standard"><text:span text:style-name="Domyślna_20_czcionka_20_akapitu"><text:span text:style-name="T2">Arystoteles</text:span></text:span></text:p>
      <text:p text:style-name="P2"/>
      <text:p text:style-name="Standard"><text:soft-page-break/><text:span text:style-name="Domyślna_20_czcionka_20_akapitu"><text:span text:style-name="T1">Potykając się, można zajść daleko; nie wolno tylko upaść i nie podnieść się.</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Masz szczęście - jesteś człowiekiem. Róża jest piękna, ale nie wie dlaczego i dla kogo jest piękna</text:span></text:span></text:p>
      <text:p text:style-name="Standard"><text:span text:style-name="Domyślna_20_czcionka_20_akapitu"><text:span text:style-name="T2">Michel Quoist</text:span></text:span></text:p>
      <text:p text:style-name="P2"/>
      <text:p text:style-name="Standard"><text:span text:style-name="Domyślna_20_czcionka_20_akapitu"><text:span text:style-name="T1">Zakres szczęścia człowieka zależy od niego samego.</text:span></text:span></text:p>
      <text:p text:style-name="Standard"><text:span text:style-name="Domyślna_20_czcionka_20_akapitu"><text:span text:style-name="T2">Abraham Lincoln</text:span></text:span></text:p>
      <text:p text:style-name="P2"/>
      <text:p text:style-name="Standard"><text:span text:style-name="Domyślna_20_czcionka_20_akapitu"><text:span text:style-name="T1">Jeśli człowiek ma zamiar do końca życia pozostać pracownikiem fizycznym, to powinien równo z wybiciem godziny szesnastej zapominać o swojej pracy. Natomiast jeśli zamierza piąć się wzwyż, wówczas wybicie godziny szesnastej powinno być dlań sygnałem do myślenia.</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c nie jest szczególnie trudne do zrobienia, jeśli tylko rozłożyć to na etapy.</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ie staraj się zostać człowiekiem sukcesu, lecz człowiekiem wartościowym</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Kierunek jest znacznie ważniejszy od prędkości. Wielu ludzi pędzi donikąd.</text:span></text:span></text:p>
      <text:p text:style-name="Standard"><text:span text:style-name="Domyślna_20_czcionka_20_akapitu"><text:span text:style-name="T2">Steve Maraboli</text:span></text:span></text:p>
      <text:p text:style-name="P2"/>
      <text:p text:style-name="Standard"><text:span text:style-name="Domyślna_20_czcionka_20_akapitu"><text:span text:style-name="T1">Ważniejsza jest czystość intencji niż doskonałość działania.</text:span></text:span></text:p>
      <text:p text:style-name="Standard"><text:span text:style-name="Domyślna_20_czcionka_20_akapitu"><text:span text:style-name="T2">Ilyas Kassam</text:span></text:span></text:p>
      <text:p text:style-name="P2"/>
      <text:p text:style-name="Standard"><text:span text:style-name="Domyślna_20_czcionka_20_akapitu"><text:span text:style-name="T1">Nie ma porażki, z wyjątkiem zaprzestania prób</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Zagranie złej nuty jest bez znaczenia. Granie bez pasji jest niewybaczalne!</text:span></text:span></text:p>
      <text:p text:style-name="Standard"><text:span text:style-name="Domyślna_20_czcionka_20_akapitu"><text:span text:style-name="T2">Ludwig van Beethoven</text:span></text:span></text:p>
      <text:p text:style-name="P2"/>
      <text:p text:style-name="Standard"><text:span text:style-name="Domyślna_20_czcionka_20_akapitu"><text:span text:style-name="T1">Jeśli nie wiesz, co masz robić, nie rób nic. Nie wypełniaj swego czasu banalnymi sprawami. Po prostu nie rób nic. Posiedź. Nie rób nic, a może będziesz zdolny usłyszeć głos swego serca.</text:span></text:span></text:p>
      <text:p text:style-name="Standard"><text:span text:style-name="Domyślna_20_czcionka_20_akapitu"><text:span text:style-name="T2">Maya Angelou</text:span></text:span></text:p>
      <text:p text:style-name="P2"/>
      <text:p text:style-name="Standard"><text:span text:style-name="Domyślna_20_czcionka_20_akapitu"><text:span text:style-name="T1">Kto chce być szczęśliwy, nie musi więcej posiadać, a tylko mniej żądać</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Postęp nie jest możliwy bez odchyleń od normy</text:span></text:span></text:p>
      <text:p text:style-name="Standard"><text:span text:style-name="Domyślna_20_czcionka_20_akapitu"><text:span text:style-name="T2">Frank Zappa</text:span></text:span></text:p>
      <text:p text:style-name="P2"/>
      <text:p text:style-name="Standard"><text:span text:style-name="Domyślna_20_czcionka_20_akapitu"><text:span text:style-name="T1">Niemożliwe to nie fakt. To przekonanie.</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Miej nawet mały rozum, ale swój</text:span></text:span></text:p>
      <text:p text:style-name="Standard"><text:span text:style-name="Domyślna_20_czcionka_20_akapitu"><text:span text:style-name="T2">Johann Wolfgang von Goethe</text:span></text:span></text:p>
      <text:p text:style-name="P2"/>
      <text:p text:style-name="Standard"><text:soft-page-break/><text:span text:style-name="Domyślna_20_czcionka_20_akapitu"><text:span text:style-name="T1">W Twoim życiu pojawiają się ludzie, koncepcje i możliwości, które pozostają w zgodzie z Twoim dominującym sposobem myślenia</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Małe szanse są często początkiem wielkich przedsięwzięć</text:span></text:span></text:p>
      <text:p text:style-name="Standard"><text:span text:style-name="Domyślna_20_czcionka_20_akapitu"><text:span text:style-name="T2">Demostenes</text:span></text:span></text:p>
      <text:p text:style-name="P2"/>
      <text:p text:style-name="Standard"><text:span text:style-name="Domyślna_20_czcionka_20_akapitu"><text:span text:style-name="T1">Wszyscy wielcy mówcy byli najpierw złymi mówcami</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1">Świat jest wielkim lustrem. Odbija do Ciebie to, kim jesteś. Jeśli jesteś kochający, przyjacielski, pomocny – świat okaże się kochający, przyjacielski i pomocny dla Ciebie.</text:span></text:span></text:p>
      <text:p text:style-name="Standard"><text:span text:style-name="Domyślna_20_czcionka_20_akapitu"><text:span text:style-name="T2">Thomas Dreier</text:span></text:span></text:p>
      <text:p text:style-name="P2"/>
      <text:p text:style-name="Standard"><text:span text:style-name="Domyślna_20_czcionka_20_akapitu"><text:span text:style-name="T1">To, co budujesz latami, może runąć w ciągu jednej nocy - buduj mimo wszystko.</text:span></text:span></text:p>
      <text:p text:style-name="Standard"><text:span text:style-name="Domyślna_20_czcionka_20_akapitu"><text:span text:style-name="T2">Matka Teresa z Kalkuty</text:span></text:span></text:p>
      <text:p text:style-name="P2"/>
      <text:p text:style-name="Standard"><text:span text:style-name="Domyślna_20_czcionka_20_akapitu"><text:span text:style-name="T1">Kiedy sobie uświadomisz, że niczego ci nie brakuje, cały świat będzie należał do ciebie</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Jeżeli upadłeś siedem razy, podnieś się osiem razy</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Narzekałem, że nie mam butów, dopóki nie spotkałem człowieka, który nie miał stóp</text:span></text:span></text:p>
      <text:p text:style-name="Standard"><text:span text:style-name="Domyślna_20_czcionka_20_akapitu"><text:span text:style-name="T2">James Matthew Barrie</text:span></text:span></text:p>
      <text:p text:style-name="P2"/>
      <text:p text:style-name="Standard"><text:span text:style-name="Domyślna_20_czcionka_20_akapitu"><text:span text:style-name="T1">Nie wolno zgadzać się na pełzanie, gdy czujemy potrzebę latania</text:span></text:span></text:p>
      <text:p text:style-name="Standard"><text:span text:style-name="Domyślna_20_czcionka_20_akapitu"><text:span text:style-name="T2">Helen Keller</text:span></text:span></text:p>
      <text:p text:style-name="P2"/>
      <text:p text:style-name="Standard"><text:span text:style-name="Domyślna_20_czcionka_20_akapitu"><text:span text:style-name="T1">Zrób to zanim będziesz gotów, gdyż nigdy nie będziesz gotów jeśli będziesz czekać</text:span></text:span></text:p>
      <text:p text:style-name="Standard"><text:span text:style-name="Domyślna_20_czcionka_20_akapitu"><text:span text:style-name="T2">Les Brown</text:span></text:span></text:p>
      <text:p text:style-name="P2"/>
      <text:p text:style-name="Standard"><text:span text:style-name="Domyślna_20_czcionka_20_akapitu"><text:span text:style-name="T1">Ludzie z celami odnoszą sukcesy, ponieważ wiedzą dokąd zmierzają… To jest aż tak proste.</text:span></text:span></text:p>
      <text:p text:style-name="Standard"><text:span text:style-name="Domyślna_20_czcionka_20_akapitu"><text:span text:style-name="T2">Earl Nightingale</text:span></text:span></text:p>
      <text:p text:style-name="P2"/>
      <text:p text:style-name="Standard"><text:span text:style-name="Domyślna_20_czcionka_20_akapitu"><text:span text:style-name="T1">Jestem optymistą. Bycie kimkolwiek innym, nie zdaje się być do czegokolwiek przydatne.</text:span></text:span></text:p>
      <text:p text:style-name="Standard"><text:span text:style-name="Domyślna_20_czcionka_20_akapitu"><text:span text:style-name="T2">Winston Churchill</text:span></text:span></text:p>
      <text:p text:style-name="P2"/>
      <text:p text:style-name="Standard"><text:span text:style-name="Domyślna_20_czcionka_20_akapitu"><text:span text:style-name="T1">Nie pytaj czego świat potrzebuje. Pytaj co czyni cię pełnym życia i rób to. Ponieważ tym czego świat potrzebuje są ludzie pełni życia.</text:span></text:span></text:p>
      <text:p text:style-name="Standard"><text:span text:style-name="Domyślna_20_czcionka_20_akapitu"><text:span text:style-name="T2">Howard Thurman</text:span></text:span></text:p>
      <text:p text:style-name="P2"/>
      <text:p text:style-name="Standard"><text:span text:style-name="Domyślna_20_czcionka_20_akapitu"><text:span text:style-name="T1">Bogaci podziwiają innych bogatych. Biedni nie cierpią bogatych.</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Zaryzykuj wszystko, bo nie zyskasz niczego</text:span></text:span></text:p>
      <text:p text:style-name="Standard"><text:span text:style-name="Domyślna_20_czcionka_20_akapitu"><text:span text:style-name="T2">Geoffrey de Charny</text:span></text:span></text:p>
      <text:p text:style-name="P2"/>
      <text:p text:style-name="Standard"><text:span text:style-name="Domyślna_20_czcionka_20_akapitu"><text:span text:style-name="T1">Tajemnica szczęścia nie leży w większym posiadaniu, ale w umiejętności cieszenia się mniejszym posiadaniem</text:span></text:span></text:p>
      <text:p text:style-name="Standard"><text:soft-page-break/><text:span text:style-name="Domyślna_20_czcionka_20_akapitu"><text:span text:style-name="T2">Sokrates</text:span></text:span></text:p>
      <text:p text:style-name="P2"/>
      <text:p text:style-name="Standard"><text:span text:style-name="Domyślna_20_czcionka_20_akapitu"><text:span text:style-name="T1">Nie mam żadnych talentów – prócz namiętnej ciekawości</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Życia nie mierzy się ilością oddechów, ale ilością chwil, które zapierają dech w piersiach</text:span></text:span></text:p>
      <text:p text:style-name="Standard"><text:span text:style-name="Domyślna_20_czcionka_20_akapitu"><text:span text:style-name="T2">Maya Angelou</text:span></text:span></text:p>
      <text:p text:style-name="P2"/>
      <text:p text:style-name="Standard"><text:span text:style-name="Domyślna_20_czcionka_20_akapitu"><text:span text:style-name="T1">Aby samemu być szczęśliwym, trzeba budować szczęście innych</text:span></text:span></text:p>
      <text:p text:style-name="Standard"><text:span text:style-name="Domyślna_20_czcionka_20_akapitu"><text:span text:style-name="T2">Raoul Follereau</text:span></text:span></text:p>
      <text:p text:style-name="P2"/>
      <text:p text:style-name="Standard"><text:span text:style-name="Domyślna_20_czcionka_20_akapitu"><text:span text:style-name="T1">Nie płacą Ci za godzinę. Płacą za wartość jaką dodajesz do tej godzin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złowiek, który marnuje swój czas, nie poznał jeszcze wartości życia</text:span></text:span></text:p>
      <text:p text:style-name="Standard"><text:span text:style-name="Domyślna_20_czcionka_20_akapitu"><text:span text:style-name="T2">Karol Darwin</text:span></text:span></text:p>
      <text:p text:style-name="P2"/>
      <text:p text:style-name="Standard"><text:span text:style-name="Domyślna_20_czcionka_20_akapitu"><text:span text:style-name="T1">Nie jest klęską, gdy człowiek umiera, nie spełniwszy marzeń, ale klęską jest, gdy nie ma marzeń. To nie wstyd, że człowiekowi nie udało się sięgnąć gwiazd, ale wstyd, gdy nie ma gwiazd, po które chciałby sięgnąć.</text:span></text:span></text:p>
      <text:p text:style-name="Standard"><text:span text:style-name="Domyślna_20_czcionka_20_akapitu"><text:span text:style-name="T2">Benjamin Mays</text:span></text:span></text:p>
      <text:p text:style-name="P2"/>
      <text:p text:style-name="Standard"><text:span text:style-name="Domyślna_20_czcionka_20_akapitu"><text:span text:style-name="T1">Celem wykształcenia nie jest napełnienie umysłu człowieka faktami; zadaniem jest nauczyć go, jak ma używać umysłu do myślenia. A często zdarza się, że człowiek lepiej umie myśleć, nie będąc krępowany wiedzą przeszłości</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Nasze życie ma cztery wielkie cele: żyć, kochać, uczyć się i pozostawiać po sobie coś cennego</text:span></text:span></text:p>
      <text:p text:style-name="Standard"><text:span text:style-name="Domyślna_20_czcionka_20_akapitu"><text:span text:style-name="T2">Stephen Covey</text:span></text:span></text:p>
      <text:p text:style-name="P2"/>
      <text:p text:style-name="Standard"><text:span text:style-name="Domyślna_20_czcionka_20_akapitu"><text:span text:style-name="T1">Granice? Nigdy żadnej nie widziałem, ale słyszałem, że istnieją w umysłach niektórych ludzi.</text:span></text:span></text:p>
      <text:p text:style-name="Standard"><text:span text:style-name="Domyślna_20_czcionka_20_akapitu"><text:span text:style-name="T2">Thor Heyerdahl</text:span></text:span></text:p>
      <text:p text:style-name="P2"/>
      <text:p text:style-name="Standard"><text:span text:style-name="Domyślna_20_czcionka_20_akapitu"><text:span text:style-name="T1">Jaki jest dzisiaj dzień? - zapytał Puchatek. Dzisiejszy - mruknął Prosiaczek. To mój ulubiony! - z radością powiedział Puchatek.</text:span></text:span></text:p>
      <text:p text:style-name="Standard"><text:span text:style-name="Domyślna_20_czcionka_20_akapitu"><text:span text:style-name="T2">Alan Alexander Milne</text:span></text:span></text:p>
      <text:p text:style-name="P2"/>
      <text:p text:style-name="Standard"><text:span text:style-name="Domyślna_20_czcionka_20_akapitu"><text:span text:style-name="T1">Musisz spróbować stworzyć szczęście wewnątrz siebie. Jeśli nie jesteś szczęśliwy w jakimś miejscu, istnieje duże prawodopodobieństwo, że nie będziesz szczęśliwy w żadnym miejscu.</text:span></text:span></text:p>
      <text:p text:style-name="Standard"><text:span text:style-name="Domyślna_20_czcionka_20_akapitu"><text:span text:style-name="T2">Ernie Banks</text:span></text:span></text:p>
      <text:p text:style-name="P2"/>
      <text:p text:style-name="Standard"><text:span text:style-name="Domyślna_20_czcionka_20_akapitu"><text:span text:style-name="T1">Nadzieja matką głupich? Przeciwnie, nadzieja to matka tych, którzy nie boją się rzucić swoich myśli w daleką przyszłość.</text:span></text:span></text:p>
      <text:p text:style-name="Standard"><text:span text:style-name="Domyślna_20_czcionka_20_akapitu"><text:span text:style-name="T2">Ludwik Hirszfeld</text:span></text:span></text:p>
      <text:p text:style-name="P2"/>
      <text:p text:style-name="Standard"><text:span text:style-name="Domyślna_20_czcionka_20_akapitu"><text:span text:style-name="T1">Im wyżej szybujemy, tym mniejsi wydajemy się tym, którzy nie potrafią latać</text:span></text:span></text:p>
      <text:p text:style-name="Standard"><text:span text:style-name="Domyślna_20_czcionka_20_akapitu"><text:span text:style-name="T2">Friedrich Nietzsche</text:span></text:span></text:p>
      <text:p text:style-name="P2"/>
      <text:p text:style-name="Standard"><text:span text:style-name="Domyślna_20_czcionka_20_akapitu"><text:span text:style-name="T1">Szukając szczęścia i dobra innych, znajdujemy własne</text:span></text:span></text:p>
      <text:p text:style-name="Standard"><text:span text:style-name="Domyślna_20_czcionka_20_akapitu"><text:span text:style-name="T2">Platon</text:span></text:span></text:p>
      <text:p text:style-name="P2"/>
      <text:p text:style-name="Standard"><text:soft-page-break/><text:span text:style-name="Domyślna_20_czcionka_20_akapitu"><text:span text:style-name="T1">Możesz, jeśli myślisz że możesz</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Łat­wiej jest wal­czyć o za­sady, niż żyć zgod­nie z ni­mi</text:span></text:span></text:p>
      <text:p text:style-name="Standard"><text:span text:style-name="Domyślna_20_czcionka_20_akapitu"><text:span text:style-name="T2">Alfred Adler</text:span></text:span></text:p>
      <text:p text:style-name="P2"/>
      <text:p text:style-name="Standard"><text:span text:style-name="Domyślna_20_czcionka_20_akapitu"><text:span text:style-name="T1">Nie ma marzeń za wielkich: idź naprzód, nie zatrzymuj się</text:span></text:span></text:p>
      <text:p text:style-name="Standard"><text:span text:style-name="Domyślna_20_czcionka_20_akapitu"><text:span text:style-name="T2">Raoul Follereau</text:span></text:span></text:p>
      <text:p text:style-name="P2"/>
      <text:p text:style-name="Standard"><text:span text:style-name="Domyślna_20_czcionka_20_akapitu"><text:span text:style-name="T1">Jeżeli chcesz pełnego bezpieczeństwa, idź do więzienia. Tam cię nakarmią, ubiorą, zapewnią opiekę medyczną i tak dalej. Jedyną rzeczą, której tam brak… jest wolność.</text:span></text:span></text:p>
      <text:p text:style-name="Standard"><text:span text:style-name="Domyślna_20_czcionka_20_akapitu"><text:span text:style-name="T2">Dwight Eisenhower</text:span></text:span></text:p>
      <text:p text:style-name="P2"/>
      <text:p text:style-name="Standard"><text:span text:style-name="Domyślna_20_czcionka_20_akapitu"><text:span text:style-name="T1">Nie obawiaj się porażki – to nie porażka, ale mało ambitny cel jest błędem. W wielkiej próbie honorowo jest nawet polec.</text:span></text:span></text:p>
      <text:p text:style-name="Standard"><text:span text:style-name="Domyślna_20_czcionka_20_akapitu"><text:span text:style-name="T2">Bruce Lee</text:span></text:span></text:p>
      <text:p text:style-name="P2"/>
      <text:p text:style-name="Standard"><text:span text:style-name="Domyślna_20_czcionka_20_akapitu"><text:span text:style-name="T7">Za rok będziesz żałować, że nie zacząłeś dzisiaj</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Bycie realistą jest najprostszą drogą do przeciętności</text:span></text:span></text:p>
      <text:p text:style-name="Standard"><text:span text:style-name="Domyślna_20_czcionka_20_akapitu"><text:span text:style-name="T2">Will Smith</text:span></text:span></text:p>
      <text:p text:style-name="P2"/>
      <text:p text:style-name="Standard"><text:span text:style-name="Domyślna_20_czcionka_20_akapitu"><text:span text:style-name="T1">Troszcz się o to, co myślą inni i na zawsze zostaniesz ich więźniem</text:span></text:span></text:p>
      <text:p text:style-name="Standard"><text:span text:style-name="Domyślna_20_czcionka_20_akapitu"><text:span text:style-name="T2">Lao - Tse</text:span></text:span></text:p>
      <text:p text:style-name="P2"/>
      <text:p text:style-name="Standard"><text:span text:style-name="Domyślna_20_czcionka_20_akapitu"><text:span text:style-name="T1">Najważniejszą godziną jest zawsze ta obecna! Najważniejszym człowiekiem jest zawsze ten, który akurat stoi przede mną! Dziełem najkonieczniejszym jest zawsze miłość!</text:span></text:span></text:p>
      <text:p text:style-name="Standard"><text:span text:style-name="Domyślna_20_czcionka_20_akapitu"><text:span text:style-name="T2">Johannes Eckhart</text:span></text:span></text:p>
      <text:p text:style-name="P2"/>
      <text:p text:style-name="Standard"><text:span text:style-name="Domyślna_20_czcionka_20_akapitu"><text:span text:style-name="T1">Czy chcesz poznać przepis na sukces? To naprawdę całkiem proste. Podwój liczbę porażek.</text:span></text:span></text:p>
      <text:p text:style-name="Standard"><text:span text:style-name="Domyślna_20_czcionka_20_akapitu"><text:span text:style-name="T2">Thomas J. Watson</text:span></text:span></text:p>
      <text:p text:style-name="P2"/>
      <text:p text:style-name="Standard"><text:span text:style-name="Domyślna_20_czcionka_20_akapitu"><text:span text:style-name="T1">Jeśli nie chcesz być zapomnianym szybko po śmierci, albo zaraz pisz rzeczy warte przeczytania, albo czyń rzeczy warte opisania</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Nikt nie jest tak stary, aby nie mógł się jeszcze czegoś nowego nauczyć</text:span></text:span></text:p>
      <text:p text:style-name="Standard"><text:span text:style-name="Domyślna_20_czcionka_20_akapitu"><text:span text:style-name="T2">Ajschylos</text:span></text:span></text:p>
      <text:p text:style-name="P2"/>
      <text:p text:style-name="Standard"><text:span text:style-name="Domyślna_20_czcionka_20_akapitu"><text:span text:style-name="T1">Nie daj się rozproszyć krytykom. Pamiętaj, że dla niektórych ludzi jedyna możliwość posmakowania sukcesu to ugryzienie kawałka Ciebie</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Osoba posiadająca duże marzenia jest potężniejsza niż ta, która posiada wszystkie fakty</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Człowiek jest w stanie zrobić więcej rzeczy niż jest w stanie sobie kiedykolwiek wyobrazić - jeśli się tylko odważy. Zwykle się nie odważamy, bo rzeczy są trudne. Ale są one trudne tylko dlatego, że się nie odważamy.</text:span></text:span></text:p>
      <text:p text:style-name="Standard"><text:span text:style-name="Domyślna_20_czcionka_20_akapitu"><text:span text:style-name="T2">Terencjusz</text:span></text:span></text:p>
      <text:p text:style-name="P2"/>
      <text:p text:style-name="Standard"><text:soft-page-break/><text:span text:style-name="Domyślna_20_czcionka_20_akapitu"><text:span text:style-name="T1">Życie nie polega na posiadaniu dobrych kart, tylko na graniu dobrze kiepskimi kartami</text:span></text:span></text:p>
      <text:p text:style-name="Standard"><text:span text:style-name="Domyślna_20_czcionka_20_akapitu"><text:span text:style-name="T2">Robert Lewis Stevenson</text:span></text:span></text:p>
      <text:p text:style-name="P2"/>
      <text:p text:style-name="Standard"><text:span text:style-name="Domyślna_20_czcionka_20_akapitu"><text:span text:style-name="T1">Aktem największej odwagi jest myśleć samodzielnie. Na głos.</text:span></text:span></text:p>
      <text:p text:style-name="Standard"><text:span text:style-name="Domyślna_20_czcionka_20_akapitu"><text:span text:style-name="T2">Coco Chanel</text:span></text:span></text:p>
      <text:p text:style-name="P2"/>
      <text:p text:style-name="Standard"><text:span text:style-name="Domyślna_20_czcionka_20_akapitu"><text:span text:style-name="T1">Cudowność chwil i wydarzeń nie wypływa z samej rzeczywistości, ale z naszego na nią spojrzenia</text:span></text:span></text:p>
      <text:p text:style-name="Standard"><text:span text:style-name="Domyślna_20_czcionka_20_akapitu"><text:span text:style-name="T2">Eric-Emmanuel Schmitt</text:span></text:span></text:p>
      <text:p text:style-name="P2"/>
      <text:p text:style-name="Standard"><text:span text:style-name="Domyślna_20_czcionka_20_akapitu"><text:span text:style-name="T1">Żyjesz tylko raz, ale jeżeli zrobisz to dobrze, raz wystarczy</text:span></text:span></text:p>
      <text:p text:style-name="Standard"><text:span text:style-name="Domyślna_20_czcionka_20_akapitu"><text:span text:style-name="T2">Mae West</text:span></text:span></text:p>
      <text:p text:style-name="P2"/>
      <text:p text:style-name="Standard"><text:span text:style-name="Domyślna_20_czcionka_20_akapitu"><text:span text:style-name="T1">Nie jest naszym zadaniem czynić dzieci twardymi aby mogły stawić czoła okrutnemu i nieczułemu światu. Naszym zadaniem jest wychować dzieci, które uczynią ten świat trochę mniej okrutnym i nieczułym.</text:span></text:span></text:p>
      <text:p text:style-name="Standard"><text:span text:style-name="Domyślna_20_czcionka_20_akapitu"><text:span text:style-name="T2">L. R. Knost</text:span></text:span></text:p>
      <text:p text:style-name="P2"/>
      <text:p text:style-name="Standard"><text:span text:style-name="Domyślna_20_czcionka_20_akapitu"><text:span text:style-name="T1">Żyj tak, byś przy końcu nie starał się życia swego naprawiać</text:span></text:span></text:p>
      <text:p text:style-name="Standard"><text:span text:style-name="Domyślna_20_czcionka_20_akapitu"><text:span text:style-name="T2">Johannes Eckhart</text:span></text:span></text:p>
      <text:p text:style-name="P2"/>
      <text:p text:style-name="Standard"><text:span text:style-name="Domyślna_20_czcionka_20_akapitu"><text:span text:style-name="T1">Nie jestem bardzo bystry, po prostu długo siedzę nad problemem</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Opinia innych ludzi o Tobie nie musi stać się Twoją rzeczywistością</text:span></text:span></text:p>
      <text:p text:style-name="Standard"><text:span text:style-name="Domyślna_20_czcionka_20_akapitu"><text:span text:style-name="T2">Les Brown</text:span></text:span></text:p>
      <text:p text:style-name="P2"/>
      <text:p text:style-name="Standard"><text:span text:style-name="Domyślna_20_czcionka_20_akapitu"><text:span text:style-name="T1">Kto walczy, może przegrać. Kto nie walczy, już przegrał</text:span></text:span></text:p>
      <text:p text:style-name="Standard"><text:span text:style-name="Domyślna_20_czcionka_20_akapitu"><text:span text:style-name="T2">Bertold Brecht</text:span></text:span></text:p>
      <text:p text:style-name="P2"/>
      <text:p text:style-name="Standard"><text:span text:style-name="Domyślna_20_czcionka_20_akapitu"><text:span text:style-name="T1">Szczęście znajduje się w tobie, a ty możesz je wciąż powiększać, pozostając życzliwym tam, gdzie inni bywają nieżyczliwi; pomagając tam, gdzie już nikt nie pomaga; będąc zadowolonym tam, gdzie inni tylko stawiają żądania.</text:span></text:span></text:p>
      <text:p text:style-name="Standard"><text:span text:style-name="Domyślna_20_czcionka_20_akapitu"><text:span text:style-name="T2">Phil Bosmans</text:span></text:span></text:p>
      <text:p text:style-name="P2"/>
      <text:p text:style-name="Standard"><text:span text:style-name="Domyślna_20_czcionka_20_akapitu"><text:span text:style-name="T1">Wielu ludzi jest nieszczęśliwych jedynie dlatego, że mają czas, aby zastanowić się nad tym, czy są szczęśliwi, czy też nie</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ie pozwól nigdy aby ktoś, kto przychodzi do ciebie, odszedł nie stawszy się lepszym i bardziej radosnym</text:span></text:span></text:p>
      <text:p text:style-name="Standard"><text:span text:style-name="Domyślna_20_czcionka_20_akapitu"><text:span text:style-name="T2">Matka Teresa z Kalkuty</text:span></text:span></text:p>
      <text:p text:style-name="P2"/>
      <text:p text:style-name="Standard"><text:span text:style-name="Domyślna_20_czcionka_20_akapitu"><text:span text:style-name="T1">Tylko ci, którzy nauczyli się potęgi szczerego i bezinteresownego wkładu w życie innych, doświadczają największej radości życia – prawdziwego poczucia spełnienia.</text:span></text:span></text:p>
      <text:p text:style-name="Standard"><text:span text:style-name="Domyślna_20_czcionka_20_akapitu"><text:span text:style-name="T2">Anthony Robbins</text:span></text:span></text:p>
      <text:p text:style-name="P2"/>
      <text:p text:style-name="Standard"><text:span text:style-name="Domyślna_20_czcionka_20_akapitu"><text:span text:style-name="T1">Doskonałość jest miarą nieba, dążenie do doskonałości miarą człowieka</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By zostać mistrzem, walcz w jeszcze jednej rundzie</text:span></text:span></text:p>
      <text:p text:style-name="Standard"><text:span text:style-name="Domyślna_20_czcionka_20_akapitu"><text:span text:style-name="T2">Jim Corbett</text:span></text:span></text:p>
      <text:p text:style-name="P2"><text:soft-page-break/></text:p>
      <text:p text:style-name="Standard"><text:span text:style-name="Domyślna_20_czcionka_20_akapitu"><text:span text:style-name="T1">Nagrody dla potrafiących wytrwać znacznie przewyższają ból, który musi poprzedzać zwycięstwo</text:span></text:span></text:p>
      <text:p text:style-name="Standard"><text:span text:style-name="Domyślna_20_czcionka_20_akapitu"><text:span text:style-name="T2">Ted W. Engstrom</text:span></text:span></text:p>
      <text:p text:style-name="P2"/>
      <text:p text:style-name="Standard"><text:span text:style-name="Domyślna_20_czcionka_20_akapitu"><text:span text:style-name="T1">Aby czynić dobro, nie czekaj na okazje szczególne. Próbuj wykorzystać zwyczajne sytuacje.</text:span></text:span></text:p>
      <text:p text:style-name="Standard"><text:span text:style-name="Domyślna_20_czcionka_20_akapitu"><text:span text:style-name="T2">Jean-Paul Sartre</text:span></text:span></text:p>
      <text:p text:style-name="P2"/>
      <text:p text:style-name="Standard"><text:span text:style-name="Domyślna_20_czcionka_20_akapitu"><text:span text:style-name="T1">Naszą największą słabością jest poddawanie się. Najpewniejszą drogą do sukcesu jest zawsze próbowanie po prostu jeden, następny raz.</text:span></text:span></text:p>
      <text:p text:style-name="Standard"><text:span text:style-name="Domyślna_20_czcionka_20_akapitu"><text:span text:style-name="T2">Thomas Edison</text:span></text:span></text:p>
      <text:p text:style-name="P2"/>
      <text:p text:style-name="Standard"><text:span text:style-name="Domyślna_20_czcionka_20_akapitu"><text:span text:style-name="T1">W życiu musi być coś więcej niż tylko chęć posiadania wszystkiego</text:span></text:span></text:p>
      <text:p text:style-name="Standard"><text:span text:style-name="Domyślna_20_czcionka_20_akapitu"><text:span text:style-name="T2">Maurice Sendak</text:span></text:span></text:p>
      <text:p text:style-name="P2"/>
      <text:p text:style-name="Standard"><text:span text:style-name="Domyślna_20_czcionka_20_akapitu"><text:span text:style-name="T1">Sekretem zmiany jest skupienie całej energii nie na zwalczaniu starego, ale na budowaniu nowego</text:span></text:span></text:p>
      <text:p text:style-name="Standard"><text:span text:style-name="Domyślna_20_czcionka_20_akapitu"><text:span text:style-name="T2">Sokrates</text:span></text:span></text:p>
      <text:p text:style-name="P2"/>
      <text:p text:style-name="Standard"><text:span text:style-name="Domyślna_20_czcionka_20_akapitu"><text:span text:style-name="T1">Ludzie mają dużą umiejętność w robieniu tylko tego, co muszą. Ale jest różnica między 'muszę' i 'chcę'.</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Ci, którzy są wystarczająco szaleni, by myśleć, że są w stanie zmienić świat, są tymi, którzy go zmieniają</text:span></text:span></text:p>
      <text:p text:style-name="Standard"><text:span text:style-name="Domyślna_20_czcionka_20_akapitu"><text:span text:style-name="T2">Steve Jobs</text:span></text:span></text:p>
      <text:p text:style-name="P2"/>
      <text:p text:style-name="Standard"><text:span text:style-name="Domyślna_20_czcionka_20_akapitu"><text:span text:style-name="T1">Swoją radość można znaleźć w radości innych; to właśnie jest tajemnicą szczęścia</text:span></text:span></text:p>
      <text:p text:style-name="Standard"><text:span text:style-name="Domyślna_20_czcionka_20_akapitu"><text:span text:style-name="T2">Georges Bernanos</text:span></text:span></text:p>
      <text:p text:style-name="P2"/>
      <text:p text:style-name="Standard"><text:span text:style-name="Domyślna_20_czcionka_20_akapitu"><text:span text:style-name="T1">Ludzie mogą wątpić w to co mówisz, ale uwierzą w to co robisz</text:span></text:span></text:p>
      <text:p text:style-name="Standard"><text:span text:style-name="Domyślna_20_czcionka_20_akapitu"><text:span text:style-name="T2">Lewis Cass</text:span></text:span></text:p>
      <text:p text:style-name="P2"/>
      <text:p text:style-name="Standard"><text:span text:style-name="Domyślna_20_czcionka_20_akapitu"><text:span text:style-name="T1">Idź przez życie z podniesionym czołem, a nie z zadartym nosem</text:span></text:span></text:p>
      <text:p text:style-name="Standard"><text:span text:style-name="Domyślna_20_czcionka_20_akapitu"><text:span text:style-name="T2">Magdalena Samozwaniec</text:span></text:span></text:p>
      <text:p text:style-name="P2"/>
      <text:p text:style-name="Standard"><text:span text:style-name="Domyślna_20_czcionka_20_akapitu"><text:span text:style-name="T1">Lepiej zaliczać się do niektórych, niż do wszystkich</text:span></text:span></text:p>
      <text:p text:style-name="Standard"><text:span text:style-name="Domyślna_20_czcionka_20_akapitu"><text:span text:style-name="T2">Andrzej Sapkowski</text:span></text:span></text:p>
      <text:p text:style-name="P2"/>
      <text:p text:style-name="Standard"><text:span text:style-name="Domyślna_20_czcionka_20_akapitu"><text:span text:style-name="T1">Cuda się czasem zdarzają, ale trzeba na nie bardzo ciężko pracować.</text:span></text:span></text:p>
      <text:p text:style-name="Standard"><text:span text:style-name="Domyślna_20_czcionka_20_akapitu"><text:span text:style-name="T2">Chaim Weizmann</text:span></text:span></text:p>
      <text:p text:style-name="P2"/>
      <text:p text:style-name="Standard"><text:span text:style-name="Domyślna_20_czcionka_20_akapitu"><text:span text:style-name="T1">Urodzić się głupcem to nie wstyd. Wstyd tylko głupcem umierać</text:span></text:span></text:p>
      <text:p text:style-name="Standard"><text:span text:style-name="Domyślna_20_czcionka_20_akapitu"><text:span text:style-name="T2">Erich Maria Remarque</text:span></text:span></text:p>
      <text:p text:style-name="P2"/>
      <text:p text:style-name="Standard"><text:span text:style-name="Domyślna_20_czcionka_20_akapitu"><text:span text:style-name="T1">Należy się wystrzegać pouczania młodych ludzi, że tradycyjnie rozumiany sukces stanowi główny cel życia. Najważniejszą motywacją w edukacji i w życiu jest przyjemność płynąca z pracy, przyjemność płynąca z jej owoców oraz świadomość znaczenia, jakie one mają dla całej społeczności.</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W momencie, kiedy staje się na wierzchołku, nie ma wybuchu szczęścia - szczęście przeżywa się, gdy wszystko pozostaje jeszcze przed tobą, kiedy wiesz, że do celu masz jeszcze kilkaset, kilkadziesiąt metrów, gdy jesteś tuż przed. To właśnie jest czas szczęścia.</text:span></text:span></text:p>
      <text:p text:style-name="Standard"><text:soft-page-break/><text:span text:style-name="Domyślna_20_czcionka_20_akapitu"><text:span text:style-name="T2">Jerzy Kukuczka</text:span></text:span></text:p>
      <text:p text:style-name="P2"/>
      <text:p text:style-name="Standard"><text:span text:style-name="Domyślna_20_czcionka_20_akapitu"><text:span text:style-name="T1">Musisz dojść do takiego stanu w życiu, że samo robienie czegoś będzie ważniejsze niż wygrywanie lub przegrywanie</text:span></text:span></text:p>
      <text:p text:style-name="Standard"><text:span text:style-name="Domyślna_20_czcionka_20_akapitu"><text:span text:style-name="T2">Arthur Robert Ashe, Jr.</text:span></text:span></text:p>
      <text:p text:style-name="P2"/>
      <text:p text:style-name="Standard"><text:span text:style-name="Domyślna_20_czcionka_20_akapitu"><text:span text:style-name="T1">Nie mamy prawa cieszyć się szczęściem, jeśli nie tworzymy go dokoła nas, podobnie jak nie możemy używać bogactw, których nie wypracowaliśmy.</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Nie powstrzymuje cię góra, która stoi przed tobą, ale kamyk w twoim bucie</text:span></text:span></text:p>
      <text:p text:style-name="Standard"><text:span text:style-name="Domyślna_20_czcionka_20_akapitu"><text:span text:style-name="T2">Muhammad Ali</text:span></text:span></text:p>
      <text:p text:style-name="P2"/>
      <text:p text:style-name="Standard"><text:span text:style-name="Domyślna_20_czcionka_20_akapitu"><text:span text:style-name="T1">Większość ludzi żyje, aby zarobić na utrzymanie; jeśli na takie już zarobili, żyją, aby zarobić na lepsze utrzymanie, a kiedy już to osiągnęli - wtedy umierają</text:span></text:span></text:p>
      <text:p text:style-name="Standard"><text:span text:style-name="Domyślna_20_czcionka_20_akapitu"><text:span text:style-name="T2">Soren Kierkegaard</text:span></text:span></text:p>
      <text:p text:style-name="P2"/>
      <text:p text:style-name="Standard"><text:span text:style-name="Domyślna_20_czcionka_20_akapitu"><text:span text:style-name="T1">Czasy próby nie są czasami, w których należy przestać próbować</text:span></text:span></text:p>
      <text:p text:style-name="Standard"><text:span text:style-name="Domyślna_20_czcionka_20_akapitu"><text:span text:style-name="T2">Ray Owen</text:span></text:span></text:p>
      <text:p text:style-name="P2"/>
      <text:p text:style-name="Standard"><text:span text:style-name="Domyślna_20_czcionka_20_akapitu"><text:span text:style-name="T1">Na świecie są dwa szczęścia: jedno małe - być szczęśliwym, a drugie duże - uszczęśliwiać innych</text:span></text:span></text:p>
      <text:p text:style-name="Standard"><text:span text:style-name="Domyślna_20_czcionka_20_akapitu"><text:span text:style-name="T2">Julian Tuwim</text:span></text:span></text:p>
      <text:p text:style-name="P2"/>
      <text:p text:style-name="Standard"><text:span text:style-name="Domyślna_20_czcionka_20_akapitu"><text:span text:style-name="T1">Potrafię naładować baterie człowieka, a później to powtórzyć. Jednak o motywacji możemy mówić tylko wtedy, kiedy dany człowiek ma swój własny generator.</text:span></text:span></text:p>
      <text:p text:style-name="Standard"><text:span text:style-name="Domyślna_20_czcionka_20_akapitu"><text:span text:style-name="T2">Frederick Herzberg</text:span></text:span></text:p>
      <text:p text:style-name="P2"/>
      <text:p text:style-name="Standard"><text:span text:style-name="Domyślna_20_czcionka_20_akapitu"><text:span text:style-name="T1">Jesteśmy tutaj nie po to, by wyciągnąć z życia, co się da, ale żeby dołożyć do niego, co możemy</text:span></text:span></text:p>
      <text:p text:style-name="Standard"><text:span text:style-name="Domyślna_20_czcionka_20_akapitu"><text:span text:style-name="T2">William Osler</text:span></text:span></text:p>
      <text:p text:style-name="P2"/>
      <text:p text:style-name="Standard"><text:span text:style-name="Domyślna_20_czcionka_20_akapitu"><text:span text:style-name="T1">Inwestycja w wiedzę zawsze przynosi największe odsetki</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1">Jeden z najgłębszych sekretów życia polega na tym, że tylko to wszystko, co robimy dla innych, jest tym, co naprawdę warto robić.</text:span></text:span></text:p>
      <text:p text:style-name="Standard"><text:span text:style-name="Domyślna_20_czcionka_20_akapitu"><text:span text:style-name="T2">Lewis Carroll</text:span></text:span></text:p>
      <text:p text:style-name="P2"/>
      <text:p text:style-name="Standard"><text:span text:style-name="Domyślna_20_czcionka_20_akapitu"><text:span text:style-name="T1">Siła człowieka nie polega na tym, że nigdy nie upada, ale na tym, że potrafi się podnosić</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Spałem i śniłem, że życie jest radością. Obudziłem się i zobaczyłem, że życie jest służbą. Zacząłem służyć i zobaczyłem, że służba jest szczęściem.</text:span></text:span></text:p>
      <text:p text:style-name="Standard"><text:span text:style-name="Domyślna_20_czcionka_20_akapitu"><text:span text:style-name="T2">Rabindranath Tagore</text:span></text:span></text:p>
      <text:p text:style-name="P2"/>
      <text:p text:style-name="Standard"><text:span text:style-name="Domyślna_20_czcionka_20_akapitu"><text:span text:style-name="T1">Sukcesu nie mierzy się tym, co człowiek osiągnął, ale przeszkodami, które napotkał, oraz odwagą, z jaką walczył z przytłaczającymi przeciwnościami</text:span></text:span></text:p>
      <text:p text:style-name="Standard"><text:span text:style-name="Domyślna_20_czcionka_20_akapitu"><text:span text:style-name="T2">Charles Lindbergh</text:span></text:span></text:p>
      <text:p text:style-name="P2"/>
      <text:p text:style-name="P103">Mistrzowie nie rodzą się w salach treningowych. Mistrzowie rodzą się z tego, co mają głęboko w sobie - z pragnień, marzeń, wizji.</text:p>
      <text:p text:style-name="P104">Muhammad Ali</text:p>
      <text:p text:style-name="P2"/>
      <text:p text:style-name="Standard"><text:span text:style-name="Domyślna_20_czcionka_20_akapitu"><text:span text:style-name="T1">Jeżeli twoje marzenia Cię nie przerażają - nie są wystarczająco duże</text:span></text:span></text:p>
      <text:p text:style-name="Standard"><text:span text:style-name="Domyślna_20_czcionka_20_akapitu"><text:span text:style-name="T2">Ellen Johnson Sirleaf</text:span></text:span></text:p>
      <text:p text:style-name="P2"><text:soft-page-break/></text:p>
      <text:p text:style-name="Standard"><text:span text:style-name="Domyślna_20_czcionka_20_akapitu"><text:span text:style-name="T1">Żal z powodu tego, co zrobiliśmy, czas złagodzi; to żal z powodu tego, czego nie zrobiliśmy, jest nie do złagodzenia.</text:span></text:span></text:p>
      <text:p text:style-name="Standard"><text:span text:style-name="Domyślna_20_czcionka_20_akapitu"><text:span text:style-name="T2">Sydney J. Harris</text:span></text:span></text:p>
      <text:p text:style-name="P2"/>
      <text:p text:style-name="P2">Spędziłem większość życia, martwiąc się o rzeczy, które nigdy się nie wydarzyły</text:p>
      <text:p text:style-name="P2">Mark Twain</text:p>
      <text:p text:style-name="P2"/>
      <text:p text:style-name="Standard"><text:span text:style-name="Domyślna_20_czcionka_20_akapitu"><text:span text:style-name="T1">Nic, co ma wielką wartość w życiu, nie przychodzi łatwo</text:span></text:span></text:p>
      <text:p text:style-name="Standard"><text:span text:style-name="Domyślna_20_czcionka_20_akapitu"><text:span text:style-name="T2">Norman Vincent Peale</text:span></text:span></text:p>
      <text:p text:style-name="P2"/>
      <text:p text:style-name="Standard"><text:span text:style-name="Domyślna_20_czcionka_20_akapitu"><text:span text:style-name="T1">Ten, kto naprawdę umie żyć, zaczyna dzień od uśmiechu</text:span></text:span></text:p>
      <text:p text:style-name="Standard"><text:span text:style-name="Domyślna_20_czcionka_20_akapitu"><text:span text:style-name="T2">Thich Nhat Hanh</text:span></text:span></text:p>
      <text:p text:style-name="P2"/>
      <text:p text:style-name="P2">Nie należy gniewać się na bieg wypadków, bo to ich nic nie obchodzi</text:p>
      <text:p text:style-name="P2">Marek Aureliusz</text:p>
      <text:p text:style-name="P2"/>
      <text:p text:style-name="P2">Obie rzeczy - zarówno to, przed czym uciekasz, jak i to, za czym wzdychasz - są w tobie.</text:p>
      <text:p text:style-name="P2">Anthony de Mello</text:p>
      <text:p text:style-name="P2"/>
      <text:p text:style-name="Standard"><text:span text:style-name="Domyślna_20_czcionka_20_akapitu"><text:span text:style-name="T1">Fascynujący jest dla mnie fakt, że większość ludzi planuje swoje wakacje z większą starannością niż swoje życie. Być może jest tak dlatego, że ucieczka jest łatwiejsza od zmian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Za każdy dar łaski bądź wdzięczny, a większego staniesz się godny, bo wdzięczność za otrzymane łaski jest modlitwą o nowe.</text:span></text:span></text:p>
      <text:p text:style-name="Standard"><text:span text:style-name="Domyślna_20_czcionka_20_akapitu"><text:span text:style-name="T2">Józef Sebastian Pelczar</text:span></text:span></text:p>
      <text:p text:style-name="P2"/>
      <text:p text:style-name="P2">Zbyt wielu ludzi myśli o bezpieczeństwie zamiast o szansie. Wydają się być bardziej przestraszeni życiem niż śmiercią.</text:p>
      <text:p text:style-name="P2">James F. Bymes</text:p>
      <text:p text:style-name="P2"/>
      <text:p text:style-name="Standard"><text:span text:style-name="Domyślna_20_czcionka_20_akapitu"><text:span text:style-name="T1">Kluczem do sukcesu jest skoncentrowanie umysłu na tym, czego pragniemy, nie na tym, czego się boimy</text:span></text:span></text:p>
      <text:p text:style-name="Standard"><text:span text:style-name="Domyślna_20_czcionka_20_akapitu"><text:span text:style-name="T2">Brian Tracy</text:span></text:span></text:p>
      <text:p text:style-name="P2"/>
      <text:p text:style-name="Standard"><text:span text:style-name="Domyślna_20_czcionka_20_akapitu"><text:span text:style-name="T1">Zwycięzcy robią to, czego przegranym się nie chciało</text:span></text:span></text:p>
      <text:p text:style-name="Standard"><text:span text:style-name="Domyślna_20_czcionka_20_akapitu"><text:span text:style-name="T2">H. Jackson Brown, Jr</text:span></text:span></text:p>
      <text:p text:style-name="P2"/>
      <text:p text:style-name="P2">Mądry człowiek więcej możliwości tworzy, niż znajduje</text:p>
      <text:p text:style-name="P2">Henry Ford</text:p>
      <text:p text:style-name="P2"/>
      <text:p text:style-name="P2">Szczęście nie jest sprzymierzeńcem ludzi bezczynnych</text:p>
      <text:p text:style-name="P2">Sofokles</text:p>
      <text:p text:style-name="P2"/>
      <text:p text:style-name="P2">Świat, który cię otacza, to odbicie świata, który nosisz w sobie</text:p>
      <text:p text:style-name="P2">Brian Tracy</text:p>
      <text:p text:style-name="P2"/>
      <text:p text:style-name="Standard"><text:span text:style-name="Domyślna_20_czcionka_20_akapitu"><text:span text:style-name="T1">Kto w drobnej rzeczy jest wierny, ten i w wielkiej będzie wierny; a kto w drobnej rzeczy jest nieuczciwy, ten i w wielkiej nieuczciwy będzie.</text:span></text:span></text:p>
      <text:p text:style-name="Standard"><text:span text:style-name="Domyślna_20_czcionka_20_akapitu"><text:span text:style-name="T2">Jezus Chrystus</text:span></text:span></text:p>
      <text:p text:style-name="P2"/>
      <text:p text:style-name="P2"><text:soft-page-break/>Jeśli istnieje jakakolwiek pewna droga do sukcesu i spełnienia w życiu, to można ją odnaleźć w nieśpiesznym, pozbawionym doraźnych celów procesie samodoskonalenia</text:p>
      <text:p text:style-name="P2">George Leonard</text:p>
      <text:p text:style-name="P2"/>
      <text:p text:style-name="Standard"><text:span text:style-name="Domyślna_20_czcionka_20_akapitu"><text:span text:style-name="T1">Odkryłem, że im ciężej pracuję, tym więcej szczęścia wydaję się mieć</text:span></text:span></text:p>
      <text:p text:style-name="Standard"><text:span text:style-name="Domyślna_20_czcionka_20_akapitu"><text:span text:style-name="T2">Thomas Jefferson</text:span></text:span></text:p>
      <text:p text:style-name="P2"/>
      <text:p text:style-name="Standard"><text:span text:style-name="Domyślna_20_czcionka_20_akapitu"><text:span text:style-name="T1">Musimy złapać zmianę za rękę albo niechybnie zmiana złapie nas za gardło.</text:span></text:span></text:p>
      <text:p text:style-name="Standard"><text:span text:style-name="Domyślna_20_czcionka_20_akapitu"><text:span text:style-name="T2">Winston Churchill</text:span></text:span></text:p>
      <text:p text:style-name="P2"/>
      <text:p text:style-name="P2">Kto myśli o problemach – ma problemy. Kto myśli o rozwiązaniach – ma rozwiązania.</text:p>
      <text:p text:style-name="P2">Nikolaus B. Enkelmann</text:p>
      <text:p text:style-name="P2"/>
      <text:p text:style-name="P2">Dopóki jesteś zielony, wzrastasz. Gdy tylko stajesz się dojrzały, zaczynasz gnić.</text:p>
      <text:p text:style-name="P2">Ray Kroc</text:p>
      <text:p text:style-name="P2"/>
      <text:p text:style-name="P2">Idź własną drogą, ignorując konwencjonalne mądrości. Jeśli wszyscy robią coś tak samo, masz szansę znalezienia miejsca dla siebie idąc w przeciwną stronę. Przygotuj się jednak na to, że mnóstwo ludzi machnie ręką i powie, że podążasz w złym kierunku.</text:p>
      <text:p text:style-name="P2">Sam Walton</text:p>
      <text:p text:style-name="P2"/>
      <text:p text:style-name="Standard"><text:span text:style-name="Domyślna_20_czcionka_20_akapitu"><text:span text:style-name="T1">Każdy ma swój własny Mount Everest, dla którego zdobycia pojawił się na ziemi</text:span></text:span></text:p>
      <text:p text:style-name="Standard"><text:span text:style-name="Domyślna_20_czcionka_20_akapitu"><text:span text:style-name="T2">Hugh Macleod</text:span></text:span></text:p>
      <text:p text:style-name="P2"/>
      <text:p text:style-name="Standard"><text:span text:style-name="Domyślna_20_czcionka_20_akapitu"><text:span text:style-name="T1">Sukces zwykle przychodzi do tych, którzy są zbyt zajęci by go szukać</text:span></text:span></text:p>
      <text:p text:style-name="Standard"><text:span text:style-name="Domyślna_20_czcionka_20_akapitu"><text:span text:style-name="T2">Henry David Thoreau</text:span></text:span></text:p>
      <text:p text:style-name="P2"/>
      <text:p text:style-name="Standard"><text:span text:style-name="Domyślna_20_czcionka_20_akapitu"><text:span text:style-name="T1">Potrzeba nam pewnej liczby ludzi, którzy za nic w świecie nie uwierzą, że coś jest niemożliwe.</text:span></text:span></text:p>
      <text:p text:style-name="Standard"><text:span text:style-name="Domyślna_20_czcionka_20_akapitu"><text:span text:style-name="T2">Henry Ford</text:span></text:span></text:p>
      <text:p text:style-name="P2"/>
      <text:p text:style-name="Standard"><text:span text:style-name="Domyślna_20_czcionka_20_akapitu"><text:span text:style-name="T1">Warto, nie raz i nie dwa, spokojnie spojrzeć na swoje życie i zdecydować, na czym zależy nam bardziej niż na czymkolwiek innym, co robilibyśmy, gdyby nie istniały żadne ograniczenia. A następnie powoli zacząć to robić.</text:span></text:span></text:p>
      <text:p text:style-name="Standard"><text:span text:style-name="Domyślna_20_czcionka_20_akapitu"><text:span text:style-name="T2">Robert Krool</text:span></text:span></text:p>
      <text:p text:style-name="P2"/>
      <text:p text:style-name="P2">Chińskie słowo „kryzys” składa się z dwóch znaków: pierwszy oznacza zagrożenie, drugi możliwość.</text:p>
      <text:p text:style-name="P2">John Fitzgerald Kennedy</text:p>
      <text:p text:style-name="P2"/>
      <text:p text:style-name="P2">Ten, kto wyciąga ręce w stronę gwiazd, chociaż ich nie dotknie, jednak z pewnością sięgnie poza korony drzew.</text:p>
      <text:p text:style-name="P2">Bodo Schafer</text:p>
      <text:p text:style-name="P2"/>
      <text:p text:style-name="P2">Działaj, jakby każda osoba, którą spotykasz, miała na szyi napis „Spraw, bym poczuł się ważny”. Odniesiesz sukces nie tylko w sprzedaży, ale także w życiu.</text:p>
      <text:p text:style-name="P2">Mary Kay Ash</text:p>
      <text:p text:style-name="P2"/>
      <text:p text:style-name="Standard"><text:span text:style-name="Domyślna_20_czcionka_20_akapitu"><text:span text:style-name="T1">Niech inni prowadzą nieciekawe życie, ale nie ty. Niech inni spierają się o błahe rzeczy, ale nie ty. Niech inni płaczą na poczuciem krzywdy, ale nie ty. Niech inni pozostawiają swą przyszłość w rękach kogoś innego, ale nie ty.</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1">Pomysł, który masz, a którego nie wykorzystujesz, nie przyniesie efektów większych niż pomysł, którego nigdy nie miałeś i nie mogłeś wykorzystać.</text:span></text:span></text:p>
      <text:p text:style-name="Standard"><text:soft-page-break/><text:span text:style-name="Domyślna_20_czcionka_20_akapitu"><text:span text:style-name="T2">Jim Collins</text:span></text:span></text:p>
      <text:p text:style-name="P2"/>
      <text:p text:style-name="Standard"><text:span text:style-name="Domyślna_20_czcionka_20_akapitu"><text:span text:style-name="T1">Są dwa sposoby na to, żeby znaleźć się na wierzchołku dębu. Jeden, to usiąść na żołędziu i czekać. Drugi, to wspiąć się na drzewo.</text:span></text:span></text:p>
      <text:p text:style-name="Standard"><text:span text:style-name="Domyślna_20_czcionka_20_akapitu"><text:span text:style-name="T2">Kemmons Wilson</text:span></text:span></text:p>
      <text:p text:style-name="P2"/>
      <text:p text:style-name="Standard"><text:span text:style-name="Domyślna_20_czcionka_20_akapitu"><text:span text:style-name="T1">Dopóki walczysz, jesteś zwycięzcą!</text:span></text:span></text:p>
      <text:p text:style-name="Standard"><text:span text:style-name="Domyślna_20_czcionka_20_akapitu"><text:span text:style-name="T2">św. Augustyn</text:span></text:span></text:p>
      <text:p text:style-name="P2"/>
      <text:p text:style-name="P2">To porażka, a nie sukces pcha świat do przodu. Ponieważ porażka zazwyczaj oznacza, że ktoś przekroczył granicę komfortu, spróbował czegoś nowego, sknocił, ale czegoś się przy tej okazji nauczył.</text:p>
      <text:p text:style-name="P2">Tom Peters</text:p>
      <text:p text:style-name="P2"/>
      <text:p text:style-name="P2">Nie ograniczaj się do bycia lepszym od rówieśników i poprzedników. Staraj się być lepszy od samego siebie.</text:p>
      <text:p text:style-name="P2">William Faulkner</text:p>
      <text:p text:style-name="P2"/>
      <text:p text:style-name="P2">Nigdy niczego by nie spróbowano, gdyby trzeba było najpierw przezwyciężyć wszystkie możliwe obiekcje</text:p>
      <text:p text:style-name="P2">Samuel Johnson</text:p>
      <text:p text:style-name="P2"/>
      <text:p text:style-name="Standard"><text:span text:style-name="Domyślna_20_czcionka_20_akapitu"><text:span text:style-name="T1">Zacznij od robienia tego, co konieczne; potem zrób to, co możliwe; nagle odkryjesz, że dokonałeś niemożliwego.</text:span></text:span></text:p>
      <text:p text:style-name="Standard"><text:span text:style-name="Domyślna_20_czcionka_20_akapitu"><text:span text:style-name="T2">św. Franciszek z Asyżu</text:span></text:span></text:p>
      <text:p text:style-name="P2"/>
      <text:p text:style-name="Standard"><text:span text:style-name="Domyślna_20_czcionka_20_akapitu"><text:span text:style-name="T1">Usuń ze swojego słownika słowo „problem” i zastąp słowem „wyzwanie”. Życie stanie się nagle bardziej podniecające i interesujące.</text:span></text:span></text:p>
      <text:p text:style-name="Standard"><text:span text:style-name="Domyślna_20_czcionka_20_akapitu"><text:span text:style-name="T2">Albert Camus</text:span></text:span></text:p>
      <text:p text:style-name="P2"/>
      <text:p text:style-name="P103">Dużo lepiej jest zdobywać się na śmiałe czyny i dążyć do triumfu w chwale, nawet kosztem porażek, niż snuć się wśród ludzi o ubogich duszach, którzy nie potrafią w pełni cieszyć się ani cierpieć, bo żyją w szarym cieniu, gdzie nie ma zwycięstw ani porażek.</text:p>
      <text:p text:style-name="P104">Theodore Roosevelt</text:p>
      <text:p text:style-name="P2"/>
      <text:p text:style-name="Standard"><text:span text:style-name="Domyślna_20_czcionka_20_akapitu"><text:span text:style-name="T1">Chaotyczne działanie jest lepsze niż uporządkowane niedziałanie</text:span></text:span></text:p>
      <text:p text:style-name="Standard"><text:span text:style-name="Domyślna_20_czcionka_20_akapitu"><text:span text:style-name="T2">Karl E. Weick</text:span></text:span></text:p>
      <text:p text:style-name="P2"/>
      <text:p text:style-name="Standard"><text:span text:style-name="Domyślna_20_czcionka_20_akapitu"><text:span text:style-name="T1">Człowiek, który nie robi błędów, zwykle nie robi niczego</text:span></text:span></text:p>
      <text:p text:style-name="Standard"><text:span text:style-name="Domyślna_20_czcionka_20_akapitu"><text:span text:style-name="T2">Edward John Phelps</text:span></text:span></text:p>
      <text:p text:style-name="P2"/>
      <text:p text:style-name="P2">Iść za marzeniami, i znowu iść za marzeniami, i tak zawsze, aż do końca</text:p>
      <text:p text:style-name="P2">Joseph Conrad</text:p>
      <text:p text:style-name="P2"/>
      <text:p text:style-name="P2">Choć nikt nie może cofnąć się w czasie i zmienić początku na zupełnie inny, to każdy może zacząć dziś i stworzyć całkiem nowe zakończenie</text:p>
      <text:p text:style-name="P2">Carl Bard</text:p>
      <text:p text:style-name="P2"/>
      <text:p text:style-name="P2">Mogę zaakceptować porażkę, ale nie mogę zaakceptować braku próby</text:p>
      <text:p text:style-name="P2">Michael Jordan</text:p>
      <text:p text:style-name="P2"/>
      <text:p text:style-name="P2">Twoje założenia są twoimi oknami na świat. Wyszoruj je od czasu do czasu, inaczej nie przejdzie światło.</text:p>
      <text:p text:style-name="P2">Isaac Asimov</text:p>
      <text:p text:style-name="P2"/>
      <text:p text:style-name="P2">Bez wiary potykamy się o źdźbło słomy, z wiarą przenosimy góry</text:p>
      <text:p text:style-name="P2"><text:soft-page-break/>Soren Kierkegaard</text:p>
      <text:p text:style-name="P2"/>
      <text:p text:style-name="P2">Nic nie może powstrzymać osoby z odpowiednim nastawieniem mentalnym przed osiągnięciem jej celu. Nic na ziemi nie może pomóc osobie ze złym nastawieniem mentalnym.</text:p>
      <text:p text:style-name="P2">Thomas Jefferson</text:p>
      <text:p text:style-name="P2"/>
      <text:p text:style-name="Standard"><text:span text:style-name="Domyślna_20_czcionka_20_akapitu"><text:span text:style-name="T1">Jakże szybko „nie teraz” staje się „nigdy”</text:span></text:span></text:p>
      <text:p text:style-name="Standard"><text:span text:style-name="Domyślna_20_czcionka_20_akapitu"><text:span text:style-name="T2">Martin Luter King</text:span></text:span></text:p>
      <text:p text:style-name="P2"/>
      <text:p text:style-name="Standard"><text:span text:style-name="Domyślna_20_czcionka_20_akapitu"><text:span text:style-name="T1">Jedną świecą można zapalić tysiąc świec bez uszczerbku dla trwałości jej płomienia. Szczęścia też nigdy nie ubywa, gdy się nim dzielimy.</text:span></text:span></text:p>
      <text:p text:style-name="Standard"><text:span text:style-name="Domyślna_20_czcionka_20_akapitu"><text:span text:style-name="T2">Budda</text:span></text:span></text:p>
      <text:p text:style-name="P2"/>
      <text:p text:style-name="Standard"><text:span text:style-name="Domyślna_20_czcionka_20_akapitu"><text:span text:style-name="T1">Jeśli twoja aktywność inspiruje innych do tego, by więcej marzyć, więcej się uczyć, więcej działać i stawać się kimś więcej, to jesteś liderem.</text:span></text:span></text:p>
      <text:p text:style-name="Standard"><text:span text:style-name="Domyślna_20_czcionka_20_akapitu"><text:span text:style-name="T2">John Quincy Adams</text:span></text:span></text:p>
      <text:p text:style-name="P2"/>
      <text:p text:style-name="Standard"><text:span text:style-name="Domyślna_20_czcionka_20_akapitu"><text:span text:style-name="T1">Nie chodź tam, dokąd może zaprowadzić cię droga; zamiast tego idź tam, gdzie ścieżki nie ma w ogóle, i pozostaw za sobą szlak.</text:span></text:span></text:p>
      <text:p text:style-name="Standard"><text:span text:style-name="Domyślna_20_czcionka_20_akapitu"><text:span text:style-name="T2">Ralph Waldo Emerson</text:span></text:span></text:p>
      <text:p text:style-name="P2"/>
      <text:p text:style-name="P2">Jeśli masz więcej niż 3 priorytety działania, to znaczy, że nie masz żadnego</text:p>
      <text:p text:style-name="P2">Jim Collins</text:p>
      <text:p text:style-name="P2"/>
      <text:p text:style-name="P2">Młodość to pragnienie nowych wrażeń, gorące uczucie i chęć do czynu. Starość to obojętność i lenistwo. Młodzieńcem i starcem można być w każdym wieku.</text:p>
      <text:p text:style-name="P2">Feliks Chwalibóg</text:p>
      <text:p text:style-name="P2"/>
      <text:p text:style-name="P2">Umysł, raz rozciągnięty przez nową ideę, nigdy nie powraca do swoich poprzednich rozmiarów</text:p>
      <text:p text:style-name="P2">Oliver Wendell Holmes</text:p>
      <text:p text:style-name="P2"/>
      <text:p text:style-name="P2">Nie można w nieskończoność powielać tego, co się sprawdziło, bo świat dookoła ciągle się zmienia. Te zmiany trzeba wyprzedzać. To warunek sukcesu.</text:p>
      <text:p text:style-name="P2">Sam Walton</text:p>
      <text:p text:style-name="P2"/>
      <text:p text:style-name="Standard"><text:span text:style-name="Domyślna_20_czcionka_20_akapitu"><text:span text:style-name="T1">Jeśli jest coś, co możesz zrobić, albo ci się śni, że możesz, zacznij to robić. W śmiałości tkwi geniusz, potęga i magia.</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Jeśli nie umiesz latać, biegnij. Jeśli nie umiesz biegać, chodź. Jeśli nie umiesz chodzić, czołgaj się. Ale bez względu na wszystko, posuwaj się naprzód!</text:span></text:span></text:p>
      <text:p text:style-name="Standard"><text:span text:style-name="Domyślna_20_czcionka_20_akapitu"><text:span text:style-name="T2">Martin Luter King</text:span></text:span></text:p>
      <text:p text:style-name="P2"/>
      <text:p text:style-name="P2">Wolę błąd entuzjasty od obojętności mędrca</text:p>
      <text:p text:style-name="P2">Anatole France</text:p>
      <text:p text:style-name="P2"/>
      <text:p text:style-name="P2">Co jest moim zadaniem na tym świecie? Czy jest coś, co umiem, co wymaga zrobienia, a co prawdopodobnie nie zostanie zrobione, jeżeli nie wezmę za to odpowiedzialności?</text:p>
      <text:p text:style-name="P2">Ralph Waldo Emerson</text:p>
      <text:p text:style-name="P2"/>
      <text:p text:style-name="Standard"><text:span text:style-name="Domyślna_20_czcionka_20_akapitu"><text:span text:style-name="T1">Kiedy wszystko już powiedziano i zrobiono, zwykle znacznie więcej powiedziano niż zrobiono</text:span></text:span></text:p>
      <text:p text:style-name="Standard"><text:span text:style-name="Domyślna_20_czcionka_20_akapitu"><text:span text:style-name="T2">Lou Holtz</text:span></text:span></text:p>
      <text:p text:style-name="P2"/>
      <text:p text:style-name="Standard"><text:span text:style-name="Domyślna_20_czcionka_20_akapitu"><text:span text:style-name="T1">Nie ma człowieka starszego niż ten, który przeżył swój entuzjazm</text:span></text:span></text:p>
      <text:p text:style-name="Standard"><text:span text:style-name="Domyślna_20_czcionka_20_akapitu"><text:span text:style-name="T2">Henry David Thoreau</text:span></text:span></text:p>
      <text:p text:style-name="P2"><text:soft-page-break/></text:p>
      <text:p text:style-name="P2">Rób to, co robisz, tak dobrze, by ludzie chcieli zobaczyć to ponownie i przyprowadzić swoich przyjaciół</text:p>
      <text:p text:style-name="P2">Walt Disney</text:p>
      <text:p text:style-name="P2"/>
      <text:p text:style-name="Standard"><text:span text:style-name="Domyślna_20_czcionka_20_akapitu"><text:span text:style-name="T1">Kto nie wierzy we własny rozwój, ten na zawsze pozostanie szarym przechodniem</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Sukces nie polega na osiąganiu czegoś w przyszłości, lecz na robieniu tego co kochasz teraz</text:span></text:span></text:p>
      <text:p text:style-name="Standard"><text:span text:style-name="Domyślna_20_czcionka_20_akapitu"><text:span text:style-name="T2">Leo Babauta</text:span></text:span></text:p>
      <text:p text:style-name="P2"/>
      <text:p text:style-name="Standard"><text:span text:style-name="Domyślna_20_czcionka_20_akapitu"><text:span text:style-name="T1">Zamiast zastanawiać się, gdzie pojedziesz w następne wakacje, żyj życiem, od którego nie trzeba uciekać</text:span></text:span></text:p>
      <text:p text:style-name="Standard"><text:span text:style-name="Domyślna_20_czcionka_20_akapitu"><text:span text:style-name="T2">Seth Godin</text:span></text:span></text:p>
      <text:p text:style-name="P2"/>
      <text:p text:style-name="P2">Szczęście jest jak motyl; im bardziej go gonisz, tym bardziej ci ucieka, lecz gdy zwrócisz swoją uwagę ku innym rzeczom, przyfrunie i usiądzie łagodnie na twoim ramieniu.</text:p>
      <text:p text:style-name="P2">Henry David Thoreau</text:p>
      <text:p text:style-name="P2"/>
      <text:p text:style-name="P2">Każdy człowiek umiera, nie każdy naprawdę żyje.</text:p>
      <text:p text:style-name="P2">William Wallace</text:p>
      <text:p text:style-name="P2"/>
      <text:p text:style-name="Standard"><text:span text:style-name="Domyślna_20_czcionka_20_akapitu"><text:span text:style-name="T1">Niektórzy tak bardzo pamiętają o celu, do którego zmierzają - iż zapomnieli o ruszeniu z miejsca</text:span></text:span></text:p>
      <text:p text:style-name="Standard"><text:span text:style-name="Domyślna_20_czcionka_20_akapitu"><text:span text:style-name="T2">Władysław Grzeszczyk</text:span></text:span></text:p>
      <text:p text:style-name="P2"/>
      <text:p text:style-name="P103">Różnica pomiędzy ludźmi wspaniałymi a wszystkimi pozostałymi polega na tym, że wspaniali ludzie sami kują swój los, a pozostali przyjmują życie takim, jakim ono jest, czekając, co będzie dalej</text:p>
      <text:p text:style-name="P104">Michael E. Gerber</text:p>
      <text:p text:style-name="P2"/>
      <text:p text:style-name="Standard"><text:span text:style-name="Domyślna_20_czcionka_20_akapitu"><text:span text:style-name="T1">To nie nasze życie jest krótkie, to my czynimy je krótkim zajmując się sprawami niepotrzebnymi</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1">Możesz dokonać wszystkiego, czego tylko zechcesz, możesz zdobyć wszystko, czego pragniesz, możesz zostać każdym, kim zechcesz zostać</text:span></text:span></text:p>
      <text:p text:style-name="Standard"><text:span text:style-name="Domyślna_20_czcionka_20_akapitu"><text:span text:style-name="T2">Robert Collier</text:span></text:span></text:p>
      <text:p text:style-name="P2"/>
      <text:p text:style-name="Standard"><text:span text:style-name="Domyślna_20_czcionka_20_akapitu"><text:span text:style-name="T1">Tak kochamy marzenia, że boimy się je realizować</text:span></text:span></text:p>
      <text:p text:style-name="Standard"><text:span text:style-name="Domyślna_20_czcionka_20_akapitu"><text:span text:style-name="T2">Albert Camus</text:span></text:span></text:p>
      <text:p text:style-name="P2"/>
      <text:p text:style-name="P2">Podstawowa różnica pomiędzy wojownikiem i zwykłym człowiekiem polega na tym, że cokolwiek się dzieje, wojownik uznaje to za wyzwanie, a zwykły człowiek - za błogosławieństwo albo za przekleństwo</text:p>
      <text:p text:style-name="P2">Carlos Castaneda</text:p>
      <text:p text:style-name="P2"/>
      <text:p text:style-name="P2">Między umiejętnością a działaniem leży całe morze, a na jego dnie zbyt często rozbita siła woli.</text:p>
      <text:p text:style-name="P2">Maria von Ebner-Eschenbach</text:p>
      <text:p text:style-name="P2"/>
      <text:p text:style-name="Standard"><text:span text:style-name="Domyślna_20_czcionka_20_akapitu"><text:span text:style-name="T1">Nie zmienisz się ani trochę, jeśli ograniczysz się tylko do zmiany swego zewnętrznego świata.</text:span></text:span></text:p>
      <text:p text:style-name="Standard"><text:span text:style-name="Domyślna_20_czcionka_20_akapitu"><text:span text:style-name="T2">Anthony de Mello</text:span></text:span></text:p>
      <text:p text:style-name="P2"/>
      <text:p text:style-name="Standard"><text:span text:style-name="Domyślna_20_czcionka_20_akapitu"><text:span text:style-name="T1">Jeśli spoczywasz na różach w młodości, ciernie będą Twoim łożem w starości.</text:span></text:span></text:p>
      <text:p text:style-name="Standard"><text:span text:style-name="Domyślna_20_czcionka_20_akapitu"><text:span text:style-name="T2">Feliks Feldheim</text:span></text:span></text:p>
      <text:p text:style-name="P2"><text:soft-page-break/></text:p>
      <text:p text:style-name="Standard"><text:span text:style-name="Domyślna_20_czcionka_20_akapitu"><text:span text:style-name="T1">Aby zdobyć wielkość, człowiek musi tworzyć, a nie odtworzyć.</text:span></text:span></text:p>
      <text:p text:style-name="Standard"><text:span text:style-name="Domyślna_20_czcionka_20_akapitu"><text:span text:style-name="T2">Antoine de Saint-Exupéry</text:span></text:span></text:p>
      <text:p text:style-name="P2"/>
      <text:p text:style-name="Standard"><text:span text:style-name="Domyślna_20_czcionka_20_akapitu"><text:span text:style-name="T1">Czas zmarnowany nie istnieje we wspomnieniach</text:span></text:span></text:p>
      <text:p text:style-name="Standard"><text:span text:style-name="Domyślna_20_czcionka_20_akapitu"><text:span text:style-name="T2">Stefan Kisielewski</text:span></text:span></text:p>
      <text:p text:style-name="P2"/>
      <text:p text:style-name="Standard"><text:span text:style-name="Domyślna_20_czcionka_20_akapitu"><text:span text:style-name="T1">Wznoś się po każdym upadku, padniesz trupem albo urosną Ci skrzydła.</text:span></text:span></text:p>
      <text:p text:style-name="Standard"><text:span text:style-name="Domyślna_20_czcionka_20_akapitu"><text:span text:style-name="T2">Maria von Ebner-Eschenbach</text:span></text:span></text:p>
      <text:p text:style-name="P2"/>
      <text:p text:style-name="P2">Nie na tym rzecz polega, aby dodać lat do życia, ale na tym przede wszystkim, aby dodać życia do lat.</text:p>
      <text:p text:style-name="P2">Alexis Carrel</text:p>
      <text:p text:style-name="P2"/>
      <text:p text:style-name="P2">Kiedy byłem młody zaobserwowałem, że dziewięć na dziesięć rzeczy, które robiłem okazywało się porażką, więc pracowałem dziesięć razy tyle.</text:p>
      <text:p text:style-name="P2">George Bernard Shaw</text:p>
      <text:p text:style-name="P2"/>
      <text:p text:style-name="P2">Wszystko, co doskonałe, dojrzewa powoli.</text:p>
      <text:p text:style-name="P2">Arthur Schopenhauer</text:p>
      <text:p text:style-name="P2"/>
      <text:p text:style-name="P2">Biedni mają duże telewizory, bogaci - duże biblioteki.</text:p>
      <text:p text:style-name="P2">Jim Rohn</text:p>
      <text:p text:style-name="P2"/>
      <text:p text:style-name="P2">Dużo ludzi nie wie, co z czasem robić. Czas nie ma z ludźmi tego kłopotu.</text:p>
      <text:p text:style-name="P2">Magdalena Samozwaniec</text:p>
      <text:p text:style-name="P2"/>
      <text:p text:style-name="Standard"><text:span text:style-name="Domyślna_20_czcionka_20_akapitu"><text:span text:style-name="T1">Strategia defensywna nigdy nie przyniosła ostatecznego zwycięstwa.</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Wiele tracimy wskutek tego, że przedwcześnie uznajemy coś za stracone.</text:span></text:span></text:p>
      <text:p text:style-name="Standard"><text:span text:style-name="Domyślna_20_czcionka_20_akapitu"><text:span text:style-name="T2">Johann Wolfgang von Goethe</text:span></text:span></text:p>
      <text:p text:style-name="P2"/>
      <text:p text:style-name="Standard"><text:span text:style-name="Domyślna_20_czcionka_20_akapitu"><text:span text:style-name="T1">Chowanie urazy, to jak picie trucizny w nadziei, że pozabija Twoich wrogów.</text:span></text:span></text:p>
      <text:p text:style-name="Standard"><text:span text:style-name="Domyślna_20_czcionka_20_akapitu"><text:span text:style-name="T2">Nelson Mandela</text:span></text:span></text:p>
      <text:p text:style-name="P2"/>
      <text:p text:style-name="P2">Przykład nie jest główną metodą wpływania na innych. Jest jedyną.</text:p>
      <text:p text:style-name="P2">Albert Schweitzer</text:p>
      <text:p text:style-name="P2"/>
      <text:p text:style-name="P2">le to czasu poświęcamy spaniu nad potrzebę? Zapominamy o tem, że lis śpiący nie złapie kuny, i że dosyć będziemy mieli czasu do spania, kiedy nas w grobie położą.</text:p>
      <text:p text:style-name="P2">Benjamin Franklin</text:p>
      <text:p text:style-name="P2"/>
      <text:p text:style-name="P2">Logika zaprowadzi Cię z punktu A do B. Wyobraźnia - wszędzie.</text:p>
      <text:p text:style-name="P2">Albert Einstein</text:p>
      <text:p text:style-name="P2"/>
      <text:p text:style-name="Standard"><text:span text:style-name="Domyślna_20_czcionka_20_akapitu"><text:span text:style-name="T1">Idź swoją drogą, a ludzie niech mówią, co chcą.</text:span></text:span></text:p>
      <text:p text:style-name="Standard"><text:span text:style-name="Domyślna_20_czcionka_20_akapitu"><text:span text:style-name="T2">Dante Alighieri</text:span></text:span></text:p>
      <text:p text:style-name="P2"/>
      <text:p text:style-name="Standard"><text:soft-page-break/><text:span text:style-name="Domyślna_20_czcionka_20_akapitu"><text:span text:style-name="T1">By dostać więcej od życia, dawaj więcej od siebie.</text:span></text:span></text:p>
      <text:p text:style-name="Standard"><text:span text:style-name="Domyślna_20_czcionka_20_akapitu"><text:span text:style-name="T2">H. Jackson Brown, Jr</text:span></text:span></text:p>
      <text:p text:style-name="P2"/>
      <text:p text:style-name="Standard"><text:span text:style-name="Domyślna_20_czcionka_20_akapitu"><text:span text:style-name="T1">To nasze podejście do życia determinuje podejście życia w stosunku do nas.</text:span></text:span></text:p>
      <text:p text:style-name="Standard"><text:span text:style-name="Domyślna_20_czcionka_20_akapitu"><text:span text:style-name="T2">Earl Nightingale</text:span></text:span></text:p>
      <text:p text:style-name="P2"/>
      <text:p text:style-name="Standard"><text:span text:style-name="Domyślna_20_czcionka_20_akapitu"><text:span text:style-name="T1">Żadne drzewo nie jest mocne ani odporne na burze, jeżeli często nie wstrząsają nim wichury, i właśnie pod nękającym naporem burzy nabiera siły i jeszcze mocniej korzeniami utwierdza się w ziemi. Słabe są drzewa, które wzrosły na słonecznych dolinach.</text:span></text:span></text:p>
      <text:p text:style-name="Standard"><text:span text:style-name="Domyślna_20_czcionka_20_akapitu"><text:span text:style-name="T2">Seneka</text:span></text:span></text:p>
      <text:p text:style-name="P2"/>
      <text:p text:style-name="P2">Lenistwo to nic więcej jak zwyczaj odpoczywania, zanim się zmęczysz</text:p>
      <text:p text:style-name="P2">Jules Renard</text:p>
      <text:p text:style-name="P2"/>
      <text:p text:style-name="Standard"><text:span text:style-name="Domyślna_20_czcionka_20_akapitu"><text:span text:style-name="T1">Człowiek docenia uroki codziennego życia, kiedy budzi się z koszmarnego snu, albo kiedy po raz pierwszy wstaje z łóżka po chorobie. Dlaczego nie uświadomić sobie tego teraz?</text:span></text:span></text:p>
      <text:p text:style-name="Standard"><text:span text:style-name="Domyślna_20_czcionka_20_akapitu"><text:span text:style-name="T2">William Lyon Phelps</text:span></text:span></text:p>
      <text:p text:style-name="P2"/>
      <text:p text:style-name="P2">Są ludzie, którzy mają pieniądze i są tacy, którzy są bogaci.</text:p>
      <text:p text:style-name="P2">Coco Chanel</text:p>
      <text:p text:style-name="P2"/>
      <text:p text:style-name="P2">Istnieją dwa cele, do których należy dążyć w życiu; pierwszy - uzyskać to, czego się pragnie, a drugi - cieszyć się tym. Tylko najmądrzejsi z ludzi osiągają to drugie.</text:p>
      <text:p text:style-name="P2">Vernon Lomax Smith</text:p>
      <text:p text:style-name="P2"/>
      <text:p text:style-name="Standard"><text:span text:style-name="Domyślna_20_czcionka_20_akapitu"><text:span text:style-name="T1">Spróbuj zapalić małą świeczkę, zamiast przeklinać ciemność</text:span></text:span></text:p>
      <text:p text:style-name="Standard"><text:span text:style-name="Domyślna_20_czcionka_20_akapitu"><text:span text:style-name="T2">Konfucjusz</text:span></text:span></text:p>
      <text:p text:style-name="P2"/>
      <text:p text:style-name="Standard"><text:span text:style-name="Domyślna_20_czcionka_20_akapitu"><text:span text:style-name="T1">Kiedy trzeba wspiąć się na górę, nie myśl, że jak będziesz stał i czekał, góra zrobi się mniejsza.</text:span></text:span></text:p>
      <text:p text:style-name="Standard"><text:span text:style-name="Domyślna_20_czcionka_20_akapitu"><text:span text:style-name="T2">H. Jackson Brown, Jr</text:span></text:span></text:p>
      <text:p text:style-name="P2"/>
      <text:p text:style-name="P2">Życie nie zrobi z nas kogoś, jeśli my nie zrobimy czegoś z naszym życiem.</text:p>
      <text:p text:style-name="P2">James Frazer</text:p>
      <text:p text:style-name="P2"/>
      <text:p text:style-name="P103">Jedyną rzeczą, która jest jednakowa na całym świecie jest ilość godzin na dobę. Różnica między wygrywaniem a przegrywaniem tkwi w tym, co robisz z tymi godzinami.</text:p>
      <text:p text:style-name="P104">Woody Hayes</text:p>
      <text:p text:style-name="P2"/>
      <text:p text:style-name="Standard"><text:span text:style-name="Domyślna_20_czcionka_20_akapitu"><text:span text:style-name="T1">Nie mów, że nie możesz, powiedz od razu, że nie chcesz.</text:span></text:span></text:p>
      <text:p text:style-name="Standard"><text:span text:style-name="Domyślna_20_czcionka_20_akapitu"><text:span text:style-name="T2">mądrość chakaska</text:span></text:span></text:p>
      <text:p text:style-name="P2"/>
      <text:p text:style-name="Standard"><text:span text:style-name="Domyślna_20_czcionka_20_akapitu"><text:span text:style-name="T1">Największym błędem jaki możesz zrobić w życiu jest ciągłe obawianie się, że popełnisz błąd.</text:span></text:span></text:p>
      <text:p text:style-name="Standard"><text:span text:style-name="Domyślna_20_czcionka_20_akapitu"><text:span text:style-name="T2">Elbert (Green) Hubbard</text:span></text:span></text:p>
      <text:p text:style-name="P2"/>
      <text:p text:style-name="Standard"><text:span text:style-name="Domyślna_20_czcionka_20_akapitu"><text:span text:style-name="T1">Problemem w moim życiu i w życiu innych ludzi nie jest brak wiedzy, co zrobić, ale brak robienia tego.</text:span></text:span></text:p>
      <text:p text:style-name="Standard"><text:span text:style-name="Domyślna_20_czcionka_20_akapitu"><text:span text:style-name="T2">Peter Drucker</text:span></text:span></text:p>
      <text:p text:style-name="P2"/>
      <text:p text:style-name="P105">Najciężej w życiu ma ten, kto usiłuje unikać trudności.</text:p>
      <text:p text:style-name="P2">Bolesław Prus</text:p>
      <text:p text:style-name="P2"/>
      <text:p text:style-name="P2"><text:soft-page-break/>Długoterminowe cele powodują, że nie frustrujesz się krótkoterminowymi porażkami.</text:p>
      <text:p text:style-name="P2">James Cash Penney</text:p>
      <text:p text:style-name="P2"/>
      <text:p text:style-name="P2">Kiedykolwiek coś robisz, rób to tak, jakby cały świat na Ciebie patrzył</text:p>
      <text:p text:style-name="P2">Thomas Jefferson</text:p>
      <text:p text:style-name="P2"/>
      <text:p text:style-name="Standard"><text:span text:style-name="Domyślna_20_czcionka_20_akapitu"><text:span text:style-name="T1">Nie liczy się to, czy przewidziałeś deszcz. Liczy się, czy zbudowałeś arkę. Noe nie czekał z budową arki, aż spadnie deszcz.</text:span></text:span></text:p>
      <text:p text:style-name="Standard"><text:span text:style-name="Domyślna_20_czcionka_20_akapitu"><text:span text:style-name="T2">Warren Buffet</text:span></text:span></text:p>
      <text:p text:style-name="P2"/>
      <text:p text:style-name="Standard"><text:span text:style-name="Domyślna_20_czcionka_20_akapitu"><text:span text:style-name="T8">Jest o wiele lepiej wiedzieć, gdzie się podąża, nie wiedząc jak, niż wiedzieć, jak iść, nie wiedząc dokąd.</text:span></text:span></text:p>
      <text:p text:style-name="Standard"><text:span text:style-name="Domyślna_20_czcionka_20_akapitu"><text:span text:style-name="T2">przysłowie meksykańskie</text:span></text:span></text:p>
      <text:p text:style-name="P2"/>
      <text:p text:style-name="P105">Odpocznij. Pole, które odpoczęło daje obfite plony.</text:p>
      <text:p text:style-name="P2">Publius Ovidius Naso</text:p>
      <text:p text:style-name="P2"/>
      <text:p text:style-name="Standard"><text:span text:style-name="Domyślna_20_czcionka_20_akapitu"><text:span text:style-name="T1">Jeśli widziałem dalej niż inni - działo się tak dlatego, że stałem na ramionach gigantów</text:span></text:span></text:p>
      <text:p text:style-name="Standard"><text:span text:style-name="Domyślna_20_czcionka_20_akapitu"><text:span text:style-name="T2">Isaac Newton</text:span></text:span></text:p>
      <text:p text:style-name="P2"/>
      <text:p text:style-name="Standard"><text:span text:style-name="Domyślna_20_czcionka_20_akapitu"><text:span text:style-name="T5">P</text:span></text:span><text:span text:style-name="Domyślna_20_czcionka_20_akapitu"><text:span text:style-name="T9">amiętaj, że w tej samej chwili, kiedy mówisz: "Poddaję się", ktoś inny oceniając tę samą sytuację, mówi: "O rany, ale okazja".</text:span></text:span></text:p>
      <text:p text:style-name="P2">H. Jackson Brown, Jr</text:p>
      <text:p text:style-name="P2"/>
      <text:p text:style-name="Standard"><text:span text:style-name="Domyślna_20_czcionka_20_akapitu"><text:span text:style-name="T1">Niektórzy mają tysiące powodów dla których nie mogą zrobić tego, co chcą zrobić, podczas gdy wszystkim, czego potrzebują, jest jeden powód, dla którego jednak mogą</text:span></text:span></text:p>
      <text:p text:style-name="Standard"><text:span text:style-name="Domyślna_20_czcionka_20_akapitu"><text:span text:style-name="T2">Willis Whitney</text:span></text:span></text:p>
      <text:p text:style-name="P2"/>
      <text:p text:style-name="Standard"><text:span text:style-name="Domyślna_20_czcionka_20_akapitu"><text:span text:style-name="T1">Jeśli wydaje Ci się, że jesteś od kogoś gorszy lub bardzo obawiasz się błędu, to znacząco rośnie ryzyko, że go popełnisz. Jeśli jednak jesteś skoncentrowany, wiesz, co chcesz zrobić i nie panikujesz - to jest dobrze</text:span></text:span></text:p>
      <text:p text:style-name="Standard"><text:span text:style-name="Domyślna_20_czcionka_20_akapitu"><text:span text:style-name="T2">Robert Kubica</text:span></text:span></text:p>
      <text:p text:style-name="P2"/>
      <text:p text:style-name="Standard"><text:span text:style-name="Domyślna_20_czcionka_20_akapitu"><text:span text:style-name="T1">Brak pieniędzy nie jest problemem. Jest jedynie symptomem tego, co dzieje się wewnątrz Ciebie.</text:span></text:span></text:p>
      <text:p text:style-name="Standard"><text:span text:style-name="Domyślna_20_czcionka_20_akapitu"><text:span text:style-name="T2">T. Harv Eker</text:span></text:span></text:p>
      <text:p text:style-name="P2"/>
      <text:p text:style-name="Standard"><text:span text:style-name="Domyślna_20_czcionka_20_akapitu"><text:span text:style-name="T1">Pamiętaj, to nie od ilości zarobionych pieniędzy zależy jakość twojego myślenia i życia, ale od jakości twojego myślenia zależy ilość pieniędzy, które zatrzymasz, i jakość twojego życia.</text:span></text:span></text:p>
      <text:p text:style-name="Standard"><text:span text:style-name="Domyślna_20_czcionka_20_akapitu"><text:span text:style-name="T2">Robert Krool</text:span></text:span></text:p>
      <text:p text:style-name="P2"/>
      <text:p text:style-name="P2">Problem dobrze zdefiniowany jest w połowie rozwiązany</text:p>
      <text:p text:style-name="P2">Charles Kettering</text:p>
      <text:p text:style-name="P2"/>
      <text:p text:style-name="P103">Bo jeżeli nic nie tworzę, jeżeli nie działam na taką skalę i nie wyryję żadnego śladu na powierzchni ziemi, po której chodzę, to po co żyję?</text:p>
      <text:p text:style-name="P2">Jan Szczepański</text:p>
      <text:p text:style-name="P2"/>
      <text:p text:style-name="P105">Nie takie ważne, żeby człowiek dużo wiedział, ale żeby dobrze wiedział, nie żeby umiał na pamięć, a żeby rozumiał, nie żeby go wszystko troszkę obchodziło, a żeby go coś naprawdę zajmowało</text:p>
      <text:p text:style-name="P2">Janusz Korczak</text:p>
      <text:p text:style-name="P2"/>
      <text:p text:style-name="P2">Większą radość daje zdobycie szczytu górskiego po kilkugodzinnej intensywnej wspinaczce, niż po kilkuminutowej jeździe kolejką linową.</text:p>
      <text:p text:style-name="P2">Antoni Kępiński</text:p>
      <text:p text:style-name="P2"/>
      <text:p text:style-name="P105"><text:soft-page-break/>Dbaj o swoje ciało. To jedyne miejsce, w którym żyjesz.</text:p>
      <text:p text:style-name="Standard"><text:span text:style-name="Domyślna_20_czcionka_20_akapitu"><text:span text:style-name="T2">Jim Rohn</text:span></text:span></text:p>
      <text:p text:style-name="P2"/>
      <text:p text:style-name="P2">Stwórz konkretny plan spełnienia Twojego pragnienia i bez względu na to, czy jesteś gotowy czy nie, zacznij natychmiast wprowadzać go w życie</text:p>
      <text:p text:style-name="P2">Napoleon Hill</text:p>
      <text:p text:style-name="P2"/>
      <text:p text:style-name="P2">Bądź ostrożny w wyborze swojego środowiska, bo ono Cię ukształtuje. Bądź ostrożny w wyborze swoich przyjaciół, bo staniesz się taki, jak oni.</text:p>
      <text:p text:style-name="P2">W. Clement Stone</text:p>
      <text:p text:style-name="P2"/>
      <text:p text:style-name="P2">Nigdy nie oceniaj wysokości góry, dopóki nie osiągniesz jej szczytu. Wtedy zobaczysz, jak była niewysoka.</text:p>
      <text:p text:style-name="P2">Dag Hammarskjöld</text:p>
      <text:p text:style-name="P2"/>
      <text:p text:style-name="P2">Czas jest wartościowszy od pieniędzy. Możesz dostać więcej pieniędzy, ale nie możesz dostać więcej czasu.</text:p>
      <text:p text:style-name="P2">Jim Rohn</text:p>
      <text:p text:style-name="P2"/>
      <text:p text:style-name="P107">Stawianie czoła nieprzyjemnemu zadaniu i niewykonanie go nie jest łatwe. Jednakże konsekwencje zaniechania mogą być dużo bardziej nieprzyjemne.</text:p>
      <text:p text:style-name="P2">Gleeson Kerry</text:p>
      <text:p text:style-name="P2"/>
      <text:p text:style-name="P107">Rozważ przykład znaczka pocztowego synu. Zabezpiecza on swój sukces przez zdolność do przyklejenia się do jednej rzeczy i trwania przy niej aż dotrze tam, gdzie ma dojść.</text:p>
      <text:p text:style-name="P2">Josh Billings</text:p>
      <text:p text:style-name="P2"/>
      <text:p text:style-name="Standard"><text:span text:style-name="Domyślna_20_czcionka_20_akapitu"><text:span text:style-name="T1">Małe czyny, które robisz są lepsze niż wielkie, które planujesz.</text:span></text:span></text:p>
      <text:p text:style-name="Standard"><text:span text:style-name="Domyślna_20_czcionka_20_akapitu"><text:span text:style-name="T2">George Catlett Marshall</text:span></text:span></text:p>
      <text:p text:style-name="P2"/>
      <text:p text:style-name="P105">Nikt nie zrobił większego błędu niż ten, kto nic nie zrobił, bo mógł zrobić tylko trochę.</text:p>
      <text:p text:style-name="P2">Edmund Burke</text:p>
      <text:p text:style-name="P2"/>
      <text:p text:style-name="P2">Większość rzeczy na tym świecie stworzona została przez ludzi, którzy wytrwali, kiedy zdawało się, że nie ma już nadziei.</text:p>
      <text:p text:style-name="P2">Dale Carnegie</text:p>
      <text:p text:style-name="P2"/>
      <text:p text:style-name="Standard"><text:span text:style-name="Domyślna_20_czcionka_20_akapitu"><text:span text:style-name="T1">Życie spędzone na popełnianiu błędów jest nie tylko zacniejsze, ale także bardziej użyteczne niż życie spędzone na nie robieniu niczego.</text:span></text:span></text:p>
      <text:p text:style-name="Standard"><text:span text:style-name="Domyślna_20_czcionka_20_akapitu"><text:span text:style-name="T2">George Bernard Shaw</text:span></text:span></text:p>
      <text:p text:style-name="P2"/>
      <text:p text:style-name="P103">Są ludzie, którzy zawsze wynajdą powody, żebyś nie robił tego, co chcesz robić. Nie zwracaj na nich uwagi.</text:p>
      <text:p text:style-name="P104">H. Jackson Brown, Jr</text:p>
      <text:p text:style-name="P2"/>
      <text:p text:style-name="Standard"><text:span text:style-name="Domyślna_20_czcionka_20_akapitu"><text:span text:style-name="T1">Nie możesz żyć życiem naprawę doskonałym, jeżeli nie masz poczucia, że należysz do czegoś większego i bardziej trwałego niż ty sam</text:span></text:span></text:p>
      <text:p text:style-name="Standard"><text:span text:style-name="Domyślna_20_czcionka_20_akapitu"><text:span text:style-name="T2">Mihály Csíkszentmihályi</text:span></text:span></text:p>
      <text:p text:style-name="P2"/>
      <text:p text:style-name="Standard"><text:span text:style-name="Domyślna_20_czcionka_20_akapitu"><text:span text:style-name="T1">Trzeba zawsze zaprzęgać swój pług do jakiejś gwiazdy</text:span></text:span></text:p>
      <text:p text:style-name="Standard"><text:span text:style-name="Domyślna_20_czcionka_20_akapitu"><text:span text:style-name="T2">Ralph Waldo Emerson</text:span></text:span></text:p>
      <text:p text:style-name="P2"/>
      <text:p text:style-name="Standard"><text:span text:style-name="Domyślna_20_czcionka_20_akapitu"><text:span text:style-name="T8">Nigdy nie uczę moich uczniów. Ja tylko staram się zapewnić im warunki, w których mogą się uczyć.</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9">Żyje naprawdę, kto jest użyteczny dla wielu, żyje naprawdę, kto rozporządza sobą; ci natomiast, którzy siedzą w ukryciu i gnuśnieją, tak pozostają w domu, jak w grobie. U nich na progu można wyryć </text:span></text:span><text:soft-page-break/><text:span text:style-name="Domyślna_20_czcionka_20_akapitu"><text:span text:style-name="T9">w marmurze imiona; oni umarli za życia.</text:span></text:span></text:p>
      <text:p text:style-name="Standard"><text:span text:style-name="Domyślna_20_czcionka_20_akapitu"><text:span text:style-name="T2">Seneka</text:span></text:span></text:p>
      <text:p text:style-name="P2"/>
      <text:p text:style-name="P103">Klejnot nie może być wypolerowany bez tarcia</text:p>
      <text:p text:style-name="P2">powiedzenie chińskie</text:p>
      <text:p text:style-name="P2"/>
      <text:p text:style-name="Standard"><text:span text:style-name="Domyślna_20_czcionka_20_akapitu"><text:span text:style-name="T1">Nie obawiam się kogoś kto trenuje 10000 kopnięć, ale tego który 10000 razy trenował jedno kopnięcie</text:span></text:span></text:p>
      <text:p text:style-name="Standard"><text:span text:style-name="Domyślna_20_czcionka_20_akapitu"><text:span text:style-name="T2">Bruce Lee</text:span></text:span></text:p>
      <text:p text:style-name="P2"/>
      <text:p text:style-name="P103">Efektywne przywództwo nie polega na przemawianiu czy też byciu lubianym. Przywództwo jest zdefiniowane przez rezultaty, nie atrybuty.</text:p>
      <text:p text:style-name="P2">Peter Drucker</text:p>
      <text:p text:style-name="P2"/>
      <text:p text:style-name="P109">Nie oczekujcie od dnia tego, co mogą dać jedynie lata. Ale nie zapominajcie, że lata składają się z wielu dni, dlatego postanówcie, że nie zmarnujecie ani jednego dnia.</text:p>
      <text:p text:style-name="Standard"><text:span text:style-name="Domyślna_20_czcionka_20_akapitu"><text:span text:style-name="T2">Johan Michael Sailer</text:span></text:span></text:p>
      <text:p text:style-name="P2"/>
      <text:p text:style-name="Standard"><text:span text:style-name="Domyślna_20_czcionka_20_akapitu"><text:span text:style-name="T1">Jest tylko jedna klasa społeczna, która myśli o pieniądzach częściej niż bogaci. Stanowią ją biedni.</text:span></text:span></text:p>
      <text:p text:style-name="Standard"><text:span text:style-name="Domyślna_20_czcionka_20_akapitu"><text:span text:style-name="T2">Oscar Wilde</text:span></text:span></text:p>
      <text:p text:style-name="P2"/>
      <text:p text:style-name="P110">Istnieją dwa rodzaje nieudaczników: ci, którzy pomyśleli, ale nigdy nie zrobili, oraz ci, którzy zrobili, ale nigdy nie pomyśleli.</text:p>
      <text:p text:style-name="P2">Laurence Peter</text:p>
      <text:p text:style-name="P2"/>
      <text:p text:style-name="P2">Jest tylko jedna przyczyna nieszczęścia: fałszywe przekonania, które masz w głowie, przekonania tak popularne, tak ogólnie uznane, że nigdy nie wpadasz na to, by je podważyć.</text:p>
      <text:p text:style-name="P2">Anthony de Mello</text:p>
      <text:p text:style-name="P2"/>
      <text:p text:style-name="P2">Tego więc musimy się najbardziej wystrzegać, byśmy zwyczajem owiec nie postępowali za trzodą ciągnącą na przodzie, idąc nie tam, dokąd iść trzeba, ale tam, dokąd się zwykło</text:p>
      <text:p text:style-name="P2">Seneka</text:p>
      <text:p text:style-name="P2"/>
      <text:p text:style-name="P2">Zapytaj siebie, co robiłbyś nawet, gdyby nikt Ci za to nigdy nie miał zapłacić. To wskazówka, która pokaże Ci, czym powinieneś się zajmować, oczywiście wciąż szukając sposobu na zarobienie na tym.</text:p>
      <text:p text:style-name="P2">Joe Vitale</text:p>
      <text:p text:style-name="P2"/>
      <text:p text:style-name="P2">Jeżeli jakaś rzecz jest dla ciebie trudna, nie należy przypuszczać, że jest niemożliwa do spełnienia dla człowieka. Ale jeżeli jakaś rzecz jest możliwa i dostępna dla człowieka, uważaj, że jest także do osiągnięcia dla ciebie.</text:p>
      <text:p text:style-name="P2">Marek Aureliusz</text:p>
      <text:p text:style-name="P2"/>
      <text:p text:style-name="Standard"><text:span text:style-name="Domyślna_20_czcionka_20_akapitu"><text:span text:style-name="T1">Jeśli ograniczymy swoją wolność, by uzyskać bezpieczeństwo - stracimy obie te rzeczy.</text:span></text:span></text:p>
      <text:p text:style-name="Standard"><text:span text:style-name="Domyślna_20_czcionka_20_akapitu"><text:span text:style-name="T2">Benjamin Franklin</text:span></text:span></text:p>
      <text:p text:style-name="P2"/>
      <text:p text:style-name="Standard"><text:span text:style-name="Domyślna_20_czcionka_20_akapitu"><text:span text:style-name="T7">Czy wczoraj, czy dziś, czy jutro - byłeś, jesteś i będziesz jedyną osobą, która może przeszkodzić ci w osiągnięciu szczęścia.</text:span></text:span></text:p>
      <text:p text:style-name="Standard"><text:span text:style-name="Domyślna_20_czcionka_20_akapitu"><text:span text:style-name="T2">Joseph Murphy</text:span></text:span></text:p>
      <text:p text:style-name="P2"/>
      <text:p text:style-name="P109">Niebo na Ziemi to wybór, którego musisz dokonać, nie miejsce, które musisz znaleźć.</text:p>
      <text:p text:style-name="P2">Wayne Dyer</text:p>
      <text:p text:style-name="P2"/>
      <text:p text:style-name="Standard"><text:span text:style-name="Domyślna_20_czcionka_20_akapitu"><text:span text:style-name="T9">Kto nie umie daleko spoglądać, ten blisko ma kłop</text:span></text:span><text:span text:style-name="Domyślna_20_czcionka_20_akapitu"><text:span text:style-name="T5">oty</text:span></text:span></text:p>
      <text:p text:style-name="P2">Konfucjusz</text:p>
      <text:p text:style-name="P2"><text:soft-page-break/></text:p>
      <text:p text:style-name="P2">Świat jest niebezpiecznym miejscem nie przez tych, co czynią zło, ale przez tych, którzy patrzą na to i nic nie robią.</text:p>
      <text:p text:style-name="P2">Albert Einstein</text:p>
      <text:p text:style-name="P2"/>
      <text:p text:style-name="P111">Słońce świeci jedynie tym, którzy mają podniesioną głowę</text:p>
      <text:p text:style-name="P2">Platon</text:p>
      <text:p text:style-name="P2"/>
      <text:p text:style-name="P105">Większość ludzi przegapia okazję, bo jest ona ubrana w kombinezon i wygląda jak praca.</text:p>
      <text:p text:style-name="P2">Thomas Edison</text:p>
      <text:p text:style-name="P2"/>
      <text:p text:style-name="Standard"><text:span text:style-name="Domyślna_20_czcionka_20_akapitu"><text:span text:style-name="T1">Oszczędzanie się jest kroczeniem za życia za własnym pogrzebem. Tę przyjemność należy pozostawić innym.</text:span></text:span></text:p>
      <text:p text:style-name="Standard"><text:span text:style-name="Domyślna_20_czcionka_20_akapitu"><text:span text:style-name="T2">Ludwik Hirszfeld</text:span></text:span></text:p>
      <text:p text:style-name="P2"/>
      <text:p text:style-name="Standard"><text:span text:style-name="Domyślna_20_czcionka_20_akapitu"><text:span text:style-name="T1">Dla człowieka, który dysponuje tylko młotkiem, wszystko, co spotyka zaczyna wyglądać jak gwóźdź.</text:span></text:span></text:p>
      <text:p text:style-name="Standard"><text:span text:style-name="Domyślna_20_czcionka_20_akapitu"><text:span text:style-name="T2">Abraham Maslow</text:span></text:span></text:p>
      <text:p text:style-name="P2"/>
      <text:p text:style-name="P105">Nic tak nie rani przed śmiercią, jak świadomość zmarnowanego życia.</text:p>
      <text:p text:style-name="P2">Pitagoras</text:p>
      <text:p text:style-name="P2"/>
      <text:p text:style-name="P107">Poszukaj sytuacji, w której Twoja praca będzie dawała Ci tyle szczęścia co Twój wolny czas.</text:p>
      <text:p text:style-name="P2">Edward L. Bernays</text:p>
      <text:p text:style-name="P2"/>
      <text:p text:style-name="P2">Twoim zadaniem jest odkryć swe dzieło i oddać się mu całym sercem</text:p>
      <text:p text:style-name="P2">Budda</text:p>
      <text:p text:style-name="P2"/>
      <text:p text:style-name="P2">Nie odkrywa się nowych lądów bez pogodzenia się ze straceniem z oczu wybrzeża na bardzo długi czas.</text:p>
      <text:p text:style-name="P2">Andre Gide</text:p>
      <text:p text:style-name="P2"/>
      <text:p text:style-name="P2">Kto chce ciepło wnosić w świat, sam musi płonąć ogniem.</text:p>
      <text:p text:style-name="P2">Phil Bosmans</text:p>
      <text:p text:style-name="P2"/>
      <text:p text:style-name="Standard"><text:span text:style-name="Domyślna_20_czcionka_20_akapitu"><text:span text:style-name="T1">Wolałbym raczej ponieść porażkę robiąc to, co kocham niż osiągnąć sukces w czymś, czego nienawidzę</text:span></text:span></text:p>
      <text:p text:style-name="Standard"><text:span text:style-name="Domyślna_20_czcionka_20_akapitu"><text:span text:style-name="T2">George Burns</text:span></text:span></text:p>
      <text:p text:style-name="P2"/>
      <text:p text:style-name="Standard"><text:span text:style-name="Domyślna_20_czcionka_20_akapitu"><text:span text:style-name="T1">Bez pracy niczego człowiek nie dokaże, bez bicia skrzydłami ptak nie podleci. Skarby głęboko w ziemi, a perły na dnie morza leżą - trud i praca je zdobywa</text:span></text:span></text:p>
      <text:p text:style-name="Standard"><text:span text:style-name="Domyślna_20_czcionka_20_akapitu"><text:span text:style-name="T2">aforyzm perski</text:span></text:span></text:p>
      <text:p text:style-name="P2"/>
      <text:p text:style-name="P105">Człowiek, który goni dwa zające nie złapie ani jednego.</text:p>
      <text:p text:style-name="P2">Konfucjusz</text:p>
      <text:p text:style-name="P2"/>
      <text:p text:style-name="P2">Pamiętaj, że to, co słuszne, nie zawsze jest popularne, a to, co popularne, nie zawsze jest słuszne.</text:p>
      <text:p text:style-name="P2">H. Jackson Brown, Jr</text:p>
      <text:p text:style-name="P2"/>
      <text:p text:style-name="P112">Posiadanie niskiego poczucia własnej wartości jest jak jechanie przez życie na zaciągniętym hamulcu ręcznym.</text:p>
      <text:p text:style-name="P2">Maxwell Maltz</text:p>
      <text:p text:style-name="P2"/>
      <text:p text:style-name="P105"><text:soft-page-break/>Dwa rodzaje ludzi niczego nie osiągną: ci, którzy wstają dopiero długo po obudzeniu się, oraz ci, którzy się budzą dopiero długo po wstaniu.</text:p>
      <text:p text:style-name="P2">Eleanor Roosevelt</text:p>
      <text:p text:style-name="P2"/>
      <text:p text:style-name="P2">Im bardziej chcę coś zrobić, tym mniej nazywam to pracą</text:p>
      <text:p text:style-name="P2">Richard Bach</text:p>
      <text:p text:style-name="P2"/>
      <text:p text:style-name="P112">Analfabetami XXI wieku będą ci, którzy nie umieją się uczyć, oraz ci, którzy nie są w stanie oduczyć się tego, czego już się nauczyli i uczyć się na nowo.</text:p>
      <text:p text:style-name="P2">Alvin Toffler</text:p>
      <text:p text:style-name="P2"/>
      <text:p text:style-name="P105">Dobrze zrobione jest lepsze niż dobrze powiedziane.</text:p>
      <text:p text:style-name="P2">Benjamin Franklin</text:p>
      <text:p text:style-name="P2"/>
      <text:p text:style-name="Standard"><text:span text:style-name="Domyślna_20_czcionka_20_akapitu"><text:span text:style-name="T7">Tracimy tyle czasu na rzeczy pilne, że nie starcza nam go na rzeczy ważne.</text:span></text:span></text:p>
      <text:p text:style-name="Standard"><text:span text:style-name="Domyślna_20_czcionka_20_akapitu"><text:span text:style-name="T2">François de La Rochefoucauld</text:span></text:span></text:p>
      <text:p text:style-name="P2"/>
      <text:p text:style-name="P113">Nie możesz mieć lepszego jutra, jeśli cały czas myślisz o wczoraj.</text:p>
      <text:p text:style-name="P2">Charles Kettering</text:p>
      <text:p text:style-name="P2"/>
      <text:p text:style-name="Standard"><text:span text:style-name="Domyślna_20_czcionka_20_akapitu"><text:span text:style-name="T1">Los może się do Ciebie uśmiechnąć i będziesz zarabiał dużo pieniędzy. Postaraj się, żeby twoja praca związała się z czymś, co wzbogaca nie tylko Twoje konto w banku, ale i Twojego ducha</text:span></text:span></text:p>
      <text:p text:style-name="Standard"><text:span text:style-name="Domyślna_20_czcionka_20_akapitu"><text:span text:style-name="T2">H. Jackson Brown, Jr</text:span></text:span></text:p>
      <text:p text:style-name="P2"/>
      <text:p text:style-name="Standard"><text:span text:style-name="Domyślna_20_czcionka_20_akapitu"><text:span text:style-name="T1">Martwienie się nadaje małej rzeczy duży cień.</text:span></text:span></text:p>
      <text:p text:style-name="Standard"><text:span text:style-name="Domyślna_20_czcionka_20_akapitu"><text:span text:style-name="T2">szwedzkie przysłowie</text:span></text:span></text:p>
      <text:p text:style-name="P2"/>
      <text:p text:style-name="Standard"><text:span text:style-name="Domyślna_20_czcionka_20_akapitu"><text:span text:style-name="T1">Wszyscy powinniśmy troszczyć się o przyszłość, bo w niej spędzimy resztę życia.</text:span></text:span></text:p>
      <text:p text:style-name="Standard"><text:span text:style-name="Domyślna_20_czcionka_20_akapitu"><text:span text:style-name="T2">Charles Kettering</text:span></text:span></text:p>
      <text:p text:style-name="P2"/>
      <text:p text:style-name="P109">Mnóstwo ludzi istnieje, ale takich, co na prawdę żyją, można wskazać palcem.</text:p>
      <text:p text:style-name="P2">Feliks Chwalibóg</text:p>
      <text:p text:style-name="P2"/>
      <text:p text:style-name="P107">Musimy stać się dobrzy w jednej z dwóch rzeczy - sadzeniu wiosną lub żebraniu jesienią.</text:p>
      <text:p text:style-name="P2">Jim Rohn</text:p>
      <text:p text:style-name="P2"/>
      <text:p text:style-name="Standard"><text:span text:style-name="Domyślna_20_czcionka_20_akapitu"><text:span text:style-name="T1">Jedynym sposobem, by uniknąć zepsucia pod wpływem pochwał, jest pracować dalej. Innego wyjścia nie ma.</text:span></text:span></text:p>
      <text:p text:style-name="Standard"><text:span text:style-name="Domyślna_20_czcionka_20_akapitu"><text:span text:style-name="T2">Albert Einstein</text:span></text:span></text:p>
      <text:p text:style-name="P2"/>
      <text:p text:style-name="Standard"><text:span text:style-name="Domyślna_20_czcionka_20_akapitu"><text:span text:style-name="T10">Kiedy robimy więcej, niż to, za co nam płacą, w końcu będą nam płacić więcej, za to, co robimy.</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7">Nie czekaj z kopaniem studni, aż nadejdzie pragnienie</text:span></text:span></text:p>
      <text:p text:style-name="Standard"><text:span text:style-name="Domyślna_20_czcionka_20_akapitu"><text:span text:style-name="T2">powiedzenie chińskie</text:span></text:span></text:p>
      <text:p text:style-name="P2"/>
      <text:p text:style-name="Standard"><text:span text:style-name="Domyślna_20_czcionka_20_akapitu"><text:span text:style-name="T1">Jedyną gorszą rzeczą od nieprzeczytania żadnej książki w ciągu ostatnich dziewięćdziesięciu dni jest nieprzeczytanie żadnej książki w ciągu ostatnich dziewięćdziesięciu dni i myślenie, że to nie ma znaczenia.</text:span></text:span></text:p>
      <text:p text:style-name="Standard"><text:span text:style-name="Domyślna_20_czcionka_20_akapitu"><text:span text:style-name="T2">Jim Rohn</text:span></text:span></text:p>
      <text:p text:style-name="P2"/>
      <text:p text:style-name="Standard"><text:soft-page-break/><text:span text:style-name="Domyślna_20_czcionka_20_akapitu"><text:span text:style-name="T1">Dziel z innymi swój chleb, a lepiej będzie ci smakował.</text:span></text:span></text:p>
      <text:p text:style-name="Standard"><text:span text:style-name="Domyślna_20_czcionka_20_akapitu"><text:span text:style-name="T2">Phil Bosmans</text:span></text:span></text:p>
      <text:p text:style-name="P2"/>
      <text:p text:style-name="P2">Jeśli możesz panować nad sobą - możesz panować nad światem.</text:p>
      <text:p text:style-name="P2">powiedzenie chińskie</text:p>
      <text:p text:style-name="P2"/>
      <text:p text:style-name="P109">Praca rozumna i wytrwała, która nie myśli o zbieraniu owoców w tydzień po posiewie, przebija góry, nad przepaściami przerzuca mosty.</text:p>
      <text:p text:style-name="P109">Bolesław Prus</text:p>
      <text:p text:style-name="P2"/>
      <text:p text:style-name="P2">Tylko ci, którzy ryzykują pójście za daleko, dowiedzą się, jak daleko mogą zajść.</text:p>
      <text:p text:style-name="P2">Thomas Stearns Eliot</text:p>
      <text:p text:style-name="P2"/>
      <text:p text:style-name="P109">Jedź tam, dokąd zmierza krążek, a nie tam, gdzie jest.</text:p>
      <text:p text:style-name="P2">Wayne Gretzky</text:p>
      <text:p text:style-name="P2"/>
      <text:p text:style-name="Standard"><text:span text:style-name="Domyślna_20_czcionka_20_akapitu"><text:span text:style-name="T1">Ten tylko ani jednego dnia nie utraci, kto w każdym coś dobrego zrobi dla swych braci.</text:span></text:span></text:p>
      <text:p text:style-name="Standard"><text:span text:style-name="Domyślna_20_czcionka_20_akapitu"><text:span text:style-name="T2">Ignacy Krasicki</text:span></text:span></text:p>
      <text:p text:style-name="P2"/>
      <text:p text:style-name="Standard"><text:span text:style-name="Domyślna_20_czcionka_20_akapitu"><text:span text:style-name="T1">Jeśli od czasu do czasu nie ponosisz porażki - oznacza to, że nie robisz nic bardzo innowacyjnego.</text:span></text:span></text:p>
      <text:p text:style-name="Standard"><text:span text:style-name="Domyślna_20_czcionka_20_akapitu"><text:span text:style-name="T2">Woody Allen</text:span></text:span></text:p>
      <text:p text:style-name="P2"/>
      <text:p text:style-name="Standard"><text:span text:style-name="Domyślna_20_czcionka_20_akapitu"><text:span text:style-name="T11">Odkładanie w czasie czegoś prostego czyni to trudnym. Odkładanie trudnego - niemożliwym.</text:span></text:span></text:p>
      <text:p text:style-name="Standard"><text:span text:style-name="Domyślna_20_czcionka_20_akapitu"><text:span text:style-name="T2">George Claude Lorimer</text:span></text:span></text:p>
      <text:p text:style-name="P2"/>
      <text:p text:style-name="Standard"><text:span text:style-name="Domyślna_20_czcionka_20_akapitu"><text:span text:style-name="T1">Znajdowanie jest zarezerwowane dla szukających</text:span></text:span></text:p>
      <text:p text:style-name="Standard"><text:span text:style-name="Domyślna_20_czcionka_20_akapitu"><text:span text:style-name="T2">Jim Rohn</text:span></text:span></text:p>
      <text:p text:style-name="P2"/>
      <text:p text:style-name="Standard"><text:span text:style-name="Domyślna_20_czcionka_20_akapitu"><text:span text:style-name="T8">Kto dzieci swoje uczy oszczędności, zostawia im więcej niż majątek</text:span></text:span></text:p>
      <text:p text:style-name="Standard"><text:span text:style-name="Domyślna_20_czcionka_20_akapitu"><text:span text:style-name="T2">Żegota Pauli</text:span></text:span></text:p>
      <text:p text:style-name="P2"/>
      <text:p text:style-name="P109">Zadowolenie czyni biednego bogatym, niezadowolenie czyni bogatego biednym</text:p>
      <text:p text:style-name="Standard"><text:span text:style-name="Domyślna_20_czcionka_20_akapitu"><text:span text:style-name="T2">Benjamin Franklin</text:span></text:span></text:p>
      <text:p text:style-name="P2"/>
      <text:p text:style-name="Standard"><text:span text:style-name="Domyślna_20_czcionka_20_akapitu"><text:span text:style-name="T1">Pożądamy więcej, niż możemy osiągnąć, lecz osiągamy zwykle mniej, niż możemy zdobyć</text:span></text:span></text:p>
      <text:p text:style-name="Standard"><text:span text:style-name="Domyślna_20_czcionka_20_akapitu"><text:span text:style-name="T2">Feliks Chwalibóg</text:span></text:span></text:p>
      <text:p text:style-name="P2"/>
      <text:p text:style-name="Standard"><text:span text:style-name="Domyślna_20_czcionka_20_akapitu"><text:span text:style-name="T1">Człowiek sukcesu to ktoś, kto potrafi zbudować solidne fundamenty z cegieł, którymi inni w niego rzucają.</text:span></text:span></text:p>
      <text:p text:style-name="Standard"><text:span text:style-name="Domyślna_20_czcionka_20_akapitu"><text:span text:style-name="T2">David Brinkley</text:span></text:span></text:p>
      <text:p text:style-name="P2"/>
      <text:p text:style-name="P2">Popełnić błąd to jeszcze nie tragedia. Tragedią jest trwanie przy tym błędzie. A jeszcze większą - wmawianie innym, że to nie był błąd.</text:p>
      <text:p text:style-name="P2">François de La Rochefoucauld</text:p>
      <text:p text:style-name="P2"/>
      <text:p text:style-name="P109">Nie będę jak ci, którzy spędzają dzień narzekając na ból głowy i noc pijąc wino, które to powoduje</text:p>
      <text:p text:style-name="P2">Johann Wolfgang von Goethe</text:p>
      <text:p text:style-name="P2"/>
      <text:p text:style-name="P107">Jeśli człowiek nie umie w miarę zarabiania oszczędzać, pracując przez całe życie przykuty do swego zatrudnienia umrze jednakże bez grosza.</text:p>
      <text:p text:style-name="P2"><text:soft-page-break/>Benjamin Franklin</text:p>
      <text:p text:style-name="P2"/>
      <text:p text:style-name="P109">To cud, że ciekawość jest w stanie przetrwać formalną edukację.</text:p>
      <text:p text:style-name="P2">Albert Einstein</text:p>
      <text:p text:style-name="P2"/>
      <text:p text:style-name="P107">Czynność jest matką pomyślności. Bóg niczego pracującym nie odmawia. Pracuj przez ten czas, kiedy leniwy zasypia, a będziesz miał zboże do sprzedaży i do schowania.</text:p>
      <text:p text:style-name="P2">Benjamin Franklin</text:p>
      <text:p text:style-name="P2"/>
      <text:p text:style-name="Standard"><text:span text:style-name="Domyślna_20_czcionka_20_akapitu"><text:span text:style-name="T1">Jeśli możesz znaleźć drogę, na której nie ma żadnych przeszkód - prawdopodobnie wiedzie ona donikąd</text:span></text:span></text:p>
      <text:p text:style-name="Standard"><text:span text:style-name="Domyślna_20_czcionka_20_akapitu"><text:span text:style-name="T2">Frank A. Clark</text:span></text:span></text:p>
      <text:p text:style-name="P2"/>
      <text:p text:style-name="Standard"><text:span text:style-name="Domyślna_20_czcionka_20_akapitu"><text:span text:style-name="T1">Najmniejszy pagórek potrafi zasłonić nam widok na najwyższy szczyt</text:span></text:span></text:p>
      <text:p text:style-name="Standard"><text:span text:style-name="Domyślna_20_czcionka_20_akapitu"><text:span text:style-name="T2">Maria von Ebner-Eschenbach</text:span></text:span></text:p>
      <text:p text:style-name="P2"/>
      <text:p text:style-name="P107">Tylko najmądrzejsi i najgłupsi ludzie nigdy się nie zmieniają</text:p>
      <text:p text:style-name="P2">Konfucjusz</text:p>
      <text:p text:style-name="P2"/>
      <text:p text:style-name="P107">Nic nie zrobiłem dobrego dziś nikomu - dzień to stracony bezużytecznie</text:p>
      <text:p text:style-name="P2">Marek Aureliusz</text:p>
      <text:p text:style-name="P2"/>
      <text:p text:style-name="P105">Jeśli celujesz w nic - trafisz za każdym razem</text:p>
      <text:p text:style-name="P2">Zig Ziglar</text:p>
      <text:p text:style-name="P2"/>
      <text:p text:style-name="P107">Ktokolwiek jest pracowity, może się nie obawiać głodu, gdyż głód zagląda do drzwi pracowitego, ale wnijść w nie nie śmie. Nie wnijdą w nie również woźni i komornicy, gdyż pracowitość opłaca długi, a rozpacz je pomnaża.</text:p>
      <text:p text:style-name="P2">Benjamin Franklin</text:p>
      <text:p text:style-name="P2"/>
      <text:p text:style-name="P105">Ciężki trening, łatwa walka; łatwy trening, ciężka walka.</text:p>
      <text:p text:style-name="P2">Aleksandr Wasiljewicz Suworow</text:p>
      <text:p text:style-name="P2"/>
      <text:p text:style-name="Standard"><text:span text:style-name="Domyślna_20_czcionka_20_akapitu"><text:span text:style-name="T1">Pieniądze odkładane miesiącami wydajemy czasem pod wpływem impulsu w ciągu minuty. Z wieloma ludźmi jest jak z kiepskimi farmerami. Konsumują wszystkie plony, a potem narzekają, że nie mają za co żyć.</text:span></text:span></text:p>
      <text:p text:style-name="Standard"><text:span text:style-name="Domyślna_20_czcionka_20_akapitu"><text:span text:style-name="T2">Robert Krool</text:span></text:span></text:p>
      <text:p text:style-name="P2"/>
      <text:p text:style-name="P105">Dziecko może nauczyć dorosłego trzech rzeczy: cieszyć się bez powodu, być ciągle czymś zajętym i domagać się - ze wszystkich sił - tego, czego się pragnie.</text:p>
      <text:p text:style-name="Standard"><text:span text:style-name="Domyślna_20_czcionka_20_akapitu"><text:span text:style-name="T2">Paulo Coelho</text:span></text:span></text:p>
      <text:p text:style-name="P2"/>
      <text:p text:style-name="Standard"><text:span text:style-name="Domyślna_20_czcionka_20_akapitu"><text:span text:style-name="T1">Nie jest trudno pokonać w walce byka. Nawet 800 kilogramowego. Istnieje jednak pewien warunek - nie można się go bać.</text:span></text:span></text:p>
      <text:p text:style-name="Standard"><text:span text:style-name="Domyślna_20_czcionka_20_akapitu"><text:span text:style-name="T2">Masutatsu Oyama</text:span></text:span></text:p>
      <text:p text:style-name="P2"/>
      <text:p text:style-name="P2">Niech każdy pozamiata przed własnymi drzwiami i cały świat będzie czysty.</text:p>
      <text:p text:style-name="P2">Johann Wolfgang von Goethe</text:p>
      <text:p text:style-name="P2"/>
      <text:p text:style-name="P107">Żeby w życiu coś osiągnąć, trzeba być wcześniej przygotowanym do wykorzystania szansy, która może nadejść</text:p>
      <text:p text:style-name="P2">Leszek Balcerowicz</text:p>
      <text:p text:style-name="P2"/>
      <text:p text:style-name="P2"><text:soft-page-break/>Największym dobrem jakie możesz wyświadczyć drugiemu jest nie tylko podzielenie się z nim swoim bogactwem, ale odkrycie przed nim jego własnego bogactwa.</text:p>
      <text:p text:style-name="P2">Benjamin Disraeli</text:p>
      <text:p text:style-name="P2"/>
      <text:p text:style-name="P109">Pomyśl, zanim wydasz pieniądze. Czy dzięki tym wydatkom przybliżysz się do swoich celów, czy wyrzucasz przez okno kolejną możliwość inwestycji.</text:p>
      <text:p text:style-name="P2">Robert Krool</text:p>
      <text:p text:style-name="P2"/>
      <text:p text:style-name="Standard"><text:span text:style-name="Domyślna_20_czcionka_20_akapitu"><text:span text:style-name="T1">Przyszłość należy do tych, którzy wierzą w piękno swoich marzeń.</text:span></text:span></text:p>
      <text:p text:style-name="Standard"><text:span text:style-name="Domyślna_20_czcionka_20_akapitu"><text:span text:style-name="T2">Eleanor Roosevelt</text:span></text:span></text:p>
      <text:p text:style-name="P2"/>
      <text:p text:style-name="Standard"><text:span text:style-name="Domyślna_20_czcionka_20_akapitu"><text:span text:style-name="T10">Jeśli chcesz mieć wrogów, bądź lepszy od swoich przyjaciół. Lecz jeśli chcesz mieć przyjaciół, pozwól, aby przyjaciele byli lepsi od ciebie.</text:span></text:span></text:p>
      <text:p text:style-name="Standard"><text:span text:style-name="Domyślna_20_czcionka_20_akapitu"><text:span text:style-name="T2">François de La Rochefoucauld</text:span></text:span></text:p>
      <text:p text:style-name="P2"/>
      <text:p text:style-name="P109">Pustka jest symptomem tego, że nie żyjesz twórczo. Albo nie masz wystarczająco ważnego dla siebie celu albo nie używasz swoich talentów i wysiłków dążąc do zrealizowania ważnego celu.</text:p>
      <text:p text:style-name="P2">Maxwell Maltz</text:p>
      <text:p text:style-name="P2"/>
      <text:p text:style-name="P2">Porażka inspiruje zwycięzców. To jest ich największy sekret</text:p>
      <text:p text:style-name="P2">Robert Kiyosaki</text:p>
      <text:p text:style-name="P2"/>
      <text:p text:style-name="P107">Szczęście występuje gdy to, co myślisz, to co mówisz i to co robisz jest w harmonii</text:p>
      <text:p text:style-name="P2">Mahatma Gandhi</text:p>
      <text:p text:style-name="P2"/>
      <text:p text:style-name="P2">Nigdy nie podziwiaj ludzi za bogactwo, ale za twórcze i szczodre sposoby jego wykorzystania</text:p>
      <text:p text:style-name="P2">H. Jackson Brown, Jr</text:p>
      <text:p text:style-name="P2"/>
      <text:p text:style-name="P2">Za nieśmiertelnością tęsknią miliony, które nie wiedzą co zrobić ze sobą w deszczowe niedzielne popołudnie</text:p>
      <text:p text:style-name="P2">Susan Ertz</text:p>
      <text:p text:style-name="P2"/>
      <text:p text:style-name="P2">Nie nauczysz się pływać nie wchodząc do wody</text:p>
      <text:p text:style-name="P2">Bruce Lee</text:p>
      <text:p text:style-name="P2"/>
      <text:p text:style-name="P2">Jesteś średnią z pięciu dorosłych, z którymi spędzasz większość swojego czasu</text:p>
      <text:p text:style-name="P2">Jim Rohn</text:p>
      <text:p text:style-name="P2"/>
      <text:p text:style-name="P2">Bądź jak światło, które wędruje przez noc i po drodze zapala zagasłe gwiazdy</text:p>
      <text:p text:style-name="P2">Phil Bosmans</text:p>
      <text:p text:style-name="P2"/>
      <text:p text:style-name="P105">Wybieraj bitwy wystarczająco duże, by miały znaczenie i wystarczająco małe, by dało się je wygrać</text:p>
      <text:p text:style-name="P2">Jonathan Kozol</text:p>
      <text:p text:style-name="P2"/>
      <text:p text:style-name="P105">Pamiętaj, że wielka miłość i wielki sukces wymagają podjęcia wielkiego ryzyka</text:p>
      <text:p text:style-name="P2">H. Jackson Brown, Jr</text:p>
      <text:p text:style-name="P2"/>
      <text:p text:style-name="P109">Nigdy nie zmienisz swojego życia dopóki nie zmienisz czegoś, co codziennie robisz.</text:p>
      <text:p text:style-name="P2">Mike Murdock</text:p>
      <text:p text:style-name="P2"/>
      <text:p text:style-name="P109">Nigdy się nie wzbogacisz będąc chorągiewką na wietrze</text:p>
      <text:p text:style-name="P2"><text:soft-page-break/>Warren Buffet</text:p>
      <text:p text:style-name="P2"/>
      <text:p text:style-name="P2">Kiedy tańczysz, celem nie jest znalezienie się w wybranym miejscu podłogi. Jest nim cieszenie się z każdego kroku, który wykonujesz.</text:p>
      <text:p text:style-name="P2">Wayne Dyer</text:p>
      <text:p text:style-name="P2"/>
      <text:p text:style-name="P2">Ludzie wierzą, że aby osiągnąć sukces, trzeba wstawać rano. Otóż nie - trzeba wstawać w dobrym humorze.</text:p>
      <text:p text:style-name="P2">Marcel Achard</text:p>
      <text:p text:style-name="P2"/>
      <text:p text:style-name="P2">Mistrzowie nie rodzą się w salach treningowych. Mistrzowie rodzą się z tego, co mają głęboko w sobie - z pragnień, marzeń, wizji.</text:p>
      <text:p text:style-name="P2">Muhammad Ali</text:p>
      <text:p text:style-name="P2"/>
      <text:p text:style-name="P107">Staniesz się bogaty, kiedy spodoba Ci się praca</text:p>
      <text:p text:style-name="P2">Sam Walton</text:p>
      <text:p text:style-name="P2"/>
      <text:p text:style-name="P2">Czasem radość jest źródłem Twojego uśmiechu, ale czasem Twój uśmiech może stać się źródłem radości.</text:p>
      <text:p text:style-name="P2">Thich Nhat Hanh</text:p>
      <text:p text:style-name="P2"/>
      <text:p text:style-name="P107">Możemy zrealizować każde zamierzenie, jeśli potrafimy trwać w nim wystarczająco długo</text:p>
      <text:p text:style-name="P2">Helen Keller</text:p>
      <text:p text:style-name="P2"/>
      <text:p text:style-name="P2">Dzieci przywiązują małą wagę do nauczania, które dostają od swoich rodziców, za to wiernie odwzorowują ich charaktery.</text:p>
      <text:p text:style-name="P2">Mason Cooley</text:p>
      <text:p text:style-name="P2"/>
      <text:p text:style-name="P107">Najpierw marnujemy zdrowie, aby dojść do pieniędzy, potem marnujemy pieniądze, aby dojść do zdrowia</text:p>
      <text:p text:style-name="P2">Robert Lembke</text:p>
      <text:p text:style-name="P2"/>
      <text:p text:style-name="P2">Nasza ludzka wspaniałość nie leży tak bardzo w możliwości zmienienia świata, jak w byciu zdolnym do zmienienia samych siebie.</text:p>
      <text:p text:style-name="P2">Mahatma Gandhi</text:p>
      <text:p text:style-name="P2"/>
      <text:p text:style-name="P107">Nie dzięki nadzwyczajnym uzdolnieniom, nie dzięki chwilowemu natchnieniu, nie nagle i niespodziewanie, ale dzięki konsekwentnym wysiłkom osiągnąłem tak pomyślne wyniki</text:p>
      <text:p text:style-name="Standard"><text:span text:style-name="Domyślna_20_czcionka_20_akapitu"><text:span text:style-name="T2">Johann Wolfgang von Goethe</text:span></text:span></text:p>
      <text:p text:style-name="P2"/>
      <text:p text:style-name="P2">Stoicka zasada zaspokajania potrzeb poprzez rezygnację z pragnień jest jak amputacja stóp po to, by nie potrzebować butów.</text:p>
      <text:p text:style-name="P2">Jonathan Swift</text:p>
      <text:p text:style-name="P2"/>
      <text:p text:style-name="P2">Jest tylko jeden sposób, który pozwoli Ci utrzymać bogactwo: wydawaj mniej, niż zarabiasz, a różnicę inwestuj</text:p>
      <text:p text:style-name="P2">Ayn Rand</text:p>
      <text:p text:style-name="P2"/>
      <text:p text:style-name="P2">Wysokie wynagrodzenie i niewielka odpowiedzialność rzadko idą ze sobą w parze</text:p>
      <text:p text:style-name="P2">Napoleon Hill</text:p>
      <text:p text:style-name="P2"/>
      <text:p text:style-name="P107">Jeśli nie wiesz dokąd idziesz, to nie dojdziesz na pewno</text:p>
      <text:p text:style-name="P2">Sun Tzu</text:p>
      <text:p text:style-name="P2"/>
      <text:p text:style-name="P105">Ci, którzy myślą, że nie mają czasu na ćwiczenia fizyczne, będą musieli wcześniej czy później znaleźć czas na chorobę</text:p>
      <text:p text:style-name="P2">Edward Stanley</text:p>
      <text:p text:style-name="P2"><text:soft-page-break/></text:p>
      <text:p text:style-name="P107">W czasie uczty nie opowiadaj jak należy jeść, ale jedz jak należy</text:p>
      <text:p text:style-name="P2">Epiktet z Hierapolis</text:p>
      <text:p text:style-name="P2"/>
      <text:p text:style-name="P107">Kim się stajemy zależy od tego, co czytamy kiedy zakończymy już standardową edukację. Najlepszym uniwersytetem ze wszystkich jest kolekcja książek</text:p>
      <text:p text:style-name="P2">Thomas Carlyle</text:p>
      <text:p text:style-name="P2"/>
      <text:p text:style-name="P2">Aby samemu stać się lepszym, nie musisz czekać na lepszy świat</text:p>
      <text:p text:style-name="P2">Phil Bosmans</text:p>
      <text:p text:style-name="P2"/>
      <text:p text:style-name="P2">Wysokie oczekiwania są kluczem do wszystkiego</text:p>
      <text:p text:style-name="P2">Sam Walton</text:p>
      <text:p text:style-name="P2"/>
      <text:p text:style-name="Standard"><text:span text:style-name="Domyślna_20_czcionka_20_akapitu"><text:span text:style-name="T1">Jeśli przy drodze do sukcesu tylko siedzisz, to mogą cię wyłącznie rozjechać</text:span></text:span></text:p>
      <text:p text:style-name="Standard"><text:span text:style-name="Domyślna_20_czcionka_20_akapitu"><text:span text:style-name="T2">Joseph O'Connor</text:span></text:span></text:p>
      <text:p text:style-name="P2"/>
      <text:p text:style-name="Standard"><text:span text:style-name="Domyślna_20_czcionka_20_akapitu"><text:span text:style-name="T10">Inspiracja istnieje, ale musi zastać Cię przy pracy</text:span></text:span></text:p>
      <text:p text:style-name="Standard"><text:span text:style-name="Domyślna_20_czcionka_20_akapitu"><text:span text:style-name="T2">Pablo Picasso</text:span></text:span></text:p>
      <text:p text:style-name="P2"/>
      <text:p text:style-name="Standard"><text:span text:style-name="Domyślna_20_czcionka_20_akapitu"><text:span text:style-name="T1">Kto żyje bez szaleństwa, mniej jest rozsądny niż mniema</text:span></text:span></text:p>
      <text:p text:style-name="Standard"><text:span text:style-name="Domyślna_20_czcionka_20_akapitu"><text:span text:style-name="T2">François de La Rochefoucauld</text:span></text:span></text:p>
      <text:p text:style-name="P2"/>
      <text:p text:style-name="P109">Czy rzeczywiście potrzebujemy więcej czasu? Czy też potrzebujemy więcej dyscypliny, by wykorzystać czas, który mamy?</text:p>
      <text:p text:style-name="Standard"><text:span text:style-name="Domyślna_20_czcionka_20_akapitu"><text:span text:style-name="T2">Kerry Johnson</text:span></text:span></text:p>
      <text:p text:style-name="P2"/>
      <text:p text:style-name="P107">Prawdziwa decyzja jest mierzona poprzez fakt podjęcia nowego działania. Jeśli nie ma działania - tak naprawdę nie podjąłeś decyzji.</text:p>
      <text:p text:style-name="P2">Anthony Robbins</text:p>
      <text:p text:style-name="P2"/>
      <text:p text:style-name="P109">Należy tak organizować życie, aby każda chwila była ważna.</text:p>
      <text:p text:style-name="P2">Iwan Turgieniew</text:p>
      <text:p text:style-name="P2"/>
      <text:p text:style-name="P2">Nie musisz być wielki, aby zacząć, ale musisz zacząć, aby być wielkim</text:p>
      <text:p text:style-name="P2">Les Brown</text:p>
      <text:p text:style-name="P2"/>
      <text:p text:style-name="P2">Tak młody jak dziś nie będziesz już nigdy. Wykorzystaj to z myślą o Twoim jutrze.</text:p>
      <text:p text:style-name="P2">Norman Cousins</text:p>
      <text:p text:style-name="P2"/>
      <text:p text:style-name="P109">Nie bój się dużego kroku. Nie pokonasz przepaści dwoma małymi.</text:p>
      <text:p text:style-name="P2">David Lloyd George</text:p>
      <text:p text:style-name="P2"/>
      <text:p text:style-name="P109">Cierpliwość i wytrwałość mają magiczne działanie - dzięki nim trudności znikają, a przeszkody ulatniają się</text:p>
      <text:p text:style-name="P2">John Quincy Adams</text:p>
      <text:p text:style-name="P2"/>
      <text:p text:style-name="P107">Ludzki umysł potrafi osiągnąć wszystko, w co potrafi uwierzyć</text:p>
      <text:p text:style-name="P2">Napoleon Hill</text:p>
      <text:p text:style-name="P2"/>
      <text:p text:style-name="P2"><text:soft-page-break/>Konwencjonalny pogląd jest po to, by ochronić nas od bolesnej pracy zwanej myśleniem</text:p>
      <text:p text:style-name="P2">John Kenneth Galbraith</text:p>
      <text:p text:style-name="P2"/>
      <text:p text:style-name="P107">To zaskakujące, ile czasu potrzeba, żeby skończyć to, nad czym nie pracujesz</text:p>
      <text:p text:style-name="P2">Paul McGee</text:p>
      <text:p text:style-name="P2"/>
      <text:p text:style-name="P2">Jeśli Twoim jedynym celem jest stanie się bogatym - nigdy go nie osiągniesz</text:p>
      <text:p text:style-name="P2">John D. Rockefeller</text:p>
      <text:p text:style-name="P2"/>
      <text:p text:style-name="P2">Rodzimy się jako książęta i proces cywilizacji zamienia nas w żaby</text:p>
      <text:p text:style-name="P2">Eric Berne</text:p>
      <text:p text:style-name="P2"/>
      <text:p text:style-name="P2">Pomaganie ludziom wzrastać i spełniać marzenia jest najszybszą drogą do sukcesu - zarówno ich, jak i Twojego.</text:p>
      <text:p text:style-name="P2">T. Harv Eker</text:p>
      <text:p text:style-name="P2"/>
      <text:p text:style-name="P2">Tylko kochając i akceptując siebie takiego, jakim się jest, można zaistnieć naprawdę i wyrazić swoją osobowość. Jeśli udajesz kogoś, kim nie jesteś, zawsze poniesiesz porażkę...</text:p>
      <text:p text:style-name="P2">Don Miguel Ruiz</text:p>
      <text:p text:style-name="P2"/>
      <text:p text:style-name="P2">Odwaga to robienie tego, co boisz się zrobić. Nie możemy mówić o odwadze, w przypadku, gdy nie jesteś przestraszony.</text:p>
      <text:p text:style-name="P2">Eddie Rickenbacker</text:p>
      <text:p text:style-name="P2"/>
      <text:p text:style-name="P2">Najpiękniejszych chwil w życiu nie zaplanujesz. One przyjdą same.</text:p>
      <text:p text:style-name="P2">Phil Bosmans</text:p>
      <text:p text:style-name="P2"/>
      <text:p text:style-name="P2">Ludzie nie są więźniami losu, a jedynie więźniami swoich własnych umysłów</text:p>
      <text:p text:style-name="P2">Franklin Delano Roosevelt</text:p>
      <text:p text:style-name="P2"/>
      <text:p text:style-name="P2">Nie można sobie zapewnić reputacji tym, co ma się zamiar zrobić. Sprawa jest prosta - fantazjuj, próbuj, a potem ruszaj w świat i zrób to!</text:p>
      <text:p text:style-name="P2">Henry Ford</text:p>
      <text:p text:style-name="P2"/>
      <text:p text:style-name="Standard"><text:span text:style-name="Domyślna_20_czcionka_20_akapitu"><text:span text:style-name="T1">Tak, jak słaby fizycznie człowiek może stać się silny poprzez uważne i cierpliwe trenowanie, tak i człowiek słaby w myśleniu może stać się silny, jeśli będzie trenował się we właściwym myśleniu.</text:span></text:span></text:p>
      <text:p text:style-name="Standard"><text:span text:style-name="Domyślna_20_czcionka_20_akapitu"><text:span text:style-name="T2">James Allen</text:span></text:span></text:p>
      <text:p text:style-name="P2"/>
      <text:p text:style-name="Standard"><text:span text:style-name="Domyślna_20_czcionka_20_akapitu"><text:span text:style-name="T1">Człowiek jest sumą swoich uczynków, a nie przekonań</text:span></text:span></text:p>
      <text:p text:style-name="Standard"><text:span text:style-name="Domyślna_20_czcionka_20_akapitu"><text:span text:style-name="T2">Josif Brodski</text:span></text:span></text:p>
      <text:p text:style-name="Standard"><text:span text:style-name="Domyślna_20_czcionka_20_akapitu"><text:span text:style-name="T2"/></text:span></text:p>
      <text:p text:style-name="P107">Stan Twojego życia jest niczym innym, jak odbiciem stanu Twojego umysłu</text:p>
      <text:p text:style-name="P2">Wayne Dyer</text:p>
      <text:p text:style-name="P2"/>
      <text:p text:style-name="P2">Gdy nie ma gdzie zawrócić, trzeba iść naprzód</text:p>
      <text:p text:style-name="P2">Marco Polo</text:p>
      <text:p text:style-name="P2"/>
      <text:p text:style-name="P2">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2">powiedzenie chińskie</text:p>
      <text:p text:style-name="P2"/>
      <text:p text:style-name="P2"><text:soft-page-break/>Jeśli chcesz być szczęśliwy przez godzinę - zdrzemnij się. Jeśli chcesz być szczęśliwy przez dzień - idź na ryby. Jeśli chcesz być szczęśliwy przez rok - odziedzicz fortunę. Jeśli chcesz być szczęśliwy przez całe życie - pomóż komuś innemu.</text:p>
      <text:p text:style-name="P2">powiedzenie chińskie</text:p>
      <text:p text:style-name="P2"/>
      <text:p text:style-name="P109">Cel to nic innego, jak marzenie z terminem realizacji</text:p>
      <text:p text:style-name="P2">Joe L.Griffith</text:p>
      <text:p text:style-name="P2"/>
      <text:p text:style-name="P2">Nie wystarczy być we właściwym miejscu we właściwym czasie. Trzeba być właściwą osobą we właściwym miejscu we właściwym czasie</text:p>
      <text:p text:style-name="P2">T. Harv Eker</text:p>
      <text:p text:style-name="P2"/>
      <text:p text:style-name="P2">To, że zarabiamy pozwala nam przetrwać. Naprawdę żyjemy dopiero wówczas, gdy dzielimy się z innymi.</text:p>
      <text:p text:style-name="P2">Winston Churchill</text:p>
      <text:p text:style-name="P2"/>
      <text:p text:style-name="P109">Kiedy w pełni zdecyduję, że dany rezultat jest wart osiągnięcia, zaczynam robić próbę za próbą, aż go osiągnę</text:p>
      <text:p text:style-name="P2">Thomas Edison</text:p>
      <text:p text:style-name="P2"/>
      <text:p text:style-name="Standard"><text:span text:style-name="Domyślna_20_czcionka_20_akapitu"><text:span text:style-name="T7">Największym człowiekiem jest ten, który jest panem samego siebie</text:span></text:span></text:p>
      <text:p text:style-name="Standard"><text:span text:style-name="Domyślna_20_czcionka_20_akapitu"><text:span text:style-name="T2">Seneka</text:span></text:span></text:p>
      <text:p text:style-name="P2"/>
      <text:p text:style-name="Standard"><text:span text:style-name="Domyślna_20_czcionka_20_akapitu"><text:span text:style-name="T7">Najważniejszym powodem niskiej samooceny jest brak bezwarunkowej miłości</text:span></text:span></text:p>
      <text:p text:style-name="Standard"><text:span text:style-name="Domyślna_20_czcionka_20_akapitu"><text:span text:style-name="T2">Zig Ziglar</text:span></text:span></text:p>
      <text:p text:style-name="P2"/>
      <text:p text:style-name="Standard"><text:span text:style-name="Domyślna_20_czcionka_20_akapitu"><text:span text:style-name="T10">Kto czyta książki, żyje podwójnie</text:span></text:span></text:p>
      <text:p text:style-name="Standard"><text:span text:style-name="Domyślna_20_czcionka_20_akapitu"><text:span text:style-name="T2">Umberto Eco</text:span></text:span></text:p>
      <text:p text:style-name="P2"/>
      <text:p text:style-name="Standard"><text:span text:style-name="Domyślna_20_czcionka_20_akapitu"><text:span text:style-name="T10">Wielkie cele prowadzą do wielkich rezultatów. Brak celów prowadzi do braku rezultatów lub osiągania rezultatów dla kogoś innego.</text:span></text:span></text:p>
      <text:p text:style-name="Standard"><text:span text:style-name="Domyślna_20_czcionka_20_akapitu"><text:span text:style-name="T2">Mark Victor Hansen</text:span></text:span></text:p>
      <text:p text:style-name="P2"/>
      <text:p text:style-name="Standard"><text:span text:style-name="Domyślna_20_czcionka_20_akapitu"><text:span text:style-name="T10">Jeżeli myślisz, że jesteś zbyt mały, by coś zmienić, spróbuj zasnąć z komarem latającym nad uchem.</text:span></text:span></text:p>
      <text:p text:style-name="Standard"><text:span text:style-name="Domyślna_20_czcionka_20_akapitu"><text:span text:style-name="T2">Dalajlama XIV</text:span></text:span></text:p>
      <text:p text:style-name="P2"/>
      <text:p text:style-name="P109">Najlepszym sposobem, by wpaść na dobry pomysł jest... mieć wiele pomysłów.</text:p>
      <text:p text:style-name="P2">Linus Pauling</text:p>
      <text:p text:style-name="P2"/>
      <text:p text:style-name="P2">Ludzkie życie nabiera blasku i siły tylko wtedy, kiedy się je poleruje i utwardza</text:p>
      <text:p text:style-name="P2">Masutatsu Oyama</text:p>
      <text:p text:style-name="P2"/>
      <text:p text:style-name="P107">Nie obawiaj się porzucić czegoś dobrego dla czegoś wspaniałego.</text:p>
      <text:p text:style-name="P2">John D. Rockefeller</text:p>
      <text:p text:style-name="P2"/>
      <text:p text:style-name="Standard"><text:span text:style-name="Domyślna_20_czcionka_20_akapitu"><text:span text:style-name="T12">Kropla drąży skałę nie siłą, lecz często padając</text:span></text:span></text:p>
      <text:p text:style-name="Standard"><text:span text:style-name="Domyślna_20_czcionka_20_akapitu"><text:span text:style-name="T2">Owidiusz</text:span></text:span></text:p>
      <text:p text:style-name="P2"/>
      <text:p text:style-name="Standard"><text:span text:style-name="Domyślna_20_czcionka_20_akapitu"><text:span text:style-name="T1">Bądź wdzięczny za to, co masz, a będziesz miał tego więcej. Jeśli koncentrujesz się na tym, czego nie masz, nigdy nie będziesz miał wystarczająco dużo.</text:span></text:span></text:p>
      <text:p text:style-name="Standard"><text:span text:style-name="Domyślna_20_czcionka_20_akapitu"><text:span text:style-name="T2">Oprah Winfrey</text:span></text:span></text:p>
      <text:p text:style-name="P2"/>
      <text:p text:style-name="Standard"><text:soft-page-break/><text:span text:style-name="Domyślna_20_czcionka_20_akapitu"><text:span text:style-name="T1">Dla umysłu nie istnieją ograniczenia, poza tymi, które samodzielnie uznamy za prawdziwe</text:span></text:span></text:p>
      <text:p text:style-name="Standard"><text:span text:style-name="Domyślna_20_czcionka_20_akapitu"><text:span text:style-name="T2">Napoleon Hill</text:span></text:span></text:p>
      <text:p text:style-name="P2"/>
      <text:p text:style-name="Standard"><text:span text:style-name="Domyślna_20_czcionka_20_akapitu"><text:span text:style-name="T9">Wyobraźnia jest ważniejsza od wiedzy</text:span></text:span></text:p>
      <text:p text:style-name="Standard"><text:span text:style-name="Domyślna_20_czcionka_20_akapitu"><text:span text:style-name="T2">Albert Einstein</text:span></text:span></text:p>
      <text:p text:style-name="P2"/>
      <text:p text:style-name="P105">Zwlekanie jest jak karta kredytowa: dużo zabawy, dopóki nie dostaniesz rachunku.</text:p>
      <text:p text:style-name="Standard"><text:span text:style-name="Domyślna_20_czcionka_20_akapitu"><text:span text:style-name="T2">Christopher Parker</text:span></text:span></text:p>
      <text:p text:style-name="P2"/>
      <text:p text:style-name="Standard"><text:span text:style-name="Domyślna_20_czcionka_20_akapitu"><text:span text:style-name="T1">Nie możemy nic zmienić, jeśli tego najpierw nie zaakceptujemy</text:span></text:span></text:p>
      <text:p text:style-name="Standard"><text:span text:style-name="Domyślna_20_czcionka_20_akapitu"><text:span text:style-name="T2">Carl Gustav Jung</text:span></text:span></text:p>
      <text:p text:style-name="P2"/>
      <text:p text:style-name="Standard"><text:span text:style-name="Domyślna_20_czcionka_20_akapitu"><text:span text:style-name="T10">Nie podróżuje się po to, by przyjechać, tylko żeby podróżować</text:span></text:span></text:p>
      <text:p text:style-name="Standard"><text:span text:style-name="Domyślna_20_czcionka_20_akapitu"><text:span text:style-name="T2">Johann Wolfgang von Goethe</text:span></text:span></text:p>
      <text:p text:style-name="P2"/>
      <text:p text:style-name="P107">Głównym powodem porażki i nieszczęścia jest wymienianie tego, czego najbardziej pragniesz na to, czego pragniesz teraz.</text:p>
      <text:p text:style-name="Standard"><text:span text:style-name="Domyślna_20_czcionka_20_akapitu"><text:span text:style-name="T2">Zig Ziglar</text:span></text:span></text:p>
      <text:p text:style-name="P2"/>
      <text:p text:style-name="Standard"><text:span text:style-name="Domyślna_20_czcionka_20_akapitu"><text:span text:style-name="T7">„Kim się stajemy zależy od tego, co czytamy kiedy zakończymy już standardową edukację. Najlepszym uniwersytetem ze wszystkich jest kolekcja książek”.</text:span></text:span></text:p>
      <text:p text:style-name="Standard"><text:span text:style-name="Domyślna_20_czcionka_20_akapitu"><text:span text:style-name="T13">Thomas Carlyle</text:span></text:span></text:p>
      <text:p text:style-name="P2"/>
      <text:p text:style-name="P2"/>
      <text:p text:style-name="P2">Ponosiłem porażkę za porażką - to dlatego osiągnąłem sukces</text:p>
      <text:p text:style-name="P2">Michael Jordan</text:p>
      <text:p text:style-name="P2"/>
      <text:p text:style-name="P109">*** Niezdecydowanie jest największą chorobą ***</text:p>
      <text:p text:style-name="P2">Johann Wolfgang von Goethe</text:p>
      <text:p text:style-name="P2"/>
      <text:p text:style-name="Standard"><text:span text:style-name="Domyślna_20_czcionka_20_akapitu"><text:span text:style-name="T7">Bogaci wybierają, by płacono im w oparciu o rezultaty, jakie uzyskują w pracy. Biedni chcą, by płacono im za spędzony w niej czas</text:span></text:span><text:span text:style-name="Domyślna_20_czcionka_20_akapitu"><text:span text:style-name="T5">.</text:span></text:span></text:p>
      <text:p text:style-name="P2">T. Harv Eker</text:p>
      <text:p text:style-name="P2"/>
      <text:p text:style-name="P2">Bądź światłem sam dla siebie</text:p>
      <text:p text:style-name="P2">Budda</text:p>
      <text:p text:style-name="P2"/>
      <text:p text:style-name="P2">Kluczem do szczęścia jest posiadanie marzeń, kluczem do sukcesu jest ich realizacja.</text:p>
      <text:p text:style-name="P2">James Allen</text:p>
      <text:p text:style-name="P2"/>
      <text:p text:style-name="P2">Nie można pomóc biednym, będąc jednym z nich</text:p>
      <text:p text:style-name="P2">Abraham Lincoln</text:p>
      <text:p text:style-name="P2"/>
      <text:p text:style-name="P109">To nie najmocniejsze gatunki przetrwają, ani nie te najbardziej inteligentne, ale te, które najlepiej przystosowują się do zmian.</text:p>
      <text:p text:style-name="P2">Karol Darwin</text:p>
      <text:p text:style-name="P2"/>
      <text:p text:style-name="P107">Kto potrafi cieszyć się z małych rzeczy, mieszka w ogrodzie pełnym szczęśliwości</text:p>
      <text:p text:style-name="P2">Phil Bosmans</text:p>
      <text:p text:style-name="P2"/>
      <text:p text:style-name="P109"><text:soft-page-break/>Wyzwaniem jest nie zarządzanie czasem, a zarządzanie samym sobą</text:p>
      <text:p text:style-name="P2">Stephen Covey</text:p>
      <text:p text:style-name="P2"/>
      <text:p text:style-name="P109">Na końcu swojego życia pomyślisz sobie, w jaki sposób mogłeś przeżyć każdy miniony dzień. Wtedy jednak nie będziesz mógł cofnąć czasu. Zacznij więc tak żyć już teraz!</text:p>
      <text:p text:style-name="P2">Marek Aureliusz</text:p>
      <text:p text:style-name="P2"/>
      <text:p text:style-name="P2">Umysły są jak spadochrony - działają tylko gdy są otwarte.</text:p>
      <text:p text:style-name="P2">Thomas Dewar</text:p>
      <text:p text:style-name="P2"/>
      <text:p text:style-name="P109">Jeśli pragniesz latać wśród orłów, nie możesz bez przerwy zadawać się z indykami</text:p>
      <text:p text:style-name="P2">Zig Ziglar</text:p>
      <text:p text:style-name="P2"/>
      <text:p text:style-name="P109">Znajdź sobie dobre towarzystwo. Współpracuj z pozytywnymi, zorientowanymi na cele ludźmi, którzy inspirują Cię i pobudzają do działania.</text:p>
      <text:p text:style-name="P2">Brian Tracy</text:p>
      <text:p text:style-name="P2"/>
      <text:p text:style-name="P2">Kochać siebie samego to początek romansu na całe życie</text:p>
      <text:p text:style-name="P2">Oscar Wilde</text:p>
      <text:p text:style-name="P2"/>
      <text:p text:style-name="P2">Czytając życiorysy wielkich ludzi odkryłem, że ich pierwszym zwycięstwem było pokonanie samego siebie</text:p>
      <text:p text:style-name="P2">Harry Truman</text:p>
      <text:p text:style-name="P2"/>
      <text:p text:style-name="P109">Jeżeli nie podążasz za swoimi marzeniami, możesz równie dobrze być warzywem</text:p>
      <text:p text:style-name="Standard"><text:span text:style-name="Domyślna_20_czcionka_20_akapitu"><text:span text:style-name="T2">Burt Munr</text:span></text:span></text:p>
      <text:p text:style-name="P2"/>
      <text:p text:style-name="Standard"><text:span text:style-name="Domyślna_20_czcionka_20_akapitu"><text:span text:style-name="T1">Myślenie odwrotne do dominującego sposobu myślenia Twoich przyjaciół, większości ludzi, których codziennie spotykasz, jest prawdopodobnie najtrudniejszym aktem heroizmu, na jaki możesz się zdobyć</text:span></text:span></text:p>
      <text:p text:style-name="Standard"><text:span text:style-name="Domyślna_20_czcionka_20_akapitu"><text:span text:style-name="T2">Theodore White</text:span></text:span></text:p>
      <text:p text:style-name="P2"/>
      <text:p text:style-name="Standard"><text:span text:style-name="Domyślna_20_czcionka_20_akapitu"><text:span text:style-name="T10">Ideały są jak gwiazdy. Jeśli nawet nie możemy ich osiągnąć, to należy się według nich orientować.</text:span></text:span></text:p>
      <text:p text:style-name="Standard"><text:span text:style-name="Domyślna_20_czcionka_20_akapitu"><text:span text:style-name="T2">George Bernard Shaw</text:span></text:span></text:p>
      <text:p text:style-name="P2"/>
      <text:p text:style-name="Standard"><text:span text:style-name="Domyślna_20_czcionka_20_akapitu"><text:span text:style-name="T10">Wiek powoduje zmarszczki na ciele. Poddawanie się - na duszy.</text:span></text:span></text:p>
      <text:p text:style-name="Standard"><text:span text:style-name="Domyślna_20_czcionka_20_akapitu"><text:span text:style-name="T2">Douglas MacArthur</text:span></text:span></text:p>
      <text:p text:style-name="P2"/>
      <text:p text:style-name="Standard"><text:span text:style-name="Domyślna_20_czcionka_20_akapitu"><text:span text:style-name="T1">Powiedz mi, kim są twoi przyjaciele, a powiem ci, kim jesteś.</text:span></text:span></text:p>
      <text:p text:style-name="Standard"><text:span text:style-name="Domyślna_20_czcionka_20_akapitu"><text:span text:style-name="T2">Ernest Hemingway</text:span></text:span></text:p>
      <text:p text:style-name="P2"/>
      <text:p text:style-name="P105">Sukces nie jest kluczem do szczęścia. Szczęście jest kluczem do sukcesu. Jeśli kochasz to, co robisz - osiągniesz sukces.</text:p>
      <text:p text:style-name="Standard"><text:span text:style-name="Domyślna_20_czcionka_20_akapitu"><text:span text:style-name="T2">Albert Schweitzer</text:span></text:span></text:p>
      <text:p text:style-name="P2"/>
      <text:p text:style-name="P105">Kto nie chce kiedy może, ten nie będzie mógł kiedy będzie chciał</text:p>
      <text:p text:style-name="Standard"><text:span text:style-name="Domyślna_20_czcionka_20_akapitu"><text:span text:style-name="T2">Winston Churchill</text:span></text:span></text:p>
      <text:p text:style-name="P2"/>
      <text:p text:style-name="P112">Człowiek może wybrać powrót w stronę bezpieczeństwa lub pójście naprzód w kierunku wzrostu. Wzrost musi być wybierany raz za razem; strach musi być pokonywany raz za razem.</text:p>
      <text:p text:style-name="P2">Abraham Maslow</text:p>
      <text:p text:style-name="P2"/>
      <text:p text:style-name="P2"><text:soft-page-break/>Jeśli nie pokonasz swojej tendencji do poddawania się zbyt szybko, twoje życie będzie prowadzić donikąd</text:p>
      <text:p text:style-name="P2">Masutatsu Oyama</text:p>
      <text:p text:style-name="P2"/>
      <text:p text:style-name="P109">Kto jest dobry w znajdowaniu wymówek, rzadko bywa dobry w czymkolwiek innym.</text:p>
      <text:p text:style-name="P2">Benjamin Franklin</text:p>
      <text:p text:style-name="P2"/>
      <text:p text:style-name="P107">Są ludzie, którzy nie zauważają małego szczęścia, ponieważ daremnie czekają na duże</text:p>
      <text:p text:style-name="P2">Pearl Buck</text:p>
      <text:p text:style-name="P2"/>
      <text:p text:style-name="P2">By być wielkim mistrzem, musisz wierzyć, że jesteś najlepszy. Jeśli to nieprawda - udawaj, że jednak jesteś.</text:p>
      <text:p text:style-name="P2">Muhammad Ali</text:p>
      <text:p text:style-name="P2"/>
      <text:p text:style-name="P2">Jak łatwo marzyć, kiedy się jest dzieckiem. Wtedy wszystko wydaje się możliwe. Kiedy człowiek dorasta, zaczyna sobie uświadamiać, ilu rzeczy nie wolno pragnąć, bo są niedozwolone, grzeszne, nieuczciwe.</text:p>
      <text:p text:style-name="P2">Laura Esquivel</text:p>
      <text:p text:style-name="P2"/>
      <text:p text:style-name="P107">Człowiek, który nie czyta dobrych książek, nie ma przewagi nad kimś, kto nie umie czytać</text:p>
      <text:p text:style-name="P2">Mark Twain</text:p>
      <text:p text:style-name="P2"/>
      <text:p text:style-name="Standard"><text:span text:style-name="Domyślna_20_czcionka_20_akapitu"><text:span text:style-name="T10">Połowy dokonał, kto zacz</text:span></text:span><text:span text:style-name="Domyślna_20_czcionka_20_akapitu"><text:span text:style-name="T5">ął</text:span></text:span></text:p>
      <text:p text:style-name="P2">Horacy</text:p>
      <text:p text:style-name="P2"/>
      <text:p text:style-name="P109">Do wielkich osiągnięć potrzebne są dwie rzeczy: plan i niewystarczająca ilość czasu na jego realizację</text:p>
      <text:p text:style-name="P2">Leonard Bernstein</text:p>
      <text:p text:style-name="P2"/>
      <text:p text:style-name="P2">Jest tylko jedna droga do szczęścia - przestać się martwić rzeczami, na które nie masz wpływu</text:p>
      <text:p text:style-name="P2">Epiktet z Hierapolis</text:p>
      <text:p text:style-name="P2"/>
      <text:p text:style-name="Standard"><text:span text:style-name="Domyślna_20_czcionka_20_akapitu"><text:span text:style-name="T1">Liczy się nie to, kim ktoś się urodził, ale kim wybrał, by być</text:span></text:span></text:p>
      <text:p text:style-name="Standard"><text:span text:style-name="Domyślna_20_czcionka_20_akapitu"><text:span text:style-name="T2">Joanne Kathleen Rowling</text:span></text:span></text:p>
      <text:p text:style-name="P2"/>
      <text:p text:style-name="Standard"><text:span text:style-name="Domyślna_20_czcionka_20_akapitu"><text:span text:style-name="T1">Nie potykają się tylko ci, co pełzają</text:span></text:span></text:p>
      <text:p text:style-name="Standard"><text:span text:style-name="Domyślna_20_czcionka_20_akapitu"><text:span text:style-name="T2">Valeriu Butulescu</text:span></text:span></text:p>
      <text:p text:style-name="P2"/>
      <text:p text:style-name="Standard"><text:span text:style-name="Domyślna_20_czcionka_20_akapitu"><text:span text:style-name="T10">To nie górę pokonujemy, ale samych siebie</text:span></text:span></text:p>
      <text:p text:style-name="Standard"><text:span text:style-name="Domyślna_20_czcionka_20_akapitu"><text:span text:style-name="T2">Edmund Hillary</text:span></text:span></text:p>
      <text:p text:style-name="P2"/>
      <text:p text:style-name="Standard"><text:span text:style-name="Domyślna_20_czcionka_20_akapitu"><text:span text:style-name="T9">Każda chwila, która mogłaby być wykorzystana lepiej, jest stracon</text:span></text:span><text:span text:style-name="Domyślna_20_czcionka_20_akapitu"><text:span text:style-name="T1">a</text:span></text:span></text:p>
      <text:p text:style-name="Standard"><text:span text:style-name="Domyślna_20_czcionka_20_akapitu"><text:span text:style-name="T2">Jean Jacques Rousseau</text:span></text:span></text:p>
      <text:p text:style-name="P2"/>
      <text:p text:style-name="P105">Odkładaj na jutro tylko rzeczy, które chcesz, by pozostały niezrobione w momencie Twojej śmierci</text:p>
      <text:p text:style-name="Standard"><text:span text:style-name="Domyślna_20_czcionka_20_akapitu"><text:span text:style-name="T2">Pablo Picasso</text:span></text:span></text:p>
      <text:p text:style-name="P2"/>
      <text:p text:style-name="Standard"><text:span text:style-name="Domyślna_20_czcionka_20_akapitu"><text:span text:style-name="T10">Pieniądzom trzeba rozkazywać, a nie służyć</text:span></text:span></text:p>
      <text:p text:style-name="Standard"><text:span text:style-name="Domyślna_20_czcionka_20_akapitu"><text:span text:style-name="T2">Seneka</text:span></text:span></text:p>
      <text:p text:style-name="P2"/>
      <text:p text:style-name="P109"><text:soft-page-break/>Umiejętność zdyscyplinowania się, by zrezygnować z natychmiastowej satysfakcji w zamian za większą nagrodę w dłuższej perspektywie jest nieodzownym warunkiem sukcesu</text:p>
      <text:p text:style-name="Standard"><text:span text:style-name="Domyślna_20_czcionka_20_akapitu"><text:span text:style-name="T2">Brian Tracy</text:span></text:span></text:p>
      <text:p text:style-name="P2"/>
      <text:p text:style-name="Standard"><text:span text:style-name="Domyślna_20_czcionka_20_akapitu"><text:span text:style-name="T10">Największym ślepcem jest ten, kto nie chce przejrzeć</text:span></text:span></text:p>
      <text:p text:style-name="Standard"><text:span text:style-name="Domyślna_20_czcionka_20_akapitu"><text:span text:style-name="T2">José Saramago</text:span></text:span></text:p>
      <text:p text:style-name="P2"/>
      <text:p text:style-name="Standard"><text:span text:style-name="Domyślna_20_czcionka_20_akapitu"><text:span text:style-name="T1">Każdy myśli o zmienianiu świata, a nikt o zmienianiu siebie.</text:span></text:span></text:p>
      <text:p text:style-name="Standard"><text:span text:style-name="Domyślna_20_czcionka_20_akapitu"><text:span text:style-name="T2">Lew Tołstoj</text:span></text:span></text:p>
      <text:p text:style-name="P2"/>
      <text:p text:style-name="Standard"><text:span text:style-name="Domyślna_20_czcionka_20_akapitu"><text:span text:style-name="T1">Radość, którą niesiemy innym, zawsze do nas powróci.</text:span></text:span></text:p>
      <text:p text:style-name="Standard"><text:span text:style-name="Domyślna_20_czcionka_20_akapitu"><text:span text:style-name="T2">Zenta Maurina</text:span></text:span></text:p>
      <text:p text:style-name="P2"/>
      <text:p text:style-name="P107">Co robisz dzisiaj, by stać się mistrzem?</text:p>
      <text:p text:style-name="Standard"><text:span text:style-name="Domyślna_20_czcionka_20_akapitu"><text:span text:style-name="T2">Drayton McLane Jr.</text:span></text:span></text:p>
      <text:p text:style-name="P2"/>
      <text:p text:style-name="P107">Codziennie trzeba starać się wykraczać poza swoje możliwości</text:p>
      <text:p text:style-name="Standard"><text:span text:style-name="Domyślna_20_czcionka_20_akapitu"><text:span text:style-name="T2">Masutatsu Oyama</text:span></text:span></text:p>
      <text:p text:style-name="P2"/>
      <text:p text:style-name="P109">Jeśli nie przygotujesz własnego planu na życie, jest duża szansa, że będziesz wykonywać plan kogoś innego. I zgadnij, co ten ktoś mógł Ci zaplanować? Nic wielkiego.</text:p>
      <text:p text:style-name="P2">Jim Rohn</text:p>
      <text:p text:style-name="P2"/>
      <text:p text:style-name="P109">Być może dla świata jesteś tylko człowiekiem, ale dla niektórych ludzi jesteś całym światem</text:p>
      <text:p text:style-name="P2">Gabriel García Márquez</text:p>
      <text:p text:style-name="P2"/>
      <text:p text:style-name="P109">Wykorzystaj czas na doskonalenie się poprzez czytanie dzieł innych ludzi, aby łatwo osiągnąć to, na co oni ciężko zapracowali.</text:p>
      <text:p text:style-name="P2">Sokrates</text:p>
      <text:p text:style-name="P2"/>
      <text:p text:style-name="P109">Twoja siła jest proporcjonalna do umiejętności relaksowania się</text:p>
      <text:p text:style-name="P2">David Allen</text:p>
      <text:p text:style-name="P2"/>
      <text:p text:style-name="P2">Czas nuży i męczy tylko tych, co żyją zajęci jedynie błahymi troskami</text:p>
      <text:p text:style-name="P2">Ivo Andrić</text:p>
      <text:p text:style-name="P2"/>
      <text:p text:style-name="P2">Czas jest tym, czego chcemy najbardziej, ale używamy najgorzej.</text:p>
      <text:p text:style-name="P2">William Penn</text:p>
      <text:p text:style-name="P2"/>
      <text:p text:style-name="Standard"><text:span text:style-name="Domyślna_20_czcionka_20_akapitu"><text:span text:style-name="T10">To czy człowiek jest inteligentny poznaje się po jego odpowiedziach. To czy jest mądry, po pytaniach.</text:span></text:span></text:p>
      <text:p text:style-name="Standard"><text:span text:style-name="Domyślna_20_czcionka_20_akapitu"><text:span text:style-name="T2">Nadżib Mahfuz</text:span></text:span></text:p>
      <text:p text:style-name="P2"/>
      <text:p text:style-name="Standard"><text:span text:style-name="Domyślna_20_czcionka_20_akapitu"><text:span text:style-name="T1">Jakość życia danej osoby jest wprost proporcjonalna do jej zaangażowania się w osiąganie doskonałości, bez względu na to, na jakim polu się o nią stara.</text:span></text:span></text:p>
      <text:p text:style-name="Standard"><text:span text:style-name="Domyślna_20_czcionka_20_akapitu"><text:span text:style-name="T5">Vince Lombardi</text:span></text:span></text:p>
      <text:p text:style-name="P2"/>
      <text:p text:style-name="P109">Kto nadzieje w innych pokłada, celu nie osiąga</text:p>
      <text:p text:style-name="P121"><text:span text:style-name="Domyślna_20_czcionka_20_akapitu"><text:span text:style-name="T6">powiedzenie chińskie</text:span></text:span></text:p>
      <text:p text:style-name="P2"/>
      <text:p text:style-name="Standard"><text:span text:style-name="Domyślna_20_czcionka_20_akapitu"><text:span text:style-name="T1">Jeśli chcesz poczuć się bogatym, policz tylko rzeczy, które masz, a których nie da się kupić za pieniądze.</text:span></text:span></text:p>
      <text:p text:style-name="Standard"><text:soft-page-break/><text:span text:style-name="Domyślna_20_czcionka_20_akapitu"><text:span text:style-name="T5">przysłowie angielskie</text:span></text:span></text:p>
      <text:p text:style-name="P2"/>
      <text:p text:style-name="Standard"><text:span text:style-name="Domyślna_20_czcionka_20_akapitu"><text:span text:style-name="T8">Każdy nasz dzień jest pierwszym dniem reszty naszego życia. Dlatego naprawdę musimy zadbać o to, żeby wszystkie nasze dni były dobre.</text:span></text:span></text:p>
      <text:p text:style-name="Standard"><text:span text:style-name="Domyślna_20_czcionka_20_akapitu"><text:span text:style-name="T5">Lama Ole Nydahl</text:span></text:span></text:p>
      <text:p text:style-name="P2"/>
      <text:p text:style-name="P2">Najlepszy sposób, by się rozweselić, to spróbować rozweselić kogoś innego.</text:p>
      <text:p text:style-name="Standard"><text:span text:style-name="Domyślna_20_czcionka_20_akapitu"><text:span text:style-name="T5">Mark Twain</text:span></text:span></text:p>
      <text:p text:style-name="P2"/>
      <text:p text:style-name="P109">Jeśli spędzasz zbyt wiele czasu myśląc o czymś, nigdy tego nie dokonasz</text:p>
      <text:p text:style-name="Standard"><text:span text:style-name="Domyślna_20_czcionka_20_akapitu"><text:span text:style-name="T5">Bruce Lee</text:span></text:span></text:p>
      <text:p text:style-name="P2"/>
      <text:p text:style-name="P109">Dysponując zwykłymi talentami i niezwykłą wytrwałością możesz osiągnąć wszystko.</text:p>
      <text:p text:style-name="P2">Thomas Fowell Buxton</text:p>
      <text:p text:style-name="P2"/>
      <text:p text:style-name="P2">Jeżeli marzy tylko jeden człowiek, pozostanie to tylko marzeniem. Jeżeli zaś będziemy marzyć wszyscy razem, będzie to już początek nowej rzeczywistości.</text:p>
      <text:p text:style-name="P2">Helder Pessoa Camara</text:p>
      <text:p text:style-name="P2"/>
      <text:p text:style-name="P107">Aby uniknąć krytyki - nic nie rób, nic nie mów, bądź nikim.</text:p>
      <text:p text:style-name="Standard"><text:span text:style-name="Domyślna_20_czcionka_20_akapitu"><text:span text:style-name="T5">Elbert (Green) Hubbard</text:span></text:span></text:p>
      <text:p text:style-name="P2"/>
      <text:p text:style-name="Standard"><text:span text:style-name="Domyślna_20_czcionka_20_akapitu"><text:span text:style-name="T10">Cierpliwość jest gorzka, ale jej owoce są słodkie</text:span></text:span></text:p>
      <text:p text:style-name="Standard"><text:span text:style-name="Domyślna_20_czcionka_20_akapitu"><text:span text:style-name="T5">Jean Jacques Rousseau</text:span></text:span></text:p>
      <text:p text:style-name="P2"/>
      <text:p text:style-name="P107">Nigdy nie widzę tego, co zostało zrobione, a tylko to, co jest jeszcze do zrobienia.</text:p>
      <text:p text:style-name="Standard"><text:span text:style-name="Domyślna_20_czcionka_20_akapitu"><text:span text:style-name="T5">Maria Skłodowska-Curie</text:span></text:span></text:p>
      <text:p text:style-name="P2"/>
      <text:p text:style-name="P107">Przeciętny człowiek wydaje więcej pieniędzy na swój samochód niż na swój rozwój</text:p>
      <text:p text:style-name="Standard"><text:span text:style-name="Domyślna_20_czcionka_20_akapitu"><text:span text:style-name="T5">Umberto Saxer</text:span></text:span></text:p>
      <text:p text:style-name="P2"/>
      <text:p text:style-name="P109">Zawsze, kiedy Cię pytają, czy potrafisz coś zrobić, powiedz im "Oczywiście, że potrafię!" - i zajmij się zdobywaniem informacji, jak to zrobić.</text:p>
      <text:p text:style-name="Standard"><text:span text:style-name="Domyślna_20_czcionka_20_akapitu"><text:span text:style-name="T5">Theodore Roosevelt</text:span></text:span></text:p>
      <text:p text:style-name="P2"/>
      <text:p text:style-name="Standard"><text:span text:style-name="Domyślna_20_czcionka_20_akapitu"><text:span text:style-name="T1">Bądź oszczędnym, abyś mógł być szczodrym</text:span></text:span></text:p>
      <text:p text:style-name="Standard"><text:span text:style-name="Domyślna_20_czcionka_20_akapitu"><text:span text:style-name="T5">Aleksander Fredro</text:span></text:span></text:p>
      <text:p text:style-name="P2"/>
      <text:p text:style-name="Standard"><text:span text:style-name="Domyślna_20_czcionka_20_akapitu"><text:span text:style-name="T7">Zawsze narzekamy, że życie jest takie krótkie, a zachowujemy się, jakby nie miało końca.</text:span></text:span></text:p>
      <text:p text:style-name="Standard"><text:span text:style-name="Domyślna_20_czcionka_20_akapitu"><text:span text:style-name="T5">Seneka</text:span></text:span></text:p>
      <text:p text:style-name="P2"/>
      <text:p text:style-name="Standard"><text:span text:style-name="Domyślna_20_czcionka_20_akapitu"><text:span text:style-name="T1">Moją wielką ambicją jest umrzeć raczej z wyczerpania niż z nudów</text:span></text:span></text:p>
      <text:p text:style-name="Standard"><text:span text:style-name="Domyślna_20_czcionka_20_akapitu"><text:span text:style-name="T5">Angus Grossart</text:span></text:span></text:p>
      <text:p text:style-name="P2"/>
      <text:p text:style-name="P2">Mówiąc prosto - jesteś przekonany, że to rzeczy lub ludzie czynią Cię nieszczęśliwym, ale to nie jest trafne. To Ty czynisz siebie nieszczęśliwym.</text:p>
      <text:p text:style-name="Standard"><text:span text:style-name="Domyślna_20_czcionka_20_akapitu"><text:span text:style-name="T5">Wayne Dyer</text:span></text:span></text:p>
      <text:p text:style-name="P2"/>
      <text:p text:style-name="P2">Być dobrym. To dobry interes</text:p>
      <text:p text:style-name="Standard"><text:span text:style-name="Domyślna_20_czcionka_20_akapitu"><text:span text:style-name="T5">Anita Roddick</text:span></text:span></text:p>
      <text:p text:style-name="P2"><text:soft-page-break/></text:p>
      <text:p text:style-name="P107">Musisz brać za siebie odpowiedzialność. Nie możesz zmienić okoliczności, pór roku, ani wiatru, ale możesz zmienić siebie. To jest coś, nad czym masz władzę.</text:p>
      <text:p text:style-name="P2">Jim Rohn</text:p>
      <text:p text:style-name="P2"/>
      <text:p text:style-name="P109">Wszystko co doskonałe, dojrzewa powoli</text:p>
      <text:p text:style-name="P2">Arthur Schopenhauer</text:p>
      <text:p text:style-name="P2"/>
      <text:p text:style-name="P2">Zwracaj swoją twarz w kierunku słońca, a nigdy nie zobaczysz cienia</text:p>
      <text:p text:style-name="P2">Helen Keller</text:p>
      <text:p text:style-name="P2"/>
      <text:p text:style-name="P109">Strzeżcie się drobnych wydatków, mała dziurka bywa często przyczyną zatonięcia wielkiego statku</text:p>
      <text:p text:style-name="P2">Benjamin Franklin</text:p>
      <text:p text:style-name="P2"/>
      <text:p text:style-name="P107">Wszystko jest możliwe. Mogą Ci mówić, że masz 90% szans, 50% szans lub 1% szans, ale to Ty musisz wierzyć i walczyć.</text:p>
      <text:p text:style-name="P2">Lance Armstrong</text:p>
      <text:p text:style-name="P2"/>
      <text:p text:style-name="P109">Jeśli nie masz pojęcia o diamentach, poznaj jubilera</text:p>
      <text:p text:style-name="P2">Warren Buffet</text:p>
      <text:p text:style-name="P2"/>
      <text:p text:style-name="P2">Najlepszym sposobem, by się odnaleźć jest zatracenie się w służbie innym</text:p>
      <text:p text:style-name="P2">Mahatma Gandhi</text:p>
      <text:p text:style-name="P2"/>
      <text:p text:style-name="P109">Trudno być kowalem własnego losu w cudzej kuźni</text:p>
      <text:p text:style-name="P2">Jacek Wejroch</text:p>
      <text:p text:style-name="P2"/>
      <text:p text:style-name="P109">Robię to, na czym się najbardziej znam, najlepiej, jak potrafię i zamierzam to robić aż do końca.</text:p>
      <text:p text:style-name="P2">Abraham Lincoln</text:p>
      <text:p text:style-name="P2"/>
      <text:p text:style-name="P2">Pieniądz, który człowiek posiada to swoboda, ten za którym goni, to niewola</text:p>
      <text:p text:style-name="P2">Jean Jacques Rousseau</text:p>
      <text:p text:style-name="P2"/>
      <text:p text:style-name="P107">Smutne jest to, że ludzie są biedni, bo jeszcze nie zdecydowali, by być bogatymi. Mają nadwagę i są niewysportowani, bo nie zdecydowali jeszcze, by być szczupłymi i sprawnymi fizycznie. Nieefektywnie marnują czas, bo nie zdecydowali jeszcze, by być bardzo produktywnymi we wszystkim, co robią</text:p>
      <text:p text:style-name="P2">Brian Tracy</text:p>
      <text:p text:style-name="P2"/>
      <text:p text:style-name="P2">Od czasu do czasu trzeba odpocząć od nieróbstwa</text:p>
      <text:p text:style-name="P2">Dietrich Bonhoeffer</text:p>
      <text:p text:style-name="P2"/>
      <text:p text:style-name="P2">Urodziłeś się po to, by wieść nadzwyczajne życie, robić nadzwyczajne rzeczy i pomóc nadzwyczajnej liczbie ludzi.</text:p>
      <text:p text:style-name="P2">Mike Litman</text:p>
      <text:p text:style-name="P2"/>
      <text:p text:style-name="P109">To nie więksi pokonują mniejszych tylko szybsi wolniejszych</text:p>
      <text:p text:style-name="P2">Umberto Saxer</text:p>
      <text:p text:style-name="P2"/>
      <text:p text:style-name="P2">Puste kieszenie nigdy nie powstrzymały nikogo przed podjęciem działania. Mogą to zrobić tylko puste głowy i puste serca.</text:p>
      <text:p text:style-name="P2">Norman Vincent Peale</text:p>
      <text:p text:style-name="P2"><text:soft-page-break/></text:p>
      <text:p text:style-name="P2">Nie tylko ufaj opatrzności, ale także dbaj o to, by ci proch nie zwilgotniał</text:p>
      <text:p text:style-name="P2">Oliver Cromwell</text:p>
      <text:p text:style-name="P2"/>
      <text:p text:style-name="P109">Kontroluj swoje przeznaczenie albo ktoś inny zrobi to za Ciebie</text:p>
      <text:p text:style-name="P2">Jack Welch</text:p>
      <text:p text:style-name="P2"/>
      <text:p text:style-name="P107">Każdemu programowi działania towarzyszą koszty i ryzyko, ale są one o wiele mniejsze niż koszty i ryzyko luksusu niepodejmowania żadnych działań</text:p>
      <text:p text:style-name="P2">John Fitzgerald Kennedy</text:p>
      <text:p text:style-name="P2"/>
      <text:p text:style-name="P2">Samym gadaniem ryżu nie ugotujesz</text:p>
      <text:p text:style-name="P2">powiedzenie chińskie</text:p>
      <text:p text:style-name="P2"/>
      <text:p text:style-name="P107">Zamartwianie się na zapas zastąpmy myśleniem i planowaniem na zapas</text:p>
      <text:p text:style-name="P2">Winston Churchill</text:p>
      <text:p text:style-name="P2"/>
      <text:p text:style-name="P109">Prosty, klarowny cel i zasady sprzyjają złożonym i inteligentnym zachowaniom. Złożone zasady i przepisy sprzyjają prostym i głupim zachowaniom.</text:p>
      <text:p text:style-name="P2">Dee Ward Hock</text:p>
      <text:p text:style-name="P2"/>
      <text:p text:style-name="P109">Kiedy zorientujesz się, że jesteś w dołku, przestań kopać.</text:p>
      <text:p text:style-name="P2">Will Rogers</text:p>
      <text:p text:style-name="P2"/>
      <text:p text:style-name="P107">Robiąc rzeczy małe, musisz myśleć o rzeczach wielkich po to, by wszystkie rzeczy małe szły w dobrym kierunku</text:p>
      <text:p text:style-name="P2">Alvin Toffler</text:p>
      <text:p text:style-name="P2"/>
      <text:p text:style-name="P109">Chwała elastycznym, albowiem oni nigdy się nie złamią.</text:p>
      <text:p text:style-name="P2">Michael McGriffy</text:p>
      <text:p text:style-name="P2"/>
      <text:p text:style-name="P107">Wizja to nie wszystko. Nie wystarczy wpatrywać się w schody; musimy wspinać się po ich stopniach.</text:p>
      <text:p text:style-name="P2">Václav Havel</text:p>
      <text:p text:style-name="P2"/>
      <text:p text:style-name="P2">Myśl jak człowiek działający, działaj jak człowiek myślący</text:p>
      <text:p text:style-name="P2">Henri Bergson</text:p>
      <text:p text:style-name="P2"/>
      <text:p text:style-name="P107">Zawsze się znajdzie odpowiednia filozofia do braku odwagi.</text:p>
      <text:p text:style-name="P2">Albert Camus</text:p>
      <text:p text:style-name="P2"/>
      <text:p text:style-name="P2"/>
      <text:p text:style-name="P2">Życie większości ludzi jest bezpośrednim odzwierciedleniem ich grup koleżeńskich</text:p>
      <text:p text:style-name="P2">Anthony Robbins</text:p>
      <text:p text:style-name="P2"/>
      <text:p text:style-name="P2">Początek każdego przyzwyczajenia jest jak niewidzialna nitka, ale za każdym razem, gdy powtarzamy czynność, dodajemy kolejne włókna, aż otrzymamy grubą linę, która nieodwracalnie połączy nasze myśli i działania</text:p>
      <text:p text:style-name="P2">Orison Swett Marden</text:p>
      <text:p text:style-name="P2"/>
      <text:p text:style-name="P107">Więcej ludzi marnuje czas i energię roztrząsając problemy niż rzeczywiście próbując je rozwiązać.</text:p>
      <text:p text:style-name="P2"><text:soft-page-break/>Henry Ford</text:p>
      <text:p text:style-name="P2"/>
      <text:p text:style-name="P2">Nie ma łatwej drogi z ziemi ku gwiazdom.</text:p>
      <text:p text:style-name="P2">Seneka</text:p>
      <text:p text:style-name="P2"/>
      <text:p text:style-name="P2">Połowa osiągnięcia celu to jego prawidłowe wyznaczenie</text:p>
      <text:p text:style-name="P2">Zig Ziglar</text:p>
      <text:p text:style-name="P2"/>
      <text:p text:style-name="Standard"><text:span text:style-name="Domyślna_20_czcionka_20_akapitu"><text:span text:style-name="T10">Ktoś, kto chce ładnie utrzymać swój ogród, nie przeznacza ani kawałka ziemi na chwasty</text:span></text:span><text:span text:style-name="Domyślna_20_czcionka_20_akapitu"><text:span text:style-name="T5">.</text:span></text:span></text:p>
      <text:p text:style-name="P2">Dag Hammarskjöld</text:p>
      <text:p text:style-name="P2"/>
      <text:p text:style-name="P107">Niech błędy wynikają z ambicji, a nie z lenistwa. Rozwiń w sobie siłę do robienia śmiałych rzeczy, a nie do znoszenia cierpienia.</text:p>
      <text:p text:style-name="P2">Niccol<text:span text:style-name="T43">a</text:span> Machiavelli</text:p>
      <text:p text:style-name="P2"/>
      <text:p text:style-name="P2">Nasze działania nie zawsze dają poczucie szczęścia, ale nie ma szczęścia bez działania</text:p>
      <text:p text:style-name="P2">Benjamin Disraeli</text:p>
      <text:p text:style-name="P2"/>
      <text:p text:style-name="P2">Mistrzowskie wykonanie czegoś, czego w ogóle nie trzeba wykonać, jest ni mniej, ni więcej, tylko marnotrawstwem czasu.</text:p>
      <text:p text:style-name="P2">Brian Tracy</text:p>
      <text:p text:style-name="P2"/>
      <text:p text:style-name="P2">Człowiek jest wielki nie przez to, co posiada, lecz przez to kim jest, nie przez to, co ma, lecz przez to, czym dzieli się z innymi.</text:p>
      <text:p text:style-name="P2">Jan Paweł II</text:p>
      <text:p text:style-name="P2"/>
      <text:p text:style-name="P2">Najwyższą doskonałość osiąga człowiek, znajdując własne niedoskonałości.</text:p>
      <text:p text:style-name="P2">św. Augustyn</text:p>
      <text:p text:style-name="P2"/>
      <text:p text:style-name="P2">I kiedy czegoś gorąco pragniesz, to cały wszechświat sprzyja potajemnie twojemu pragnieniu.</text:p>
      <text:p text:style-name="P2">Paulo Coelho</text:p>
      <text:p text:style-name="P2"/>
      <text:p text:style-name="P109">Bezcelowe są zabiegi o dobre plony, gdy ziarno źle posiano.</text:p>
      <text:p text:style-name="P2">Mo Di</text:p>
      <text:p text:style-name="P2"/>
      <text:p text:style-name="P109">Wielkie rzeczy nie powstają w wyniku impulsu, a w wyniku poskładania małych rzeczy w jedną całość.</text:p>
      <text:p text:style-name="P2">Vincent Van Gogh</text:p>
      <text:p text:style-name="P2"/>
      <text:p text:style-name="P2">Nie ma różnicy między pesymistą mówiącym: "Och, to beznadziejna sprawa, więc nawet nie zawracaj sobie głowy, żeby coś z tym zrobić" i optymistą mówiącym: "Nie martw się o nic, wszystko będzie dobrze". W każdym przypadku nie wydarzy się nic.</text:p>
      <text:p text:style-name="P2">Yvon Chouinard</text:p>
      <text:p text:style-name="P2"/>
      <text:p text:style-name="P2">Nawet najbardziej praktyczna, piękna i wykonalna filozofia na świecie nie zadziała, jeśli Ty nie będziesz działać.</text:p>
      <text:p text:style-name="P2">Zig Ziglar</text:p>
      <text:p text:style-name="P2"/>
      <text:p text:style-name="P2">Człowiek potrzebuje odrobiny szaleństwa, inaczej nie zdobędzie się na to, by odciąć linę i być wolnym.</text:p>
      <text:p text:style-name="P2">Nikos Kazantzakis</text:p>
      <text:p text:style-name="P2"/>
      <text:p text:style-name="P109">Pogoń za małymi zyskami zasłania wielkie korzyści.</text:p>
      <text:p text:style-name="P2"><text:soft-page-break/>Konfucjusz</text:p>
      <text:p text:style-name="P2"/>
      <text:p text:style-name="P2">To, co za nami, i to, co przed nami, ma niewielkie znaczenie w porównaniu z tym, co jest w nas.</text:p>
      <text:p text:style-name="P2">Oliver Wendell Holmes</text:p>
      <text:p text:style-name="P2"/>
      <text:p text:style-name="P107">Najwięcej czasu traci się na przystępowanie do pracy.</text:p>
      <text:p text:style-name="P2">Dawson Trotman</text:p>
      <text:p text:style-name="P2"/>
      <text:p text:style-name="P2">Rozsądny człowiek przystosowuje się do świata; nierozsądny uparcie stara się dostosować świat do siebie. Zatem cały postęp opiera się na ludziach nierozsądnych.</text:p>
      <text:p text:style-name="P2">George Bernard Shaw</text:p>
      <text:p text:style-name="P2"/>
      <text:p text:style-name="P107">Szczęście nie jest ani dziełem przypadku, ani darem bogów. Szczęście to coś, co każdy z nas musi wypracować dla samego siebie.</text:p>
      <text:p text:style-name="P2">Erich Fromm</text:p>
      <text:p text:style-name="P2"/>
      <text:p text:style-name="P2">Ogromna ilość talentu zostaje stracona dla świata przez brak odrobiny odwagi.</text:p>
      <text:p text:style-name="P2">Sydney Smith</text:p>
      <text:p text:style-name="P2"/>
      <text:p text:style-name="P2">Każdy człowiek sukcesu przekonuje się, że wielki sukces leży odrobinę dalej niż ten etap, na którym nabrał pewności, że pomysł się nie sprawdzi.</text:p>
      <text:p text:style-name="P2">Napoleon Hill</text:p>
      <text:p text:style-name="P2"/>
      <text:p text:style-name="P107">Innym słowem na określenie powodzenia jest upór.</text:p>
      <text:p text:style-name="P2">Ralph Waldo Emerson</text:p>
      <text:p text:style-name="P2"/>
      <text:p text:style-name="P109">Jeśli to, co robisz nie zbliża Cię do Twoich celów, oznacza to, że Cię od nich oddala.</text:p>
      <text:p text:style-name="P2">Brian Tracy</text:p>
      <text:p text:style-name="P2"/>
      <text:p text:style-name="P107">Na sukces składa się szereg codziennych małych zwycięstw</text:p>
      <text:p text:style-name="P2">Laddie F. Hutar</text:p>
      <text:p text:style-name="P2"/>
      <text:p text:style-name="P109">Koncentracja to klucz do wyników gospodarczych. Żadna inna zasada efektywności nie jest dzisiaj pogwałcana tak często, jak podstawowa zasada koncentracji... Nasze motto zdaję się brzmieć: zróbmy po odrobinie wszystkiego.</text:p>
      <text:p text:style-name="P2">Peter Drucker</text:p>
      <text:p text:style-name="P2"/>
      <text:p text:style-name="P109">Nic szybciej nie postarza człowieka niż częste myślenie o tym, że się starzeje.</text:p>
      <text:p text:style-name="P2">Georg Christoph Lichtenberg</text:p>
      <text:p text:style-name="P2"/>
      <text:p text:style-name="P107">Wiatry i fale zawsze sprzyjają najlepszym nawigatorom</text:p>
      <text:p text:style-name="P2">Edward Gibbon</text:p>
      <text:p text:style-name="P2"/>
      <text:p text:style-name="P114">Twoje szanse na sukces są wprost proporcjonalne do stopnia przyjemności, jaką czerpiesz z tego, co robisz.</text:p>
      <text:p text:style-name="P2">Michael Korda</text:p>
      <text:p text:style-name="P2"/>
      <text:p text:style-name="P109">Przygotowanie to klucz do sukcesu i zwycięstwa. Im więcej się pocisz w czasie pokoju, tym mniej krwawisz w czasie wojny.</text:p>
      <text:p text:style-name="P2">Douglas MacArthur</text:p>
      <text:p text:style-name="P2"/>
      <text:p text:style-name="P2">Wielu życiowych nieudaczników to ludzie, którzy nie zdawali sobie sprawy, jak bliscy są sukcesu, kiedy dali za wygraną.</text:p>
      <text:p text:style-name="P2"><text:soft-page-break/>Thomas Edison</text:p>
      <text:p text:style-name="P2"/>
      <text:p text:style-name="P2">Zanim umrę, chcę walczyć o życie. Dopóki mogę iść o własnych siłach, pójdę tam, gdzie zechcę.</text:p>
      <text:p text:style-name="P2">Paulo Coelho</text:p>
      <text:p text:style-name="P2"/>
      <text:p text:style-name="P109">Nic tak człowieka nie męczy, jak niedokończona robota, która nad nim wisi.</text:p>
      <text:p text:style-name="P2">William James</text:p>
      <text:p text:style-name="P2"/>
      <text:p text:style-name="P2">Oto test pozwalający ustalić, czy Twoja misja na Ziemi jest zakończona: jeśli wciąż żyjesz - nie jest.</text:p>
      <text:p text:style-name="P2">Richard Bach</text:p>
      <text:p text:style-name="P2"/>
      <text:p text:style-name="P2">Postępuj zawsze właściwie. Da to satysfakcję kilku ludziom, a resztę zadziwi.</text:p>
      <text:p text:style-name="P2">Mark Twain</text:p>
      <text:p text:style-name="P2"/>
      <text:p text:style-name="P2">Bez względu na to, jak genialny ktoś może być, nigdy nie wzbudzi zaufania u swoich podwładnych i współpracowników, jeżeli brakować mu będzie zwykłej uczciwości i cywilnej odwagi</text:p>
      <text:p text:style-name="P2">Joseph Lawton Collins</text:p>
      <text:p text:style-name="P2"/>
      <text:p text:style-name="P109">Zmień się zanim będziesz musiał</text:p>
      <text:p text:style-name="P2">Jack Welch</text:p>
      <text:p text:style-name="P2"/>
      <text:p text:style-name="P2">"Niemożliwe" to słowo dla głupców!</text:p>
      <text:p text:style-name="P2">Napoleon Bonaparte</text:p>
      <text:p text:style-name="P2"/>
      <text:p text:style-name="P107">Sposobem na zaczęcie jest skończenie mówienia i podjęcie działania.</text:p>
      <text:p text:style-name="P2">Walt Disney</text:p>
      <text:p text:style-name="P2"/>
      <text:p text:style-name="P2">Twój los kształtuje się w momentach podejmowania decyzji</text:p>
      <text:p text:style-name="P2">Anthony Robbins</text:p>
      <text:p text:style-name="P2"/>
      <text:p text:style-name="P2">Patrząc zawsze przed siebie, myśląc o tym, jak zrobić jeszcze więcej, osiągniesz stan umysłu, w którym nie ma rzeczy niemożliwych.</text:p>
      <text:p text:style-name="P2">Henry Ford</text:p>
      <text:p text:style-name="P2"/>
      <text:p text:style-name="P2">Jestem przekonany, że nie należy motywować ludzi. Należy natomiast angażować zmotywowanych ludzi, a potem pilnować, by ich nie zdemotywować.</text:p>
      <text:p text:style-name="P2">Tom Golisano</text:p>
      <text:p text:style-name="P2"/>
      <text:p text:style-name="P2">Być może działanie, które podejmiesz, zostanie uwieńczone sukcesem; być może konieczne będą po nim jeszcze inne działania czy adaptacje. Ale każde działanie jest lepsze niż całkowity brak działania.</text:p>
      <text:p text:style-name="P2">Norman Vincent Peale</text:p>
      <text:p text:style-name="P2"/>
      <text:p text:style-name="P2">Jedyną rzeczą, która jest konieczna, by zatryumfowało zło jest to, by dobry człowiek pozostał bierny</text:p>
      <text:p text:style-name="P2">Edmund Burke</text:p>
      <text:p text:style-name="P2"/>
      <text:p text:style-name="P107">Nie mogłem się doczekać na sukces, więc ruszyłem naprzód bez niego.</text:p>
      <text:p text:style-name="P2">Jonathan Winters</text:p>
      <text:p text:style-name="P2"/>
      <text:p text:style-name="P109">Skoncentruj swoje siły i zdolności, skomasuj energię, całym sobą skup się na mistrzowskim opanowaniu jednej dziedziny</text:p>
      <text:p text:style-name="P2"><text:soft-page-break/>John Haggai</text:p>
      <text:p text:style-name="P2"/>
      <text:p text:style-name="P2">Tylko ten nie popełnia błędów, kto nic nie robi.</text:p>
      <text:p text:style-name="P2">Napoleon Bonaparte</text:p>
      <text:p text:style-name="P2"/>
      <text:p text:style-name="P2"/>
      <text:p text:style-name="P2">Jeśli chcesz gdzieś dojść, najlepiej znajdź kogoś, kto już tam doszedł.</text:p>
      <text:p text:style-name="P2">Robert Kiyosaki</text:p>
      <text:p text:style-name="P2"/>
      <text:p text:style-name="P2">Jutro to jedyny dzień w roku, który pociąga lenia</text:p>
      <text:p text:style-name="P2">Jimmy Lyons</text:p>
      <text:p text:style-name="P2"/>
      <text:p text:style-name="P2">Życie jest zbyt krótkie, by było małe</text:p>
      <text:p text:style-name="P2">Benjamin Disraeli</text:p>
      <text:p text:style-name="P2"/>
      <text:p text:style-name="P109">Nie czekaj! Właściwa chwila nigdy nie nadchodzi. Zacznij natychmiast - tu i teraz. Posługuj się narzędziami, jakie masz pod ręką, a lepsze znajdziesz w trakcie pracy.</text:p>
      <text:p text:style-name="P2">Napoleon Hill</text:p>
      <text:p text:style-name="P2"/>
      <text:p text:style-name="P2">Za dwadzieścia lat bardziej będziesz żałował tego, czego nie zrobiłeś, niż tego, co zrobiłeś. Więc odwiąż liny, opuść bezpieczną przystań. Złap w żagle pomyślne wiatry. Podróżuj, śnij, odkrywaj.</text:p>
      <text:p text:style-name="P2">Mark Twain</text:p>
      <text:p text:style-name="P2"/>
      <text:p text:style-name="P109">Starania, by robić wszystko, podobnie jak starania, by nie robić nic, wyssą z ciebie życie.</text:p>
      <text:p text:style-name="P103">John C. Maxwell</text:p>
      <text:p text:style-name="P103"/>
      <text:p text:style-name="P103">I drobnostek nie należy lekceważyć, bo one są podstawą doskonałości, a doskonałość nie jest drobnostką</text:p>
      <text:p text:style-name="P103">Michał Anioł</text:p>
      <text:p text:style-name="P103"/>
      <text:p text:style-name="P107">Jeśli robisz coś tak, jak przez ostatnie 10 lat, najprawdopodobniej robisz to źle.</text:p>
      <text:p text:style-name="P103">Charles Kettering</text:p>
      <text:p text:style-name="P103"/>
      <text:p text:style-name="P103">Najpierw Cię ignorują. Potem śmieją się z Ciebie. Później z Tobą walczą. Później wygrywasz.</text:p>
      <text:p text:style-name="P103">Mahatma Gandhi</text:p>
      <text:p text:style-name="P103"/>
      <text:p text:style-name="P103">W swoim życiu musisz tylko kilka rzeczy zrobić dobrze, pod warunkiem, że nie robisz zbyt wielu rzeczy źle.</text:p>
      <text:p text:style-name="P103">Warren Buffet</text:p>
      <text:p text:style-name="P103"/>
      <text:p text:style-name="P107">Żeby poruszyć świat, trzeba najpierw ruszyć się samemu</text:p>
      <text:p text:style-name="P103">Arystoteles</text:p>
      <text:p text:style-name="P103"/>
      <text:p text:style-name="P103">Twoje życie staje się lepsze tylko kiedy Ty stajesz się lepszym.</text:p>
      <text:p text:style-name="P103">Brian Tracy</text:p>
      <text:p text:style-name="P103"/>
      <text:p text:style-name="P109">Gdziekolwiek będziesz, bądź tam bez reszty</text:p>
      <text:p text:style-name="P103">Jim Elliot</text:p>
      <text:p text:style-name="P103"/>
      <text:p text:style-name="P103">Człowiek, który wiele osiąga popełnia wiele błędów, ale nigdy nie popełnia największego błędu, jakim jest nie robienie niczego.</text:p>
      <text:p text:style-name="P103"><text:soft-page-break/>Benjamin Franklin</text:p>
      <text:p text:style-name="P103"/>
      <text:p text:style-name="P103">To możliwość spełniania marzeń sprawia, że życie jest tak fascynujące.</text:p>
      <text:p text:style-name="P103">Paulo Coelho</text:p>
      <text:p text:style-name="P103"/>
      <text:p text:style-name="P103">Za każdym razem, gdy mrugasz, poruszają się gwiazdy</text:p>
      <text:p text:style-name="P103">Ralph Waldo Emerson</text:p>
      <text:p text:style-name="P103"/>
      <text:p text:style-name="P103">Każdemu, kto musi liczyć się z groszem, brakuje wyobraźni</text:p>
      <text:p text:style-name="P103">Oscar Wilde</text:p>
      <text:p text:style-name="P103"/>
      <text:p text:style-name="P103">Standardowa edukacja zapewni Ci przeżycie. Samokształcenie - fortunę.</text:p>
      <text:p text:style-name="P103">Jim Rohn</text:p>
      <text:p text:style-name="P103"/>
      <text:p text:style-name="P103">Chciwość pieniędzy jest największą przeszkodą w otrzymywaniu ich.</text:p>
      <text:p text:style-name="P103">Henry Ford</text:p>
      <text:p text:style-name="P103"/>
      <text:p text:style-name="P107">Najlepszy sposób na osiągnięcie sukcesu to postępować według rad, które dajemy innym.</text:p>
      <text:p text:style-name="P103">Harold Taylor</text:p>
      <text:p text:style-name="P103"/>
      <text:p text:style-name="P105">Sukces nigdy nie jest efektem "słomianego zapału" - tu trzeba przejść przez prawdziwy ogień.</text:p>
      <text:p text:style-name="P103">James Madison</text:p>
      <text:p text:style-name="P103"/>
      <text:p text:style-name="P103">Nie jest cudem chodzenie po wodzie. Cudem jest chodzenie po zielonej ziemi, zanurzanie się w chwilę i poczucie, że żyjemy.</text:p>
      <text:p text:style-name="P103">Thich Nhat Hanh</text:p>
      <text:p text:style-name="P103"/>
      <text:p text:style-name="P103">Weź życie we własne ręce. I co się wtedy stanie? Coś strasznego: nie będzie kogo obwiniać.</text:p>
      <text:p text:style-name="P103">Erica Jong</text:p>
      <text:p text:style-name="P103"/>
      <text:p text:style-name="P105">Samodyscyplina to zdolność do zmuszenia się, by robić to, co powinno się zrobić, czy człowiek ma na to ochotę, czy nie.</text:p>
      <text:p text:style-name="P103">Elbert (Green) Hubbard</text:p>
      <text:p text:style-name="P103"/>
      <text:p text:style-name="P103">Nie jest bogatym ten, kto dużo ma, lecz ten, kto dużo daje. Ten, kto jedynie gromadzi, kto zamartwia się z powodu jakiejś straty, jest w sferze psychologicznej biednym.</text:p>
      <text:p text:style-name="P103">Erich Fromm</text:p>
      <text:p text:style-name="P103"/>
      <text:p text:style-name="P105">Znane są tysiące sposobów zabijania czasu, ale nikt nie wie, jak go wskrzesić.</text:p>
      <text:p text:style-name="P103">Albert Einstein</text:p>
      <text:p text:style-name="P103"/>
      <text:p text:style-name="P116">Pierwszy warunek sukcesu: trzeba koncentrować fizyczną i umysłową energię wyłącznie na jednym zadaniu i nie poddawać się znużeniu</text:p>
      <text:p text:style-name="P103">Thomas Edison</text:p>
      <text:p text:style-name="P103"/>
      <text:p text:style-name="P103">Sukces to drabina, po której nie sposób wspiąć się z rękami w kieszeniach.</text:p>
      <text:p text:style-name="P103">Philip Wylie</text:p>
      <text:p text:style-name="P103"/>
      <text:p text:style-name="P116">Spraw, aby każdy dzień miał szansę stać się najpiękniejszym dniem Twojego życia.</text:p>
      <text:p text:style-name="P103">Mark Twain</text:p>
      <text:p text:style-name="P103"><text:soft-page-break/></text:p>
      <text:p text:style-name="P103">Świat ustępuje z drogi, by pozwolić przejść każdemu, kto wie, dokąd zdąża.</text:p>
      <text:p text:style-name="P103">David Star Jordan</text:p>
      <text:p text:style-name="P103"/>
      <text:p text:style-name="P103">Wyznacz swój kurs według gwiazd, nie według świateł każdego statku, który Cię mija.</text:p>
      <text:p text:style-name="P103">Omar Bradley</text:p>
      <text:p text:style-name="P103"/>
      <text:p text:style-name="P103">Problemem większości ludzi jest to, że nie podejmują oni decyzji, by się wzbogacić - oni tylko o tym marzą.</text:p>
      <text:p text:style-name="P103">Michael Masterson</text:p>
      <text:p text:style-name="P103"/>
      <text:p text:style-name="P103">Nikt nie staje się bogaty, jeśli nie wzbogaca innych</text:p>
      <text:p text:style-name="P103">Andrew Carnegie</text:p>
      <text:p text:style-name="P103"/>
      <text:p text:style-name="P103">Ludzie, którzy wciąż zdobywają szczyty to ci, którzy posiadają wizję zanim jeszcze nagroda jest wygrana. Widzą zwycięstwo wcześniej niż ktokolwiek inny.</text:p>
      <text:p text:style-name="P103">John C. Maxwell</text:p>
      <text:p text:style-name="P103"/>
      <text:p text:style-name="P109">Nie obawiaj się kroczenia naprzód powoli. Obawiaj się stania w miejscu.</text:p>
      <text:p text:style-name="P103">przysłowie japońskie</text:p>
      <text:p text:style-name="P103"/>
      <text:p text:style-name="P109">Dobry plan konsekwentnie wykonany dzisiaj, jest lepszy, niż idealny plan wykonany jutro.</text:p>
      <text:p text:style-name="P103">George Patton</text:p>
      <text:p text:style-name="P103"/>
      <text:p text:style-name="P103">Możesz być pewien, że jeśli poświęcisz swój czas i uwagę największej korzyści innych, Wszechświat będzie cię wspierał zawsze i w najwłaściwszej chwili.</text:p>
      <text:p text:style-name="P103">Richard Buckminster Fuller</text:p>
      <text:p text:style-name="P103"/>
      <text:p text:style-name="P109">Żaden plan nie jest wart papieru, na którym go wydrukowano, jeżeli nie skłoni cię do działania.</text:p>
      <text:p text:style-name="P103">William Danforth</text:p>
      <text:p text:style-name="P103"/>
      <text:p text:style-name="P103">Doskonałość to sztuka, którą osiąga się dzięki treningowi i nabieraniu nawyków. Nie dlatego postępujemy słusznie, że jesteśmy cnotliwi i doskonali, ale raczej zyskujemy te cechy, ponieważ postępujemy słusznie.</text:p>
      <text:p text:style-name="P103">Arystoteles</text:p>
      <text:p text:style-name="P103"/>
      <text:p text:style-name="P117">Musisz najpierw wygrać w umyśle, zanim wygrasz w życiu.</text:p>
      <text:p text:style-name="P103">John Addison</text:p>
      <text:p text:style-name="P103"/>
      <text:p text:style-name="P103">Skoro i tak musisz myśleć, to dlaczego nie miałbyś myśleć wielkimi kategoriami?</text:p>
      <text:p text:style-name="P103">Donald Trump</text:p>
      <text:p text:style-name="P103"/>
      <text:p text:style-name="P103">Otrzymaliśmy kilka swoich najlepszych wyników, pozwalając szaleńcom biegać tam, gdzie nawet aniołowie stąpać się bali.</text:p>
      <text:p text:style-name="P103">Henry Ford</text:p>
      <text:p text:style-name="P103"/>
      <text:p text:style-name="P109">Robienie pierwszego kroku - to właśnie odróżnia zwycięzców od przegranych</text:p>
      <text:p text:style-name="P103">Brian Tracy</text:p>
      <text:p text:style-name="P103"/>
      <text:p text:style-name="P103">Osiągnięcie sukcesu na jakąś poważniejszą skalę wymaga od ciebie przyjęcia na siebie odpowiedzialności... W ostatecznym rozliczeniu cechą, którą wykazują wszyscy ludzie sukcesu... jest zdolność do wzięcia na siebie odpowiedzialności.</text:p>
      <text:p text:style-name="P103"><text:soft-page-break/>Michael Korda</text:p>
      <text:p text:style-name="P103"/>
      <text:p text:style-name="P109">Nauczenie się ignorowania rzeczy jest najwspanialszą drogą do wewnętrznego spokoju.</text:p>
      <text:p text:style-name="P103">Robert James Sawyer</text:p>
      <text:p text:style-name="P103"/>
      <text:p text:style-name="P118">Osoby o relatywnie skromnych możliwościach potrafią wiele osiągnąć, jeżeli bez reszty oddadzą się jednej jedynej sprawie.</text:p>
      <text:p text:style-name="P103">Samuel Smiles</text:p>
      <text:p text:style-name="P103"/>
      <text:p text:style-name="P103">Człowiek jest bogaty proporcjonalnie do liczby rzeczy, bez których może się obyć.</text:p>
      <text:p text:style-name="P103">Henry David Thoreau</text:p>
      <text:p text:style-name="P103"/>
      <text:p text:style-name="P103">Na tej drodze liczy się tylko pierwszy krok</text:p>
      <text:p text:style-name="P103">Jean-Baptiste-Marie Vianney</text:p>
      <text:p text:style-name="P103"/>
      <text:p text:style-name="Standard"><text:span text:style-name="Domyślna_20_czcionka_20_akapitu"><text:span text:style-name="T12">Sukces to suma niewielkich starań powtarzanych bez wytchnienia.</text:span></text:span></text:p>
      <text:p text:style-name="Standard"><text:span text:style-name="Domyślna_20_czcionka_20_akapitu"><text:span text:style-name="T2">Robert Collier</text:span></text:span></text:p>
      <text:p text:style-name="P103"/>
      <text:p text:style-name="Standard"><text:span text:style-name="Domyślna_20_czcionka_20_akapitu"><text:span text:style-name="T1">Siła moralna bardziej niż liczba decyduje o zwycięstwie.</text:span></text:span></text:p>
      <text:p text:style-name="Standard"><text:span text:style-name="Domyślna_20_czcionka_20_akapitu"><text:span text:style-name="T2">Napoleon Bonaparte</text:span></text:span></text:p>
      <text:p text:style-name="P2"/>
      <text:p text:style-name="Standard"><text:span text:style-name="Domyślna_20_czcionka_20_akapitu"><text:span text:style-name="T1">Trzymaj się z dala od ludzi, którzy próbują pomniejszać Twoje ambicje. Mali ludzie zawsze tak robią, a naprawdę wielcy sprawiają, że czujesz, że i Ty możesz być wielki.</text:span></text:span></text:p>
      <text:p text:style-name="Standard"><text:span text:style-name="Domyślna_20_czcionka_20_akapitu"><text:span text:style-name="T2">Mark Twain</text:span></text:span></text:p>
      <text:p text:style-name="P2"/>
      <text:p text:style-name="P105">Mogę powiedzieć ile zarabiasz patrząc na to, jak szanujesz swój czas.</text:p>
      <text:p text:style-name="Standard"><text:span text:style-name="Domyślna_20_czcionka_20_akapitu"><text:span text:style-name="T2">Mike Litman</text:span></text:span></text:p>
      <text:p text:style-name="P2"/>
      <text:p text:style-name="P2">Jeżeli wybierzesz odpowiednich ludzi i dasz im okazję do rozpostarcia skrzydeł - i poprzesz to odpowiednim wynagrodzeniem - nie będziesz musiał nimi kierować.</text:p>
      <text:p text:style-name="P2">Jack Welch</text:p>
      <text:p text:style-name="P2"/>
      <text:p text:style-name="P2">Wiele złych kroków uczyniono, stojąc w miejscu</text:p>
      <text:p text:style-name="P2">powiedzenie chińskie</text:p>
      <text:p text:style-name="P2"/>
      <text:p text:style-name="P2">Pomysły, z których korzystam to w większości pomysły innych ludzi, którzy sami ich nie rozwijają.</text:p>
      <text:p text:style-name="P2">Thomas Edison</text:p>
      <text:p text:style-name="P2"/>
      <text:p text:style-name="P2">Bądź niczym bijące źródło, nie zaś jak staw, w którym zawsze stoi ta sama woda.</text:p>
      <text:p text:style-name="P2">Paulo Coelho</text:p>
      <text:p text:style-name="P2"/>
      <text:p text:style-name="P109">Efektowne osiągnięcia są skutkiem nieefektownych przygotowań</text:p>
      <text:p text:style-name="P2">John C. Maxwell</text:p>
      <text:p text:style-name="P2"/>
      <text:p text:style-name="P107">Nie płaci się za zamiary, lecz za pracę, którą wykonano.</text:p>
      <text:p text:style-name="P2">Mencjusz</text:p>
      <text:p text:style-name="P2"/>
      <text:p text:style-name="P2">Poświęć określoną liczbę dni, w których będziesz zadowolony z najskromniejszego, najtańszego życia i najprostszego ubioru, na zadawanie sobie pytania, "Czy to jest właśnie to, czego się obawiam?"</text:p>
      <text:p text:style-name="P2">Seneka</text:p>
      <text:p text:style-name="P2"><text:soft-page-break/></text:p>
      <text:p text:style-name="Standard"><text:span text:style-name="Domyślna_20_czcionka_20_akapitu"><text:span text:style-name="T5">J</text:span></text:span><text:span text:style-name="Domyślna_20_czcionka_20_akapitu"><text:span text:style-name="T10">eśli zauważasz, że znajdujesz się po stronie większości, czas, byś się zatrzymał i zastanowił</text:span></text:span></text:p>
      <text:p text:style-name="P2">Mark Twain</text:p>
      <text:p text:style-name="P2"/>
      <text:p text:style-name="P2">Za każdym razem osiągaj jedno. Za każdym razem ucz się jednego. Do chwili, gdy nauczysz się wszystkiego.</text:p>
      <text:p text:style-name="P2">Mark Victor Hansen</text:p>
      <text:p text:style-name="P2"/>
      <text:p text:style-name="P2">Gdybym miał osiem godzin na ścięcie drzewa, spędziłbym sześć na ostrzeniu siekiery</text:p>
      <text:p text:style-name="P2">Abraham Lincoln</text:p>
      <text:p text:style-name="P2"/>
      <text:p text:style-name="P2">Skoncentruj wszystkie myśli na zadaniu, które masz przed sobą. Promienie słońca nie palą, dopóki nie ulegną skupieniu.</text:p>
      <text:p text:style-name="P2">Alexander Graham Bell</text:p>
      <text:p text:style-name="P2"/>
      <text:p text:style-name="P2">Dajcie mi wystarczająco długą dźwignię i miejsce, by ją oprzeć, a poruszę całą ziemię</text:p>
      <text:p text:style-name="P2">Archimedes</text:p>
      <text:p text:style-name="P2"/>
      <text:p text:style-name="P2">Kto wie, że popełnił błąd i nie próbuje go naprawić, popełnia drugi błąd.</text:p>
      <text:p text:style-name="P2">Konfucjusz</text:p>
      <text:p text:style-name="P2"/>
      <text:p text:style-name="P107">Musicie od siebie wymagać, nawet gdyby inni od was nie wymagali.</text:p>
      <text:p text:style-name="P2">Jan Paweł II</text:p>
      <text:p text:style-name="P2"/>
      <text:p text:style-name="P107">Gdybym na początku swojej kariery jako przedsiębiorcy zapytał się klientów, czego chcą, wszyscy byliby zgodni: chcemy szybszych koni. Więc ich nie pytałem.</text:p>
      <text:p text:style-name="P2">Henry Ford</text:p>
      <text:p text:style-name="P2"/>
      <text:p text:style-name="P2"/>
      <text:p text:style-name="P2">Zrób pierwszy krok w wierze. Nie musisz widzieć całych schodów. Po prostu zrób pierwszy krok.</text:p>
      <text:p text:style-name="P2">Martin Luter King</text:p>
      <text:p text:style-name="P2"/>
      <text:p text:style-name="P2">Pomyślna realizacja marzeń jest jak przypadek wozu i konia. Bez współpracy koni wóz pełen marzeń nigdzie nie dojedzie.</text:p>
      <text:p text:style-name="P2">Rex Murphy</text:p>
      <text:p text:style-name="P2"/>
      <text:p text:style-name="P105">Wasz czas jest ograniczony, więc nie marnujcie go na życie cudzym życiem.</text:p>
      <text:p text:style-name="P2">Steve Jobs</text:p>
      <text:p text:style-name="P2"/>
      <text:p text:style-name="P107">Dowodem wysokiego wykształcenia jest umiejętność mówienia o rzeczach największych w sposób najprostszy.</text:p>
      <text:p text:style-name="P2">Ralph Waldo Emerson</text:p>
      <text:p text:style-name="P2"/>
      <text:p text:style-name="P2">Przyglądaj się bacznie swoim najbliższym powiązaniom w życiu, bo to one pokazują, w jakim kierunku zmierzasz.</text:p>
      <text:p text:style-name="P2">Kevin Eikenberry</text:p>
      <text:p text:style-name="P2"/>
      <text:p text:style-name="P107">Nie pozwól, by minął ci choć jeden dzień bez spojrzenia na doskonałe dzieło sztuki, wysłuchania wspaniałego utworu muzycznego i przeczytania, w części, jakiejś wspaniałej książki.</text:p>
      <text:p text:style-name="P2">Johann Wolfgang von Goethe</text:p>
      <text:p text:style-name="P2"/>
      <text:p text:style-name="P2">Nie ma poduszki miększej od czystego sumienia</text:p>
      <text:p text:style-name="P2">John Wooden</text:p>
      <text:p text:style-name="P2"><text:soft-page-break/></text:p>
      <text:p text:style-name="P2">Być człowiekiem oznacza mieć wątpliwości i mimo to iść dalej swoją drogą.</text:p>
      <text:p text:style-name="P2">Paulo Coelho</text:p>
      <text:p text:style-name="P2"/>
      <text:p text:style-name="P109">Ludzie, którzy nigdy nie mają czasu, czynią najmniej.</text:p>
      <text:p text:style-name="P2">Georg Christoph Lichtenberg</text:p>
      <text:p text:style-name="P2"/>
      <text:p text:style-name="P2">To, o czym najwięcej myślimy, tym będziemy.</text:p>
      <text:p text:style-name="P2">Prentice Mulford</text:p>
      <text:p text:style-name="P2"/>
      <text:p text:style-name="P107">Zwycięzca wie, jak wiele się jeszcze musi nauczyć, nawet jeżeli przez innych uważany jest za mistrza. Przegrywający chce być uważany przez innych za mistrza, zanim nauczy się dość, by wiedzieć, jak niewiele wie.</text:p>
      <text:p text:style-name="P2">Sydney J. Harris</text:p>
      <text:p text:style-name="P2"/>
      <text:p text:style-name="P2">Wykonuj nie tylko swoją pracę, ale też trochę ekstra. Nie wahaj się dać z siebie nieco więcej, bo ta drobna różnica jest warta całej reszty.</text:p>
      <text:p text:style-name="P2">Dean Briggs</text:p>
      <text:p text:style-name="P2"/>
      <text:p text:style-name="P2">Sekret sukcesu w życiu polega na tym, by człowiek był przygotowany na swoją chwilę, kiedy ta chwila nadejdzie.</text:p>
      <text:p text:style-name="P2">Benjamin Disraeli</text:p>
      <text:p text:style-name="P2"/>
      <text:p text:style-name="P2">Najbardziej ci do twarzy z uśmiechem</text:p>
      <text:p text:style-name="P2">Leonardo da Vinci</text:p>
      <text:p text:style-name="P2"/>
      <text:p text:style-name="P112">Nigdy nie pozwoliłem mojej szkole stanąć na drodze mojej edukacji.</text:p>
      <text:p text:style-name="P2">Mark Twain</text:p>
      <text:p text:style-name="P2"/>
      <text:p text:style-name="P2">Ludzie genialni są jak meteory. Ich przeznaczeniem jest by, spalając się, przydali blasku epoce, w której żyją.</text:p>
      <text:p text:style-name="P2">Napoleon Bonaparte</text:p>
      <text:p text:style-name="P2"/>
      <text:p text:style-name="P114">Męstwo to zdolność do podjęcia prawidłowego działania, nawet jeżeli człowiek przerażony jest niemal na śmierć.</text:p>
      <text:p text:style-name="P2">Omar Bradley</text:p>
      <text:p text:style-name="P2"/>
      <text:p text:style-name="P2">Nauczenie się definiujemy jako zmianę w zachowaniu. Niczego się nie nauczyłeś, dopóki nie możesz podjąć działania i wykorzystać tego, czego się uczyłeś.</text:p>
      <text:p text:style-name="P2">Ken Blanchard</text:p>
      <text:p text:style-name="P2"/>
      <text:p text:style-name="P2">Mówisz mi, a ja zapominam; uczysz a zapamiętuję; angażujesz mnie, a ja się uczę.</text:p>
      <text:p text:style-name="P2">Benjamin Franklin</text:p>
      <text:p text:style-name="P2"/>
      <text:p text:style-name="P109">Nie zdołasz wiele w życiu dokonać, jeżeli pracować będziesz tylko w te dni, kiedy ci samopoczucie dopisuje.</text:p>
      <text:p text:style-name="P2">Jerry West</text:p>
      <text:p text:style-name="P2"/>
      <text:p text:style-name="P107">Szczęście to jest to co się zdarza, gdy Okazja spotyka się z Przygotowaniem.</text:p>
      <text:p text:style-name="P2">Thomas Edison</text:p>
      <text:p text:style-name="P2"/>
      <text:p text:style-name="P2">Czas robi swoje. A ty człowieku?</text:p>
      <text:p text:style-name="P2">Stanisław Jerzy Lec</text:p>
      <text:p text:style-name="P2"><text:soft-page-break/></text:p>
      <text:p text:style-name="P2">Nie sądzę, by ktokolwiek był na tyle mądry, aby ocenić, co jest możliwe, a co nie.</text:p>
      <text:p text:style-name="P2">Henry Ford</text:p>
      <text:p text:style-name="P2"/>
      <text:p text:style-name="P2">Nie obawiaj się dawać z siebie wszystkiego, przy zajmowaniu się drobnymi z pozoru sprawami. Za każdym razem, kiedy się z jedną z nich uporasz, wzmocnisz się.</text:p>
      <text:p text:style-name="P2">Dale Carnegie</text:p>
      <text:p text:style-name="P2"/>
      <text:p text:style-name="P2">Nowoczesny człowiek żyje w iluzji, że wie, czego pragnie - gdy tymczasem pragnie dokładnie tego, czego się od niego oczekuje, że będzie pragnął.</text:p>
      <text:p text:style-name="P2">Erich Fromm</text:p>
      <text:p text:style-name="P2"/>
      <text:p text:style-name="P2">Jeśli nie stajesz się lepszy, stajesz się gorszy.</text:p>
      <text:p text:style-name="P2">Pat Riley</text:p>
      <text:p text:style-name="P2"/>
      <text:p text:style-name="P107">Czasem tak długo patrzymy na drzwi, które się zamykają, że nie widzimy tych, które się otwierają.</text:p>
      <text:p text:style-name="P2">Alexander Graham Bell</text:p>
      <text:p text:style-name="P2"/>
      <text:p text:style-name="P109">Jakość to wyścig bez mety.</text:p>
      <text:p text:style-name="P2">William Johnson</text:p>
      <text:p text:style-name="P2"/>
      <text:p text:style-name="P118">Różnica między człowiekiem sukcesu a innymi to nie brak sił czy brak wiedzy, tylko raczej brak determinacji.</text:p>
      <text:p text:style-name="P2">Vince Lombardi</text:p>
      <text:p text:style-name="P2"/>
      <text:p text:style-name="P2">Poddający się - nigdy nie wygrywa, a wygrywający - nigdy się nie poddaje.</text:p>
      <text:p text:style-name="P2">Napoleon Hill</text:p>
      <text:p text:style-name="P2"/>
      <text:p text:style-name="P2">To, co robimy przy jakiejś wielkiej okazji, będzie prawdopodobnie zależało od tego, czym już jesteśmy; a to, czym już jesteśmy, będzie rezultatem wcześniejszych lat samodyscypliny.</text:p>
      <text:p text:style-name="P2">Henry Parry Liddon</text:p>
      <text:p text:style-name="P2"/>
      <text:p text:style-name="P2">Inni nie mogą nam zabrać naszego szacunku dla siebie, jeśli im go nie oddamy.</text:p>
      <text:p text:style-name="P2">Mahatma Gandhi</text:p>
      <text:p text:style-name="P2"/>
      <text:p text:style-name="P2">Szczęśliwi, którzy śmieją się sami z siebie, bo im nigdy nie zabraknie rozrywki</text:p>
      <text:p text:style-name="P2">powiedzenie chińskie</text:p>
      <text:p text:style-name="P2"/>
      <text:p text:style-name="P116">Wszystkie znaczące walki toczone są we wnętrzu własnego ja.</text:p>
      <text:p text:style-name="P2">Sheldon Kopp</text:p>
      <text:p text:style-name="P2"/>
      <text:p text:style-name="P2">Jeżeli chcesz odnieść sukces, musisz skupić się na tym, czego możesz dokonać, a nie na tym, czego nie możesz.</text:p>
      <text:p text:style-name="P2">John C. Maxwell</text:p>
      <text:p text:style-name="P2"/>
      <text:p text:style-name="P109">Nad stracony czas nic bardziej nie boli</text:p>
      <text:p text:style-name="P2">Michał Anioł</text:p>
      <text:p text:style-name="P2"/>
      <text:p text:style-name="P2">Jedynym niezawodnym sposobem na osiągnięcie sukcesu jest zapewnienie wyższego poziomu usług, niż się od Ciebie oczekuje, niezależnie od tego, jakie masz zadanie.</text:p>
      <text:p text:style-name="P2">Og Mandino</text:p>
      <text:p text:style-name="P2"/>
      <text:p text:style-name="P107"><text:soft-page-break/>Robienie postępów w trudnym zawodzie wymaga entuzjastycznej wiary w siebie. To dlatego niektórzy ludzie o przeciętnych uzdolnieniach, ale silnym napędzie wewnętrznym, dochodzą dużo dalej niż ludzie ogromnie ich talentem przewyższający.</text:p>
      <text:p text:style-name="P2">Sophia Loren</text:p>
      <text:p text:style-name="P2"/>
      <text:p text:style-name="P2">To najsilniejszy zastrzyk adrenaliny, kiedy się robi coś, co tak ogromnie chciało się zrobić. Człowiek czuje się przy tym niemal tak, jakby mógł latać bez samolotu.</text:p>
      <text:p text:style-name="P2">Charles Lindbergh</text:p>
      <text:p text:style-name="P2"/>
      <text:p text:style-name="P2">Kiedy już rozwiążesz jakiś problem, przekonujesz się, że było to dziecinnie łatwe.</text:p>
      <text:p text:style-name="P2">Paulo Coelho</text:p>
      <text:p text:style-name="P2"/>
      <text:p text:style-name="P2">Życie to dla mnie nie żadna krótkotrwała świeczka. To coś w rodzaju wspaniałej pochodni, która na chwilę dostała się w moje ręce, i chcę, by zapłonęła możliwie najjaśniej, zanim przekażę ją przyszłym pokoleniom.</text:p>
      <text:p text:style-name="P2">George Bernard Shaw</text:p>
      <text:p text:style-name="P2"/>
      <text:p text:style-name="P2">Przełożenie pomysłów na działanie to najtrudniejsza rzecz na świecie.</text:p>
      <text:p text:style-name="P2">Johann Wolfgang von Goethe</text:p>
      <text:p text:style-name="P2"/>
      <text:p text:style-name="P2">Nie próbuj być lepszy od innych, ale nigdy nie ustawaj w staraniach, by być najlepszym, jak możesz.</text:p>
      <text:p text:style-name="P2">John Wooden</text:p>
      <text:p text:style-name="P2"/>
      <text:p text:style-name="P2">Niezdecydowani ludzie rzadko odnoszą sukcesy. Rzadko zyskują solidny szacunek swoich bliźnich. Ludzie sukcesu podejmują decyzje bardzo ostrożnie, a później działają bardzo nieustępliwie i z wielką determinacją.</text:p>
      <text:p text:style-name="P2">Lloyd George Elliott</text:p>
      <text:p text:style-name="P2"/>
      <text:p text:style-name="P107">Żelazo rdzewieje od braku używania; wody stojące tracą swoją czystość, a przy zimnej pogodzie zamarzają; w podobny sposób bierność wysysa wigor z umysłu.</text:p>
      <text:p text:style-name="P2">Leonardo da Vinci</text:p>
      <text:p text:style-name="P2"/>
      <text:p text:style-name="P107">Pracując wiernie przez osiem godzin dziennie możesz w końcu zostać szefem i pracować po dwanaście godzin dziennie.</text:p>
      <text:p text:style-name="P2">Robert Frost</text:p>
      <text:p text:style-name="P2"/>
      <text:p text:style-name="P109">Jeden pomysł na raz - to właśnie tyle, ile możesz zdzierżyć.</text:p>
      <text:p text:style-name="P2">Henry Ford</text:p>
      <text:p text:style-name="P2"/>
      <text:p text:style-name="P2">Dwadzieścia lat trwa budowanie reputacji, a 5 minut jej zrujnowanie. Gdy o tym pomyślisz będziesz postępował inaczej.</text:p>
      <text:p text:style-name="P2">Warren Buffet</text:p>
      <text:p text:style-name="P2"/>
      <text:p text:style-name="P2">Trzymaj się z dala od ludzi, którzy tłamszą twoje marzenia. Mali ludzie zawsze to robią. Jednak naprawdę wielcy sprawiają, że Ty także możesz stać się wielki.</text:p>
      <text:p text:style-name="P2">Mark Twain</text:p>
      <text:p text:style-name="P2"/>
      <text:p text:style-name="P107">O tym, dokąd dotrzesz w życiu, decyduje nie tyle to, gdzie zaczniesz, ile czy zaczniesz.</text:p>
      <text:p text:style-name="P2">John C. Maxwell</text:p>
      <text:p text:style-name="P2"/>
      <text:p text:style-name="P105">Pesymista widzi trudności w każdej nadarzającej się okazji, optymista widzi okazję w każdej trudności.</text:p>
      <text:p text:style-name="P2">Winston Churchill</text:p>
      <text:p text:style-name="P2"/>
      <text:p text:style-name="P107">Trudności są solą życia - bez nich życie byłoby gorzkie i mdłe.</text:p>
      <text:p text:style-name="P2"><text:soft-page-break/>Robert Baden-Powell</text:p>
      <text:p text:style-name="P2"/>
      <text:p text:style-name="P2">Wolność oznacza odpowiedzialność. A to jest właśnie to, czego większość ludzi się obawia.</text:p>
      <text:p text:style-name="P2">George Bernard Shaw</text:p>
      <text:p text:style-name="P2"/>
      <text:p text:style-name="P2">Jeśli nie popełniasz błędów, za mało pracujesz nad problemem. I to jest największy błąd.</text:p>
      <text:p text:style-name="P2">Frank Wilczek</text:p>
      <text:p text:style-name="P2"/>
      <text:p text:style-name="P2">Gdy wszystkie fizyczne i umysłowe zasoby są skoncentrowane na jednym zadaniu, zdolność do jego wypełnienia wzrasta wielokrotnie</text:p>
      <text:p text:style-name="P2">Norman Vincent Peale</text:p>
      <text:p text:style-name="P2"/>
      <text:p text:style-name="P2">Żaden zwycięzca nie wierzy w przypadek.</text:p>
      <text:p text:style-name="P2">Friedrich Nietzsche</text:p>
      <text:p text:style-name="P2"/>
      <text:p text:style-name="P2">Ci, którym świat ucieka w przeciwnym kierunku, myślą, że wciąż idą naprzód.</text:p>
      <text:p text:style-name="P2">Stanisław Jerzy Lec</text:p>
      <text:p text:style-name="P2"/>
      <text:p text:style-name="P2">Starania i odwaga nie wystarczą, jeżeli zabraknie celu i ukierunkowania.</text:p>
      <text:p text:style-name="P2">John Fitzgerald Kennedy</text:p>
      <text:p text:style-name="P2"/>
      <text:p text:style-name="P2">Jeżeli twoje uczynki nie przynoszą sukcesu, szukaj powodów w sobie. Kiedy twoja osoba będzie w porządku, cały świat obróci się ku tobie.</text:p>
      <text:p text:style-name="P2">Mencjusz</text:p>
      <text:p text:style-name="P2"/>
      <text:p text:style-name="P107">Podczas gdy sukces oznacza, że masz rzeczy, których pragniesz, szczęście oznacza, że potrafisz się cieszyć z rzeczy, które masz.</text:p>
      <text:p text:style-name="P2">Bodo Schafer</text:p>
      <text:p text:style-name="P2"/>
      <text:p text:style-name="P105">Lider to ktoś, kto zna drogę, idzie drogą i pokazuje drogę.</text:p>
      <text:p text:style-name="P2">John C. Maxwell</text:p>
      <text:p text:style-name="P2"/>
      <text:p text:style-name="P2">Większość nauczycieli traci czas na zadawanie pytań, które mają ujawnić to, czego uczeń nie umie, podczas gdy nauczyciel z prawdziwego zdarzenia stara się za pomocą pytań ujawnić to, co uczeń umie lub czego jest zdolny się nauczyć.</text:p>
      <text:p text:style-name="P2">Albert Einstein</text:p>
      <text:p text:style-name="P2"/>
      <text:p text:style-name="P107">Okoliczności? Ja tworzę okoliczności!</text:p>
      <text:p text:style-name="P2">Napoleon Bonaparte</text:p>
      <text:p text:style-name="P2"/>
      <text:p text:style-name="P2">Niewielu ludzi przekracza na drugi brzeg. Większość jedynie ugania się tam i z powrotem po tym, na którym są.</text:p>
      <text:p text:style-name="P2">Budda</text:p>
      <text:p text:style-name="P2"/>
      <text:p text:style-name="P2">Wybierz sobie zawód, który lubisz, a całe życie nie będziesz musiał pracować.</text:p>
      <text:p text:style-name="P2">Konfucjusz</text:p>
      <text:p text:style-name="P2"/>
      <text:p text:style-name="P107">Kto chce wszystko do końca przemyśleć, zanim postąpi krok naprzód, spędzi całe życie na jednej nodze.</text:p>
      <text:p text:style-name="P2">powiedzenie chińskie</text:p>
      <text:p text:style-name="P2"/>
      <text:p text:style-name="P2">Nie zdołasz rozpalić ognia w sercu drugiego człowieka, dopóki nie zapłonie on w twoim</text:p>
      <text:p text:style-name="P2"><text:soft-page-break/>Eleanor Doan</text:p>
      <text:p text:style-name="P2"/>
      <text:p text:style-name="P2">Jedynie człowiek szczęśliwy może promieniować szczęściem wokół.</text:p>
      <text:p text:style-name="P2">Paulo Coelho</text:p>
      <text:p text:style-name="P2"/>
      <text:p text:style-name="P105">Pierwsze prawo sukcesu, to skoncentrowanie się na skierowaniu całej energii na jeden punkt i posuwanie się w jego kierunku, bez oglądania na prawo lub lewo</text:p>
      <text:p text:style-name="P2">William Mathews</text:p>
      <text:p text:style-name="P2"/>
      <text:p text:style-name="P2">Moim najlepszym przyjacielem jest ten, kto pozwala mi wydobyć to, co we mnie najlepsze.</text:p>
      <text:p text:style-name="P2">Henry Ford</text:p>
      <text:p text:style-name="P2"/>
      <text:p text:style-name="Standard"><text:span text:style-name="Domyślna_20_czcionka_20_akapitu"><text:span text:style-name="T10">Rozważ, jak trudno jest zmienić siebie, a zrozumiesz, jak znikome </text:span></text:span><text:span text:style-name="Domyślna_20_czcionka_20_akapitu"><text:span text:style-name="T8">masz</text:span></text:span><text:span text:style-name="Domyślna_20_czcionka_20_akapitu"><text:span text:style-name="T10"> szanse zmienić innych.</text:span></text:span></text:p>
      <text:p text:style-name="P2">Voltaire</text:p>
      <text:p text:style-name="P2"/>
      <text:p text:style-name="P2">Jesteś jedyną osobą na świecie, która może wykorzystać Twój potencjał.</text:p>
      <text:p text:style-name="P2">Zig Ziglar</text:p>
      <text:p text:style-name="P2"/>
      <text:p text:style-name="P2">Dopóki człowiek nie odkryje czegoś, za co gotów jest umrzeć, nie nadaje się do życia.</text:p>
      <text:p text:style-name="P2">Martin Luter King</text:p>
      <text:p text:style-name="P2"/>
      <text:p text:style-name="P2">Nie słuchaj tych, którzy mówią: "tak się tego nie robi". Może i nie, ale może ty i tak to zrobisz.</text:p>
      <text:p text:style-name="P2">Neil Simon</text:p>
      <text:p text:style-name="P2"/>
      <text:p text:style-name="P119">Żyj tak, jakbyś miał umrzeć jutro. Ucz się tak, jakbyś miał żyć wiecznie.</text:p>
      <text:p text:style-name="P119">Mahatma Gandhi</text:p>
      <text:p text:style-name="P2"/>
      <text:p text:style-name="P2">Staje się zawsze to, w co naprawdę wierzysz; a twoja wiara w coś powoduje, że to się staje.</text:p>
      <text:p text:style-name="P2">Frank Lloyd Wright</text:p>
      <text:p text:style-name="P2"/>
      <text:p text:style-name="P2">Celem naszego życia nie powinno być posiadanie bogactw, lecz bogactwo bycia.</text:p>
      <text:p text:style-name="P2">Erich Fromm</text:p>
      <text:p text:style-name="P2"/>
      <text:p text:style-name="P2">Kiedy odkryjesz, że swoje życie wykorzystujesz tylko w połowie, ta druga połowa będzie cię prześladowała, dopóki jej nie rozwiniesz.</text:p>
      <text:p text:style-name="P2">Phillips Brooks</text:p>
      <text:p text:style-name="P2"/>
      <text:p text:style-name="P2">Na próżno robić więcej, jeśli można osiągnąć to samo, robiąc mniej</text:p>
      <text:p text:style-name="P2">William Ockham</text:p>
      <text:p text:style-name="P2"/>
      <text:p text:style-name="Standard"><text:span text:style-name="Domyślna_20_czcionka_20_akapitu"><text:span text:style-name="T10">- -Czy zechciałbyś mi powiedzieć, którędy mam teraz iść? -- To zależy w dużym stopniu od tego, dokąd chcesz dojść - odpowiedział Kot. -- Właściwie wszystko mi jedno - rzekła Alicja. -- W takim razie obojętne, którędy pójdziesz - odpowiedział Kot z Cheshire.</text:span></text:span></text:p>
      <text:p text:style-name="P108">Lewis Carroll</text:p>
      <text:p text:style-name="P3"/>
      <text:p text:style-name="P120">Nie potrafię podać niezawodnego przepisu na sukces, ale mogę podać przepis na porażkę: staraj się zawsze wszystkich zadowolić</text:p>
      <text:p text:style-name="P3">Herbert Bayard Swope</text:p>
      <text:p text:style-name="P3"/>
      <text:p text:style-name="P108">Jedna rozmowa przy stole z mądrym człowiekiem jest warta tyle, co miesiąc studiowania książek</text:p>
      <text:p text:style-name="P3"><text:soft-page-break/>powiedzenie chińskie</text:p>
      <text:p text:style-name="P3"/>
      <text:p text:style-name="P106">Partacze koncentrują się na łagodzeniu napięcia, ludzie sukcesu na osiągnięciu celu</text:p>
      <text:p text:style-name="P3">Dennis Waitley</text:p>
      <text:p text:style-name="P3"/>
      <text:p text:style-name="P108">Nie powstrzymuje Cię ani brak potencjału, ani brak okazji - powstrzymuje Cię brak pewności siebie</text:p>
      <text:p text:style-name="P3">Brian Tracy</text:p>
      <text:p text:style-name="P3"/>
      <text:p text:style-name="P115">Opanowanie innych to siła, opanowanie siebie to prawdziwa moc</text:p>
      <text:p text:style-name="P3">Lao-Tse</text:p>
      <text:p text:style-name="P3"/>
      <text:p text:style-name="P3">Mount Everest, pokonałeś nas. Ale ja wrócę. I ja pokonam ciebie. Ponieważ ty już nie możesz urosnąć, a ja mogę.</text:p>
      <text:p text:style-name="P3">Edmund Hillary</text:p>
      <text:p text:style-name="P3"/>
      <text:p text:style-name="P3">Jednym z największych odkryć jakie uczynił człowiek, i jedną z największych dla niego niespodzianek, jest odkrycie, że może on uczynić to, o czym ze strachem sądził, że nie potrafi uczynić.</text:p>
      <text:p text:style-name="P3">Henry Ford</text:p>
      <text:p text:style-name="P3"/>
      <text:p text:style-name="P3">Ludzie odnoszący sukces wierzą w siebie, zwłaszcza kiedy inni w nich nie wierzą.</text:p>
      <text:p text:style-name="P3">Kerry Randall</text:p>
      <text:p text:style-name="P3"/>
      <text:p text:style-name="P3">Odkryłam, że nie jest to kwestia sił fizycznych, ale psychicznych. Podboju musiałam dokonać w moim własnym umyśle, przedrzeć się przez bariery ograniczeń, które sama sobie narzuciłam, i dobrać się do tego, co dobre - do tego, co nazywamy potencjałem, a z czego rzadko korzystamy</text:p>
      <text:p text:style-name="P3">Sharon Woodcd</text:p>
      <text:p text:style-name="P3"/>
      <text:p text:style-name="P3">Sukcesy znanych ludzi są proporcjonalne do wysiłku, jaki włożyli w wybraną dziedzinę swojej działalności</text:p>
      <text:p text:style-name="P3">Orison Swett Marden</text:p>
      <text:p text:style-name="P3"/>
      <text:p text:style-name="P3">Jeśli coś wiesz, przyznaj, że wiesz. Gdy zaś czegoś nie wiesz, przyznaj, że nie wiesz. Oto prawdziwa wiedza.</text:p>
      <text:p text:style-name="P3">Konfucjusz</text:p>
      <text:p text:style-name="P3"/>
      <text:p text:style-name="P3">Najbardziej twórczą ze wszystkich prac jest praca nad sobą, która pozwala odnajdywać urok młodości.</text:p>
      <text:p text:style-name="P3">Jan Paweł II</text:p>
      <text:p text:style-name="P3"/>
      <text:p text:style-name="P3">To nie śmierć wyrządza nam największą szkodę w życiu. Największą szkodę wyrządza nam to, co umiera w nas za życia.</text:p>
      <text:p text:style-name="P3">Norman Cousins</text:p>
      <text:p text:style-name="P3"/>
      <text:p text:style-name="P3">Istnieje zaledwie jedna przyczyna ludzkiego niepowodzenia. A jest nią brak wiary w swoje prawdziwe ja.</text:p>
      <text:p text:style-name="P3">William James</text:p>
      <text:p text:style-name="P115"/>
      <text:p text:style-name="P115">Gdybyśmy robili wszystko, na co nas stać, bez żadnej przesady zadziwilibyśmy siebie.</text:p>
      <text:p text:style-name="P3">Thomas Edison</text:p>
      <text:p text:style-name="P3"/>
      <text:p text:style-name="P3">Zazwyczaj mamy dość czasu, jeśli potrafimy wykorzystać go właściwie</text:p>
      <text:p text:style-name="P3">Johann Wolfgang von Goethe</text:p>
      <text:p text:style-name="P3"/>
      <text:p text:style-name="P3">Talent jest tańszy od soli. Tym, co odróżnia utalentowanego człowieka od człowieka sukcesu, jest mnóstwo ciężkiej pracy</text:p>
      <text:p text:style-name="P3"><text:soft-page-break/>Stephen King</text:p>
      <text:p text:style-name="P3"/>
      <text:p text:style-name="P3">Nie szukaj zdrowia psychicznego, szukaj rozwoju, a znajdziesz jedno i drugie.</text:p>
      <text:p text:style-name="P3">Kazimierz Dąbrowski</text:p>
      <text:p text:style-name="P3"/>
      <text:p text:style-name="P3">Choćbyśmy cały świat przemierzyli w poszukiwaniu Piękna, nie znajdziemy go nigdzie, jeżeli nie nosimy go w sobie...</text:p>
      <text:p text:style-name="P3">Ralph Waldo Emerson</text:p>
      <text:p text:style-name="P3"/>
      <text:p text:style-name="P3">Gdy nie wiesz, do którego portu płyniesz, żaden wiatr nie jest dobry.</text:p>
      <text:p text:style-name="P3">Seneka</text:p>
      <text:p text:style-name="P3"/>
      <text:p text:style-name="P3">Mądry człowiek nie czeka na okazje, sam je stwarza.</text:p>
      <text:p text:style-name="P3">Francis Bacon</text:p>
      <text:p text:style-name="P3"/>
      <text:p text:style-name="P3">Czas nie zawsze przemija w jednakowym rytmie. To my decydujemy o rytmie czasu.</text:p>
      <text:p text:style-name="P3">Paulo Coelho</text:p>
      <text:p text:style-name="P3"/>
      <text:p text:style-name="P108">Każdy, kto przestaje się uczyć jest stary, bez względu na to, czy ma 20 czy 80 lat. Kto kontynuuje naukę pozostaje młody. Najwspanialszą rzeczą w życiu jest utrzymywanie swojego umysłu młodym.</text:p>
      <text:p text:style-name="P102">Henry Ford</text:p>
      <text:p text:style-name="P102"/>
      <text:p text:style-name="P102">Każde działanie podjęte bez planu kryje zalążek wszelkiego niepowodzenia</text:p>
      <text:p text:style-name="P102">Alex MacKenzie</text:p>
      <text:p text:style-name="P102"/>
      <text:p text:style-name="P102">Jeśli ktoś stracił pieniądze nic nie stracił. Jeśli ktoś przegrał bitwę i stracił wojsko mało stracił. Jeśli ktoś stracił wiarę wszystko stracił.</text:p>
      <text:p text:style-name="P102">Napoleon Bonaparte</text:p>
      <text:p text:style-name="P102"/>
      <text:p text:style-name="P102">Powiedz komuś, że jest odważny, a pomożesz mu stać się takim</text:p>
      <text:p text:style-name="P102">Thomas Carlyle</text:p>
      <text:p text:style-name="P102"/>
      <text:p text:style-name="P102">Szlachetny człowiek wymaga od siebie, prostak od innych.</text:p>
      <text:p text:style-name="P102">Konfucjusz</text:p>
      <text:p text:style-name="P102"/>
      <text:p text:style-name="P108">Ludzie nie dlatego przestają się bawić, że się starzeją, lecz starzeją się, bo przestają się bawić.</text:p>
      <text:p text:style-name="P102">Mark Twain</text:p>
      <text:p text:style-name="P102"/>
      <text:p text:style-name="P108">Łatwiej powiedzieć "nie" na początku, niż na końcu.</text:p>
      <text:p text:style-name="P102">Leonardo da Vinci</text:p>
      <text:p text:style-name="P102"/>
      <text:p text:style-name="P108">Szlachetny człowiek wymaga od siebie, prostak od innych.</text:p>
      <text:p text:style-name="P102">Konfucjusz</text:p>
      <text:p text:style-name="P102"/>
      <text:p text:style-name="P102">Cechą wspólną wszystkich ludzi sukcesu jest przezwyciężenie pokusy, by dać za wygraną.</text:p>
      <text:p text:style-name="P102">Peter Lowe</text:p>
      <text:p text:style-name="P102"/>
      <text:p text:style-name="P102">Większość ludzi nie prowadzi swojego życia. Oni tylko je akceptują.</text:p>
      <text:p text:style-name="P102">John Kotter</text:p>
      <text:p text:style-name="P102"><text:soft-page-break/></text:p>
      <text:p text:style-name="P102">Planowanie to oprawianie przyszłości w ramy teraźniejszości. Możesz to zrobić już dzisiaj.</text:p>
      <text:p text:style-name="P102">Alan Lakein</text:p>
      <text:p text:style-name="P102"/>
      <text:p text:style-name="P102">Każdy człowiek na kuli ziemskiej ma skarb, który gdzieś na niego czeka.</text:p>
      <text:p text:style-name="P102">Paulo Coelho</text:p>
      <text:p text:style-name="P102"/>
      <text:p text:style-name="P102">Każda porażka jest szansą żeby spróbować jeszcze raz, tylko mądrzej</text:p>
      <text:p text:style-name="P102">Henry Ford</text:p>
      <text:p text:style-name="P102"/>
      <text:p text:style-name="P102">Nie odniosłem porażki. Po prostu odkryłem 10.000 błędnych rozwiązań</text:p>
      <text:p text:style-name="P102">Thomas Edison</text:p>
      <text:p text:style-name="P102"/>
      <text:p text:style-name="P102">Wygrywa tylko ten, kto ma jasno określony cel i nieodparte pragnienie, aby go osiągnąć.</text:p>
      <text:p text:style-name="P102">Napoleon Hill</text:p>
      <text:p text:style-name="P102"/>
      <text:p text:style-name="P1"><text:span text:style-name="Domyślna_20_czcionka_20_akapitu"><text:span text:style-name="T17">W konfrontacji strumienia ze skałą, strumień zawsze wygrywa - nie przez swoją siłę, ale przez wytrwałość.</text:span></text:span></text:p>
      <text:p text:style-name="P102">Budda</text:p>
      <text:p text:style-name="P102"/>
      <text:p text:style-name="P102">Motywacja jest tym, co pozwala Ci zacząć. Nawyk jest tym, co pozwala Ci wytrwać.</text:p>
      <text:p text:style-name="P102">Jim Ryun</text:p>
      <text:p text:style-name="P102"/>
      <text:p text:style-name="P102">Jeśli masz więcej niż 3 priorytety działania, to znaczy, że nie masz żadnego</text:p>
      <text:p text:style-name="P101">Jim Collins</text:p>
      <text:p text:style-name="P101"/>
      <text:p text:style-name="P101">Największe bogactwo, to robienie tego, co kochasz.</text:p>
      <text:p text:style-name="P101">Colin P. Sisson</text:p>
      <text:p text:style-name="P101"/>
      <text:p text:style-name="P101">Lepiej spłonąć niż zwiędnąć</text:p>
      <text:p text:style-name="P101">Aleksander Wielki</text:p>
      <text:p text:style-name="P101"/>
      <text:p text:style-name="P101">Człowiek jest tym, o czym przez cały dzień myśli</text:p>
      <text:p text:style-name="P101">Ralph Waldo Emerson</text:p>
      <text:p text:style-name="P101"/>
      <text:p text:style-name="P101"/>
      <text:p text:style-name="P101">Tylko ta praca daje siły, która i sił wymaga.</text:p>
      <text:p text:style-name="P101">Władysław Grzeszczyk</text:p>
      <text:p text:style-name="P101"/>
      <text:p text:style-name="P101">Cieśla, który chce dobrze robotę wykonać, musi wpierw naostrzyć swe narzędzia</text:p>
      <text:p text:style-name="P101">Konfucjusz</text:p>
      <text:p text:style-name="P101"/>
      <text:p text:style-name="P101">Przeszkody pojawiają się, gdy spuszczasz wzrok z celu</text:p>
      <text:p text:style-name="P101">Hannah More</text:p>
      <text:p text:style-name="P101"/>
      <text:p text:style-name="P101">Czytanie dobrych książek jest niczym rozmowa z najwspanialszymi ludźmi</text:p>
      <text:p text:style-name="P101">Kartezjusz</text:p>
      <text:p text:style-name="P101"><text:soft-page-break/></text:p>
      <text:p text:style-name="P101"/>
      <text:p text:style-name="P101">Nikt nie jest w stanie sprawić, byś poczuł się gorszym, bez Twojego pozwolenia</text:p>
      <text:p text:style-name="P101">Eleanor Roosevelt</text:p>
      <text:p text:style-name="P101"/>
      <text:p text:style-name="P101">Można rozpalić nowy ogień, lecz nie sposób wskrzesić ognia raz ugaszonego</text:p>
      <text:p text:style-name="P101">Wang Chong</text:p>
      <text:p text:style-name="P101"/>
      <text:p text:style-name="P101">Bardziej niż cokolwiek innego - przygotowywanie się jest sekretem do sukcesu</text:p>
      <text:p text:style-name="P101">Henry Ford</text:p>
      <text:p text:style-name="P101"/>
      <text:p text:style-name="P101">Odpowiedzialni jesteśmy nie tylko za to, co robimy, lecz i za to, czego nie robimy</text:p>
      <text:p text:style-name="P101">Lao – Tse</text:p>
      <text:p text:style-name="P101"/>
      <text:p text:style-name="P101">Co wieczór stawiać sobie poważnie pytanie, czegośmy się w danym dniu nowego nauczyli</text:p>
      <text:p text:style-name="P101">Georg Christoph Lichtenberg</text:p>
      <text:p text:style-name="P101"/>
      <text:p text:style-name="P101">O radę pytaj tego, kto sam sobie radzi.</text:p>
      <text:p text:style-name="P101">Leonardo da Vinci</text:p>
      <text:p text:style-name="P101"/>
      <text:p text:style-name="P101">Jeżeli coś ci się nie uda, możesz być rozczarowany. Jeżeli jednak nie będziesz dalej próbować, już po tobie.</text:p>
      <text:p text:style-name="P101">Beverly Sills</text:p>
      <text:p text:style-name="P101"/>
      <text:p text:style-name="P101">Nie starzeje się ten, kto nie ma na to czasu.</text:p>
      <text:p text:style-name="P101">Benjamin Franklin</text:p>
      <text:p text:style-name="P101"/>
      <text:p text:style-name="P101">Spotkałem w życiu wielu bogatych ludzi. Zauważyłem jednak, że ludzie bogaci nie są szczęśliwi. Praca dla nich jest jak narkotyk. W biznesie tak się człowiek zatraca, że gubi czas na życie, na rodzinę... a to przecież jest szczęście!</text:p>
      <text:p text:style-name="P101">Roman Kluska</text:p>
      <text:p text:style-name="P101"/>
      <text:p text:style-name="P101">Stojący w porcie statek jest bezpieczny, ale statków nie buduje się po to aby stały w portach.</text:p>
      <text:p text:style-name="P101">Grace Hopper</text:p>
      <text:p text:style-name="P101"/>
      <text:p text:style-name="P101">Nic tak nie przyczynia się do szybkiego sukcesu jak cudze błędy.</text:p>
      <text:p text:style-name="P101">Roger Bacon</text:p>
      <text:p text:style-name="P101"/>
      <text:p text:style-name="Standard"><text:span text:style-name="Domyślna_20_czcionka_20_akapitu"><text:span text:style-name="T5">Nie czekaj. Pora nigdy nie będzie idealna!</text:span></text:span></text:p>
      <text:p text:style-name="Standard"><text:span text:style-name="Domyślna_20_czcionka_20_akapitu"><text:span text:style-name="T5">Napoleon Hill</text:span></text:span></text:p>
      <text:p text:style-name="P101"/>
      <text:p text:style-name="P101">Najważniejszym powodem, dla którego ludzie nie osiągają tego, co chcą, jest to, że sami nie wiedzą, czego chcą.</text:p>
      <text:p text:style-name="P101">T. Harv Eker</text:p>
      <text:p text:style-name="P101"/>
      <text:p text:style-name="P101">Nie potrzebujesz bardziej kreatywnych rozwiązań, potrzebujesz bardziej kreatywnych pytań</text:p>
      <text:p text:style-name="P101">Andy Green</text:p>
      <text:p text:style-name="P101"/>
      <text:p text:style-name="P101">Podróż tysiąca mil zaczyna się od jednego kroku.</text:p>
      <text:p text:style-name="P101"><text:soft-page-break/>Konfucjusz</text:p>
      <text:p text:style-name="P101"/>
      <text:p text:style-name="P101">Pamiętaj, iż twoja własna determinacja, by osiągnąć sukces, liczy się bardziej, niż cokolwiek innego na świecie.</text:p>
      <text:p text:style-name="P101">Abraham Lincoln</text:p>
      <text:p text:style-name="P101"/>
      <text:p text:style-name="Standard"><text:span text:style-name="Domyślna_20_czcionka_20_akapitu"><text:span text:style-name="T17">Wielkie umysły mają cele. Małe umysły mają życzenia.</text:span></text:span></text:p>
      <text:p text:style-name="Standard"><text:span text:style-name="Domyślna_20_czcionka_20_akapitu"><text:span text:style-name="T17">Washington Irving</text:span></text:span></text:p>
      <text:p text:style-name="P101"/>
      <text:p text:style-name="Standard"><text:span text:style-name="Domyślna_20_czcionka_20_akapitu"><text:span text:style-name="T1">Najlepszą metodą przewidywania przyszłości jest jej tworzenie</text:span></text:span></text:p>
      <text:p text:style-name="Standard"><text:span text:style-name="Domyślna_20_czcionka_20_akapitu"><text:span text:style-name="T2">Peter Drucker</text:span></text:span></text:p>
      <text:p text:style-name="P101"/>
      <text:p text:style-name="Standard"><text:span text:style-name="Domyślna_20_czcionka_20_akapitu"><text:span text:style-name="T1">Jeśli jesteś dobrą piłką, to im silniej cię uderzą, tym wyżej się wzniesiesz.</text:span></text:span></text:p>
      <text:p text:style-name="Standard"><text:span text:style-name="Domyślna_20_czcionka_20_akapitu"><text:span text:style-name="T2">Tristan Bernard</text:span></text:span></text:p>
      <text:p text:style-name="P101"/>
      <text:p text:style-name="P101">Szaleństwem jest zachowywać się w ten sam sposób i oczekiwać innego rezultatu.</text:p>
      <text:p text:style-name="P104">Albert Einstein</text:p>
      <text:p text:style-name="P101"/>
      <text:p text:style-name="P107">Jeśli nie ustalasz celów dla siebie, jesteś skazany na pracowanie przy osiąganiu celów kogoś innego.</text:p>
      <text:p text:style-name="P101">Brian Tracy</text:p>
      <text:p text:style-name="P101"/>
      <text:p text:style-name="P101">Jak blask słońca oświetla wnętrze komnaty, tak nauka rozświetla umysł.</text:p>
      <text:p text:style-name="P101">Wang Chong</text:p>
      <text:p text:style-name="P101"/>
      <text:p text:style-name="P101">Poświęcaj tyle czasu na ulepszanie siebie, byś nie miał go na krytykę innych.</text:p>
      <text:p text:style-name="P101">Christian D. Larson</text:p>
      <text:p text:style-name="P101"/>
      <text:p text:style-name="P101">Nie pozwól obawie o to, ile zajmie osiągnięcie czegoś, przeszkodzić Ci w robieniu tego. Czas i tak upłynie, a możemy równie dobrze wykorzystać go w najlepszy możliwy sposób.</text:p>
      <text:p text:style-name="P101">Earl Nightingale</text:p>
      <text:p text:style-name="P101"/>
      <text:p text:style-name="P101">To nie to, co masz, ani to, kim jesteś, ani to, gdzie jesteś, ani co robisz czyni Cię szczęśliwym bądź nieszczęśliwym. Chodzi o to, o czym myślisz.</text:p>
      <text:p text:style-name="P101">Dale Carnegie</text:p>
      <text:p text:style-name="P101"/>
      <text:p text:style-name="P101">Większość domów wartych powyżej $250.000 ma bibliotekę, przemyśl to.</text:p>
      <text:p text:style-name="P101">Jim Rohn</text:p>
      <text:p text:style-name="P101"/>
      <text:p text:style-name="P101">Ludzie w większości przypadków poddają się wówczas, gdy są już na progu zwycięstwa. Rezygnują tuż przed metą. W ostatniej minucie gry, na metr przed linią, za którą jest zwycięstwo.</text:p>
      <text:p text:style-name="P101">Ross Perot</text:p>
      <text:p text:style-name="P101"/>
      <text:p text:style-name="P101">Sukces jest zdolnością do przejścia od jednej porażki do drugiej bez utraty entuzjazmu.</text:p>
      <text:p text:style-name="P101">Winston Churchill</text:p>
      <text:p text:style-name="P101"/>
      <text:p text:style-name="P101">Jesteś biedny i nieszczęśliwy nie dlatego, że Bóg tak chciał, ale dlatego, że twój ojciec wpoił ci, że tak musi być.</text:p>
      <text:p text:style-name="P101">Henry Ford</text:p>
      <text:p text:style-name="P101"/>
      <text:p text:style-name="P107">Gdy osądzasz innych - nie pokazujesz jakimi oni są - pokazujesz jaki Ty jesteś.</text:p>
      <text:p text:style-name="P101">Wayne Dyer</text:p>
      <text:p text:style-name="P101"><text:soft-page-break/></text:p>
      <text:p text:style-name="P101">Jesteś urodzony, by zwyciężać, jednakże, aby być zwycięzcą musisz zaplanować zwycięstwo, przygotować się do zwycięstwa i oczekiwać zwycięstwa</text:p>
      <text:p text:style-name="P101">Zig Ziglar</text:p>
      <text:p text:style-name="P101"/>
      <text:p text:style-name="P101">Jeżeli istnieje sposób, by zrobić coś lepiej... znajdę go.</text:p>
      <text:p text:style-name="P101">Thomas Edison</text:p>
      <text:p text:style-name="P101"/>
      <text:p text:style-name="P101">Wielu chce żyć i nie starzeć się, a w rzeczywistości starzeją się i nie żyją.</text:p>
      <text:p text:style-name="P101">Alexander Mitscherlich</text:p>
      <text:p text:style-name="P101"/>
      <text:p text:style-name="P107">Problem to okazja w przebraniu.</text:p>
      <text:p text:style-name="P101">John Adams</text:p>
      <text:p text:style-name="P101"/>
      <text:p text:style-name="P107">Różnica między ludźmi, którzy realizują swoje marzenia, a całą resztą świata nie polega na zasobności portfela. Chodzi o to, że jedni przez całe życie czytają o dalekich lądach i śnią o przygodach, a inni pewnego dnia podnoszą wzrok znad książki, wstają z fotela i ruszają na spotkanie swoich marzeń.</text:p>
      <text:p text:style-name="P101">Wojciech Cejrowski</text:p>
      <text:p text:style-name="P101"/>
      <text:p text:style-name="P101">Jedynym, co ogranicza siłę, są więzy wiary</text:p>
      <text:p text:style-name="P101">Harold Wilson</text:p>
      <text:p text:style-name="P101"/>
      <text:p text:style-name="P101">Co należy zrobić po upadku? To, co robią dzieci: podnieść się.</text:p>
      <text:p text:style-name="P101">Aldous Huxley</text:p>
      <text:p text:style-name="P101"/>
      <text:p text:style-name="P101">Cokolwiek zrobisz, będzie nieznaczące, lecz jest bardzo ważne, byś to zrobił</text:p>
      <text:p text:style-name="P101">Mahatma Gandhi</text:p>
      <text:p text:style-name="P101"/>
      <text:p text:style-name="P101">Zwycięska postawa polega na byciu fizycznie rozluźnionym i mentalnie spiętym</text:p>
      <text:p text:style-name="P101">Arthur Robert Ashe, Jr.</text:p>
      <text:p text:style-name="P101"/>
      <text:p text:style-name="P101">Na co przyda się wspinanie po drabinie sukcesu, jeżeli u celu okaże się, że opiera się ona o niewłaściwy budynek?</text:p>
      <text:p text:style-name="P101">James Dobson</text:p>
      <text:p text:style-name="P101"/>
      <text:p text:style-name="P101">Nie pozwól, by dzień wczorajszy zajmował zbyt dużą część dnia dzisiejszego.</text:p>
      <text:p text:style-name="Standard"><text:span text:style-name="Domyślna_20_czcionka_20_akapitu"><text:span text:style-name="T17">Will Rogers</text:span></text:span></text:p>
      <text:p text:style-name="Standard"><text:span text:style-name="Domyślna_20_czcionka_20_akapitu"><text:span text:style-name="T17"/></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Helvetica, sans-serif"/>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Liberation Sans" style:font-family-asian="'Liberation Sans'"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style:style>
    <style:style style:name="Normalny"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Legenda"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0417in" fo:margin-bottom="0in" style:contextual-spacing="false" fo:text-align="center" style:justify-single-word="false" fo:hyphenation-ladder-count="no-limit"/>
      <style:text-properties fo:font-size="18pt" style:font-size-asian="18pt" style:font-size-complex="18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Domyślna_20_czcionka_20_akapitu" style:display-name="Domyślna czcionka akapitu"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0-01-13T07:35:00Z</meta:creation-date>
    <dc:date>2025-03-17T09:34:04.013155048</dc:date>
    <meta:editing-cycles>2753</meta:editing-cycles>
    <meta:editing-duration>P1DT6H36M29S</meta:editing-duration>
    <meta:document-statistic meta:table-count="0" meta:image-count="0" meta:object-count="0" meta:page-count="187" meta:paragraph-count="5625" meta:word-count="49252" meta:character-count="316783" meta:non-whitespace-character-count="273108"/>
    <meta:template xlink:type="simple" xlink:actuate="onRequest" xlink:title="" xlink:href="Normal.dotm"/>
  </office:meta>
</office:document-meta>
</file>